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paragraph-rsid="0019c1b5" style:font-size-asian="8pt" style:font-size-complex="8pt"/>
    </style:style>
    <style:style style:name="P3" style:family="paragraph" style:parent-style-name="Preformatted_20_Text">
      <style:text-properties fo:font-size="8pt" officeooo:paragraph-rsid="001ae386" style:font-size-asian="8pt" style:font-size-complex="8pt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8pt" officeooo:paragraph-rsid="001ae386" style:font-size-asian="8pt" style:font-size-complex="8pt"/>
    </style:style>
    <style:style style:name="P6" style:family="paragraph" style:parent-style-name="Preformatted_20_Text">
      <style:text-properties fo:font-size="12pt" fo:font-weight="bold" officeooo:paragraph-rsid="001ae386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etboard Notes and Frequencies</text:p>
      <text:p text:style-name="P1"/>
      <text:p text:style-name="P3"><text:s text:c="4"/>Copyright (c) <text:s/>2010-2022 by Gary J. Teixeira Jr.</text:p>
      <text:p text:style-name="P3"><text:s text:c="4"/>Permission is granted to copy, distribute and/or modify this document</text:p>
      <text:p text:style-name="P3"><text:s text:c="4"/>under the terms of the GNU Free Documentation License, Version 1.3</text:p>
      <text:p text:style-name="P3"><text:s text:c="4"/>or any later version published by the Free Software Foundation;</text:p>
      <text:p text:style-name="P3"><text:s text:c="4"/>with no Invariant Sections, no Front-Cover Texts, and no Back-Cover Texts.</text:p>
      <text:p text:style-name="P3"><text:s text:c="4"/>A copy of the license is included in the file entitled "GNU</text:p>
      <text:p text:style-name="P3"><text:s text:c="4"/>Free Documentation License".</text:p>
      <text:p text:style-name="P3"/>
      <text:p text:style-name="P3">You may contact the writer of this document at: <text:a xlink:type="simple" xlink:href="mailto:ambientmine@protonmail.com" text:style-name="Internet_20_link" text:visited-style-name="Visited_20_Internet_20_Link">ambientmine@protonmail.com</text:a></text:p>
      <text:p text:style-name="P3"/>
      <text:p text:style-name="P6">6-String Guitar</text:p>
      <text:p text:style-name="P3"/>
      <text:p text:style-name="P3">-24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E1 <text:s text:c="2"/>20.60172 <text:s/>A2 <text:s text:c="2"/>27.5 <text:s text:c="5"/>D2 <text:s text:c="2"/>36.7081 <text:s text:c="2"/>G2 <text:s text:c="2"/>48.99943 <text:s/>B3 <text:s text:c="2"/>61.73541 <text:s/>E3 <text:s text:c="2"/>82.40689</text:p>
      <text:p text:style-name="P3"><text:s text:c="4"/>1 <text:s text:c="2"/>F1 <text:s text:c="2"/>21.82676 <text:s/>Bb2 <text:s/>29.13524 <text:s/>D#2 <text:s/>38.89087 <text:s/>G#2 <text:s/>51.91309 <text:s/>C3 <text:s text:c="2"/>65.40639 <text:s/>F3 <text:s text:c="2"/>87.30706</text:p>
      <text:p text:style-name="P3"><text:s text:c="4"/>2 <text:s text:c="2"/>F#1 <text:s/>23.12465 <text:s/>B2 <text:s text:c="2"/>30.86771 <text:s/>E2 <text:s text:c="2"/>41.20344 <text:s/>A3 <text:s text:c="2"/>55 <text:s text:c="7"/>C#3 <text:s/>69.29566 <text:s/>F#3 <text:s/>92.49861</text:p>
      <text:p text:style-name="P3"><text:s text:c="4"/>3 <text:s text:c="2"/>G1 <text:s text:c="2"/>24.49971 <text:s/>C2 <text:s text:c="2"/>32.7032 <text:s text:c="2"/>F2 <text:s text:c="2"/>43.65353 <text:s/>Bb3 <text:s/>58.27047 <text:s/>D3 <text:s text:c="2"/>73.41619 <text:s/>G3 <text:s text:c="2"/>97.99886</text:p>
      <text:p text:style-name="P3"><text:s text:c="4"/>4 <text:s text:c="2"/>G#1 <text:s/>25.95654 <text:s/>C#2 <text:s/>34.64783 <text:s/>F#2 <text:s/>46.2493 <text:s text:c="2"/>B3 <text:s text:c="2"/>61.73541 <text:s/>D#3 <text:s/>77.78175 <text:s/>G#3 <text:s/>103.8262</text:p>
      <text:p text:style-name="P3"><text:s text:c="4"/>5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3"><text:s text:c="4"/>6 <text:s text:c="2"/>Bb2 <text:s/>29.13524 <text:s/>D#2 <text:s/>38.89087 <text:s/>G#2 <text:s/>51.91309 <text:s/>C#3 <text:s/>69.29566 <text:s/>F3 <text:s text:c="2"/>87.30706 <text:s/>Bb4 <text:s/>116.5409</text:p>
      <text:p text:style-name="P3"><text:s text:c="4"/>7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3"><text:s text:c="4"/>8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9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10 <text:s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11 <text:s/>D#2 <text:s/>38.89087 <text:s/>G#2 <text:s/>51.91309 <text:s/>C#3 <text:s/>69.29566 <text:s/>F#3 <text:s/>92.49861 <text:s/>Bb4 <text:s/>116.5409 <text:s/>D#4 <text:s/>155.5635</text:p>
      <text:p text:style-name="P3"><text:s text:c="4"/>12 <text:s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13 <text:s/>F2 <text:s text:c="2"/>43.65353 <text:s/>Bb3 <text:s/>58.27047 <text:s/>D#3 <text:s/>77.78175 <text:s/>G#3 <text:s/>103.8262 <text:s/>C4 <text:s text:c="2"/>130.8128 <text:s/>F4 <text:s text:c="2"/>174.6141</text:p>
      <text:p text:style-name="P3"><text:s text:c="4"/>14 <text:s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15 <text:s/>G2 <text:s text:c="2"/>48.99943 <text:s/>C3 <text:s text:c="2"/>65.40639 <text:s/>F3 <text:s text:c="2"/>87.30706 <text:s/>Bb4 <text:s/>116.5409 <text:s/>D4 <text:s text:c="2"/>146.8324 <text:s/>G4 <text:s text:c="2"/>195.9977</text:p>
      <text:p text:style-name="P3"><text:s text:c="4"/>16 <text:s/>G#2 <text:s/>51.91309 <text:s/>C#3 <text:s/>69.29566 <text:s/>F#3 <text:s/>92.49861 <text:s/>B4 <text:s text:c="2"/>123.4708 <text:s/>D#4 <text:s/>155.5635 <text:s/>G#4 <text:s/>207.6523</text:p>
      <text:p text:style-name="P3"><text:s text:c="4"/>17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8 <text:s/>Bb3 <text:s/>58.27047 <text:s/>D#3 <text:s/>77.78175 <text:s/>G#3 <text:s/>103.8262 <text:s/>C#4 <text:s/>138.5913 <text:s/>F4 <text:s text:c="2"/>174.6141 <text:s/>Bb5 <text:s/>233.0819</text:p>
      <text:p text:style-name="P3"><text:s text:c="4"/>19 <text:s/>B3 <text:s text:c="2"/>61.73541 <text:s/>E3 <text:s text:c="2"/>82.40689 <text:s/>A4 <text:s text:c="2"/>110 <text:s text:c="6"/>D4 <text:s text:c="2"/>146.8324 <text:s/>F#4 <text:s/>184.9972 <text:s/>B5 <text:s text:c="2"/>246.9417</text:p>
      <text:p text:style-name="P3"><text:s text:c="4"/>20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21 <text:s/>C#2 <text:s/>69.29566 <text:s/>F#3 <text:s/>92.49861 <text:s/>B4 <text:s text:c="2"/>123.4708 <text:s/>E4 <text:s text:c="2"/>164.8324 <text:s/>G#4 <text:s/>207.6523 <text:s/>C#5 <text:s/>277.1826</text:p>
      <text:p text:style-name="P3"><text:s text:c="4"/>22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23 <text:s/>D#3 <text:s/>77.78175 <text:s/>G#3 <text:s/>103.8262 <text:s/>C#4 <text:s/>138.5913 <text:s/>F#4 <text:s/>184.9972 <text:s/>Bb5 <text:s/>233.0819 <text:s/>D#5 <text:s/>311.127</text:p>
      <text:p text:style-name="P3"><text:s text:c="4"/>24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/>
      <text:p text:style-name="P3">-23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F1 <text:s text:c="2"/>21.82676 <text:s/>Bb2 <text:s/>29.13524 <text:s/>D#2 <text:s/>38.89087 <text:s/>G#2 <text:s/>51.91309 <text:s/>C3 <text:s text:c="2"/>65.40639 <text:s/>F3 <text:s text:c="2"/>87.30706</text:p>
      <text:p text:style-name="P3"><text:s text:c="4"/>1 <text:s text:c="2"/>F#1 <text:s/>23.12465 <text:s/>B2 <text:s text:c="2"/>30.86771 <text:s/>E2 <text:s text:c="2"/>41.20344 <text:s/>A3 <text:s text:c="2"/>55 <text:s text:c="7"/>C#3 <text:s/>69.29566 <text:s/>F#3 <text:s/>92.49861</text:p>
      <text:p text:style-name="P3"><text:s text:c="4"/>2 <text:s text:c="2"/>G1 <text:s text:c="2"/>24.49971 <text:s/>C2 <text:s text:c="2"/>32.7032 <text:s text:c="2"/>F2 <text:s text:c="2"/>43.65353 <text:s/>Bb3 <text:s/>58.27047 <text:s/>D3 <text:s text:c="2"/>73.41619 <text:s/>G3 <text:s text:c="2"/>97.99886</text:p>
      <text:p text:style-name="P3"><text:s text:c="4"/>3 <text:s text:c="2"/>G#1 <text:s/>25.95654 <text:s/>C#2 <text:s/>34.64783 <text:s/>F#2 <text:s/>46.2493 <text:s text:c="2"/>B3 <text:s text:c="2"/>61.73541 <text:s/>D#3 <text:s/>77.78175 <text:s/>G#3 <text:s/>103.8262</text:p>
      <text:p text:style-name="P3"><text:s text:c="4"/>4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3"><text:s text:c="4"/>5 <text:s text:c="2"/>Bb2 <text:s/>29.13524 <text:s/>D#2 <text:s/>38.89087 <text:s/>G#2 <text:s/>51.91309 <text:s/>C#3 <text:s/>69.29566 <text:s/>F3 <text:s text:c="2"/>87.30706 <text:s/>Bb4 <text:s/>116.5409</text:p>
      <text:p text:style-name="P3"><text:s text:c="4"/>6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3"><text:s text:c="4"/>7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8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9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10 <text:s/>D#2 <text:s/>38.89087 <text:s/>G#2 <text:s/>51.91309 <text:s/>C#3 <text:s/>69.29566 <text:s/>F#3 <text:s/>92.49861 <text:s/>Bb4 <text:s/>116.5409 <text:s/>D#4 <text:s/>155.5635</text:p>
      <text:p text:style-name="P3"><text:s text:c="4"/>11 <text:s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12 <text:s/>F2 <text:s text:c="2"/>43.65353 <text:s/>Bb3 <text:s/>58.27047 <text:s/>D#3 <text:s/>77.78175 <text:s/>G#3 <text:s/>103.8262 <text:s/>C4 <text:s text:c="2"/>130.8128 <text:s/>F4 <text:s text:c="2"/>174.6141</text:p>
      <text:p text:style-name="P3"><text:s text:c="4"/>13 <text:s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14 <text:s/>G2 <text:s text:c="2"/>48.99943 <text:s/>C3 <text:s text:c="2"/>65.40639 <text:s/>F3 <text:s text:c="2"/>87.30706 <text:s/>Bb4 <text:s/>116.5409 <text:s/>D4 <text:s text:c="2"/>146.8324 <text:s/>G4 <text:s text:c="2"/>195.9977</text:p>
      <text:p text:style-name="P3"><text:s text:c="4"/>15 <text:s/>G#2 <text:s/>51.91309 <text:s/>C#3 <text:s/>69.29566 <text:s/>F#3 <text:s/>92.49861 <text:s/>B4 <text:s text:c="2"/>123.4708 <text:s/>D#4 <text:s/>155.5635 <text:s/>G#4 <text:s/>207.6523</text:p>
      <text:p text:style-name="P3"><text:s text:c="4"/>16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7 <text:s/>Bb3 <text:s/>58.27047 <text:s/>D#3 <text:s/>77.78175 <text:s/>G#3 <text:s/>103.8262 <text:s/>C#4 <text:s/>138.5913 <text:s/>F4 <text:s text:c="2"/>174.6141 <text:s/>Bb5 <text:s/>233.0819</text:p>
      <text:p text:style-name="P3"><text:s text:c="4"/>18 <text:s/>B3 <text:s text:c="2"/>61.73541 <text:s/>E3 <text:s text:c="2"/>82.40689 <text:s/>A4 <text:s text:c="2"/>110 <text:s text:c="6"/>D4 <text:s text:c="2"/>146.8324 <text:s/>F#4 <text:s/>184.9972 <text:s/>B5 <text:s text:c="2"/>246.9417</text:p>
      <text:p text:style-name="P3"><text:s text:c="4"/>19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20 <text:s/>C#2 <text:s/>69.29566 <text:s/>F#3 <text:s/>92.49861 <text:s/>B4 <text:s text:c="2"/>123.4708 <text:s/>E4 <text:s text:c="2"/>164.8324 <text:s/>G#4 <text:s/>207.6523 <text:s/>C#5 <text:s/>277.1826</text:p>
      <text:p text:style-name="P3"><text:s text:c="4"/>21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22 <text:s/>D#3 <text:s/>77.78175 <text:s/>G#3 <text:s/>103.8262 <text:s/>C#4 <text:s/>138.5913 <text:s/>F#4 <text:s/>184.9972 <text:s/>Bb5 <text:s/>233.0819 <text:s/>D#5 <text:s/>311.127</text:p>
      <text:p text:style-name="P3"><text:s text:c="4"/>23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24 <text:s/>F3 <text:s text:c="2"/>87.30706 <text:s/>Bb4 <text:s/>116.5409 <text:s/>D#4 <text:s/>155.5635 <text:s/>G#4 <text:s/>207.6523 <text:s/>C5 <text:s text:c="2"/>261.6256 <text:s/>F5 <text:s text:c="2"/>349.2282</text:p>
      <text:p text:style-name="P3"/>
      <text:p text:style-name="P3"/>
      <text:p text:style-name="P3"><text:soft-page-break/></text:p>
      <text:p text:style-name="P3"/>
      <text:p text:style-name="P3">-22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F#1 <text:s/>23.12465 <text:s/>B2 <text:s text:c="2"/>30.86771 <text:s/>E2 <text:s text:c="2"/>41.20344 <text:s/>A3 <text:s text:c="2"/>55 <text:s text:c="7"/>C#3 <text:s/>69.29566 <text:s/>F#3 <text:s/>92.49861</text:p>
      <text:p text:style-name="P3"><text:s text:c="4"/>1 <text:s text:c="2"/>G1 <text:s text:c="2"/>24.49971 <text:s/>C2 <text:s text:c="2"/>32.7032 <text:s text:c="2"/>F2 <text:s text:c="2"/>43.65353 <text:s/>Bb3 <text:s/>58.27047 <text:s/>D3 <text:s text:c="2"/>73.41619 <text:s/>G3 <text:s text:c="2"/>97.99886</text:p>
      <text:p text:style-name="P3"><text:s text:c="4"/>2 <text:s text:c="2"/>G#1 <text:s/>25.95654 <text:s/>C#2 <text:s/>34.64783 <text:s/>F#2 <text:s/>46.2493 <text:s text:c="2"/>B3 <text:s text:c="2"/>61.73541 <text:s/>D#3 <text:s/>77.78175 <text:s/>G#3 <text:s/>103.8262</text:p>
      <text:p text:style-name="P3"><text:s text:c="4"/>3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3"><text:s text:c="4"/>4 <text:s text:c="2"/>Bb2 <text:s/>29.13524 <text:s/>D#2 <text:s/>38.89087 <text:s/>G#2 <text:s/>51.91309 <text:s/>C#3 <text:s/>69.29566 <text:s/>F3 <text:s text:c="2"/>87.30706 <text:s/>Bb4 <text:s/>116.5409</text:p>
      <text:p text:style-name="P3"><text:s text:c="4"/>5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3"><text:s text:c="4"/>6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7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8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9 <text:s text:c="2"/>D#2 <text:s/>38.89087 <text:s/>G#2 <text:s/>51.91309 <text:s/>C#3 <text:s/>69.29566 <text:s/>F#3 <text:s/>92.49861 <text:s/>Bb4 <text:s/>116.5409 <text:s/>D#4 <text:s/>155.5635</text:p>
      <text:p text:style-name="P3"><text:s text:c="4"/>10 <text:s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11 <text:s/>F2 <text:s text:c="2"/>43.65353 <text:s/>Bb3 <text:s/>58.27047 <text:s/>D#3 <text:s/>77.78175 <text:s/>G#3 <text:s/>103.8262 <text:s/>C4 <text:s text:c="2"/>130.8128 <text:s/>F4 <text:s text:c="2"/>174.6141</text:p>
      <text:p text:style-name="P3"><text:s text:c="4"/>12 <text:s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13 <text:s/>G2 <text:s text:c="2"/>48.99943 <text:s/>C3 <text:s text:c="2"/>65.40639 <text:s/>F3 <text:s text:c="2"/>87.30706 <text:s/>Bb4 <text:s/>116.5409 <text:s/>D4 <text:s text:c="2"/>146.8324 <text:s/>G4 <text:s text:c="2"/>195.9977</text:p>
      <text:p text:style-name="P3"><text:s text:c="4"/>14 <text:s/>G#2 <text:s/>51.91309 <text:s/>C#3 <text:s/>69.29566 <text:s/>F#3 <text:s/>92.49861 <text:s/>B4 <text:s text:c="2"/>123.4708 <text:s/>D#4 <text:s/>155.5635 <text:s/>G#4 <text:s/>207.6523</text:p>
      <text:p text:style-name="P3"><text:s text:c="4"/>15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6 <text:s/>Bb3 <text:s/>58.27047 <text:s/>D#3 <text:s/>77.78175 <text:s/>G#3 <text:s/>103.8262 <text:s/>C#4 <text:s/>138.5913 <text:s/>F4 <text:s text:c="2"/>174.6141 <text:s/>Bb5 <text:s/>233.0819</text:p>
      <text:p text:style-name="P3"><text:s text:c="4"/>17 <text:s/>B3 <text:s/>61.73541 <text:s text:c="2"/>E3 <text:s text:c="2"/>82.40689 <text:s/>A4 <text:s text:c="2"/>110 <text:s text:c="6"/>D4 <text:s text:c="2"/>146.8324 <text:s/>F#4 <text:s/>184.9972 <text:s/>B5 <text:s text:c="2"/>246.9417 </text:p>
      <text:p text:style-name="P3"><text:s text:c="4"/>18 <text:s/>C3 <text:s/>65.40639 <text:s text:c="2"/>F3 <text:s text:c="2"/>87.30706 <text:s/>Bb4 <text:s/>116.5409 <text:s/>D#4 <text:s/>155.5635 <text:s/>G4 <text:s text:c="2"/>195.9977 <text:s/>C5 <text:s text:c="2"/>261.6256</text:p>
      <text:p text:style-name="P3"><text:s text:c="4"/>19 <text:s/>C#2 69.29566 <text:s text:c="2"/>F#3 <text:s/>92.49861 <text:s/>B4 <text:s text:c="2"/>123.4708 <text:s/>E4 <text:s text:c="2"/>164.8324 <text:s/>G#4 <text:s/>207.6523 <text:s/>C#5 <text:s/>277.1826</text:p>
      <text:p text:style-name="P3"><text:s text:c="4"/>20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21 <text:s/>D#3 <text:s/>77.78175 <text:s/>G#3 <text:s/>103.8262 <text:s/>C#4 <text:s/>138.5913 <text:s/>F#4 <text:s/>184.9972 <text:s/>Bb5 <text:s/>233.0819 <text:s/>D#5 <text:s/>311.127</text:p>
      <text:p text:style-name="P3"><text:s text:c="4"/>22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23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24 <text:s/>F#3 <text:s/>92.49861 <text:s/>B4 <text:s text:c="2"/>123.4708 <text:s/>E4 <text:s text:c="2"/>164.8324 <text:s/>A5 <text:s text:c="2"/>220 <text:s text:c="6"/>C#5 <text:s/>277.1826 <text:s/>F#5 <text:s/>369.9944</text:p>
      <text:p text:style-name="P3"/>
      <text:p text:style-name="P3">-21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G1 <text:s text:c="2"/>24.49971 <text:s/>C2 <text:s text:c="2"/>32.7032 <text:s text:c="2"/>F2 <text:s text:c="2"/>43.65353 <text:s/>Bb3 <text:s/>58.27047 <text:s/>D3 <text:s text:c="2"/>73.41619 <text:s/>G3 <text:s text:c="2"/>97.99886</text:p>
      <text:p text:style-name="P3"><text:s text:c="4"/>1 <text:s text:c="2"/>G#1 <text:s/>25.95654 <text:s/>C#2 <text:s/>34.64783 <text:s/>F#2 <text:s/>46.2493 <text:s text:c="2"/>B3 <text:s text:c="2"/>61.73541 <text:s/>D#3 <text:s/>77.78175 <text:s/>G#3 <text:s/>103.8262</text:p>
      <text:p text:style-name="P3"><text:s text:c="4"/>2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3"><text:s text:c="4"/>3 <text:s text:c="2"/>Bb2 <text:s/>29.13524 <text:s/>D#2 <text:s/>38.89087 <text:s/>G#2 <text:s/>51.91309 <text:s/>C#3 <text:s/>69.29566 <text:s/>F3 <text:s text:c="2"/>87.30706 <text:s/>Bb4 <text:s/>116.5409</text:p>
      <text:p text:style-name="P3"><text:s text:c="4"/>4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3"><text:s text:c="4"/>5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6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7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8 <text:s text:c="2"/>D#2 <text:s/>38.89087 <text:s/>G#2 <text:s/>51.91309 <text:s/>C#3 <text:s/>69.29566 <text:s/>F#3 <text:s/>92.49861 <text:s/>Bb4 <text:s/>116.5409 <text:s/>D#4 <text:s/>155.5635</text:p>
      <text:p text:style-name="P3"><text:s text:c="4"/>9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10 <text:s/>F2 <text:s text:c="2"/>43.65353 <text:s/>Bb3 <text:s/>58.27047 <text:s/>D#3 <text:s/>77.78175 <text:s/>G#3 <text:s/>103.8262 <text:s/>C4 <text:s text:c="2"/>130.8128 <text:s/>F4 <text:s text:c="2"/>174.6141</text:p>
      <text:p text:style-name="P3"><text:s text:c="4"/>11 <text:s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12 <text:s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13 <text:s/>G#2 <text:s/>51.91309 <text:s/>C#3 <text:s/>69.29566 <text:s/>F#3 <text:s/>92.49861 <text:s/>B4 <text:s text:c="2"/>123.4708 <text:s/>D#4 <text:s/>155.5635 <text:s/>G#4 <text:s/>207.6523</text:p>
      <text:p text:style-name="P3"><text:s text:c="4"/>14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5 <text:s/>Bb3 <text:s/>58.27047 <text:s/>D#3 <text:s/>77.78175 <text:s/>G#3 <text:s/>103.8262 <text:s/>C#4 <text:s/>138.5913 <text:s/>F4 <text:s text:c="2"/>174.6141 <text:s/>Bb5 <text:s/>233.0819</text:p>
      <text:p text:style-name="P3"><text:s text:c="4"/>16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7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8 <text:s/>C#2 <text:s/>69.29566 <text:s/>F#3 <text:s/>92.49861 <text:s/>B4 <text:s text:c="2"/>123.4708 <text:s/>E4 <text:s text:c="2"/>164.8324 <text:s/>G#4 <text:s/>207.6523 <text:s/>C#5 <text:s/>277.1826</text:p>
      <text:p text:style-name="P3"><text:s text:c="4"/>19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20 <text:s/>D#3 <text:s/>77.78175 <text:s/>G#3 <text:s/>103.8262 <text:s/>C#4 <text:s/>138.5913 <text:s/>F#4 <text:s/>184.9972 <text:s/>Bb5 <text:s/>233.0819 <text:s/>D#5 <text:s/>311.127</text:p>
      <text:p text:style-name="P3"><text:s text:c="4"/>21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22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23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24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/>
      <text:p text:style-name="P3">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20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G#1 <text:s/>25.95654 <text:s/>C#2 <text:s/>34.64783 <text:s/>F#2 <text:s/>46.2493 <text:s text:c="2"/>B3 <text:s text:c="2"/>61.73541 <text:s/>D#3 <text:s/>77.78175 <text:s/>G#3 <text:s/>103.8262</text:p>
      <text:p text:style-name="P3"><text:s text:c="4"/>1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3"><text:s text:c="4"/>2 <text:s text:c="2"/>Bb2 <text:s/>29.13524 <text:s/>D#2 <text:s/>38.89087 <text:s/>G#2 <text:s/>51.91309 <text:s/>C#3 <text:s/>69.29566 <text:s/>F3 <text:s text:c="2"/>87.30706 <text:s/>Bb4 <text:s/>116.5409</text:p>
      <text:p text:style-name="P3"><text:s text:c="4"/>3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3"><text:s text:c="4"/>4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5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6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7 <text:s text:c="2"/>D#2 <text:s/>38.89087 <text:s/>G#2 <text:s/>51.91309 <text:s/>C#3 <text:s/>69.29566 <text:s/>F#3 <text:s/>92.49861 <text:s/>Bb4 <text:s/>116.5409 <text:s/>D#4 <text:s/>155.5635</text:p>
      <text:p text:style-name="P3"><text:s text:c="4"/>8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9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10 <text:s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11 <text:s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12 <text:s/>G#2 <text:s/>51.91309 <text:s/>C#3 <text:s/>69.29566 <text:s/>F#3 <text:s/>92.49861 <text:s/>B4 <text:s text:c="2"/>123.4708 <text:s/>D#4 <text:s/>155.5635 <text:s/>G#4 <text:s/>207.6523 <text:s text:c="3"/></text:p>
      <text:p text:style-name="P3"><text:s text:c="4"/>13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4 <text:s/>Bb3 <text:s/>58.27047 <text:s/>D#3 <text:s/>77.78175 <text:s/>G#3 <text:s/>103.8262 <text:s/>C#4 <text:s/>138.5913 <text:s/>F4 <text:s text:c="2"/>174.6141 <text:s/>Bb5 <text:s/>233.0819</text:p>
      <text:p text:style-name="P3"><text:s text:c="4"/>15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6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7 <text:s/>C#2 <text:s/>69.29566 <text:s/>F#3 <text:s/>92.49861 <text:s/>B4 <text:s text:c="2"/>123.4708 <text:s/>E4 <text:s text:c="2"/>164.8324 <text:s/>G#4 <text:s/>207.6523 <text:s/>C#5 <text:s/>277.1826</text:p>
      <text:p text:style-name="P3"><text:s text:c="4"/>18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9 <text:s/>D#3 <text:s/>77.78175 <text:s/>G#3 <text:s/>103.8262 <text:s/>C#4 <text:s/>138.5913 <text:s/>F#4 <text:s/>184.9972 <text:s/>Bb5 <text:s/>233.0819 <text:s/>D#5 <text:s/>311.127</text:p>
      <text:p text:style-name="P3"><text:s text:c="4"/>20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21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22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23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24 <text:s/>G#3 <text:s/>103.8262 <text:s/>C#4 <text:s/>138.5913 <text:s/>F#4 <text:s/>184.9972 <text:s/>B5 <text:s text:c="2"/>246.9417 <text:s/>D#5 <text:s/>311.127 <text:s text:c="2"/>G#5 <text:s/>415.3047</text:p>
      <text:p text:style-name="P3"/>
      <text:p text:style-name="P3">-19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3"><text:s text:c="4"/>1 <text:s text:c="2"/>Bb2 <text:s/>29.13524 <text:s/>D#2 <text:s/>38.89087 <text:s/>G#2 <text:s/>51.91309 <text:s/>C#3 <text:s/>69.29566 <text:s/>F3 <text:s text:c="2"/>87.30706 <text:s/>Bb4 <text:s/>116.5409</text:p>
      <text:p text:style-name="P3"><text:s text:c="4"/>2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3"><text:s text:c="4"/>3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4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5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6 <text:s text:c="2"/>D#2 <text:s/>38.89087 <text:s/>G#2 <text:s/>51.91309 <text:s/>C#3 <text:s/>69.29566 <text:s/>F#3 <text:s/>92.49861 <text:s/>Bb4 <text:s/>116.5409 <text:s/>D#4 <text:s/>155.5635</text:p>
      <text:p text:style-name="P3"><text:s text:c="4"/>7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8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9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10 <text:s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11 <text:s/>G#2 <text:s/>51.91309 <text:s/>C#3 <text:s/>69.29566 <text:s/>F#3 <text:s/>92.49861 <text:s/>B4 <text:s text:c="2"/>123.4708 <text:s/>D#4 <text:s/>155.5635 <text:s/>G#4 <text:s/>207.6523</text:p>
      <text:p text:style-name="P3"><text:s text:c="4"/>12 <text:s/>A3 <text:s text:c="2"/>55 <text:s text:c="7"/>D3 <text:s text:c="2"/>73.41619 <text:s/>G3 <text:s text:c="2"/>97.99886 <text:s/>C4 <text:s text:c="2"/>130.8128 <text:s/>E4 <text:s text:c="2"/>164.8324 <text:s/>A5 <text:s text:c="2"/>220 <text:s text:c="3"/></text:p>
      <text:p text:style-name="P3"><text:s text:c="4"/>13 <text:s/>Bb3 <text:s/>58.27047 <text:s/>D#3 <text:s/>77.78175 <text:s/>G#3 <text:s/>103.8262 <text:s/>C#4 <text:s/>138.5913 <text:s/>F4 <text:s text:c="2"/>174.6141 <text:s/>Bb5 <text:s/>233.0819</text:p>
      <text:p text:style-name="P3"><text:s text:c="4"/>14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5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6 <text:s/>C#2 <text:s/>69.29566 <text:s/>F#3 <text:s/>92.49861 <text:s/>B4 <text:s text:c="2"/>123.4708 <text:s/>E4 <text:s text:c="2"/>164.8324 <text:s/>G#4 <text:s/>207.6523 <text:s/>C#5 <text:s/>277.1826</text:p>
      <text:p text:style-name="P3"><text:s text:c="4"/>17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8 <text:s/>D#3 <text:s/>77.78175 <text:s/>G#3 <text:s/>103.8262 <text:s/>C#4 <text:s/>138.5913 <text:s/>F#4 <text:s/>184.9972 <text:s/>Bb5 <text:s/>233.0819 <text:s/>D#5 <text:s/>311.127</text:p>
      <text:p text:style-name="P3"><text:s text:c="4"/>19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20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21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22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23 <text:s/>G#3 <text:s/>103.8262 <text:s/>C#4 <text:s/>138.5913 <text:s/>F#4 <text:s/>184.9972 <text:s/>B5 <text:s text:c="2"/>246.9417 <text:s/>D#5 <text:s/>311.127 <text:s text:c="2"/>G#5 <text:s/>415.3047</text:p>
      <text:p text:style-name="P3"><text:s text:c="4"/>24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18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Bb2 <text:s/>29.13524 <text:s/>D#2 <text:s/>38.89087 <text:s/>G#2 <text:s/>51.91309 <text:s/>C#3 <text:s/>69.29566 <text:s/>F3 <text:s text:c="2"/>87.30706 <text:s/>Bb4 <text:s/>116.5409</text:p>
      <text:p text:style-name="P3"><text:s text:c="4"/>1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3"><text:s text:c="4"/>2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3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4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5 <text:s text:c="2"/>D#2 <text:s/>38.89087 <text:s/>G#2 <text:s/>51.91309 <text:s/>C#3 <text:s/>69.29566 <text:s/>F#3 <text:s/>92.49861 <text:s/>Bb4 <text:s/>116.5409 <text:s/>D#4 <text:s/>155.5635</text:p>
      <text:p text:style-name="P3"><text:s text:c="4"/>6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7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8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9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10 <text:s/>G#2 <text:s/>51.91309 <text:s/>C#3 <text:s/>69.29566 <text:s/>F#3 <text:s/>92.49861 <text:s/>B4 <text:s text:c="2"/>123.4708 <text:s/>D#4 <text:s/>155.5635 <text:s/>G#4 <text:s/>207.6523</text:p>
      <text:p text:style-name="P3"><text:s text:c="4"/>11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2 <text:s/>Bb3 <text:s/>58.27047 <text:s/>D#3 <text:s/>77.78175 <text:s/>G#3 <text:s/>103.8262 <text:s/>C#4 <text:s/>138.5913 <text:s/>F4 <text:s text:c="2"/>174.6141 <text:s/>Bb5 <text:s/>233.0819</text:p>
      <text:p text:style-name="P3"><text:s text:c="4"/>13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4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5 <text:s/>C#2 <text:s/>69.29566 <text:s/>F#3 <text:s/>92.49861 <text:s/>B4 <text:s text:c="2"/>123.4708 <text:s/>E4 <text:s text:c="2"/>164.8324 <text:s/>G#4 <text:s/>207.6523 <text:s/>C#5 <text:s/>277.1826</text:p>
      <text:p text:style-name="P3"><text:s text:c="4"/>16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7 <text:s/>D#3 <text:s/>77.78175 <text:s/>G#3 <text:s/>103.8262 <text:s/>C#4 <text:s/>138.5913 <text:s/>F#4 <text:s/>184.9972 <text:s/>Bb5 <text:s/>233.0819 <text:s/>D#5 <text:s/>311.127</text:p>
      <text:p text:style-name="P3"><text:s text:c="4"/>18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9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20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21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22 <text:s/>G#3 <text:s/>103.8262 <text:s/>C#4 <text:s/>138.5913 <text:s/>F#4 <text:s/>184.9972 <text:s/>B5 <text:s text:c="2"/>246.9417 <text:s/>D#5 <text:s/>311.127 <text:s text:c="2"/>G#5 <text:s/>415.3047</text:p>
      <text:p text:style-name="P3"><text:s text:c="4"/>23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24 <text:s/>Bb4 <text:s/>116.5409 <text:s/>D#4 <text:s/>155.5635 <text:s/>G#4 <text:s/>207.6523 <text:s/>C#5 <text:s/>277.1826 <text:s/>F5 <text:s text:c="2"/>349.2282 <text:s/>Bb6 <text:s/>466.1638</text:p>
      <text:p text:style-name="P3"/>
      <text:p text:style-name="P3">-17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3"><text:s text:c="4"/>1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2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3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4 <text:s text:c="2"/>D#2 <text:s/>38.89087 <text:s/>G#2 <text:s/>51.91309 <text:s/>C#3 <text:s/>69.29566 <text:s/>F#3 <text:s/>92.49861 <text:s/>Bb4 <text:s/>116.5409 <text:s/>D#4 <text:s/>155.5635</text:p>
      <text:p text:style-name="P3"><text:s text:c="4"/>5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6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7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8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9 <text:s text:c="2"/>G#2 <text:s/>51.91309 <text:s/>C#3 <text:s/>69.29566 <text:s/>F#3 <text:s/>92.49861 <text:s/>B4 <text:s text:c="2"/>123.4708 <text:s/>D#4 <text:s/>155.5635 <text:s/>G#4 <text:s/>207.6523</text:p>
      <text:p text:style-name="P3"><text:s text:c="4"/>10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1 <text:s/>Bb3 <text:s/>58.27047 <text:s/>D#3 <text:s/>77.78175 <text:s/>G#3 <text:s/>103.8262 <text:s/>C#4 <text:s/>138.5913 <text:s/>F4 <text:s text:c="2"/>174.6141 <text:s/>Bb5 <text:s/>233.0819</text:p>
      <text:p text:style-name="P3"><text:s text:c="4"/>12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3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4 <text:s/>C#2 <text:s/>69.29566 <text:s/>F#3 <text:s/>92.49861 <text:s/>B4 <text:s text:c="2"/>123.4708 <text:s/>E4 <text:s text:c="2"/>164.8324 <text:s/>G#4 <text:s/>207.6523 <text:s/>C#5 <text:s/>277.1826</text:p>
      <text:p text:style-name="P3"><text:s text:c="4"/>15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6 <text:s/>D#3 <text:s/>77.78175 <text:s/>G#3 <text:s/>103.8262 <text:s/>C#4 <text:s/>138.5913 <text:s/>F#4 <text:s/>184.9972 <text:s/>Bb5 <text:s/>233.0819 <text:s/>D#5 <text:s/>311.127</text:p>
      <text:p text:style-name="P3"><text:s text:c="4"/>17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8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9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20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21 <text:s/>G#3 <text:s/>103.8262 <text:s/>C#4 <text:s/>138.5913 <text:s/>F#4 <text:s/>184.9972 <text:s/>B5 <text:s text:c="2"/>246.9417 <text:s/>D#5 <text:s/>311.127 <text:s text:c="2"/>G#5 <text:s/>415.3047</text:p>
      <text:p text:style-name="P3"><text:s text:c="4"/>22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23 <text:s/>Bb4 <text:s/>116.5409 <text:s/>D#4 <text:s/>155.5635 <text:s/>G#4 <text:s/>207.6523 <text:s/>C#5 <text:s/>277.1826 <text:s/>F5 <text:s text:c="2"/>349.2282 <text:s/>Bb6 <text:s/>466.1638</text:p>
      <text:p text:style-name="P3"><text:s text:c="4"/>24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16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3"><text:s text:c="4"/>1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2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3 <text:s text:c="2"/>D#2 <text:s/>38.89087 <text:s/>G#2 <text:s/>51.91309 <text:s/>C#3 <text:s/>69.29566 <text:s/>F#3 <text:s/>92.49861 <text:s/>Bb4 <text:s/>116.5409 <text:s/>D#4 <text:s/>155.5635</text:p>
      <text:p text:style-name="P3"><text:s text:c="4"/>4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5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6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7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8 <text:s text:c="2"/>G#2 <text:s/>51.91309 <text:s/>C#3 <text:s/>69.29566 <text:s/>F#3 <text:s/>92.49861 <text:s/>B4 <text:s text:c="2"/>123.4708 <text:s/>D#4 <text:s/>155.5635 <text:s/>G#4 <text:s/>207.6523</text:p>
      <text:p text:style-name="P3"><text:s text:c="4"/>9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0 <text:s/>Bb3 <text:s/>58.27047 <text:s/>D#3 <text:s/>77.78175 <text:s/>G#3 <text:s/>103.8262 <text:s/>C#4 <text:s/>138.5913 <text:s/>F4 <text:s text:c="2"/>174.6141 <text:s/>Bb5 <text:s/>233.0819</text:p>
      <text:p text:style-name="P3"><text:s text:c="4"/>11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2 <text:s/>C3 <text:s text:c="2"/>65.40639 <text:s/>F3 <text:s text:c="2"/>87.30706 <text:s/>Bb4 <text:s/>116.5409 <text:s/>D#4 <text:s/>155.5635 <text:s/>G4 <text:s text:c="2"/>195.9977 <text:s/>C5 <text:s text:c="2"/>261.6256 <text:s text:c="3"/></text:p>
      <text:p text:style-name="P3"><text:s text:c="4"/>13 <text:s/>C#2 <text:s/>69.29566 <text:s/>F#3 <text:s/>92.49861 <text:s/>B4 <text:s text:c="2"/>123.4708 <text:s/>E4 <text:s text:c="2"/>164.8324 <text:s/>G#4 <text:s/>207.6523 <text:s/>C#5 <text:s/>277.1826</text:p>
      <text:p text:style-name="P3"><text:s text:c="4"/>14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5 <text:s/>D#3 <text:s/>77.78175 <text:s/>G#3 <text:s/>103.8262 <text:s/>C#4 <text:s/>138.5913 <text:s/>F#4 <text:s/>184.9972 <text:s/>Bb5 <text:s/>233.0819 <text:s/>D#5 <text:s/>311.127</text:p>
      <text:p text:style-name="P3"><text:s text:c="4"/>16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7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8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9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20 <text:s/>G#3 <text:s/>103.8262 <text:s/>C#4 <text:s/>138.5913 <text:s/>F#4 <text:s/>184.9972 <text:s/>B5 <text:s text:c="2"/>246.9417 <text:s/>D#5 <text:s/>311.127 <text:s text:c="2"/>G#5 <text:s/>415.3047</text:p>
      <text:p text:style-name="P3"><text:s text:c="4"/>21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22 <text:s/>Bb4 <text:s/>116.5409 <text:s/>D#4 <text:s/>155.5635 <text:s/>G#4 <text:s/>207.6523 <text:s/>C#5 <text:s/>277.1826 <text:s/>F5 <text:s text:c="2"/>349.2282 <text:s/>Bb6 <text:s/>466.1638</text:p>
      <text:p text:style-name="P3"><text:s text:c="4"/>23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24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/>
      <text:p text:style-name="P3">-15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C#2 <text:s/>34.64783 <text:s/>F#2 <text:s/>46.2493 <text:s text:c="2"/>B3 <text:s text:c="2"/>61.73541 <text:s/>E3 <text:s text:c="2"/>82.40689 <text:s/>G#3 <text:s/>103.8262 <text:s/>C#4 <text:s/>138.5913</text:p>
      <text:p text:style-name="P3"><text:s text:c="4"/>1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2 <text:s text:c="2"/>D#2 <text:s/>38.89087 <text:s/>G#2 <text:s/>51.91309 <text:s/>C#3 <text:s/>69.29566 <text:s/>F#3 <text:s/>92.49861 <text:s/>Bb4 <text:s/>116.5409 <text:s/>D#4 <text:s/>155.5635</text:p>
      <text:p text:style-name="P3"><text:s text:c="4"/>3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4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5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6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7 <text:s text:c="2"/>G#2 <text:s/>51.91309 <text:s/>C#3 <text:s/>69.29566 <text:s/>F#3 <text:s/>92.49861 <text:s/>B4 <text:s text:c="2"/>123.4708 <text:s/>D#4 <text:s/>155.5635 <text:s/>G#4 <text:s/>207.6523</text:p>
      <text:p text:style-name="P3"><text:s text:c="4"/>8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9 <text:s text:c="2"/>Bb3 <text:s/>58.27047 <text:s/>D#3 <text:s/>77.78175 <text:s/>G#3 <text:s/>103.8262 <text:s/>C#4 <text:s/>138.5913 <text:s/>F4 <text:s text:c="2"/>174.6141 <text:s/>Bb5 <text:s/>233.0819</text:p>
      <text:p text:style-name="P3"><text:s text:c="4"/>10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1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2 <text:s/>C#2 <text:s/>69.29566 <text:s/>F#3 <text:s/>92.49861 <text:s/>B4 <text:s text:c="2"/>123.4708 <text:s/>E4 <text:s text:c="2"/>164.8324 <text:s/>G#4 <text:s/>207.6523 <text:s/>C#5 <text:s/>277.1826</text:p>
      <text:p text:style-name="P3"><text:s text:c="4"/>13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4 <text:s/>D#3 <text:s/>77.78175 <text:s/>G#3 <text:s/>103.8262 <text:s/>C#4 <text:s/>138.5913 <text:s/>F#4 <text:s/>184.9972 <text:s/>Bb5 <text:s/>233.0819 <text:s/>D#5 <text:s/>311.127</text:p>
      <text:p text:style-name="P3"><text:s text:c="4"/>15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6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7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8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9 <text:s/>G#3 <text:s/>103.8262 <text:s/>C#4 <text:s/>138.5913 <text:s/>F#4 <text:s/>184.9972 <text:s/>B5 <text:s text:c="2"/>246.9417 <text:s/>D#5 <text:s/>311.127 <text:s text:c="2"/>G#5 <text:s/>415.3047</text:p>
      <text:p text:style-name="P3"><text:s text:c="4"/>20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21 <text:s/>Bb4 <text:s/>116.5409 <text:s/>D#4 <text:s/>155.5635 <text:s/>G#4 <text:s/>207.6523 <text:s/>C#5 <text:s/>277.1826 <text:s/>F5 <text:s text:c="2"/>349.2282 <text:s/>Bb6 <text:s/>466.1638</text:p>
      <text:p text:style-name="P3"><text:s text:c="4"/>22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23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24 <text:s/>C#4 <text:s/>138.5913 <text:s/>F#4 <text:s/>184.9972 <text:s/>B5 <text:s text:c="2"/>246.9417 <text:s/>E5 <text:s text:c="2"/>329.6276 <text:s/>G#5 <text:s/>415.3047 <text:s/>C#6 <text:s/>554.365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14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3"><text:s text:c="4"/>1 <text:s text:c="2"/>D#2 <text:s/>38.89087 <text:s/>G#2 <text:s/>51.91309 <text:s/>C#3 <text:s/>69.29566 <text:s/>F#3 <text:s/>92.49861 <text:s/>Bb4 <text:s/>116.5409 <text:s/>D#4 <text:s/>155.5635</text:p>
      <text:p text:style-name="P3"><text:s text:c="4"/>2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3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4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5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6 <text:s text:c="2"/>G#2 <text:s/>51.91309 <text:s/>C#3 <text:s/>69.29566 <text:s/>F#3 <text:s/>92.49861 <text:s/>B4 <text:s text:c="2"/>123.4708 <text:s/>D#4 <text:s/>155.5635 <text:s/>G#4 <text:s/>207.6523</text:p>
      <text:p text:style-name="P3"><text:s text:c="4"/>7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8 <text:s text:c="2"/>Bb3 <text:s/>58.27047 <text:s/>D#3 <text:s/>77.78175 <text:s/>G#3 <text:s/>103.8262 <text:s/>C#4 <text:s/>138.5913 <text:s/>F4 <text:s text:c="2"/>174.6141 <text:s/>Bb5 <text:s/>233.0819</text:p>
      <text:p text:style-name="P3"><text:s text:c="4"/>9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0 <text:s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1 <text:s/>C#2 <text:s/>69.29566 <text:s/>F#3 <text:s/>92.49861 <text:s/>B4 <text:s text:c="2"/>123.4708 <text:s/>E4 <text:s text:c="2"/>164.8324 <text:s/>G#4 <text:s/>207.6523 <text:s/>C#5 <text:s/>277.1826</text:p>
      <text:p text:style-name="P3"><text:s text:c="4"/>12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3 <text:s/>D#3 <text:s/>77.78175 <text:s/>G#3 <text:s/>103.8262 <text:s/>C#4 <text:s/>138.5913 <text:s/>F#4 <text:s/>184.9972 <text:s/>Bb5 <text:s/>233.0819 <text:s/>D#5 <text:s/>311.127</text:p>
      <text:p text:style-name="P3"><text:s text:c="4"/>14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5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6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7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8 <text:s/>G#3 <text:s/>103.8262 <text:s/>C#4 <text:s/>138.5913 <text:s/>F#4 <text:s/>184.9972 <text:s/>B5 <text:s text:c="2"/>246.9417 <text:s/>D#5 <text:s/>311.127 <text:s text:c="2"/>G#5 <text:s/>415.3047</text:p>
      <text:p text:style-name="P3"><text:s text:c="4"/>19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20 <text:s/>Bb4 <text:s/>116.5409 <text:s/>D#4 <text:s/>155.5635 <text:s/>G#4 <text:s/>207.6523 <text:s/>C#5 <text:s/>277.1826 <text:s/>F5 <text:s text:c="2"/>349.2282 <text:s/>Bb6 <text:s/>466.1638</text:p>
      <text:p text:style-name="P3"><text:s text:c="4"/>21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22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23 <text:s/>C#4 <text:s/>138.5913 <text:s/>F#4 <text:s/>184.9972 <text:s/>B5 <text:s text:c="2"/>246.9417 <text:s/>E5 <text:s text:c="2"/>329.6276 <text:s/>G#5 <text:s/>415.3047 <text:s/>C#6 <text:s/>554.3653</text:p>
      <text:p text:style-name="P3"><text:s text:c="4"/>24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/>
      <text:p text:style-name="P3">-13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D#2 <text:s/>38.89087 <text:s/>G#2 <text:s/>51.91309 <text:s/>C#3 <text:s/>69.29566 <text:s/>F#3 <text:s/>92.49861 <text:s/>Bb4 <text:s/>116.5409 <text:s/>D#4 <text:s/>155.5635</text:p>
      <text:p text:style-name="P3"><text:s text:c="4"/>1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2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3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4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5 <text:s text:c="2"/>G#2 <text:s/>51.91309 <text:s/>C#3 <text:s/>69.29566 <text:s/>F#3 <text:s/>92.49861 <text:s/>B4 <text:s text:c="2"/>123.4708 <text:s/>D#4 <text:s/>155.5635 <text:s/>G#4 <text:s/>207.6523</text:p>
      <text:p text:style-name="P3"><text:s text:c="4"/>6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7 <text:s text:c="2"/>Bb3 <text:s/>58.27047 <text:s/>D#3 <text:s/>77.78175 <text:s/>G#3 <text:s/>103.8262 <text:s/>C#4 <text:s/>138.5913 <text:s/>F4 <text:s text:c="2"/>174.6141 <text:s/>Bb5 <text:s/>233.0819</text:p>
      <text:p text:style-name="P3"><text:s text:c="4"/>8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9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0 <text:s/>C#2 <text:s/>69.29566 <text:s/>F#3 <text:s/>92.49861 <text:s/>B4 <text:s text:c="2"/>123.4708 <text:s/>E4 <text:s text:c="2"/>164.8324 <text:s/>G#4 <text:s/>207.6523 <text:s/>C#5 <text:s/>277.1826</text:p>
      <text:p text:style-name="P3"><text:s text:c="4"/>11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2 <text:s/>D#3 <text:s/>77.78175 <text:s/>G#3 <text:s/>103.8262 <text:s/>C#4 <text:s/>138.5913 <text:s/>F#4 <text:s/>184.9972 <text:s/>Bb5 <text:s/>233.0819 <text:s/>D#5 <text:s/>311.127</text:p>
      <text:p text:style-name="P3"><text:s text:c="4"/>13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4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5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6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7 <text:s/>G#3 <text:s/>103.8262 <text:s/>C#4 <text:s/>138.5913 <text:s/>F#4 <text:s/>184.9972 <text:s/>B5 <text:s text:c="2"/>246.9417 <text:s/>D#5 <text:s/>311.127 <text:s text:c="2"/>G#5 <text:s/>415.3047</text:p>
      <text:p text:style-name="P3"><text:s text:c="4"/>18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9 <text:s/>Bb4 <text:s/>116.5409 <text:s/>D#4 <text:s/>155.5635 <text:s/>G#4 <text:s/>207.6523 <text:s/>C#5 <text:s/>277.1826 <text:s/>F5 <text:s text:c="2"/>349.2282 <text:s/>Bb6 <text:s/>466.1638</text:p>
      <text:p text:style-name="P3"><text:s text:c="4"/>20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21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22 <text:s/>C#4 <text:s/>138.5913 <text:s/>F#4 <text:s/>184.9972 <text:s/>B5 <text:s text:c="2"/>246.9417 <text:s/>E5 <text:s text:c="2"/>329.6276 <text:s/>G#5 <text:s/>415.3047 <text:s/>C#6 <text:s/>554.3653</text:p>
      <text:p text:style-name="P3"><text:s text:c="4"/>23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24 <text:s/>D#4 <text:s/>155.5635 <text:s/>G#4 <text:s/>207.6523 <text:s/>C#5 <text:s/>277.1826 <text:s/>F#5 <text:s/>369.9944 <text:s/>Bb6 <text:s/>466.1638 <text:s/>D#6 <text:s/>622.25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12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3"><text:s text:c="4"/>1 <text:s text:c="2"/>F2 <text:s text:c="2"/>43.65353 <text:s/>Bb3 <text:s/>58.27047 <text:s/>D#3 <text:s/>77.78175 <text:s/>G#3 <text:s/>103.8262 <text:s/>C4 <text:s text:c="2"/>130.8128 <text:s/>F4 <text:s text:c="2"/>174.6141</text:p>
      <text:p text:style-name="P3"><text:s text:c="4"/>2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3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4 <text:s text:c="2"/>G#2 <text:s/>51.91309 <text:s/>C#3 <text:s/>69.29566 <text:s/>F#3 <text:s/>92.49861 <text:s/>B4 <text:s text:c="2"/>123.4708 <text:s/>D#4 <text:s/>155.5635 <text:s/>G#4 <text:s/>207.6523</text:p>
      <text:p text:style-name="P3"><text:s text:c="4"/>5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6 <text:s text:c="2"/>Bb3 <text:s/>58.27047 <text:s/>D#3 <text:s/>77.78175 <text:s/>G#3 <text:s/>103.8262 <text:s/>C#4 <text:s/>138.5913 <text:s/>F4 <text:s text:c="2"/>174.6141 <text:s/>Bb5 <text:s/>233.0819</text:p>
      <text:p text:style-name="P3"><text:s text:c="4"/>7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8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9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10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1 <text:s/>D#3 <text:s/>77.78175 <text:s/>G#3 <text:s/>103.8262 <text:s/>C#4 <text:s/>138.5913 <text:s/>F#4 <text:s/>184.9972 <text:s/>Bb5 <text:s/>233.0819 <text:s/>D#5 <text:s/>311.127</text:p>
      <text:p text:style-name="P3"><text:s text:c="4"/>12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3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4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5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6 <text:s/>G#3 <text:s/>103.8262 <text:s/>C#4 <text:s/>138.5913 <text:s/>F#4 <text:s/>184.9972 <text:s/>B5 <text:s text:c="2"/>246.9417 <text:s/>D#5 <text:s/>311.127 <text:s text:c="2"/>G#5 <text:s/>415.3047</text:p>
      <text:p text:style-name="P3"><text:s text:c="4"/>17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8 <text:s/>Bb4 <text:s/>116.5409 <text:s/>D#4 <text:s/>155.5635 <text:s/>G#4 <text:s/>207.6523 <text:s/>C#5 <text:s/>277.1826 <text:s/>F5 <text:s text:c="2"/>349.2282 <text:s/>Bb6 <text:s/>466.1638</text:p>
      <text:p text:style-name="P3"><text:s text:c="4"/>19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20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21 <text:s/>C#4 <text:s/>138.5913 <text:s/>F#4 <text:s/>184.9972 <text:s/>B5 <text:s text:c="2"/>246.9417 <text:s/>E5 <text:s text:c="2"/>329.6276 <text:s/>G#5 <text:s/>415.3047 <text:s/>C#6 <text:s/>554.3653</text:p>
      <text:p text:style-name="P3"><text:s text:c="4"/>22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23 <text:s/>D#4 <text:s/>155.5635 <text:s/>G#4 <text:s/>207.6523 <text:s/>C#5 <text:s/>277.1826 <text:s/>F#5 <text:s/>369.9944 <text:s/>Bb6 <text:s/>466.1638 <text:s/>D#6 <text:s/>622.254</text:p>
      <text:p text:style-name="P3"><text:s text:c="4"/>24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/>
      <text:p text:style-name="P3">-11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F2 <text:s text:c="2"/>43.65353 <text:s/>Bb3 <text:s/>58.27047 <text:s/>D#3 <text:s/>77.78175 <text:s/>G#3 <text:s/>103.8262 <text:s/>C4 <text:s/>130.8128 <text:s text:c="2"/>F4 <text:s text:c="2"/>174.6141</text:p>
      <text:p text:style-name="P3"><text:s text:c="4"/>1 <text:s text:c="2"/>F#2 <text:s/>46.2493 <text:s text:c="2"/>B3 <text:s text:c="2"/>61.73541 <text:s/>E3 <text:s text:c="2"/>82.40689 <text:s/>A4 <text:s text:c="2"/>110 <text:s text:c="6"/>C#4 138.5913 <text:s text:c="2"/>F#4 <text:s/>184.9972</text:p>
      <text:p text:style-name="P3"><text:s text:c="4"/>2 <text:s text:c="2"/>G2 <text:s text:c="2"/>48.99943 <text:s/>C3 <text:s text:c="2"/>65.40639 <text:s/>F3 <text:s text:c="2"/>87.30706 <text:s/>Bb4 <text:s/>116.5409 <text:s/>C4 <text:s/>146.8324 <text:s text:c="2"/>G4 <text:s text:c="2"/>195.9977</text:p>
      <text:p text:style-name="P3"><text:s text:c="4"/>3 <text:s text:c="2"/>G#2 <text:s/>51.91309 <text:s/>C#3 <text:s/>69.29566 <text:s/>F#3 <text:s/>92.49861 <text:s/>B4 <text:s text:c="2"/>123.4708 <text:s/>D#4 <text:s/>155.5635 <text:s/>G#4 <text:s/>207.6523</text:p>
      <text:p text:style-name="P3"><text:s text:c="4"/>4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5 <text:s text:c="2"/>Bb3 <text:s/>58.27047 <text:s/>D#3 <text:s/>77.78175 <text:s/>G#3 <text:s/>103.8262 <text:s/>C#4 <text:s/>138.5913 <text:s/>F4 <text:s text:c="2"/>174.6141 <text:s/>Bb5 <text:s/>233.0819</text:p>
      <text:p text:style-name="P3"><text:s text:c="4"/>6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7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8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9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0 <text:s/>D#3 <text:s/>77.78175 <text:s/>G#3 <text:s/>103.8262 <text:s/>C#4 <text:s/>138.5913 <text:s/>F#4 <text:s/>184.9972 <text:s/>Bb5 <text:s/>233.0819 <text:s/>D#5 <text:s/>311.127</text:p>
      <text:p text:style-name="P3"><text:s text:c="4"/>11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2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3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4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5 <text:s/>G#3 <text:s/>103.8262 <text:s/>C#4 <text:s/>138.5913 <text:s/>F#4 <text:s/>184.9972 <text:s/>B5 <text:s text:c="2"/>246.9417 <text:s/>D#5 <text:s/>311.127 <text:s text:c="2"/>G#5 <text:s/>415.3047</text:p>
      <text:p text:style-name="P3"><text:s text:c="4"/>16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7 <text:s/>Bb4 <text:s/>116.5409 <text:s/>D#4 <text:s/>155.5635 <text:s/>G#4 <text:s/>207.6523 <text:s/>C#5 <text:s/>277.1826 <text:s/>F5 <text:s text:c="2"/>349.2282 <text:s/>Bb6 <text:s/>466.1638</text:p>
      <text:p text:style-name="P3"><text:s text:c="4"/>18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9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20 <text:s/>C#4 <text:s/>138.5913 <text:s/>F#4 <text:s/>184.9972 <text:s/>B5 <text:s text:c="2"/>246.9417 <text:s/>E5 <text:s text:c="2"/>329.6276 <text:s/>G#5 <text:s/>415.3047 <text:s/>C#6 <text:s/>554.3653</text:p>
      <text:p text:style-name="P3"><text:s text:c="4"/>21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22 <text:s/>D#4 <text:s/>155.5635 <text:s/>G#4 <text:s/>207.6523 <text:s/>C#5 <text:s/>277.1826 <text:s/>F#5 <text:s/>369.9944 <text:s/>Bb6 <text:s/>466.1638 <text:s/>D#6 622.254</text:p>
      <text:p text:style-name="P3"><text:s text:c="4"/>23 <text:s/>E4 <text:s text:c="2"/>164.8324 <text:s/>A5 <text:s text:c="2"/>220 <text:s text:c="6"/>D5 <text:s text:c="2"/>293.6648 <text:s/>G5 <text:s text:c="2"/>391.9954 <text:s/>B6 <text:s text:c="2"/>493.8833 <text:s/>E6 <text:s/>659.2551</text:p>
      <text:p text:style-name="P3"><text:s text:c="4"/>24 <text:s/>F4 <text:s text:c="2"/>174.6141 <text:s/>Bb5 <text:s/>233.0819 <text:s/>D#5 <text:s/>311.127 <text:s text:c="2"/>G#5 <text:s/>415.3047 <text:s/>C6 <text:s text:c="2"/>523.2511 <text:s/>F6 <text:s/>698.456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10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3"><text:s text:c="4"/>1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2 <text:s text:c="2"/>G#2 <text:s/>51.91309 <text:s/>C#3 <text:s/>69.29566 <text:s/>F#3 <text:s/>92.49861 <text:s/>B4 <text:s text:c="2"/>123.4708 <text:s/>D#4 <text:s/>155.5635 <text:s/>G#4 <text:s/>207.6523</text:p>
      <text:p text:style-name="P3"><text:s text:c="4"/>3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4 <text:s text:c="2"/>Bb3 <text:s/>58.27047 <text:s/>D#3 <text:s/>77.78175 <text:s/>G#3 <text:s/>103.8262 <text:s/>C#4 <text:s/>138.5913 <text:s/>F4 <text:s text:c="2"/>174.6141 <text:s/>Bb5 <text:s/>233.0819</text:p>
      <text:p text:style-name="P3"><text:s text:c="4"/>5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6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7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8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9 <text:s text:c="2"/>D#3 <text:s/>77.78175 <text:s/>G#3 <text:s/>103.8262 <text:s/>C#4 <text:s/>138.5913 <text:s/>F#4 <text:s/>184.9972 <text:s/>Bb5 <text:s/>233.0819 <text:s/>D#5 <text:s/>311.127</text:p>
      <text:p text:style-name="P3"><text:s text:c="4"/>10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1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2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3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4 <text:s/>G#3 <text:s/>103.8262 <text:s/>C#4 <text:s/>138.5913 <text:s/>F#4 <text:s/>184.9972 <text:s/>B5 <text:s text:c="2"/>246.9417 <text:s/>D#5 <text:s/>311.127 <text:s text:c="2"/>G#5 <text:s/>415.3047</text:p>
      <text:p text:style-name="P3"><text:s text:c="4"/>15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6 <text:s/>Bb4 <text:s/>116.5409 <text:s/>D#4 <text:s/>155.5635 <text:s/>G#4 <text:s/>207.6523 <text:s/>C#5 <text:s/>277.1826 <text:s/>F5 <text:s text:c="2"/>349.2282 <text:s/>Bb6 <text:s/>466.1638</text:p>
      <text:p text:style-name="P3"><text:s text:c="4"/>17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8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9 <text:s/>C#4 <text:s/>138.5913 <text:s/>F#4 <text:s/>184.9972 <text:s/>B5 <text:s text:c="2"/>246.9417 <text:s/>E5 <text:s text:c="2"/>329.6276 <text:s/>G#5 <text:s/>415.3047 <text:s/>C#6 <text:s/>554.3653</text:p>
      <text:p text:style-name="P3"><text:s text:c="4"/>20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21 <text:s/>D#4 <text:s/>155.5635 <text:s/>G#4 <text:s/>207.6523 <text:s/>C#5 <text:s/>277.1826 <text:s/>F#5 <text:s/>369.9944 <text:s/>Bb6 <text:s/>466.1638 <text:s/>D#6 <text:s/>622.254</text:p>
      <text:p text:style-name="P3"><text:s text:c="4"/>22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23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24 <text:s/>G4 <text:s text:c="2"/>184.9972 <text:s/>B5 <text:s text:c="2"/>246.9417 <text:s/>E5 <text:s text:c="2"/>329.6276 <text:s/>A6 <text:s text:c="2"/>440 <text:s text:c="6"/>C#6 <text:s/>554.3653 <text:s/>F#6 <text:s/>739.9888</text:p>
      <text:p text:style-name="P3"/>
      <text:p text:style-name="P3">-9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3"><text:s text:c="4"/>1 <text:s text:c="2"/>G#2 <text:s/>51.91309 <text:s/>C#3 <text:s/>69.29566 <text:s/>F#3 <text:s/>92.49861 <text:s/>B4 <text:s text:c="2"/>123.4708 <text:s/>D#4 <text:s/>155.5635 <text:s/>G#4 <text:s/>207.6523</text:p>
      <text:p text:style-name="P3"><text:s text:c="4"/>2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3 <text:s text:c="2"/>Bb3 <text:s/>58.27047 <text:s/>D#3 <text:s/>77.78175 <text:s/>G#3 <text:s/>103.8262 <text:s/>C#4 <text:s/>138.5913 <text:s/>F4 <text:s text:c="2"/>174.6141 <text:s/>Bb5 <text:s/>233.0819</text:p>
      <text:p text:style-name="P3"><text:s text:c="4"/>4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5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6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7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8 <text:s text:c="2"/>D#3 <text:s/>77.78175 <text:s/>G#3 <text:s/>103.8262 <text:s/>C#4 <text:s/>138.5913 <text:s/>F#4 <text:s/>184.9972 <text:s/>Bb5 <text:s/>233.0819 <text:s/>D#5 <text:s/>311.127</text:p>
      <text:p text:style-name="P3"><text:s text:c="4"/>9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0 <text:s/>F3 <text:s text:c="2"/>87.30706 <text:s/>Bb4 <text:s/>116.5409 <text:s/>D#4 <text:s/>155.5635 <text:s/>G#4 <text:s/>207.6523 <text:s/>C5 <text:s text:c="2"/>261.6256 <text:s/>F5 <text:s text:c="2"/>349.2282</text:p>
      <text:p text:style-name="P3"><text:s text:c="4"/>11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2 <text:s/>G3 <text:s text:c="2"/>97.99886 <text:s/>C4 <text:s text:c="2"/>130.8128 <text:s/>F4 <text:s text:c="2"/>174.6141 <text:s/>Bb5 <text:s/>233.0819 <text:s/>D5 <text:s text:c="2"/>293.6648 <text:s/>G5 <text:s text:c="2"/>391.9954 <text:s text:c="3"/></text:p>
      <text:p text:style-name="P3"><text:s text:c="4"/>13 <text:s/>G#3 <text:s/>103.8262 <text:s/>C#4 <text:s/>138.5913 <text:s/>F#4 <text:s/>184.9972 <text:s/>B5 <text:s text:c="2"/>246.9417 <text:s/>D#5 <text:s/>311.127 <text:s text:c="2"/>G#5 <text:s/>415.3047</text:p>
      <text:p text:style-name="P3"><text:s text:c="4"/>14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5 <text:s/>Bb4 <text:s/>116.5409 <text:s/>D#4 <text:s/>155.5635 <text:s/>G#4 <text:s/>207.6523 <text:s/>C#5 <text:s/>277.1826 <text:s/>F5 <text:s text:c="2"/>349.2282 <text:s/>Bb6 <text:s/>466.1638</text:p>
      <text:p text:style-name="P3"><text:s text:c="4"/>16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7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8 <text:s/>C#4 <text:s/>138.5913 <text:s/>F#4 <text:s/>184.9972 <text:s/>B5 <text:s text:c="2"/>246.9417 <text:s/>E5 <text:s text:c="2"/>329.6276 <text:s/>G#5 <text:s/>415.3047 <text:s/>C#6 <text:s/>554.3653</text:p>
      <text:p text:style-name="P3"><text:s text:c="4"/>19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20 <text:s/>D#4 <text:s/>155.5635 <text:s/>G#4 <text:s/>207.6523 <text:s/>C#5 <text:s/>277.1826 <text:s/>F#5 <text:s/>369.9944 <text:s/>Bb6 <text:s/>466.1638 <text:s/>D#6 622.254</text:p>
      <text:p text:style-name="P3"><text:s text:c="4"/>21 <text:s/>E4 <text:s text:c="2"/>164.8324 <text:s/>A5 <text:s text:c="2"/>220 <text:s text:c="6"/>D5 <text:s text:c="2"/>293.6648 <text:s/>G5 <text:s text:c="2"/>391.9954 <text:s/>B6 <text:s text:c="2"/>493.8833 <text:s/>E6 <text:s/>659.2551</text:p>
      <text:p text:style-name="P3"><text:s text:c="4"/>22 <text:s/>F4 <text:s text:c="2"/>174.6141 <text:s/>Bb5 <text:s/>233.0819 <text:s/>D#5 <text:s/>311.127 <text:s text:c="2"/>G#5 <text:s/>415.3047 <text:s/>C6 <text:s text:c="2"/>523.2511 <text:s/>F6 <text:s/>698.4565</text:p>
      <text:p text:style-name="P3"><text:s text:c="4"/>23 <text:s/>G4 <text:s text:c="2"/>184.9972 <text:s/>B5 <text:s text:c="2"/>246.9417 <text:s/>E5 <text:s text:c="2"/>329.6276 <text:s/>A6 <text:s text:c="2"/>440 <text:s text:c="6"/>C#6 <text:s/>554.3653 <text:s/>F#6 739.9888</text:p>
      <text:p text:style-name="P3"><text:s text:c="4"/>24 <text:s/>G#4 <text:s/>195.9977 <text:s/>C5 <text:s text:c="2"/>261.6256 <text:s/>F5 <text:s text:c="2"/>349.2282 <text:s/>Bb6 <text:s/>466.1638 <text:s/>D6 <text:s text:c="2"/>587.3295 <text:s/>G6 <text:s/>783.990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8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G#2 <text:s/>51.91309 <text:s/>C#3 <text:s/>69.29566 <text:s/>F#3 <text:s/>92.49861 <text:s/>B4 <text:s text:c="2"/>123.4708 <text:s/>D#4 <text:s/>155.5635 <text:s/>G#4 <text:s/>207.6523</text:p>
      <text:p text:style-name="P3"><text:s text:c="4"/>1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2 <text:s text:c="2"/>Bb3 <text:s/>58.27047 <text:s/>D#3 <text:s/>77.78175 <text:s/>G#3 <text:s/>103.8262 <text:s/>C#4 <text:s/>138.5913 <text:s/>F4 <text:s text:c="2"/>174.6141 <text:s/>Bb5 <text:s/>233.0819</text:p>
      <text:p text:style-name="P3"><text:s text:c="4"/>3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4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5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6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7 <text:s text:c="2"/>D#3 <text:s/>77.78175 <text:s/>G#3 <text:s/>103.8262 <text:s/>C#4 <text:s/>138.5913 <text:s/>F#4 <text:s/>184.9972 <text:s/>Bb5 <text:s/>233.0819 <text:s/>D#5 <text:s/>311.127</text:p>
      <text:p text:style-name="P3"><text:s text:c="4"/>8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9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10 <text:s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1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2 <text:s/>G#3 <text:s/>103.8262 <text:s/>C#4 <text:s/>138.5913 <text:s/>F#4 <text:s/>184.9972 <text:s/>B5 <text:s text:c="2"/>246.9417 <text:s/>D#5 <text:s/>311.127 <text:s text:c="2"/>G#5 <text:s/>415.3047</text:p>
      <text:p text:style-name="P3"><text:s text:c="4"/>13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4 <text:s/>Bb4 <text:s/>116.5409 <text:s/>D#4 <text:s/>155.5635 <text:s/>G#4 <text:s/>207.6523 <text:s/>C#5 <text:s/>277.1826 <text:s/>F5 <text:s text:c="2"/>349.2282 <text:s/>Bb6 <text:s/>466.1638</text:p>
      <text:p text:style-name="P3"><text:s text:c="4"/>15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6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7 <text:s/>C#4 <text:s/>138.5913 <text:s/>F#4 <text:s/>184.9972 <text:s/>B5 <text:s text:c="2"/>246.9417 <text:s/>E5 <text:s text:c="2"/>329.6276 <text:s/>G#5 <text:s/>415.3047 <text:s/>C#6 <text:s/>554.3653</text:p>
      <text:p text:style-name="P3"><text:s text:c="4"/>18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9 <text:s/>D#4 <text:s/>155.5635 <text:s/>G#4 <text:s/>207.6523 <text:s/>C#5 <text:s/>277.1826 <text:s/>F#5 <text:s/>369.9944 <text:s/>Bb6 <text:s/>466.1638 <text:s/>D#6 <text:s/>622.254</text:p>
      <text:p text:style-name="P3"><text:s text:c="4"/>20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21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22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23 <text:s/>G#4 <text:s/>195.9977 <text:s/>C5 <text:s text:c="2"/>261.6256 <text:s/>F5 <text:s text:c="2"/>340 <text:s text:c="6"/>Bb6 <text:s/>466.1638 <text:s/>D6 <text:s text:c="2"/>587.3295 <text:s/>G6 <text:s text:c="2"/>783.9909</text:p>
      <text:p text:style-name="P3"><text:s text:c="4"/>24 <text:s/>A5 <text:s text:c="2"/>220 <text:s text:c="6"/>C#5 <text:s/>277.1826 <text:s/>F#5 <text:s/>369.9944 <text:s/>B6 <text:s text:c="2"/>493.8833 <text:s/>D#6 <text:s/>622.254 <text:s text:c="2"/>G#6 <text:s/>830.6094</text:p>
      <text:p text:style-name="P3"/>
      <text:p text:style-name="P3">-7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3"><text:s text:c="4"/>1 <text:s text:c="2"/>Bb3 <text:s/>58.27047 <text:s/>D#3 <text:s/>77.78175 <text:s/>G#3 <text:s/>103.8262 <text:s/>C#4 <text:s/>138.5913 <text:s/>F4 <text:s text:c="2"/>174.6141 <text:s/>Bb5 <text:s/>233.0819</text:p>
      <text:p text:style-name="P3"><text:s text:c="4"/>2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3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4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5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6 <text:s text:c="2"/>D#3 <text:s/>77.78175 <text:s/>G#3 <text:s/>103.8262 <text:s/>C#4 <text:s/>138.5913 <text:s/>F#4 <text:s/>184.9972 <text:s/>Bb5 <text:s/>233.0819 <text:s/>D#5 <text:s/>311.127</text:p>
      <text:p text:style-name="P3"><text:s text:c="4"/>7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8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9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0 <text:s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1 <text:s/>G#3 <text:s/>103.8262 <text:s/>C#4 <text:s/>138.5913 <text:s/>F#4 <text:s/>184.9972 <text:s/>B5 <text:s text:c="2"/>246.9417 <text:s/>D#5 <text:s/>311.127 <text:s text:c="2"/>G#5 <text:s/>415.3047</text:p>
      <text:p text:style-name="P3"><text:s text:c="4"/>12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3 <text:s/>Bb4 <text:s/>116.5409 <text:s/>D#4 <text:s/>155.5635 <text:s/>G#4 <text:s/>207.6523 <text:s/>C#5 <text:s/>277.1826 <text:s/>F5 <text:s text:c="2"/>349.2282 <text:s/>Bb6 <text:s/>466.1638</text:p>
      <text:p text:style-name="P3"><text:s text:c="4"/>14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5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6 <text:s/>C#4 <text:s/>138.5913 <text:s/>F#4 <text:s/>184.9972 <text:s/>B5 <text:s text:c="2"/>246.9417 <text:s/>E5 <text:s text:c="2"/>329.6276 <text:s/>G#5 <text:s/>415.3047 <text:s/>C#6 <text:s/>554.3653</text:p>
      <text:p text:style-name="P3"><text:s text:c="4"/>17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8 <text:s/>D#4 <text:s/>155.5635 <text:s/>G#4 <text:s/>207.6523 <text:s/>C#5 <text:s/>277.1826 <text:s/>F#5 <text:s/>369.9944 <text:s/>Bb6 <text:s/>466.1638 <text:s/>D#6 <text:s/>622.254</text:p>
      <text:p text:style-name="P3"><text:s text:c="4"/>19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20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21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22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23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24 <text:s/>Bb5 <text:s/>233.0819 <text:s/>D5 <text:s text:c="2"/>293.6648 <text:s/>G5 <text:s text:c="2"/>391.9954 <text:s/>C6 <text:s text:c="2"/>523.2511 <text:s/>E6 <text:s text:c="2"/>659.2551 <text:s/>A7 <text:s text:c="2"/>88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6 Frets</text:p>
      <text:p text:style-name="P3"><text:s text:c="4"/>S <text:s text:c="2"/>6 <text:s text:c="13"/>5 <text:s text:c="13"/>4 <text:s text:c="13"/>3 <text:s text:c="13"/>2 <text:s text:c="12"/>1</text:p>
      <text:p text:style-name="P3"/>
      <text:p text:style-name="P3"><text:s text:c="4"/>0 <text:s text:c="2"/>Bb3 <text:s/>58.27047 <text:s/>D#3 <text:s/>77.78175 <text:s/>G#3 <text:s/>103.8262 <text:s/>C#4 <text:s/>138.5913 <text:s/>F4 <text:s text:c="2"/>174.6141 <text:s/>Bb5 <text:s/>233.0819</text:p>
      <text:p text:style-name="P3"><text:s text:c="4"/>1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2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3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4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5 <text:s text:c="2"/>D#3 <text:s/>77.78175 <text:s/>G#3 <text:s/>103.8262 <text:s/>C#4 <text:s/>138.5913 <text:s/>F#4 <text:s/>184.9972 <text:s/>Bb5 <text:s/>233.0819 <text:s/>D#5 <text:s/>311.127</text:p>
      <text:p text:style-name="P3"><text:s text:c="4"/>6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7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8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9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10 <text:s/>G#3 <text:s/>103.8262 <text:s/>C#4 <text:s/>138.5913 <text:s/>F#4 <text:s/>184.9972 <text:s/>B5 <text:s text:c="2"/>246.9417 <text:s/>D#5 <text:s/>311.127 <text:s text:c="2"/>G#5 <text:s/>415.3047</text:p>
      <text:p text:style-name="P3"><text:s text:c="4"/>11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2 <text:s/>Bb4 <text:s/>116.5409 <text:s/>D#4 <text:s/>155.5635 <text:s/>G#4 <text:s/>207.6523 <text:s/>C#5 <text:s/>277.1826 <text:s/>F5 <text:s text:c="2"/>349.2282 <text:s/>Bb6 <text:s/>466.1638</text:p>
      <text:p text:style-name="P3"><text:s text:c="4"/>13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4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5 <text:s/>C#4 <text:s/>138.5913 <text:s/>F#4 <text:s/>184.9972 <text:s/>B5 <text:s text:c="2"/>246.9417 <text:s/>E5 <text:s text:c="2"/>329.6276 <text:s/>G#5 <text:s/>415.3047 <text:s/>C#6 <text:s/>554.3653</text:p>
      <text:p text:style-name="P3"><text:s text:c="4"/>16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7 <text:s/>D#4 <text:s/>155.5635 <text:s/>G#4 <text:s/>207.6523 <text:s/>C#5 <text:s/>277.1826 <text:s/>F#5 <text:s/>369.9944 <text:s/>Bb6 <text:s/>466.1638 <text:s/>D#6 <text:s/>622.254</text:p>
      <text:p text:style-name="P3"><text:s text:c="4"/>18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19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20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21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22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23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24 <text:s/>B5 <text:s text:c="2"/>246.9417 <text:s/>D#5 <text:s/>311.127 <text:s text:c="2"/>G#5 <text:s/>415.3047 <text:s/>C#6 <text:s/>554.3653 <text:s/>F6 <text:s text:c="2"/>698.4565 <text:s/>Bb7 <text:s/>932.3275</text:p>
      <text:p text:style-name="P3"/>
      <text:p text:style-name="P3">-5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3"><text:s text:c="4"/>1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2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3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4 <text:s text:c="2"/>D#3 <text:s/>77.78175 <text:s/>G#3 <text:s/>103.8262 <text:s/>C#4 <text:s/>138.5913 <text:s/>F#4 <text:s/>184.9972 <text:s/>Bb5 <text:s/>233.0819 <text:s/>D#5 <text:s/>311.127</text:p>
      <text:p text:style-name="P3"><text:s text:c="4"/>5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6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7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8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9 <text:s text:c="2"/>G#3 <text:s/>103.8262 <text:s/>C#4 <text:s/>138.5913 <text:s/>F#4 <text:s/>184.9972 <text:s/>B5 <text:s text:c="2"/>246.9417 <text:s/>D#5 <text:s/>311.127 <text:s text:c="2"/>G#5 <text:s/>415.3047</text:p>
      <text:p text:style-name="P3"><text:s text:c="4"/>10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1 <text:s/>Bb4 <text:s/>116.5409 <text:s/>D#4 <text:s/>155.5635 <text:s/>G#4 <text:s/>207.6523 <text:s/>C#5 <text:s/>277.1826 <text:s/>F5 <text:s text:c="2"/>349.2282 <text:s/>Bb6 <text:s/>466.1638</text:p>
      <text:p text:style-name="P3"><text:s text:c="4"/>12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3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4 <text:s/>C#4 <text:s/>138.5913 <text:s/>F#4 <text:s/>184.9972 <text:s/>B5 <text:s text:c="2"/>246.9417 <text:s/>E5 <text:s text:c="2"/>329.6276 <text:s/>G#5 <text:s/>415.3047 <text:s/>C#6 <text:s/>554.3653</text:p>
      <text:p text:style-name="P3"><text:s text:c="4"/>15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6 <text:s/>D#4 <text:s/>155.5635 <text:s/>G#4 <text:s/>207.6523 <text:s/>C#5 <text:s/>277.1826 <text:s/>F#5 <text:s/>369.9944 <text:s/>Bb6 <text:s/>466.1638 <text:s/>D#6 <text:s/>622.254</text:p>
      <text:p text:style-name="P3"><text:s text:c="4"/>17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18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19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20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21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22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23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24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4 Frets</text:p>
      <text:p text:style-name="P3"><text:s text:c="4"/>S <text:s text:c="2"/>6 <text:s text:c="13"/>5 <text:s text:c="13"/>4 <text:s text:c="13"/>3 <text:s text:c="14"/>2 <text:s text:c="8"/>1</text:p>
      <text:p text:style-name="P3"/>
      <text:p text:style-name="P3"><text:s text:c="4"/>0 <text:s text:c="2"/>C3 <text:s text:c="2"/>65.40639 <text:s/>F3 <text:s text:c="2"/>87.30706 <text:s/>Bb4 <text:s/>116.5409 <text:s/>D#4 <text:s/>155.5635 <text:s/>G4 <text:s text:c="2"/>195.9977 <text:s/>C5 <text:s text:c="2"/>261.6256</text:p>
      <text:p text:style-name="P3"><text:s text:c="4"/>1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2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3 <text:s text:c="2"/>D#3 <text:s/>77.78175 <text:s/>G#3 <text:s/>103.8262 <text:s/>C#4 <text:s/>138.5913 <text:s/>F#4 <text:s/>184.9972 <text:s/>Bb5 <text:s/>233.0819 <text:s/>D#5 <text:s/>311.127</text:p>
      <text:p text:style-name="P3"><text:s text:c="4"/>4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5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6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7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8 <text:s text:c="2"/>G#3 <text:s/>103.8262 <text:s/>C#4 <text:s/>138.5913 <text:s/>F#4 <text:s/>184.9972 <text:s/>B5 <text:s text:c="2"/>246.9417 <text:s/>D#5 <text:s/>311.127 <text:s text:c="2"/>G#5 <text:s/>415.3047</text:p>
      <text:p text:style-name="P3"><text:s text:c="4"/>9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0 <text:s/>Bb4 <text:s/>116.5409 <text:s/>D#4 <text:s/>155.5635 <text:s/>G#4 <text:s/>207.6523 <text:s/>C#5 <text:s/>277.1826 <text:s/>F5 <text:s text:c="2"/>349.2282 <text:s/>Bb6 <text:s/>466.1638</text:p>
      <text:p text:style-name="P3"><text:s text:c="4"/>11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2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3 <text:s/>C#4 <text:s/>138.5913 <text:s/>F#4 <text:s/>184.9972 <text:s/>B5 <text:s text:c="2"/>246.9417 <text:s/>E5 <text:s text:c="2"/>329.6276 <text:s/>G#5 <text:s/>415.3047 <text:s/>C#6 <text:s/>554.3653</text:p>
      <text:p text:style-name="P3"><text:s text:c="4"/>14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5 <text:s/>D#4 <text:s/>155.5635 <text:s/>G#4 <text:s/>207.6523 <text:s/>C#5 <text:s/>277.1826 <text:s/>F#5 <text:s/>369.9944 <text:s/>Bb6 <text:s/>466.1638 <text:s/>D#6 622.254</text:p>
      <text:p text:style-name="P3"><text:s text:c="4"/>16 <text:s/>E4 <text:s text:c="2"/>164.8324 <text:s/>A5 <text:s text:c="2"/>220 <text:s text:c="6"/>D5 <text:s text:c="2"/>293.6648 <text:s/>G5 <text:s text:c="2"/>391.9954 <text:s/>B6 <text:s text:c="2"/>493.8833 <text:s/>E6 <text:s/>659.2551</text:p>
      <text:p text:style-name="P3"><text:s text:c="4"/>17 <text:s/>F4 <text:s text:c="2"/>174.6141 <text:s/>Bb5 <text:s/>233.0819 <text:s/>D#5 <text:s/>311.127 <text:s text:c="2"/>G#5 <text:s/>415.3047 <text:s/>C6 <text:s text:c="2"/>523.2511 <text:s/>F6 <text:s/>698.4565</text:p>
      <text:p text:style-name="P3"><text:s text:c="4"/>18 <text:s/>G4 <text:s text:c="2"/>184.9972 <text:s/>B5 <text:s text:c="2"/>246.9417 <text:s/>E5 <text:s text:c="2"/>329.6276 <text:s/>A6 <text:s text:c="2"/>440 <text:s text:c="6"/>C#6 <text:s/>554.3653 <text:s/>F#6 739.9888</text:p>
      <text:p text:style-name="P3"><text:s text:c="4"/>19 <text:s/>G#4 <text:s/>195.9977 <text:s/>C5 <text:s text:c="2"/>261.6256 <text:s/>F5 <text:s text:c="2"/>349.2282 <text:s/>Bb6 <text:s/>466.1638 <text:s/>D6 <text:s text:c="2"/>587.3295 <text:s/>G6 <text:s/>783.9909</text:p>
      <text:p text:style-name="P3"><text:s text:c="4"/>20 <text:s/>A5 <text:s text:c="2"/>220 <text:s text:c="6"/>C#5 <text:s/>277.1826 <text:s/>F#5 <text:s/>369.9944 <text:s/>B6 <text:s text:c="2"/>493.8833 <text:s/>D#6 <text:s/>622.254 <text:s text:c="2"/>G#6 830.6094</text:p>
      <text:p text:style-name="P3"><text:s text:c="4"/>21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22 <text:s/>B5 <text:s text:c="2"/>246.9417 <text:s/>D#5 <text:s/>311.127 <text:s text:c="2"/>G#5 <text:s/>415.3047 <text:s/>C#6 <text:s/>554.3653 <text:s/>F6 <text:s text:c="2"/>698.4565 <text:s/>Bb7 932.3275</text:p>
      <text:p text:style-name="P3"><text:s text:c="4"/>23 <text:s/>C5 <text:s text:c="2"/>261.6256 <text:s/>E5 <text:s text:c="2"/>329.6276 <text:s/>A6 <text:s text:c="2"/>440 <text:s text:c="6"/>D6 <text:s text:c="2"/>587.3295 <text:s/>F#6 <text:s/>739.9888 <text:s/>B7 <text:s/>987.7666</text:p>
      <text:p text:style-name="P3"><text:s text:c="4"/>24 <text:s/>C#5 <text:s/>277.1826 <text:s/>F5 <text:s text:c="2"/>349.2282 <text:s/>Bb6 <text:s/>466.1638 <text:s/>D#6 <text:s/>622.254 <text:s text:c="2"/>G6 <text:s text:c="2"/>783.9909 <text:s/>C7 <text:s/>1046.502</text:p>
      <text:p text:style-name="P3"/>
      <text:p text:style-name="P3">-3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C#2 <text:s/>69.29566 <text:s/>F#3 <text:s/>92.49861 <text:s/>B4 <text:s text:c="2"/>123.4708 <text:s/>E4 <text:s text:c="2"/>164.8324 <text:s/>G#4 <text:s/>207.6523 <text:s/>C#5 <text:s/>277.1826</text:p>
      <text:p text:style-name="P3"><text:s text:c="4"/>1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2 <text:s text:c="2"/>D#3 <text:s/>77.78175 <text:s/>G#3 <text:s/>103.8262 <text:s/>C#4 <text:s/>138.5913 <text:s/>F#4 <text:s/>184.9972 <text:s/>Bb5 <text:s/>233.0819 <text:s/>D#5 <text:s/>311.127</text:p>
      <text:p text:style-name="P3"><text:s text:c="4"/>3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4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5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6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7 <text:s text:c="2"/>G#3 <text:s/>103.8262 <text:s/>C#4 <text:s/>138.5913 <text:s/>F#4 <text:s/>184.9972 <text:s/>B5 <text:s text:c="2"/>246.9417 <text:s/>D#5 <text:s/>311.127 <text:s text:c="2"/>G#5 <text:s/>415.3047</text:p>
      <text:p text:style-name="P3"><text:s text:c="4"/>8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9 <text:s text:c="2"/>Bb4 <text:s/>116.5409 <text:s/>D#4 <text:s/>155.5635 <text:s/>G#4 <text:s/>207.6523 <text:s/>C#5 <text:s/>277.1826 <text:s/>F5 <text:s text:c="2"/>349.2282 <text:s/>Bb6 <text:s/>466.1638</text:p>
      <text:p text:style-name="P3"><text:s text:c="4"/>10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1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2 <text:s/>C#4 <text:s/>138.5913 <text:s/>F#4 <text:s/>184.9972 <text:s/>B5 <text:s text:c="2"/>246.9417 <text:s/>E5 <text:s text:c="2"/>329.6276 <text:s/>G#5 <text:s/>415.3047 <text:s/>C#6 <text:s/>554.3653</text:p>
      <text:p text:style-name="P3"><text:s text:c="4"/>13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4 <text:s/>D#4 <text:s/>155.5635 <text:s/>G#4 <text:s/>207.6523 <text:s/>C#5 <text:s/>277.1826 <text:s/>F#5 <text:s/>369.9944 <text:s/>Bb6 <text:s/>466.1638 <text:s/>D#6 <text:s/>622.254</text:p>
      <text:p text:style-name="P3"><text:s text:c="4"/>15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16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17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18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19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20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21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22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23 <text:s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24 <text:s/>D5 <text:s text:c="2"/>293.6648 <text:s/>F#5 <text:s/>369.9944 <text:s/>B6 <text:s text:c="2"/>493.8833 <text:s/>E6 <text:s text:c="2"/>659.2551 <text:s/>G#6 <text:s/>830.6094 <text:s/>C#7 <text:s/>1108.73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-2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3"><text:s text:c="4"/>1 <text:s text:c="2"/>D#3 <text:s/>77.78175 <text:s/>G#3 <text:s/>103.8262 <text:s/>C#4 <text:s/>138.5913 <text:s/>F#4 <text:s/>184.9972 <text:s/>Bb5 <text:s/>233.0819 <text:s/>D#5 <text:s/>311.127</text:p>
      <text:p text:style-name="P3"><text:s text:c="4"/>2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3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4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5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6 <text:s text:c="2"/>G#3 <text:s/>103.8262 <text:s/>C#4 <text:s/>138.5913 <text:s/>F#4 <text:s/>184.9972 <text:s/>B5 <text:s text:c="2"/>246.9417 <text:s/>D#5 <text:s/>311.127 <text:s text:c="2"/>G#5 <text:s/>415.3047</text:p>
      <text:p text:style-name="P3"><text:s text:c="4"/>7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8 <text:s text:c="2"/>Bb4 <text:s/>116.5409 <text:s/>D#4 <text:s/>155.5635 <text:s/>G#4 <text:s/>207.6523 <text:s/>C#5 <text:s/>277.1826 <text:s/>F5 <text:s text:c="2"/>349.2282 <text:s/>Bb6 <text:s/>466.1638</text:p>
      <text:p text:style-name="P3"><text:s text:c="4"/>9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0 <text:s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1 <text:s/>C#4 <text:s/>138.5913 <text:s/>F#4 <text:s/>184.9972 <text:s/>B5 <text:s text:c="2"/>246.9417 <text:s/>E5 <text:s text:c="2"/>329.6276 <text:s/>G#5 <text:s/>415.3047 <text:s/>C#6 <text:s/>554.3653</text:p>
      <text:p text:style-name="P3"><text:s text:c="4"/>12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3 <text:s/>D#4 <text:s/>155.5635 <text:s/>G#4 <text:s/>207.6523 <text:s/>C#5 <text:s/>277.1826 <text:s/>F#5 <text:s/>369.9944 <text:s/>Bb6 <text:s/>466.1638 <text:s/>D#6 622.254</text:p>
      <text:p text:style-name="P3"><text:s text:c="4"/>14 <text:s/>E4 <text:s text:c="2"/>164.8324 <text:s/>A5 <text:s text:c="2"/>220 <text:s text:c="6"/>D5 <text:s text:c="2"/>293.6648 <text:s/>G5 <text:s text:c="2"/>391.9954 <text:s/>B6 <text:s text:c="2"/>493.8833 <text:s/>E6 <text:s/>659.2551</text:p>
      <text:p text:style-name="P3"><text:s text:c="4"/>15 <text:s/>F4 <text:s text:c="2"/>174.6141 <text:s/>Bb5 <text:s/>233.0819 <text:s/>D#5 <text:s/>311.127 <text:s text:c="2"/>G#5 <text:s/>415.3047 <text:s/>C6 <text:s text:c="2"/>523.2511 <text:s/>F6 <text:s/>698.4565</text:p>
      <text:p text:style-name="P3"><text:s text:c="4"/>16 <text:s/>G4 <text:s text:c="2"/>184.9972 <text:s/>B5 <text:s text:c="2"/>246.9417 <text:s/>E5 <text:s text:c="2"/>329.6276 <text:s/>A6 <text:s text:c="2"/>440 <text:s text:c="6"/>C#6 <text:s/>554.3653 <text:s/>F#6 739.9888</text:p>
      <text:p text:style-name="P3"><text:s text:c="4"/>17 <text:s/>G#4 <text:s/>195.9977 <text:s/>C5 <text:s text:c="2"/>261.6256 <text:s/>F5 <text:s text:c="2"/>349.2282 <text:s/>Bb6 <text:s/>466.1638 <text:s/>D6 <text:s text:c="2"/>587.3295 <text:s/>G6 <text:s/>783.9909</text:p>
      <text:p text:style-name="P3"><text:s text:c="4"/>18 <text:s/>A5 <text:s text:c="2"/>220 <text:s text:c="6"/>C#5 <text:s/>277.1826 <text:s/>F#5 <text:s/>369.9944 <text:s/>B6 <text:s text:c="2"/>493.8833 <text:s/>D#6 <text:s/>622.254 <text:s text:c="2"/>G#6 830.6094</text:p>
      <text:p text:style-name="P3"><text:s text:c="4"/>19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20 <text:s/>B5 <text:s text:c="2"/>246.9417 <text:s/>D#5 <text:s/>311.127 <text:s text:c="2"/>G#5 <text:s/>415.3047 <text:s/>C#6 <text:s/>554.3653 <text:s/>F6 <text:s text:c="2"/>698.4565 <text:s/>Bb7 932.3275</text:p>
      <text:p text:style-name="P3"><text:s text:c="4"/>21 <text:s/>C5 <text:s text:c="2"/>261.6256 <text:s/>E5 <text:s text:c="2"/>329.6276 <text:s/>A6 <text:s text:c="2"/>440 <text:s text:c="6"/>D6 <text:s text:c="2"/>587.3295 <text:s/>F#6 <text:s/>739.9888 <text:s/>B7 <text:s/>987.7666</text:p>
      <text:p text:style-name="P3"><text:s text:c="4"/>22 <text:s/>C#5 <text:s/>277.1826 <text:s/>F5 <text:s text:c="2"/>349.2282 <text:s/>Bb6 <text:s/>466.1638 <text:s/>D#6 <text:s/>622.254 <text:s text:c="2"/>G6 <text:s text:c="2"/>783.9909 <text:s/>C7 <text:s/>1046.502</text:p>
      <text:p text:style-name="P3"><text:s text:c="4"/>23 <text:s/>D5 <text:s text:c="2"/>293.6648 <text:s/>F#5 <text:s/>369.9944 <text:s/>B6 <text:s text:c="2"/>493.8833 <text:s/>E6 <text:s text:c="2"/>659.2551 <text:s/>G#6 <text:s/>830.6094 <text:s/>C#7 1108.731</text:p>
      <text:p text:style-name="P3"><text:s text:c="4"/>24 <text:s/>D#5 <text:s/>311.127 <text:s text:c="2"/>G5 <text:s text:c="2"/>391.9954 <text:s/>C6 <text:s text:c="2"/>523.2511 <text:s/>F6 <text:s text:c="2"/>698.4565 <text:s/>A7 <text:s text:c="2"/>880 <text:s text:c="6"/>D7 <text:s/>1174.659</text:p>
      <text:p text:style-name="P3"/>
      <text:p text:style-name="P3">-1 Fret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D#3 <text:s/>77.78175 <text:s/>G#3 <text:s/>103.8262 <text:s/>C#4 <text:s/>138.5913 <text:s/>F#4 <text:s/>184.9972 <text:s/>Bb5 <text:s/>233.0819 <text:s/>D#5 <text:s/>311.127</text:p>
      <text:p text:style-name="P3"><text:s text:c="4"/>1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2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3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4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5 <text:s text:c="2"/>G#3 <text:s/>103.8262 <text:s/>C#4 <text:s/>138.5913 <text:s/>F#4 <text:s/>184.9972 <text:s/>B5 <text:s text:c="2"/>246.9417 <text:s/>D#5 <text:s/>311.127 <text:s text:c="2"/>G#5 <text:s/>415.3047</text:p>
      <text:p text:style-name="P3"><text:s text:c="4"/>6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7 <text:s text:c="2"/>Bb4 <text:s/>116.5409 <text:s/>D#4 <text:s/>155.5635 <text:s/>G#4 <text:s/>207.6523 <text:s/>C#5 <text:s/>277.1826 <text:s/>F5 <text:s text:c="2"/>349.2282 <text:s/>Bb6 <text:s/>466.1638</text:p>
      <text:p text:style-name="P3"><text:s text:c="4"/>8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9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0 <text:s/>C#4 <text:s/>138.5913 <text:s/>F#4 <text:s/>184.9972 <text:s/>B5 <text:s text:c="2"/>246.9417 <text:s/>E5 <text:s text:c="2"/>329.6276 <text:s/>G#5 <text:s/>415.3047 <text:s/>C#6 <text:s/>554.3653</text:p>
      <text:p text:style-name="P3"><text:s text:c="4"/>11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2 <text:s/>D#4 <text:s/>155.5635 <text:s/>G#4 <text:s/>207.6523 <text:s/>C#5 <text:s/>277.1826 <text:s/>F#5 <text:s/>369.9944 <text:s/>Bb6 <text:s/>466.1638 <text:s/>D#6 <text:s/>622.254</text:p>
      <text:p text:style-name="P3"><text:s text:c="4"/>13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14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15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16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17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18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19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20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21 <text:s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22 <text:s/>D5 <text:s text:c="2"/>293.6648 <text:s/>F#5 <text:s/>369.9944 <text:s/>B6 <text:s text:c="2"/>493.8833 <text:s/>E6 <text:s text:c="2"/>659.2551 <text:s/>G#6 <text:s/>830.6094 <text:s/>C#7 <text:s/>1108.731</text:p>
      <text:p text:style-name="P3"><text:s text:c="4"/>23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24 <text:s/>E5 <text:s text:c="2"/>329.6276 <text:s/>G#5 <text:s/>415.3047 <text:s/>C#6 <text:s/>554.3653 <text:s/>F#6 <text:s/>739.9888 <text:s/>Bb7 <text:s/>932.3275 <text:s/>D#7 <text:s/>1244.50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Standard Tuning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3"><text:s text:c="4"/>1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2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3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4 <text:s text:c="2"/>G#3 <text:s/>103.8262 <text:s/>C#4 <text:s/>138.5913 <text:s/>F#4 <text:s/>184.9972 <text:s/>B5 <text:s text:c="2"/>246.9417 <text:s/>D#5 <text:s/>311.127 <text:s text:c="2"/>G#5 <text:s/>415.3047</text:p>
      <text:p text:style-name="P3"><text:s text:c="4"/>5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6 <text:s text:c="2"/>Bb4 <text:s/>116.5409 <text:s/>D#4 <text:s/>155.5635 <text:s/>G#4 <text:s/>207.6523 <text:s/>C#5 <text:s/>277.1826 <text:s/>F5 <text:s text:c="2"/>349.2282 <text:s/>Bb6 <text:s/>466.1638</text:p>
      <text:p text:style-name="P3"><text:s text:c="4"/>7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8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9 <text:s text:c="2"/>C#4 <text:s/>138.5913 <text:s/>F#4 <text:s/>184.9972 <text:s/>B5 <text:s text:c="2"/>246.9417 <text:s/>E5 <text:s text:c="2"/>329.6276 <text:s/>G#5 <text:s/>415.3047 <text:s/>C#6 <text:s/>554.3653</text:p>
      <text:p text:style-name="P3"><text:s text:c="4"/>10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1 <text:s/>D#4 <text:s/>155.5635 <text:s/>G#4 <text:s/>207.6523 <text:s/>C#5 <text:s/>277.1826 <text:s/>F#5 <text:s/>369.9944 <text:s/>Bb6 <text:s/>466.1638 <text:s/>D#6 <text:s/>622.254</text:p>
      <text:p text:style-name="P3"><text:s text:c="4"/>12 <text:s/>E4 <text:s text:c="2"/>164.8324 <text:s/>A5 <text:s text:c="2"/>220 <text:s text:c="6"/>D5 <text:s text:c="2"/>293.6648 <text:s/>G5 <text:s text:c="2"/>391.9954 <text:s/>B6 <text:s text:c="2"/>493.8833 <text:s/>E6 <text:s text:c="2"/>659.2551 <text:s text:c="3"/></text:p>
      <text:p text:style-name="P3"><text:s text:c="4"/>13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14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15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16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17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18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19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20 <text:s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21 <text:s/>D5 <text:s text:c="2"/>293.6648 <text:s/>F#5 <text:s/>369.9944 <text:s/>B6 <text:s text:c="2"/>493.8833 <text:s/>E6 <text:s text:c="2"/>659.2551 <text:s/>G#6 <text:s/>830.6094 <text:s/>C#7 <text:s/>1108.731</text:p>
      <text:p text:style-name="P3"><text:s text:c="4"/>22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23 <text:s/>E5 <text:s text:c="2"/>329.6276 <text:s/>G#5 <text:s/>415.3047 <text:s/>C#6 <text:s/>554.3653 <text:s/>F#6 <text:s/>739.9888 <text:s/>Bb7 <text:s/>932.3275 <text:s/>D#7 <text:s/>1244.508</text:p>
      <text:p text:style-name="P3"><text:s text:c="4"/>24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/>
      <text:p text:style-name="P3">+1 Fret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F3 <text:s text:c="2"/>87.30706 <text:s/>Bb4 <text:s/>116.5409 <text:s/>D#4 <text:s/>155.5635 <text:s/>G#4 <text:s/>207.6523 <text:s/>C5 <text:s text:c="2"/>261.6256 <text:s/>F5 <text:s text:c="2"/>349.2282</text:p>
      <text:p text:style-name="P3"><text:s text:c="4"/>1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2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3 <text:s text:c="2"/>G#3 <text:s/>103.8262 <text:s/>C#4 <text:s/>138.5913 <text:s/>F#4 <text:s/>184.9972 <text:s/>B5 <text:s text:c="2"/>246.9417 <text:s/>D#5 <text:s/>311.127 <text:s text:c="2"/>G#5 <text:s/>415.3047</text:p>
      <text:p text:style-name="P3"><text:s text:c="4"/>4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5 <text:s text:c="2"/>Bb4 <text:s/>116.5409 <text:s/>D#4 <text:s/>155.5635 <text:s/>G#4 <text:s/>207.6523 <text:s/>C#5 <text:s/>277.1826 <text:s/>F5 <text:s text:c="2"/>349.2282 <text:s/>Bb6 <text:s/>466.1638</text:p>
      <text:p text:style-name="P3"><text:s text:c="4"/>6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7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8 <text:s text:c="2"/>C#4 <text:s/>138.5913 <text:s/>F#4 <text:s/>184.9972 <text:s/>B5 <text:s text:c="2"/>246.9417 <text:s/>E5 <text:s text:c="2"/>329.6276 <text:s/>G#5 <text:s/>415.3047 <text:s/>C#6 <text:s/>554.3653</text:p>
      <text:p text:style-name="P3"><text:s text:c="4"/>9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0 <text:s/>D#4 <text:s/>155.5635 <text:s/>G#4 <text:s/>207.6523 <text:s/>C#5 <text:s/>277.1826 <text:s/>F#5 <text:s/>369.9944 <text:s/>Bb6 <text:s/>466.1638 <text:s/>D#6 <text:s/>622.254</text:p>
      <text:p text:style-name="P3"><text:s text:c="4"/>11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12 <text:s/>F4 <text:s text:c="2"/>174.6141 <text:s/>Bb5 <text:s/>233.0819 <text:s/>D#5 <text:s/>311.127 <text:s text:c="2"/>G#5 <text:s/>415.3047 <text:s/>C6 <text:s text:c="2"/>523.2511 <text:s/>F6 <text:s text:c="2"/>698.4565 <text:s text:c="3"/></text:p>
      <text:p text:style-name="P3"><text:s text:c="4"/>13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14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15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16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17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18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19 <text:s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20 <text:s/>D5 <text:s text:c="2"/>293.6648 <text:s/>F#5 <text:s/>369.9944 <text:s/>B6 <text:s text:c="2"/>493.8833 <text:s/>E6 <text:s text:c="2"/>659.2551 <text:s/>G#6 <text:s/>830.6094 <text:s/>C#7 <text:s/>1108.731</text:p>
      <text:p text:style-name="P3"><text:s text:c="4"/>21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22 <text:s/>E5 <text:s text:c="2"/>329.6276 <text:s/>G#5 <text:s/>415.3047 <text:s/>C#6 <text:s/>554.3653 <text:s/>F#6 <text:s/>739.9888 <text:s/>Bb7 <text:s/>932.3275 <text:s/>D#7 <text:s/>1244.508</text:p>
      <text:p text:style-name="P3"><text:s text:c="4"/>23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24 <text:s/>F#5 <text:s/>369.9944 <text:s/>Bb6 <text:s/>466.1638 <text:s/>D#6 <text:s/>622.254 <text:s text:c="2"/>G#6 <text:s/>830.6094 <text:s/>C7 <text:s text:c="2"/>1046.502 <text:s/>F#7 <text:s/>1396.91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2 Frets</text:p>
      <text:p text:style-name="P3"><text:s text:c="4"/>S <text:s text:c="2"/>6 <text:s text:c="13"/>5 <text:s text:c="13"/>4 <text:s text:c="13"/>3 <text:s text:c="13"/>2 <text:s text:c="13"/>1</text:p>
      <text:p text:style-name="P3"><text:s text:c="4"/></text:p>
      <text:p text:style-name="P3"><text:s text:c="4"/>0 <text:s text:c="2"/>F#3 <text:s/>92.49861 <text:s/>B4 <text:s text:c="2"/>123.4708 <text:s/>E4 <text:s text:c="2"/>164.8324 <text:s/>A5 <text:s text:c="2"/>220 <text:s text:c="6"/>C#5 <text:s/>277.1826 <text:s/>F#5 <text:s/>369.9944</text:p>
      <text:p text:style-name="P3"><text:s text:c="4"/>1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3"><text:s text:c="4"/>2 <text:s text:c="2"/>G#3 <text:s/>103.8262 <text:s/>C#4 <text:s/>138.5913 <text:s/>F#4 <text:s/>184.9972 <text:s/>B5 <text:s text:c="2"/>246.9417 <text:s/>D#5 <text:s/>311.127 <text:s text:c="2"/>G#5 <text:s/>415.3047</text:p>
      <text:p text:style-name="P3"><text:s text:c="4"/>3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4 <text:s text:c="2"/>Bb4 <text:s/>116.5409 <text:s/>D#4 <text:s/>155.5635 <text:s/>G#4 <text:s/>207.6523 <text:s/>C#5 <text:s/>277.1826 <text:s/>F5 <text:s text:c="2"/>349.2282 <text:s/>Bb6 <text:s/>466.1638</text:p>
      <text:p text:style-name="P3"><text:s text:c="4"/>5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6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7 <text:s text:c="2"/>C#4 <text:s/>138.5913 <text:s/>F#4 <text:s/>184.9972 <text:s/>B5 <text:s text:c="2"/>246.9417 <text:s/>E5 <text:s text:c="2"/>329.6276 <text:s/>G#5 <text:s/>415.3047 <text:s/>C#6 <text:s/>554.3653</text:p>
      <text:p text:style-name="P3"><text:s text:c="4"/>8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9 <text:s text:c="2"/>D#4 <text:s/>155.5635 <text:s/>G#4 <text:s/>207.6523 <text:s/>C#5 <text:s/>277.1826 <text:s/>F#5 <text:s/>369.9944 <text:s/>Bb6 <text:s/>466.1638 <text:s/>D#6 <text:s/>622.254</text:p>
      <text:p text:style-name="P3"><text:s text:c="4"/>10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11 <text:s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12 <text:s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13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14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15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16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17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18 <text:s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19 <text:s/>D5 <text:s text:c="2"/>293.6648 <text:s/>F#5 <text:s/>369.9944 <text:s/>B6 <text:s text:c="2"/>493.8833 <text:s/>E6 <text:s text:c="2"/>659.2551 <text:s/>G#6 <text:s/>830.6094 <text:s/>C#7 <text:s/>1108.731</text:p>
      <text:p text:style-name="P3"><text:s text:c="4"/>20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21 <text:s/>E5 <text:s text:c="2"/>329.6276 <text:s/>G#5 <text:s/>415.3047 <text:s/>C#6 <text:s/>554.3653 <text:s/>F#6 <text:s/>739.9888 <text:s/>Bb7 <text:s/>932.3275 <text:s/>D#7 <text:s/>1244.508</text:p>
      <text:p text:style-name="P3"><text:s text:c="4"/>22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23 <text:s/>F#5 <text:s/>369.9944 <text:s/>Bb6 <text:s/>466.1638 <text:s/>D#6 <text:s/>622.254 <text:s text:c="2"/>G# <text:s text:c="2"/>830.6094 <text:s/>C7 <text:s text:c="2"/>1046.502 <text:s/>F#7 <text:s/>1396.913</text:p>
      <text:p text:style-name="P3"><text:s text:c="4"/>24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/>
      <text:p text:style-name="P3">+3 Frets</text:p>
      <text:p text:style-name="P3"><text:s text:c="4"/>S <text:s text:c="2"/>6 <text:s text:c="13"/>5 <text:s text:c="13"/>4 <text:s text:c="13"/>3 <text:s text:c="13"/>2 <text:s text:c="14"/>1</text:p>
      <text:p text:style-name="P3"><text:s text:c="4"/></text:p>
      <text:p text:style-name="P3"><text:s text:c="4"/>0 <text:s text:c="2"/>G3 <text:s text:c="2"/>97.99886 <text:s/>C4 <text:s text:c="2"/>130.8128 <text:s/>F4 <text:s text:c="2"/>174.6141 <text:s/>Bb5 <text:s/>233.0819 <text:s/>D5 <text:s text:c="2"/>293.6648 <text:s text:c="2"/>G5 <text:s text:c="2"/>391.9954</text:p>
      <text:p text:style-name="P3"><text:s text:c="4"/>1 <text:s text:c="2"/>G#3 <text:s/>103.8262 <text:s/>C#4 <text:s/>138.5913 <text:s/>F#4 <text:s/>184.9972 <text:s/>B5 <text:s text:c="2"/>246.9417 <text:s/>D#5 <text:s/>311.127 <text:s text:c="3"/>G#5 <text:s/>415.3047</text:p>
      <text:p text:style-name="P3"><text:s text:c="4"/>2 <text:s text:c="2"/>A4 <text:s text:c="2"/>110 <text:s text:c="6"/>D4 <text:s text:c="2"/>146.8324 <text:s/>G4 <text:s text:c="2"/>195.9977 <text:s/>C5 <text:s text:c="2"/>261.6256 <text:s/>E5 <text:s text:c="2"/>329.6276 <text:s text:c="2"/>A6 <text:s text:c="2"/>440</text:p>
      <text:p text:style-name="P3"><text:s text:c="4"/>3 <text:s text:c="2"/>Bb4 <text:s/>116.5409 <text:s/>D#4 <text:s/>155.5635 <text:s/>G#4 <text:s/>207.6523 <text:s/>C#5 <text:s/>277.1826 <text:s/>F5 <text:s text:c="2"/>349.2282 <text:s text:c="2"/>Bb6 <text:s/>466.1638</text:p>
      <text:p text:style-name="P3"><text:s text:c="4"/>4 <text:s text:c="2"/>B4 <text:s text:c="2"/>123.4708 <text:s/>E4 <text:s text:c="2"/>164.8324 <text:s/>A5 <text:s text:c="2"/>220 <text:s text:c="6"/>D5 <text:s text:c="2"/>293.6648 <text:s/>F#5 <text:s/>369.9944 <text:s text:c="2"/>B6 <text:s text:c="2"/>493.8833</text:p>
      <text:p text:style-name="P3"><text:s text:c="4"/>5 <text:s text:c="2"/>C4 <text:s text:c="2"/>130.8128 <text:s/>F4 <text:s text:c="2"/>174.6141 <text:s/>Bb5 <text:s/>233.0819 <text:s/>D#5 <text:s/>311.127 <text:s text:c="2"/>G5 <text:s text:c="2"/>391.9954 <text:s text:c="2"/>C6 <text:s text:c="2"/>523.2511</text:p>
      <text:p text:style-name="P3"><text:s text:c="4"/>6 <text:s text:c="2"/>C#4 <text:s/>138.5913 <text:s/>F#4 <text:s/>184.9972 <text:s/>B5 <text:s text:c="2"/>246.9417 <text:s/>E5 <text:s text:c="2"/>329.6276 <text:s/>G#5 <text:s/>415.3047 <text:s text:c="2"/>C#6 <text:s/>554.3653</text:p>
      <text:p text:style-name="P3"><text:s text:c="4"/>7 <text:s text:c="2"/>D4 <text:s text:c="2"/>146.8324 <text:s/>G4 <text:s text:c="2"/>195.9977 <text:s/>C5 <text:s text:c="2"/>261.6256 <text:s/>F5 <text:s text:c="2"/>349.2282 <text:s/>A6 <text:s text:c="2"/>440 <text:s text:c="7"/>D6 <text:s text:c="2"/>587.3295</text:p>
      <text:p text:style-name="P3"><text:s text:c="4"/>8 <text:s text:c="2"/>D#4 <text:s/>155.5635 <text:s/>G#4 <text:s/>207.6523 <text:s/>C#5 <text:s/>277.1826 <text:s/>F#5 <text:s/>369.9944 <text:s/>Bb6 <text:s/>466.1638 <text:s text:c="2"/>D#6 <text:s/>622.254</text:p>
      <text:p text:style-name="P3"><text:s text:c="4"/>9 <text:s text:c="2"/>E4 <text:s text:c="2"/>164.8324 <text:s/>A5 <text:s text:c="2"/>220 <text:s text:c="6"/>D5 <text:s text:c="2"/>293.6648 <text:s/>G5 <text:s text:c="2"/>391.9954 <text:s/>B6 <text:s text:c="2"/>493.8833 <text:s text:c="2"/>E6 <text:s text:c="2"/>659.2551</text:p>
      <text:p text:style-name="P3"><text:s text:c="4"/>10 <text:s/>F4 <text:s text:c="2"/>174.6141 <text:s/>Bb5 <text:s/>233.0819 <text:s/>D#5 <text:s/>311.127 <text:s text:c="2"/>G#5 <text:s/>415.3047 <text:s/>C6 <text:s text:c="2"/>523.2511 <text:s text:c="2"/>F6 <text:s text:c="2"/>698.4565</text:p>
      <text:p text:style-name="P3"><text:s text:c="4"/>11 <text:s/>G4 <text:s text:c="2"/>184.9972 <text:s/>B5 <text:s text:c="2"/>246.9417 <text:s/>E5 <text:s text:c="2"/>329.6276 <text:s/>A6 <text:s text:c="2"/>440 <text:s text:c="6"/>C#6 <text:s/>554.3653 <text:s text:c="2"/>F#6 <text:s/>739.9888</text:p>
      <text:p text:style-name="P3"><text:s text:c="4"/>12 <text:s/>G#4 <text:s/>195.9977 <text:s/>C5 <text:s text:c="2"/>261.6256 <text:s/>F5 <text:s text:c="2"/>349.2282 <text:s/>Bb6 <text:s/>466.1638 <text:s/>D6 <text:s text:c="2"/>587.3295 <text:s text:c="2"/>G6 <text:s text:c="2"/>783.9909 <text:s/></text:p>
      <text:p text:style-name="P3"><text:s text:c="4"/>13 <text:s/>A5 <text:s text:c="2"/>220 <text:s text:c="6"/>C#5 <text:s/>277.1826 <text:s/>F#5 <text:s/>369.9944 <text:s/>B6 <text:s text:c="2"/>493.8833 <text:s/>D#6 <text:s/>622.254 <text:s text:c="3"/>G#6 <text:s/>830.6094</text:p>
      <text:p text:style-name="P3"><text:s text:c="4"/>14 <text:s/>Bb5 <text:s/>233.0819 <text:s/>D5 <text:s text:c="2"/>293.6648 <text:s/>G5 <text:s text:c="2"/>391.9954 <text:s/>C6 <text:s text:c="2"/>523.2511 <text:s/>E6 <text:s text:c="2"/>659.2551 <text:s text:c="2"/>A7 <text:s text:c="2"/>880</text:p>
      <text:p text:style-name="P3"><text:s text:c="4"/>15 <text:s/>B5 <text:s text:c="2"/>246.9417 <text:s/>D#5 <text:s/>311.127 <text:s text:c="2"/>G#5 <text:s/>415.3047 <text:s/>C#6 <text:s/>554.3653 <text:s/>F6 <text:s text:c="2"/>698.4565 <text:s text:c="2"/>Bb7 <text:s/>932.3275</text:p>
      <text:p text:style-name="P3"><text:s text:c="4"/>16 <text:s/>C5 <text:s text:c="2"/>261.6256 <text:s/>E5 <text:s text:c="2"/>329.6276 <text:s/>A6 <text:s text:c="2"/>440 <text:s text:c="6"/>D6 <text:s text:c="2"/>587.3295 <text:s/>F#6 <text:s/>739.9888 <text:s text:c="2"/>B7 <text:s text:c="2"/>987.7666</text:p>
      <text:p text:style-name="P3"><text:s text:c="4"/>17 <text:s/>C#5 <text:s/>277.1826 <text:s/>F5 <text:s text:c="2"/>349.2282 <text:s/>Bb6 <text:s/>466.1638 <text:s/>D#6 <text:s/>622.254 <text:s text:c="2"/>G6 <text:s text:c="2"/>783.9909 <text:s text:c="2"/>C7 <text:s text:c="2"/>1046.502</text:p>
      <text:p text:style-name="P3"><text:s text:c="4"/>18 <text:s/>D5 <text:s text:c="2"/>293.6648 <text:s/>F#5 <text:s/>369.9944 <text:s/>B6 <text:s text:c="2"/>493.8833 <text:s/>E6 <text:s text:c="2"/>659.2551 <text:s/>G#6 <text:s/>830.6094 <text:s text:c="2"/>C#7 <text:s/>1108.731</text:p>
      <text:p text:style-name="P3"><text:s text:c="4"/>19 <text:s/>D#5 <text:s/>311.127 <text:s text:c="2"/>G5 <text:s text:c="2"/>391.9954 <text:s/>C6 <text:s text:c="2"/>523.2511 <text:s/>F6 <text:s text:c="2"/>698.4565 <text:s/>A7 <text:s text:c="2"/>880 <text:s text:c="7"/>D7 <text:s text:c="2"/>1174.659</text:p>
      <text:p text:style-name="P3"><text:s text:c="4"/>20 <text:s/>E5 <text:s text:c="2"/>329.6276 <text:s/>G#5 <text:s/>415.3047 <text:s/>C#6 <text:s/>554.3653 <text:s/>F#6 <text:s/>739.9888 <text:s/>Bb7 <text:s/>932.3275 <text:s text:c="2"/>D#7 <text:s/>1244.508</text:p>
      <text:p text:style-name="P3"><text:s text:c="4"/>21 <text:s/>F5 <text:s text:c="2"/>349.2282 <text:s/>A6 <text:s text:c="2"/>440 <text:s text:c="6"/>D6 <text:s text:c="2"/>587.3295 <text:s/>G6 <text:s text:c="2"/>783.9909 <text:s/>B7 <text:s text:c="2"/>987.7666 <text:s text:c="2"/>F7 <text:s text:c="2"/>1318.51</text:p>
      <text:p text:style-name="P3"><text:s text:c="4"/>22 <text:s/>F#5 <text:s/>369.9944 <text:s/>Bb6 <text:s/>466.1638 <text:s/>D#6 <text:s/>622.254 <text:s text:c="2"/>G#6 <text:s/>830.6094 <text:s/>C7 <text:s text:c="2"/>1046.502 <text:s text:c="2"/>F#7 <text:s/>1396.913</text:p>
      <text:p text:style-name="P3"><text:s text:c="4"/>23 <text:s/>G5 <text:s text:c="2"/>391.9954 <text:s/>B6 <text:s text:c="2"/>493.8833 <text:s/>E6 <text:s text:c="2"/>659.2551 <text:s/>A7 <text:s text:c="2"/>880 <text:s text:c="6"/>C#7 <text:s/>1108.731 <text:s text:c="2"/>G7 <text:s text:c="2"/>1479.978</text:p>
      <text:p text:style-name="P3"><text:s text:c="4"/>24 <text:s/>G#5 <text:s/>415.3047 <text:s/>C6 <text:s text:c="2"/>523.2511 <text:s/>F6 <text:s text:c="2"/>698.4565 <text:s/>Bb7 <text:s/>932.3275 <text:s/>D7 <text:s text:c="2"/>1174.659 <text:s text:c="2"/>G#7 <text:s/>1567.98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4 Frets <text:s text:c="3"/></text:p>
      <text:p text:style-name="P3"><text:s text:c="4"/>S <text:s text:c="2"/>6 <text:s text:c="13"/>5 <text:s text:c="13"/>4 <text:s text:c="13"/>3 <text:s text:c="13"/>2 <text:s text:c="14"/>1</text:p>
      <text:p text:style-name="P3"/>
      <text:p text:style-name="P3"><text:s text:c="4"/>0 <text:s text:c="2"/>G#3 <text:s/>103.8262 <text:s/>C#4 <text:s/>138.5913 <text:s/>F#4 <text:s/>184.9972 <text:s/>B5 <text:s text:c="2"/>246.9417 <text:s/>D#5 <text:s/>311.127 <text:s text:c="3"/>G#5 <text:s/>415.3047</text:p>
      <text:p text:style-name="P3"><text:s text:c="4"/>1 <text:s text:c="2"/>A4 <text:s text:c="2"/>110 <text:s text:c="6"/>D4 <text:s text:c="2"/>146.8324 <text:s/>G4 <text:s text:c="2"/>195.9977 <text:s/>C5 <text:s text:c="2"/>261.6256 <text:s/>E5 <text:s text:c="2"/>329.6276 <text:s text:c="2"/>A6 <text:s text:c="2"/>440</text:p>
      <text:p text:style-name="P3"><text:s text:c="4"/>2 <text:s text:c="2"/>Bb4 <text:s/>116.5409 <text:s/>D#4 <text:s/>155.5635 <text:s/>G#4 <text:s/>207.6523 <text:s/>C#5 <text:s/>277.1826 <text:s/>F5 <text:s text:c="2"/>349.2282 <text:s text:c="2"/>Bb6 <text:s/>466.1638</text:p>
      <text:p text:style-name="P3"><text:s text:c="4"/>3 <text:s text:c="2"/>B4 <text:s text:c="2"/>123.4708 <text:s/>E4 <text:s text:c="2"/>164.8324 <text:s/>A5 <text:s text:c="2"/>220 <text:s text:c="6"/>D5 <text:s text:c="2"/>293.6648 <text:s/>F#5 <text:s/>369.9944 <text:s text:c="2"/>B6 <text:s text:c="2"/>493.8833</text:p>
      <text:p text:style-name="P3"><text:s text:c="4"/>4 <text:s text:c="2"/>C4 <text:s text:c="2"/>130.8128 <text:s/>F4 <text:s text:c="2"/>174.6141 <text:s/>Bb5 <text:s/>233.0819 <text:s/>D#5 <text:s/>311.127 <text:s text:c="2"/>G5 <text:s text:c="2"/>391.9954 <text:s text:c="2"/>C6 <text:s text:c="2"/>523.2511</text:p>
      <text:p text:style-name="P3"><text:s text:c="4"/>5 <text:s text:c="2"/>C#4 <text:s/>138.5913 <text:s/>F#4 <text:s/>184.9972 <text:s/>B5 <text:s text:c="2"/>246.9417 <text:s/>E5 <text:s text:c="2"/>329.6276 <text:s/>G#5 <text:s/>415.3047 <text:s text:c="2"/>C#6 <text:s/>554.3653</text:p>
      <text:p text:style-name="P3"><text:s text:c="4"/>6 <text:s text:c="2"/>D4 <text:s text:c="2"/>146.8324 <text:s/>G4 <text:s text:c="2"/>195.9977 <text:s/>C5 <text:s text:c="2"/>261.6256 <text:s/>F5 <text:s text:c="2"/>349.2282 <text:s/>A6 <text:s text:c="2"/>440 <text:s text:c="7"/>D6 <text:s text:c="2"/>587.3295</text:p>
      <text:p text:style-name="P3"><text:s text:c="4"/>7 <text:s text:c="2"/>D#4 <text:s/>155.5635 <text:s/>G#4 <text:s/>207.6523 <text:s/>C#5 <text:s/>277.1826 <text:s/>F#5 <text:s/>369.9944 <text:s/>Bb6 <text:s/>466.1638 <text:s text:c="2"/>D#6 <text:s/>622.254</text:p>
      <text:p text:style-name="P3"><text:s text:c="4"/>8 <text:s text:c="2"/>E4 <text:s text:c="2"/>164.8324 <text:s/>A5 <text:s text:c="2"/>220 <text:s text:c="6"/>D5 <text:s text:c="2"/>293.6648 <text:s/>G5 <text:s text:c="2"/>391.9954 <text:s/>B6 <text:s text:c="2"/>493.8833 <text:s text:c="2"/>E6 <text:s text:c="2"/>659.2551</text:p>
      <text:p text:style-name="P3"><text:s text:c="4"/>9 <text:s text:c="2"/>F4 <text:s text:c="2"/>174.6141 <text:s/>Bb5 <text:s/>233.0819 <text:s/>D#5 <text:s/>311.127 <text:s text:c="2"/>G#5 <text:s/>415.3047 <text:s/>C6 <text:s text:c="2"/>523.2511 <text:s text:c="2"/>F6 <text:s text:c="2"/>698.4565</text:p>
      <text:p text:style-name="P3"><text:s text:c="4"/>10 <text:s/>G4 <text:s text:c="2"/>184.9972 <text:s/>B5 <text:s text:c="2"/>246.9417 <text:s/>E5 <text:s text:c="2"/>329.6276 <text:s/>A6 <text:s text:c="2"/>440 <text:s text:c="6"/>C#6 <text:s/>554.3653 <text:s text:c="2"/>F#6 <text:s/>739.9888</text:p>
      <text:p text:style-name="P3"><text:s text:c="4"/>11 <text:s/>G#4 <text:s/>195.9977 <text:s/>C5 <text:s text:c="2"/>261.6256 <text:s/>F5 <text:s text:c="2"/>349.2282 <text:s/>Bb6 <text:s/>466.1638 <text:s/>D6 <text:s text:c="2"/>587.3295 <text:s text:c="2"/>G6 <text:s text:c="2"/>783.9909</text:p>
      <text:p text:style-name="P3"><text:s text:c="4"/>12 <text:s/>A5 <text:s text:c="2"/>220 <text:s text:c="6"/>C#5 <text:s/>277.1826 <text:s/>F#5 <text:s/>369.9944 <text:s/>B6 <text:s text:c="2"/>493.8833 <text:s/>D#6 <text:s/>622.254 <text:s text:c="3"/>G#6 <text:s/>830.6094</text:p>
      <text:p text:style-name="P3"><text:s text:c="4"/>13 <text:s/>Bb5 <text:s/>233.0819 <text:s/>D5 <text:s text:c="2"/>293.6648 <text:s/>G5 <text:s text:c="2"/>391.9954 <text:s/>C6 <text:s text:c="2"/>523.2511 <text:s/>E6 <text:s text:c="2"/>659.2551 <text:s text:c="2"/>A7 <text:s text:c="2"/>880</text:p>
      <text:p text:style-name="P3"><text:s text:c="4"/>14 <text:s/>B5 <text:s text:c="2"/>246.9417 <text:s/>D#5 <text:s/>311.127 <text:s text:c="2"/>G#5 <text:s/>415.3047 <text:s/>C#6 <text:s/>554.3653 <text:s/>F6 <text:s text:c="2"/>698.4565 <text:s text:c="2"/>Bb7 <text:s/>932.3275</text:p>
      <text:p text:style-name="P3"><text:s text:c="4"/>15 <text:s/>C5 <text:s text:c="2"/>261.6256 <text:s/>E5 <text:s text:c="2"/>329.6276 <text:s/>A6 <text:s text:c="2"/>440 <text:s text:c="6"/>D6 <text:s text:c="2"/>587.3295 <text:s/>F#6 <text:s/>739.9888 <text:s text:c="2"/>B7 <text:s text:c="2"/>987.7666</text:p>
      <text:p text:style-name="P3"><text:s text:c="4"/>16 <text:s/>C#5 <text:s/>277.1826 <text:s/>F5 <text:s text:c="2"/>349.2282 <text:s/>Bb6 <text:s/>466.1638 <text:s/>D#6 <text:s/>622.254 <text:s text:c="2"/>G6 <text:s text:c="2"/>783.9909 <text:s text:c="2"/>C7 <text:s text:c="2"/>1046.502</text:p>
      <text:p text:style-name="P3"><text:s text:c="4"/>17 <text:s/>D5 <text:s text:c="2"/>293.6648 <text:s/>F#5 <text:s/>369.9944 <text:s/>B6 <text:s text:c="2"/>493.8833 <text:s/>E6 <text:s text:c="2"/>659.2551 <text:s/>G#6 <text:s/>830.6094 <text:s text:c="2"/>C#7 <text:s/>1108.731</text:p>
      <text:p text:style-name="P3"><text:s text:c="4"/>18 <text:s/>D#5 <text:s/>311.127 <text:s text:c="2"/>G5 <text:s text:c="2"/>391.9954 <text:s/>C6 <text:s text:c="2"/>523.2511 <text:s/>F6 <text:s text:c="2"/>698.4565 <text:s/>A7 <text:s text:c="2"/>880 <text:s text:c="7"/>D7 <text:s text:c="2"/>1174.659</text:p>
      <text:p text:style-name="P3"><text:s text:c="4"/>19 <text:s/>E5 <text:s text:c="2"/>329.6276 <text:s/>G#5 <text:s/>415.3047 <text:s/>C#6 <text:s/>554.3653 <text:s/>F#6 <text:s/>739.9888 <text:s/>Bb7 <text:s/>932.3275 <text:s text:c="2"/>D#7 <text:s/>1244.508</text:p>
      <text:p text:style-name="P3"><text:s text:c="4"/>20 <text:s/>F5 <text:s text:c="2"/>349.2282 <text:s/>A6 <text:s text:c="2"/>440 <text:s text:c="6"/>D6 <text:s text:c="2"/>587.3295 <text:s/>G6 <text:s text:c="2"/>783.9909 <text:s/>B7 <text:s text:c="2"/>987.7666 <text:s text:c="2"/>F7 <text:s text:c="2"/>1318.51</text:p>
      <text:p text:style-name="P3"><text:s text:c="4"/>21 <text:s/>F#5 <text:s/>369.9944 <text:s/>Bb6 <text:s/>466.1638 <text:s/>D#6 <text:s/>622.254 <text:s text:c="2"/>G#6 <text:s/>830.6094 <text:s/>C7 <text:s text:c="2"/>1046.502 <text:s text:c="2"/>F#7 <text:s/>1396.913</text:p>
      <text:p text:style-name="P3"><text:s text:c="4"/>22 <text:s/>G5 <text:s text:c="2"/>391.9954 <text:s/>B6 <text:s text:c="2"/>493.8833 <text:s/>E6 <text:s text:c="2"/>659.2551 <text:s/>A7 <text:s text:c="2"/>880 <text:s text:c="6"/>C#7 <text:s/>1108.731 <text:s text:c="2"/>G7 <text:s text:c="2"/>1479.978</text:p>
      <text:p text:style-name="P3"><text:s text:c="4"/>23 <text:s/>G#5 <text:s/>415.3047 <text:s/>C6 <text:s text:c="2"/>523.2511 <text:s/>F6 <text:s text:c="2"/>698.4565 <text:s/>Bb7 <text:s/>932.3275 <text:s/>D7 <text:s text:c="2"/>1174.659 <text:s/>G#7 <text:s text:c="2"/>1567.982</text:p>
      <text:p text:style-name="P3"><text:s text:c="4"/>24 <text:s/>A6 <text:s text:c="2"/>440 <text:s text:c="6"/>C#6 <text:s/>554.3653 <text:s/>F#6 <text:s/>739.9888 <text:s/>B7 <text:s text:c="2"/>987.7666 <text:s/>D#7 <text:s/>1244.508 <text:s text:c="2"/>A8 <text:s text:c="2"/>1760</text:p>
      <text:p text:style-name="P3"/>
      <text:p text:style-name="P3">+5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3"><text:s text:c="4"/>1 <text:s text:c="2"/>Bb4 <text:s/>116.5409 <text:s/>D#4 <text:s/>155.5635 <text:s/>G#4 <text:s/>207.6523 <text:s/>C#5 <text:s/>277.1826 <text:s/>F5 <text:s text:c="2"/>349.2282 <text:s/>Bb6 <text:s/>466.1638</text:p>
      <text:p text:style-name="P3"><text:s text:c="4"/>2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3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4 <text:s text:c="2"/>C#4 <text:s/>138.5913 <text:s/>F#4 <text:s/>184.9972 <text:s/>B5 <text:s text:c="2"/>246.9417 <text:s/>E5 <text:s text:c="2"/>329.6276 <text:s/>G#5 <text:s/>415.3047 <text:s/>C#6 <text:s/>554.3653</text:p>
      <text:p text:style-name="P3"><text:s text:c="4"/>5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6 <text:s text:c="2"/>D#4 <text:s/>155.5635 <text:s/>G#4 <text:s/>207.6523 <text:s/>C#5 <text:s/>277.1826 <text:s/>F#5 <text:s/>369.9944 <text:s/>Bb6 <text:s/>466.1638 <text:s/>D#6 <text:s/>622.254</text:p>
      <text:p text:style-name="P3"><text:s text:c="4"/>7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8 <text:s text:c="2"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9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10 <text:s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11 <text:s/>A5 <text:s text:c="2"/>220 <text:s text:c="6"/>C#5 <text:s/>277.1826 <text:s/>F#5 <text:s/>369.9944 <text:s/>B6 <text:s text:c="2"/>493.8833 <text:s/>D#6 <text:s/>622.254 <text:s text:c="2"/>G#6 <text:s/>830.6094</text:p>
      <text:p text:style-name="P3"><text:s text:c="4"/>12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13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14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15 <text:s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16 <text:s/>D5 <text:s text:c="2"/>293.6648 <text:s/>F#5 <text:s/>369.9944 <text:s/>B6 <text:s text:c="2"/>493.8833 <text:s/>E6 <text:s text:c="2"/>659.2551 <text:s/>G#6 <text:s/>830.6094 <text:s/>C#7 <text:s/>1108.731</text:p>
      <text:p text:style-name="P3"><text:s text:c="4"/>17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18 <text:s/>E5 <text:s text:c="2"/>329.6276 <text:s/>G#5 <text:s/>415.3047 <text:s/>C#6 <text:s/>554.3653 <text:s/>F#6 <text:s/>739.9888 <text:s/>Bb7 <text:s/>932.3275 <text:s/>D#7 <text:s/>1244.508</text:p>
      <text:p text:style-name="P3"><text:s text:c="4"/>19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20 <text:s/>F#5 <text:s/>369.9944 <text:s/>Bb6 <text:s/>466.1638 <text:s/>D#6 <text:s/>622.254 <text:s text:c="2"/>G#6 <text:s/>830.6094 <text:s/>C7 <text:s text:c="2"/>1046.502 <text:s/>F#7 <text:s/>1396.913</text:p>
      <text:p text:style-name="P3"><text:s text:c="4"/>21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22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23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24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6 Frets</text:p>
      <text:p text:style-name="P3"><text:s text:c="4"/>S <text:s text:c="2"/>6 <text:s text:c="13"/>5 <text:s text:c="14"/>4 <text:s text:c="13"/>3 <text:s text:c="13"/>2 <text:s text:c="13"/>1</text:p>
      <text:p text:style-name="P3"/>
      <text:p text:style-name="P3"><text:s text:c="4"/>0 <text:s text:c="2"/>Bb4 <text:s/>116.5409 <text:s/>D#4 <text:s/>155.5635 <text:s text:c="2"/>G#4 <text:s/>207.6523 <text:s/>C#5 <text:s/>277.1826 <text:s/>F5 <text:s text:c="2"/>349.2282 <text:s/>Bb6 <text:s/>466.1638</text:p>
      <text:p text:style-name="P3"><text:s text:c="4"/>1 <text:s text:c="2"/>B4 <text:s text:c="2"/>123.4708 <text:s/>E4 <text:s text:c="2"/>164.8324 <text:s text:c="2"/>A5 <text:s text:c="2"/>220 <text:s text:c="6"/>D5 <text:s text:c="2"/>293.6648 <text:s/>F#5 <text:s/>369.9944 <text:s/>B6 <text:s text:c="2"/>493.8833</text:p>
      <text:p text:style-name="P3"><text:s text:c="4"/>2 <text:s text:c="2"/>C4 <text:s text:c="2"/>130.8128 <text:s/>F4 <text:s text:c="2"/>174.6141 <text:s text:c="2"/>Bb5 <text:s/>233.0819 <text:s/>D#5 <text:s/>311.127 <text:s text:c="2"/>G5 <text:s text:c="2"/>391.9954 <text:s/>C6 <text:s text:c="2"/>523.2511</text:p>
      <text:p text:style-name="P3"><text:s text:c="4"/>3 <text:s text:c="2"/>C#4 <text:s/>138.5913 <text:s/>F#4 <text:s/>184.9972 <text:s text:c="2"/>B5 <text:s text:c="2"/>246.9417 <text:s/>E5 <text:s text:c="2"/>329.6276 <text:s/>G#5 <text:s/>415.3047 <text:s/>C#6 <text:s/>554.3653</text:p>
      <text:p text:style-name="P3"><text:s text:c="4"/>4 <text:s text:c="2"/>D4 <text:s text:c="2"/>146.8324 <text:s/>G4 <text:s text:c="2"/>195.9977 <text:s text:c="2"/>C5 <text:s text:c="2"/>261.6256 <text:s/>F5 <text:s text:c="2"/>349.2282 <text:s/>A6 <text:s text:c="2"/>440 <text:s text:c="6"/>D6 <text:s text:c="2"/>587.3295</text:p>
      <text:p text:style-name="P3"><text:s text:c="4"/>5 <text:s text:c="2"/>D#4 <text:s/>155.5635 <text:s/>G#4 <text:s/>207.6523 <text:s text:c="2"/>C#5 <text:s/>277.1826 <text:s/>F#5 <text:s/>369.9944 <text:s/>Bb6 <text:s/>466.1638 <text:s/>D#6 622.254</text:p>
      <text:p text:style-name="P3"><text:s text:c="4"/>6 <text:s text:c="2"/>E4 <text:s text:c="2"/>164.8324 <text:s/>A5 <text:s text:c="2"/>220 <text:s text:c="7"/>D5 <text:s text:c="2"/>293.6648 <text:s/>G5 <text:s text:c="2"/>391.9954 <text:s/>B6 <text:s text:c="2"/>493.8833 <text:s/>E6 <text:s/>659.2551</text:p>
      <text:p text:style-name="P3"><text:s text:c="4"/>7 <text:s text:c="2"/>F4 <text:s text:c="2"/>174.6141 <text:s/>Bb5 <text:s/>233.0819 <text:s text:c="2"/>D#5 <text:s/>311.127 <text:s text:c="2"/>G#5 <text:s/>415.3047 <text:s/>C6 <text:s text:c="2"/>523.2511 <text:s/>F6 <text:s/>698.4565</text:p>
      <text:p text:style-name="P3"><text:s text:c="4"/>8 <text:s text:c="2"/>G4 <text:s text:c="2"/>184.9972 <text:s/>B5 <text:s text:c="2"/>246.9417 <text:s text:c="2"/>E5 <text:s text:c="2"/>329.6276 <text:s/>A6 <text:s text:c="2"/>440 <text:s text:c="6"/>C#6 <text:s/>554.3653 <text:s/>F#6 739.9888</text:p>
      <text:p text:style-name="P3"><text:s text:c="4"/>9 <text:s text:c="2"/>G#4 <text:s/>195.9977 <text:s/>C5 <text:s text:c="2"/>261.6256 <text:s text:c="2"/>F5 <text:s text:c="2"/>349.2282 <text:s/>Bb6 <text:s/>466.1638 <text:s/>D6 <text:s text:c="2"/>587.3295 <text:s/>G6 <text:s/>783.9909</text:p>
      <text:p text:style-name="P3"><text:s text:c="4"/>10 <text:s/>A5 <text:s text:c="2"/>220 <text:s text:c="6"/>C#5 <text:s/>277.1826 <text:s text:c="2"/>F#5 <text:s/>369.9944 <text:s/>B6 <text:s text:c="2"/>493.8833 <text:s/>D#6 <text:s/>622.254 <text:s text:c="2"/>G#6 830.6094</text:p>
      <text:p text:style-name="P3"><text:s text:c="4"/>11 <text:s/>Bb5 <text:s/>233.0819 <text:s/>D5 <text:s text:c="2"/>293.6648 <text:s text:c="2"/>G5 <text:s text:c="2"/>391.9954 <text:s/>C6 <text:s text:c="2"/>523.2511 <text:s/>E6 <text:s text:c="2"/>659.2551 <text:s/>A7 <text:s text:c="2"/>880</text:p>
      <text:p text:style-name="P3"><text:s text:c="4"/>12 <text:s/>B5 <text:s text:c="2"/>246.9417 <text:s/>D#5 <text:s/>311.127 <text:s text:c="3"/>G#5 <text:s/>415.3047 <text:s/>C#6 <text:s/>554.3653 <text:s/>F6 <text:s text:c="2"/>698.4565 <text:s/>Bb7 932.3275</text:p>
      <text:p text:style-name="P3"><text:s text:c="4"/>13 <text:s/>C5 <text:s text:c="2"/>261.6256 <text:s/>E5 <text:s text:c="2"/>329.6276 <text:s text:c="2"/>A6 <text:s text:c="2"/>440 <text:s text:c="6"/>D6 <text:s text:c="2"/>587.3295 <text:s/>F#6 <text:s/>739.9888 <text:s/>B7 <text:s/>987.7666</text:p>
      <text:p text:style-name="P3"><text:s text:c="4"/>14 <text:s/>C#5 <text:s/>277.1826 <text:s/>F5 <text:s text:c="2"/>349.2282 <text:s text:c="2"/>Bb6 <text:s/>466.1638 <text:s/>D#6 <text:s/>622.254 <text:s text:c="2"/>G6 <text:s text:c="2"/>783.9909 <text:s/>C7 <text:s/>1046.502</text:p>
      <text:p text:style-name="P3"><text:s text:c="4"/>15 <text:s/>D5 <text:s text:c="2"/>293.6648 <text:s/>F#5 <text:s/>369.9944 <text:s text:c="2"/>B6 <text:s text:c="2"/>493.8833 <text:s/>E6 <text:s text:c="2"/>659.2551 <text:s/>G#6 <text:s/>830.6094 <text:s/>C#7 1108.731</text:p>
      <text:p text:style-name="P3"><text:s text:c="4"/>16 <text:s/>D#5 <text:s/>311.127 <text:s text:c="2"/>G5 <text:s text:c="2"/>391.9954 <text:s text:c="2"/>C6 <text:s text:c="2"/>523.2511 <text:s/>F6 <text:s text:c="2"/>698.4565 <text:s/>A7 <text:s text:c="2"/>880 <text:s text:c="6"/>D7 <text:s/>1174.659</text:p>
      <text:p text:style-name="P3"><text:s text:c="4"/>17 <text:s/>E5 <text:s text:c="2"/>329.6276 <text:s/>G#5 <text:s/>415.3047 <text:s text:c="2"/>C#6 <text:s/>554.3653 <text:s/>F#6 <text:s/>739.9888 <text:s/>Bb7 <text:s/>932.3275 <text:s/>D#7 1244.508</text:p>
      <text:p text:style-name="P3"><text:s text:c="4"/>18 <text:s/>F5 <text:s text:c="2"/>349.2282 <text:s/>A6 <text:s text:c="2"/>440 <text:s text:c="7"/>D6 <text:s text:c="2"/>587.3295 <text:s/>G6 <text:s text:c="2"/>783.9909 <text:s/>B7 <text:s text:c="2"/>987.7666 <text:s/>F7 <text:s/>1318.51</text:p>
      <text:p text:style-name="P3"><text:s text:c="4"/>19 <text:s/>F#5 <text:s/>369.9944 <text:s/>Bb6 <text:s/>466.1638 <text:s text:c="2"/>D#6 <text:s/>622.254 <text:s text:c="2"/>G#6 <text:s/>830.6094 <text:s/>C7 <text:s text:c="2"/>1046.502 <text:s/>F#7 1396.913</text:p>
      <text:p text:style-name="P3"><text:s text:c="4"/>20 <text:s/>G5 <text:s text:c="2"/>391.9954 <text:s/>B6 <text:s text:c="2"/>493.8833 <text:s text:c="2"/>E6 <text:s text:c="2"/>659.2551 <text:s/>A7 <text:s text:c="2"/>880 <text:s text:c="6"/>C#7 <text:s/>1108.731 <text:s/>G7 <text:s/>1479.978</text:p>
      <text:p text:style-name="P3"><text:s text:c="4"/>21 <text:s/>G#5 <text:s/>415.3047 <text:s/>C6 <text:s text:c="2"/>523.2511 <text:s text:c="2"/>F6 <text:s text:c="2"/>698.4565 <text:s/>Bb7 <text:s/>932.3275 <text:s/>D7 <text:s text:c="2"/>1174.659 <text:s/>G#7 <text:s/>1567.982</text:p>
      <text:p text:style-name="P3"><text:s text:c="4"/>22 <text:s/>A6 <text:s text:c="2"/>440 <text:s text:c="6"/>C#6 <text:s/>554.3653 <text:s text:c="2"/>F#6 <text:s/>739.9888 <text:s/>B7 <text:s text:c="2"/>987.7666 <text:s/>D#7 <text:s/>1244.508 <text:s/>A8 <text:s text:c="2"/>1760</text:p>
      <text:p text:style-name="P3"><text:s text:c="4"/>23 <text:s/>Bb6 <text:s/>466.1638 <text:s/>D6 <text:s text:c="2"/>587.3295 <text:s text:c="2"/>G6 <text:s text:c="2"/>783.9909 <text:s/>C7 <text:s text:c="2"/>1046.502 <text:s/>E7 <text:s text:c="2"/>1318.51 <text:s text:c="2"/>Bb8 <text:s/>1864.655</text:p>
      <text:p text:style-name="P3"><text:s text:c="4"/>24 <text:s/>B6 <text:s text:c="2"/>493.8833 <text:s/>D#6 <text:s/>622.254 <text:s text:c="3"/>G#6 <text:s/>830.6094 <text:s/>C#7 <text:s/>1108.731 <text:s/>F7 <text:s text:c="2"/>1396.913 <text:s/>B8 <text:s text:c="2"/>1975.533</text:p>
      <text:p text:style-name="P3"/>
      <text:p text:style-name="P3">+7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3"><text:s text:c="4"/>1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2 <text:s text:c="2"/>C#4 <text:s/>138.5913 <text:s/>F#4 <text:s/>184.9972 <text:s/>B5 <text:s text:c="2"/>246.9417 <text:s/>E5 <text:s text:c="2"/>329.6276 <text:s/>G#5 <text:s/>415.3047 <text:s/>C#6 <text:s/>554.3653</text:p>
      <text:p text:style-name="P3"><text:s text:c="4"/>3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4 <text:s text:c="2"/>D#4 <text:s/>155.5635 <text:s/>G#4 <text:s/>207.6523 <text:s/>C#5 <text:s/>277.1826 <text:s/>F#5 <text:s/>369.9944 <text:s/>Bb6 <text:s/>466.1638 <text:s/>D#6 <text:s/>622.254</text:p>
      <text:p text:style-name="P3"><text:s text:c="4"/>5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6 <text:s text:c="2"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7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8 <text:s text:c="2"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9 <text:s text:c="2"/>A5 <text:s text:c="2"/>220 <text:s text:c="6"/>C#5 <text:s/>277.1826 <text:s/>F#5 <text:s/>369.9944 <text:s/>B6 <text:s text:c="2"/>493.8833 <text:s/>D#6 <text:s/>622.254 <text:s text:c="2"/>G#6 <text:s/>830.6094</text:p>
      <text:p text:style-name="P3"><text:s text:c="4"/>10 <text:s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11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12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13 <text:s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14 <text:s/>D5 <text:s text:c="2"/>293.6648 <text:s/>F#5 <text:s/>369.9944 <text:s/>B6 <text:s text:c="2"/>493.8833 <text:s/>E6 <text:s text:c="2"/>659.2551 <text:s/>G#6 <text:s/>830.6094 <text:s/>C#7 <text:s/>1108.731</text:p>
      <text:p text:style-name="P3"><text:s text:c="4"/>15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16 <text:s/>E5 <text:s text:c="2"/>329.6276 <text:s/>G#5 <text:s/>415.3047 <text:s/>C#6 <text:s/>554.3653 <text:s/>F#6 <text:s/>739.9888 <text:s/>Bb7 <text:s/>932.3275 <text:s/>D#7 <text:s/>1244.508</text:p>
      <text:p text:style-name="P3"><text:s text:c="4"/>17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18 <text:s/>F#5 <text:s/>369.9944 <text:s/>Bb6 <text:s/>466.1638 <text:s/>D#6 <text:s/>622.254 <text:s text:c="2"/>G#6 <text:s/>830.6094 <text:s/>C7 <text:s text:c="2"/>1046.502 <text:s/>F#7 <text:s/>1396.913</text:p>
      <text:p text:style-name="P3"><text:s text:c="4"/>19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20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21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22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23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24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8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3"><text:s text:c="4"/>1 <text:s text:c="2"/>C#4 <text:s/>138.5913 <text:s/>F#4 <text:s/>184.9972 <text:s/>B5 <text:s text:c="2"/>246.9417 <text:s/>E5 <text:s text:c="2"/>329.6276 <text:s/>G#5 <text:s/>415.3047 <text:s/>C#6 <text:s/>554.3653</text:p>
      <text:p text:style-name="P3"><text:s text:c="4"/>2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3 <text:s text:c="2"/>D#4 <text:s/>155.5635 <text:s/>G#4 <text:s/>207.6523 <text:s/>C#5 <text:s/>277.1826 <text:s/>F#5 <text:s/>369.9944 <text:s/>Bb6 <text:s/>466.1638 <text:s/>D#6 <text:s/>622.254</text:p>
      <text:p text:style-name="P3"><text:s text:c="4"/>4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5 <text:s text:c="2"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6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7 <text:s text:c="2"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8 <text:s text:c="2"/>A5 <text:s text:c="2"/>220 <text:s text:c="6"/>C#5 <text:s/>277.1826 <text:s/>F#5 <text:s/>369.9944 <text:s/>B6 <text:s text:c="2"/>493.8833 <text:s/>D#6 <text:s/>622.254 <text:s text:c="2"/>G#6 <text:s/>830.6094</text:p>
      <text:p text:style-name="P3"><text:s text:c="4"/>9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10 <text:s/>B5 <text:s text:c="2"/>246.9417 <text:s/>D#5 <text:s/>311.127 <text:s text:c="2"/>G#5 <text:s/>415.3047 <text:s/>C#6 <text:s/>554.3653 <text:s/>F6 <text:s text:c="2"/>698.4565 <text:s/>Bb7 <text:s/>932.3275</text:p>
      <text:p text:style-name="P3"><text:s text:c="4"/>11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12 <text:s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13 <text:s/>D5 <text:s text:c="2"/>293.6648 <text:s/>F#5 <text:s/>369.9944 <text:s/>B6 <text:s text:c="2"/>493.8833 <text:s/>E6 <text:s text:c="2"/>659.2551 <text:s/>G#6 <text:s/>830.6094 <text:s/>C#7 <text:s/>1108.731</text:p>
      <text:p text:style-name="P3"><text:s text:c="4"/>14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15 <text:s/>E5 <text:s text:c="2"/>329.6276 <text:s/>G#5 <text:s/>415.3047 <text:s/>C#6 <text:s/>554.3653 <text:s/>F#6 <text:s/>739.9888 <text:s/>Bb7 <text:s/>932.3275 <text:s/>D#7 <text:s/>1244.508</text:p>
      <text:p text:style-name="P3"><text:s text:c="4"/>16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17 <text:s/>F#5 <text:s/>369.9944 <text:s/>Bb6 <text:s/>466.1638 <text:s/>D#6 <text:s/>622.254 <text:s text:c="2"/>G#6 <text:s/>830.6094 <text:s/>C7 <text:s text:c="2"/>1046.502 <text:s/>F#7 <text:s/>1396.913</text:p>
      <text:p text:style-name="P3"><text:s text:c="4"/>18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19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20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21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22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23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24 <text:s/>C#6 <text:s/>554.3653 <text:s/>F6 <text:s text:c="2"/>698.4565 <text:s/>Bb7 <text:s/>932.3275 <text:s/>D#7 <text:s/>1244.508 <text:s/>G7 <text:s text:c="2"/>1567.982 <text:s/>C#6 <text:s/>2217.461</text:p>
      <text:p text:style-name="P3"/>
      <text:p text:style-name="P3">+9 Frets</text:p>
      <text:p text:style-name="P3"><text:s text:c="4"/>S <text:s text:c="2"/>6 <text:s text:c="13"/>5 <text:s text:c="13"/>4 <text:s text:c="13"/>3 <text:s text:c="13"/>2 <text:s text:c="14"/>1</text:p>
      <text:p text:style-name="P3"><text:s text:c="4"/></text:p>
      <text:p text:style-name="P3"><text:s text:c="4"/>0 <text:s text:c="2"/>C#4 <text:s/>138.5913 <text:s/>F#4 <text:s/>184.9972 <text:s/>B5 <text:s text:c="2"/>246.9417 <text:s/>E5 <text:s text:c="2"/>329.6276 <text:s/>G#5 <text:s/>415.3047 <text:s text:c="2"/>C#6 <text:s/>554.3653</text:p>
      <text:p text:style-name="P3"><text:s text:c="4"/>1 <text:s text:c="2"/>D4 <text:s text:c="2"/>146.8324 <text:s/>G4 <text:s text:c="2"/>195.9977 <text:s/>C5 <text:s text:c="2"/>261.6256 <text:s/>F5 <text:s text:c="2"/>349.2282 <text:s/>A6 <text:s text:c="2"/>440 <text:s text:c="7"/>D6 <text:s text:c="2"/>587.3295</text:p>
      <text:p text:style-name="P3"><text:s text:c="4"/>2 <text:s text:c="2"/>D#4 <text:s/>155.5635 <text:s/>G#4 <text:s/>207.6523 <text:s/>C#5 <text:s/>277.1826 <text:s/>F#5 <text:s/>369.9944 <text:s/>Bb6 <text:s/>466.1638 <text:s text:c="2"/>D#6 <text:s/>622.254</text:p>
      <text:p text:style-name="P3"><text:s text:c="4"/>3 <text:s text:c="2"/>E4 <text:s text:c="2"/>164.8324 <text:s/>A5 <text:s text:c="2"/>220 <text:s text:c="6"/>D5 <text:s text:c="2"/>293.6648 <text:s/>G5 <text:s text:c="2"/>391.9954 <text:s/>B6 <text:s text:c="2"/>493.8833 <text:s text:c="2"/>E6 <text:s text:c="2"/>659.2551</text:p>
      <text:p text:style-name="P3"><text:s text:c="4"/>4 <text:s text:c="2"/>F4 <text:s text:c="2"/>174.6141 <text:s/>Bb5 <text:s/>233.0819 <text:s/>D#5 <text:s/>311.127 <text:s text:c="2"/>G#5 <text:s/>415.3047 <text:s/>C6 <text:s text:c="2"/>523.2511 <text:s text:c="2"/>F6 <text:s text:c="2"/>698.4565</text:p>
      <text:p text:style-name="P3"><text:s text:c="4"/>5 <text:s text:c="2"/>G4 <text:s text:c="2"/>184.9972 <text:s/>B5 <text:s text:c="2"/>246.9417 <text:s/>E5 <text:s text:c="2"/>329.6276 <text:s/>A6 <text:s text:c="2"/>440 <text:s text:c="6"/>C#6 <text:s/>554.3653 <text:s text:c="2"/>F#6 <text:s/>739.9888</text:p>
      <text:p text:style-name="P3"><text:s text:c="4"/>6 <text:s text:c="2"/>G#4 <text:s/>195.9977 <text:s/>C5 <text:s text:c="2"/>261.6256 <text:s/>F5 <text:s text:c="2"/>349.2282 <text:s/>Bb6 <text:s/>466.1638 <text:s/>D6 <text:s text:c="2"/>587.3295 <text:s text:c="2"/>G6 <text:s text:c="2"/>783.9909</text:p>
      <text:p text:style-name="P3"><text:s text:c="4"/>7 <text:s text:c="2"/>A5 <text:s text:c="2"/>220 <text:s text:c="6"/>C#5 <text:s/>277.1826 <text:s/>F#5 <text:s/>369.9944 <text:s/>B6 <text:s text:c="2"/>493.8833 <text:s/>D#6 <text:s/>622.254 <text:s text:c="3"/>G#6 <text:s/>830.6094</text:p>
      <text:p text:style-name="P3"><text:s text:c="4"/>8 <text:s text:c="2"/>Bb5 <text:s/>233.0819 <text:s/>D5 <text:s text:c="2"/>293.6648 <text:s/>G5 <text:s text:c="2"/>391.9954 <text:s/>C6 <text:s text:c="2"/>523.2511 <text:s/>E6 <text:s text:c="2"/>659.2551 <text:s text:c="2"/>A7 <text:s text:c="2"/>880</text:p>
      <text:p text:style-name="P3"><text:s text:c="4"/>9 <text:s text:c="2"/>B5 <text:s text:c="2"/>246.9417 <text:s/>D#5 <text:s/>311.127 <text:s text:c="2"/>G#5 <text:s/>415.3047 <text:s/>C#6 <text:s/>554.3653 <text:s/>F6 <text:s text:c="2"/>698.4565 <text:s text:c="2"/>Bb7 <text:s/>932.3275</text:p>
      <text:p text:style-name="P3"><text:s text:c="4"/>10 <text:s/>C5 <text:s text:c="2"/>261.6256 <text:s/>E5 <text:s text:c="2"/>329.6276 <text:s/>A6 <text:s text:c="2"/>440 <text:s text:c="6"/>D6 <text:s text:c="2"/>587.3295 <text:s/>F#6 <text:s/>739.9888 <text:s text:c="2"/>B7 <text:s text:c="2"/>987.7666</text:p>
      <text:p text:style-name="P3"><text:s text:c="4"/>11 <text:s/>C#5 <text:s/>277.1826 <text:s/>F5 <text:s text:c="2"/>349.2282 <text:s/>Bb6 <text:s/>466.1638 <text:s/>D#6 <text:s/>622.254 <text:s text:c="2"/>G6 <text:s text:c="2"/>783.9909 <text:s text:c="2"/>C7 <text:s text:c="2"/>1046.502</text:p>
      <text:p text:style-name="P3"><text:s text:c="4"/>12 <text:s/>D5 <text:s text:c="2"/>293.6648 <text:s/>F#5 <text:s/>369.9944 <text:s/>B6 <text:s text:c="2"/>493.8833 <text:s/>E6 <text:s text:c="2"/>659.2551 <text:s/>G#6 <text:s/>830.6094 <text:s text:c="2"/>C#7 <text:s/>1108.731</text:p>
      <text:p text:style-name="P3"><text:s text:c="4"/>13 <text:s/>D#5 <text:s/>311.127 <text:s text:c="2"/>G5 <text:s text:c="2"/>391.9954 <text:s/>C6 <text:s text:c="2"/>523.2511 <text:s/>F6 <text:s text:c="2"/>698.4565 <text:s/>A7 <text:s text:c="2"/>880 <text:s text:c="7"/>D7 <text:s text:c="2"/>1174.659</text:p>
      <text:p text:style-name="P3"><text:s text:c="4"/>14 <text:s/>E5 <text:s text:c="2"/>329.6276 <text:s/>G#5 <text:s/>415.3047 <text:s/>C#6 <text:s/>554.3653 <text:s/>F#6 <text:s/>739.9888 <text:s/>Bb7 <text:s/>932.3275 <text:s text:c="2"/>D#7 <text:s/>1244.508</text:p>
      <text:p text:style-name="P3"><text:s text:c="4"/>15 <text:s/>F5 <text:s text:c="2"/>349.2282 <text:s/>A6 <text:s text:c="2"/>440 <text:s text:c="6"/>D6 <text:s text:c="2"/>587.3295 <text:s/>G6 <text:s text:c="2"/>783.9909 <text:s/>B7 <text:s text:c="2"/>987.7666 <text:s text:c="2"/>F7 <text:s text:c="2"/>1318.51</text:p>
      <text:p text:style-name="P3"><text:s text:c="4"/>16 <text:s/>F#5 <text:s/>369.9944 <text:s/>Bb6 <text:s/>466.1638 <text:s/>D#6 <text:s/>622.254 <text:s text:c="2"/>G#6 <text:s/>830.6094 <text:s/>C7 <text:s text:c="2"/>1046.502 <text:s text:c="2"/>F#7 <text:s/>1396.913</text:p>
      <text:p text:style-name="P3"><text:s text:c="4"/>17 <text:s/>G5 <text:s text:c="2"/>391.9954 <text:s/>B6 <text:s text:c="2"/>493.8833 <text:s/>E6 <text:s text:c="2"/>659.2551 <text:s/>A7 <text:s text:c="2"/>880 <text:s text:c="6"/>C#7 <text:s/>1108.731 <text:s text:c="2"/>G7 <text:s text:c="2"/>1479.978</text:p>
      <text:p text:style-name="P3"><text:s text:c="4"/>18 <text:s/>G#5 <text:s/>415.3047 <text:s/>C6 <text:s text:c="2"/>523.2511 <text:s/>F6 <text:s text:c="2"/>698.4565 <text:s/>Bb7 <text:s/>932.3275 <text:s/>D7 <text:s text:c="2"/>1174.659 <text:s text:c="2"/>G#7 <text:s/>1567.982</text:p>
      <text:p text:style-name="P3"><text:s text:c="4"/>19 <text:s/>A6 <text:s text:c="2"/>440 <text:s text:c="6"/>C#6 <text:s/>554.3653 <text:s/>F#6 <text:s/>739.9888 <text:s/>B7 <text:s text:c="2"/>987.7666 <text:s/>D#7 <text:s/>1244.508 <text:s text:c="2"/>A8 <text:s text:c="2"/>1760</text:p>
      <text:p text:style-name="P3"><text:s text:c="4"/>20 <text:s/>Bb6 <text:s/>466.1638 <text:s/>D6 <text:s text:c="2"/>587.3295 <text:s/>G6 <text:s text:c="2"/>783.9909 <text:s/>C7 <text:s text:c="2"/>1046.502 <text:s/>E7 <text:s text:c="2"/>1318.51 <text:s text:c="3"/>Bb8 <text:s/>1864.655</text:p>
      <text:p text:style-name="P3"><text:s text:c="4"/>21 <text:s/>B6 <text:s text:c="2"/>493.8833 <text:s/>D#6 <text:s/>622.254 <text:s text:c="2"/>G#6 <text:s/>830.6094 <text:s/>C#7 <text:s/>1108.731 <text:s/>F7 <text:s text:c="2"/>1396.913 <text:s text:c="2"/>B8 <text:s text:c="2"/>1975.533</text:p>
      <text:p text:style-name="P3"><text:s text:c="4"/>22 <text:s/>C6 <text:s text:c="2"/>523.2511 <text:s/>E6 <text:s text:c="2"/>659.2551 <text:s/>A7 <text:s text:c="2"/>880 <text:s text:c="6"/>D7 <text:s text:c="2"/>1174.659 <text:s/>F#7 <text:s/>1479.978 <text:s text:c="2"/>C8 <text:s text:c="2"/>2093.005</text:p>
      <text:p text:style-name="P3"><text:s text:c="4"/>23 <text:s/>C#6 <text:s/>554.3653 <text:s/>F6 <text:s text:c="2"/>698.4565 <text:s/>Bb7 <text:s/>932.3275 <text:s/>D#7 <text:s/>1244.508 <text:s/>G7 <text:s text:c="2"/>1567.982 <text:s text:c="2"/>C#8 <text:s/>2217.461</text:p>
      <text:p text:style-name="P3"><text:s text:c="4"/>24 <text:s/>D6 <text:s text:c="2"/>587.3295 <text:s/>F#6 <text:s/>739.9888 <text:s/>B7 <text:s text:c="2"/>987.7666 <text:s/>E7 <text:s text:c="2"/>1318.51 <text:s text:c="2"/>G#7 <text:s/>1661.219 <text:s text:c="2"/>D8 <text:s text:c="2"/>2349.318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10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3"><text:s text:c="4"/>1 <text:s text:c="2"/>D#4 <text:s/>155.5635 <text:s/>G#4 <text:s/>207.6523 <text:s/>C#5 <text:s/>277.1826 <text:s/>F#5 <text:s/>369.9944 <text:s/>Bb6 <text:s/>466.1638 <text:s/>D#6 622.254</text:p>
      <text:p text:style-name="P3"><text:s text:c="4"/>2 <text:s text:c="2"/>E4 <text:s text:c="2"/>164.8324 <text:s/>A5 <text:s text:c="2"/>220 <text:s text:c="6"/>D5 <text:s text:c="2"/>293.6648 <text:s/>G5 <text:s text:c="2"/>391.9954 <text:s/>B6 <text:s text:c="2"/>493.8833 <text:s/>E6 <text:s/>659.2551</text:p>
      <text:p text:style-name="P3"><text:s text:c="4"/>3 <text:s text:c="2"/>F4 <text:s text:c="2"/>174.6141 <text:s/>Bb5 <text:s/>233.0819 <text:s/>D#5 <text:s/>311.127 <text:s text:c="2"/>G#5 <text:s/>415.3047 <text:s/>C6 <text:s text:c="2"/>523.2511 <text:s/>F6 <text:s/>698.4565</text:p>
      <text:p text:style-name="P3"><text:s text:c="4"/>4 <text:s text:c="2"/>G4 <text:s text:c="2"/>184.9972 <text:s/>B5 <text:s text:c="2"/>246.9417 <text:s/>E5 <text:s text:c="2"/>329.6276 <text:s/>A6 <text:s text:c="2"/>440 <text:s text:c="6"/>C#6 <text:s/>554.3653 <text:s/>F#6 739.9888</text:p>
      <text:p text:style-name="P3"><text:s text:c="4"/>5 <text:s text:c="2"/>G#4 <text:s/>195.9977 <text:s/>C5 <text:s text:c="2"/>261.6256 <text:s/>F5 <text:s text:c="2"/>349.2282 <text:s/>Bb6 <text:s/>466.1638 <text:s/>D6 <text:s text:c="2"/>587.3295 <text:s/>G6 <text:s/>783.9909</text:p>
      <text:p text:style-name="P3"><text:s text:c="4"/>6 <text:s text:c="2"/>A5 <text:s text:c="2"/>220 <text:s text:c="6"/>C#5 <text:s/>277.1826 <text:s/>F#5 <text:s/>369.9944 <text:s/>B6 <text:s text:c="2"/>493.8833 <text:s/>D#6 <text:s/>622.254 <text:s text:c="2"/>G#6 830.6094</text:p>
      <text:p text:style-name="P3"><text:s text:c="4"/>7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8 <text:s text:c="2"/>B5 <text:s text:c="2"/>246.9417 <text:s/>D#5 <text:s/>311.127 <text:s text:c="2"/>G#5 <text:s/>415.3047 <text:s/>C#6 <text:s/>554.3653 <text:s/>F6 <text:s text:c="2"/>698.4565 <text:s/>Bb7 932.3275</text:p>
      <text:p text:style-name="P3"><text:s text:c="4"/>9 <text:s text:c="2"/>C5 <text:s text:c="2"/>261.6256 <text:s/>E5 <text:s text:c="2"/>329.6276 <text:s/>A6 <text:s text:c="2"/>440 <text:s text:c="6"/>D6 <text:s text:c="2"/>587.3295 <text:s/>F#6 <text:s/>739.9888 <text:s/>B7 <text:s/>987.7666</text:p>
      <text:p text:style-name="P3"><text:s text:c="4"/>10 <text:s/>C#5 <text:s/>277.1826 <text:s/>F5 <text:s text:c="2"/>349.2282 <text:s/>Bb6 <text:s/>466.1638 <text:s/>D#6 <text:s/>622.254 <text:s text:c="2"/>G6 <text:s text:c="2"/>783.9909 <text:s/>C7 <text:s/>1046.502</text:p>
      <text:p text:style-name="P3"><text:s text:c="4"/>11 <text:s/>D5 <text:s text:c="2"/>293.6648 <text:s/>F#5 <text:s/>369.9944 <text:s/>B6 <text:s text:c="2"/>493.8833 <text:s/>E6 <text:s text:c="2"/>659.2551 <text:s/>G#6 <text:s/>830.6094 <text:s/>C#7 1108.731</text:p>
      <text:p text:style-name="P3"><text:s text:c="4"/>13 <text:s/>D#5 <text:s/>311.127 <text:s text:c="2"/>G5 <text:s text:c="2"/>391.9954 <text:s/>C6 <text:s text:c="2"/>523.2511 <text:s/>F6 <text:s text:c="2"/>698.4565 <text:s/>A7 <text:s text:c="2"/>880 <text:s text:c="6"/>D7 <text:s/>1174.659</text:p>
      <text:p text:style-name="P3"><text:s text:c="4"/>13 <text:s/>E5 <text:s text:c="2"/>329.6276 <text:s/>G#5 <text:s/>415.3047 <text:s/>C#6 <text:s/>554.3653 <text:s/>F#6 <text:s/>739.9888 <text:s/>Bb7 <text:s/>932.3275 <text:s/>D#7 1244.508</text:p>
      <text:p text:style-name="P3"><text:s text:c="4"/>14 <text:s/>F5 <text:s text:c="2"/>349.2282 <text:s/>A6 <text:s text:c="2"/>440 <text:s text:c="6"/>D6 <text:s text:c="2"/>587.3295 <text:s/>G6 <text:s text:c="2"/>783.9909 <text:s/>B7 <text:s text:c="2"/>987.7666 <text:s/>F7 <text:s/>1318.51</text:p>
      <text:p text:style-name="P3"><text:s text:c="4"/>15 <text:s/>F#5 <text:s/>369.9944 <text:s/>Bb6 <text:s/>466.1638 <text:s/>D#6 <text:s/>622.254 <text:s text:c="2"/>G#6 <text:s/>830.6094 <text:s/>C7 <text:s text:c="2"/>1046.502 <text:s/>F#7 1396.913</text:p>
      <text:p text:style-name="P3"><text:s text:c="4"/>16 <text:s/>G5 <text:s text:c="2"/>391.9954 <text:s/>B6 <text:s text:c="2"/>493.8833 <text:s/>E6 <text:s text:c="2"/>659.2551 <text:s/>A7 <text:s text:c="2"/>880 <text:s text:c="6"/>C#7 <text:s/>1108.731 <text:s/>G7 <text:s/>1479.978</text:p>
      <text:p text:style-name="P3"><text:s text:c="4"/>17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18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9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20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21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22 <text:s/>C#6 <text:s/>554.3653 <text:s/>F6 <text:s text:c="2"/>698.4565 <text:s/>Bb7 <text:s/>932.3275 <text:s/>D#7 <text:s/>1244.508 <text:s/>G7 <text:s text:c="2"/>1567.982 <text:s/>C#8 <text:s/>2217.461</text:p>
      <text:p text:style-name="P3"><text:s text:c="4"/>23 <text:s/>D6 <text:s text:c="2"/>587.3295 <text:s/>F#6 <text:s/>739.9888 <text:s/>B7 <text:s text:c="2"/>987.7666 <text:s/>E7 <text:s text:c="2"/>1318.51 <text:s text:c="2"/>G#7 <text:s/>1661.219 <text:s/>D8 <text:s text:c="2"/>2349.318 </text:p>
      <text:p text:style-name="P3"><text:s text:c="4"/>24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/>
      <text:p text:style-name="P3">+11 Frets <text:s text:c="3"/>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D#4 <text:s/>155.5635 <text:s/>G#4 <text:s/>207.6523 <text:s/>C#5 <text:s/>277.1826 <text:s/>F#5 <text:s/>369.9944 <text:s/>Bb6 <text:s/>466.1638 <text:s/>D#6 <text:s/>622.254</text:p>
      <text:p text:style-name="P3"><text:s text:c="4"/>1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2 <text:s text:c="2"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3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4 <text:s text:c="2"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5 <text:s text:c="2"/>A5 <text:s text:c="2"/>220 <text:s text:c="6"/>C#5 <text:s/>277.1826 <text:s/>F#5 <text:s/>369.9944 <text:s/>B6 <text:s text:c="2"/>493.8833 <text:s/>D#6 <text:s/>622.254 <text:s text:c="2"/>G#6 <text:s/>830.6094</text:p>
      <text:p text:style-name="P3"><text:s text:c="4"/>6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7 <text:s text:c="2"/>B5 <text:s text:c="2"/>246.9417 <text:s/>D#5 <text:s/>311.127 <text:s text:c="2"/>G#5 <text:s/>415.3047 <text:s/>C#6 <text:s/>554.3653 <text:s/>F6 <text:s text:c="2"/>698.4565 <text:s/>Bb7 <text:s/>932.3275</text:p>
      <text:p text:style-name="P3"><text:s text:c="4"/>8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9 <text:s text:c="2"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10 <text:s/>D5 <text:s text:c="2"/>293.6648 <text:s/>F#5 <text:s/>369.9944 <text:s/>B6 <text:s text:c="2"/>493.8833 <text:s/>E6 <text:s text:c="2"/>659.2551 <text:s/>G#6 <text:s/>830.6094 <text:s/>C#7 <text:s/>1108.731</text:p>
      <text:p text:style-name="P3"><text:s text:c="4"/>11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12 <text:s/>E5 <text:s text:c="2"/>329.6276 <text:s/>G#5 <text:s/>415.3047 <text:s/>C#6 <text:s/>554.3653 <text:s/>F#6 <text:s/>739.9888 <text:s/>Bb7 <text:s/>932.3275 <text:s/>D#7 <text:s/>1244.508</text:p>
      <text:p text:style-name="P3"><text:s text:c="4"/>13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14 <text:s/>F#5 <text:s/>369.9944 <text:s/>Bb6 <text:s/>466.1638 <text:s/>D#6 <text:s/>622.254 <text:s text:c="2"/>G#6 <text:s/>830.6094 <text:s/>C7 <text:s text:c="2"/>1046.502 <text:s/>F#7 <text:s/>1396.913</text:p>
      <text:p text:style-name="P3"><text:s text:c="4"/>15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16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17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8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9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20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21 <text:s/>C#6 <text:s/>554.3653 <text:s/>F6 <text:s text:c="2"/>698.4565 <text:s/>Bb7 <text:s/>932.3275 <text:s/>D#7 <text:s/>1244.508 <text:s/>G7 <text:s text:c="2"/>1567.982 <text:s/>C#8 <text:s/>2217.461</text:p>
      <text:p text:style-name="P3"><text:s text:c="4"/>22 <text:s/>D6 <text:s text:c="2"/>587.3295 <text:s/>F#6 <text:s/>739.9888 <text:s/>B7 <text:s text:c="2"/>987.7666 <text:s/>E7 <text:s text:c="2"/>1318.51 <text:s text:c="2"/>G#7 <text:s/>1661.219 <text:s/>D8 <text:s text:c="2"/>2349.318 </text:p>
      <text:p text:style-name="P3"><text:s text:c="4"/>23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24 <text:s/>E6 <text:s text:c="2"/>659.2551 <text:s/>G#6 <text:s/>830.6094 <text:s/>C#7 <text:s/>1108.731 <text:s/>F#7 <text:s/>1479.978 <text:s/>Bb8 <text:s/>1864.655 <text:s/>E8 <text:s text:c="2"/>2637.0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12 Frets <text:s text:c="3"/>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3"><text:s text:c="4"/>1 <text:s text:c="2"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2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3 <text:s text:c="2"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4 <text:s text:c="2"/>A5 <text:s text:c="2"/>220 <text:s text:c="6"/>C#5 <text:s/>277.1826 <text:s/>F#5 <text:s/>369.9944 <text:s/>B6 <text:s text:c="2"/>493.8833 <text:s/>D#6 <text:s/>622.254 <text:s text:c="2"/>G#6 <text:s/>830.6094</text:p>
      <text:p text:style-name="P3"><text:s text:c="4"/>5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6 <text:s text:c="2"/>B5 <text:s text:c="2"/>246.9417 <text:s/>D#5 <text:s/>311.127 <text:s text:c="2"/>G#5 <text:s/>415.3047 <text:s/>C#6 <text:s/>554.3653 <text:s/>F6 <text:s text:c="2"/>698.4565 <text:s/>Bb7 <text:s/>932.3275</text:p>
      <text:p text:style-name="P3"><text:s text:c="4"/>7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8 <text:s text:c="2"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9 <text:s text:c="2"/>D5 <text:s text:c="2"/>293.6648 <text:s/>F#5 <text:s/>369.9944 <text:s/>B6 <text:s text:c="2"/>493.8833 <text:s/>E6 <text:s text:c="2"/>659.2551 <text:s/>G#6 <text:s/>830.6094 <text:s/>C#7 <text:s/>1108.731</text:p>
      <text:p text:style-name="P3"><text:s text:c="4"/>10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11 <text:s/>E5 <text:s text:c="2"/>329.6276 <text:s/>G#5 <text:s/>415.3047 <text:s/>C#6 <text:s/>554.3653 <text:s/>F#6 <text:s/>739.9888 <text:s/>Bb7 <text:s/>932.3275 <text:s/>D#7 <text:s/>1244.508</text:p>
      <text:p text:style-name="P3"><text:s text:c="4"/>12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13 <text:s/>F#5 <text:s/>369.9944 <text:s/>Bb6 <text:s/>466.1638 <text:s/>D#6 <text:s/>622.254 <text:s text:c="2"/>G#6 <text:s/>830.6094 <text:s/>C7 <text:s text:c="2"/>1046.502 <text:s/>F#7 <text:s/>1396.913</text:p>
      <text:p text:style-name="P3"><text:s text:c="4"/>14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15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16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7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8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9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20 <text:s/>C#6 <text:s/>554.3653 <text:s/>F6 <text:s text:c="2"/>698.4565 <text:s/>Bb7 <text:s/>932.3275 <text:s/>D#7 <text:s/>1244.508 <text:s/>G7 <text:s text:c="2"/>1567.982 <text:s/>C#8 <text:s/>2217.461</text:p>
      <text:p text:style-name="P3"><text:s text:c="4"/>21 <text:s/>D6 <text:s text:c="2"/>587.3295 <text:s/>F#6 <text:s/>739.9888 <text:s/>B7 <text:s text:c="2"/>987.7666 <text:s/>E7 <text:s text:c="2"/>1318.51 <text:s text:c="2"/>G#7 <text:s/>1661.219 <text:s/>D8 <text:s text:c="2"/>2349.318 </text:p>
      <text:p text:style-name="P3"><text:s text:c="4"/>22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23 <text:s/>E6 <text:s text:c="2"/>659.2551 <text:s/>G#6 <text:s/>830.6094 <text:s/>C#7 <text:s/>1108.731 <text:s/>F#7 <text:s/>1479.978 <text:s/>Bb8 <text:s/>1864.655 <text:s/>E8 <text:s text:c="2"/>2637.02</text:p>
      <text:p text:style-name="P3"><text:s text:c="4"/>24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/>
      <text:p text:style-name="P3">+13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F4 <text:s text:c="2"/>174.6141 <text:s/>Bb5 <text:s/>233.0819 <text:s/>D#5 <text:s/>311.127 <text:s text:c="2"/>G#5 <text:s/>415.3047 <text:s/>C6 <text:s text:c="2"/>523.2511 <text:s/>F6 <text:s text:c="2"/>698.4565</text:p>
      <text:p text:style-name="P3"><text:s text:c="4"/>1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2 <text:s text:c="2"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3 <text:s text:c="2"/>A5 <text:s text:c="2"/>220 <text:s text:c="6"/>C#5 <text:s/>277.1826 <text:s/>F#5 <text:s/>369.9944 <text:s/>B6 <text:s text:c="2"/>493.8833 <text:s/>D#6 <text:s/>622.254 <text:s text:c="2"/>G#6 <text:s/>830.6094</text:p>
      <text:p text:style-name="P3"><text:s text:c="4"/>4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5 <text:s text:c="2"/>B5 <text:s text:c="2"/>246.9417 <text:s/>D#5 <text:s/>311.127 <text:s text:c="2"/>G#5 <text:s/>415.3047 <text:s/>C#6 <text:s/>554.3653 <text:s/>F6 <text:s text:c="2"/>698.4565 <text:s/>Bb7 <text:s/>932.3275</text:p>
      <text:p text:style-name="P3"><text:s text:c="4"/>6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7 <text:s text:c="2"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8 <text:s text:c="2"/>D5 <text:s text:c="2"/>293.6648 <text:s/>F#5 <text:s/>369.9944 <text:s/>B6 <text:s text:c="2"/>493.8833 <text:s/>E6 <text:s text:c="2"/>659.2551 <text:s/>G#6 <text:s/>830.6094 <text:s/>C#7 <text:s/>1108.731</text:p>
      <text:p text:style-name="P3"><text:s text:c="4"/>9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10 <text:s/>E5 <text:s text:c="2"/>329.6276 <text:s/>G#5 <text:s/>415.3047 <text:s/>C#6 <text:s/>554.3653 <text:s/>F#6 <text:s/>739.9888 <text:s/>Bb7 <text:s/>932.3275 <text:s/>D#7 <text:s/>1244.508</text:p>
      <text:p text:style-name="P3"><text:s text:c="4"/>11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12 <text:s/>F#5 <text:s/>369.9944 <text:s/>Bb6 <text:s/>466.1638 <text:s/>D#6 <text:s/>622.254 <text:s text:c="2"/>G#6 <text:s/>830.6094 <text:s/>C7 <text:s text:c="2"/>1046.502 <text:s/>F#7 <text:s/>1396.913</text:p>
      <text:p text:style-name="P3"><text:s text:c="4"/>13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14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15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6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7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8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9 <text:s/>C#6 <text:s/>554.3653 <text:s/>F6 <text:s text:c="2"/>698.4565 <text:s/>Bb7 <text:s/>932.3275 <text:s/>D#7 <text:s/>1244.508 <text:s/>G7 <text:s text:c="2"/>1567.982 <text:s/>C#8 <text:s/>2217.461</text:p>
      <text:p text:style-name="P3"><text:s text:c="4"/>20 <text:s/>D6 <text:s text:c="2"/>587.3295 <text:s/>F#6 <text:s/>739.9888 <text:s/>B7 <text:s text:c="2"/>987.7666 <text:s/>E7 <text:s text:c="2"/>1318.51 <text:s text:c="2"/>G#7 <text:s/>1661.219 <text:s/>D8 <text:s text:c="2"/>2349.318 </text:p>
      <text:p text:style-name="P3"><text:s text:c="4"/>21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22 <text:s/>E6 <text:s text:c="2"/>659.2551 <text:s/>G#6 <text:s/>830.6094 <text:s/>C#7 <text:s/>1108.731 <text:s/>F#7 <text:s/>1479.978 <text:s/>Bb8 <text:s/>1864.655 <text:s/>E8 <text:s text:c="2"/>2637.02</text:p>
      <text:p text:style-name="P3"><text:s text:c="4"/>23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24 <text:s/>F#6 <text:s/>739.9888 <text:s/>Bb7 <text:s/>932.3275 <text:s/>D#7 <text:s/>1244.508 <text:s/>G#7 <text:s/>1661.219 <text:s/>C8 <text:s text:c="2"/>2093.005 <text:s/>F#8 <text:s/>295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14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3"><text:s text:c="4"/>1 <text:s text:c="2"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2 <text:s text:c="2"/>A5 <text:s text:c="2"/>220 <text:s text:c="6"/>C#5 <text:s/>277.1826 <text:s/>F#5 <text:s/>369.9944 <text:s/>B6 <text:s text:c="2"/>493.8833 <text:s/>D#6 <text:s/>622.254 <text:s text:c="2"/>G#6 <text:s/>830.6094</text:p>
      <text:p text:style-name="P3"><text:s text:c="4"/>3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4 <text:s text:c="2"/>B5 <text:s text:c="2"/>246.9417 <text:s/>D#5 <text:s/>311.127 <text:s text:c="2"/>G#5 <text:s/>415.3047 <text:s/>C#6 <text:s/>554.3653 <text:s/>F6 <text:s text:c="2"/>698.4565 <text:s/>Bb7 <text:s/>932.3275</text:p>
      <text:p text:style-name="P3"><text:s text:c="4"/>5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6 <text:s text:c="2"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7 <text:s text:c="2"/>D5 <text:s text:c="2"/>293.6648 <text:s/>F#5 <text:s/>369.9944 <text:s/>B6 <text:s text:c="2"/>493.8833 <text:s/>E6 <text:s text:c="2"/>659.2551 <text:s/>G#6 <text:s/>830.6094 <text:s/>C#7 <text:s/>1108.731</text:p>
      <text:p text:style-name="P3"><text:s text:c="4"/>8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9 <text:s text:c="2"/>E5 <text:s text:c="2"/>329.6276 <text:s/>G#5 <text:s/>415.3047 <text:s/>C#6 <text:s/>554.3653 <text:s/>F#6 <text:s/>739.9888 <text:s/>Bb7 <text:s/>932.3275 <text:s/>D#7 <text:s/>1244.508</text:p>
      <text:p text:style-name="P3"><text:s text:c="4"/>10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11 <text:s/>F#5 <text:s/>369.9944 <text:s/>Bb6 <text:s/>466.1638 <text:s/>D#6 <text:s/>622.254 <text:s text:c="2"/>G#6 <text:s/>830.6094 <text:s/>C7 <text:s text:c="2"/>1046.502 <text:s/>F#7 <text:s/>1396.913</text:p>
      <text:p text:style-name="P3"><text:s text:c="4"/>12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13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14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5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6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7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8 <text:s/>C#6 <text:s/>554.3653 <text:s/>F6 <text:s text:c="2"/>698.4565 <text:s/>Bb7 <text:s/>932.3275 <text:s/>D#7 <text:s/>1244.508 <text:s/>G7 <text:s text:c="2"/>1567.982 <text:s/>C#8 <text:s/>2217.461</text:p>
      <text:p text:style-name="P3"><text:s text:c="4"/>19 <text:s/>D6 <text:s text:c="2"/>587.3295 <text:s/>F#6 <text:s/>739.9888 <text:s/>B7 <text:s text:c="2"/>987.7666 <text:s/>E7 <text:s text:c="2"/>1318.51 <text:s text:c="2"/>G#7 <text:s/>1661.219 <text:s/>D8 <text:s text:c="2"/>2349.318 </text:p>
      <text:p text:style-name="P3"><text:s text:c="4"/>20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21 <text:s/>E6 <text:s text:c="2"/>659.2551 <text:s/>G#6 <text:s/>830.6094 <text:s/>C#7 <text:s/>1108.731 <text:s/>F#7 <text:s/>1479.978 <text:s/>Bb8 <text:s/>1864.655 <text:s/>E8 <text:s text:c="2"/>2637.02</text:p>
      <text:p text:style-name="P3"><text:s text:c="4"/>22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23 <text:s/>F#6 <text:s/>739.9888 <text:s/>Bb7 <text:s/>932.3275 <text:s/>D#7 <text:s/>1244.508 <text:s/>G#7 <text:s/>1661.219 <text:s/>C8 <text:s text:c="2"/>2093.005 <text:s/>F#8 <text:s/>2959.955</text:p>
      <text:p text:style-name="P3"><text:s text:c="4"/>24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/>
      <text:p text:style-name="P3">+15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G#4 <text:s/>195.9977 <text:s/>C5 <text:s text:c="2"/>261.6256 <text:s/>F5 <text:s text:c="2"/>349.2282 <text:s/>Bb6 <text:s/>466.1638 <text:s/>D6 <text:s text:c="2"/>587.3295 <text:s/>G6 <text:s text:c="2"/>783.9909</text:p>
      <text:p text:style-name="P3"><text:s text:c="4"/>1 <text:s text:c="2"/>A5 <text:s text:c="2"/>220 <text:s text:c="6"/>C#5 <text:s/>277.1826 <text:s/>F#5 <text:s/>369.9944 <text:s/>B6 <text:s text:c="2"/>493.8833 <text:s/>D#6 <text:s/>622.254 <text:s text:c="2"/>G#6 <text:s/>830.6094</text:p>
      <text:p text:style-name="P3"><text:s text:c="4"/>2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3 <text:s text:c="2"/>B5 <text:s text:c="2"/>246.9417 <text:s/>D#5 <text:s/>311.127 <text:s text:c="2"/>G#5 <text:s/>415.3047 <text:s/>C#6 <text:s/>554.3653 <text:s/>F6 <text:s text:c="2"/>698.4565 <text:s/>Bb7 <text:s/>932.3275</text:p>
      <text:p text:style-name="P3"><text:s text:c="4"/>4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5 <text:s text:c="2"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6 <text:s text:c="2"/>D5 <text:s text:c="2"/>293.6648 <text:s/>F#5 <text:s/>369.9944 <text:s/>B6 <text:s text:c="2"/>493.8833 <text:s/>E6 <text:s text:c="2"/>659.2551 <text:s/>G#6 <text:s/>830.6094 <text:s/>C#7 <text:s/>1108.731</text:p>
      <text:p text:style-name="P3"><text:s text:c="4"/>7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8 <text:s text:c="2"/>E5 <text:s text:c="2"/>329.6276 <text:s/>G#5 <text:s/>415.3047 <text:s/>C#6 <text:s/>554.3653 <text:s/>F#6 <text:s/>739.9888 <text:s/>Bb7 <text:s/>932.3275 <text:s/>D#7 <text:s/>1244.508</text:p>
      <text:p text:style-name="P3"><text:s text:c="4"/>9 <text:s text:c="2"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10 <text:s/>F#5 <text:s/>369.9944 <text:s/>Bb6 <text:s/>466.1638 <text:s/>D#6 <text:s/>622.254 <text:s text:c="2"/>G#6 <text:s/>830.6094 <text:s/>C7 <text:s text:c="2"/>1046.502 <text:s/>F#7 <text:s/>1396.913</text:p>
      <text:p text:style-name="P3"><text:s text:c="4"/>11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12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13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4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5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6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7 <text:s/>C#6 <text:s/>554.3653 <text:s/>F6 <text:s text:c="2"/>698.4565 <text:s/>Bb7 <text:s/>932.3275 <text:s/>D#7 <text:s/>1244.508 <text:s/>G7 <text:s text:c="2"/>1567.982 <text:s/>C#8 <text:s/>2217.461</text:p>
      <text:p text:style-name="P3"><text:s text:c="4"/>18 <text:s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9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20 <text:s/>E6 <text:s text:c="2"/>659.2551 <text:s/>G#6 <text:s/>830.6094 <text:s/>C#7 <text:s/>1108.731 <text:s/>F#7 <text:s/>1479.978 <text:s/>Bb8 <text:s/>1864.655 <text:s/>E8 <text:s text:c="2"/>2637.02</text:p>
      <text:p text:style-name="P3"><text:s text:c="4"/>21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22 <text:s/>F#6 <text:s/>739.9888 <text:s/>Bb7 <text:s/>932.3275 <text:s/>D#7 <text:s/>1244.508 <text:s/>G#7 <text:s/>1661.219 <text:s/>C8 <text:s text:c="2"/>2093.005 <text:s/>F#8 <text:s/>2959.955</text:p>
      <text:p text:style-name="P3"><text:s text:c="4"/>23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24 <text:s/>G#6 <text:s/>830.6094 <text:s/>C7 <text:s text:c="2"/>1046.502 <text:s/>F7 <text:s text:c="2"/>1396.913 <text:s/>Bb8 <text:s/>1864.655 <text:s/>D8 <text:s text:c="2"/>2349.318 <text:s/>G#8 <text:s/>3322.43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16 Frets</text:p>
      <text:p text:style-name="P3"><text:s text:c="4"/>S <text:s text:c="2"/>6 <text:s text:c="13"/>5 <text:s text:c="13"/>4 <text:s text:c="13"/>3 <text:s text:c="14"/>2 <text:s text:c="12"/>1</text:p>
      <text:p text:style-name="P3"/>
      <text:p text:style-name="P3"><text:s text:c="4"/>0 <text:s text:c="2"/>A5 <text:s text:c="2"/>220 <text:s text:c="6"/>C#5 <text:s/>277.1826 <text:s/>F#5 <text:s/>369.9944 <text:s/>B6 <text:s text:c="2"/>493.8833 <text:s/>D#6 <text:s/>622.254 <text:s text:c="2"/>G#6 830.6094</text:p>
      <text:p text:style-name="P3"><text:s text:c="4"/>1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2 <text:s text:c="2"/>B5 <text:s text:c="2"/>246.9417 <text:s/>D#5 <text:s/>311.127 <text:s text:c="2"/>G#5 <text:s/>415.3047 <text:s/>C#6 <text:s/>554.3653 <text:s/>F6 <text:s text:c="2"/>698.4565 <text:s/>Bb7 932.3275</text:p>
      <text:p text:style-name="P3"><text:s text:c="4"/>3 <text:s text:c="2"/>C5 <text:s text:c="2"/>261.6256 <text:s/>E5 <text:s text:c="2"/>329.6276 <text:s/>A6 <text:s text:c="2"/>440 <text:s text:c="6"/>D6 <text:s text:c="2"/>587.3295 <text:s/>F#6 <text:s/>739.9888 <text:s/>B7 <text:s/>987.7666</text:p>
      <text:p text:style-name="P3"><text:s text:c="4"/>4 <text:s text:c="2"/>C#5 <text:s/>277.1826 <text:s/>F5 <text:s text:c="2"/>349.2282 <text:s/>Bb6 <text:s/>466.1638 <text:s/>D#6 <text:s/>622.254 <text:s text:c="2"/>G6 <text:s text:c="2"/>783.9909 <text:s/>C7 <text:s/>1046.502</text:p>
      <text:p text:style-name="P3"><text:s text:c="4"/>5 <text:s text:c="2"/>D5 <text:s text:c="2"/>293.6648 <text:s/>F#5 <text:s/>369.9944 <text:s/>B6 <text:s text:c="2"/>493.8833 <text:s/>E6 <text:s text:c="2"/>659.2551 <text:s/>G#6 <text:s/>830.6094 <text:s/>C#7 1108.731</text:p>
      <text:p text:style-name="P3"><text:s text:c="4"/>6 <text:s text:c="2"/>D#5 <text:s/>311.127 <text:s text:c="2"/>G5 <text:s text:c="2"/>391.9954 <text:s/>C6 <text:s text:c="2"/>523.2511 <text:s/>F6 <text:s text:c="2"/>698.4565 <text:s/>A7 <text:s text:c="2"/>880 <text:s text:c="6"/>D7 <text:s/>1174.659</text:p>
      <text:p text:style-name="P3"><text:s text:c="4"/>7 <text:s text:c="2"/>E5 <text:s text:c="2"/>329.6276 <text:s/>G#5 <text:s/>415.3047 <text:s/>C#6 <text:s/>554.3653 <text:s/>F#6 <text:s/>739.9888 <text:s/>Bb7 <text:s/>932.3275 <text:s/>D#7 1244.508</text:p>
      <text:p text:style-name="P3"><text:s text:c="4"/>8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3"><text:s text:c="4"/>9 <text:s text:c="2"/>F#5 <text:s/>369.9944 <text:s/>Bb6 <text:s/>466.1638 <text:s/>D#6 <text:s/>622.254 <text:s text:c="2"/>G#6 <text:s/>830.6094 <text:s/>C7 <text:s text:c="2"/>1046.502 <text:s/>F#7 1396.913</text:p>
      <text:p text:style-name="P3"><text:s text:c="4"/>10 <text:s/>G5 <text:s text:c="2"/>391.9954 <text:s/>B6 <text:s text:c="2"/>493.8833 <text:s/>E6 <text:s text:c="2"/>659.2551 <text:s/>A7 <text:s text:c="2"/>880 <text:s text:c="6"/>C#7 <text:s/>1108.731 <text:s/>G7 <text:s/>1479.978</text:p>
      <text:p text:style-name="P3"><text:s text:c="4"/>11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12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3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4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5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6 <text:s/>C#6 <text:s/>554.3653 <text:s/>F6 <text:s text:c="2"/>698.4565 <text:s/>Bb7 <text:s/>932.3275 <text:s/>D#7 <text:s/>1244.508 <text:s/>G7 <text:s text:c="2"/>1567.982 <text:s/>C#8 <text:s/>2217.461</text:p>
      <text:p text:style-name="P3"><text:s text:c="4"/>17 <text:s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8 <text:s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3"><text:s text:c="4"/>19 <text:s/>E6 <text:s text:c="2"/>659.2551 <text:s/>G#6 <text:s/>830.6094 <text:s/>C#7 <text:s/>1108.731 <text:s/>F#7 <text:s/>1479.978 <text:s/>Bb8 <text:s/>1864.655 <text:s/>E8 <text:s text:c="2"/>2637.02</text:p>
      <text:p text:style-name="P3"><text:s text:c="4"/>20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21 <text:s/>F#6 <text:s/>739.9888 <text:s/>Bb7 <text:s/>932.3275 <text:s/>D#7 <text:s/>1244.508 <text:s/>G#7 <text:s/>1661.219 <text:s/>C8 <text:s text:c="2"/>2093.005 <text:s/>F#8 <text:s/>2959.955</text:p>
      <text:p text:style-name="P3"><text:s text:c="4"/>22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23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24 <text:s/>A7 <text:s text:c="2"/>880 <text:s text:c="6"/>C#7 <text:s/>1108.731 <text:s/>F#7 <text:s/>1479.978 <text:s/>B8 <text:s text:c="2"/>1975.533 <text:s/>D#8 <text:s/>2489.016 <text:s/>A9 <text:s text:c="2"/>3520</text:p>
      <text:p text:style-name="P3"/>
      <text:p text:style-name="P3">+17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3"><text:s text:c="4"/>1 <text:s text:c="2"/>B5 <text:s text:c="2"/>246.9417 <text:s/>D#5 <text:s/>311.127 <text:s text:c="2"/>G#5 <text:s/>415.3047 <text:s/>C#6 <text:s/>554.3653 <text:s/>F6 <text:s text:c="2"/>698.4565 <text:s/>Bb7 932.3275</text:p>
      <text:p text:style-name="P3"><text:s text:c="4"/>2 <text:s text:c="2"/>C5 <text:s text:c="2"/>261.6256 <text:s/>E5 <text:s text:c="2"/>329.6276 <text:s/>A6 <text:s text:c="2"/>440 <text:s text:c="6"/>D6 <text:s text:c="2"/>587.3295 <text:s/>F#6 <text:s/>739.9888 <text:s/>B7 <text:s/>987.7666</text:p>
      <text:p text:style-name="P3"><text:s text:c="4"/>3 <text:s text:c="2"/>C#5 <text:s/>277.1826 <text:s/>F5 <text:s text:c="2"/>349.2282 <text:s/>Bb6 <text:s/>466.1638 <text:s/>D#6 <text:s/>622.254 <text:s text:c="2"/>G6 <text:s text:c="2"/>783.9909 <text:s/>C7 <text:s/>1046.502</text:p>
      <text:p text:style-name="P3"><text:s text:c="4"/>4 <text:s text:c="2"/>D5 <text:s text:c="2"/>293.6648 <text:s/>F#5 <text:s/>369.9944 <text:s/>B6 <text:s text:c="2"/>493.8833 <text:s/>E6 <text:s text:c="2"/>659.2551 <text:s/>G#6 <text:s/>830.6094 <text:s/>C#7 1108.731</text:p>
      <text:p text:style-name="P3"><text:s text:c="4"/>5 <text:s text:c="2"/>D#5 <text:s/>311.127 <text:s text:c="2"/>G5 <text:s text:c="2"/>391.9954 <text:s/>C6 <text:s text:c="2"/>523.2511 <text:s/>F6 <text:s text:c="2"/>698.4565 <text:s/>A7 <text:s text:c="2"/>880 <text:s text:c="6"/>D7 <text:s/>1174.659</text:p>
      <text:p text:style-name="P3"><text:s text:c="4"/>6 <text:s text:c="2"/>E5 <text:s text:c="2"/>329.6276 <text:s/>G#5 <text:s/>415.3047 <text:s/>C#6 <text:s/>554.3653 <text:s/>F#6 <text:s/>739.9888 <text:s/>Bb7 <text:s/>932.3275 <text:s/>D#7 1244.508</text:p>
      <text:p text:style-name="P3"><text:s text:c="4"/>7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3"><text:s text:c="4"/>8 <text:s text:c="2"/>F#5 <text:s/>369.9944 <text:s/>Bb6 <text:s/>466.1638 <text:s/>D#6 <text:s/>622.254 <text:s text:c="2"/>G#6 <text:s/>830.6094 <text:s/>C7 <text:s text:c="2"/>1046.502 <text:s/>F#7 1396.913</text:p>
      <text:p text:style-name="P3"><text:s text:c="4"/>9 <text:s text:c="2"/>G5 <text:s text:c="2"/>391.9954 <text:s/>B6 <text:s text:c="2"/>493.8833 <text:s/>E6 <text:s text:c="2"/>659.2551 <text:s/>A7 <text:s text:c="2"/>880 <text:s text:c="6"/>C#7 <text:s/>1108.731 <text:s/>G7 <text:s/>1479.978</text:p>
      <text:p text:style-name="P3"><text:s text:c="4"/>10 <text:s/>G#5 <text:s/>415.3047 <text:s/>C6 <text:s text:c="2"/>523.2511 <text:s/>F6 <text:s text:c="2"/>698.4565 <text:s/>Bb7 <text:s/>932.3275 <text:s/>D7 <text:s text:c="2"/>1174.659 <text:s/>G#7 <text:s/>1567.982</text:p>
      <text:p text:style-name="P3"><text:s text:c="4"/>11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2 <text:s/>Bb6 <text:s/>466.1638 <text:s/>D6 <text:s text:c="2"/>587.3295 <text:s/>G6 <text:s text:c="2"/>783.9909 <text:s/>C7 <text:s text:c="2"/>1046.502 <text:s/>E7 <text:s text:c="2"/>1318.51 <text:s text:c="2"/>Bb8 <text:s/>1864.655 <text:s text:c="3"/></text:p>
      <text:p text:style-name="P3"><text:s text:c="4"/>13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4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5 <text:s/>C#6 <text:s/>554.3653 <text:s/>F6 <text:s text:c="2"/>698.4565 <text:s/>Bb7 <text:s/>932.3275 <text:s/>D#7 <text:s/>1244.508 <text:s/>G7 <text:s text:c="2"/>1567.982 <text:s/>C#8 <text:s/>2217.461</text:p>
      <text:p text:style-name="P3"><text:s text:c="4"/>16 <text:s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7 <text:s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3"><text:s text:c="4"/>18 <text:s/>E6 <text:s text:c="2"/>659.2551 <text:s/>G#6 <text:s/>830.6094 <text:s/>C#7 <text:s/>1108.731 <text:s/>F#7 <text:s/>1479.978 <text:s/>Bb8 <text:s/>1864.655 <text:s/>E8 <text:s text:c="2"/>2637.02</text:p>
      <text:p text:style-name="P3"><text:s text:c="4"/>19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20 <text:s/>F#6 <text:s/>739.9888 <text:s/>Bb7 <text:s/>932.3275 <text:s/>D#7 <text:s/>1244.508 <text:s/>G#7 <text:s/>1661.219 <text:s/>C8 <text:s text:c="2"/>2093.005 <text:s/>F#8 <text:s/>2959.955</text:p>
      <text:p text:style-name="P3"><text:s text:c="4"/>21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22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23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24 <text:s/>Bb7 <text:s/>932.3275 <text:s/>D7 <text:s text:c="2"/>1174.659 <text:s/>G7 <text:s text:c="2"/>1567.982 <text:s/>C8 <text:s text:c="2"/>2093.005 <text:s/>E8 <text:s text:c="2"/>2637.02 <text:s text:c="2"/>Bb9 <text:s/>3729.3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18 Frets</text:p>
      <text:p text:style-name="P3"><text:s text:c="4"/>S <text:s text:c="2"/>6 <text:s text:c="13"/>5 <text:s text:c="13"/>4 <text:s text:c="9"/>3 <text:s text:c="17"/>2 <text:s text:c="13"/>1</text:p>
      <text:p text:style-name="P3"/>
      <text:p text:style-name="P3"><text:s text:c="4"/>0 <text:s text:c="2"/>B5 <text:s text:c="2"/>246.9417 <text:s/>D#5 <text:s/>311.127 <text:s text:c="2"/>G#5 <text:s/>415.3047 <text:s/>C#6 <text:s/>554.3653 <text:s/>F6 <text:s text:c="2"/>698.4565 <text:s/>Bb7 <text:s/>932.3275</text:p>
      <text:p text:style-name="P3"><text:s text:c="4"/>1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3"><text:s text:c="4"/>2 <text:s text:c="2"/>C#5 <text:s/>277.1826 <text:s/>F5 <text:s text:c="2"/>349.2282 <text:s/>Bb6 <text:s/>466.1638 <text:s/>D#6 <text:s/>622.254 <text:s text:c="2"/>G6 <text:s text:c="2"/>783.9909 <text:s/>C7 <text:s text:c="2"/>1046.502</text:p>
      <text:p text:style-name="P3"><text:s text:c="4"/>3 <text:s text:c="2"/>D5 <text:s text:c="2"/>293.6648 <text:s/>F#5 <text:s/>369.9944 <text:s/>B6 <text:s text:c="2"/>493.8833 <text:s/>E6 <text:s text:c="2"/>659.2551 <text:s/>G#6 <text:s/>830.6094 <text:s/>C#7 <text:s/>1108.731</text:p>
      <text:p text:style-name="P3"><text:s text:c="4"/>4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5 <text:s text:c="2"/>E5 <text:s text:c="2"/>329.6276 <text:s/>G#5 <text:s/>415.3047 <text:s/>C#6 <text:s/>554.3653 <text:s/>F#6 <text:s/>739.9888 <text:s/>Bb7 <text:s/>932.3275 <text:s/>D#7 <text:s/>1244.508</text:p>
      <text:p text:style-name="P3"><text:s text:c="4"/>6 <text:s text:c="2"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7 <text:s text:c="2"/>F#5 <text:s/>369.9944 <text:s/>Bb6 <text:s/>466.1638 <text:s/>D#6 <text:s/>622.254 <text:s text:c="2"/>G#6 <text:s/>830.6094 <text:s/>C7 <text:s text:c="2"/>1046.502 <text:s/>F#7 <text:s/>1396.913</text:p>
      <text:p text:style-name="P3"><text:s text:c="4"/>8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9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10 <text:s/>A6 <text:s text:c="2"/>440 <text:s text:c="6"/>C#6 <text:s/>554.3653 <text:s/>F#6 <text:s/>739.9888 <text:s/>B7 <text:s text:c="2"/>987.7666 <text:s/>D#7 <text:s/>1244.508 <text:s/>A8 <text:s text:c="2"/>1760</text:p>
      <text:p text:style-name="P3"><text:s text:c="4"/>11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2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3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4 <text:s/>C#6 <text:s/>554.3653 <text:s/>F6 <text:s text:c="2"/>698.4565 <text:s/>Bb7 <text:s/>932.3275 <text:s/>D#7 <text:s/>1244.508 <text:s/>G7 <text:s text:c="2"/>1567.982 <text:s/>C#8 <text:s/>2217.461</text:p>
      <text:p text:style-name="P3"><text:s text:c="4"/>15 <text:s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6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17 <text:s/>E6 <text:s text:c="2"/>659.2551 <text:s/>G#6 <text:s/>830.6094 <text:s/>C#7 <text:s/>1108.731 <text:s/>F#7 <text:s/>1479.978 <text:s/>Bb8 <text:s/>1864.655 <text:s/>E8 <text:s text:c="2"/>2637.02</text:p>
      <text:p text:style-name="P3"><text:s text:c="4"/>18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9 <text:s/>F#6 <text:s/>739.9888 <text:s/>Bb7 <text:s/>932.3275 <text:s/>D#7 <text:s/>1244.508 <text:s/>G#7 <text:s/>1661.219 <text:s/>C8 <text:s text:c="2"/>2093.005 <text:s/>F#8 <text:s/>2959.955</text:p>
      <text:p text:style-name="P3"><text:s text:c="4"/>20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21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22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23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24 <text:s text:c="2"/>B7 <text:s/>987.7666 <text:s/>D#7 <text:s/>1244.508 <text:s/>G#7 <text:s/>1661.219 <text:s/>C#8 <text:s/>2217.461 <text:s/>F8 <text:s text:c="2"/>2793.826 <text:s/>B9 <text:s text:c="2"/>2951.066</text:p>
      <text:p text:style-name="P3"/>
      <text:p text:style-name="P3">+19 Frets</text:p>
      <text:p text:style-name="P3"><text:s text:c="4"/>S <text:s text:c="2"/>6 <text:s text:c="13"/>5 <text:s text:c="13"/>4 <text:s text:c="13"/>3 <text:s text:c="9"/>2 <text:s text:c="17"/>1</text:p>
      <text:p text:style-name="P3"/>
      <text:p text:style-name="P3"><text:s text:c="4"/>0 <text:s text:c="2"/>C5 <text:s text:c="2"/>261.6256 <text:s/>E5 <text:s text:c="2"/>329.6276 <text:s/>A6 <text:s text:c="2"/>440 <text:s text:c="6"/>D6 <text:s text:c="2"/>587.3295 <text:s/>F#6 <text:s/>739.9888 <text:s/>B7 <text:s/>987.7666</text:p>
      <text:p text:style-name="P3"><text:s text:c="4"/>1 <text:s text:c="2"/>C#5 <text:s/>277.1826 <text:s/>F5 <text:s text:c="2"/>349.2282 <text:s/>Bb6 <text:s/>466.1638 <text:s/>D#6 <text:s/>622.254 <text:s text:c="2"/>G6 <text:s text:c="2"/>783.9909 <text:s/>C7 <text:s/>1046.502</text:p>
      <text:p text:style-name="P3"><text:s text:c="4"/>2 <text:s text:c="2"/>D5 <text:s text:c="2"/>293.6648 <text:s/>F#5 <text:s/>369.9944 <text:s/>B6 <text:s text:c="2"/>493.8833 <text:s/>E6 <text:s text:c="2"/>659.2551 <text:s/>G#6 <text:s/>830.6094 <text:s/>C#7 1108.731</text:p>
      <text:p text:style-name="P3"><text:s text:c="4"/>3 <text:s text:c="2"/>D#5 <text:s/>311.127 <text:s text:c="2"/>G5 <text:s text:c="2"/>391.9954 <text:s/>C6 <text:s text:c="2"/>523.2511 <text:s/>F6 <text:s text:c="2"/>698.4565 <text:s/>A7 <text:s text:c="2"/>880 <text:s text:c="6"/>D7 <text:s/>1174.659</text:p>
      <text:p text:style-name="P3"><text:s text:c="4"/>4 <text:s text:c="2"/>E5 <text:s text:c="2"/>329.6276 <text:s/>G#5 <text:s/>415.3047 <text:s/>C#6 <text:s/>554.3653 <text:s/>F#6 <text:s/>739.9888 <text:s/>Bb7 <text:s/>932.3275 <text:s/>D#7 1244.508</text:p>
      <text:p text:style-name="P3"><text:s text:c="4"/>5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3"><text:s text:c="4"/>6 <text:s text:c="2"/>F#5 <text:s/>369.9944 <text:s/>Bb6 <text:s/>466.1638 <text:s/>D#6 <text:s/>622.254 <text:s text:c="2"/>G#6 <text:s/>830.6094 <text:s/>C7 <text:s text:c="2"/>1046.502 <text:s/>F#7 1396.913</text:p>
      <text:p text:style-name="P3"><text:s text:c="4"/>7 <text:s text:c="2"/>G5 <text:s text:c="2"/>391.9954 <text:s/>B6 <text:s text:c="2"/>493.8833 <text:s/>E6 <text:s text:c="2"/>659.2551 <text:s/>A7 <text:s text:c="2"/>880 <text:s text:c="6"/>C#7 <text:s/>1108.731 <text:s/>G7 <text:s/>1479.978</text:p>
      <text:p text:style-name="P3"><text:s text:c="4"/>8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9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10 <text:s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1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2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3 <text:s/>C#6 <text:s/>554.3653 <text:s/>F6 <text:s text:c="2"/>698.4565 <text:s/>Bb7 <text:s/>932.3275 <text:s/>D#7 <text:s/>1244.508 <text:s/>G7 <text:s text:c="2"/>1567.982 <text:s/>C#8 <text:s/>2217.461</text:p>
      <text:p text:style-name="P3"><text:s text:c="4"/>14 <text:s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5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16 <text:s/>E6 <text:s text:c="2"/>659.2551 <text:s/>G#6 <text:s/>830.6094 <text:s/>C#7 <text:s/>1108.731 <text:s/>F#7 <text:s/>1479.978 <text:s/>Bb8 <text:s/>1864.655 <text:s/>E8 <text:s text:c="2"/>2637.02</text:p>
      <text:p text:style-name="P3"><text:s text:c="4"/>17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8 <text:s/>F#6 <text:s/>739.9888 <text:s/>Bb7 <text:s/>932.3275 <text:s/>D#7 <text:s/>1244.508 <text:s/>G#7 <text:s/>1661.219 <text:s/>C8 <text:s text:c="2"/>2093.005 <text:s/>F#8 <text:s/>2959.955</text:p>
      <text:p text:style-name="P3"><text:s text:c="4"/>19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20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21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22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23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24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20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C#5 <text:s/>277.1826 <text:s/>F5 <text:s text:c="2"/>349.2282 <text:s/>Bb6 <text:s/>466.1638 <text:s/>D#6 <text:s/>622.254 <text:s text:c="2"/>G6 <text:s text:c="2"/>783.9909 <text:s/>C7 <text:s/>1046.502</text:p>
      <text:p text:style-name="P3"><text:s text:c="4"/>1 <text:s text:c="2"/>D5 <text:s text:c="2"/>293.6648 <text:s/>F#5 <text:s/>369.9944 <text:s/>B6 <text:s text:c="2"/>493.8833 <text:s/>E6 <text:s text:c="2"/>659.2551 <text:s/>G#6 <text:s/>830.6094 <text:s/>C#7 1108.731</text:p>
      <text:p text:style-name="P3"><text:s text:c="4"/>2 <text:s text:c="2"/>D#5 <text:s/>311.127 <text:s text:c="2"/>G5 <text:s text:c="2"/>391.9954 <text:s/>C6 <text:s text:c="2"/>523.2511 <text:s/>F6 <text:s text:c="2"/>698.4565 <text:s/>A7 <text:s text:c="2"/>880 <text:s text:c="6"/>D7 <text:s/>1174.659</text:p>
      <text:p text:style-name="P3"><text:s text:c="4"/>3 <text:s text:c="2"/>E5 <text:s text:c="2"/>329.6276 <text:s/>G#5 <text:s/>415.3047 <text:s/>C#6 <text:s/>554.3653 <text:s/>F#6 <text:s/>739.9888 <text:s/>Bb7 <text:s/>932.3275 <text:s/>D#7 1244.508</text:p>
      <text:p text:style-name="P3"><text:s text:c="4"/>4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3"><text:s text:c="4"/>5 <text:s text:c="2"/>F#5 <text:s/>369.9944 <text:s/>Bb6 <text:s/>466.1638 <text:s/>D#6 <text:s/>622.254 <text:s text:c="2"/>G#6 <text:s/>830.6094 <text:s/>C7 <text:s text:c="2"/>1046.502 <text:s/>F#7 1396.913</text:p>
      <text:p text:style-name="P3"><text:s text:c="4"/>6 <text:s text:c="2"/>G5 <text:s text:c="2"/>391.9954 <text:s/>B6 <text:s text:c="2"/>493.8833 <text:s/>E6 <text:s text:c="2"/>659.2551 <text:s/>A7 <text:s text:c="2"/>880 <text:s text:c="6"/>C#7 <text:s/>1108.731 <text:s/>G7 <text:s/>1479.978</text:p>
      <text:p text:style-name="P3"><text:s text:c="4"/>7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8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9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10 <text:s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1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2 <text:s/>C#6 <text:s/>554.3653 <text:s/>F6 <text:s text:c="2"/>698.4565 <text:s/>Bb7 <text:s/>932.3275 <text:s/>D#7 <text:s/>1244.508 <text:s/>G7 <text:s text:c="2"/>1567.982 <text:s/>C#8 <text:s/>2217.461</text:p>
      <text:p text:style-name="P3"><text:s text:c="4"/>13 <text:s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4 <text:s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3"><text:s text:c="4"/>15 <text:s/>E6 <text:s text:c="2"/>659.2551 <text:s/>G#6 <text:s/>830.6094 <text:s/>C#7 <text:s/>1108.731 <text:s/>F#7 <text:s/>1479.978 <text:s/>Bb8 <text:s/>1864.655 <text:s/>E8 <text:s text:c="2"/>2637.02</text:p>
      <text:p text:style-name="P3"><text:s text:c="4"/>16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7 <text:s/>F#6 <text:s/>739.9888 <text:s/>Bb7 <text:s/>932.3275 <text:s/>D#7 <text:s/>1244.508 <text:s/>G#7 <text:s/>1661.219 <text:s/>C8 <text:s text:c="2"/>2093.005 <text:s/>F#8 <text:s/>2959.955</text:p>
      <text:p text:style-name="P3"><text:s text:c="4"/>18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19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20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21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22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23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24 <text:s/>C#7 <text:s/>1108.731 <text:s/>F7 <text:s text:c="2"/>1396.913 <text:s/>Bb8 <text:s/>1864.655 <text:s/>D#8 <text:s/>2489.016 <text:s/>G8 <text:s text:c="2"/>3135.963 <text:s/>C#9 <text:s/>4434</text:p>
      <text:p text:style-name="P3"/>
      <text:p text:style-name="P3">+21 Frets</text:p>
      <text:p text:style-name="P3"><text:s text:c="4"/>S <text:s text:c="2"/>6 <text:s text:c="13"/>5 <text:s text:c="14"/>4 <text:s text:c="13"/>3 <text:s text:c="13"/>2 <text:s text:c="13"/>1</text:p>
      <text:p text:style-name="P3"/>
      <text:p text:style-name="P3"><text:s text:c="4"/>0 <text:s text:c="2"/>D5 <text:s text:c="2"/>293.6648 <text:s/>F#5 <text:s/>369.9944 <text:s text:c="2"/>B6 <text:s text:c="2"/>493.8833 <text:s/>E6 <text:s text:c="2"/>659.2551 <text:s/>G#6 <text:s/>830.6094 <text:s/>C#7 <text:s/>1108.731</text:p>
      <text:p text:style-name="P3"><text:s text:c="4"/>1 <text:s text:c="2"/>D#5 <text:s/>311.127 <text:s text:c="2"/>G5 <text:s text:c="2"/>391.9954 <text:s text:c="2"/>C6 <text:s text:c="2"/>523.2511 <text:s/>F6 <text:s text:c="2"/>698.4565 <text:s/>A7 <text:s text:c="2"/>880 <text:s text:c="6"/>D7 <text:s text:c="2"/>1174.659</text:p>
      <text:p text:style-name="P3"><text:s text:c="4"/>2 <text:s text:c="2"/>E5 <text:s text:c="2"/>329.6276 <text:s/>G#5 <text:s/>415.3047 <text:s text:c="2"/>C#6 <text:s/>554.3653 <text:s/>F#6 <text:s/>739.9888 <text:s/>Bb7 <text:s/>932.3275 <text:s/>D#7 <text:s/>1244.508</text:p>
      <text:p text:style-name="P3"><text:s text:c="4"/>3 <text:s text:c="2"/>F5 <text:s text:c="2"/>349.2282 <text:s/>A6 <text:s text:c="2"/>440 <text:s text:c="7"/>D6 <text:s text:c="2"/>587.3295 <text:s/>G6 <text:s text:c="2"/>783.9909 <text:s/>B7 <text:s text:c="2"/>987.7666 <text:s/>F7 <text:s text:c="2"/>1318.51</text:p>
      <text:p text:style-name="P3"><text:s text:c="4"/>4 <text:s text:c="2"/>F#5 <text:s/>369.9944 <text:s/>Bb6 <text:s/>466.1638 <text:s text:c="2"/>D#6 <text:s/>622.254 <text:s text:c="2"/>G#6 <text:s/>830.6094 <text:s/>C7 <text:s text:c="2"/>1046.502 <text:s/>F#7 <text:s/>1396.913</text:p>
      <text:p text:style-name="P3"><text:s text:c="4"/>5 <text:s text:c="2"/>G5 <text:s text:c="2"/>391.9954 <text:s/>B6 <text:s text:c="2"/>493.8833 <text:s text:c="2"/>E6 <text:s text:c="2"/>659.2551 <text:s/>A7 <text:s text:c="2"/>880 <text:s text:c="6"/>C#7 <text:s/>1108.731 <text:s/>G7 <text:s text:c="2"/>1479.978</text:p>
      <text:p text:style-name="P3"><text:s text:c="4"/>6 <text:s text:c="2"/>G#5 <text:s/>415.3047 <text:s/>C6 <text:s text:c="2"/>523.2511 <text:s text:c="2"/>F6 <text:s text:c="2"/>698.4565 <text:s/>Bb7 <text:s/>932.3275 <text:s/>D7 <text:s text:c="2"/>1174.659 <text:s/>G#7 <text:s/>1567.982</text:p>
      <text:p text:style-name="P3"><text:s text:c="4"/>7 <text:s text:c="2"/>A6 <text:s text:c="2"/>440 <text:s text:c="6"/>C#6 <text:s/>554.3653 <text:s text:c="2"/>F#6 <text:s/>739.9888 <text:s/>B7 <text:s text:c="2"/>987.7666 <text:s/>D#7 <text:s/>1244.508 <text:s/>A8 <text:s text:c="2"/>1760</text:p>
      <text:p text:style-name="P3"><text:s text:c="4"/>8 <text:s text:c="2"/>Bb6 <text:s/>466.1638 <text:s/>D6 <text:s text:c="2"/>587.3295 <text:s text:c="2"/>G6 <text:s text:c="2"/>783.9909 <text:s/>C7 <text:s text:c="2"/>1046.502 <text:s/>E7 <text:s text:c="2"/>1318.51 <text:s text:c="2"/>Bb8 <text:s/>1864.655</text:p>
      <text:p text:style-name="P3"><text:s text:c="4"/>9 <text:s text:c="2"/>B6 <text:s text:c="2"/>493.8833 <text:s/>D#6 <text:s/>622.254 <text:s text:c="3"/>G#6 <text:s/>830.6094 <text:s/>C#7 <text:s/>1108.731 <text:s/>F7 <text:s text:c="2"/>1396.913 <text:s/>B8 <text:s text:c="2"/>1975.533</text:p>
      <text:p text:style-name="P3"><text:s text:c="4"/>10 <text:s/>C6 <text:s text:c="2"/>523.2511 <text:s/>E6 <text:s text:c="2"/>659.2551 <text:s text:c="2"/>A7 <text:s text:c="2"/>880 <text:s text:c="6"/>D7 <text:s text:c="2"/>1174.659 <text:s/>F#7 <text:s/>1479.978 <text:s/>C8 <text:s text:c="2"/>2093.005</text:p>
      <text:p text:style-name="P3"><text:s text:c="4"/>11 <text:s/>C#6 <text:s/>554.3653 <text:s/>F6 <text:s text:c="2"/>698.4565 <text:s text:c="2"/>Bb7 <text:s/>932.3275 <text:s/>D#7 <text:s/>1244.508 <text:s/>G7 <text:s text:c="2"/>1567.982 <text:s/>C#8 <text:s/>2217.461</text:p>
      <text:p text:style-name="P3"><text:s text:c="4"/>12 <text:s/>D6 <text:s text:c="2"/>587.3295 <text:s/>F#6 <text:s/>739.9888 <text:s text:c="2"/>B7 <text:s text:c="2"/>987.7666 <text:s/>E7 <text:s text:c="2"/>1318.51 <text:s text:c="2"/>G#7 <text:s/>1661.219 <text:s/>D8 <text:s text:c="2"/>2349.318</text:p>
      <text:p text:style-name="P3"><text:s text:c="4"/>13 <text:s/>D#6 <text:s/>622.254 <text:s text:c="2"/>G6 <text:s text:c="2"/>783.9909 <text:s text:c="2"/>C7 <text:s text:c="2"/>1046.502 <text:s/>F7 <text:s text:c="2"/>1396.913 <text:s/>A8 <text:s text:c="2"/>1760 <text:s text:c="5"/>D#8 <text:s/>2489.016</text:p>
      <text:p text:style-name="P3"><text:s text:c="4"/>14 <text:s/>E6 <text:s text:c="2"/>659.2551 <text:s/>G#6 <text:s/>830.6094 <text:s text:c="2"/>C#7 <text:s/>1108.731 <text:s/>F#7 <text:s/>1479.978 <text:s/>Bb8 <text:s/>1864.655 <text:s/>E8 <text:s text:c="2"/>2637.02</text:p>
      <text:p text:style-name="P3"><text:s text:c="4"/>15 <text:s/>F6 <text:s text:c="2"/>698.4565 <text:s/>A7 <text:s text:c="2"/>880 <text:s text:c="7"/>D7 <text:s text:c="2"/>1174.659 <text:s/>G7 <text:s text:c="2"/>1567.982 <text:s/>B8 <text:s text:c="2"/>1975.533 <text:s/>F8 <text:s text:c="2"/>2793.826</text:p>
      <text:p text:style-name="P3"><text:s text:c="4"/>16 <text:s/>F#6 <text:s/>739.9888 <text:s/>Bb7 <text:s/>932.3275 <text:s text:c="2"/>D#7 <text:s/>1244.508 <text:s/>G#7 <text:s/>1661.219 <text:s/>C8 <text:s text:c="2"/>2093.005 <text:s/>F#8 <text:s/>2959.955</text:p>
      <text:p text:style-name="P3"><text:s text:c="4"/>17 <text:s/>G6 <text:s text:c="2"/>783.9909 <text:s/>B7 <text:s text:c="2"/>987.7666 <text:s text:c="2"/>E7 <text:s text:c="2"/>1318.51 <text:s text:c="2"/>A8 <text:s text:c="2"/>1760 <text:s text:c="5"/>C#8 <text:s/>2217.461 <text:s/>G8 <text:s text:c="2"/>3135.963</text:p>
      <text:p text:style-name="P3"><text:s text:c="4"/>18 <text:s/>G#6 <text:s/>830.6094 <text:s/>C7 <text:s text:c="2"/>1046.502 <text:s text:c="2"/>F7 <text:s text:c="2"/>1396.913 <text:s/>Bb8 <text:s/>1864.655 <text:s/>D8 <text:s text:c="2"/>2349.318 <text:s/>G#8 <text:s/>3322.438</text:p>
      <text:p text:style-name="P3"><text:s text:c="4"/>19 <text:s/>A7 <text:s text:c="2"/>880 <text:s text:c="6"/>C#7 <text:s/>1108.731 <text:s text:c="2"/>F#7 <text:s/>1479.978 <text:s/>B8 <text:s text:c="2"/>1975.533 <text:s/>D#8 <text:s/>2489.016 <text:s/>A9 <text:s text:c="2"/>3520</text:p>
      <text:p text:style-name="P3"><text:s text:c="4"/>20 <text:s/>Bb7 <text:s/>932.3275 <text:s/>D7 <text:s text:c="2"/>1174.659 <text:s text:c="2"/>G7 <text:s text:c="2"/>1567.982 <text:s/>C8 <text:s text:c="2"/>2093.005 <text:s/>E8 <text:s text:c="2"/>2637.02 <text:s text:c="2"/>Bb9 <text:s/>3729.31</text:p>
      <text:p text:style-name="P3"><text:s text:c="4"/>21 <text:s/>B7 <text:s text:c="2"/>987.7666 <text:s/>D#7 <text:s/>1244.508 <text:s text:c="2"/>G#7 <text:s/>1661.219 <text:s/>C#8 <text:s/>2217.461 <text:s/>F8 <text:s text:c="2"/>2793.826 <text:s/>B9 <text:s text:c="2"/>2951.066</text:p>
      <text:p text:style-name="P3"><text:s text:c="4"/>22 <text:s/>C7 <text:s text:c="2"/>1046.502 <text:s/>E7 <text:s text:c="2"/>1318.51 <text:s text:c="3"/>A8 <text:s text:c="2"/>1760 <text:s text:c="5"/>D8 <text:s text:c="2"/>2349.318 <text:s/>F#8 <text:s/>2959.955 <text:s/>C9 <text:s text:c="2"/>4186.009</text:p>
      <text:p text:style-name="P3"><text:s text:c="4"/>23 <text:s/>C#7 <text:s/>1108.731 <text:s/>F7 <text:s text:c="2"/>1396.913 <text:s text:c="2"/>Bb8 <text:s/>1864.655 <text:s/>D#8 <text:s/>2489.016 <text:s/>G8 <text:s text:c="2"/>3135.963 <text:s/>C#9 <text:s/>4434.922</text:p>
      <text:p text:style-name="P3"><text:s text:c="4"/>24 <text:s/>D7 <text:s text:c="2"/>1174.659 <text:s/>F#7 <text:s/>1479.978 <text:s text:c="2"/>B8 <text:s text:c="2"/>1975.533 <text:s/>E8 <text:s text:c="2"/>2637.02 <text:s text:c="2"/>G#8 <text:s/>3322.438 <text:s/>D9 <text:s text:c="2"/>4698.63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22 Frets</text:p>
      <text:p text:style-name="P3"><text:s text:c="4"/>S <text:s text:c="2"/>6 <text:s text:c="13"/>5 <text:s text:c="13"/>4 <text:s text:c="13"/>3 <text:s text:c="13"/>2 <text:s text:c="12"/>1</text:p>
      <text:p text:style-name="P3"><text:s text:c="4"/></text:p>
      <text:p text:style-name="P3"><text:s text:c="4"/>0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3"><text:s text:c="4"/>1 <text:s text:c="2"/>E5 <text:s text:c="2"/>329.6276 <text:s/>G#5 <text:s/>415.3047 <text:s/>C#6 <text:s/>554.3653 <text:s/>F#6 <text:s/>739.9888 <text:s/>Bb7 <text:s/>932.3275 <text:s/>D#7 <text:s/>1244.508</text:p>
      <text:p text:style-name="P3"><text:s text:c="4"/>2 <text:s text:c="2"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3 <text:s text:c="2"/>F#5 <text:s/>369.9944 <text:s/>Bb6 <text:s/>466.1638 <text:s/>D#6 <text:s/>622.254 <text:s text:c="2"/>G#6 <text:s/>830.6094 <text:s/>C7 <text:s text:c="2"/>1046.502 <text:s/>F#7 <text:s/>1396.913</text:p>
      <text:p text:style-name="P3"><text:s text:c="4"/>4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5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6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7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8 <text:s text:c="2"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9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10 <text:s/>C#6 <text:s/>554.3653 <text:s/>F6 <text:s text:c="2"/>698.4565 <text:s/>Bb7 <text:s/>932.3275 <text:s/>D#7 <text:s/>1244.508 <text:s/>G7 <text:s text:c="2"/>1567.982 <text:s/>C#8 <text:s/>2217.461</text:p>
      <text:p text:style-name="P3"><text:s text:c="4"/>11 <text:s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2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13 <text:s/>E6 <text:s text:c="2"/>659.2551 <text:s/>G#6 <text:s/>830.6094 <text:s/>C#7 <text:s/>1108.731 <text:s/>F#7 <text:s/>1479.978 <text:s/>Bb8 <text:s/>1864.655 <text:s/>E8 <text:s text:c="2"/>2637.02</text:p>
      <text:p text:style-name="P3"><text:s text:c="4"/>14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5 <text:s/>F#6 <text:s/>739.9888 <text:s/>Bb7 <text:s/>932.3275 <text:s/>D#7 <text:s/>1244.508 <text:s/>G#7 <text:s/>1661.219 <text:s/>C8 <text:s text:c="2"/>2093.005 <text:s/>F#8 <text:s/>2959.955</text:p>
      <text:p text:style-name="P3"><text:s text:c="4"/>16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17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18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19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20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21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22 <text:s/>C#7 <text:s/>1108.731 <text:s/>F7 <text:s text:c="2"/>1396.913 <text:s/>Bb8 <text:s/>1864.655 <text:s/>D#8 <text:s/>2489.016 <text:s/>G8 <text:s text:c="2"/>3135.963 <text:s/>C#9 <text:s/>4434.922</text:p>
      <text:p text:style-name="P3"><text:s text:c="4"/>23 <text:s/>D7 <text:s text:c="2"/>1174.659 <text:s/>F#7 <text:s/>1479.978 <text:s/>B8 <text:s text:c="2"/>1975.533 <text:s/>E8 <text:s text:c="2"/>2637.02 <text:s text:c="2"/>G#8 <text:s/>3322.438 <text:s/>D9 <text:s text:c="2"/>4698.636</text:p>
      <text:p text:style-name="P3"><text:s text:c="4"/>24 <text:s/>D#7 <text:s/>1244.508 <text:s/>G7 <text:s text:c="2"/>1567.982 <text:s/>C8 <text:s text:c="2"/>2093.005 <text:s/>F8 <text:s text:c="2"/>2793.826 <text:s/>A9 <text:s text:c="2"/>3520 <text:s text:c="5"/>D#9 <text:s/>4978.032</text:p>
      <text:p text:style-name="P3"/>
      <text:p text:style-name="P3">+23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E5 <text:s text:c="2"/>329.6276 <text:s/>G#5 <text:s/>415.3047 <text:s/>C#6 <text:s/>554.3653 <text:s/>F#6 <text:s/>739.9888 <text:s/>Bb7 <text:s/>932.3275 <text:s/>D#7 <text:s/>1244.508</text:p>
      <text:p text:style-name="P3"><text:s text:c="4"/>1 <text:s text:c="2"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3"><text:s text:c="4"/>2 <text:s text:c="2"/>F#5 <text:s/>369.9944 <text:s/>Bb6 <text:s/>466.1638 <text:s/>D#6 <text:s/>622.254 <text:s text:c="2"/>G#6 <text:s/>830.6094 <text:s/>C7 <text:s text:c="2"/>1046.502 <text:s/>F#7 <text:s/>1396.913</text:p>
      <text:p text:style-name="P3"><text:s text:c="4"/>3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4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5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6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7 <text:s text:c="2"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8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9 <text:s text:c="2"/>C#6 <text:s/>554.3653 <text:s/>F6 <text:s text:c="2"/>698.4565 <text:s/>Bb7 <text:s/>932.3275 <text:s/>D#7 <text:s/>1244.508 <text:s/>G7 <text:s text:c="2"/>1567.982 <text:s/>C#8 <text:s/>2217.461</text:p>
      <text:p text:style-name="P3"><text:s text:c="4"/>10 <text:s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1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12 <text:s/>E6 <text:s text:c="2"/>659.2551 <text:s/>G#6 <text:s/>830.6094 <text:s/>C#7 <text:s/>1108.731 <text:s/>F#7 <text:s/>1479.978 <text:s/>Bb8 <text:s/>1864.655 <text:s/>E8 <text:s text:c="2"/>2637.02</text:p>
      <text:p text:style-name="P3"><text:s text:c="4"/>13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4 <text:s/>F#6 <text:s/>739.9888 <text:s/>Bb7 <text:s/>932.3275 <text:s/>D#7 <text:s/>1244.508 <text:s/>G#7 <text:s/>1661.219 <text:s/>C8 <text:s text:c="2"/>2093.005 <text:s/>F#8 <text:s/>2959.955</text:p>
      <text:p text:style-name="P3"><text:s text:c="4"/>15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16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17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18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19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20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21 <text:s/>C#7 <text:s/>1108.731 <text:s/>F7 <text:s text:c="2"/>1396.913 <text:s/>Bb8 <text:s/>1864.655 <text:s/>D#8 <text:s/>2489.016 <text:s/>G8 <text:s text:c="2"/>3135.963 <text:s/>C#9 <text:s/>4434.922</text:p>
      <text:p text:style-name="P3"><text:s text:c="4"/>22 <text:s/>D7 <text:s text:c="2"/>1174.659 <text:s/>F#7 <text:s/>1479.978 <text:s/>B8 <text:s text:c="2"/>1975.533 <text:s/>E8 <text:s text:c="2"/>2637.02 <text:s text:c="2"/>G#8 <text:s/>3322.438 <text:s/>D9 <text:s text:c="2"/>4698.636</text:p>
      <text:p text:style-name="P3"><text:s text:c="4"/>23 <text:s/>D#7 <text:s/>1244.508 <text:s/>G7 <text:s text:c="2"/>1567.982 <text:s/>C8 <text:s text:c="2"/>2093.005 <text:s/>F8 <text:s text:c="2"/>2793.826 <text:s/>A9 <text:s text:c="2"/>3520 <text:s text:c="5"/>D#9 <text:s/>4978.032</text:p>
      <text:p text:style-name="P3"><text:s text:c="4"/>24 <text:s/>E7 <text:s text:c="2"/>1318.51 <text:s text:c="2"/>G#7 <text:s/>1661.219 <text:s/>C#8 <text:s/>2217.461 <text:s/>F#8 <text:s/>2959.955 <text:s/>Bb9 <text:s/>3729.31 <text:s text:c="2"/>E9 <text:s text:c="2"/>5274.04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24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3"><text:s text:c="4"/>1 <text:s text:c="2"/>F#5 <text:s/>369.9944 <text:s/>Bb6 <text:s/>466.1638 <text:s/>D#6 <text:s/>622.254 <text:s text:c="2"/>G#6 <text:s/>830.6094 <text:s/>C7 <text:s text:c="2"/>1046.502 <text:s/>F#7 1396.913</text:p>
      <text:p text:style-name="P3"><text:s text:c="4"/>2 <text:s text:c="2"/>G5 <text:s text:c="2"/>391.9954 <text:s/>B6 <text:s text:c="2"/>493.8833 <text:s/>E6 <text:s text:c="2"/>659.2551 <text:s/>A7 <text:s text:c="2"/>880 <text:s text:c="6"/>C#7 <text:s/>1108.731 <text:s/>G7 <text:s/>1479.978</text:p>
      <text:p text:style-name="P3"><text:s text:c="4"/>3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4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5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6 <text:s text:c="2"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7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8 <text:s text:c="2"/>C#6 <text:s/>554.3653 <text:s/>F6 <text:s text:c="2"/>698.4565 <text:s/>Bb7 <text:s/>932.3275 <text:s/>D#7 <text:s/>1244.508 <text:s/>G7 <text:s text:c="2"/>1567.982 <text:s/>C#8 <text:s/>2217.461</text:p>
      <text:p text:style-name="P3"><text:s text:c="4"/>9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10 <text:s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3"><text:s text:c="4"/>11 <text:s/>E6 <text:s text:c="2"/>659.2551 <text:s/>G#6 <text:s/>830.6094 <text:s/>C#7 <text:s/>1108.731 <text:s/>F#7 <text:s/>1479.978 <text:s/>Bb8 <text:s/>1864.655 <text:s/>E8 <text:s text:c="2"/>2637.02</text:p>
      <text:p text:style-name="P3"><text:s text:c="4"/>12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3 <text:s/>F#6 <text:s/>739.9888 <text:s/>Bb7 <text:s/>932.3275 <text:s/>D#7 <text:s/>1244.508 <text:s/>G#7 <text:s/>1661.219 <text:s/>C8 <text:s text:c="2"/>2093.005 <text:s/>F#8 <text:s/>2959.955</text:p>
      <text:p text:style-name="P3"><text:s text:c="4"/>14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15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16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17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18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19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20 <text:s/>C#7 <text:s/>1108.731 <text:s/>F7 <text:s text:c="2"/>1396.913 <text:s/>Bb8 <text:s/>1864.655 <text:s/>D#8 <text:s/>2489.016 <text:s/>G8 <text:s text:c="2"/>3135.963 <text:s/>C#9 <text:s/>4434.922</text:p>
      <text:p text:style-name="P3"><text:s text:c="4"/>21 <text:s/>D7 <text:s text:c="2"/>1174.659 <text:s/>F#7 <text:s/>1479.978 <text:s/>B8 <text:s text:c="2"/>1975.533 <text:s/>E8 <text:s text:c="2"/>2637.02 <text:s text:c="2"/>G#8 <text:s/>3322.438 <text:s/>D9 <text:s text:c="2"/>4698.636</text:p>
      <text:p text:style-name="P3"><text:s text:c="4"/>22 <text:s/>D#7 <text:s/>1244.508 <text:s/>G7 <text:s text:c="2"/>1567.982 <text:s/>C8 <text:s text:c="2"/>2093.005 <text:s/>F8 <text:s text:c="2"/>2793.826 <text:s/>A9 <text:s text:c="2"/>3520 <text:s text:c="5"/>D#9 <text:s/>4978.032</text:p>
      <text:p text:style-name="P3"><text:s text:c="4"/>23 <text:s/>E7 <text:s text:c="2"/>1318.51 <text:s text:c="2"/>G#7 <text:s/>1661.219 <text:s/>C#8 <text:s/>2217.461 <text:s/>F#8 <text:s/>2959.955 <text:s/>Bb9 <text:s/>3729.31 <text:s text:c="2"/>E9 <text:s/>5274.041</text:p>
      <text:p text:style-name="P3"><text:s text:c="4"/>24 <text:s/>F7 <text:s text:c="2"/>1396.913 <text:s/>A8 <text:s text:c="2"/>1760 <text:s text:c="5"/>D8 <text:s text:c="2"/>2349.318 <text:s/>G8 <text:s text:c="2"/>3135.963 <text:s/>B9 <text:s text:c="2"/>2951.066 <text:s/>F9 <text:s/>5587.652</text:p>
      <text:p text:style-name="P3"/>
      <text:p text:style-name="P3">+25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F#5 <text:s/>369.9944 <text:s/>Bb6 <text:s/>466.1638 <text:s/>D#6 <text:s/>622.254 <text:s text:c="2"/>G#6 <text:s/>830.6094 <text:s/>C7 <text:s text:c="2"/>1046.502 <text:s/>F#7 <text:s/>1396.913</text:p>
      <text:p text:style-name="P3"><text:s text:c="4"/>1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2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3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4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5 <text:s text:c="2"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6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7 <text:s text:c="2"/>C#6 <text:s/>554.3653 <text:s/>F6 <text:s text:c="2"/>698.4565 <text:s/>Bb7 <text:s/>932.3275 <text:s/>D#7 <text:s/>1244.508 <text:s/>G7 <text:s text:c="2"/>1567.982 <text:s/>C#8 <text:s/>2217.461</text:p>
      <text:p text:style-name="P3"><text:s text:c="4"/>8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9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10 <text:s/>E6 <text:s text:c="2"/>659.2551 <text:s/>G#6 <text:s/>830.6094 <text:s/>C#7 <text:s/>1108.731 <text:s/>F#7 <text:s/>1479.978 <text:s/>Bb8 <text:s/>1864.655 <text:s/>E8 <text:s text:c="2"/>2637.02</text:p>
      <text:p text:style-name="P3"><text:s text:c="4"/>11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2 <text:s/>F#6 <text:s/>739.9888 <text:s/>Bb7 <text:s/>932.3275 <text:s/>D#7 <text:s/>1244.508 <text:s/>G#7 <text:s/>1661.219 <text:s/>C8 <text:s text:c="2"/>2093.005 <text:s/>F#8 <text:s/>2959.955</text:p>
      <text:p text:style-name="P3"><text:s text:c="4"/>13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14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15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16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17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18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19 <text:s/>C#7 <text:s/>1108.731 <text:s/>F7 <text:s text:c="2"/>1396.913 <text:s/>Bb8 <text:s/>1864.655 <text:s/>D#8 <text:s/>2489.016 <text:s/>G8 <text:s text:c="2"/>3135.963 <text:s/>C#9 <text:s/>4434.922</text:p>
      <text:p text:style-name="P3"><text:s text:c="4"/>20 <text:s/>D7 <text:s text:c="2"/>1174.659 <text:s/>F#7 <text:s/>1479.978 <text:s/>B8 <text:s text:c="2"/>1975.533 <text:s/>E8 <text:s text:c="2"/>2637.02 <text:s text:c="2"/>G#8 <text:s/>3322.438 <text:s/>D9 <text:s text:c="2"/>4698.636</text:p>
      <text:p text:style-name="P3"><text:s text:c="4"/>21 <text:s/>D#7 <text:s/>1244.508 <text:s/>G7 <text:s text:c="2"/>1567.982 <text:s/>C8 <text:s text:c="2"/>2093.005 <text:s/>F8 <text:s text:c="2"/>2793.826 <text:s/>A9 <text:s text:c="2"/>3520 <text:s text:c="5"/>D#9 <text:s/>4978.032</text:p>
      <text:p text:style-name="P3"><text:s text:c="4"/>22 <text:s/>E7 <text:s text:c="2"/>1318.51 <text:s text:c="2"/>G#7 <text:s/>1661.219 <text:s/>C#8 <text:s/>2217.461 <text:s/>F#8 <text:s/>2959.955 <text:s/>Bb9 <text:s/>3729.31 <text:s text:c="2"/>E9 <text:s text:c="2"/>5274.041</text:p>
      <text:p text:style-name="P3"><text:s text:c="4"/>23 <text:s/>F7 <text:s text:c="2"/>1396.913 <text:s/>A8 <text:s text:c="2"/>1760 <text:s text:c="5"/>D8 <text:s text:c="2"/>2349.318 <text:s/>G8 <text:s text:c="2"/>3135.963 <text:s/>B9 <text:s text:c="2"/>2951.066 <text:s/>F9 <text:s text:c="2"/>5587.652</text:p>
      <text:p text:style-name="P3"><text:s text:c="4"/>24 <text:s/>F#7 <text:s/>1479.978 <text:s/>Bb8 <text:s/>1864.655 <text:s/>D#8 <text:s/>2489.016 <text:s/>G#8 <text:s/>3322.438 <text:s/>C9 <text:s text:c="2"/>4186.009 <text:s/>F#9 <text:s/>5919.9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26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3"><text:s text:c="4"/>1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2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3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4 <text:s text:c="2"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5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6 <text:s text:c="2"/>C#6 <text:s/>554.3653 <text:s/>F6 <text:s text:c="2"/>698.4565 <text:s/>Bb7 <text:s/>932.3275 <text:s/>D#7 <text:s/>1244.508 <text:s/>G7 <text:s text:c="2"/>1567.982 <text:s/>C#8 <text:s/>2217.461</text:p>
      <text:p text:style-name="P3"><text:s text:c="4"/>7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8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9 <text:s text:c="2"/>E6 <text:s text:c="2"/>659.2551 <text:s/>G#6 <text:s/>830.6094 <text:s/>C#7 <text:s/>1108.731 <text:s/>F#7 <text:s/>1479.978 <text:s/>Bb8 <text:s/>1864.655 <text:s/>E8 <text:s text:c="2"/>2637.02</text:p>
      <text:p text:style-name="P3"><text:s text:c="4"/>10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1 <text:s/>F#6 <text:s/>739.9888 <text:s/>Bb7 <text:s/>932.3275 <text:s/>D#7 <text:s/>1244.508 <text:s/>G#7 <text:s/>1661.219 <text:s/>C8 <text:s text:c="2"/>2093.005 <text:s/>F#8 <text:s/>2959.955</text:p>
      <text:p text:style-name="P3"><text:s text:c="4"/>12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13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14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15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16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17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18 <text:s/>C#7 <text:s/>1108.731 <text:s/>F7 <text:s text:c="2"/>1396.913 <text:s/>Bb8 <text:s/>1864.655 <text:s/>D#8 <text:s/>2489.016 <text:s/>G8 <text:s text:c="2"/>3135.963 <text:s/>C#9 <text:s/>4434.922</text:p>
      <text:p text:style-name="P3"><text:s text:c="4"/>19 <text:s/>D7 <text:s text:c="2"/>1174.659 <text:s/>F#7 <text:s/>1479.978 <text:s/>B8 <text:s text:c="2"/>1975.533 <text:s/>E8 <text:s text:c="2"/>2637.02 <text:s text:c="2"/>G#8 <text:s/>3322.438 <text:s/>D9 <text:s text:c="2"/>4698.636</text:p>
      <text:p text:style-name="P3"><text:s text:c="4"/>20 <text:s/>D#7 <text:s/>1244.508 <text:s/>G7 <text:s text:c="2"/>1567.982 <text:s/>C8 <text:s text:c="2"/>2093.005 <text:s/>F8 <text:s text:c="2"/>2793.826 <text:s/>A9 <text:s text:c="2"/>3520 <text:s text:c="5"/>D#9 <text:s/>4978.032</text:p>
      <text:p text:style-name="P3"><text:s text:c="4"/>21 <text:s/>E7 <text:s text:c="2"/>1318.51 <text:s text:c="2"/>G#7 <text:s/>1661.219 <text:s/>C#8 <text:s/>2217.461 <text:s/>F#8 <text:s/>2959.955 <text:s/>Bb9 <text:s/>3729.31 <text:s text:c="2"/>E9 <text:s text:c="2"/>5274.041</text:p>
      <text:p text:style-name="P3"><text:s text:c="4"/>22 <text:s/>F7 <text:s text:c="2"/>1396.913 <text:s/>A8 <text:s text:c="2"/>1760 <text:s text:c="5"/>D8 <text:s text:c="2"/>2349.318 <text:s/>G8 <text:s text:c="2"/>3135.963 <text:s/>B9 <text:s text:c="2"/>2951.066 <text:s/>F9 <text:s text:c="2"/>5587.652</text:p>
      <text:p text:style-name="P3"><text:s text:c="4"/>23 <text:s/>F#7 <text:s/>1479.978 <text:s/>Bb8 <text:s/>1864.655 <text:s/>D#8 <text:s/>2489.016 <text:s/>G#8 <text:s/>3322.438 <text:s/>C9 <text:s text:c="2"/>4186.009 <text:s/>F#9 <text:s/>5919.911</text:p>
      <text:p text:style-name="P3"><text:s text:c="4"/>24 <text:s/>G7 <text:s text:c="2"/>1567.982 <text:s/>B8 <text:s text:c="2"/>1975.533 <text:s/>E8 <text:s text:c="2"/>2637.02 <text:s text:c="2"/>A9 <text:s text:c="2"/>3520 <text:s text:c="5"/>C#9 <text:s/>4434.922 <text:s/>G9 <text:s text:c="2"/>5271.927</text:p>
      <text:p text:style-name="P3"/>
      <text:p text:style-name="P3">+27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G#5 <text:s/>415.3047 <text:s/>C6 <text:s text:c="2"/>523.2511 <text:s/>F6 <text:s text:c="2"/>698.4565 <text:s/>Bb7 <text:s/>932.3275 <text:s/>D7 <text:s text:c="2"/>1174.659 <text:s/>G#7 <text:s/>1567.982</text:p>
      <text:p text:style-name="P3"><text:s text:c="4"/>1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2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3 <text:s text:c="2"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4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5 <text:s text:c="2"/>C#6 <text:s/>554.3653 <text:s/>F6 <text:s text:c="2"/>698.4565 <text:s/>Bb7 <text:s/>932.3275 <text:s/>D#7 <text:s/>1244.508 <text:s/>G7 <text:s text:c="2"/>1567.982 <text:s/>C#8 <text:s/>2217.461</text:p>
      <text:p text:style-name="P3"><text:s text:c="4"/>6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7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8 <text:s text:c="2"/>E6 <text:s text:c="2"/>659.2551 <text:s/>G#6 <text:s/>830.6094 <text:s/>C#7 <text:s/>1108.731 <text:s/>F#7 <text:s/>1479.978 <text:s/>Bb8 <text:s/>1864.655 <text:s/>E8 <text:s text:c="2"/>2637.02</text:p>
      <text:p text:style-name="P3"><text:s text:c="4"/>9 <text:s text:c="2"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10 <text:s/>F#6 <text:s/>739.9888 <text:s/>Bb7 <text:s/>932.3275 <text:s/>D#7 <text:s/>1244.508 <text:s/>G#7 <text:s/>1661.219 <text:s/>C8 <text:s text:c="2"/>2093.005 <text:s/>F#8 <text:s/>2959.955</text:p>
      <text:p text:style-name="P3"><text:s text:c="4"/>11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12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13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14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15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16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17 <text:s/>C#7 <text:s/>1108.731 <text:s/>F7 <text:s text:c="2"/>1396.913 <text:s/>Bb8 <text:s/>1864.655 <text:s/>D#8 <text:s/>2489.016 <text:s/>G8 <text:s text:c="2"/>3135.963 <text:s/>C#9 <text:s/>4434.922</text:p>
      <text:p text:style-name="P3"><text:s text:c="4"/>18 <text:s/>D7 <text:s text:c="2"/>1174.659 <text:s/>F#7 <text:s/>1479.978 <text:s/>B8 <text:s text:c="2"/>1975.533 <text:s/>E8 <text:s text:c="2"/>2637.02 <text:s text:c="2"/>G#8 <text:s/>3322.438 <text:s/>D9 <text:s text:c="2"/>4698.636</text:p>
      <text:p text:style-name="P3"><text:s text:c="4"/>19 <text:s/>D#7 <text:s/>1244.508 <text:s/>G7 <text:s text:c="2"/>1567.982 <text:s/>C8 <text:s text:c="2"/>2093.005 <text:s/>F8 <text:s text:c="2"/>2793.826 <text:s/>A9 <text:s text:c="2"/>3520 <text:s text:c="5"/>D#9 <text:s/>4978.032</text:p>
      <text:p text:style-name="P3"><text:s text:c="4"/>20 <text:s/>E7 <text:s text:c="2"/>1318.51 <text:s text:c="2"/>G#7 <text:s/>1661.219 <text:s/>C#8 <text:s/>2217.461 <text:s/>F#8 <text:s/>2959.955 <text:s/>Bb9 <text:s/>3729.31 <text:s text:c="2"/>E9 <text:s text:c="2"/>5274.041</text:p>
      <text:p text:style-name="P3"><text:s text:c="4"/>21 <text:s/>F7 <text:s text:c="2"/>1396.913 <text:s/>A8 <text:s text:c="2"/>1760 <text:s text:c="5"/>D8 <text:s text:c="2"/>2349.318 <text:s/>G8 <text:s text:c="2"/>3135.963 <text:s/>C9 <text:s text:c="2"/>2951.066 <text:s/>F9 <text:s text:c="2"/>5587.652</text:p>
      <text:p text:style-name="P3"><text:s text:c="4"/>22 <text:s/>F#7 <text:s/>1479.978 <text:s/>Bb8 <text:s/>1864.655 <text:s/>D#8 <text:s/>2489.016 <text:s/>G#8 <text:s/>3322.438 <text:s/>C#9 <text:s/>4186.009 <text:s/>F#9 <text:s/>5919.911</text:p>
      <text:p text:style-name="P3"><text:s text:c="4"/>23 <text:s/>G7 <text:s text:c="2"/>1567.982 <text:s/>B8 <text:s text:c="2"/>1975.533 <text:s/>E8 <text:s text:c="2"/>2637.02 <text:s text:c="2"/>A9 <text:s text:c="2"/>3520 <text:s text:c="5"/>D9 <text:s text:c="2"/>4434.922 <text:s/>G9 <text:s text:c="2"/>5271.927</text:p>
      <text:p text:style-name="P3"><text:s text:c="4"/>24 <text:s/>G#7 <text:s/>1661.219 <text:s/>C8 <text:s text:c="2"/>2093.005 <text:s/>F8 <text:s text:c="2"/>2793.826 <text:s/>Bb9 <text:s/>3729.31 <text:s text:c="2"/>D#9 <text:s/>4698.636 <text:s/>G#9 <text:s/>6644.87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28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A6 <text:s text:c="2"/>440 <text:s text:c="6"/>C#6 <text:s/>554.3653 <text:s/>F#6 <text:s/>739.9888 <text:s/>B7 <text:s text:c="2"/>987.7666 <text:s/>D#7 <text:s/>1244.508 <text:s/>A8 <text:s text:c="2"/>1760</text:p>
      <text:p text:style-name="P3"><text:s text:c="4"/>1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3"><text:s text:c="4"/>2 <text:s text:c="2"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3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4 <text:s text:c="2"/>C#6 <text:s/>554.3653 <text:s/>F6 <text:s text:c="2"/>698.4565 <text:s/>Bb7 <text:s/>932.3275 <text:s/>D#7 <text:s/>1244.508 <text:s/>G7 <text:s text:c="2"/>1567.982 <text:s/>C#8 <text:s/>2217.461</text:p>
      <text:p text:style-name="P3"><text:s text:c="4"/>5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6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7 <text:s text:c="2"/>E6 <text:s text:c="2"/>659.2551 <text:s/>G#6 <text:s/>830.6094 <text:s/>C#7 <text:s/>1108.731 <text:s/>F#7 <text:s/>1479.978 <text:s/>Bb8 <text:s/>1864.655 <text:s/>E8 <text:s text:c="2"/>2637.02</text:p>
      <text:p text:style-name="P3"><text:s text:c="4"/>8 <text:s text:c="2"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9 <text:s text:c="2"/>F#6 <text:s/>739.9888 <text:s/>Bb7 <text:s/>932.3275 <text:s/>D#7 <text:s/>1244.508 <text:s/>G#7 <text:s/>1661.219 <text:s/>C8 <text:s text:c="2"/>2093.005 <text:s/>F#8 <text:s/>2959.955</text:p>
      <text:p text:style-name="P3"><text:s text:c="4"/>10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11 <text:s/>G#6 <text:s/>830.6094 <text:s/>C7 <text:s text:c="2"/>1046.502 <text:s/>F7 <text:s text:c="2"/>1396.913 <text:s/>Bb8 <text:s/>1864.655 <text:s/>D8 <text:s text:c="2"/>2349.318 <text:s/>G#8 <text:s/>3322.438</text:p>
      <text:p text:style-name="P3"><text:s text:c="4"/>12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13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14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15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16 <text:s/>C#7 <text:s/>1108.731 <text:s/>F7 <text:s text:c="2"/>1396.913 <text:s/>Bb8 <text:s/>1864.655 <text:s/>D#8 <text:s/>2489.016 <text:s/>G8 <text:s text:c="2"/>3135.963 <text:s/>C#9 <text:s/>4434.922</text:p>
      <text:p text:style-name="P3"><text:s text:c="4"/>17 <text:s/>D7 <text:s text:c="2"/>1174.659 <text:s/>F#7 <text:s/>1479.978 <text:s/>B8 <text:s text:c="2"/>1975.533 <text:s/>E8 <text:s text:c="2"/>2637.02 <text:s text:c="2"/>G#8 <text:s/>3322.438 <text:s/>D9 <text:s text:c="2"/>4698.636</text:p>
      <text:p text:style-name="P3"><text:s text:c="4"/>18 <text:s/>D#7 <text:s/>1244.508 <text:s/>G7 <text:s text:c="2"/>1567.982 <text:s/>C8 <text:s text:c="2"/>2093.005 <text:s/>F8 <text:s text:c="2"/>2793.826 <text:s/>A9 <text:s text:c="2"/>3520 <text:s text:c="5"/>D#9 <text:s/>4978.032</text:p>
      <text:p text:style-name="P3"><text:s text:c="4"/>19 <text:s/>E7 <text:s text:c="2"/>1318.51 <text:s text:c="2"/>G#7 <text:s/>1661.219 <text:s/>C#8 <text:s/>2217.461 <text:s/>F#8 <text:s/>2959.955 <text:s/>Bb9 <text:s/>3729.31 <text:s text:c="2"/>E9 <text:s text:c="2"/>5274.041</text:p>
      <text:p text:style-name="P3"><text:s text:c="4"/>20 <text:s/>F7 <text:s text:c="2"/>1396.913 <text:s/>A8 <text:s text:c="2"/>1760 <text:s text:c="5"/>D8 <text:s text:c="2"/>2349.318 <text:s/>G8 <text:s text:c="2"/>3135.963 <text:s/>B9 <text:s text:c="2"/>2951.066 <text:s/>F9 <text:s text:c="2"/>5587.652</text:p>
      <text:p text:style-name="P3"><text:s text:c="4"/>21 <text:s/>F#7 <text:s/>1479.978 <text:s/>Bb8 <text:s/>1864.655 <text:s/>D#8 <text:s/>2489.016 <text:s/>G#8 <text:s/>3322.438 <text:s/>C9 <text:s text:c="2"/>4186.009 <text:s/>F#9 <text:s/>5919.911</text:p>
      <text:p text:style-name="P3"><text:s text:c="4"/>22 <text:s/>G7 <text:s text:c="2"/>1567.982 <text:s/>B8 <text:s text:c="2"/>1975.533 <text:s/>E8 <text:s text:c="2"/>2637.02 <text:s text:c="2"/>A9 <text:s text:c="2"/>3520 <text:s text:c="5"/>C#9 <text:s/>4434.922 <text:s/>G9 <text:s text:c="2"/>5271.927</text:p>
      <text:p text:style-name="P3"><text:s text:c="4"/>23 <text:s/>G#7 <text:s/>1661.219 <text:s/>C8 <text:s text:c="2"/>2093.005 <text:s/>F8 <text:s text:c="2"/>2793.826 <text:s/>Bb9 <text:s/>3729.31 <text:s text:c="2"/>D9 <text:s text:c="2"/>4698.636 <text:s/>G#9 <text:s/>6644.875</text:p>
      <text:p text:style-name="P3"><text:s text:c="4"/>24 <text:s/>A8 <text:s text:c="2"/>1760 <text:s text:c="5"/>C#8 <text:s/>2217.461 <text:s/>F#8 <text:s/>2959.955 <text:s/>B9 <text:s text:c="2"/>2951.066 <text:s/>D#9 <text:s/>4978.032 <text:s/>A10 <text:s/>7040</text:p>
      <text:p text:style-name="P3"/>
      <text:p text:style-name="P3">+29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Bb6 <text:s/>466.1638 <text:s/>D6 <text:s text:c="2"/>587.3295 <text:s/>G6 <text:s text:c="2"/>783.9909 <text:s/>C7 <text:s text:c="2"/>1046.502 <text:s/>E7 <text:s text:c="2"/>1318.51 <text:s text:c="2"/>Bb8 <text:s text:c="2"/>1864.655</text:p>
      <text:p text:style-name="P3"><text:s text:c="4"/>1 <text:s text:c="2"/>B6 <text:s text:c="2"/>493.8833 <text:s/>D#6 <text:s/>622.254 <text:s text:c="2"/>G#6 <text:s/>830.6094 <text:s/>C#7 <text:s/>1108.731 <text:s/>F7 <text:s text:c="2"/>1396.913 <text:s/>B8 <text:s text:c="3"/>1975.533</text:p>
      <text:p text:style-name="P3"><text:s text:c="4"/>2 <text:s text:c="2"/>C6 <text:s text:c="2"/>523.2511 <text:s/>E6 <text:s text:c="2"/>659.2551 <text:s/>A7 <text:s text:c="2"/>880 <text:s text:c="6"/>D7 <text:s text:c="2"/>1174.659 <text:s/>F#7 <text:s/>1479.978 <text:s/>C8 <text:s text:c="3"/>2093.005</text:p>
      <text:p text:style-name="P3"><text:s text:c="4"/>3 <text:s text:c="2"/>C#6 <text:s/>554.3653 <text:s/>F6 <text:s text:c="2"/>698.4565 <text:s/>Bb7 <text:s/>932.3275 <text:s/>D#7 <text:s/>1244.508 <text:s/>G7 <text:s text:c="2"/>1567.982 <text:s/>C#8 <text:s text:c="2"/>2217.461</text:p>
      <text:p text:style-name="P3"><text:s text:c="4"/>4 <text:s text:c="2"/>D6 <text:s text:c="2"/>587.3295 <text:s/>F#6 <text:s/>739.9888 <text:s/>B7 <text:s text:c="2"/>987.7666 <text:s/>E7 <text:s text:c="2"/>1318.51 <text:s text:c="2"/>G#7 <text:s/>1661.219 <text:s/>D8 <text:s text:c="3"/>2349.318</text:p>
      <text:p text:style-name="P3"><text:s text:c="4"/>5 <text:s text:c="2"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3"><text:s text:c="4"/>6 <text:s text:c="2"/>E6 <text:s text:c="2"/>659.2551 <text:s/>G#6 <text:s/>830.6094 <text:s/>C#7 <text:s/>1108.731 <text:s/>F#7 <text:s/>1479.978 <text:s/>Bb8 <text:s/>1864.655 <text:s/>E8 <text:s text:c="3"/>2637.02</text:p>
      <text:p text:style-name="P3"><text:s text:c="4"/>7 <text:s text:c="2"/>F6 <text:s text:c="2"/>698.4565 <text:s/>A7 <text:s text:c="2"/>880 <text:s text:c="6"/>D7 <text:s text:c="2"/>1174.659 <text:s/>G7 <text:s text:c="2"/>1567.982 <text:s/>B8 <text:s text:c="2"/>1975.533 <text:s/>F8 <text:s text:c="3"/>2793.826</text:p>
      <text:p text:style-name="P3"><text:s text:c="4"/>8 <text:s text:c="2"/>F#6 <text:s/>739.9888 <text:s/>Bb7 <text:s/>932.3275 <text:s/>D#7 <text:s/>1244.508 <text:s/>G#7 <text:s/>1661.219 <text:s/>C8 <text:s text:c="2"/>2093.005 <text:s/>F#8 <text:s text:c="2"/>2959.955</text:p>
      <text:p text:style-name="P3"><text:s text:c="4"/>9 <text:s text:c="2"/>G6 <text:s text:c="2"/>783.9909 <text:s/>B7 <text:s text:c="2"/>987.7666 <text:s/>E7 <text:s text:c="2"/>1318.51 <text:s text:c="2"/>A8 <text:s text:c="2"/>1760 <text:s text:c="5"/>C#8 <text:s/>2217.461 <text:s/>G8 <text:s text:c="3"/>3135.963</text:p>
      <text:p text:style-name="P3"><text:s text:c="4"/>10 <text:s/>G#6 <text:s/>830.6094 <text:s/>C7 <text:s text:c="2"/>1046.502 <text:s/>F7 <text:s text:c="2"/>1396.913 <text:s/>Bb8 <text:s/>1864.655 <text:s/>D8 <text:s text:c="2"/>2349.318 <text:s/>G#8 <text:s text:c="2"/>3322.438</text:p>
      <text:p text:style-name="P3"><text:s text:c="4"/>11 <text:s/>A7 <text:s text:c="2"/>880 <text:s text:c="6"/>C#7 <text:s/>1108.731 <text:s/>F#7 <text:s/>1479.978 <text:s/>B8 <text:s text:c="2"/>1975.533 <text:s/>D#8 <text:s/>2489.016 <text:s/>A9 <text:s text:c="3"/>3520</text:p>
      <text:p text:style-name="P3"><text:s text:c="4"/>12 <text:s/>Bb7 <text:s/>932.3275 <text:s/>D7 <text:s text:c="2"/>1174.659 <text:s/>G7 <text:s text:c="2"/>1567.982 <text:s/>C8 <text:s text:c="2"/>2093.005 <text:s/>E8 <text:s text:c="2"/>2637.02 <text:s text:c="2"/>Bb9 <text:s text:c="2"/>3729.31</text:p>
      <text:p text:style-name="P3"><text:s text:c="4"/>13 <text:s/>B7 <text:s text:c="2"/>987.7666 <text:s/>D#7 <text:s/>1244.508 <text:s/>G#7 <text:s/>1661.219 <text:s/>C#8 <text:s/>2217.461 <text:s/>F8 <text:s text:c="2"/>2793.826 <text:s/>B9 <text:s text:c="3"/>2951.066</text:p>
      <text:p text:style-name="P3"><text:s text:c="4"/>14 <text:s/>C7 <text:s text:c="2"/>1046.502 <text:s/>E7 <text:s text:c="2"/>1318.51 <text:s text:c="2"/>A8 <text:s text:c="2"/>1760 <text:s text:c="5"/>D8 <text:s text:c="2"/>2349.318 <text:s/>F#8 <text:s/>2959.955 <text:s/>C9 <text:s text:c="3"/>4186.009</text:p>
      <text:p text:style-name="P3"><text:s text:c="4"/>15 <text:s/>C#7 <text:s/>1108.731 <text:s/>F7 <text:s text:c="2"/>1396.913 <text:s/>Bb8 <text:s/>1864.655 <text:s/>D#8 <text:s/>2489.016 <text:s/>G8 <text:s text:c="2"/>3135.963 <text:s/>C#9 <text:s text:c="2"/>4434.922</text:p>
      <text:p text:style-name="P3"><text:s text:c="4"/>16 <text:s/>D7 <text:s text:c="2"/>1174.659 <text:s/>F#7 <text:s/>1479.978 <text:s/>B8 <text:s text:c="2"/>1975.533 <text:s/>E8 <text:s text:c="2"/>2637.02 <text:s text:c="2"/>G#8 <text:s/>3322.438 <text:s/>D9 <text:s text:c="3"/>4698.636</text:p>
      <text:p text:style-name="P3"><text:s text:c="4"/>17 <text:s/>D#7 <text:s/>1244.508 <text:s/>G7 <text:s text:c="2"/>1567.982 <text:s/>C8 <text:s text:c="2"/>2093.005 <text:s/>F8 <text:s text:c="2"/>2793.826 <text:s/>A9 <text:s text:c="2"/>3520 <text:s text:c="5"/>D#9 <text:s text:c="2"/>4978.032</text:p>
      <text:p text:style-name="P3"><text:s text:c="4"/>18 <text:s/>E7 <text:s text:c="2"/>1318.51 <text:s text:c="2"/>G#7 <text:s/>1661.219 <text:s/>C#8 <text:s/>2217.461 <text:s/>F#8 <text:s/>2959.955 <text:s/>Bb9 <text:s/>3729.31 <text:s text:c="2"/>E9 <text:s text:c="3"/>5274.041</text:p>
      <text:p text:style-name="P3"><text:s text:c="4"/>19 <text:s/>F7 <text:s text:c="2"/>1396.913 <text:s/>A8 <text:s text:c="2"/>1760 <text:s text:c="5"/>D8 <text:s text:c="2"/>2349.318 <text:s/>G8 <text:s text:c="2"/>3135.963 <text:s/>C9 <text:s text:c="2"/>2951.066 <text:s/>F9 <text:s text:c="3"/>5587.652</text:p>
      <text:p text:style-name="P3"><text:s text:c="4"/>20 <text:s/>F#7 <text:s/>1479.978 <text:s/>Bb8 <text:s/>1864.655 <text:s/>D#8 <text:s/>2489.016 <text:s/>G#8 <text:s/>3322.438 <text:s/>C#9 <text:s/>4186.009 <text:s/>F#9 <text:s text:c="2"/>5919.911</text:p>
      <text:p text:style-name="P3"><text:s text:c="4"/>21 <text:s/>G7 <text:s text:c="2"/>1567.982 <text:s/>B8 <text:s text:c="2"/>1975.533 <text:s/>E8 <text:s text:c="2"/>2637.02 <text:s text:c="2"/>A9 <text:s text:c="2"/>3520 <text:s text:c="5"/>D9 <text:s text:c="2"/>4434.922 <text:s/>G9 <text:s text:c="3"/>5271.927</text:p>
      <text:p text:style-name="P3"><text:s text:c="4"/>22 <text:s/>G#7 <text:s/>1661.219 <text:s/>C8 <text:s text:c="2"/>2093.005 <text:s/>F8 <text:s text:c="2"/>2793.826 <text:s/>Bb9 <text:s/>3729.31 <text:s text:c="2"/>D#9 <text:s/>4698.636 <text:s/>G#9 <text:s text:c="2"/>6644.875</text:p>
      <text:p text:style-name="P3"><text:s text:c="4"/>23 <text:s/>A8 <text:s text:c="2"/>1760 <text:s text:c="5"/>C#8 <text:s/>2217.461 <text:s/>F#8 <text:s/>2959.955 <text:s/>B9 <text:s text:c="2"/>2951.066 <text:s/>E9 <text:s text:c="2"/>4978.032 <text:s/>A10 <text:s text:c="2"/>7040</text:p>
      <text:p text:style-name="P3"><text:s text:c="4"/>24 <text:s/>Bb8 <text:s/>1864.655 <text:s/>D8 <text:s text:c="2"/>2349.318 <text:s/>G8 <text:s text:c="2"/>3135.963 <text:s/>C9 <text:s text:c="2"/>4186.009 <text:s/>F9 <text:s text:c="2"/>5274.041 <text:s/>Bb10 <text:s/>7458.6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30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B6 <text:s text:c="2"/>493.8833 <text:s/>D#6 <text:s/>622.254 <text:s text:c="2"/>G#6 <text:s/>830.6094 <text:s/>C#7 <text:s/>1108.731 <text:s/>F7 <text:s text:c="2"/>1396.913 <text:s/>B8 <text:s text:c="2"/>1975.533</text:p>
      <text:p text:style-name="P3"><text:s text:c="4"/>1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3"><text:s text:c="4"/>2 <text:s text:c="2"/>C#6 <text:s/>554.3653 <text:s/>F6 <text:s text:c="2"/>698.4565 <text:s/>Bb7 <text:s/>932.3275 <text:s/>D#7 <text:s/>1244.508 <text:s/>G7 <text:s text:c="2"/>1567.982 <text:s/>C#8 <text:s/>2217.461</text:p>
      <text:p text:style-name="P3"><text:s text:c="4"/>3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3"><text:s text:c="4"/>4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3"><text:s text:c="4"/>5 <text:s text:c="2"/>E6 <text:s text:c="2"/>659.2551 <text:s/>G#6 <text:s/>830.6094 <text:s/>C#7 <text:s/>1108.731 <text:s/>F#7 <text:s/>1479.978 <text:s/>Bb8 <text:s/>1864.655 <text:s/>E8 <text:s text:c="2"/>2637.02</text:p>
      <text:p text:style-name="P3"><text:s text:c="4"/>6 <text:s text:c="2"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3"><text:s text:c="4"/>7 <text:s text:c="2"/>F#6 <text:s/>739.9888 <text:s/>Bb7 <text:s/>932.3275 <text:s/>D#7 <text:s/>1244.508 <text:s/>G#7 <text:s/>1661.219 <text:s/>C8 <text:s text:c="2"/>2093.005 <text:s/>F#8 <text:s/>2959.955</text:p>
      <text:p text:style-name="P3"><text:s text:c="4"/>8 <text:s text:c="2"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3"><text:s text:c="4"/>9 <text:s text:c="2"/>G#6 <text:s/>830.6094 <text:s/>C7 <text:s text:c="2"/>1046.502 <text:s/>F7 <text:s text:c="2"/>1396.913 <text:s/>Bb8 <text:s/>1864.655 <text:s/>D8 <text:s text:c="2"/>2349.318 <text:s/>G#8 <text:s/>3322.438</text:p>
      <text:p text:style-name="P3"><text:s text:c="4"/>10 <text:s/>A7 <text:s text:c="2"/>880 <text:s text:c="6"/>C#7 <text:s/>1108.731 <text:s/>F#7 <text:s/>1479.978 <text:s/>B8 <text:s text:c="2"/>1975.533 <text:s/>D#8 <text:s/>2489.016 <text:s/>A9 <text:s text:c="2"/>3520</text:p>
      <text:p text:style-name="P3"><text:s text:c="4"/>11 <text:s/>Bb7 <text:s/>932.3275 <text:s/>D7 <text:s text:c="2"/>1174.659 <text:s/>G7 <text:s text:c="2"/>1567.982 <text:s/>C8 <text:s text:c="2"/>2093.005 <text:s/>E8 <text:s text:c="2"/>2637.02 <text:s text:c="2"/>Bb9 <text:s/>3729.31</text:p>
      <text:p text:style-name="P3"><text:s text:c="4"/>14 <text:s/>B7 <text:s text:c="2"/>987.7666 <text:s/>D#7 <text:s/>1244.508 <text:s/>G#7 <text:s/>1661.219 <text:s/>C#8 <text:s/>2217.461 <text:s/>F8 <text:s text:c="2"/>2793.826 <text:s/>B9 <text:s text:c="2"/>2951.066</text:p>
      <text:p text:style-name="P3"><text:s text:c="4"/>13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3"><text:s text:c="4"/>14 <text:s/>C#7 <text:s/>1108.731 <text:s/>F7 <text:s text:c="2"/>1396.913 <text:s/>Bb8 <text:s/>1864.655 <text:s/>D#8 <text:s/>2489.016 <text:s/>G8 <text:s text:c="2"/>3135.963 <text:s/>C#9 <text:s/>4434.922</text:p>
      <text:p text:style-name="P3"><text:s text:c="4"/>15 <text:s/>D7 <text:s text:c="2"/>1174.659 <text:s/>F#7 <text:s/>1479.978 <text:s/>B8 <text:s text:c="2"/>1975.533 <text:s/>E8 <text:s text:c="2"/>2637.02 <text:s text:c="2"/>G#8 <text:s/>3322.438 <text:s/>D9 <text:s text:c="2"/>4698.636</text:p>
      <text:p text:style-name="P3"><text:s text:c="4"/>16 <text:s/>D#7 <text:s/>1244.508 <text:s/>G7 <text:s text:c="2"/>1567.982 <text:s/>C8 <text:s text:c="2"/>2093.005 <text:s/>F8 <text:s text:c="2"/>2793.826 <text:s/>A9 <text:s text:c="2"/>3520 <text:s text:c="5"/>D#9 <text:s/>4978.032</text:p>
      <text:p text:style-name="P3"><text:s text:c="4"/>17 <text:s/>E7 <text:s text:c="2"/>1318.51 <text:s text:c="2"/>G#7 <text:s/>1661.219 <text:s/>C#8 <text:s/>2217.461 <text:s/>F#8 <text:s/>2959.955 <text:s/>Bb9 <text:s/>3729.31 <text:s text:c="2"/>E9 <text:s text:c="2"/>5274.041</text:p>
      <text:p text:style-name="P3"><text:s text:c="4"/>18 <text:s/>F7 <text:s text:c="2"/>1396.913 <text:s/>A8 <text:s text:c="2"/>1760 <text:s text:c="5"/>D8 <text:s text:c="2"/>2349.318 <text:s/>G8 <text:s text:c="2"/>3135.963 <text:s/>B9 <text:s text:c="2"/>2951.066 <text:s/>F9 <text:s text:c="2"/>5587.652</text:p>
      <text:p text:style-name="P3"><text:s text:c="4"/>19 <text:s/>F#7 <text:s/>1479.978 <text:s/>Bb8 <text:s/>1864.655 <text:s/>D#8 <text:s/>2489.016 <text:s/>G#8 <text:s/>3322.438 <text:s/>C9 <text:s text:c="2"/>4186.009 <text:s/>F#9 <text:s/>5919.911</text:p>
      <text:p text:style-name="P3"><text:s text:c="4"/>20 <text:s/>G7 <text:s text:c="2"/>1567.982 <text:s/>B8 <text:s text:c="2"/>1975.533 <text:s/>E8 <text:s text:c="2"/>2637.02 <text:s text:c="2"/>A9 <text:s text:c="2"/>3520 <text:s text:c="5"/>C#9 <text:s/>4434.922 <text:s/>G9 <text:s text:c="2"/>5271.927</text:p>
      <text:p text:style-name="P3"><text:s text:c="4"/>21 <text:s/>G#7 <text:s/>1661.219 <text:s/>C8 <text:s text:c="2"/>2093.005 <text:s/>F8 <text:s text:c="2"/>2793.826 <text:s/>Bb9 <text:s/>3729.31 <text:s text:c="2"/>D9 <text:s text:c="2"/>4698.636 <text:s/>G#9 <text:s/>6644.875</text:p>
      <text:p text:style-name="P3"><text:s text:c="4"/>22 <text:s/>A8 <text:s text:c="2"/>1760 <text:s text:c="5"/>C#8 <text:s/>2217.461 <text:s/>F#8 <text:s/>2959.955 <text:s/>B9 <text:s text:c="2"/>2951.066 <text:s/>D#9 <text:s/>4978.032 <text:s/>A10 <text:s/>7040</text:p>
      <text:p text:style-name="P3"><text:s text:c="4"/>23 <text:s/>Bb8 <text:s/>1864.655 <text:s/>D8 <text:s text:c="2"/>2349.318 <text:s/>G8 <text:s text:c="2"/>3135.963 <text:s/>C9 <text:s text:c="2"/>4186.009 <text:s/>F9 <text:s text:c="2"/>5274.041 <text:s/>Bb10 7458.62</text:p>
      <text:p text:style-name="P3"><text:s text:c="4"/>24 <text:s/>B8 <text:s text:c="2"/>1975.533 <text:s/>D#8 <text:s/>2489.016 <text:s/>G#8 <text:s/>3322.438 <text:s/>C#9 <text:s/>4434.922 <text:s/>F#9 <text:s/>5587.652 <text:s/>B10 <text:s/>7902.133</text:p>
      <text:p text:style-name="P3"/>
      <text:p text:style-name="P3">+31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C6 <text:s text:c="2"/>523.2511 <text:s/>E6 <text:s text:c="2"/>659.2551 <text:s/>A7 <text:s text:c="2"/>880 <text:s text:c="6"/>D7 <text:s text:c="2"/>1174.659 <text:s/>F#7 <text:s/>1479.978 <text:s/>C8 <text:s text:c="3"/>2093.005</text:p>
      <text:p text:style-name="P3"><text:s text:c="4"/>1 <text:s text:c="2"/>C#6 <text:s/>554.3653 <text:s/>F6 <text:s text:c="2"/>698.4565 <text:s/>Bb7 <text:s/>932.3275 <text:s/>D#7 <text:s/>1244.508 <text:s/>G7 <text:s text:c="2"/>1567.982 <text:s/>C#8 <text:s text:c="2"/>2217.461</text:p>
      <text:p text:style-name="P3"><text:s text:c="4"/>2 <text:s text:c="2"/>D6 <text:s text:c="2"/>587.3295 <text:s/>F#6 <text:s/>739.9888 <text:s/>B7 <text:s text:c="2"/>987.7666 <text:s/>E7 <text:s text:c="2"/>1318.51 <text:s text:c="2"/>G#7 <text:s/>1661.219 <text:s/>D8 <text:s text:c="3"/>2349.318</text:p>
      <text:p text:style-name="P3"><text:s text:c="4"/>3 <text:s text:c="2"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3"><text:s text:c="4"/>4 <text:s text:c="2"/>E6 <text:s text:c="2"/>659.2551 <text:s/>G#6 <text:s/>830.6094 <text:s/>C#7 <text:s/>1108.731 <text:s/>F#7 <text:s/>1479.978 <text:s/>Bb8 <text:s/>1864.655 <text:s/>E8 <text:s text:c="3"/>2637.02</text:p>
      <text:p text:style-name="P3"><text:s text:c="4"/>5 <text:s text:c="2"/>F6 <text:s text:c="2"/>698.4565 <text:s/>A7 <text:s text:c="2"/>880 <text:s text:c="6"/>D7 <text:s text:c="2"/>1174.659 <text:s/>G7 <text:s text:c="2"/>1567.982 <text:s/>B8 <text:s text:c="2"/>1975.533 <text:s/>F8 <text:s text:c="3"/>2793.826</text:p>
      <text:p text:style-name="P3"><text:s text:c="4"/>6 <text:s text:c="2"/>F#6 <text:s/>739.9888 <text:s/>Bb7 <text:s/>932.3275 <text:s/>D#7 <text:s/>1244.508 <text:s/>G#7 <text:s/>1661.219 <text:s/>C8 <text:s text:c="2"/>2093.005 <text:s/>F#8 <text:s text:c="2"/>2959.955</text:p>
      <text:p text:style-name="P3"><text:s text:c="4"/>7 <text:s text:c="2"/>G6 <text:s text:c="2"/>783.9909 <text:s/>B7 <text:s text:c="2"/>987.7666 <text:s/>E7 <text:s text:c="2"/>1318.51 <text:s text:c="2"/>A8 <text:s text:c="2"/>1760 <text:s text:c="5"/>C#8 <text:s/>2217.461 <text:s/>G8 <text:s text:c="3"/>3135.963</text:p>
      <text:p text:style-name="P3"><text:s text:c="4"/>8 <text:s text:c="2"/>G#6 <text:s/>830.6094 <text:s/>C7 <text:s text:c="2"/>1046.502 <text:s/>F7 <text:s text:c="2"/>1396.913 <text:s/>Bb8 <text:s/>1864.655 <text:s/>D8 <text:s text:c="2"/>2349.318 <text:s/>G#8 <text:s text:c="2"/>3322.438</text:p>
      <text:p text:style-name="P3"><text:s text:c="4"/>9 <text:s text:c="2"/>A7 <text:s text:c="2"/>880 <text:s text:c="6"/>C#7 <text:s/>1108.731 <text:s/>F#7 <text:s/>1479.978 <text:s/>B8 <text:s text:c="2"/>1975.533 <text:s/>D#8 <text:s/>2489.016 <text:s/>A9 <text:s text:c="3"/>3520</text:p>
      <text:p text:style-name="P3"><text:s text:c="4"/>10 <text:s/>Bb7 <text:s/>932.3275 <text:s/>D7 <text:s text:c="2"/>1174.659 <text:s/>G7 <text:s text:c="2"/>1567.982 <text:s/>C8 <text:s text:c="2"/>2093.005 <text:s/>E8 <text:s text:c="2"/>2637.02 <text:s text:c="2"/>Bb9 <text:s text:c="2"/>3729.31</text:p>
      <text:p text:style-name="P3"><text:s text:c="4"/>11 <text:s/>B7 <text:s text:c="2"/>987.7666 <text:s/>D#7 <text:s/>1244.508 <text:s/>G#7 <text:s/>1661.219 <text:s/>C#8 <text:s/>2217.461 <text:s/>F8 <text:s text:c="2"/>2793.826 <text:s/>B9 <text:s text:c="3"/>2951.066</text:p>
      <text:p text:style-name="P3"><text:s text:c="4"/>12 <text:s/>C7 <text:s text:c="2"/>1046.502 <text:s/>E7 <text:s text:c="2"/>1318.51 <text:s text:c="2"/>A8 <text:s text:c="2"/>1760 <text:s text:c="5"/>D8 <text:s text:c="2"/>2349.318 <text:s/>F#8 <text:s/>2959.955 <text:s/>C9 <text:s text:c="3"/>4186.009</text:p>
      <text:p text:style-name="P3"><text:s text:c="4"/>13 <text:s/>C#7 <text:s/>1108.731 <text:s/>F7 <text:s text:c="2"/>1396.913 <text:s/>Bb8 <text:s/>1864.655 <text:s/>D#8 <text:s/>2489.016 <text:s/>G8 <text:s text:c="2"/>3135.963 <text:s/>C#9 <text:s text:c="2"/>4434.922</text:p>
      <text:p text:style-name="P3"><text:s text:c="4"/>14 <text:s/>D7 <text:s text:c="2"/>1174.659 <text:s/>F#7 <text:s/>1479.978 <text:s/>B8 <text:s text:c="2"/>1975.533 <text:s/>E8 <text:s text:c="2"/>2637.02 <text:s text:c="2"/>G#8 <text:s/>3322.438 <text:s/>D9 <text:s text:c="3"/>4698.636</text:p>
      <text:p text:style-name="P3"><text:s text:c="4"/>15 <text:s/>D#7 <text:s/>1244.508 <text:s/>G7 <text:s text:c="2"/>1567.982 <text:s/>C8 <text:s text:c="2"/>2093.005 <text:s/>F8 <text:s text:c="2"/>2793.826 <text:s/>A9 <text:s text:c="2"/>3520 <text:s text:c="5"/>D#9 <text:s text:c="2"/>4978.032</text:p>
      <text:p text:style-name="P3"><text:s text:c="4"/>16 <text:s/>E7 <text:s text:c="2"/>1318.51 <text:s text:c="2"/>G#7 <text:s/>1661.219 <text:s/>C#8 <text:s/>2217.461 <text:s/>F#8 <text:s/>2959.955 <text:s/>Bb9 <text:s/>3729.31 <text:s text:c="2"/>E9 <text:s text:c="3"/>5274.041</text:p>
      <text:p text:style-name="P3"><text:s text:c="4"/>17 <text:s/>F7 <text:s text:c="2"/>1396.913 <text:s/>A8 <text:s text:c="2"/>1760 <text:s text:c="5"/>D8 <text:s text:c="2"/>2349.318 <text:s/>G8 <text:s text:c="2"/>3135.963 <text:s/>B9 <text:s text:c="2"/>2951.066 <text:s/>F9 <text:s text:c="3"/>5587.652</text:p>
      <text:p text:style-name="P3"><text:s text:c="4"/>18 <text:s/>F#7 <text:s/>1479.978 <text:s/>Bb8 <text:s/>1864.655 <text:s/>D#8 <text:s/>2489.016 <text:s/>G#8 <text:s/>3322.438 <text:s/>C9 <text:s text:c="2"/>4186.009 <text:s/>F#9 <text:s text:c="2"/>5919.911</text:p>
      <text:p text:style-name="P3"><text:s text:c="4"/>19 <text:s/>G7 <text:s text:c="2"/>1567.982 <text:s/>B8 <text:s text:c="2"/>1975.533 <text:s/>E8 <text:s text:c="2"/>2637.02 <text:s text:c="2"/>A9 <text:s text:c="2"/>3520 <text:s text:c="5"/>C#9 <text:s/>4434.922 <text:s/>G9 <text:s text:c="3"/>5271.927</text:p>
      <text:p text:style-name="P3"><text:s text:c="4"/>20 <text:s/>G#7 <text:s/>1661.219 <text:s/>C8 <text:s text:c="2"/>2093.005 <text:s/>F8 <text:s text:c="2"/>2793.826 <text:s/>Bb9 <text:s/>3729.31 <text:s text:c="2"/>D9 <text:s text:c="2"/>4698.636 <text:s/>G#9 <text:s text:c="2"/>6644.875</text:p>
      <text:p text:style-name="P3"><text:s text:c="4"/>21 <text:s/>A8 <text:s text:c="2"/>1760 <text:s text:c="5"/>C#8 <text:s/>2217.461 <text:s/>F#8 <text:s/>2959.955 <text:s/>B9 <text:s text:c="2"/>2951.066 <text:s/>D#9 <text:s/>4978.032 <text:s/>A10 <text:s text:c="2"/>7040</text:p>
      <text:p text:style-name="P3"><text:s text:c="4"/>22 <text:s/>Bb8 <text:s/>1864.655 <text:s/>D8 <text:s text:c="2"/>2349.318 <text:s/>G8 <text:s text:c="2"/>3135.963 <text:s/>C9 <text:s text:c="2"/>4186.009 <text:s/>E9 <text:s text:c="2"/>5274.041 <text:s/>Bb10 <text:s/>7458.62</text:p>
      <text:p text:style-name="P3"><text:s text:c="4"/>23 <text:s/>B8 <text:s text:c="2"/>1975.533 <text:s/>D#8 <text:s/>2489.016 <text:s/>G#8 <text:s/>3322.438 <text:s/>C#9 <text:s/>4434.922 <text:s/>F9 <text:s text:c="2"/>5587.652 <text:s/>B10 <text:s text:c="2"/>7902.133</text:p>
      <text:p text:style-name="P3"><text:s text:c="4"/>24 <text:s/>C8 <text:s text:c="2"/>2093.005 <text:s/>E8 <text:s text:c="2"/>2637.02 <text:s text:c="2"/>A9 <text:s text:c="2"/>3520 <text:s text:c="5"/>D9 <text:s text:c="2"/>4698.636 <text:s/>F#9 <text:s/>5919.911 <text:s/>C10 <text:s text:c="2"/>8372.018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32 Frets</text:p>
      <text:p text:style-name="P3"><text:s text:c="4"/>S <text:s text:c="2"/>6 <text:s text:c="13"/>5 <text:s text:c="13"/>4 <text:s text:c="13"/>3 <text:s text:c="13"/>2 <text:s text:c="13"/>1</text:p>
      <text:p text:style-name="P3"/>
      <text:p text:style-name="P3"><text:s text:c="4"/>0 <text:s text:c="2"/>C#6 <text:s/>554.3653 <text:s/>F6 <text:s text:c="2"/>698.4565 <text:s/>Bb7 <text:s/>932.3275 <text:s/>D#7 <text:s/>1244.508 <text:s/>G7 <text:s text:c="2"/>1567.982 <text:s/>C#8 <text:s text:c="2"/>2217.461</text:p>
      <text:p text:style-name="P3"><text:s text:c="4"/>1 <text:s text:c="2"/>D6 <text:s text:c="2"/>587.3295 <text:s/>F#6 <text:s/>739.9888 <text:s/>B7 <text:s text:c="2"/>987.7666 <text:s/>E7 <text:s text:c="2"/>1318.51 <text:s text:c="2"/>G#7 <text:s/>1661.219 <text:s/>D8 <text:s text:c="3"/>2349.318</text:p>
      <text:p text:style-name="P3"><text:s text:c="4"/>2 <text:s text:c="2"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3"><text:s text:c="4"/>3 <text:s text:c="2"/>E6 <text:s text:c="2"/>659.2551 <text:s/>G#6 <text:s/>830.6094 <text:s/>C#7 <text:s/>1108.731 <text:s/>F#7 <text:s/>1479.978 <text:s/>Bb8 <text:s/>1864.655 <text:s/>E8 <text:s text:c="3"/>2637.02</text:p>
      <text:p text:style-name="P3"><text:s text:c="4"/>4 <text:s text:c="2"/>F6 <text:s text:c="2"/>698.4565 <text:s/>A7 <text:s text:c="2"/>880 <text:s text:c="6"/>D7 <text:s text:c="2"/>1174.659 <text:s/>G7 <text:s text:c="2"/>1567.982 <text:s/>B8 <text:s text:c="2"/>1975.533 <text:s/>F8 <text:s text:c="3"/>2793.826</text:p>
      <text:p text:style-name="P3"><text:s text:c="4"/>5 <text:s text:c="2"/>F#6 <text:s/>739.9888 <text:s/>Bb7 <text:s/>932.3275 <text:s/>D#7 <text:s/>1244.508 <text:s/>G#7 <text:s/>1661.219 <text:s/>C8 <text:s text:c="2"/>2093.005 <text:s/>F#8 <text:s text:c="2"/>2959.955</text:p>
      <text:p text:style-name="P3"><text:s text:c="4"/>6 <text:s text:c="2"/>G6 <text:s text:c="2"/>783.9909 <text:s/>B7 <text:s text:c="2"/>987.7666 <text:s/>E7 <text:s text:c="2"/>1318.51 <text:s text:c="2"/>A8 <text:s text:c="2"/>1760 <text:s text:c="5"/>C#8 <text:s/>2217.461 <text:s/>G8 <text:s text:c="3"/>3135.963</text:p>
      <text:p text:style-name="P3"><text:s text:c="4"/>7 <text:s text:c="2"/>G#6 <text:s/>830.6094 <text:s/>C7 <text:s text:c="2"/>1046.502 <text:s/>F7 <text:s text:c="2"/>1396.913 <text:s/>Bb8 <text:s/>1864.655 <text:s/>D8 <text:s text:c="2"/>2349.318 <text:s/>G#8 <text:s text:c="2"/>3322.438</text:p>
      <text:p text:style-name="P3"><text:s text:c="4"/>8 <text:s text:c="2"/>A7 <text:s text:c="2"/>880 <text:s text:c="6"/>C#7 <text:s/>1108.731 <text:s/>F#7 <text:s/>1479.978 <text:s/>B8 <text:s text:c="2"/>1975.533 <text:s/>D#8 <text:s/>2489.016 <text:s/>A9 <text:s text:c="3"/>3520</text:p>
      <text:p text:style-name="P3"><text:s text:c="4"/>9 <text:s text:c="2"/>Bb7 <text:s/>932.3275 <text:s/>D7 <text:s text:c="2"/>1174.659 <text:s/>G7 <text:s text:c="2"/>1567.982 <text:s/>C8 <text:s text:c="2"/>2093.005 <text:s/>E8 <text:s text:c="2"/>2637.02 <text:s text:c="2"/>Bb9 <text:s text:c="2"/>3729.31</text:p>
      <text:p text:style-name="P3"><text:s text:c="4"/>10 <text:s/>B7 <text:s text:c="2"/>987.7666 <text:s/>D#7 <text:s/>1244.508 <text:s/>G#7 <text:s/>1661.219 <text:s/>C#8 <text:s/>2217.461 <text:s/>F8 <text:s text:c="2"/>2793.826 <text:s/>B9 <text:s text:c="3"/>2951.066</text:p>
      <text:p text:style-name="P3"><text:s text:c="4"/>11 <text:s/>C7 <text:s text:c="2"/>1046.502 <text:s/>E7 <text:s text:c="2"/>1318.51 <text:s text:c="2"/>A8 <text:s text:c="2"/>1760 <text:s text:c="5"/>D8 <text:s text:c="2"/>2349.318 <text:s/>F#8 <text:s/>2959.955 <text:s/>C9 <text:s text:c="3"/>4186.009</text:p>
      <text:p text:style-name="P3"><text:s text:c="4"/>12 <text:s/>C#7 <text:s/>1108.731 <text:s/>F7 <text:s text:c="2"/>1396.913 <text:s/>Bb8 <text:s/>1864.655 <text:s/>D#8 <text:s/>2489.016 <text:s/>G8 <text:s text:c="2"/>3135.963 <text:s/>C#9 <text:s text:c="2"/>4434.922</text:p>
      <text:p text:style-name="P3"><text:s text:c="4"/>13 <text:s/>D7 <text:s text:c="2"/>1174.659 <text:s/>F#7 <text:s/>1479.978 <text:s/>B8 <text:s text:c="2"/>1975.533 <text:s/>E8 <text:s text:c="2"/>2637.02 <text:s text:c="2"/>G#8 <text:s/>3322.438 <text:s/>D9 <text:s text:c="3"/>4698.636</text:p>
      <text:p text:style-name="P3"><text:s text:c="4"/>14 <text:s/>D#7 <text:s/>1244.508 <text:s/>G7 <text:s text:c="2"/>1567.982 <text:s/>C8 <text:s text:c="2"/>2093.005 <text:s/>F8 <text:s text:c="2"/>2793.826 <text:s/>A9 <text:s text:c="2"/>3520 <text:s text:c="5"/>D#9 <text:s text:c="2"/>4978.032</text:p>
      <text:p text:style-name="P3"><text:s text:c="4"/>15 <text:s/>E7 <text:s text:c="2"/>1318.51 <text:s text:c="2"/>G#7 <text:s/>1661.219 <text:s/>C#8 <text:s/>2217.461 <text:s/>F#8 <text:s/>2959.955 <text:s/>Bb9 <text:s/>3729.31 <text:s text:c="2"/>E9 <text:s text:c="3"/>5274.041</text:p>
      <text:p text:style-name="P3"><text:s text:c="4"/>16 <text:s/>F7 <text:s text:c="2"/>1396.913 <text:s/>A8 <text:s text:c="2"/>1760 <text:s text:c="5"/>D8 <text:s text:c="2"/>2349.318 <text:s/>G8 <text:s text:c="2"/>3135.963 <text:s/>B9 <text:s text:c="2"/>2951.066 <text:s/>F9 <text:s text:c="3"/>5587.652</text:p>
      <text:p text:style-name="P3"><text:s text:c="4"/>17 <text:s/>F#7 <text:s/>1479.978 <text:s/>Bb8 <text:s/>1864.655 <text:s/>D#8 <text:s/>2489.016 <text:s/>G#8 <text:s/>3322.438 <text:s/>C9 <text:s text:c="2"/>4186.009 <text:s/>F#9 <text:s text:c="2"/>5919.911</text:p>
      <text:p text:style-name="P3"><text:s text:c="4"/>18 <text:s/>G7 <text:s text:c="2"/>1567.982 <text:s/>B8 <text:s text:c="2"/>1975.533 <text:s/>E8 <text:s text:c="2"/>2637.02 <text:s text:c="2"/>A9 <text:s text:c="2"/>3520 <text:s text:c="5"/>C#9 <text:s/>4434.922 <text:s/>G9 <text:s text:c="3"/>5271.927</text:p>
      <text:p text:style-name="P3"><text:s text:c="4"/>19 <text:s/>G#7 <text:s/>1661.219 <text:s/>C8 <text:s text:c="2"/>2093.005 <text:s/>F8 <text:s text:c="2"/>2793.826 <text:s/>Bb9 <text:s/>3729.31 <text:s text:c="2"/>D9 <text:s text:c="2"/>4698.636 <text:s/>G#9 <text:s text:c="2"/>6644.875</text:p>
      <text:p text:style-name="P3"><text:s text:c="4"/>20 <text:s/>A8 <text:s text:c="2"/>1760 <text:s text:c="5"/>C#8 <text:s/>2217.461 <text:s/>F#8 <text:s/>2959.955 <text:s/>B9 <text:s text:c="2"/>2951.066 <text:s/>D#9 <text:s/>4978.032 <text:s/>A10 <text:s text:c="2"/>7040</text:p>
      <text:p text:style-name="P3"><text:s text:c="4"/>21 <text:s/>Bb8 <text:s/>1864.655 <text:s/>D8 <text:s text:c="2"/>2349.318 <text:s/>G8 <text:s text:c="2"/>3135.963 <text:s/>C9 <text:s text:c="2"/>4186.009 <text:s/>E9 <text:s text:c="2"/>5274.041 <text:s/>Bb10 <text:s/>7458.62</text:p>
      <text:p text:style-name="P3"><text:s text:c="4"/>22 <text:s/>B8 <text:s text:c="2"/>1975.533 <text:s/>D#8 <text:s/>2489.016 <text:s/>G#8 <text:s/>3322.438 <text:s/>C#9 <text:s/>4434.922 <text:s/>F9 <text:s text:c="2"/>5587.652 <text:s/>B10 <text:s text:c="2"/>7902.133</text:p>
      <text:p text:style-name="P3"><text:s text:c="4"/>23 <text:s/>C8 <text:s text:c="2"/>2093.005 <text:s/>E8 <text:s text:c="2"/>2637.02 <text:s text:c="2"/>A9 <text:s text:c="2"/>3520 <text:s text:c="5"/>D9 <text:s text:c="2"/>4698.636 <text:s/>F#9 <text:s/>5919.911 <text:s/>C10 <text:s text:c="2"/>8372.018 </text:p>
      <text:p text:style-name="P3"><text:s text:c="4"/>24 <text:s/>C#8 <text:s/>2217.461 <text:s/>F8 <text:s text:c="2"/>2793.826 <text:s/>Bb9 <text:s/>3729.31 <text:s text:c="2"/>D#9 <text:s/>4978.032 <text:s/>G9 <text:s text:c="2"/>5271.927 <text:s/>C#10 <text:s/>8869.844</text:p>
      <text:p text:style-name="P3"/>
      <text:p text:style-name="P3">+33 Frets</text:p>
      <text:p text:style-name="P3"><text:s text:c="4"/>S <text:s text:c="2"/>6 <text:s text:c="9"/>5 <text:s text:c="17"/>4 <text:s text:c="13"/>3 <text:s text:c="13"/>2 <text:s text:c="14"/>1</text:p>
      <text:p text:style-name="P3"/>
      <text:p text:style-name="P3"><text:s text:c="4"/>0 <text:s text:c="2"/>D6 <text:s text:c="2"/>587.3295 <text:s/>F#6 <text:s/>739.9888 <text:s/>B7 <text:s text:c="2"/>987.7666 <text:s/>E7 <text:s text:c="2"/>1318.51 <text:s text:c="2"/>G#7 <text:s text:c="2"/>1661.219 <text:s/>D8 <text:s text:c="3"/>2349.318</text:p>
      <text:p text:style-name="P3"><text:s text:c="4"/>1 <text:s text:c="2"/>D#6 <text:s/>622.254 <text:s text:c="2"/>G6 <text:s text:c="2"/>783.9909 <text:s/>C7 <text:s text:c="2"/>1046.502 <text:s/>F7 <text:s text:c="2"/>1396.913 <text:s/>A8 <text:s text:c="3"/>1760 <text:s text:c="5"/>D#8 <text:s text:c="2"/>2489.016</text:p>
      <text:p text:style-name="P3"><text:s text:c="4"/>2 <text:s text:c="2"/>E6 <text:s text:c="2"/>659.2551 <text:s/>G#6 <text:s/>830.6094 <text:s/>C#7 <text:s/>1108.731 <text:s/>F#7 <text:s/>1479.978 <text:s/>Bb8 <text:s text:c="2"/>1864.655 <text:s/>E8 <text:s text:c="3"/>2637.02</text:p>
      <text:p text:style-name="P3"><text:s text:c="4"/>3 <text:s text:c="2"/>F6 <text:s text:c="2"/>698.4565 <text:s/>A7 <text:s text:c="2"/>880 <text:s text:c="6"/>D7 <text:s text:c="2"/>1174.659 <text:s/>G7 <text:s text:c="2"/>1567.982 <text:s/>B8 <text:s text:c="3"/>1975.533 <text:s/>F8 <text:s text:c="3"/>2793.826</text:p>
      <text:p text:style-name="P3"><text:s text:c="4"/>4 <text:s text:c="2"/>F#6 <text:s/>739.9888 <text:s/>Bb7 <text:s/>932.3275 <text:s/>D#7 <text:s/>1244.508 <text:s/>G#7 <text:s/>1661.219 <text:s/>C8 <text:s text:c="3"/>2093.005 <text:s/>F#8 <text:s text:c="2"/>2959.955</text:p>
      <text:p text:style-name="P3"><text:s text:c="4"/>5 <text:s text:c="2"/>G6 <text:s text:c="2"/>783.9909 <text:s/>B7 <text:s text:c="2"/>987.7666 <text:s/>E7 <text:s text:c="2"/>1318.51 <text:s text:c="2"/>A8 <text:s text:c="2"/>1760 <text:s text:c="5"/>C#8 <text:s text:c="2"/>2217.461 <text:s/>G8 <text:s text:c="3"/>3135.963</text:p>
      <text:p text:style-name="P3"><text:s text:c="4"/>6 <text:s text:c="2"/>G#6 <text:s/>830.6094 <text:s/>C7 <text:s text:c="2"/>1046.502 <text:s/>F7 <text:s text:c="2"/>1396.913 <text:s/>Bb8 <text:s/>1864.655 <text:s/>D8 <text:s text:c="3"/>2349.318 <text:s/>G#8 <text:s text:c="2"/>3322.438</text:p>
      <text:p text:style-name="P3"><text:s text:c="4"/>7 <text:s text:c="2"/>A7 <text:s text:c="2"/>880 <text:s text:c="6"/>C#7 <text:s/>1108.731 <text:s/>F#7 <text:s/>1479.978 <text:s/>B8 <text:s text:c="2"/>1975.533 <text:s/>D#8 <text:s text:c="2"/>2489.016 <text:s/>A9 <text:s text:c="3"/>3520</text:p>
      <text:p text:style-name="P3"><text:s text:c="4"/>8 <text:s text:c="2"/>Bb7 <text:s/>932.3275 <text:s/>D7 <text:s text:c="2"/>1174.659 <text:s/>G7 <text:s text:c="2"/>1567.982 <text:s/>C8 <text:s text:c="2"/>2093.005 <text:s/>E8 <text:s text:c="3"/>2637.02 <text:s text:c="2"/>Bb9 <text:s text:c="2"/>3729.31</text:p>
      <text:p text:style-name="P3"><text:s text:c="4"/>9 <text:s text:c="2"/>B7 <text:s text:c="2"/>987.7666 <text:s/>D#7 <text:s/>1244.508 <text:s/>G#7 <text:s/>1661.219 <text:s/>C#8 <text:s/>2217.461 <text:s/>F8 <text:s text:c="3"/>2793.826 <text:s/>B9 <text:s text:c="3"/>2951.066</text:p>
      <text:p text:style-name="P3"><text:s text:c="4"/>10 <text:s/>C7 <text:s text:c="2"/>1046.502 <text:s/>E7 <text:s text:c="2"/>1318.51 <text:s text:c="2"/>A8 <text:s text:c="2"/>1760 <text:s text:c="5"/>D8 <text:s text:c="2"/>2349.318 <text:s/>F#8 <text:s text:c="2"/>2959.955 <text:s/>C9 <text:s text:c="3"/>4186.009</text:p>
      <text:p text:style-name="P3"><text:s text:c="4"/>11 <text:s/>C#7 <text:s/>1108.731 <text:s/>F7 <text:s text:c="2"/>1396.913 <text:s/>Bb8 <text:s/>1864.655 <text:s/>D#8 <text:s/>2489.016 <text:s/>G8 <text:s text:c="3"/>3135.963 <text:s/>C#9 <text:s text:c="2"/>4434.922</text:p>
      <text:p text:style-name="P3"><text:s text:c="4"/>12 <text:s/>D7 <text:s text:c="2"/>1174.659 <text:s/>F#7 <text:s/>1479.978 <text:s/>B8 <text:s text:c="2"/>1975.533 <text:s/>E8 <text:s text:c="2"/>2637.02 <text:s text:c="2"/>G#8 <text:s text:c="2"/>3322.438 <text:s/>D9 <text:s text:c="3"/>4698.636</text:p>
      <text:p text:style-name="P3"><text:s text:c="4"/>13 <text:s/>D#7 <text:s/>1244.508 <text:s/>G7 <text:s text:c="2"/>1567.982 <text:s/>C8 <text:s text:c="2"/>2093.005 <text:s/>F8 <text:s text:c="2"/>2793.826 <text:s/>A9 <text:s text:c="3"/>3520 <text:s text:c="5"/>D#9 <text:s text:c="2"/>4978.032</text:p>
      <text:p text:style-name="P3"><text:s text:c="4"/>14 <text:s/>E7 <text:s text:c="2"/>1318.51 <text:s text:c="2"/>G#7 <text:s/>1661.219 <text:s/>C#8 <text:s/>2217.461 <text:s/>F#8 <text:s/>2959.955 <text:s/>Bb9 <text:s text:c="2"/>3729.31 <text:s text:c="2"/>E9 <text:s text:c="3"/>5274.041</text:p>
      <text:p text:style-name="P3"><text:s text:c="4"/>15 <text:s/>F7 <text:s text:c="2"/>1396.913 <text:s/>A8 <text:s text:c="2"/>1760 <text:s text:c="5"/>D8 <text:s text:c="2"/>2349.318 <text:s/>G8 <text:s text:c="2"/>3135.963 <text:s/>B9 <text:s text:c="3"/>2951.066 <text:s/>F9 <text:s text:c="3"/>5587.652</text:p>
      <text:p text:style-name="P3"><text:s text:c="4"/>16 <text:s/>F#7 <text:s/>1479.978 <text:s/>Bb8 <text:s/>1864.655 <text:s/>D#8 <text:s/>2489.016 <text:s/>G#8 <text:s/>3322.438 <text:s/>C9 <text:s text:c="3"/>4186.009 <text:s/>F#9 <text:s text:c="2"/>5919.911</text:p>
      <text:p text:style-name="P3"><text:s text:c="4"/>17 <text:s/>G7 <text:s text:c="2"/>1567.982 <text:s/>B8 <text:s text:c="2"/>1975.533 <text:s/>E8 <text:s text:c="2"/>2637.02 <text:s text:c="2"/>A9 <text:s text:c="2"/>3520 <text:s text:c="5"/>C#9 <text:s text:c="2"/>4434.922 <text:s/>G9 <text:s text:c="3"/>5271.927</text:p>
      <text:p text:style-name="P3"><text:s text:c="4"/>18 <text:s/>G#7 <text:s/>1661.219 <text:s/>C8 <text:s text:c="2"/>2093.005 <text:s/>F8 <text:s text:c="2"/>2793.826 <text:s/>Bb9 <text:s/>3729.31 <text:s text:c="2"/>D9 <text:s text:c="3"/>4698.636 <text:s/>G#9 <text:s text:c="2"/>6644.875</text:p>
      <text:p text:style-name="P3"><text:s text:c="4"/>19 <text:s/>A8 <text:s text:c="2"/>1760 <text:s text:c="5"/>C#8 <text:s/>2217.461 <text:s/>F#8 <text:s/>2959.955 <text:s/>B9 <text:s text:c="2"/>2951.066 <text:s/>D#9 <text:s text:c="2"/>4978.032 <text:s/>A10 <text:s text:c="2"/>7040</text:p>
      <text:p text:style-name="P3"><text:s text:c="4"/>20 <text:s/>Bb8 <text:s/>1864.655 <text:s/>D8 <text:s text:c="2"/>2349.318 <text:s/>G8 <text:s text:c="2"/>3135.963 <text:s/>C9 <text:s text:c="2"/>4186.009 <text:s/>E9 <text:s text:c="3"/>5274.041 <text:s/>Bb10 <text:s/>7458.62</text:p>
      <text:p text:style-name="P3"><text:s text:c="4"/>21 <text:s/>B8 <text:s text:c="2"/>1975.533 <text:s/>D#8 <text:s/>2489.016 <text:s/>G#8 <text:s/>3322.438 <text:s/>C#9 <text:s/>4434.922 <text:s/>F9 <text:s text:c="3"/>5587.652 <text:s/>B10 <text:s text:c="2"/>7902.133</text:p>
      <text:p text:style-name="P3"><text:s text:c="4"/>22 <text:s/>C8 <text:s text:c="2"/>2093.005 <text:s/>E8 <text:s text:c="2"/>2637.02 <text:s text:c="2"/>A9 <text:s text:c="2"/>3520 <text:s text:c="5"/>D9 <text:s text:c="2"/>4698.636 <text:s/>F#9 <text:s text:c="2"/>5919.911 <text:s/>C10 <text:s text:c="2"/>8372.018 </text:p>
      <text:p text:style-name="P3"><text:s text:c="4"/>23 <text:s/>C#8 <text:s/>2217.461 <text:s/>F8 <text:s text:c="2"/>2793.826 <text:s/>Bb9 <text:s/>3729.31 <text:s text:c="2"/>D#9 <text:s/>4978.032 <text:s/>G9 <text:s text:c="3"/>5271.927 <text:s/>C#10 <text:s/>8869.844</text:p>
      <text:p text:style-name="P3"><text:s text:c="4"/>24 <text:s/>D8 <text:s text:c="2"/>2349.318 <text:s/>F#8 <text:s/>2959.955 <text:s/>B9 <text:s text:c="2"/>2951.066 <text:s/>E9 <text:s text:c="2"/>5274.041 <text:s/>G#10 <text:s/>6644.875 <text:s/>D10 <text:s text:c="2"/>9397.27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34 Frets</text:p>
      <text:p text:style-name="P3"><text:s text:c="4"/>S <text:s text:c="3"/>6 <text:s text:c="12"/>5 <text:s text:c="13"/>4 <text:s text:c="13"/>3 <text:s text:c="13"/>2 <text:s text:c="13"/>1</text:p>
      <text:p text:style-name="P3"/>
      <text:p text:style-name="P3"><text:s text:c="4"/>0 <text:s text:c="2"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3"><text:s text:c="4"/>1 <text:s text:c="2"/>E6 <text:s text:c="2"/>659.2551 <text:s/>G#6 <text:s/>830.6094 <text:s/>C#7 <text:s/>1108.731 <text:s/>F#7 <text:s/>1479.978 <text:s/>Bb8 <text:s/>1864.655 <text:s/>E8 <text:s text:c="3"/>2637.02</text:p>
      <text:p text:style-name="P3"><text:s text:c="4"/>2 <text:s text:c="2"/>F6 <text:s text:c="2"/>698.4565 <text:s/>A7 <text:s text:c="2"/>880 <text:s text:c="6"/>D7 <text:s text:c="2"/>1174.659 <text:s/>G7 <text:s text:c="2"/>1567.982 <text:s/>B8 <text:s text:c="2"/>1975.533 <text:s/>F8 <text:s text:c="3"/>2793.826</text:p>
      <text:p text:style-name="P3"><text:s text:c="4"/>3 <text:s text:c="2"/>F#6 <text:s/>739.9888 <text:s/>Bb7 <text:s/>932.3275 <text:s/>D#7 <text:s/>1244.508 <text:s/>G#7 <text:s/>1661.219 <text:s/>C8 <text:s text:c="2"/>2093.005 <text:s/>F#8 <text:s text:c="2"/>2959.955</text:p>
      <text:p text:style-name="P3"><text:s text:c="4"/>4 <text:s text:c="2"/>G6 <text:s text:c="2"/>783.9909 <text:s/>B7 <text:s text:c="2"/>987.7666 <text:s/>E7 <text:s text:c="2"/>1318.51 <text:s text:c="2"/>A8 <text:s text:c="2"/>1760 <text:s text:c="5"/>C#8 <text:s/>2217.461 <text:s/>G8 <text:s text:c="3"/>3135.963</text:p>
      <text:p text:style-name="P3"><text:s text:c="4"/>5 <text:s text:c="2"/>G#6 <text:s/>830.6094 <text:s/>C7 <text:s text:c="2"/>1046.502 <text:s/>F7 <text:s text:c="2"/>1396.913 <text:s/>Bb8 <text:s/>1864.655 <text:s/>D8 <text:s text:c="2"/>2349.318 <text:s/>G#8 <text:s text:c="2"/>3322.438</text:p>
      <text:p text:style-name="P3"><text:s text:c="4"/>6 <text:s text:c="2"/>A7 <text:s text:c="2"/>880 <text:s text:c="6"/>C#7 <text:s/>1108.731 <text:s/>F#7 <text:s/>1479.978 <text:s/>B8 <text:s text:c="2"/>1975.533 <text:s/>D#8 <text:s/>2489.016 <text:s/>A9 <text:s text:c="3"/>3520</text:p>
      <text:p text:style-name="P3"><text:s text:c="4"/>7 <text:s text:c="2"/>Bb7 <text:s/>932.3275 <text:s/>D7 <text:s text:c="2"/>1174.659 <text:s/>G7 <text:s text:c="2"/>1567.982 <text:s/>C8 <text:s text:c="2"/>2093.005 <text:s/>E8 <text:s text:c="2"/>2637.02 <text:s text:c="2"/>Bb9 <text:s text:c="2"/>3729.31</text:p>
      <text:p text:style-name="P3"><text:s text:c="4"/>8 <text:s text:c="2"/>B7 <text:s text:c="2"/>987.7666 <text:s/>D#7 <text:s/>1244.508 <text:s/>G#7 <text:s/>1661.219 <text:s/>C#8 <text:s/>2217.461 <text:s/>F8 <text:s text:c="2"/>2793.826 <text:s/>B9 <text:s text:c="3"/>2951.066</text:p>
      <text:p text:style-name="P3"><text:s text:c="4"/>9 <text:s text:c="2"/>C7 <text:s text:c="2"/>1046.502 <text:s/>E7 <text:s text:c="2"/>1318.51 <text:s text:c="2"/>A8 <text:s text:c="2"/>1760 <text:s text:c="5"/>D8 <text:s text:c="2"/>2349.318 <text:s/>F#8 <text:s/>2959.955 <text:s/>C9 <text:s text:c="3"/>4186.009</text:p>
      <text:p text:style-name="P3"><text:s text:c="4"/>10 <text:s/>C#7 <text:s/>1108.731 <text:s/>F7 <text:s text:c="2"/>1396.913 <text:s/>Bb8 <text:s/>1864.655 <text:s/>D#8 <text:s/>2489.016 <text:s/>G8 <text:s text:c="2"/>3135.963 <text:s/>C#9 <text:s text:c="2"/>4434.922</text:p>
      <text:p text:style-name="P3"><text:s text:c="4"/>11 <text:s/>D7 <text:s text:c="2"/>1174.659 <text:s/>F#7 <text:s/>1479.978 <text:s/>B8 <text:s text:c="2"/>1975.533 <text:s/>E8 <text:s text:c="2"/>2637.02 <text:s text:c="2"/>G#8 <text:s/>3322.438 <text:s/>D9 <text:s text:c="3"/>4698.636</text:p>
      <text:p text:style-name="P3"><text:s text:c="4"/>12 <text:s/>D#7 <text:s/>1244.508 <text:s/>G7 <text:s text:c="2"/>1567.982 <text:s/>C8 <text:s text:c="2"/>2093.005 <text:s/>F8 <text:s text:c="2"/>2793.826 <text:s/>A9 <text:s text:c="2"/>3520 <text:s text:c="5"/>D#9 <text:s text:c="2"/>4978.032</text:p>
      <text:p text:style-name="P3"><text:s text:c="4"/>13 <text:s/>E7 <text:s text:c="2"/>1318.51 <text:s text:c="2"/>G#7 <text:s/>1661.219 <text:s/>C#8 <text:s/>2217.461 <text:s/>F#8 <text:s/>2959.955 <text:s/>Bb9 <text:s/>3729.31 <text:s text:c="2"/>E9 <text:s text:c="3"/>5274.041</text:p>
      <text:p text:style-name="P3"><text:s text:c="4"/>14 <text:s/>F7 <text:s text:c="2"/>1396.913 <text:s/>A8 <text:s text:c="2"/>1760 <text:s text:c="5"/>D8 <text:s text:c="2"/>2349.318 <text:s/>G8 <text:s text:c="2"/>3135.963 <text:s/>B9 <text:s text:c="2"/>2951.066 <text:s/>F9 <text:s text:c="3"/>5587.652</text:p>
      <text:p text:style-name="P3"><text:s text:c="4"/>15 <text:s/>F#7 <text:s/>1479.978 <text:s/>Bb8 <text:s/>1864.655 <text:s/>D#8 <text:s/>2489.016 <text:s/>G#8 <text:s/>3322.438 <text:s/>C9 <text:s text:c="2"/>4186.009 <text:s/>F#9 <text:s text:c="2"/>5919.911</text:p>
      <text:p text:style-name="P3"><text:s text:c="4"/>16 <text:s/>G7 <text:s text:c="2"/>1567.982 <text:s/>B8 <text:s text:c="2"/>1975.533 <text:s/>E8 <text:s text:c="2"/>2637.02 <text:s text:c="2"/>A9 <text:s text:c="2"/>3520 <text:s text:c="5"/>C#9 <text:s/>4434.922 <text:s/>G9 <text:s text:c="3"/>5271.927</text:p>
      <text:p text:style-name="P3"><text:s text:c="4"/>17 <text:s/>G#7 <text:s/>1661.219 <text:s/>C8 <text:s text:c="2"/>2093.005 <text:s/>F8 <text:s text:c="2"/>2793.826 <text:s/>Bb9 <text:s/>3729.31 <text:s text:c="2"/>D9 <text:s text:c="2"/>4698.636 <text:s/>G#9 <text:s text:c="2"/>6644.875</text:p>
      <text:p text:style-name="P3"><text:s text:c="4"/>18 <text:s/>A8 <text:s text:c="2"/>1760 <text:s text:c="5"/>C#8 <text:s/>2217.461 <text:s/>F#8 <text:s/>2959.955 <text:s/>B9 <text:s text:c="2"/>2951.066 <text:s/>D#9 <text:s/>4978.032 <text:s/>A10 <text:s text:c="2"/>7040</text:p>
      <text:p text:style-name="P3"><text:s text:c="4"/>19 <text:s/>Bb8 <text:s/>1864.655 <text:s/>D8 <text:s text:c="2"/>2349.318 <text:s/>G8 <text:s text:c="2"/>3135.963 <text:s/>C9 <text:s text:c="2"/>4186.009 <text:s/>E9 <text:s text:c="2"/>5274.041 <text:s/>Bb10 <text:s/>7458.62</text:p>
      <text:p text:style-name="P3"><text:s text:c="4"/>20 <text:s/>B8 <text:s text:c="2"/>1975.533 <text:s/>D#8 <text:s/>2489.016 <text:s/>G#8 <text:s/>3322.438 <text:s/>C#9 <text:s/>4434.922 <text:s/>F9 <text:s text:c="2"/>5587.652 <text:s/>B10 <text:s text:c="2"/>7902.133</text:p>
      <text:p text:style-name="P3"><text:s text:c="4"/>21 <text:s/>C8 <text:s text:c="2"/>2093.005 <text:s/>E8 <text:s text:c="2"/>2637.02 <text:s text:c="2"/>A9 <text:s text:c="2"/>3520 <text:s text:c="5"/>D9 <text:s text:c="2"/>4698.636 <text:s/>F#9 <text:s/>5919.911 <text:s/>C10 <text:s text:c="2"/>8372.018 </text:p>
      <text:p text:style-name="P3"><text:s text:c="4"/>22 <text:s/>C#8 <text:s/>2217.461 <text:s/>F8 <text:s text:c="2"/>2793.826 <text:s/>Bb9 <text:s/>3729.31 <text:s text:c="2"/>D#9 <text:s/>4978.032 <text:s/>G9 <text:s text:c="2"/>5271.927 <text:s/>C#10 <text:s/>8869.844</text:p>
      <text:p text:style-name="P3"><text:s text:c="4"/>23 <text:s/>D8 <text:s text:c="2"/>2349.318 <text:s/>F#8 <text:s/>2959.955 <text:s/>B9 <text:s text:c="2"/>2951.066 <text:s/>E9 <text:s text:c="2"/>5274.041 <text:s/>G#9 <text:s/>6644.875 <text:s/>D10 <text:s text:c="2"/>9397.273</text:p>
      <text:p text:style-name="P3"><text:s text:c="4"/>24 <text:s/>D#8 <text:s/>2489.016 <text:s/>G8 <text:s text:c="2"/>3135.963 <text:s/>C9 <text:s text:c="2"/>4186.009 <text:s/>F9 <text:s text:c="2"/>5587.652 <text:s/>A10 <text:s/>7040 <text:s text:c="5"/>D#10 <text:s/>9956.063</text:p>
      <text:p text:style-name="P3"/>
      <text:p text:style-name="P3">+35 Frets</text:p>
      <text:p text:style-name="P3"><text:s text:c="4"/>S <text:s text:c="2"/>6 <text:s text:c="13"/>5 <text:s text:c="13"/>4 <text:s text:c="13"/>3 <text:s text:c="13"/>2 <text:s text:c="14"/>1</text:p>
      <text:p text:style-name="P3"/>
      <text:p text:style-name="P3"><text:s text:c="4"/>0 <text:s text:c="2"/>E6 <text:s text:c="2"/>659.2551 <text:s/>G#6 <text:s/>830.6094 <text:s/>C#7 <text:s/>1108.731 <text:s/>F#7 <text:s/>1479.978 <text:s/>Bb8 <text:s text:c="2"/>1864.655 <text:s/>E8 <text:s text:c="3"/>2637.02</text:p>
      <text:p text:style-name="P3"><text:s text:c="4"/>1 <text:s text:c="2"/>F6 <text:s text:c="2"/>698.4565 <text:s/>A7 <text:s text:c="2"/>880 <text:s text:c="6"/>D7 <text:s text:c="2"/>1174.659 <text:s/>G7 <text:s text:c="2"/>1567.982 <text:s/>B8 <text:s text:c="3"/>1975.533 <text:s/>F8 <text:s text:c="3"/>2793.826</text:p>
      <text:p text:style-name="P3"><text:s text:c="4"/>2 <text:s text:c="2"/>F#6 <text:s/>739.9888 <text:s/>Bb7 <text:s/>932.3275 <text:s/>D#7 <text:s/>1244.508 <text:s/>G#7 <text:s/>1661.219 <text:s/>C8 <text:s text:c="3"/>2093.005 <text:s/>F#8 <text:s text:c="2"/>2959.955</text:p>
      <text:p text:style-name="P3"><text:s text:c="4"/>3 <text:s text:c="2"/>G6 <text:s text:c="2"/>783.9909 <text:s/>B7 <text:s text:c="2"/>987.7666 <text:s/>E7 <text:s text:c="2"/>1318.51 <text:s text:c="2"/>A8 <text:s text:c="2"/>1760 <text:s text:c="5"/>C#8 <text:s text:c="2"/>2217.461 <text:s/>G8 <text:s text:c="3"/>3135.963</text:p>
      <text:p text:style-name="P3"><text:s text:c="4"/>4 <text:s text:c="2"/>G#6 <text:s/>830.6094 <text:s/>C7 <text:s text:c="2"/>1046.502 <text:s/>F7 <text:s text:c="2"/>1396.913 <text:s/>Bb8 <text:s/>1864.655 <text:s/>D8 <text:s text:c="3"/>2349.318 <text:s/>G#8 <text:s text:c="2"/>3322.438</text:p>
      <text:p text:style-name="P3"><text:s text:c="4"/>5 <text:s text:c="2"/>A7 <text:s text:c="2"/>880 <text:s text:c="6"/>C#7 <text:s/>1108.731 <text:s/>F#7 <text:s/>1479.978 <text:s/>B8 <text:s text:c="2"/>1975.533 <text:s/>D#8 <text:s text:c="2"/>2489.016 <text:s/>A9 <text:s text:c="3"/>3520</text:p>
      <text:p text:style-name="P3"><text:s text:c="4"/>6 <text:s text:c="2"/>Bb7 <text:s/>932.3275 <text:s/>D7 <text:s text:c="2"/>1174.659 <text:s/>G7 <text:s text:c="2"/>1567.982 <text:s/>C8 <text:s text:c="2"/>2093.005 <text:s/>E8 <text:s text:c="3"/>2637.02 <text:s text:c="2"/>Bb9 <text:s text:c="2"/>3729.31</text:p>
      <text:p text:style-name="P3"><text:s text:c="4"/>7 <text:s text:c="2"/>B7 <text:s text:c="2"/>987.7666 <text:s/>D#7 <text:s/>1244.508 <text:s/>G#7 <text:s/>1661.219 <text:s/>C#8 <text:s/>2217.461 <text:s/>F8 <text:s text:c="3"/>2793.826 <text:s/>B9 <text:s text:c="3"/>2951.066</text:p>
      <text:p text:style-name="P3"><text:s text:c="4"/>8 <text:s text:c="2"/>C7 <text:s text:c="2"/>1046.502 <text:s/>E7 <text:s text:c="2"/>1318.51 <text:s text:c="2"/>A8 <text:s text:c="2"/>1760 <text:s text:c="5"/>D8 <text:s text:c="2"/>2349.318 <text:s/>F#8 <text:s text:c="2"/>2959.955 <text:s/>C9 <text:s text:c="3"/>4186.009</text:p>
      <text:p text:style-name="P3"><text:s text:c="4"/>9 <text:s text:c="2"/>C#7 <text:s/>1108.731 <text:s/>F7 <text:s text:c="2"/>1396.913 <text:s/>Bb8 <text:s/>1864.655 <text:s/>D#8 <text:s/>2489.016 <text:s/>G8 <text:s text:c="3"/>3135.963 <text:s/>C#9 <text:s text:c="2"/>4434.922</text:p>
      <text:p text:style-name="P3"><text:s text:c="4"/>10 <text:s/>D7 <text:s text:c="2"/>1174.659 <text:s/>F#7 <text:s/>1479.978 <text:s/>B8 <text:s text:c="2"/>1975.533 <text:s/>E8 <text:s text:c="2"/>2637.02 <text:s text:c="2"/>G#8 <text:s text:c="2"/>3322.438 <text:s/>D9 <text:s text:c="3"/>4698.636</text:p>
      <text:p text:style-name="P3"><text:s text:c="4"/>11 <text:s/>D#7 <text:s/>1244.508 <text:s/>G7 <text:s text:c="2"/>1567.982 <text:s/>C8 <text:s text:c="2"/>2093.005 <text:s/>F8 <text:s text:c="2"/>2793.826 <text:s/>A9 <text:s text:c="3"/>3520 <text:s text:c="5"/>D#9 <text:s text:c="2"/>4978.032</text:p>
      <text:p text:style-name="P3"><text:s text:c="4"/>12 <text:s/>E7 <text:s text:c="2"/>1318.51 <text:s text:c="2"/>G#7 <text:s/>1661.219 <text:s/>C#8 <text:s/>2217.461 <text:s/>F#8 <text:s/>2959.955 <text:s/>Bb9 <text:s text:c="2"/>3729.31 <text:s text:c="2"/>E9 <text:s text:c="3"/>5274.041</text:p>
      <text:p text:style-name="P3"><text:s text:c="4"/>13 <text:s/>F7 <text:s text:c="2"/>1396.913 <text:s/>A8 <text:s text:c="2"/>1760 <text:s text:c="5"/>D8 <text:s text:c="2"/>2349.318 <text:s/>G8 <text:s text:c="2"/>3135.963 <text:s/>B9 <text:s text:c="3"/>2951.066 <text:s/>F9 <text:s text:c="3"/>5587.652</text:p>
      <text:p text:style-name="P3"><text:s text:c="4"/>14 <text:s/>F#7 <text:s/>1479.978 <text:s/>Bb8 <text:s/>1864.655 <text:s/>D#8 <text:s/>2489.016 <text:s/>G#8 <text:s/>3322.438 <text:s/>C9 <text:s text:c="3"/>4186.009 <text:s/>F#9 <text:s text:c="2"/>5919.911</text:p>
      <text:p text:style-name="P3"><text:s text:c="4"/>15 <text:s/>G7 <text:s text:c="2"/>1567.982 <text:s/>B8 <text:s text:c="2"/>1975.533 <text:s/>E8 <text:s text:c="2"/>2637.02 <text:s text:c="2"/>A9 <text:s text:c="2"/>3520 <text:s text:c="5"/>C#9 <text:s text:c="2"/>4434.922 <text:s/>G9 <text:s text:c="3"/>5271.927</text:p>
      <text:p text:style-name="P3"><text:s text:c="4"/>16 <text:s/>G#7 <text:s/>1661.219 <text:s/>C8 <text:s text:c="2"/>2093.005 <text:s/>F8 <text:s text:c="2"/>2793.826 <text:s/>Bb9 <text:s/>3729.31 <text:s text:c="2"/>D9 <text:s text:c="3"/>4698.636 <text:s/>G#9 <text:s text:c="2"/>6644.875</text:p>
      <text:p text:style-name="P3"><text:s text:c="4"/>17 <text:s/>A8 <text:s text:c="2"/>1760 <text:s text:c="5"/>C#8 <text:s/>2217.461 <text:s/>F#8 <text:s/>2959.955 <text:s/>B9 <text:s text:c="2"/>2951.066 <text:s/>D#9 <text:s text:c="2"/>4978.032 <text:s/>A10 <text:s text:c="2"/>7040</text:p>
      <text:p text:style-name="P3"><text:s text:c="4"/>18 <text:s/>Bb8 <text:s/>1864.655 <text:s/>D8 <text:s text:c="2"/>2349.318 <text:s/>G8 <text:s text:c="2"/>3135.963 <text:s/>C9 <text:s text:c="2"/>4186.009 <text:s/>E9 <text:s text:c="3"/>5274.041 <text:s/>Bb10 <text:s/>7458.62</text:p>
      <text:p text:style-name="P3"><text:s text:c="4"/>19 <text:s/>B8 <text:s text:c="2"/>1975.533 <text:s/>D#8 <text:s/>2489.016 <text:s/>G#8 <text:s/>3322.438 <text:s/>C#9 <text:s/>4434.922 <text:s/>F9 <text:s text:c="3"/>5587.652 <text:s/>B10 <text:s text:c="2"/>7902.133</text:p>
      <text:p text:style-name="P3"><text:s text:c="4"/>20 <text:s/>C8 <text:s text:c="2"/>2093.005 <text:s/>E8 <text:s text:c="2"/>2637.02 <text:s text:c="2"/>A9 <text:s text:c="2"/>3520 <text:s text:c="5"/>D9 <text:s text:c="2"/>4698.636 <text:s/>F#9 <text:s text:c="2"/>5919.911 <text:s/>C10 <text:s text:c="2"/>8372.018 </text:p>
      <text:p text:style-name="P3"><text:s text:c="4"/>21 <text:s/>C#8 <text:s/>2217.461 <text:s/>F8 <text:s text:c="2"/>2793.826 <text:s/>Bb9 <text:s/>3729.31 <text:s text:c="2"/>D#9 <text:s/>4978.032 <text:s/>G9 <text:s text:c="3"/>5271.927 <text:s/>C#10 <text:s/>8869.844</text:p>
      <text:p text:style-name="P3"><text:s text:c="4"/>22 <text:s/>D8 <text:s text:c="2"/>2349.318 <text:s/>F#8 <text:s/>2959.955 <text:s/>B9 <text:s text:c="2"/>2951.066 <text:s/>E9 <text:s text:c="2"/>5274.041 <text:s/>G#9 <text:s text:c="2"/>6644.875 <text:s/>D10 <text:s text:c="2"/>9397.273</text:p>
      <text:p text:style-name="P3"><text:s text:c="4"/>23 <text:s/>D#8 <text:s/>2489.016 <text:s/>G8 <text:s text:c="2"/>3135.963 <text:s/>C9 <text:s text:c="2"/>4186.009 <text:s/>F9 <text:s text:c="2"/>5587.652 <text:s/>A10 <text:s text:c="2"/>7040 <text:s text:c="5"/>D#10 <text:s/>9956.063</text:p>
      <text:p text:style-name="P3"><text:s text:c="4"/>24 <text:s/>E8 <text:s text:c="2"/>2637.02 <text:s text:c="2"/>G#8 <text:s/>3322.438 <text:s/>C#9 <text:s/>4434.922 <text:s/>F#9 <text:s/>5919.911 <text:s/>Bb10 <text:s/>7458.62 <text:s text:c="2"/>E10 <text:s text:c="2"/>10548.0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36 Frets</text:p>
      <text:p text:style-name="P3"><text:s text:c="4"/>S <text:s text:c="2"/>6 <text:s text:c="14"/>5 <text:s text:c="13"/>4 <text:s text:c="13"/>3 <text:s text:c="13"/>2 <text:s text:c="14"/>1</text:p>
      <text:p text:style-name="P3"/>
      <text:p text:style-name="P3"><text:s text:c="4"/>0 <text:s text:c="2"/>F6 <text:s text:c="2"/>698.4565 <text:s text:c="2"/>A7 <text:s text:c="2"/>880 <text:s text:c="6"/>D7 <text:s text:c="2"/>1174.659 <text:s/>G7 <text:s text:c="2"/>1567.982 <text:s/>B8 <text:s text:c="3"/>1975.533 <text:s/>F8 <text:s text:c="3"/>2793.826</text:p>
      <text:p text:style-name="P3"><text:s text:c="4"/>1 <text:s text:c="2"/>F#6 <text:s/>739.9888 <text:s text:c="2"/>Bb7 <text:s/>932.3275 <text:s/>D#7 <text:s/>1244.508 <text:s/>G#7 <text:s/>1661.219 <text:s/>C8 <text:s text:c="3"/>2093.005 <text:s/>F#8 <text:s text:c="2"/>2959.955</text:p>
      <text:p text:style-name="P3"><text:s text:c="4"/>2 <text:s text:c="2"/>G6 <text:s text:c="2"/>783.9909 <text:s text:c="2"/>B7 <text:s text:c="2"/>987.7666 <text:s/>E7 <text:s text:c="2"/>1318.51 <text:s text:c="2"/>A8 <text:s text:c="2"/>1760 <text:s text:c="5"/>C#8 <text:s text:c="2"/>2217.461 <text:s/>G8 <text:s text:c="3"/>3135.963</text:p>
      <text:p text:style-name="P3"><text:s text:c="4"/>3 <text:s text:c="2"/>G#6 <text:s/>830.6094 <text:s text:c="2"/>C7 <text:s text:c="2"/>1046.502 <text:s/>F7 <text:s text:c="2"/>1396.913 <text:s/>Bb8 <text:s/>1864.655 <text:s/>D8 <text:s text:c="3"/>2349.318 <text:s/>G#8 <text:s text:c="2"/>3322.438</text:p>
      <text:p text:style-name="P3"><text:s text:c="4"/>4 <text:s text:c="2"/>A7 <text:s text:c="2"/>880 <text:s text:c="7"/>C#7 <text:s/>1108.731 <text:s/>F#7 <text:s/>1479.978 <text:s/>B8 <text:s text:c="2"/>1975.533 <text:s/>D#8 <text:s text:c="2"/>2489.016 <text:s/>A9 <text:s text:c="3"/>3520</text:p>
      <text:p text:style-name="P3"><text:s text:c="4"/>5 <text:s text:c="2"/>Bb7 <text:s/>932.3275 <text:s text:c="2"/>D7 <text:s text:c="2"/>1174.659 <text:s/>G7 <text:s text:c="2"/>1567.982 <text:s/>C8 <text:s text:c="2"/>2093.005 <text:s/>E8 <text:s text:c="3"/>2637.02 <text:s text:c="2"/>Bb9 <text:s text:c="2"/>3729.31</text:p>
      <text:p text:style-name="P3"><text:s text:c="4"/>6 <text:s text:c="2"/>B7 <text:s text:c="2"/>987.7666 <text:s text:c="2"/>D#7 <text:s/>1244.508 <text:s/>G#7 <text:s/>1661.219 <text:s/>C#8 <text:s/>2217.461 <text:s/>F8 <text:s text:c="3"/>2793.826 <text:s/>B9 <text:s text:c="3"/>2951.066</text:p>
      <text:p text:style-name="P3"><text:s text:c="4"/>7 <text:s text:c="2"/>C7 <text:s text:c="2"/>1046.502 <text:s text:c="2"/>E7 <text:s text:c="2"/>1318.51 <text:s text:c="2"/>A8 <text:s text:c="2"/>1760 <text:s text:c="5"/>D8 <text:s text:c="2"/>2349.318 <text:s/>F#8 <text:s text:c="2"/>2959.955 <text:s/>C9 <text:s text:c="3"/>4186.009</text:p>
      <text:p text:style-name="P3"><text:s text:c="4"/>8 <text:s text:c="2"/>C#7 <text:s/>1108.731 <text:s text:c="2"/>F7 <text:s text:c="2"/>1396.913 <text:s/>Bb8 <text:s/>1864.655 <text:s/>D#8 <text:s/>2489.016 <text:s/>G8 <text:s text:c="3"/>3135.963 <text:s/>C#9 <text:s text:c="2"/>4434.922</text:p>
      <text:p text:style-name="P3"><text:s text:c="4"/>9 <text:s text:c="2"/>D7 <text:s text:c="2"/>1174.659 <text:s text:c="2"/>F#7 <text:s/>1479.978 <text:s/>B8 <text:s text:c="2"/>1975.533 <text:s/>E8 <text:s text:c="2"/>2637.02 <text:s text:c="2"/>G#8 <text:s text:c="2"/>3322.438 <text:s/>D9 <text:s text:c="3"/>4698.636</text:p>
      <text:p text:style-name="P3"><text:s text:c="4"/>10 <text:s/>D#7 <text:s/>1244.508 <text:s text:c="2"/>G7 <text:s text:c="2"/>1567.982 <text:s/>C8 <text:s text:c="2"/>2093.005 <text:s/>F8 <text:s text:c="2"/>2793.826 <text:s/>A9 <text:s text:c="3"/>3520 <text:s text:c="5"/>D#9 <text:s text:c="2"/>4978.032</text:p>
      <text:p text:style-name="P3"><text:s text:c="4"/>11 <text:s/>E7 <text:s text:c="2"/>1318.51 <text:s text:c="3"/>G#7 <text:s/>1661.219 <text:s/>C#8 <text:s/>2217.461 <text:s/>F#8 <text:s/>2959.955 <text:s/>Bb9 <text:s text:c="2"/>3729.31 <text:s text:c="2"/>E9 <text:s text:c="3"/>5274.041</text:p>
      <text:p text:style-name="P3"><text:s text:c="4"/>12 <text:s/>F7 <text:s text:c="2"/>1396.913 <text:s text:c="2"/>A8 <text:s text:c="2"/>1760 <text:s text:c="5"/>D8 <text:s text:c="2"/>2349.318 <text:s/>G8 <text:s text:c="2"/>3135.963 <text:s/>B9 <text:s text:c="3"/>2951.066 <text:s/>F9 <text:s text:c="3"/>5587.652</text:p>
      <text:p text:style-name="P3"><text:s text:c="4"/>13 <text:s/>F#7 <text:s/>1479.978 <text:s text:c="2"/>Bb8 <text:s/>1864.655 <text:s/>D#8 <text:s/>2489.016 <text:s/>G#8 <text:s/>3322.438 <text:s/>C9 <text:s text:c="3"/>4186.009 <text:s/>F#9 <text:s text:c="2"/>5919.911</text:p>
      <text:p text:style-name="P3"><text:s text:c="4"/>14 <text:s/>G7 <text:s text:c="2"/>1567.982 <text:s text:c="2"/>B8 <text:s text:c="2"/>1975.533 <text:s/>E8 <text:s text:c="2"/>2637.02 <text:s text:c="2"/>A9 <text:s text:c="2"/>3520 <text:s text:c="5"/>C#9 <text:s text:c="2"/>4434.922 <text:s/>G9 <text:s text:c="3"/>5271.927</text:p>
      <text:p text:style-name="P3"><text:s text:c="4"/>15 <text:s/>G#7 <text:s/>1661.219 <text:s text:c="2"/>C8 <text:s text:c="2"/>2093.005 <text:s/>F8 <text:s text:c="2"/>2793.826 <text:s/>Bb9 <text:s/>3729.31 <text:s text:c="2"/>D9 <text:s text:c="3"/>4698.636 <text:s/>G#9 <text:s text:c="2"/>6644.875</text:p>
      <text:p text:style-name="P3"><text:s text:c="4"/>16 <text:s/>A8 <text:s text:c="2"/>1760 <text:s text:c="6"/>C#8 <text:s/>2217.461 <text:s/>F#8 <text:s/>2959.955 <text:s/>B9 <text:s text:c="2"/>2951.066 <text:s/>D#9 <text:s text:c="2"/>4978.032 <text:s/>A10 <text:s text:c="2"/>7040</text:p>
      <text:p text:style-name="P3"><text:s text:c="4"/>17 <text:s/>Bb8 <text:s/>1864.655 <text:s text:c="2"/>D8 <text:s text:c="2"/>2349.318 <text:s/>G8 <text:s text:c="2"/>3135.963 <text:s/>C9 <text:s text:c="2"/>4186.009 <text:s/>E9 <text:s text:c="3"/>5274.041 <text:s/>Bb10 <text:s/>7458.62</text:p>
      <text:p text:style-name="P3"><text:s text:c="4"/>18 <text:s/>B8 <text:s text:c="2"/>1975.533 <text:s text:c="2"/>D#8 <text:s/>2489.016 <text:s/>G#8 <text:s/>3322.438 <text:s/>C#9 <text:s/>4434.922 <text:s/>F9 <text:s text:c="3"/>5587.652 <text:s/>B10 <text:s text:c="2"/>7902.133</text:p>
      <text:p text:style-name="P3"><text:s text:c="4"/>19 <text:s/>C8 <text:s text:c="2"/>2093.005 <text:s text:c="2"/>E8 <text:s text:c="2"/>2637.02 <text:s text:c="2"/>A9 <text:s text:c="2"/>3520 <text:s text:c="5"/>D9 <text:s text:c="2"/>4698.636 <text:s/>F#9 <text:s text:c="2"/>5919.911 <text:s/>C10 <text:s text:c="2"/>8372.018 </text:p>
      <text:p text:style-name="P3"><text:s text:c="4"/>20 <text:s/>C#8 <text:s/>2217.461 <text:s text:c="2"/>F8 <text:s text:c="2"/>2793.826 <text:s/>Bb9 <text:s/>3729.31 <text:s text:c="2"/>D#9 <text:s/>4978.032 <text:s/>G9 <text:s text:c="3"/>5271.927 <text:s/>C#10 <text:s/>8869.844</text:p>
      <text:p text:style-name="P3"><text:s text:c="4"/>21 <text:s/>D8 <text:s text:c="2"/>2349.318 <text:s text:c="2"/>F#8 <text:s/>2959.955 <text:s/>B9 <text:s text:c="2"/>2951.066 <text:s/>E9 <text:s text:c="2"/>5274.041 <text:s/>G#9 <text:s text:c="2"/>6644.875 <text:s/>D10 <text:s text:c="2"/>9397.273</text:p>
      <text:p text:style-name="P3"><text:s text:c="4"/>22 <text:s/>D#8 <text:s/>2489.016 <text:s text:c="2"/>G8 <text:s text:c="2"/>3135.963 <text:s/>C9 <text:s text:c="2"/>4186.009 <text:s/>F9 <text:s text:c="2"/>5587.652 <text:s/>A10 <text:s text:c="2"/>7040 <text:s text:c="5"/>D#10 <text:s/>9956.063</text:p>
      <text:p text:style-name="P3"><text:s text:c="4"/>23 <text:s/>E8 <text:s text:c="2"/>2637.02 <text:s text:c="3"/>G#8 <text:s/>3322.438 <text:s/>C#9 <text:s/>4434.922 <text:s/>F#9 <text:s/>5919.911 <text:s/>Bb10 <text:s/>7458.62 <text:s text:c="2"/>E10 <text:s text:c="2"/>10548.08</text:p>
      <text:p text:style-name="P3"><text:s text:c="4"/>24 <text:s/>F8 <text:s text:c="2"/>2793.826 <text:s text:c="2"/>A9 <text:s text:c="2"/>3520 <text:s text:c="5"/>D9 <text:s text:c="2"/>4698.636 <text:s/>G9 <text:s text:c="2"/>5271.927 <text:s/>C10 <text:s text:c="2"/>7902.133 <text:s/>F10 <text:s text:c="2"/>11175.3 </text:p>
      <text:p text:style-name="P3"/>
      <text:p text:style-name="P3">+37 Frets</text:p>
      <text:p text:style-name="P3"><text:s text:c="4"/>S <text:s text:c="2"/>6 <text:s text:c="13"/>5 <text:s text:c="13"/>4 <text:s text:c="13"/>3 <text:s text:c="13"/>2 <text:s text:c="14"/>1</text:p>
      <text:p text:style-name="P3"/>
      <text:p text:style-name="P3"><text:s text:c="4"/>0 <text:s text:c="2"/>F#6 <text:s/>739.9888 <text:s/>Bb7 <text:s/>932.3275 <text:s/>D#7 <text:s/>1244.508 <text:s/>G#7 <text:s/>1661.219 <text:s/>C8 <text:s text:c="3"/>2093.005 <text:s/>F#8 <text:s text:c="2"/>2959.955</text:p>
      <text:p text:style-name="P3"><text:s text:c="4"/>1 <text:s text:c="2"/>G6 <text:s text:c="2"/>783.9909 <text:s/>B7 <text:s text:c="2"/>987.7666 <text:s/>E7 <text:s text:c="2"/>1318.51 <text:s text:c="2"/>A8 <text:s text:c="2"/>1760 <text:s text:c="5"/>C#8 <text:s text:c="2"/>2217.461 <text:s/>G8 <text:s text:c="3"/>3135.963</text:p>
      <text:p text:style-name="P3"><text:s text:c="4"/>2 <text:s text:c="2"/>G#6 <text:s/>830.6094 <text:s/>C7 <text:s text:c="2"/>1046.502 <text:s/>F7 <text:s text:c="2"/>1396.913 <text:s/>Bb8 <text:s/>1864.655 <text:s/>D8 <text:s text:c="3"/>2349.318 <text:s/>G#8 <text:s text:c="2"/>3322.438</text:p>
      <text:p text:style-name="P3"><text:s text:c="4"/>3 <text:s text:c="2"/>A7 <text:s text:c="2"/>880 <text:s text:c="6"/>C#7 <text:s/>1108.731 <text:s/>F#7 <text:s/>1479.978 <text:s/>B8 <text:s text:c="2"/>1975.533 <text:s/>D#8 <text:s text:c="2"/>2489.016 <text:s/>A9 <text:s text:c="3"/>3520</text:p>
      <text:p text:style-name="P3"><text:s text:c="4"/>4 <text:s text:c="2"/>Bb7 <text:s/>932.3275 <text:s/>D7 <text:s text:c="2"/>1174.659 <text:s/>G7 <text:s text:c="2"/>1567.982 <text:s/>C8 <text:s text:c="2"/>2093.005 <text:s/>E8 <text:s text:c="3"/>2637.02 <text:s text:c="2"/>Bb9 <text:s text:c="2"/>3729.31</text:p>
      <text:p text:style-name="P3"><text:s text:c="4"/>5 <text:s text:c="2"/>B7 <text:s text:c="2"/>987.7666 <text:s/>D#7 <text:s/>1244.508 <text:s/>G#7 <text:s/>1661.219 <text:s/>C#8 <text:s/>2217.461 <text:s/>F8 <text:s text:c="3"/>2793.826 <text:s/>B9 <text:s text:c="3"/>2951.066</text:p>
      <text:p text:style-name="P3"><text:s text:c="4"/>6 <text:s text:c="2"/>C7 <text:s text:c="2"/>1046.502 <text:s/>E7 <text:s text:c="2"/>1318.51 <text:s text:c="2"/>A8 <text:s text:c="2"/>1760 <text:s text:c="5"/>D8 <text:s text:c="2"/>2349.318 <text:s/>F#8 <text:s text:c="2"/>2959.955 <text:s/>C9 <text:s text:c="3"/>4186.009</text:p>
      <text:p text:style-name="P3"><text:s text:c="4"/>7 <text:s text:c="2"/>C#7 <text:s/>1108.731 <text:s/>F7 <text:s text:c="2"/>1396.913 <text:s/>Bb8 <text:s/>1864.655 <text:s/>D#8 <text:s/>2489.016 <text:s/>G8 <text:s text:c="3"/>3135.963 <text:s/>C#9 <text:s text:c="2"/>4434.922</text:p>
      <text:p text:style-name="P3"><text:s text:c="4"/>8 <text:s text:c="2"/>D7 <text:s text:c="2"/>1174.659 <text:s/>F#7 <text:s/>1479.978 <text:s/>B8 <text:s text:c="2"/>1975.533 <text:s/>E8 <text:s text:c="2"/>2637.02 <text:s text:c="2"/>G#8 <text:s text:c="2"/>3322.438 <text:s/>D9 <text:s text:c="3"/>4698.636</text:p>
      <text:p text:style-name="P3"><text:s text:c="4"/>9 <text:s text:c="2"/>D#7 <text:s/>1244.508 <text:s/>G7 <text:s text:c="2"/>1567.982 <text:s/>C8 <text:s text:c="2"/>2093.005 <text:s/>F8 <text:s text:c="2"/>2793.826 <text:s/>A9 <text:s text:c="3"/>3520 <text:s text:c="5"/>D#9 <text:s text:c="2"/>4978.032</text:p>
      <text:p text:style-name="P3"><text:s text:c="4"/>10 <text:s/>E7 <text:s text:c="2"/>1318.51 <text:s text:c="2"/>G#7 <text:s/>1661.219 <text:s/>C#8 <text:s/>2217.461 <text:s/>F#8 <text:s/>2959.955 <text:s/>Bb9 <text:s text:c="2"/>3729.31 <text:s text:c="2"/>E9 <text:s text:c="3"/>5274.041</text:p>
      <text:p text:style-name="P3"><text:s text:c="4"/>11 <text:s/>F7 <text:s text:c="2"/>1396.913 <text:s/>A8 <text:s text:c="2"/>1760 <text:s text:c="5"/>D8 <text:s text:c="2"/>2349.318 <text:s/>G8 <text:s text:c="2"/>3135.963 <text:s/>B9 <text:s text:c="3"/>2951.066 <text:s/>F9 <text:s text:c="3"/>5587.652</text:p>
      <text:p text:style-name="P3"><text:s text:c="4"/>12 <text:s/>F#7 <text:s/>1479.978 <text:s/>Bb8 <text:s/>1864.655 <text:s/>D#8 <text:s/>2489.016 <text:s/>G#8 <text:s/>3322.438 <text:s/>Bb9 <text:s text:c="2"/>4186.009 <text:s/>F#9 <text:s text:c="2"/>5919.911 </text:p>
      <text:p text:style-name="P3"><text:s text:c="4"/>13 <text:s/>G7 <text:s text:c="2"/>1567.982 <text:s/>B8 <text:s text:c="2"/>1975.533 <text:s/>E8 <text:s text:c="2"/>2637.02 <text:s text:c="2"/>A9 <text:s text:c="2"/>3520 <text:s text:c="5"/>C9 <text:s text:c="3"/>4434.922 <text:s/>G9 <text:s text:c="3"/>5271.927</text:p>
      <text:p text:style-name="P3"><text:s text:c="4"/>14 <text:s/>G#7 <text:s/>1661.219 <text:s/>C8 <text:s text:c="2"/>2093.005 <text:s/>F8 <text:s text:c="2"/>2793.826 <text:s/>Bb9 <text:s/>3729.31 <text:s text:c="2"/>C#9 <text:s text:c="2"/>4698.636 <text:s/>G#9 <text:s text:c="2"/>6644.875</text:p>
      <text:p text:style-name="P3"><text:s text:c="4"/>15 <text:s/>A8 <text:s text:c="2"/>1760 <text:s text:c="5"/>C#8 <text:s/>2217.461 <text:s/>F#8 <text:s/>2959.955 <text:s/>B9 <text:s text:c="2"/>2951.066 <text:s/>D9 <text:s text:c="3"/>4978.032 <text:s/>A10 <text:s text:c="2"/>7040</text:p>
      <text:p text:style-name="P3"><text:s text:c="4"/>16 <text:s/>Bb8 <text:s/>1864.655 <text:s/>D8 <text:s text:c="2"/>2349.318 <text:s/>G8 <text:s text:c="2"/>3135.963 <text:s/>C9 <text:s text:c="2"/>4186.009 <text:s/>D#9 <text:s text:c="2"/>5274.041 <text:s/>Bb10 <text:s/>7458.62</text:p>
      <text:p text:style-name="P3"><text:s text:c="4"/>17 <text:s/>B8 <text:s text:c="2"/>1975.533 <text:s/>D#8 <text:s/>2489.016 <text:s/>G#8 <text:s/>3322.438 <text:s/>C#9 <text:s/>4434.922 <text:s/>E9 <text:s text:c="3"/>5587.652 <text:s/>B10 <text:s text:c="2"/>7902.133</text:p>
      <text:p text:style-name="P3"><text:s text:c="4"/>18 <text:s/>C8 <text:s text:c="2"/>2093.005 <text:s/>E8 <text:s text:c="2"/>2637.02 <text:s text:c="2"/>A9 <text:s text:c="2"/>3520 <text:s text:c="5"/>D9 <text:s text:c="2"/>4698.636 <text:s/>F9 <text:s text:c="3"/>5919.911 <text:s/>C10 <text:s text:c="2"/>8372.018 </text:p>
      <text:p text:style-name="P3"><text:s text:c="4"/>19 <text:s/>C#8 <text:s/>2217.461 <text:s/>F8 <text:s text:c="2"/>2793.826 <text:s/>Bb9 <text:s/>3729.31 <text:s text:c="2"/>D#9 <text:s/>4978.032 <text:s/>G9 <text:s text:c="3"/>5271.927 <text:s/>C#10 <text:s/>8869.844</text:p>
      <text:p text:style-name="P3"><text:s text:c="4"/>20 <text:s/>D8 <text:s text:c="2"/>2349.318 <text:s/>F#8 <text:s/>2959.955 <text:s/>B9 <text:s text:c="2"/>2951.066 <text:s/>E9 <text:s text:c="2"/>5274.041 <text:s/>G#9 <text:s text:c="2"/>6644.875 <text:s/>D10 <text:s text:c="2"/>9397.273</text:p>
      <text:p text:style-name="P3"><text:s text:c="4"/>21 <text:s/>D#8 <text:s/>2489.016 <text:s/>G8 <text:s text:c="2"/>3135.963 <text:s/>C9 <text:s text:c="2"/>4186.009 <text:s/>F9 <text:s text:c="2"/>5587.652 <text:s/>A10 <text:s text:c="2"/>7040 <text:s text:c="5"/>D#10 <text:s/>9956.063</text:p>
      <text:p text:style-name="P3"><text:s text:c="4"/>22 <text:s/>E8 <text:s text:c="2"/>2637.02 <text:s text:c="2"/>G#8 <text:s/>3322.438 <text:s/>C#9 <text:s/>4434.922 <text:s/>F#9 <text:s/>5919.911 <text:s/>Bb10 <text:s/>7458.62 <text:s text:c="2"/>E10 <text:s text:c="2"/>10548.08</text:p>
      <text:p text:style-name="P3"><text:s text:c="4"/>23 <text:s/>F8 <text:s text:c="2"/>2793.826 <text:s/>A9 <text:s text:c="2"/>3520 <text:s text:c="5"/>D9 <text:s text:c="2"/>4698.636 <text:s/>G9 <text:s text:c="2"/>5271.927 <text:s/>B10 <text:s text:c="2"/>7902.133 <text:s/>F10 <text:s text:c="2"/>11175.3 </text:p>
      <text:p text:style-name="P3"><text:s text:c="4"/>24 <text:s/>F#8 <text:s/>2959.955 <text:s/>Bb9 <text:s/>3729.31 <text:s text:c="2"/>D#9 <text:s/>4978.032 <text:s/>G#9 <text:s/>6644.875 <text:s/>C10 <text:s text:c="2"/>8372.018 <text:s/>F#10 <text:s/>11839.8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38 Frets</text:p>
      <text:p text:style-name="P3"><text:s text:c="4"/>S <text:s text:c="2"/>6 <text:s text:c="13"/>5 <text:s text:c="13"/>4 <text:s text:c="12"/>3 <text:s text:c="14"/>2 <text:s text:c="14"/>1</text:p>
      <text:p text:style-name="P3"/>
      <text:p text:style-name="P3"><text:s text:c="4"/>0 <text:s text:c="2"/>G6 <text:s text:c="2"/>783.9909 <text:s/>B7 <text:s text:c="2"/>987.7666 <text:s/>E7 <text:s text:c="2"/>1318.51 <text:s text:c="2"/>A8 <text:s text:c="2"/>1760 <text:s text:c="5"/>C#8 <text:s text:c="2"/>2217.461 <text:s/>G8 <text:s text:c="3"/>3135.963</text:p>
      <text:p text:style-name="P3"><text:s text:c="4"/>1 <text:s text:c="2"/>G#6 <text:s/>830.6094 <text:s/>C7 <text:s text:c="2"/>1046.502 <text:s/>F7 <text:s text:c="2"/>1396.913 <text:s/>Bb8 <text:s/>1864.655 <text:s/>D8 <text:s text:c="3"/>2349.318 <text:s/>G#8 <text:s text:c="2"/>3322.438</text:p>
      <text:p text:style-name="P3"><text:s text:c="4"/>2 <text:s text:c="2"/>A7 <text:s text:c="2"/>880 <text:s text:c="6"/>C#7 <text:s/>1108.731 <text:s/>F#7 <text:s/>1479.978 <text:s/>B8 <text:s text:c="2"/>1975.533 <text:s/>D#8 <text:s text:c="2"/>2489.016 <text:s/>A9 <text:s text:c="3"/>3520</text:p>
      <text:p text:style-name="P3"><text:s text:c="4"/>3 <text:s text:c="2"/>Bb7 <text:s/>932.3275 <text:s/>D7 <text:s text:c="2"/>1174.659 <text:s/>G7 <text:s text:c="2"/>1567.982 <text:s/>C8 <text:s text:c="2"/>2093.005 <text:s/>E8 <text:s text:c="3"/>2637.02 <text:s text:c="2"/>Bb9 <text:s text:c="2"/>3729.31</text:p>
      <text:p text:style-name="P3"><text:s text:c="4"/>4 <text:s text:c="2"/>B7 <text:s text:c="2"/>987.7666 <text:s/>D#7 <text:s/>1244.508 <text:s/>G#7 <text:s/>1661.219 <text:s/>C#8 <text:s/>2217.461 <text:s/>F8 <text:s text:c="3"/>2793.826 <text:s/>B9 <text:s text:c="3"/>2951.066</text:p>
      <text:p text:style-name="P3"><text:s text:c="4"/>5 <text:s text:c="2"/>C7 <text:s text:c="2"/>1046.502 <text:s/>E7 <text:s text:c="2"/>1318.51 <text:s text:c="2"/>A8 <text:s text:c="2"/>1760 <text:s text:c="5"/>D8 <text:s text:c="2"/>2349.318 <text:s/>F#8 <text:s text:c="2"/>2959.955 <text:s/>C9 <text:s text:c="3"/>4186.009</text:p>
      <text:p text:style-name="P3"><text:s text:c="4"/>6 <text:s text:c="2"/>C#7 <text:s/>1108.731 <text:s/>F7 <text:s text:c="2"/>1396.913 <text:s/>Bb8 <text:s/>1864.655 <text:s/>D#8 <text:s/>2489.016 <text:s/>G8 <text:s text:c="3"/>3135.963 <text:s/>C#9 <text:s text:c="2"/>4434.922</text:p>
      <text:p text:style-name="P3"><text:s text:c="4"/>7 <text:s text:c="2"/>D7 <text:s text:c="2"/>1174.659 <text:s/>F#7 <text:s/>1479.978 <text:s/>B8 <text:s text:c="2"/>1975.533 <text:s/>E8 <text:s text:c="2"/>2637.02 <text:s text:c="2"/>G#8 <text:s text:c="2"/>3322.438 <text:s/>D9 <text:s text:c="3"/>4698.636</text:p>
      <text:p text:style-name="P3"><text:s text:c="4"/>8 <text:s text:c="2"/>D#7 <text:s/>1244.508 <text:s/>G7 <text:s text:c="2"/>1567.982 <text:s/>C8 <text:s text:c="2"/>2093.005 <text:s/>F8 <text:s text:c="2"/>2793.826 <text:s/>A9 <text:s text:c="3"/>3520 <text:s text:c="5"/>D#9 <text:s text:c="2"/>4978.032</text:p>
      <text:p text:style-name="P3"><text:s text:c="4"/>9 <text:s text:c="2"/>E7 <text:s text:c="2"/>1318.51 <text:s text:c="2"/>G#7 <text:s/>1661.219 <text:s/>C#8 <text:s/>2217.461 <text:s/>F#8 <text:s/>2959.955 <text:s/>Bb9 <text:s text:c="2"/>3729.31 <text:s text:c="2"/>E9 <text:s text:c="3"/>5274.041</text:p>
      <text:p text:style-name="P3"><text:s text:c="4"/>10 <text:s/>F7 <text:s text:c="2"/>1396.913 <text:s/>A8 <text:s text:c="2"/>1760 <text:s text:c="5"/>D8 <text:s text:c="2"/>2349.318 <text:s/>G8 <text:s text:c="2"/>3135.963 <text:s/>B9 <text:s text:c="3"/>2951.066 <text:s/>F9 <text:s text:c="3"/>5587.652</text:p>
      <text:p text:style-name="P3"><text:s text:c="4"/>11 <text:s/>F#7 <text:s/>1479.978 <text:s/>Bb8 <text:s/>1864.655 <text:s/>D#8 <text:s/>2489.016 <text:s/>G#8 <text:s/>3322.438 <text:s/>C9 <text:s text:c="3"/>4186.009 <text:s/>F#9 <text:s text:c="2"/>5919.911</text:p>
      <text:p text:style-name="P3"><text:s text:c="4"/>12 <text:s/>G7 <text:s text:c="2"/>1567.982 <text:s/>B8 <text:s text:c="2"/>1975.533 <text:s/>E8 <text:s text:c="2"/>2637.02 <text:s text:c="2"/>A9 <text:s text:c="2"/>3520 <text:s text:c="5"/>C#9 <text:s text:c="2"/>4434.922 <text:s/>G9 <text:s text:c="3"/>5271.927</text:p>
      <text:p text:style-name="P3"><text:s text:c="4"/>13 <text:s/>G#7 <text:s/>1661.219 <text:s/>C8 <text:s text:c="2"/>2093.005 <text:s/>F8 <text:s text:c="2"/>2793.826 <text:s/>Bb9 <text:s/>3729.31 <text:s text:c="2"/>D9 <text:s text:c="3"/>4698.636 <text:s/>G#9 <text:s text:c="2"/>6644.875</text:p>
      <text:p text:style-name="P3"><text:s text:c="4"/>14 <text:s/>A8 <text:s text:c="2"/>1760 <text:s text:c="5"/>C#8 <text:s/>2217.461 <text:s/>F#8 <text:s/>2959.955 <text:s/>B9 <text:s text:c="2"/>2951.066 <text:s/>D#9 <text:s text:c="2"/>4978.032 <text:s/>A10 <text:s text:c="2"/>7040</text:p>
      <text:p text:style-name="P3"><text:s text:c="4"/>15 <text:s/>Bb8 <text:s/>1864.655 <text:s/>D8 <text:s text:c="2"/>2349.318 <text:s/>G8 <text:s text:c="2"/>3135.963 <text:s/>C9 <text:s text:c="2"/>4186.009 <text:s/>E9 <text:s text:c="3"/>5274.041 <text:s/>Bb10 <text:s/>7458.62</text:p>
      <text:p text:style-name="P3"><text:s text:c="4"/>16 <text:s/>B8 <text:s text:c="2"/>1975.533 <text:s/>D#8 <text:s/>2489.016 <text:s/>G#8 <text:s/>3322.438 <text:s/>C#9 <text:s/>4434.922 <text:s/>F9 <text:s text:c="3"/>5587.652 <text:s/>B10 <text:s text:c="2"/>7902.133</text:p>
      <text:p text:style-name="P3"><text:s text:c="4"/>17 <text:s/>C8 <text:s text:c="2"/>2093.005 <text:s/>E8 <text:s text:c="2"/>2637.02 <text:s text:c="2"/>A9 <text:s text:c="2"/>3520 <text:s text:c="5"/>D9 <text:s text:c="2"/>4698.636 <text:s/>F#9 <text:s text:c="2"/>5919.911 <text:s/>C10 <text:s text:c="2"/>8372.018 </text:p>
      <text:p text:style-name="P3"><text:s text:c="4"/>18 <text:s/>C#8 <text:s/>2217.461 <text:s/>F8 <text:s text:c="2"/>2793.826 <text:s/>Bb9 <text:s/>3729.31 <text:s text:c="2"/>D#9 <text:s/>4978.032 <text:s/>G9 <text:s text:c="3"/>5271.927 <text:s/>C#10 <text:s/>8869.844</text:p>
      <text:p text:style-name="P3"><text:s text:c="4"/>19 <text:s/>D8 <text:s text:c="2"/>2349.318 <text:s/>F#8 <text:s/>2959.955 <text:s/>B9 <text:s text:c="2"/>2951.066 <text:s/>E9 <text:s text:c="2"/>5274.041 <text:s/>G#9 <text:s text:c="2"/>6644.875 <text:s/>D10 <text:s text:c="2"/>9397.273</text:p>
      <text:p text:style-name="P3"><text:s text:c="4"/>20 <text:s/>D#8 <text:s/>2489.016 <text:s/>G8 <text:s text:c="2"/>3135.963 <text:s/>C9 <text:s text:c="2"/>4186.009 <text:s/>F9 <text:s text:c="2"/>5587.652 <text:s/>A10 <text:s text:c="2"/>7040 <text:s text:c="5"/>D#10 <text:s/>9956.063</text:p>
      <text:p text:style-name="P3"><text:s text:c="4"/>21 <text:s/>E8 <text:s text:c="2"/>2637.02 <text:s text:c="2"/>G#8 <text:s/>3322.438 <text:s/>C#9 <text:s/>4434.922 <text:s/>F#9 <text:s/>5919.911 <text:s/>Bb10 <text:s/>7458.62 <text:s text:c="2"/>E10 <text:s text:c="2"/>10548.08</text:p>
      <text:p text:style-name="P3"><text:s text:c="4"/>22 <text:s/>F8 <text:s text:c="2"/>2793.826 <text:s/>A9 <text:s text:c="2"/>3520 <text:s text:c="5"/>D9 <text:s text:c="2"/>4698.636 <text:s/>G9 <text:s text:c="2"/>5271.927 <text:s/>B10 <text:s text:c="2"/>7902.133 <text:s/>F10 <text:s text:c="2"/>11175.3 </text:p>
      <text:p text:style-name="P3"><text:s text:c="4"/>23 <text:s/>F#8 <text:s/>2959.955 <text:s/>Bb9 <text:s/>3729.31 <text:s text:c="2"/>D#9 <text:s/>4978.032 <text:s/>G#9 <text:s/>6644.875 <text:s/>C10 <text:s text:c="2"/>8372.018 <text:s/>F#10 <text:s/>11839.82</text:p>
      <text:p text:style-name="P3"><text:s text:c="4"/>24 <text:s/>G8 <text:s text:c="2"/>3135.963 <text:s/>B9 <text:s text:c="2"/>2951.066 <text:s/>E9 <text:s text:c="2"/>5274.041 <text:s/>A10 <text:s/>7040 <text:s text:c="5"/>C#10 <text:s/>8869.844 <text:s/>G10 <text:s text:c="2"/>12543.85</text:p>
      <text:p text:style-name="P3"/>
      <text:p text:style-name="P3">+39 Frets</text:p>
      <text:p text:style-name="P3"><text:s text:c="4"/>S <text:s text:c="2"/>6 <text:s text:c="9"/>5 <text:s text:c="17"/>4 <text:s text:c="13"/>3 <text:s text:c="14"/>2 <text:s text:c="14"/>1</text:p>
      <text:p text:style-name="P3"/>
      <text:p text:style-name="P3"><text:s text:c="4"/>0 <text:s text:c="2"/>G#6 <text:s/>830.6094 <text:s/>C7 <text:s text:c="2"/>1046.502 <text:s/>F7 <text:s text:c="2"/>1396.913 <text:s/>Bb8 <text:s text:c="2"/>1864.655 <text:s/>D8 <text:s text:c="3"/>2349.318 <text:s/>G#8 <text:s text:c="2"/>3322.438</text:p>
      <text:p text:style-name="P3"><text:s text:c="4"/>1 <text:s text:c="2"/>A7 <text:s text:c="2"/>880 <text:s text:c="6"/>C#7 <text:s/>1108.731 <text:s/>F#7 <text:s/>1479.978 <text:s/>B8 <text:s text:c="3"/>1975.533 <text:s/>D#8 <text:s text:c="2"/>2489.016 <text:s/>A9 <text:s text:c="3"/>3520</text:p>
      <text:p text:style-name="P3"><text:s text:c="4"/>2 <text:s text:c="2"/>Bb7 <text:s/>932.3275 <text:s/>D7 <text:s text:c="2"/>1174.659 <text:s/>G7 <text:s text:c="2"/>1567.982 <text:s/>C8 <text:s text:c="3"/>2093.005 <text:s/>E8 <text:s text:c="3"/>2637.02 <text:s text:c="2"/>Bb9 <text:s text:c="2"/>3729.31</text:p>
      <text:p text:style-name="P3"><text:s text:c="4"/>3 <text:s text:c="2"/>B7 <text:s text:c="2"/>987.7666 <text:s/>D#7 <text:s/>1244.508 <text:s/>G#7 <text:s/>1661.219 <text:s/>C#8 <text:s text:c="2"/>2217.461 <text:s/>F8 <text:s text:c="3"/>2793.826 <text:s/>B9 <text:s text:c="3"/>2951.066</text:p>
      <text:p text:style-name="P3"><text:s text:c="4"/>4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3"><text:s text:c="4"/>5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3"><text:s text:c="4"/>6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3"><text:s text:c="4"/>7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3"><text:s text:c="4"/>8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3"><text:s text:c="4"/>9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3"><text:s text:c="4"/>10 <text:s/>F#7 <text:s/>1479.978 <text:s/>Bb8 <text:s/>1864.655 <text:s/>D#8 <text:s/>2489.016 <text:s/>G#8 <text:s text:c="2"/>3322.438 <text:s/>C9 <text:s text:c="3"/>4186.009 <text:s/>F#9 <text:s text:c="2"/>5919.911</text:p>
      <text:p text:style-name="P3"><text:s text:c="4"/>11 <text:s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3"><text:s text:c="4"/>12 <text:s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3"><text:s text:c="4"/>13 <text:s/>A8 <text:s text:c="2"/>1760 <text:s text:c="5"/>C#8 <text:s/>2217.461 <text:s/>F#8 <text:s/>2959.955 <text:s/>B9 <text:s text:c="3"/>2951.066 <text:s/>D#9 <text:s text:c="2"/>4978.032 <text:s/>A10 <text:s text:c="2"/>7040</text:p>
      <text:p text:style-name="P3"><text:s text:c="4"/>14 <text:s/>Bb8 <text:s/>1864.655 <text:s/>D8 <text:s text:c="2"/>2349.318 <text:s/>G8 <text:s text:c="2"/>3135.963 <text:s/>C9 <text:s text:c="3"/>4186.009 <text:s/>E9 <text:s text:c="3"/>5274.041 <text:s/>Bb10 <text:s/>7458.62</text:p>
      <text:p text:style-name="P3"><text:s text:c="4"/>15 <text:s/>B8 <text:s text:c="2"/>1975.533 <text:s/>D#8 <text:s/>2489.016 <text:s/>G#8 <text:s/>3322.438 <text:s/>C#9 <text:s text:c="2"/>4434.922 <text:s/>F9 <text:s text:c="3"/>5587.652 <text:s/>B10 <text:s text:c="2"/>7902.133</text:p>
      <text:p text:style-name="P3"><text:s text:c="4"/>16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3"><text:s text:c="4"/>17 <text:s/>C#8 <text:s/>2217.461 <text:s/>F8 <text:s text:c="2"/>2793.826 <text:s/>Bb9 <text:s/>3729.31 <text:s text:c="2"/>D#9 <text:s text:c="2"/>4978.032 <text:s/>G9 <text:s text:c="3"/>5271.927 <text:s/>C#10 <text:s/>8869.844</text:p>
      <text:p text:style-name="P3"><text:s text:c="4"/>18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3"><text:s text:c="4"/>19 <text:s/>D#8 <text:s/>2489.016 <text:s/>G8 <text:s text:c="2"/>3135.963 <text:s/>C9 <text:s text:c="2"/>4186.009 <text:s/>F9 <text:s text:c="3"/>5587.652 <text:s/>A10 <text:s text:c="2"/>7040 <text:s text:c="5"/>D#10 <text:s/>9956.063</text:p>
      <text:p text:style-name="P3"><text:s text:c="4"/>20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3"><text:s text:c="4"/>21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3"><text:s text:c="4"/>22 <text:s/>F#8 <text:s/>2959.955 <text:s/>Bb9 <text:s/>3729.31 <text:s text:c="2"/>D#9 <text:s/>4978.032 <text:s/>G#9 <text:s text:c="2"/>6644.875 <text:s/>C10 <text:s text:c="2"/>8372.018 <text:s/>F#10 <text:s/>11839.82</text:p>
      <text:p text:style-name="P3"><text:s text:c="4"/>23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3"><text:s text:c="4"/>24 <text:s/>G#8 <text:s/>3322.438 <text:s/>C9 <text:s text:c="2"/>4186.009 <text:s/>F9 <text:s text:c="2"/>5587.652 <text:s/>Bb10 <text:s/>7458.62 <text:s text:c="2"/>D10 <text:s text:c="2"/>9397.273 <text:s/>G#10 <text:s/>13289.7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40 Frets</text:p>
      <text:p text:style-name="P3"><text:s text:c="4"/>S <text:s text:c="2"/>6 <text:s text:c="13"/>5 <text:s text:c="13"/>4 <text:s text:c="13"/>3 <text:s text:c="10"/>2 <text:s text:c="18"/>1</text:p>
      <text:p text:style-name="P3"/>
      <text:p text:style-name="P3"><text:s text:c="4"/>0 <text:s text:c="2"/>A7 <text:s text:c="2"/>880 <text:s text:c="6"/>C#7 <text:s/>1108.731 <text:s/>F#7 <text:s/>1479.978 <text:s/>B8 <text:s text:c="3"/>1975.533 <text:s/>D#8 <text:s text:c="2"/>2489.016 <text:s/>A9 <text:s text:c="3"/>3520</text:p>
      <text:p text:style-name="P3"><text:s text:c="4"/>1 <text:s text:c="2"/>Bb7 <text:s/>932.3275 <text:s/>D7 <text:s text:c="2"/>1174.659 <text:s/>G7 <text:s text:c="2"/>1567.982 <text:s/>C8 <text:s text:c="3"/>2093.005 <text:s/>E8 <text:s text:c="3"/>2637.02 <text:s text:c="2"/>Bb9 <text:s text:c="2"/>3729.31</text:p>
      <text:p text:style-name="P3"><text:s text:c="4"/>2 <text:s text:c="2"/>B7 <text:s text:c="2"/>987.7666 <text:s/>D#7 <text:s/>1244.508 <text:s/>G#7 <text:s/>1661.219 <text:s/>C#8 <text:s text:c="2"/>2217.461 <text:s/>F8 <text:s text:c="3"/>2793.826 <text:s/>B9 <text:s text:c="3"/>2951.066</text:p>
      <text:p text:style-name="P3"><text:s text:c="4"/>3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3"><text:s text:c="4"/>4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3"><text:s text:c="4"/>5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3"><text:s text:c="4"/>6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3"><text:s text:c="4"/>7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3"><text:s text:c="4"/>8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3"><text:s text:c="4"/>9 <text:s text:c="2"/>F#7 <text:s/>1479.978 <text:s/>Bb8 <text:s/>1864.655 <text:s/>D#8 <text:s/>2489.016 <text:s/>G#8 <text:s text:c="2"/>3322.438 <text:s/>C9 <text:s text:c="3"/>4186.009 <text:s/>F#9 <text:s text:c="2"/>5919.911</text:p>
      <text:p text:style-name="P3"><text:s text:c="4"/>10 <text:s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3"><text:s text:c="4"/>11 <text:s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3"><text:s text:c="4"/>12 <text:s/>A8 <text:s text:c="2"/>1760 <text:s text:c="5"/>C#8 <text:s/>2217.461 <text:s/>F#8 <text:s/>2959.955 <text:s/>B9 <text:s text:c="3"/>2951.066 <text:s/>D#9 <text:s text:c="2"/>4978.032 <text:s/>A10 <text:s text:c="2"/>7040</text:p>
      <text:p text:style-name="P3"><text:s text:c="4"/>13 <text:s/>Bb8 <text:s/>1864.655 <text:s/>D8 <text:s text:c="2"/>2349.318 <text:s/>G8 <text:s text:c="2"/>3135.963 <text:s/>C9 <text:s text:c="3"/>4186.009 <text:s/>E9 <text:s text:c="3"/>5274.041 <text:s/>Bb10 <text:s/>7458.62</text:p>
      <text:p text:style-name="P3"><text:s text:c="4"/>14 <text:s/>B8 <text:s text:c="2"/>1975.533 <text:s/>D#8 <text:s/>2489.016 <text:s/>G#8 <text:s/>3322.438 <text:s/>C#9 <text:s text:c="2"/>4434.922 <text:s/>F9 <text:s text:c="3"/>5587.652 <text:s/>B10 <text:s text:c="2"/>7902.133</text:p>
      <text:p text:style-name="P3"><text:s text:c="4"/>15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3"><text:s text:c="4"/>16 <text:s/>C#8 <text:s/>2217.461 <text:s/>F8 <text:s text:c="2"/>2793.826 <text:s/>Bb9 <text:s/>3729.31 <text:s text:c="2"/>D#9 <text:s text:c="2"/>4978.032 <text:s/>G9 <text:s text:c="3"/>5271.927 <text:s/>C#10 <text:s/>8869.844</text:p>
      <text:p text:style-name="P3"><text:s text:c="4"/>17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3"><text:s text:c="4"/>18 <text:s/>D#8 <text:s/>2489.016 <text:s/>G8 <text:s text:c="2"/>3135.963 <text:s/>C9 <text:s text:c="2"/>4186.009 <text:s/>F9 <text:s text:c="3"/>5587.652 <text:s/>A10 <text:s text:c="2"/>7040 <text:s text:c="5"/>D#10 <text:s/>9956.063</text:p>
      <text:p text:style-name="P3"><text:s text:c="4"/>19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3"><text:s text:c="4"/>20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3"><text:s text:c="4"/>21 <text:s/>F#8 <text:s/>2959.955 <text:s/>Bb9 <text:s/>3729.31 <text:s text:c="2"/>D#9 <text:s/>4978.032 <text:s/>G#9 <text:s text:c="2"/>6644.875 <text:s/>C10 <text:s text:c="2"/>8372.018 <text:s/>F#10 <text:s/>11839.82</text:p>
      <text:p text:style-name="P3"><text:s text:c="4"/>22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3"><text:s text:c="4"/>23 <text:s/>G#8 <text:s/>3322.438 <text:s/>C9 <text:s text:c="2"/>4186.009 <text:s/>F9 <text:s text:c="2"/>5587.652 <text:s/>Bb10 <text:s/>7458.62 <text:s text:c="2"/>D10 <text:s text:c="2"/>9397.273 <text:s/>G#10 <text:s/>13289.75</text:p>
      <text:p text:style-name="P3"><text:s text:c="4"/>24 <text:s/>A9 <text:s text:c="2"/>3520 <text:s text:c="5"/>C#9 <text:s/>4434.922 <text:s/>F#9 <text:s/>5919.911 <text:s/>B10 <text:s text:c="2"/>7902.133 <text:s/>D#10 <text:s/>9956.063 <text:s/>A11 <text:s text:c="2"/>14080</text:p>
      <text:p text:style-name="P3"/>
      <text:p text:style-name="P3">+41 Frets</text:p>
      <text:p text:style-name="P3"><text:s text:c="4"/>S <text:s text:c="2"/>6 <text:s text:c="13"/>5 <text:s text:c="13"/>4 <text:s text:c="13"/>3 <text:s text:c="14"/>2 <text:s text:c="14"/>1</text:p>
      <text:p text:style-name="P3"/>
      <text:p text:style-name="P3"><text:s text:c="4"/>0 <text:s text:c="2"/>Bb7 <text:s/>932.3275 <text:s/>D7 <text:s text:c="2"/>1174.659 <text:s/>G7 <text:s text:c="2"/>1567.982 <text:s/>C8 <text:s text:c="3"/>2093.005 <text:s/>E8 <text:s text:c="3"/>2637.02 <text:s text:c="2"/>Bb9 <text:s text:c="2"/>3729.31</text:p>
      <text:p text:style-name="P3"><text:s text:c="4"/>1 <text:s text:c="2"/>B7 <text:s text:c="2"/>987.7666 <text:s/>D#7 <text:s/>1244.508 <text:s/>G#7 <text:s/>1661.219 <text:s/>C#8 <text:s text:c="2"/>2217.461 <text:s/>F8 <text:s text:c="3"/>2793.826 <text:s/>B9 <text:s text:c="3"/>2951.066</text:p>
      <text:p text:style-name="P3"><text:s text:c="4"/>2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3"><text:s text:c="4"/>3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3"><text:s text:c="4"/>4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3"><text:s text:c="4"/>5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3"><text:s text:c="4"/>6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3"><text:s text:c="4"/>7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3"><text:s text:c="4"/>8 <text:s text:c="2"/>F#7 <text:s/>1479.978 <text:s/>Bb8 <text:s/>1864.655 <text:s/>D#8 <text:s/>2489.016 <text:s/>G#8 <text:s text:c="2"/>3322.438 <text:s/>C9 <text:s text:c="3"/>4186.009 <text:s/>F#9 <text:s text:c="2"/>5919.911</text:p>
      <text:p text:style-name="P3"><text:s text:c="4"/>9 <text:s text:c="2"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3"><text:s text:c="4"/>10 <text:s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3"><text:s text:c="4"/>11 <text:s/>A8 <text:s text:c="2"/>1760 <text:s text:c="5"/>C#8 <text:s/>2217.461 <text:s/>F#8 <text:s/>2959.955 <text:s/>B9 <text:s text:c="3"/>2951.066 <text:s/>D#9 <text:s text:c="2"/>4978.032 <text:s/>A10 <text:s text:c="2"/>7040</text:p>
      <text:p text:style-name="P3"><text:s text:c="4"/>12 <text:s/>Bb8 <text:s/>1864.655 <text:s/>D8 <text:s text:c="2"/>2349.318 <text:s/>G8 <text:s text:c="2"/>3135.963 <text:s/>C9 <text:s text:c="3"/>4186.009 <text:s/>E9 <text:s text:c="3"/>5274.041 <text:s/>Bb10 <text:s/>7458.62</text:p>
      <text:p text:style-name="P3"><text:s text:c="4"/>13 <text:s/>B8 <text:s text:c="2"/>1975.533 <text:s/>D#8 <text:s/>2489.016 <text:s/>G#8 <text:s/>3322.438 <text:s/>C#9 <text:s text:c="2"/>4434.922 <text:s/>F9 <text:s text:c="3"/>5587.652 <text:s/>B10 <text:s text:c="2"/>7902.133</text:p>
      <text:p text:style-name="P3"><text:s text:c="4"/>14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3"><text:s text:c="4"/>15 <text:s/>C#8 <text:s/>2217.461 <text:s/>F8 <text:s text:c="2"/>2793.826 <text:s/>Bb9 <text:s/>3729.31 <text:s text:c="2"/>D#9 <text:s text:c="2"/>4978.032 <text:s/>G9 <text:s text:c="3"/>5271.927 <text:s/>C#10 <text:s/>8869.844</text:p>
      <text:p text:style-name="P3"><text:s text:c="4"/>16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3"><text:s text:c="4"/>17 <text:s/>D#8 <text:s/>2489.016 <text:s/>G8 <text:s text:c="2"/>3135.963 <text:s/>C9 <text:s text:c="2"/>4186.009 <text:s/>F9 <text:s text:c="3"/>5587.652 <text:s/>A10 <text:s text:c="2"/>7040 <text:s text:c="5"/>D#10 <text:s/>9956.063</text:p>
      <text:p text:style-name="P3"><text:s text:c="4"/>18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3"><text:s text:c="4"/>19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3"><text:s text:c="4"/>20 <text:s/>F#8 <text:s/>2959.955 <text:s/>Bb9 <text:s/>3729.31 <text:s text:c="2"/>D#9 <text:s/>4978.032 <text:s/>G#9 <text:s text:c="2"/>6644.875 <text:s/>C10 <text:s text:c="2"/>8372.018 <text:s/>F#10 <text:s/>11839.82</text:p>
      <text:p text:style-name="P3"><text:s text:c="4"/>21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3"><text:s text:c="4"/>22 <text:s/>G#8 <text:s/>3322.438 <text:s/>C9 <text:s text:c="2"/>4186.009 <text:s/>F9 <text:s text:c="2"/>5587.652 <text:s/>Bb10 <text:s/>7458.62 <text:s text:c="2"/>D10 <text:s text:c="2"/>9397.273 <text:s/>G#10 <text:s/>13289.75</text:p>
      <text:p text:style-name="P3"><text:s text:c="4"/>23 <text:s/>A9 <text:s text:c="2"/>3520 <text:s text:c="5"/>C#9 <text:s/>4434.922 <text:s/>F#9 <text:s/>5919.911 <text:s/>B10 <text:s text:c="2"/>7902.133 <text:s/>D#10 <text:s/>9956.063 <text:s/>A11 <text:s text:c="2"/>14080</text:p>
      <text:p text:style-name="P3"><text:s text:c="4"/>24 <text:s/>Bb9 <text:s/>3729.31 <text:s text:c="2"/>D9 <text:s text:c="2"/>4698.636 <text:s/>G9 <text:s text:c="2"/>5271.927 <text:s/>C10 <text:s text:c="2"/>8372.018 <text:s/>E10 <text:s text:c="2"/>10548.08 <text:s/>Bb11 <text:s/>14917.2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42 Frets</text:p>
      <text:p text:style-name="P3"><text:s text:c="4"/>S <text:s text:c="2"/>6 <text:s text:c="13"/>5 <text:s text:c="13"/>4 <text:s text:c="13"/>3 <text:s text:c="14"/>2 <text:s text:c="14"/>1</text:p>
      <text:p text:style-name="P3"/>
      <text:p text:style-name="P3"><text:s text:c="4"/>0 <text:s text:c="2"/>B7 <text:s text:c="2"/>987.7666 <text:s/>D#7 <text:s/>1244.508 <text:s/>G#7 <text:s/>1661.219 <text:s/>C#8 <text:s text:c="2"/>2217.461 <text:s/>F8 <text:s text:c="3"/>2793.826 <text:s/>B9 <text:s text:c="3"/>2951.066</text:p>
      <text:p text:style-name="P3"><text:s text:c="4"/>1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3"><text:s text:c="4"/>2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3"><text:s text:c="4"/>3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3"><text:s text:c="4"/>4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3"><text:s text:c="4"/>5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3"><text:s text:c="4"/>6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3"><text:s text:c="4"/>7 <text:s text:c="2"/>F#7 <text:s/>1479.978 <text:s/>Bb8 <text:s/>1864.655 <text:s/>D#8 <text:s/>2489.016 <text:s/>G#8 <text:s text:c="2"/>3322.438 <text:s/>C9 <text:s text:c="3"/>4186.009 <text:s/>F#9 <text:s text:c="2"/>5919.911</text:p>
      <text:p text:style-name="P3"><text:s text:c="4"/>8 <text:s text:c="2"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3"><text:s text:c="4"/>9 <text:s text:c="2"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3"><text:s text:c="4"/>10 <text:s/>A8 <text:s text:c="2"/>1760 <text:s text:c="5"/>C#8 <text:s/>2217.461 <text:s/>F#8 <text:s/>2959.955 <text:s/>B9 <text:s text:c="3"/>2951.066 <text:s/>D#9 <text:s text:c="2"/>4978.032 <text:s/>A10 <text:s text:c="2"/>7040</text:p>
      <text:p text:style-name="P3"><text:s text:c="4"/>11 <text:s/>Bb8 <text:s/>1864.655 <text:s/>D8 <text:s text:c="2"/>2349.318 <text:s/>G8 <text:s text:c="2"/>3135.963 <text:s/>C9 <text:s text:c="3"/>4186.009 <text:s/>E9 <text:s text:c="3"/>5274.041 <text:s/>Bb10 <text:s/>7458.62</text:p>
      <text:p text:style-name="P3"><text:s text:c="4"/>12 <text:s/>B8 <text:s text:c="2"/>1975.533 <text:s/>D#8 <text:s/>2489.016 <text:s/>G#8 <text:s/>3322.438 <text:s/>C#9 <text:s text:c="2"/>4434.922 <text:s/>F9 <text:s text:c="3"/>5587.652 <text:s/>B10 <text:s text:c="2"/>7902.133</text:p>
      <text:p text:style-name="P3"><text:s text:c="4"/>13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3"><text:s text:c="4"/>14 <text:s/>C#8 <text:s/>2217.461 <text:s/>F8 <text:s text:c="2"/>2793.826 <text:s/>Bb9 <text:s/>3729.31 <text:s text:c="2"/>D#9 <text:s text:c="2"/>4978.032 <text:s/>G9 <text:s text:c="3"/>5271.927 <text:s/>C#10 <text:s/>8869.844</text:p>
      <text:p text:style-name="P3"><text:s text:c="4"/>15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3"><text:s text:c="4"/>16 <text:s/>D#8 <text:s/>2489.016 <text:s/>G8 <text:s text:c="2"/>3135.963 <text:s/>C9 <text:s text:c="2"/>4186.009 <text:s/>F9 <text:s text:c="3"/>5587.652 <text:s/>A10 <text:s text:c="2"/>7040 <text:s text:c="5"/>D#10 <text:s/>9956.063</text:p>
      <text:p text:style-name="P3"><text:s text:c="4"/>17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3"><text:s text:c="4"/>18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3"><text:s text:c="4"/>19 <text:s/>F#8 <text:s/>2959.955 <text:s/>Bb9 <text:s/>3729.31 <text:s text:c="2"/>D#9 <text:s/>4978.032 <text:s/>G#9 <text:s text:c="2"/>6644.875 <text:s/>C10 <text:s text:c="2"/>8372.018 <text:s/>F#10 <text:s/>11839.82</text:p>
      <text:p text:style-name="P3"><text:s text:c="4"/>20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3"><text:s text:c="4"/>21 <text:s/>G#8 <text:s/>3322.438 <text:s/>C9 <text:s text:c="2"/>4186.009 <text:s/>F9 <text:s text:c="2"/>5587.652 <text:s/>Bb10 <text:s/>7458.62 <text:s text:c="2"/>D10 <text:s text:c="2"/>9397.273 <text:s/>G#10 <text:s/>13289.75</text:p>
      <text:p text:style-name="P3"><text:s text:c="4"/>22 <text:s/>A9 <text:s text:c="2"/>3520 <text:s text:c="5"/>C#9 <text:s/>4434.922 <text:s/>F#9 <text:s/>5919.911 <text:s/>B10 <text:s text:c="2"/>7902.133 <text:s/>D#10 <text:s/>9956.063 <text:s/>A11 <text:s text:c="2"/>14080</text:p>
      <text:p text:style-name="P3"><text:s text:c="4"/>23 <text:s/>Bb9 <text:s/>3729.31 <text:s text:c="2"/>D9 <text:s text:c="2"/>4698.636 <text:s/>G9 <text:s text:c="2"/>5271.927 <text:s/>C10 <text:s text:c="2"/>8372.018 <text:s/>E10 <text:s text:c="2"/>10548.08 <text:s/>Bb11 <text:s/>14917.24</text:p>
      <text:p text:style-name="P3"><text:s text:c="4"/>24 <text:s/>B9 <text:s text:c="2"/>2951.066 <text:s/>D#9 <text:s/>4978.032 <text:s/>G#9 <text:s/>6644.875 <text:s/>C#10 <text:s/>8869.844 <text:s/>F10 <text:s text:c="2"/>11175.3 <text:s text:c="2"/>B11 <text:s text:c="2"/>15804.27</text:p>
      <text:p text:style-name="P3"/>
      <text:p text:style-name="P3">+43 Frets</text:p>
      <text:p text:style-name="P3"><text:s text:c="4"/>S <text:s text:c="2"/>6 <text:s text:c="13"/>5 <text:s text:c="13"/>4 <text:s text:c="13"/>3 <text:s text:c="14"/>2 <text:s text:c="14"/>1</text:p>
      <text:p text:style-name="P3"><text:s text:c="2"/></text:p>
      <text:p text:style-name="P3"><text:s text:c="4"/>0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3"><text:s text:c="4"/>1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3"><text:s text:c="4"/>2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3"><text:s text:c="4"/>3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3"><text:s text:c="4"/>4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3"><text:s text:c="4"/>5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3"><text:s text:c="4"/>6 <text:s text:c="2"/>F#7 <text:s/>1479.978 <text:s/>Bb8 <text:s/>1864.655 <text:s/>D#8 <text:s/>2489.016 <text:s/>G#8 <text:s text:c="2"/>3322.438 <text:s/>C9 <text:s text:c="3"/>4186.009 <text:s/>F#9 <text:s text:c="2"/>5919.911</text:p>
      <text:p text:style-name="P3"><text:s text:c="4"/>7 <text:s text:c="2"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3"><text:s text:c="4"/>8 <text:s text:c="2"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3"><text:s text:c="4"/>9 <text:s text:c="2"/>A8 <text:s text:c="2"/>1760 <text:s text:c="5"/>C#8 <text:s/>2217.461 <text:s/>F#8 <text:s/>2959.955 <text:s/>B9 <text:s text:c="3"/>2951.066 <text:s/>D#9 <text:s text:c="2"/>4978.032 <text:s/>A10 <text:s text:c="2"/>7040</text:p>
      <text:p text:style-name="P3"><text:s text:c="4"/>10 <text:s/>Bb8 <text:s/>1864.655 <text:s/>D8 <text:s text:c="2"/>2349.318 <text:s/>G8 <text:s text:c="2"/>3135.963 <text:s/>C9 <text:s text:c="3"/>4186.009 <text:s/>E9 <text:s text:c="3"/>5274.041 <text:s/>Bb10 <text:s/>7458.62</text:p>
      <text:p text:style-name="P3"><text:s text:c="4"/>11 <text:s/>B8 <text:s text:c="2"/>1975.533 <text:s/>D#8 <text:s/>2489.016 <text:s/>G#8 <text:s/>3322.438 <text:s/>C#9 <text:s text:c="2"/>4434.922 <text:s/>F9 <text:s text:c="3"/>5587.652 <text:s/>B10 <text:s text:c="2"/>7902.133</text:p>
      <text:p text:style-name="P3"><text:s text:c="4"/>12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3"><text:s text:c="4"/>13 <text:s/>C#8 <text:s/>2217.461 <text:s/>F8 <text:s text:c="2"/>2793.826 <text:s/>Bb9 <text:s/>3729.31 <text:s text:c="2"/>D#9 <text:s text:c="2"/>4978.032 <text:s/>G9 <text:s text:c="3"/>5271.927 <text:s/>C#10 <text:s/>8869.844</text:p>
      <text:p text:style-name="P3"><text:s text:c="4"/>14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3"><text:s text:c="4"/>15 <text:s/>D#8 <text:s/>2489.016 <text:s/>G8 <text:s text:c="2"/>3135.963 <text:s/>C9 <text:s text:c="2"/>4186.009 <text:s/>F9 <text:s text:c="3"/>5587.652 <text:s/>A10 <text:s text:c="2"/>7040 <text:s text:c="5"/>D#10 <text:s/>9956.063</text:p>
      <text:p text:style-name="P3"><text:s text:c="4"/>16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3"><text:s text:c="4"/>17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3"><text:s text:c="4"/>18 <text:s/>F#8 <text:s/>2959.955 <text:s/>Bb9 <text:s/>3729.31 <text:s text:c="2"/>D#9 <text:s/>4978.032 <text:s/>G#9 <text:s text:c="2"/>6644.875 <text:s/>C10 <text:s text:c="2"/>8372.018 <text:s/>F#10 <text:s/>11839.82</text:p>
      <text:p text:style-name="P3"><text:s text:c="4"/>19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3"><text:s text:c="4"/>20 <text:s/>G#8 <text:s/>3322.438 <text:s/>C9 <text:s text:c="2"/>4186.009 <text:s/>F9 <text:s text:c="2"/>5587.652 <text:s/>Bb10 <text:s/>7458.62 <text:s text:c="2"/>D10 <text:s text:c="2"/>9397.273 <text:s/>G#10 <text:s/>13289.75</text:p>
      <text:p text:style-name="P3"><text:s text:c="4"/>21 <text:s/>A9 <text:s text:c="2"/>3520 <text:s text:c="5"/>C#9 <text:s/>4434.922 <text:s/>F#9 <text:s/>5919.911 <text:s/>B10 <text:s text:c="2"/>7902.133 <text:s/>D#10 <text:s/>9956.063 <text:s/>A11 <text:s text:c="2"/>14080</text:p>
      <text:p text:style-name="P3"><text:s text:c="4"/>22 <text:s/>Bb9 <text:s/>3729.31 <text:s text:c="2"/>D9 <text:s text:c="2"/>4698.636 <text:s/>G9 <text:s text:c="2"/>5271.927 <text:s/>C10 <text:s text:c="2"/>8372.018 <text:s/>E10 <text:s text:c="2"/>10548.08 <text:s/>Bb11 <text:s/>14917.24</text:p>
      <text:p text:style-name="P3"><text:s text:c="4"/>23 <text:s/>B9 <text:s text:c="2"/>2951.066 <text:s/>D#9 <text:s/>4978.032 <text:s/>G#9 <text:s/>6644.875 <text:s/>C#10 <text:s/>8869.844 <text:s/>F10 <text:s text:c="2"/>11175.3 <text:s text:c="2"/>B11 <text:s text:c="2"/>15804.27</text:p>
      <text:p text:style-name="P3"><text:s text:c="4"/>24 <text:s/>C9 <text:s text:c="2"/>4186.009 <text:s/>E9 <text:s text:c="2"/>5274.041 <text:s/>A10 <text:s/>7040 <text:s text:c="5"/>D10 <text:s text:c="2"/>9397.273 <text:s/>F#10 <text:s/>11839.82 <text:s/>C11 <text:s text:c="2"/>16744.0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44 Frets</text:p>
      <text:p text:style-name="P3"><text:s text:c="4"/>S <text:s text:c="2"/>6 <text:s text:c="13"/>5 <text:s text:c="13"/>4 <text:s text:c="14"/>3 <text:s text:c="14"/>2 <text:s text:c="14"/>1</text:p>
      <text:p text:style-name="P3"/>
      <text:p text:style-name="P3"><text:s text:c="4"/>0 <text:s text:c="2"/>C#7 <text:s/>1108.731 <text:s/>F7 <text:s text:c="2"/>1396.913 <text:s/>Bb8 <text:s text:c="2"/>1864.655 <text:s/>D#8 <text:s text:c="2"/>2489.016 <text:s/>G8 <text:s text:c="3"/>3135.963 <text:s/>C#9 <text:s text:c="2"/>4434.922</text:p>
      <text:p text:style-name="P3"><text:s text:c="4"/>1 <text:s text:c="2"/>D7 <text:s text:c="2"/>1174.659 <text:s/>F#7 <text:s/>1479.978 <text:s/>B8 <text:s text:c="3"/>1975.533 <text:s/>E8 <text:s text:c="3"/>2637.02 <text:s text:c="2"/>G#8 <text:s text:c="2"/>3322.438 <text:s/>D9 <text:s text:c="3"/>4698.636</text:p>
      <text:p text:style-name="P3"><text:s text:c="4"/>2 <text:s text:c="2"/>D#7 <text:s/>1244.508 <text:s/>G7 <text:s text:c="2"/>1567.982 <text:s/>C8 <text:s text:c="3"/>2093.005 <text:s/>F8 <text:s text:c="3"/>2793.826 <text:s/>A9 <text:s text:c="3"/>3520 <text:s text:c="5"/>D#9 <text:s text:c="2"/>4978.032</text:p>
      <text:p text:style-name="P3"><text:s text:c="4"/>3 <text:s text:c="2"/>E7 <text:s text:c="2"/>1318.51 <text:s text:c="2"/>G#7 <text:s/>1661.219 <text:s/>C#8 <text:s text:c="2"/>2217.461 <text:s/>F#8 <text:s text:c="2"/>2959.955 <text:s/>Bb9 <text:s text:c="2"/>3729.31 <text:s text:c="2"/>E9 <text:s text:c="3"/>5274.041</text:p>
      <text:p text:style-name="P3"><text:s text:c="4"/>4 <text:s text:c="2"/>F7 <text:s text:c="2"/>1396.913 <text:s/>A8 <text:s text:c="2"/>1760 <text:s text:c="5"/>D8 <text:s text:c="3"/>2349.318 <text:s/>G8 <text:s text:c="3"/>3135.963 <text:s/>B9 <text:s text:c="3"/>2951.066 <text:s/>F9 <text:s text:c="3"/>5587.652</text:p>
      <text:p text:style-name="P3"><text:s text:c="4"/>5 <text:s text:c="2"/>F#7 <text:s/>1479.978 <text:s/>Bb8 <text:s/>1864.655 <text:s/>D#8 <text:s text:c="2"/>2489.016 <text:s/>G#8 <text:s text:c="2"/>3322.438 <text:s/>C9 <text:s text:c="3"/>4186.009 <text:s/>F#9 <text:s text:c="2"/>5919.911</text:p>
      <text:p text:style-name="P3"><text:s text:c="4"/>6 <text:s text:c="2"/>G7 <text:s text:c="2"/>1567.982 <text:s/>B8 <text:s text:c="2"/>1975.533 <text:s/>E8 <text:s text:c="3"/>2637.02 <text:s text:c="2"/>A9 <text:s text:c="3"/>3520 <text:s text:c="4"/>C#9 <text:s text:c="3"/>4434.922 <text:s/>G9 <text:s text:c="3"/>5271.927</text:p>
      <text:p text:style-name="P3"><text:s text:c="4"/>7 <text:s text:c="2"/>G#7 <text:s/>1661.219 <text:s/>C8 <text:s text:c="2"/>2093.005 <text:s/>F8 <text:s text:c="3"/>2793.826 <text:s/>Bb9 <text:s text:c="2"/>3729.31 <text:s text:c="2"/>D9 <text:s text:c="3"/>4698.636 <text:s/>G#9 <text:s text:c="2"/>6644.875</text:p>
      <text:p text:style-name="P3"><text:s text:c="4"/>8 <text:s text:c="2"/>A8 <text:s text:c="2"/>1760 <text:s text:c="5"/>C#8 <text:s/>2217.461 <text:s/>F#8 <text:s text:c="2"/>2959.955 <text:s/>B9 <text:s text:c="3"/>2951.066 <text:s/>D#9 <text:s text:c="2"/>4978.032 <text:s/>A10 <text:s text:c="2"/>7040</text:p>
      <text:p text:style-name="P3"><text:s text:c="4"/>9 <text:s text:c="2"/>Bb8 <text:s/>1864.655 <text:s/>D8 <text:s text:c="2"/>2349.318 <text:s/>G8 <text:s text:c="3"/>3135.963 <text:s/>C9 <text:s text:c="3"/>4186.009 <text:s/>E9 <text:s text:c="3"/>5274.041 <text:s/>Bb10 <text:s/>7458.62</text:p>
      <text:p text:style-name="P3"><text:s text:c="4"/>10 <text:s/>B8 <text:s text:c="2"/>1975.533 <text:s/>D#8 <text:s/>2489.016 <text:s/>G#8 <text:s text:c="2"/>3322.438 <text:s/>C#9 <text:s text:c="2"/>4434.922 <text:s/>F9 <text:s text:c="3"/>5587.652 <text:s/>B10 <text:s text:c="2"/>7902.133</text:p>
      <text:p text:style-name="P3"><text:s text:c="4"/>11 <text:s/>C8 <text:s text:c="2"/>2093.005 <text:s/>E8 <text:s text:c="2"/>2637.02 <text:s text:c="2"/>A9 <text:s text:c="3"/>3520 <text:s text:c="5"/>D9 <text:s text:c="3"/>4698.636 <text:s/>F#9 <text:s text:c="2"/>5919.911 <text:s/>C10 <text:s text:c="2"/>8372.018 </text:p>
      <text:p text:style-name="P3"><text:s text:c="4"/>12 <text:s/>C#8 <text:s/>2217.461 <text:s/>F8 <text:s text:c="2"/>2793.826 <text:s/>Bb9 <text:s text:c="2"/>3729.31 <text:s text:c="2"/>D#9 <text:s text:c="2"/>4978.032 <text:s/>G9 <text:s text:c="3"/>5271.927 <text:s/>C#10 <text:s/>8869.844</text:p>
      <text:p text:style-name="P3"><text:s text:c="4"/>13 <text:s/>D8 <text:s text:c="2"/>2349.318 <text:s/>F#8 <text:s/>2959.955 <text:s/>B9 <text:s text:c="3"/>2951.066 <text:s/>E9 <text:s text:c="3"/>5274.041 <text:s/>G#9 <text:s text:c="2"/>6644.875 <text:s/>D10 <text:s text:c="2"/>9397.273</text:p>
      <text:p text:style-name="P3"><text:s text:c="4"/>14 <text:s/>D#8 <text:s/>2489.016 <text:s/>G8 <text:s text:c="2"/>3135.963 <text:s/>C9 <text:s text:c="3"/>4186.009 <text:s/>F9 <text:s text:c="3"/>5587.652 <text:s/>A10 <text:s text:c="2"/>7040 <text:s text:c="5"/>D#10 <text:s/>9956.063</text:p>
      <text:p text:style-name="P3"><text:s text:c="4"/>15 <text:s/>E8 <text:s text:c="2"/>2637.02 <text:s text:c="2"/>G#8 <text:s/>3322.438 <text:s/>C#9 <text:s text:c="2"/>4434.922 <text:s/>F#9 <text:s text:c="2"/>5919.911 <text:s/>Bb10 <text:s/>7458.62 <text:s text:c="2"/>E10 <text:s text:c="2"/>10548.08</text:p>
      <text:p text:style-name="P3"><text:s text:c="4"/>16 <text:s/>F8 <text:s text:c="2"/>2793.826 <text:s/>A9 <text:s text:c="2"/>3520 <text:s text:c="5"/>D9 <text:s text:c="3"/>4698.636 <text:s/>G9 <text:s text:c="3"/>5271.927 <text:s/>B10 <text:s text:c="2"/>7902.133 <text:s/>F10 <text:s text:c="2"/>11175.3 </text:p>
      <text:p text:style-name="P3"><text:s text:c="4"/>17 <text:s/>F#8 <text:s/>2959.955 <text:s/>Bb9 <text:s/>3729.31 <text:s text:c="2"/>D#9 <text:s text:c="2"/>4978.032 <text:s/>G#9 <text:s text:c="2"/>6644.875 <text:s/>C10 <text:s text:c="2"/>8372.018 <text:s/>F#10 <text:s/>11839.82</text:p>
      <text:p text:style-name="P3"><text:s text:c="4"/>18 <text:s/>G8 <text:s text:c="2"/>3135.963 <text:s/>B9 <text:s text:c="2"/>2951.066 <text:s/>E9 <text:s text:c="3"/>5274.041 <text:s/>A10 <text:s text:c="2"/>7040 <text:s text:c="5"/>C#10 <text:s/>8869.844 <text:s/>G10 <text:s text:c="2"/>12543.85</text:p>
      <text:p text:style-name="P3"><text:s text:c="4"/>19 <text:s/>G#8 <text:s/>3322.438 <text:s/>C9 <text:s text:c="2"/>4186.009 <text:s/>F9 <text:s text:c="3"/>5587.652 <text:s/>Bb10 <text:s/>7458.62 <text:s text:c="2"/>D10 <text:s text:c="2"/>9397.273 <text:s/>G#10 <text:s/>13289.75</text:p>
      <text:p text:style-name="P3"><text:s text:c="4"/>20 <text:s/>A9 <text:s text:c="2"/>3520 <text:s text:c="5"/>C#9 <text:s/>4434.922 <text:s/>F#9 <text:s text:c="2"/>5919.911 <text:s/>B10 <text:s text:c="2"/>7902.133 <text:s/>D#10 <text:s/>9956.063 <text:s/>A11 <text:s text:c="2"/>14080</text:p>
      <text:p text:style-name="P3"><text:s text:c="4"/>21 <text:s/>Bb9 <text:s/>3729.31 <text:s text:c="2"/>D9 <text:s text:c="2"/>4698.636 <text:s/>G9 <text:s text:c="3"/>5271.927 <text:s/>C10 <text:s text:c="2"/>8372.018 <text:s/>E10 <text:s text:c="2"/>10548.08 <text:s/>Bb11 <text:s/>14917.24</text:p>
      <text:p text:style-name="P3"><text:s text:c="4"/>22 <text:s/>B9 <text:s text:c="2"/>2951.066 <text:s/>D#9 <text:s/>4978.032 <text:s/>G#9 <text:s text:c="2"/>6644.875 <text:s/>C#10 <text:s/>8869.844 <text:s/>F10 <text:s text:c="2"/>11175.3 <text:s text:c="2"/>B11 <text:s text:c="2"/>15804.27</text:p>
      <text:p text:style-name="P3"><text:s text:c="4"/>23 <text:s/>C9 <text:s text:c="2"/>4186.009 <text:s/>E9 <text:s text:c="2"/>5274.041 <text:s/>A10 <text:s text:c="2"/>7040 <text:s text:c="5"/>D10 <text:s text:c="2"/>9397.273 <text:s/>F#10 <text:s/>11839.82 <text:s/>C11 <text:s text:c="2"/>16744.04</text:p>
      <text:p text:style-name="P3"><text:s text:c="4"/>24 <text:s/>C#9 <text:s/>4434.922 <text:s/>F9 <text:s text:c="2"/>5587.652 <text:s/>Bb10 <text:s/>7458.62 <text:s text:c="2"/>D#10 <text:s/>9956.063 <text:s/>G10 <text:s text:c="2"/>12543.85 <text:s/>C#11 <text:s/>17739.69</text:p>
      <text:p text:style-name="P3"/>
      <text:p text:style-name="P3">+45 Frets</text:p>
      <text:p text:style-name="P3"><text:s text:c="4"/>S <text:s text:c="2"/>6 <text:s text:c="13"/>5 <text:s text:c="13"/>4 <text:s text:c="14"/>3 <text:s text:c="14"/>2 <text:s text:c="14"/>1</text:p>
      <text:p text:style-name="P3"><text:s text:c="5"/></text:p>
      <text:p text:style-name="P3"><text:s text:c="4"/>0 <text:s text:c="2"/>D7 <text:s text:c="2"/>1174.659 <text:s/>F#7 <text:s/>1479.978 <text:s/>B8 <text:s text:c="3"/>1975.533 <text:s/>E8 <text:s text:c="3"/>2637.02 <text:s text:c="2"/>G#8 <text:s text:c="2"/>3322.438 <text:s/>D9 <text:s text:c="3"/>4698.636</text:p>
      <text:p text:style-name="P3"><text:s text:c="4"/>1 <text:s text:c="2"/>D#7 <text:s/>1244.508 <text:s/>G7 <text:s text:c="2"/>1567.982 <text:s/>C8 <text:s text:c="3"/>2093.005 <text:s/>F8 <text:s text:c="3"/>2793.826 <text:s/>A9 <text:s text:c="3"/>3520 <text:s text:c="5"/>D#9 <text:s text:c="2"/>4978.032</text:p>
      <text:p text:style-name="P3"><text:s text:c="4"/>2 <text:s text:c="2"/>E7 <text:s text:c="2"/>1318.51 <text:s text:c="2"/>G#7 <text:s/>1661.219 <text:s/>C#8 <text:s text:c="2"/>2217.461 <text:s/>F#8 <text:s text:c="2"/>2959.955 <text:s/>Bb9 <text:s text:c="2"/>3729.31 <text:s text:c="2"/>E9 <text:s text:c="3"/>5274.041</text:p>
      <text:p text:style-name="P3"><text:s text:c="4"/>3 <text:s text:c="2"/>F7 <text:s text:c="2"/>1396.913 <text:s/>A8 <text:s text:c="2"/>1760 <text:s text:c="5"/>D8 <text:s text:c="3"/>2349.318 <text:s/>G8 <text:s text:c="3"/>3135.963 <text:s/>B9 <text:s text:c="3"/>2951.066 <text:s/>F9 <text:s text:c="3"/>5587.652</text:p>
      <text:p text:style-name="P3"><text:s text:c="4"/>4 <text:s text:c="2"/>F#7 <text:s/>1479.978 <text:s/>Bb8 <text:s/>1864.655 <text:s/>D#8 <text:s text:c="2"/>2489.016 <text:s/>G#8 <text:s text:c="2"/>3322.438 <text:s/>C9 <text:s text:c="3"/>4186.009 <text:s/>F#9 <text:s text:c="2"/>5919.911</text:p>
      <text:p text:style-name="P3"><text:s text:c="4"/>5 <text:s text:c="2"/>G7 <text:s text:c="2"/>1567.982 <text:s/>B8 <text:s text:c="2"/>1975.533 <text:s/>E8 <text:s text:c="3"/>2637.02 <text:s text:c="2"/>A9 <text:s text:c="3"/>3520 <text:s text:c="5"/>C#9 <text:s text:c="2"/>4434.922 <text:s/>G9 <text:s text:c="3"/>5271.927</text:p>
      <text:p text:style-name="P3"><text:s text:c="4"/>6 <text:s text:c="2"/>G#7 <text:s/>1661.219 <text:s/>C8 <text:s text:c="2"/>2093.005 <text:s/>F8 <text:s text:c="3"/>2793.826 <text:s/>Bb9 <text:s text:c="2"/>3729.31 <text:s text:c="2"/>D9 <text:s text:c="3"/>4698.636 <text:s/>G#9 <text:s text:c="2"/>6644.875</text:p>
      <text:p text:style-name="P3"><text:s text:c="4"/>7 <text:s text:c="2"/>A8 <text:s text:c="2"/>1760 <text:s text:c="5"/>C#8 <text:s/>2217.461 <text:s/>F#8 <text:s text:c="2"/>2959.955 <text:s/>B9 <text:s text:c="3"/>2951.066 <text:s/>D#9 <text:s text:c="2"/>4978.032 <text:s/>A10 <text:s text:c="2"/>7040</text:p>
      <text:p text:style-name="P3"><text:s text:c="4"/>8 <text:s text:c="2"/>Bb8 <text:s/>1864.655 <text:s/>D8 <text:s text:c="2"/>2349.318 <text:s/>G8 <text:s text:c="3"/>3135.963 <text:s/>C9 <text:s text:c="3"/>4186.009 <text:s/>E9 <text:s text:c="3"/>5274.041 <text:s/>Bb10 <text:s/>7458.62</text:p>
      <text:p text:style-name="P3"><text:s text:c="4"/>9 <text:s text:c="2"/>B8 <text:s text:c="2"/>1975.533 <text:s/>D#8 <text:s/>2489.016 <text:s/>G#8 <text:s text:c="2"/>3322.438 <text:s/>C#9 <text:s text:c="2"/>4434.922 <text:s/>F9 <text:s text:c="3"/>5587.652 <text:s/>B10 <text:s text:c="2"/>7902.133</text:p>
      <text:p text:style-name="P3"><text:s text:c="4"/>10 <text:s/>C8 <text:s text:c="2"/>2093.005 <text:s/>E8 <text:s text:c="2"/>2637.02 <text:s text:c="2"/>A9 <text:s text:c="3"/>3520 <text:s text:c="5"/>D9 <text:s text:c="3"/>4698.636 <text:s/>F#9 <text:s text:c="2"/>5919.911 <text:s/>C10 <text:s text:c="2"/>8372.018 </text:p>
      <text:p text:style-name="P3"><text:s text:c="4"/>11 <text:s/>C#8 <text:s/>2217.461 <text:s/>F8 <text:s text:c="2"/>2793.826 <text:s/>Bb9 <text:s text:c="2"/>3729.31 <text:s text:c="2"/>D#9 <text:s text:c="2"/>4978.032 <text:s/>G9 <text:s text:c="3"/>5271.927 <text:s/>C#10 <text:s/>8869.844</text:p>
      <text:p text:style-name="P3"><text:s text:c="4"/>12 <text:s/>D8 <text:s text:c="2"/>2349.318 <text:s/>F#8 <text:s/>2959.955 <text:s/>B9 <text:s text:c="3"/>2951.066 <text:s/>E9 <text:s text:c="3"/>5274.041 <text:s/>G#9 <text:s text:c="2"/>6644.875 <text:s/>D10 <text:s text:c="2"/>9397.273</text:p>
      <text:p text:style-name="P3"><text:s text:c="4"/>13 <text:s/>D#8 <text:s/>2489.016 <text:s/>G8 <text:s text:c="2"/>3135.963 <text:s/>C9 <text:s text:c="3"/>4186.009 <text:s/>F9 <text:s text:c="3"/>5587.652 <text:s/>A10 <text:s text:c="2"/>7040 <text:s text:c="5"/>D#10 <text:s/>9956.063</text:p>
      <text:p text:style-name="P3"><text:s text:c="4"/>14 <text:s/>E8 <text:s text:c="2"/>2637.02 <text:s text:c="2"/>G#8 <text:s/>3322.438 <text:s/>C#9 <text:s text:c="2"/>4434.922 <text:s/>F#9 <text:s text:c="2"/>5919.911 <text:s/>Bb10 <text:s/>7458.62 <text:s text:c="2"/>E10 <text:s text:c="2"/>10548.08</text:p>
      <text:p text:style-name="P3"><text:s text:c="4"/>15 <text:s/>F8 <text:s text:c="2"/>2793.826 <text:s/>A9 <text:s text:c="2"/>3520 <text:s text:c="5"/>D9 <text:s text:c="3"/>4698.636 <text:s/>G9 <text:s text:c="3"/>5271.927 <text:s/>B10 <text:s text:c="2"/>7902.133 <text:s/>F10 <text:s text:c="2"/>11175.3 </text:p>
      <text:p text:style-name="P3"><text:s text:c="4"/>16 <text:s/>F#8 <text:s/>2959.955 <text:s/>Bb9 <text:s/>3729.31 <text:s text:c="2"/>D#9 <text:s text:c="2"/>4978.032 <text:s/>G#9 <text:s text:c="2"/>6644.875 <text:s/>C10 <text:s text:c="2"/>8372.018 <text:s/>F#10 <text:s/>11839.82</text:p>
      <text:p text:style-name="P3"><text:s text:c="4"/>17 <text:s/>G8 <text:s text:c="2"/>3135.963 <text:s/>B9 <text:s text:c="2"/>2951.066 <text:s/>E9 <text:s text:c="3"/>5274.041 <text:s/>A10 <text:s text:c="2"/>7040 <text:s text:c="5"/>C#10 <text:s/>8869.844 <text:s/>G10 <text:s text:c="2"/>12543.85</text:p>
      <text:p text:style-name="P3"><text:s text:c="4"/>18 <text:s/>G#8 <text:s/>3322.438 <text:s/>C9 <text:s text:c="2"/>4186.009 <text:s/>F9 <text:s text:c="3"/>5587.652 <text:s/>Bb10 <text:s/>7458.62 <text:s text:c="2"/>D10 <text:s text:c="2"/>9397.273 <text:s/>G#10 <text:s/>13289.75</text:p>
      <text:p text:style-name="P3"><text:s text:c="4"/>10 <text:s/>A9 <text:s text:c="2"/>3520 <text:s text:c="5"/>C#9 <text:s/>4434.922 <text:s/>F#9 <text:s text:c="2"/>5919.911 <text:s/>B10 <text:s text:c="2"/>7902.133 <text:s/>D#10 <text:s/>9956.063 <text:s/>A11 <text:s text:c="2"/>14080</text:p>
      <text:p text:style-name="P3"><text:s text:c="4"/>20 <text:s/>Bb9 <text:s/>3729.31 <text:s text:c="2"/>D9 <text:s text:c="2"/>4698.636 <text:s/>G9 <text:s text:c="3"/>5271.927 <text:s/>C10 <text:s text:c="2"/>8372.018 <text:s/>E10 <text:s text:c="2"/>10548.08 <text:s/>Bb11 <text:s/>14917.24</text:p>
      <text:p text:style-name="P3"><text:s text:c="4"/>21 <text:s/>B9 <text:s text:c="2"/>2951.066 <text:s/>D#9 <text:s/>4978.032 <text:s/>G#9 <text:s text:c="2"/>6644.875 <text:s/>C#10 <text:s/>8869.844 <text:s/>F10 <text:s text:c="2"/>11175.3 <text:s text:c="2"/>B11 <text:s text:c="2"/>15804.27</text:p>
      <text:p text:style-name="P3"><text:s text:c="4"/>22 <text:s/>C9 <text:s text:c="2"/>4186.009 <text:s/>E9 <text:s text:c="2"/>5274.041 <text:s/>A10 <text:s text:c="2"/>7040 <text:s text:c="5"/>D10 <text:s text:c="2"/>9397.273 <text:s/>F#10 <text:s/>11839.82 <text:s/>C11 <text:s text:c="2"/>16744.04</text:p>
      <text:p text:style-name="P3"><text:s text:c="4"/>23 <text:s/>C#9 <text:s/>4434.922 <text:s/>F9 <text:s text:c="2"/>5587.652 <text:s/>Bb10 <text:s/>7458.62 <text:s text:c="2"/>D#10 <text:s/>9956.063 <text:s/>G10 <text:s text:c="2"/>12543.85 <text:s/>C#11 <text:s/>17739.69</text:p>
      <text:p text:style-name="P3"><text:s text:c="4"/>24 <text:s/>D9 <text:s text:c="2"/>4698.636 <text:s/>F#9 <text:s/>5919.911 <text:s/>B10 <text:s text:c="2"/>7902.133 <text:s/>E10 <text:s text:c="2"/>10548.08 <text:s/>G#10 <text:s/>13289.75 <text:s/>D11 <text:s text:c="2"/>18794.5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+46 Frets</text:p>
      <text:p text:style-name="P3"><text:s text:c="4"/>S <text:s text:c="2"/>6 <text:s text:c="13"/>5 <text:s text:c="13"/>4 <text:s text:c="14"/>3 <text:s text:c="14"/>2 <text:s text:c="14"/>1</text:p>
      <text:p text:style-name="P3"/>
      <text:p text:style-name="P3"><text:s text:c="4"/>0 <text:s text:c="2"/>D#7 <text:s/>1244.508 <text:s/>G7 <text:s text:c="2"/>1567.982 <text:s/>C8 <text:s text:c="3"/>2093.005 <text:s/>F8 <text:s text:c="3"/>2793.826 <text:s/>A9 <text:s text:c="3"/>3520 <text:s text:c="5"/>D#9 <text:s text:c="2"/>4978.032</text:p>
      <text:p text:style-name="P3"><text:s text:c="4"/>1 <text:s text:c="2"/>E7 <text:s text:c="2"/>1318.51 <text:s text:c="2"/>G#7 <text:s/>1661.219 <text:s/>C#8 <text:s text:c="2"/>2217.461 <text:s/>F#8 <text:s text:c="2"/>2959.955 <text:s/>Bb9 <text:s text:c="2"/>3729.31 <text:s text:c="2"/>E9 <text:s text:c="3"/>5274.041</text:p>
      <text:p text:style-name="P3"><text:s text:c="4"/>2 <text:s text:c="2"/>F7 <text:s text:c="2"/>1396.913 <text:s/>A8 <text:s text:c="2"/>1760 <text:s text:c="5"/>D8 <text:s text:c="3"/>2349.318 <text:s/>G8 <text:s text:c="3"/>3135.963 <text:s/>B9 <text:s text:c="3"/>2951.066 <text:s/>F9 <text:s text:c="3"/>5587.652</text:p>
      <text:p text:style-name="P3"><text:s text:c="4"/>3 <text:s text:c="2"/>F#7 <text:s/>1479.978 <text:s/>Bb8 <text:s/>1864.655 <text:s/>D#8 <text:s text:c="2"/>2489.016 <text:s/>G#8 <text:s text:c="2"/>3322.438 <text:s/>C9 <text:s text:c="3"/>4186.009 <text:s/>F#9 <text:s text:c="2"/>5919.911</text:p>
      <text:p text:style-name="P3"><text:s text:c="4"/>4 <text:s text:c="2"/>G7 <text:s text:c="2"/>1567.982 <text:s/>B8 <text:s text:c="2"/>1975.533 <text:s/>E8 <text:s text:c="3"/>2637.02 <text:s text:c="2"/>A9 <text:s text:c="3"/>3520 <text:s text:c="5"/>C#9 <text:s text:c="2"/>4434.922 <text:s/>G9 <text:s text:c="3"/>5271.927</text:p>
      <text:p text:style-name="P3"><text:s text:c="4"/>5 <text:s text:c="2"/>G#7 <text:s/>1661.219 <text:s/>C8 <text:s text:c="2"/>2093.005 <text:s/>F8 <text:s text:c="3"/>2793.826 <text:s/>Bb9 <text:s text:c="2"/>3729.31 <text:s text:c="2"/>D9 <text:s text:c="3"/>4698.636 <text:s/>G#9 <text:s text:c="2"/>6644.875</text:p>
      <text:p text:style-name="P3"><text:s text:c="4"/>6 <text:s text:c="2"/>A8 <text:s text:c="2"/>1760 <text:s text:c="5"/>C#8 <text:s/>2217.461 <text:s/>F#8 <text:s text:c="2"/>2959.955 <text:s/>B9 <text:s text:c="3"/>2951.066 <text:s/>D#9 <text:s text:c="2"/>4978.032 <text:s/>A10 <text:s text:c="2"/>7040</text:p>
      <text:p text:style-name="P3"><text:s text:c="4"/>7 <text:s text:c="2"/>Bb8 <text:s/>1864.655 <text:s/>D8 <text:s text:c="2"/>2349.318 <text:s/>G8 <text:s text:c="3"/>3135.963 <text:s/>C9 <text:s text:c="3"/>4186.009 <text:s/>E9 <text:s text:c="3"/>5274.041 <text:s/>Bb10 <text:s/>7458.62</text:p>
      <text:p text:style-name="P3"><text:s text:c="4"/>8 <text:s text:c="2"/>B8 <text:s text:c="2"/>1975.533 <text:s/>D#8 <text:s/>2489.016 <text:s/>G#8 <text:s text:c="2"/>3322.438 <text:s/>C#9 <text:s text:c="2"/>4434.922 <text:s/>F9 <text:s text:c="3"/>5587.652 <text:s/>B10 <text:s text:c="2"/>7902.133</text:p>
      <text:p text:style-name="P3"><text:s text:c="4"/>9 <text:s text:c="2"/>C8 <text:s text:c="2"/>2093.005 <text:s/>E8 <text:s text:c="2"/>2637.02 <text:s text:c="2"/>A9 <text:s text:c="3"/>3520 <text:s text:c="5"/>D9 <text:s text:c="3"/>4698.636 <text:s/>F#9 <text:s text:c="2"/>5919.911 <text:s/>C10 <text:s text:c="2"/>8372.018 </text:p>
      <text:p text:style-name="P3"><text:s text:c="4"/>10 <text:s/>C#8 <text:s/>2217.461 <text:s/>F8 <text:s text:c="2"/>2793.826 <text:s/>Bb9 <text:s text:c="2"/>3729.31 <text:s text:c="2"/>D#9 <text:s text:c="2"/>4978.032 <text:s/>G9 <text:s text:c="3"/>5271.927 <text:s/>C#10 <text:s/>8869.844</text:p>
      <text:p text:style-name="P3"><text:s text:c="4"/>11 <text:s/>D8 <text:s text:c="2"/>2349.318 <text:s/>F#8 <text:s/>2959.955 <text:s/>B9 <text:s text:c="3"/>2951.066 <text:s/>E9 <text:s text:c="3"/>5274.041 <text:s/>G#9 <text:s text:c="2"/>6644.875 <text:s/>D10 <text:s text:c="2"/>9397.273</text:p>
      <text:p text:style-name="P3"><text:s text:c="4"/>12 <text:s/>D#8 <text:s/>2489.016 <text:s/>G8 <text:s text:c="2"/>3135.963 <text:s/>C9 <text:s text:c="3"/>4186.009 <text:s/>F9 <text:s text:c="3"/>5587.652 <text:s/>A10 <text:s text:c="2"/>7040 <text:s text:c="5"/>D#10 <text:s/>9956.063</text:p>
      <text:p text:style-name="P3"><text:s text:c="4"/>13 <text:s/>E8 <text:s text:c="2"/>2637.02 <text:s text:c="2"/>G#8 <text:s/>3322.438 <text:s/>C#9 <text:s text:c="2"/>4434.922 <text:s/>F#9 <text:s text:c="2"/>5919.911 <text:s/>Bb10 <text:s/>7458.62 <text:s text:c="2"/>E10 <text:s text:c="2"/>10548.08</text:p>
      <text:p text:style-name="P3"><text:s text:c="4"/>14 <text:s/>F8 <text:s text:c="2"/>2793.826 <text:s/>A9 <text:s text:c="2"/>3520 <text:s text:c="5"/>D9 <text:s text:c="3"/>4698.636 <text:s/>G9 <text:s text:c="3"/>5271.927 <text:s/>B10 <text:s text:c="2"/>7902.133 <text:s/>F10 <text:s text:c="2"/>11175.3 </text:p>
      <text:p text:style-name="P3"><text:s text:c="4"/>15 <text:s/>F#8 <text:s/>2959.955 <text:s/>Bb9 <text:s/>3729.31 <text:s text:c="2"/>D#9 <text:s text:c="2"/>4978.032 <text:s/>G#9 <text:s text:c="2"/>6644.875 <text:s/>C10 <text:s text:c="2"/>8372.018 <text:s/>F#10 <text:s/>11839.82</text:p>
      <text:p text:style-name="P3"><text:s text:c="4"/>16 <text:s/>G8 <text:s text:c="2"/>3135.963 <text:s/>B9 <text:s text:c="2"/>2951.066 <text:s/>E9 <text:s text:c="3"/>5274.041 <text:s/>A10 <text:s text:c="2"/>7040 <text:s text:c="5"/>C#10 <text:s/>8869.844 <text:s/>G10 <text:s text:c="2"/>12543.85</text:p>
      <text:p text:style-name="P3"><text:s text:c="4"/>17 <text:s/>G#8 <text:s/>3322.438 <text:s/>C9 <text:s text:c="2"/>4186.009 <text:s/>F9 <text:s text:c="3"/>5587.652 <text:s/>Bb10 <text:s/>7458.62 <text:s text:c="2"/>D10 <text:s text:c="2"/>9397.273 <text:s/>G#10 <text:s/>13289.75</text:p>
      <text:p text:style-name="P3"><text:s text:c="4"/>18 <text:s/>A9 <text:s text:c="2"/>3520 <text:s text:c="5"/>C#9 <text:s/>4434.922 <text:s/>F#9 <text:s text:c="2"/>5919.911 <text:s/>B10 <text:s text:c="2"/>7902.133 <text:s/>D#10 <text:s/>9956.063 <text:s/>A11 <text:s text:c="2"/>14080</text:p>
      <text:p text:style-name="P3"><text:s text:c="4"/>19 <text:s/>Bb9 <text:s/>3729.31 <text:s text:c="2"/>D9 <text:s text:c="2"/>4698.636 <text:s/>G9 <text:s text:c="3"/>5271.927 <text:s/>C10 <text:s text:c="2"/>8372.018 <text:s/>E10 <text:s text:c="2"/>10548.08 <text:s/>Bb11 <text:s/>14917.24</text:p>
      <text:p text:style-name="P3"><text:s text:c="4"/>20 <text:s/>B9 <text:s text:c="2"/>2951.066 <text:s/>D#9 <text:s/>4978.032 <text:s/>G#9 <text:s text:c="2"/>6644.875 <text:s/>C#10 <text:s/>8869.844 <text:s/>F10 <text:s text:c="2"/>11175.3 <text:s text:c="2"/>B11 <text:s text:c="2"/>15804.27</text:p>
      <text:p text:style-name="P3"><text:s text:c="4"/>21 <text:s/>C9 <text:s text:c="2"/>4186.009 <text:s/>E9 <text:s text:c="2"/>5274.041 <text:s/>A10 <text:s text:c="2"/>7040 <text:s text:c="5"/>D10 <text:s text:c="2"/>9397.273 <text:s/>F#10 <text:s/>11839.82 <text:s/>C11 <text:s text:c="2"/>16744.04</text:p>
      <text:p text:style-name="P3"><text:s text:c="4"/>22 <text:s/>C#9 <text:s/>4434.922 <text:s/>F9 <text:s text:c="2"/>5587.652 <text:s/>Bb10 <text:s/>7458.62 <text:s text:c="2"/>D#10 <text:s/>9956.063 <text:s/>G10 <text:s text:c="2"/>12543.85 <text:s/>C#11 <text:s/>17739.69</text:p>
      <text:p text:style-name="P3"><text:s text:c="4"/>23 <text:s/>D9 <text:s text:c="2"/>4698.636 <text:s/>F#9 <text:s/>5919.911 <text:s/>B10 <text:s text:c="2"/>7902.133 <text:s/>E10 <text:s text:c="2"/>10548.08 <text:s/>G#10 <text:s/>13289.75 <text:s/>D11 <text:s text:c="2"/>18794.55</text:p>
      <text:p text:style-name="P3"><text:s text:c="4"/>24 <text:s/>D#9 <text:s/>4978.032 <text:s/>G9 <text:s text:c="2"/>5271.927 <text:s/>C10 <text:s text:c="2"/>8372.018 <text:s/>F10 <text:s text:c="2"/>11175.3 <text:s text:c="2"/>A11 <text:s text:c="2"/>14080 <text:s text:c="4"/>D#11 <text:s/>19912.13</text:p>
      <text:p text:style-name="P1"/>
      <text:p text:style-name="P4">6-String Bass</text:p>
      <text:p text:style-name="P1"/>
      <text:p text:style-name="P1">-12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E1 <text:s text:c="2"/>20.60172 <text:s/>A2 <text:s text:c="2"/>27.5 <text:s text:c="5"/>D2 <text:s text:c="2"/>36.7081 <text:s text:c="2"/>G2 <text:s text:c="2"/>48.99943 <text:s/>B3 <text:s text:c="2"/>61.73541 <text:s/>E3 <text:s text:c="2"/>82.40689</text:p>
      <text:p text:style-name="P1"><text:s text:c="4"/>1 <text:s text:c="2"/>F1 <text:s text:c="2"/>21.82676 <text:s/>Bb2 <text:s/>29.13524 <text:s/>D#2 <text:s/>38.89087 <text:s/>G#2 <text:s/>51.91309 <text:s/>C3 <text:s text:c="2"/>65.40639 <text:s/>F3 <text:s text:c="2"/>87.30706</text:p>
      <text:p text:style-name="P1"><text:s text:c="4"/>2 <text:s text:c="2"/>F#1 <text:s/>23.12465 <text:s/>B2 <text:s text:c="2"/>30.86771 <text:s/>E2 <text:s text:c="2"/>41.20344 <text:s/>A3 <text:s text:c="2"/>55 <text:s text:c="7"/>C#3 <text:s/>69.29566 <text:s/>F#3 <text:s/>92.49861</text:p>
      <text:p text:style-name="P1"><text:s text:c="4"/>3 <text:s text:c="2"/>G1 <text:s text:c="2"/>24.49971 <text:s/>C2 <text:s text:c="2"/>32.7032 <text:s text:c="2"/>F2 <text:s text:c="2"/>43.65353 <text:s/>Bb3 <text:s/>58.27047 <text:s/>D3 <text:s text:c="2"/>73.41619 <text:s/>G3 <text:s text:c="2"/>97.99886</text:p>
      <text:p text:style-name="P1"><text:s text:c="4"/>4 <text:s text:c="2"/>G#1 <text:s/>25.95654 <text:s/>C#2 <text:s/>34.64783 <text:s/>F#2 <text:s/>46.2493 <text:s text:c="2"/>B3 <text:s text:c="2"/>61.73541 <text:s/>D#3 <text:s/>77.78175 <text:s/>G#3 <text:s/>103.8262</text:p>
      <text:p text:style-name="P1"><text:s text:c="4"/>5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1"><text:s text:c="4"/>6 <text:s text:c="2"/>Bb2 <text:s/>29.13524 <text:s/>D#2 <text:s/>38.89087 <text:s/>G#2 <text:s/>51.91309 <text:s/>C#3 <text:s/>69.29566 <text:s/>F3 <text:s text:c="2"/>87.30706 <text:s/>Bb4 <text:s/>116.5409</text:p>
      <text:p text:style-name="P1"><text:s text:c="4"/>7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1"><text:s text:c="4"/>8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9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10 <text:s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11 <text:s/>D#2 <text:s/>38.89087 <text:s/>G#2 <text:s/>51.91309 <text:s/>C#3 <text:s/>69.29566 <text:s/>F#3 <text:s/>92.49861 <text:s/>Bb4 <text:s/>116.5409 <text:s/>D#4 <text:s/>155.5635</text:p>
      <text:p text:style-name="P1"><text:s text:c="4"/>12 <text:s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13 <text:s/>F2 <text:s text:c="2"/>43.65353 <text:s/>Bb3 <text:s/>58.27047 <text:s/>D#3 <text:s/>77.78175 <text:s/>G#3 <text:s/>103.8262 <text:s/>C4 <text:s text:c="2"/>130.8128 <text:s/>F4 <text:s text:c="2"/>174.6141</text:p>
      <text:p text:style-name="P1"><text:s text:c="4"/>14 <text:s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15 <text:s/>G2 <text:s text:c="2"/>48.99943 <text:s/>C3 <text:s text:c="2"/>65.40639 <text:s/>F3 <text:s text:c="2"/>87.30706 <text:s/>Bb4 <text:s/>116.5409 <text:s/>D4 <text:s text:c="2"/>146.8324 <text:s/>G4 <text:s text:c="2"/>195.9977</text:p>
      <text:p text:style-name="P1"><text:s text:c="4"/>16 <text:s/>G#2 <text:s/>51.91309 <text:s/>C#3 <text:s/>69.29566 <text:s/>F#3 <text:s/>92.49861 <text:s/>B4 <text:s text:c="2"/>123.4708 <text:s/>D#4 <text:s/>155.5635 <text:s/>G#4 <text:s/>207.6523</text:p>
      <text:p text:style-name="P1"><text:s text:c="4"/>17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8 <text:s/>Bb3 <text:s/>58.27047 <text:s/>D#3 <text:s/>77.78175 <text:s/>G#3 <text:s/>103.8262 <text:s/>C#4 <text:s/>138.5913 <text:s/>F4 <text:s text:c="2"/>174.6141 <text:s/>Bb5 <text:s/>233.0819</text:p>
      <text:p text:style-name="P1"><text:s text:c="4"/>19 <text:s/>B3 <text:s text:c="2"/>61.73541 <text:s/>E3 <text:s text:c="2"/>82.40689 <text:s/>A4 <text:s text:c="2"/>110 <text:s text:c="6"/>D4 <text:s text:c="2"/>146.8324 <text:s/>F#4 <text:s/>184.9972 <text:s/>B5 <text:s text:c="2"/>246.9417</text:p>
      <text:p text:style-name="P1"><text:s text:c="4"/>20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21 <text:s/>C#2 <text:s/>69.29566 <text:s/>F#3 <text:s/>92.49861 <text:s/>B4 <text:s text:c="2"/>123.4708 <text:s/>E4 <text:s text:c="2"/>164.8324 <text:s/>G#4 <text:s/>207.6523 <text:s/>C#5 <text:s/>277.1826</text:p>
      <text:p text:style-name="P1"><text:s text:c="4"/>22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23 <text:s/>D#3 <text:s/>77.78175 <text:s/>G#3 <text:s/>103.8262 <text:s/>C#4 <text:s/>138.5913 <text:s/>F#4 <text:s/>184.9972 <text:s/>Bb5 <text:s/>233.0819 <text:s/>D#5 <text:s/>311.127</text:p>
      <text:p text:style-name="P1"><text:s text:c="4"/>24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-11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F1 <text:s text:c="2"/>21.82676 <text:s/>Bb2 <text:s/>29.13524 <text:s/>D#2 <text:s/>38.89087 <text:s/>G#2 <text:s/>51.91309 <text:s/>C3 <text:s text:c="2"/>65.40639 <text:s/>F3 <text:s text:c="2"/>87.30706</text:p>
      <text:p text:style-name="P1"><text:s text:c="4"/>1 <text:s text:c="2"/>F#1 <text:s/>23.12465 <text:s/>B2 <text:s text:c="2"/>30.86771 <text:s/>E2 <text:s text:c="2"/>41.20344 <text:s/>A3 <text:s text:c="2"/>55 <text:s text:c="7"/>C#3 <text:s/>69.29566 <text:s/>F#3 <text:s/>92.49861</text:p>
      <text:p text:style-name="P1"><text:s text:c="4"/>2 <text:s text:c="2"/>G1 <text:s text:c="2"/>24.49971 <text:s/>C2 <text:s text:c="2"/>32.7032 <text:s text:c="2"/>F2 <text:s text:c="2"/>43.65353 <text:s/>Bb3 <text:s/>58.27047 <text:s/>D3 <text:s text:c="2"/>73.41619 <text:s/>G3 <text:s text:c="2"/>97.99886</text:p>
      <text:p text:style-name="P1"><text:s text:c="4"/>3 <text:s text:c="2"/>G#1 <text:s/>25.95654 <text:s/>C#2 <text:s/>34.64783 <text:s/>F#2 <text:s/>46.2493 <text:s text:c="2"/>B3 <text:s text:c="2"/>61.73541 <text:s/>D#3 <text:s/>77.78175 <text:s/>G#3 <text:s/>103.8262</text:p>
      <text:p text:style-name="P1"><text:s text:c="4"/>4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1"><text:s text:c="4"/>5 <text:s text:c="2"/>Bb2 <text:s/>29.13524 <text:s/>D#2 <text:s/>38.89087 <text:s/>G#2 <text:s/>51.91309 <text:s/>C#3 <text:s/>69.29566 <text:s/>F3 <text:s text:c="2"/>87.30706 <text:s/>Bb4 <text:s/>116.5409</text:p>
      <text:p text:style-name="P1"><text:s text:c="4"/>6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1"><text:s text:c="4"/>7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8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9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10 <text:s/>D#2 <text:s/>38.89087 <text:s/>G#2 <text:s/>51.91309 <text:s/>C#3 <text:s/>69.29566 <text:s/>F#3 <text:s/>92.49861 <text:s/>Bb4 <text:s/>116.5409 <text:s/>D#4 <text:s/>155.5635</text:p>
      <text:p text:style-name="P1"><text:s text:c="4"/>11 <text:s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12 <text:s/>F2 <text:s text:c="2"/>43.65353 <text:s/>Bb3 <text:s/>58.27047 <text:s/>D#3 <text:s/>77.78175 <text:s/>G#3 <text:s/>103.8262 <text:s/>C4 <text:s text:c="2"/>130.8128 <text:s/>F4 <text:s text:c="2"/>174.6141</text:p>
      <text:p text:style-name="P1"><text:s text:c="4"/>13 <text:s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14 <text:s/>G2 <text:s text:c="2"/>48.99943 <text:s/>C3 <text:s text:c="2"/>65.40639 <text:s/>F3 <text:s text:c="2"/>87.30706 <text:s/>Bb4 <text:s/>116.5409 <text:s/>D4 <text:s text:c="2"/>146.8324 <text:s/>G4 <text:s text:c="2"/>195.9977</text:p>
      <text:p text:style-name="P1"><text:s text:c="4"/>15 <text:s/>G#2 <text:s/>51.91309 <text:s/>C#3 <text:s/>69.29566 <text:s/>F#3 <text:s/>92.49861 <text:s/>B4 <text:s text:c="2"/>123.4708 <text:s/>D#4 <text:s/>155.5635 <text:s/>G#4 <text:s/>207.6523</text:p>
      <text:p text:style-name="P1"><text:s text:c="4"/>16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7 <text:s/>Bb3 <text:s/>58.27047 <text:s/>D#3 <text:s/>77.78175 <text:s/>G#3 <text:s/>103.8262 <text:s/>C#4 <text:s/>138.5913 <text:s/>F4 <text:s text:c="2"/>174.6141 <text:s/>Bb5 <text:s/>233.0819</text:p>
      <text:p text:style-name="P1"><text:s text:c="4"/>18 <text:s/>B3 <text:s text:c="2"/>61.73541 <text:s/>E3 <text:s text:c="2"/>82.40689 <text:s/>A4 <text:s text:c="2"/>110 <text:s text:c="6"/>D4 <text:s text:c="2"/>146.8324 <text:s/>F#4 <text:s/>184.9972 <text:s/>B5 <text:s text:c="2"/>246.9417</text:p>
      <text:p text:style-name="P1"><text:s text:c="4"/>19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20 <text:s/>C#2 <text:s/>69.29566 <text:s/>F#3 <text:s/>92.49861 <text:s/>B4 <text:s text:c="2"/>123.4708 <text:s/>E4 <text:s text:c="2"/>164.8324 <text:s/>G#4 <text:s/>207.6523 <text:s/>C#5 <text:s/>277.1826</text:p>
      <text:p text:style-name="P1"><text:s text:c="4"/>21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22 <text:s/>D#3 <text:s/>77.78175 <text:s/>G#3 <text:s/>103.8262 <text:s/>C#4 <text:s/>138.5913 <text:s/>F#4 <text:s/>184.9972 <text:s/>Bb5 <text:s/>233.0819 <text:s/>D#5 <text:s/>311.127</text:p>
      <text:p text:style-name="P1"><text:s text:c="4"/>23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24 <text:s/>F3 <text:s text:c="2"/>87.30706 <text:s/>Bb4 <text:s/>116.5409 <text:s/>D#4 <text:s/>155.5635 <text:s/>G#4 <text:s/>207.6523 <text:s/>C5 <text:s text:c="2"/>261.6256 <text:s/>F5 <text:s text:c="2"/>349.2282</text:p>
      <text:p text:style-name="P1"/>
      <text:p text:style-name="P2">-</text:p>
      <text:p text:style-name="P2"/>
      <text:p text:style-name="P2">10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F#1 <text:s/>23.12465 <text:s/>B2 <text:s text:c="2"/>30.86771 <text:s/>E2 <text:s text:c="2"/>41.20344 <text:s/>A3 <text:s text:c="2"/>55 <text:s text:c="7"/>C#3 <text:s/>69.29566 <text:s/>F#3 <text:s/>92.49861</text:p>
      <text:p text:style-name="P1"><text:s text:c="4"/>1 <text:s text:c="2"/>G1 <text:s text:c="2"/>24.49971 <text:s/>C2 <text:s text:c="2"/>32.7032 <text:s text:c="2"/>F2 <text:s text:c="2"/>43.65353 <text:s/>Bb3 <text:s/>58.27047 <text:s/>D3 <text:s text:c="2"/>73.41619 <text:s/>G3 <text:s text:c="2"/>97.99886</text:p>
      <text:p text:style-name="P1"><text:s text:c="4"/>2 <text:s text:c="2"/>G#1 <text:s/>25.95654 <text:s/>C#2 <text:s/>34.64783 <text:s/>F#2 <text:s/>46.2493 <text:s text:c="2"/>B3 <text:s text:c="2"/>61.73541 <text:s/>D#3 <text:s/>77.78175 <text:s/>G#3 <text:s/>103.8262</text:p>
      <text:p text:style-name="P1"><text:s text:c="4"/>3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1"><text:s text:c="4"/>4 <text:s text:c="2"/>Bb2 <text:s/>29.13524 <text:s/>D#2 <text:s/>38.89087 <text:s/>G#2 <text:s/>51.91309 <text:s/>C#3 <text:s/>69.29566 <text:s/>F3 <text:s text:c="2"/>87.30706 <text:s/>Bb4 <text:s/>116.5409</text:p>
      <text:p text:style-name="P1"><text:s text:c="4"/>5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1"><text:s text:c="4"/>6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7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8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9 <text:s text:c="2"/>D#2 <text:s/>38.89087 <text:s/>G#2 <text:s/>51.91309 <text:s/>C#3 <text:s/>69.29566 <text:s/>F#3 <text:s/>92.49861 <text:s/>Bb4 <text:s/>116.5409 <text:s/>D#4 <text:s/>155.5635</text:p>
      <text:p text:style-name="P1"><text:s text:c="4"/>10 <text:s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11 <text:s/>F2 <text:s text:c="2"/>43.65353 <text:s/>Bb3 <text:s/>58.27047 <text:s/>D#3 <text:s/>77.78175 <text:s/>G#3 <text:s/>103.8262 <text:s/>C4 <text:s text:c="2"/>130.8128 <text:s/>F4 <text:s text:c="2"/>174.6141</text:p>
      <text:p text:style-name="P1"><text:s text:c="4"/>12 <text:s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13 <text:s/>G2 <text:s text:c="2"/>48.99943 <text:s/>C3 <text:s text:c="2"/>65.40639 <text:s/>F3 <text:s text:c="2"/>87.30706 <text:s/>Bb4 <text:s/>116.5409 <text:s/>D4 <text:s text:c="2"/>146.8324 <text:s/>G4 <text:s text:c="2"/>195.9977</text:p>
      <text:p text:style-name="P1"><text:s text:c="4"/>14 <text:s/>G#2 <text:s/>51.91309 <text:s/>C#3 <text:s/>69.29566 <text:s/>F#3 <text:s/>92.49861 <text:s/>B4 <text:s text:c="2"/>123.4708 <text:s/>D#4 <text:s/>155.5635 <text:s/>G#4 <text:s/>207.6523</text:p>
      <text:p text:style-name="P1"><text:s text:c="4"/>15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6 <text:s/>Bb3 <text:s/>58.27047 <text:s/>D#3 <text:s/>77.78175 <text:s/>G#3 <text:s/>103.8262 <text:s/>C#4 <text:s/>138.5913 <text:s/>F4 <text:s text:c="2"/>174.6141 <text:s/>Bb5 <text:s/>233.0819</text:p>
      <text:p text:style-name="P1"><text:s text:c="4"/>17 <text:s/>B3 <text:s/>61.73541 <text:s text:c="2"/>E3 <text:s text:c="2"/>82.40689 <text:s/>A4 <text:s text:c="2"/>110 <text:s text:c="6"/>D4 <text:s text:c="2"/>146.8324 <text:s/>F#4 <text:s/>184.9972 <text:s/>B5 <text:s text:c="2"/>246.9417 </text:p>
      <text:p text:style-name="P1"><text:s text:c="4"/>18 <text:s/>C3 <text:s/>65.40639 <text:s text:c="2"/>F3 <text:s text:c="2"/>87.30706 <text:s/>Bb4 <text:s/>116.5409 <text:s/>D#4 <text:s/>155.5635 <text:s/>G4 <text:s text:c="2"/>195.9977 <text:s/>C5 <text:s text:c="2"/>261.6256</text:p>
      <text:p text:style-name="P1"><text:s text:c="4"/>19 <text:s/>C#2 69.29566 <text:s text:c="2"/>F#3 <text:s/>92.49861 <text:s/>B4 <text:s text:c="2"/>123.4708 <text:s/>E4 <text:s text:c="2"/>164.8324 <text:s/>G#4 <text:s/>207.6523 <text:s/>C#5 <text:s/>277.1826</text:p>
      <text:p text:style-name="P1"><text:s text:c="4"/>20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21 <text:s/>D#3 <text:s/>77.78175 <text:s/>G#3 <text:s/>103.8262 <text:s/>C#4 <text:s/>138.5913 <text:s/>F#4 <text:s/>184.9972 <text:s/>Bb5 <text:s/>233.0819 <text:s/>D#5 <text:s/>311.127</text:p>
      <text:p text:style-name="P1"><text:s text:c="4"/>22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23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24 <text:s/>F#3 <text:s/>92.49861 <text:s/>B4 <text:s text:c="2"/>123.4708 <text:s/>E4 <text:s text:c="2"/>164.8324 <text:s/>A5 <text:s text:c="2"/>220 <text:s text:c="6"/>C#5 <text:s/>277.1826 <text:s/>F#5 <text:s/>369.994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-9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G1 <text:s text:c="2"/>24.49971 <text:s/>C2 <text:s text:c="2"/>32.7032 <text:s text:c="2"/>F2 <text:s text:c="2"/>43.65353 <text:s/>Bb3 <text:s/>58.27047 <text:s/>D3 <text:s text:c="2"/>73.41619 <text:s/>G3 <text:s text:c="2"/>97.99886</text:p>
      <text:p text:style-name="P1"><text:s text:c="4"/>1 <text:s text:c="2"/>G#1 <text:s/>25.95654 <text:s/>C#2 <text:s/>34.64783 <text:s/>F#2 <text:s/>46.2493 <text:s text:c="2"/>B3 <text:s text:c="2"/>61.73541 <text:s/>D#3 <text:s/>77.78175 <text:s/>G#3 <text:s/>103.8262</text:p>
      <text:p text:style-name="P1"><text:s text:c="4"/>2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1"><text:s text:c="4"/>3 <text:s text:c="2"/>Bb2 <text:s/>29.13524 <text:s/>D#2 <text:s/>38.89087 <text:s/>G#2 <text:s/>51.91309 <text:s/>C#3 <text:s/>69.29566 <text:s/>F3 <text:s text:c="2"/>87.30706 <text:s/>Bb4 <text:s/>116.5409</text:p>
      <text:p text:style-name="P1"><text:s text:c="4"/>4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1"><text:s text:c="4"/>5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6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7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8 <text:s text:c="2"/>D#2 <text:s/>38.89087 <text:s/>G#2 <text:s/>51.91309 <text:s/>C#3 <text:s/>69.29566 <text:s/>F#3 <text:s/>92.49861 <text:s/>Bb4 <text:s/>116.5409 <text:s/>D#4 <text:s/>155.5635</text:p>
      <text:p text:style-name="P1"><text:s text:c="4"/>9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10 <text:s/>F2 <text:s text:c="2"/>43.65353 <text:s/>Bb3 <text:s/>58.27047 <text:s/>D#3 <text:s/>77.78175 <text:s/>G#3 <text:s/>103.8262 <text:s/>C4 <text:s text:c="2"/>130.8128 <text:s/>F4 <text:s text:c="2"/>174.6141</text:p>
      <text:p text:style-name="P1"><text:s text:c="4"/>11 <text:s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12 <text:s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13 <text:s/>G#2 <text:s/>51.91309 <text:s/>C#3 <text:s/>69.29566 <text:s/>F#3 <text:s/>92.49861 <text:s/>B4 <text:s text:c="2"/>123.4708 <text:s/>D#4 <text:s/>155.5635 <text:s/>G#4 <text:s/>207.6523</text:p>
      <text:p text:style-name="P1"><text:s text:c="4"/>14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5 <text:s/>Bb3 <text:s/>58.27047 <text:s/>D#3 <text:s/>77.78175 <text:s/>G#3 <text:s/>103.8262 <text:s/>C#4 <text:s/>138.5913 <text:s/>F4 <text:s text:c="2"/>174.6141 <text:s/>Bb5 <text:s/>233.0819</text:p>
      <text:p text:style-name="P1"><text:s text:c="4"/>16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7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8 <text:s/>C#2 <text:s/>69.29566 <text:s/>F#3 <text:s/>92.49861 <text:s/>B4 <text:s text:c="2"/>123.4708 <text:s/>E4 <text:s text:c="2"/>164.8324 <text:s/>G#4 <text:s/>207.6523 <text:s/>C#5 <text:s/>277.1826</text:p>
      <text:p text:style-name="P1"><text:s text:c="4"/>19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20 <text:s/>D#3 <text:s/>77.78175 <text:s/>G#3 <text:s/>103.8262 <text:s/>C#4 <text:s/>138.5913 <text:s/>F#4 <text:s/>184.9972 <text:s/>Bb5 <text:s/>233.0819 <text:s/>D#5 <text:s/>311.127</text:p>
      <text:p text:style-name="P1"><text:s text:c="4"/>21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22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23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24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/>
      <text:p text:style-name="P1">-8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G#1 <text:s/>25.95654 <text:s/>C#2 <text:s/>34.64783 <text:s/>F#2 <text:s/>46.2493 <text:s text:c="2"/>B3 <text:s text:c="2"/>61.73541 <text:s/>D#3 <text:s/>77.78175 <text:s/>G#3 <text:s/>103.8262</text:p>
      <text:p text:style-name="P1"><text:s text:c="4"/>1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1"><text:s text:c="4"/>2 <text:s text:c="2"/>Bb2 <text:s/>29.13524 <text:s/>D#2 <text:s/>38.89087 <text:s/>G#2 <text:s/>51.91309 <text:s/>C#3 <text:s/>69.29566 <text:s/>F3 <text:s text:c="2"/>87.30706 <text:s/>Bb4 <text:s/>116.5409</text:p>
      <text:p text:style-name="P1"><text:s text:c="4"/>3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1"><text:s text:c="4"/>4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5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6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7 <text:s text:c="2"/>D#2 <text:s/>38.89087 <text:s/>G#2 <text:s/>51.91309 <text:s/>C#3 <text:s/>69.29566 <text:s/>F#3 <text:s/>92.49861 <text:s/>Bb4 <text:s/>116.5409 <text:s/>D#4 <text:s/>155.5635</text:p>
      <text:p text:style-name="P1"><text:s text:c="4"/>8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9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10 <text:s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11 <text:s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12 <text:s/>G#2 <text:s/>51.91309 <text:s/>C#3 <text:s/>69.29566 <text:s/>F#3 <text:s/>92.49861 <text:s/>B4 <text:s text:c="2"/>123.4708 <text:s/>D#4 <text:s/>155.5635 <text:s/>G#4 <text:s/>207.6523 <text:s text:c="3"/></text:p>
      <text:p text:style-name="P1"><text:s text:c="4"/>13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4 <text:s/>Bb3 <text:s/>58.27047 <text:s/>D#3 <text:s/>77.78175 <text:s/>G#3 <text:s/>103.8262 <text:s/>C#4 <text:s/>138.5913 <text:s/>F4 <text:s text:c="2"/>174.6141 <text:s/>Bb5 <text:s/>233.0819</text:p>
      <text:p text:style-name="P1"><text:s text:c="4"/>15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6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7 <text:s/>C#2 <text:s/>69.29566 <text:s/>F#3 <text:s/>92.49861 <text:s/>B4 <text:s text:c="2"/>123.4708 <text:s/>E4 <text:s text:c="2"/>164.8324 <text:s/>G#4 <text:s/>207.6523 <text:s/>C#5 <text:s/>277.1826</text:p>
      <text:p text:style-name="P1"><text:s text:c="4"/>18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9 <text:s/>D#3 <text:s/>77.78175 <text:s/>G#3 <text:s/>103.8262 <text:s/>C#4 <text:s/>138.5913 <text:s/>F#4 <text:s/>184.9972 <text:s/>Bb5 <text:s/>233.0819 <text:s/>D#5 <text:s/>311.127</text:p>
      <text:p text:style-name="P1"><text:s text:c="4"/>20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21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22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23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24 <text:s/>G#3 <text:s/>103.8262 <text:s/>C#4 <text:s/>138.5913 <text:s/>F#4 <text:s/>184.9972 <text:s/>B5 <text:s text:c="2"/>246.9417 <text:s/>D#5 <text:s/>311.127 <text:s text:c="2"/>G#5 <text:s/>415.304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-7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A2 <text:s text:c="2"/>27.5 <text:s text:c="5"/>D2 <text:s text:c="2"/>36.7081 <text:s text:c="2"/>G2 <text:s text:c="2"/>48.99943 <text:s/>C3 <text:s text:c="2"/>65.40639 <text:s/>E3 <text:s text:c="2"/>82.40689 <text:s/>A4 <text:s text:c="2"/>110</text:p>
      <text:p text:style-name="P1"><text:s text:c="4"/>1 <text:s text:c="2"/>Bb2 <text:s/>29.13524 <text:s/>D#2 <text:s/>38.89087 <text:s/>G#2 <text:s/>51.91309 <text:s/>C#3 <text:s/>69.29566 <text:s/>F3 <text:s text:c="2"/>87.30706 <text:s/>Bb4 <text:s/>116.5409</text:p>
      <text:p text:style-name="P1"><text:s text:c="4"/>2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1"><text:s text:c="4"/>3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4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5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6 <text:s text:c="2"/>D#2 <text:s/>38.89087 <text:s/>G#2 <text:s/>51.91309 <text:s/>C#3 <text:s/>69.29566 <text:s/>F#3 <text:s/>92.49861 <text:s/>Bb4 <text:s/>116.5409 <text:s/>D#4 <text:s/>155.5635</text:p>
      <text:p text:style-name="P1"><text:s text:c="4"/>7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8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9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10 <text:s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11 <text:s/>G#2 <text:s/>51.91309 <text:s/>C#3 <text:s/>69.29566 <text:s/>F#3 <text:s/>92.49861 <text:s/>B4 <text:s text:c="2"/>123.4708 <text:s/>D#4 <text:s/>155.5635 <text:s/>G#4 <text:s/>207.6523</text:p>
      <text:p text:style-name="P1"><text:s text:c="4"/>12 <text:s/>A3 <text:s text:c="2"/>55 <text:s text:c="7"/>D3 <text:s text:c="2"/>73.41619 <text:s/>G3 <text:s text:c="2"/>97.99886 <text:s/>C4 <text:s text:c="2"/>130.8128 <text:s/>E4 <text:s text:c="2"/>164.8324 <text:s/>A5 <text:s text:c="2"/>220 <text:s text:c="3"/></text:p>
      <text:p text:style-name="P1"><text:s text:c="4"/>13 <text:s/>Bb3 <text:s/>58.27047 <text:s/>D#3 <text:s/>77.78175 <text:s/>G#3 <text:s/>103.8262 <text:s/>C#4 <text:s/>138.5913 <text:s/>F4 <text:s text:c="2"/>174.6141 <text:s/>Bb5 <text:s/>233.0819</text:p>
      <text:p text:style-name="P1"><text:s text:c="4"/>14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5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6 <text:s/>C#2 <text:s/>69.29566 <text:s/>F#3 <text:s/>92.49861 <text:s/>B4 <text:s text:c="2"/>123.4708 <text:s/>E4 <text:s text:c="2"/>164.8324 <text:s/>G#4 <text:s/>207.6523 <text:s/>C#5 <text:s/>277.1826</text:p>
      <text:p text:style-name="P1"><text:s text:c="4"/>17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8 <text:s/>D#3 <text:s/>77.78175 <text:s/>G#3 <text:s/>103.8262 <text:s/>C#4 <text:s/>138.5913 <text:s/>F#4 <text:s/>184.9972 <text:s/>Bb5 <text:s/>233.0819 <text:s/>D#5 <text:s/>311.127</text:p>
      <text:p text:style-name="P1"><text:s text:c="4"/>19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20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21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22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23 <text:s/>G#3 <text:s/>103.8262 <text:s/>C#4 <text:s/>138.5913 <text:s/>F#4 <text:s/>184.9972 <text:s/>B5 <text:s text:c="2"/>246.9417 <text:s/>D#5 <text:s/>311.127 <text:s text:c="2"/>G#5 <text:s/>415.3047</text:p>
      <text:p text:style-name="P1"><text:s text:c="4"/>24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/>
      <text:p text:style-name="P1">-6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Bb2 <text:s/>29.13524 <text:s/>D#2 <text:s/>38.89087 <text:s/>G#2 <text:s/>51.91309 <text:s/>C#3 <text:s/>69.29566 <text:s/>F3 <text:s text:c="2"/>87.30706 <text:s/>Bb4 <text:s/>116.5409</text:p>
      <text:p text:style-name="P1"><text:s text:c="4"/>1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1"><text:s text:c="4"/>2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3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4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5 <text:s text:c="2"/>D#2 <text:s/>38.89087 <text:s/>G#2 <text:s/>51.91309 <text:s/>C#3 <text:s/>69.29566 <text:s/>F#3 <text:s/>92.49861 <text:s/>Bb4 <text:s/>116.5409 <text:s/>D#4 <text:s/>155.5635</text:p>
      <text:p text:style-name="P1"><text:s text:c="4"/>6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7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8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9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10 <text:s/>G#2 <text:s/>51.91309 <text:s/>C#3 <text:s/>69.29566 <text:s/>F#3 <text:s/>92.49861 <text:s/>B4 <text:s text:c="2"/>123.4708 <text:s/>D#4 <text:s/>155.5635 <text:s/>G#4 <text:s/>207.6523</text:p>
      <text:p text:style-name="P1"><text:s text:c="4"/>11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2 <text:s/>Bb3 <text:s/>58.27047 <text:s/>D#3 <text:s/>77.78175 <text:s/>G#3 <text:s/>103.8262 <text:s/>C#4 <text:s/>138.5913 <text:s/>F4 <text:s text:c="2"/>174.6141 <text:s/>Bb5 <text:s/>233.0819</text:p>
      <text:p text:style-name="P1"><text:s text:c="4"/>13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4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5 <text:s/>C#2 <text:s/>69.29566 <text:s/>F#3 <text:s/>92.49861 <text:s/>B4 <text:s text:c="2"/>123.4708 <text:s/>E4 <text:s text:c="2"/>164.8324 <text:s/>G#4 <text:s/>207.6523 <text:s/>C#5 <text:s/>277.1826</text:p>
      <text:p text:style-name="P1"><text:s text:c="4"/>16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7 <text:s/>D#3 <text:s/>77.78175 <text:s/>G#3 <text:s/>103.8262 <text:s/>C#4 <text:s/>138.5913 <text:s/>F#4 <text:s/>184.9972 <text:s/>Bb5 <text:s/>233.0819 <text:s/>D#5 <text:s/>311.127</text:p>
      <text:p text:style-name="P1"><text:s text:c="4"/>18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9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20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21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22 <text:s/>G#3 <text:s/>103.8262 <text:s/>C#4 <text:s/>138.5913 <text:s/>F#4 <text:s/>184.9972 <text:s/>B5 <text:s text:c="2"/>246.9417 <text:s/>D#5 <text:s/>311.127 <text:s text:c="2"/>G#5 <text:s/>415.3047</text:p>
      <text:p text:style-name="P1"><text:s text:c="4"/>23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24 <text:s/>Bb4 <text:s/>116.5409 <text:s/>D#4 <text:s/>155.5635 <text:s/>G#4 <text:s/>207.6523 <text:s/>C#5 <text:s/>277.1826 <text:s/>F5 <text:s text:c="2"/>349.2282 <text:s/>Bb6 <text:s/>466.163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-5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B2 <text:s text:c="2"/>30.86771 <text:s/>E2 <text:s text:c="2"/>41.20344 <text:s/>A3 <text:s text:c="2"/>55 <text:s text:c="7"/>D3 <text:s text:c="2"/>73.41619 <text:s/>F#3 <text:s/>92.49861 <text:s/>B4 <text:s text:c="2"/>123.4708</text:p>
      <text:p text:style-name="P1"><text:s text:c="4"/>1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2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3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4 <text:s text:c="2"/>D#2 <text:s/>38.89087 <text:s/>G#2 <text:s/>51.91309 <text:s/>C#3 <text:s/>69.29566 <text:s/>F#3 <text:s/>92.49861 <text:s/>Bb4 <text:s/>116.5409 <text:s/>D#4 <text:s/>155.5635</text:p>
      <text:p text:style-name="P1"><text:s text:c="4"/>5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6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7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8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9 <text:s text:c="2"/>G#2 <text:s/>51.91309 <text:s/>C#3 <text:s/>69.29566 <text:s/>F#3 <text:s/>92.49861 <text:s/>B4 <text:s text:c="2"/>123.4708 <text:s/>D#4 <text:s/>155.5635 <text:s/>G#4 <text:s/>207.6523</text:p>
      <text:p text:style-name="P1"><text:s text:c="4"/>10 <text:s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1 <text:s/>Bb3 <text:s/>58.27047 <text:s/>D#3 <text:s/>77.78175 <text:s/>G#3 <text:s/>103.8262 <text:s/>C#4 <text:s/>138.5913 <text:s/>F4 <text:s text:c="2"/>174.6141 <text:s/>Bb5 <text:s/>233.0819</text:p>
      <text:p text:style-name="P1"><text:s text:c="4"/>12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3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4 <text:s/>C#2 <text:s/>69.29566 <text:s/>F#3 <text:s/>92.49861 <text:s/>B4 <text:s text:c="2"/>123.4708 <text:s/>E4 <text:s text:c="2"/>164.8324 <text:s/>G#4 <text:s/>207.6523 <text:s/>C#5 <text:s/>277.1826</text:p>
      <text:p text:style-name="P1"><text:s text:c="4"/>15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6 <text:s/>D#3 <text:s/>77.78175 <text:s/>G#3 <text:s/>103.8262 <text:s/>C#4 <text:s/>138.5913 <text:s/>F#4 <text:s/>184.9972 <text:s/>Bb5 <text:s/>233.0819 <text:s/>D#5 <text:s/>311.127</text:p>
      <text:p text:style-name="P1"><text:s text:c="4"/>17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8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9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20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21 <text:s/>G#3 <text:s/>103.8262 <text:s/>C#4 <text:s/>138.5913 <text:s/>F#4 <text:s/>184.9972 <text:s/>B5 <text:s text:c="2"/>246.9417 <text:s/>D#5 <text:s/>311.127 <text:s text:c="2"/>G#5 <text:s/>415.3047</text:p>
      <text:p text:style-name="P1"><text:s text:c="4"/>22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23 <text:s/>Bb4 <text:s/>116.5409 <text:s/>D#4 <text:s/>155.5635 <text:s/>G#4 <text:s/>207.6523 <text:s/>C#5 <text:s/>277.1826 <text:s/>F5 <text:s text:c="2"/>349.2282 <text:s/>Bb6 <text:s/>466.1638</text:p>
      <text:p text:style-name="P1"><text:s text:c="4"/>24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/>
      <text:p text:style-name="P1">-4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C2 <text:s text:c="2"/>32.7032 <text:s text:c="2"/>F2 <text:s text:c="2"/>43.65353 <text:s/>Bb3 <text:s/>58.27047 <text:s/>D#3 <text:s/>77.78175 <text:s/>G3 <text:s text:c="2"/>97.99886 <text:s/>C4 <text:s text:c="2"/>130.8128</text:p>
      <text:p text:style-name="P1"><text:s text:c="4"/>1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2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3 <text:s text:c="2"/>D#2 <text:s/>38.89087 <text:s/>G#2 <text:s/>51.91309 <text:s/>C#3 <text:s/>69.29566 <text:s/>F#3 <text:s/>92.49861 <text:s/>Bb4 <text:s/>116.5409 <text:s/>D#4 <text:s/>155.5635</text:p>
      <text:p text:style-name="P1"><text:s text:c="4"/>4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5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6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7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8 <text:s text:c="2"/>G#2 <text:s/>51.91309 <text:s/>C#3 <text:s/>69.29566 <text:s/>F#3 <text:s/>92.49861 <text:s/>B4 <text:s text:c="2"/>123.4708 <text:s/>D#4 <text:s/>155.5635 <text:s/>G#4 <text:s/>207.6523</text:p>
      <text:p text:style-name="P1"><text:s text:c="4"/>9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0 <text:s/>Bb3 <text:s/>58.27047 <text:s/>D#3 <text:s/>77.78175 <text:s/>G#3 <text:s/>103.8262 <text:s/>C#4 <text:s/>138.5913 <text:s/>F4 <text:s text:c="2"/>174.6141 <text:s/>Bb5 <text:s/>233.0819</text:p>
      <text:p text:style-name="P1"><text:s text:c="4"/>11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2 <text:s/>C3 <text:s text:c="2"/>65.40639 <text:s/>F3 <text:s text:c="2"/>87.30706 <text:s/>Bb4 <text:s/>116.5409 <text:s/>D#4 <text:s/>155.5635 <text:s/>G4 <text:s text:c="2"/>195.9977 <text:s/>C5 <text:s text:c="2"/>261.6256 <text:s text:c="3"/></text:p>
      <text:p text:style-name="P1"><text:s text:c="4"/>13 <text:s/>C#2 <text:s/>69.29566 <text:s/>F#3 <text:s/>92.49861 <text:s/>B4 <text:s text:c="2"/>123.4708 <text:s/>E4 <text:s text:c="2"/>164.8324 <text:s/>G#4 <text:s/>207.6523 <text:s/>C#5 <text:s/>277.1826</text:p>
      <text:p text:style-name="P1"><text:s text:c="4"/>14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5 <text:s/>D#3 <text:s/>77.78175 <text:s/>G#3 <text:s/>103.8262 <text:s/>C#4 <text:s/>138.5913 <text:s/>F#4 <text:s/>184.9972 <text:s/>Bb5 <text:s/>233.0819 <text:s/>D#5 <text:s/>311.127</text:p>
      <text:p text:style-name="P1"><text:s text:c="4"/>16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7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8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9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20 <text:s/>G#3 <text:s/>103.8262 <text:s/>C#4 <text:s/>138.5913 <text:s/>F#4 <text:s/>184.9972 <text:s/>B5 <text:s text:c="2"/>246.9417 <text:s/>D#5 <text:s/>311.127 <text:s text:c="2"/>G#5 <text:s/>415.3047</text:p>
      <text:p text:style-name="P1"><text:s text:c="4"/>21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22 <text:s/>Bb4 <text:s/>116.5409 <text:s/>D#4 <text:s/>155.5635 <text:s/>G#4 <text:s/>207.6523 <text:s/>C#5 <text:s/>277.1826 <text:s/>F5 <text:s text:c="2"/>349.2282 <text:s/>Bb6 <text:s/>466.1638</text:p>
      <text:p text:style-name="P1"><text:s text:c="4"/>23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24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-3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C#2 <text:s/>34.64783 <text:s/>F#2 <text:s/>46.2493 <text:s text:c="2"/>B3 <text:s text:c="2"/>61.73541 <text:s/>E3 <text:s text:c="2"/>82.40689 <text:s/>G#3 <text:s/>103.8262 <text:s/>C#4 <text:s/>138.5913</text:p>
      <text:p text:style-name="P1"><text:s text:c="4"/>1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2 <text:s text:c="2"/>D#2 <text:s/>38.89087 <text:s/>G#2 <text:s/>51.91309 <text:s/>C#3 <text:s/>69.29566 <text:s/>F#3 <text:s/>92.49861 <text:s/>Bb4 <text:s/>116.5409 <text:s/>D#4 <text:s/>155.5635</text:p>
      <text:p text:style-name="P1"><text:s text:c="4"/>3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4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5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6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7 <text:s text:c="2"/>G#2 <text:s/>51.91309 <text:s/>C#3 <text:s/>69.29566 <text:s/>F#3 <text:s/>92.49861 <text:s/>B4 <text:s text:c="2"/>123.4708 <text:s/>D#4 <text:s/>155.5635 <text:s/>G#4 <text:s/>207.6523</text:p>
      <text:p text:style-name="P1"><text:s text:c="4"/>8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9 <text:s text:c="2"/>Bb3 <text:s/>58.27047 <text:s/>D#3 <text:s/>77.78175 <text:s/>G#3 <text:s/>103.8262 <text:s/>C#4 <text:s/>138.5913 <text:s/>F4 <text:s text:c="2"/>174.6141 <text:s/>Bb5 <text:s/>233.0819</text:p>
      <text:p text:style-name="P1"><text:s text:c="4"/>10 <text:s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1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2 <text:s/>C#2 <text:s/>69.29566 <text:s/>F#3 <text:s/>92.49861 <text:s/>B4 <text:s text:c="2"/>123.4708 <text:s/>E4 <text:s text:c="2"/>164.8324 <text:s/>G#4 <text:s/>207.6523 <text:s/>C#5 <text:s/>277.1826</text:p>
      <text:p text:style-name="P1"><text:s text:c="4"/>13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4 <text:s/>D#3 <text:s/>77.78175 <text:s/>G#3 <text:s/>103.8262 <text:s/>C#4 <text:s/>138.5913 <text:s/>F#4 <text:s/>184.9972 <text:s/>Bb5 <text:s/>233.0819 <text:s/>D#5 <text:s/>311.127</text:p>
      <text:p text:style-name="P1"><text:s text:c="4"/>15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6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7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8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9 <text:s/>G#3 <text:s/>103.8262 <text:s/>C#4 <text:s/>138.5913 <text:s/>F#4 <text:s/>184.9972 <text:s/>B5 <text:s text:c="2"/>246.9417 <text:s/>D#5 <text:s/>311.127 <text:s text:c="2"/>G#5 <text:s/>415.3047</text:p>
      <text:p text:style-name="P1"><text:s text:c="4"/>20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21 <text:s/>Bb4 <text:s/>116.5409 <text:s/>D#4 <text:s/>155.5635 <text:s/>G#4 <text:s/>207.6523 <text:s/>C#5 <text:s/>277.1826 <text:s/>F5 <text:s text:c="2"/>349.2282 <text:s/>Bb6 <text:s/>466.1638</text:p>
      <text:p text:style-name="P1"><text:s text:c="4"/>22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23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24 <text:s/>C#4 <text:s/>138.5913 <text:s/>F#4 <text:s/>184.9972 <text:s/>B5 <text:s text:c="2"/>246.9417 <text:s/>E5 <text:s text:c="2"/>329.6276 <text:s/>G#5 <text:s/>415.3047 <text:s/>C#6 <text:s/>554.3653</text:p>
      <text:p text:style-name="P1"/>
      <text:p text:style-name="P1">-2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D2 <text:s text:c="2"/>36.7081 <text:s text:c="2"/>G2 <text:s text:c="2"/>48.99943 <text:s/>C3 <text:s text:c="2"/>65.40639 <text:s/>F3 <text:s text:c="2"/>87.30706 <text:s/>A4 <text:s text:c="2"/>110 <text:s text:c="6"/>D4 <text:s text:c="2"/>146.8324</text:p>
      <text:p text:style-name="P1"><text:s text:c="4"/>1 <text:s text:c="2"/>D#2 <text:s/>38.89087 <text:s/>G#2 <text:s/>51.91309 <text:s/>C#3 <text:s/>69.29566 <text:s/>F#3 <text:s/>92.49861 <text:s/>Bb4 <text:s/>116.5409 <text:s/>D#4 <text:s/>155.5635</text:p>
      <text:p text:style-name="P1"><text:s text:c="4"/>2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3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4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5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6 <text:s text:c="2"/>G#2 <text:s/>51.91309 <text:s/>C#3 <text:s/>69.29566 <text:s/>F#3 <text:s/>92.49861 <text:s/>B4 <text:s text:c="2"/>123.4708 <text:s/>D#4 <text:s/>155.5635 <text:s/>G#4 <text:s/>207.6523</text:p>
      <text:p text:style-name="P1"><text:s text:c="4"/>7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8 <text:s text:c="2"/>Bb3 <text:s/>58.27047 <text:s/>D#3 <text:s/>77.78175 <text:s/>G#3 <text:s/>103.8262 <text:s/>C#4 <text:s/>138.5913 <text:s/>F4 <text:s text:c="2"/>174.6141 <text:s/>Bb5 <text:s/>233.0819</text:p>
      <text:p text:style-name="P1"><text:s text:c="4"/>9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0 <text:s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1 <text:s/>C#2 <text:s/>69.29566 <text:s/>F#3 <text:s/>92.49861 <text:s/>B4 <text:s text:c="2"/>123.4708 <text:s/>E4 <text:s text:c="2"/>164.8324 <text:s/>G#4 <text:s/>207.6523 <text:s/>C#5 <text:s/>277.1826</text:p>
      <text:p text:style-name="P1"><text:s text:c="4"/>12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3 <text:s/>D#3 <text:s/>77.78175 <text:s/>G#3 <text:s/>103.8262 <text:s/>C#4 <text:s/>138.5913 <text:s/>F#4 <text:s/>184.9972 <text:s/>Bb5 <text:s/>233.0819 <text:s/>D#5 <text:s/>311.127</text:p>
      <text:p text:style-name="P1"><text:s text:c="4"/>14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5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6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7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8 <text:s/>G#3 <text:s/>103.8262 <text:s/>C#4 <text:s/>138.5913 <text:s/>F#4 <text:s/>184.9972 <text:s/>B5 <text:s text:c="2"/>246.9417 <text:s/>D#5 <text:s/>311.127 <text:s text:c="2"/>G#5 <text:s/>415.3047</text:p>
      <text:p text:style-name="P1"><text:s text:c="4"/>19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20 <text:s/>Bb4 <text:s/>116.5409 <text:s/>D#4 <text:s/>155.5635 <text:s/>G#4 <text:s/>207.6523 <text:s/>C#5 <text:s/>277.1826 <text:s/>F5 <text:s text:c="2"/>349.2282 <text:s/>Bb6 <text:s/>466.1638</text:p>
      <text:p text:style-name="P1"><text:s text:c="4"/>21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22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23 <text:s/>C#4 <text:s/>138.5913 <text:s/>F#4 <text:s/>184.9972 <text:s/>B5 <text:s text:c="2"/>246.9417 <text:s/>E5 <text:s text:c="2"/>329.6276 <text:s/>G#5 <text:s/>415.3047 <text:s/>C#6 <text:s/>554.3653</text:p>
      <text:p text:style-name="P1"><text:s text:c="4"/>24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-1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D#2 <text:s/>38.89087 <text:s/>G#2 <text:s/>51.91309 <text:s/>C#3 <text:s/>69.29566 <text:s/>F#3 <text:s/>92.49861 <text:s/>Bb4 <text:s/>116.5409 <text:s/>D#4 <text:s/>155.5635</text:p>
      <text:p text:style-name="P1"><text:s text:c="4"/>1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2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3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4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5 <text:s text:c="2"/>G#2 <text:s/>51.91309 <text:s/>C#3 <text:s/>69.29566 <text:s/>F#3 <text:s/>92.49861 <text:s/>B4 <text:s text:c="2"/>123.4708 <text:s/>D#4 <text:s/>155.5635 <text:s/>G#4 <text:s/>207.6523</text:p>
      <text:p text:style-name="P1"><text:s text:c="4"/>6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7 <text:s text:c="2"/>Bb3 <text:s/>58.27047 <text:s/>D#3 <text:s/>77.78175 <text:s/>G#3 <text:s/>103.8262 <text:s/>C#4 <text:s/>138.5913 <text:s/>F4 <text:s text:c="2"/>174.6141 <text:s/>Bb5 <text:s/>233.0819</text:p>
      <text:p text:style-name="P1"><text:s text:c="4"/>8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9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0 <text:s/>C#2 <text:s/>69.29566 <text:s/>F#3 <text:s/>92.49861 <text:s/>B4 <text:s text:c="2"/>123.4708 <text:s/>E4 <text:s text:c="2"/>164.8324 <text:s/>G#4 <text:s/>207.6523 <text:s/>C#5 <text:s/>277.1826</text:p>
      <text:p text:style-name="P1"><text:s text:c="4"/>11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2 <text:s/>D#3 <text:s/>77.78175 <text:s/>G#3 <text:s/>103.8262 <text:s/>C#4 <text:s/>138.5913 <text:s/>F#4 <text:s/>184.9972 <text:s/>Bb5 <text:s/>233.0819 <text:s/>D#5 <text:s/>311.127</text:p>
      <text:p text:style-name="P1"><text:s text:c="4"/>13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4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5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6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7 <text:s/>G#3 <text:s/>103.8262 <text:s/>C#4 <text:s/>138.5913 <text:s/>F#4 <text:s/>184.9972 <text:s/>B5 <text:s text:c="2"/>246.9417 <text:s/>D#5 <text:s/>311.127 <text:s text:c="2"/>G#5 <text:s/>415.3047</text:p>
      <text:p text:style-name="P1"><text:s text:c="4"/>18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9 <text:s/>Bb4 <text:s/>116.5409 <text:s/>D#4 <text:s/>155.5635 <text:s/>G#4 <text:s/>207.6523 <text:s/>C#5 <text:s/>277.1826 <text:s/>F5 <text:s text:c="2"/>349.2282 <text:s/>Bb6 <text:s/>466.1638</text:p>
      <text:p text:style-name="P1"><text:s text:c="4"/>20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21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22 <text:s/>C#4 <text:s/>138.5913 <text:s/>F#4 <text:s/>184.9972 <text:s/>B5 <text:s text:c="2"/>246.9417 <text:s/>E5 <text:s text:c="2"/>329.6276 <text:s/>G#5 <text:s/>415.3047 <text:s/>C#6 <text:s/>554.3653</text:p>
      <text:p text:style-name="P1"><text:s text:c="4"/>23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24 <text:s/>D#4 <text:s/>155.5635 <text:s/>G#4 <text:s/>207.6523 <text:s/>C#5 <text:s/>277.1826 <text:s/>F#5 <text:s/>369.9944 <text:s/>Bb6 <text:s/>466.1638 <text:s/>D#6 <text:s/>622.254</text:p>
      <text:p text:style-name="P1"/>
      <text:p text:style-name="P1">Standard Tuning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E2 <text:s text:c="2"/>41.20344 <text:s/>A3 <text:s text:c="2"/>55 <text:s text:c="7"/>D3 <text:s text:c="2"/>73.41619 <text:s/>G3 <text:s text:c="2"/>97.99886 <text:s/>B4 <text:s text:c="2"/>123.4708 <text:s/>E4 <text:s text:c="2"/>164.8138</text:p>
      <text:p text:style-name="P1"><text:s text:c="4"/>1 <text:s text:c="2"/>F2 <text:s text:c="2"/>43.65353 <text:s/>Bb3 <text:s/>58.27047 <text:s/>D#3 <text:s/>77.78175 <text:s/>G#3 <text:s/>103.8262 <text:s/>C4 <text:s text:c="2"/>130.8128 <text:s/>F4 <text:s text:c="2"/>174.6141</text:p>
      <text:p text:style-name="P1"><text:s text:c="4"/>2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3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4 <text:s text:c="2"/>G#2 <text:s/>51.91309 <text:s/>C#3 <text:s/>69.29566 <text:s/>F#3 <text:s/>92.49861 <text:s/>B4 <text:s text:c="2"/>123.4708 <text:s/>D#4 <text:s/>155.5635 <text:s/>G#4 <text:s/>207.6523</text:p>
      <text:p text:style-name="P1"><text:s text:c="4"/>5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6 <text:s text:c="2"/>Bb3 <text:s/>58.27047 <text:s/>D#3 <text:s/>77.78175 <text:s/>G#3 <text:s/>103.8262 <text:s/>C#4 <text:s/>138.5913 <text:s/>F4 <text:s text:c="2"/>174.6141 <text:s/>Bb5 <text:s/>233.0819</text:p>
      <text:p text:style-name="P1"><text:s text:c="4"/>7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8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9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10 <text:s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1 <text:s/>D#3 <text:s/>77.78175 <text:s/>G#3 <text:s/>103.8262 <text:s/>C#4 <text:s/>138.5913 <text:s/>F#4 <text:s/>184.9972 <text:s/>Bb5 <text:s/>233.0819 <text:s/>D#5 <text:s/>311.127</text:p>
      <text:p text:style-name="P1"><text:s text:c="4"/>12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3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4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5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6 <text:s/>G#3 <text:s/>103.8262 <text:s/>C#4 <text:s/>138.5913 <text:s/>F#4 <text:s/>184.9972 <text:s/>B5 <text:s text:c="2"/>246.9417 <text:s/>D#5 <text:s/>311.127 <text:s text:c="2"/>G#5 <text:s/>415.3047</text:p>
      <text:p text:style-name="P1"><text:s text:c="4"/>17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8 <text:s/>Bb4 <text:s/>116.5409 <text:s/>D#4 <text:s/>155.5635 <text:s/>G#4 <text:s/>207.6523 <text:s/>C#5 <text:s/>277.1826 <text:s/>F5 <text:s text:c="2"/>349.2282 <text:s/>Bb6 <text:s/>466.1638</text:p>
      <text:p text:style-name="P1"><text:s text:c="4"/>19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20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21 <text:s/>C#4 <text:s/>138.5913 <text:s/>F#4 <text:s/>184.9972 <text:s/>B5 <text:s text:c="2"/>246.9417 <text:s/>E5 <text:s text:c="2"/>329.6276 <text:s/>G#5 <text:s/>415.3047 <text:s/>C#6 <text:s/>554.3653</text:p>
      <text:p text:style-name="P1"><text:s text:c="4"/>22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23 <text:s/>D#4 <text:s/>155.5635 <text:s/>G#4 <text:s/>207.6523 <text:s/>C#5 <text:s/>277.1826 <text:s/>F#5 <text:s/>369.9944 <text:s/>Bb6 <text:s/>466.1638 <text:s/>D#6 <text:s/>622.254</text:p>
      <text:p text:style-name="P1"><text:s text:c="4"/>24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1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F2 <text:s text:c="2"/>43.65353 <text:s/>Bb3 <text:s/>58.27047 <text:s/>D#3 <text:s/>77.78175 <text:s/>G#3 <text:s/>103.8262 <text:s/>C4 <text:s/>130.8128 <text:s text:c="2"/>F4 <text:s text:c="2"/>174.6141</text:p>
      <text:p text:style-name="P1"><text:s text:c="4"/>1 <text:s text:c="2"/>F#2 <text:s/>46.2493 <text:s text:c="2"/>B3 <text:s text:c="2"/>61.73541 <text:s/>E3 <text:s text:c="2"/>82.40689 <text:s/>A4 <text:s text:c="2"/>110 <text:s text:c="6"/>C#4 138.5913 <text:s text:c="2"/>F#4 <text:s/>184.9972</text:p>
      <text:p text:style-name="P1"><text:s text:c="4"/>2 <text:s text:c="2"/>G2 <text:s text:c="2"/>48.99943 <text:s/>C3 <text:s text:c="2"/>65.40639 <text:s/>F3 <text:s text:c="2"/>87.30706 <text:s/>Bb4 <text:s/>116.5409 <text:s/>C4 <text:s/>146.8324 <text:s text:c="2"/>G4 <text:s text:c="2"/>195.9977</text:p>
      <text:p text:style-name="P1"><text:s text:c="4"/>3 <text:s text:c="2"/>G#2 <text:s/>51.91309 <text:s/>C#3 <text:s/>69.29566 <text:s/>F#3 <text:s/>92.49861 <text:s/>B4 <text:s text:c="2"/>123.4708 <text:s/>D#4 <text:s/>155.5635 <text:s/>G#4 <text:s/>207.6523</text:p>
      <text:p text:style-name="P1"><text:s text:c="4"/>4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5 <text:s text:c="2"/>Bb3 <text:s/>58.27047 <text:s/>D#3 <text:s/>77.78175 <text:s/>G#3 <text:s/>103.8262 <text:s/>C#4 <text:s/>138.5913 <text:s/>F4 <text:s text:c="2"/>174.6141 <text:s/>Bb5 <text:s/>233.0819</text:p>
      <text:p text:style-name="P1"><text:s text:c="4"/>6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7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8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9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0 <text:s/>D#3 <text:s/>77.78175 <text:s/>G#3 <text:s/>103.8262 <text:s/>C#4 <text:s/>138.5913 <text:s/>F#4 <text:s/>184.9972 <text:s/>Bb5 <text:s/>233.0819 <text:s/>D#5 <text:s/>311.127</text:p>
      <text:p text:style-name="P1"><text:s text:c="4"/>11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2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3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4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5 <text:s/>G#3 <text:s/>103.8262 <text:s/>C#4 <text:s/>138.5913 <text:s/>F#4 <text:s/>184.9972 <text:s/>B5 <text:s text:c="2"/>246.9417 <text:s/>D#5 <text:s/>311.127 <text:s text:c="2"/>G#5 <text:s/>415.3047</text:p>
      <text:p text:style-name="P1"><text:s text:c="4"/>16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7 <text:s/>Bb4 <text:s/>116.5409 <text:s/>D#4 <text:s/>155.5635 <text:s/>G#4 <text:s/>207.6523 <text:s/>C#5 <text:s/>277.1826 <text:s/>F5 <text:s text:c="2"/>349.2282 <text:s/>Bb6 <text:s/>466.1638</text:p>
      <text:p text:style-name="P1"><text:s text:c="4"/>18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9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20 <text:s/>C#4 <text:s/>138.5913 <text:s/>F#4 <text:s/>184.9972 <text:s/>B5 <text:s text:c="2"/>246.9417 <text:s/>E5 <text:s text:c="2"/>329.6276 <text:s/>G#5 <text:s/>415.3047 <text:s/>C#6 <text:s/>554.3653</text:p>
      <text:p text:style-name="P1"><text:s text:c="4"/>21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22 <text:s/>D#4 <text:s/>155.5635 <text:s/>G#4 <text:s/>207.6523 <text:s/>C#5 <text:s/>277.1826 <text:s/>F#5 <text:s/>369.9944 <text:s/>Bb6 <text:s/>466.1638 <text:s/>D#6 622.254</text:p>
      <text:p text:style-name="P1"><text:s text:c="4"/>23 <text:s/>E4 <text:s text:c="2"/>164.8324 <text:s/>A5 <text:s text:c="2"/>220 <text:s text:c="6"/>D5 <text:s text:c="2"/>293.6648 <text:s/>G5 <text:s text:c="2"/>391.9954 <text:s/>B6 <text:s text:c="2"/>493.8833 <text:s/>E6 <text:s/>659.2551</text:p>
      <text:p text:style-name="P1"><text:s text:c="4"/>24 <text:s/>F4 <text:s text:c="2"/>174.6141 <text:s/>Bb5 <text:s/>233.0819 <text:s/>D#5 <text:s/>311.127 <text:s text:c="2"/>G#5 <text:s/>415.3047 <text:s/>C6 <text:s text:c="2"/>523.2511 <text:s/>F6 <text:s/>698.4565</text:p>
      <text:p text:style-name="P1"/>
      <text:p text:style-name="P1">+2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F#2 <text:s/>46.2493 <text:s text:c="2"/>B3 <text:s text:c="2"/>61.73541 <text:s/>E3 <text:s text:c="2"/>82.40689 <text:s/>A4 <text:s text:c="2"/>110 <text:s text:c="6"/>C#4 <text:s/>138.5913 <text:s/>F#4 <text:s/>184.9972</text:p>
      <text:p text:style-name="P1"><text:s text:c="4"/>1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2 <text:s text:c="2"/>G#2 <text:s/>51.91309 <text:s/>C#3 <text:s/>69.29566 <text:s/>F#3 <text:s/>92.49861 <text:s/>B4 <text:s text:c="2"/>123.4708 <text:s/>D#4 <text:s/>155.5635 <text:s/>G#4 <text:s/>207.6523</text:p>
      <text:p text:style-name="P1"><text:s text:c="4"/>3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4 <text:s text:c="2"/>Bb3 <text:s/>58.27047 <text:s/>D#3 <text:s/>77.78175 <text:s/>G#3 <text:s/>103.8262 <text:s/>C#4 <text:s/>138.5913 <text:s/>F4 <text:s text:c="2"/>174.6141 <text:s/>Bb5 <text:s/>233.0819</text:p>
      <text:p text:style-name="P1"><text:s text:c="4"/>5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6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7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8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9 <text:s text:c="2"/>D#3 <text:s/>77.78175 <text:s/>G#3 <text:s/>103.8262 <text:s/>C#4 <text:s/>138.5913 <text:s/>F#4 <text:s/>184.9972 <text:s/>Bb5 <text:s/>233.0819 <text:s/>D#5 <text:s/>311.127</text:p>
      <text:p text:style-name="P1"><text:s text:c="4"/>10 <text:s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1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2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3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4 <text:s/>G#3 <text:s/>103.8262 <text:s/>C#4 <text:s/>138.5913 <text:s/>F#4 <text:s/>184.9972 <text:s/>B5 <text:s text:c="2"/>246.9417 <text:s/>D#5 <text:s/>311.127 <text:s text:c="2"/>G#5 <text:s/>415.3047</text:p>
      <text:p text:style-name="P1"><text:s text:c="4"/>15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6 <text:s/>Bb4 <text:s/>116.5409 <text:s/>D#4 <text:s/>155.5635 <text:s/>G#4 <text:s/>207.6523 <text:s/>C#5 <text:s/>277.1826 <text:s/>F5 <text:s text:c="2"/>349.2282 <text:s/>Bb6 <text:s/>466.1638</text:p>
      <text:p text:style-name="P1"><text:s text:c="4"/>17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8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9 <text:s/>C#4 <text:s/>138.5913 <text:s/>F#4 <text:s/>184.9972 <text:s/>B5 <text:s text:c="2"/>246.9417 <text:s/>E5 <text:s text:c="2"/>329.6276 <text:s/>G#5 <text:s/>415.3047 <text:s/>C#6 <text:s/>554.3653</text:p>
      <text:p text:style-name="P1"><text:s text:c="4"/>20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21 <text:s/>D#4 <text:s/>155.5635 <text:s/>G#4 <text:s/>207.6523 <text:s/>C#5 <text:s/>277.1826 <text:s/>F#5 <text:s/>369.9944 <text:s/>Bb6 <text:s/>466.1638 <text:s/>D#6 <text:s/>622.254</text:p>
      <text:p text:style-name="P1"><text:s text:c="4"/>22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23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24 <text:s/>G4 <text:s text:c="2"/>184.9972 <text:s/>B5 <text:s text:c="2"/>246.9417 <text:s/>E5 <text:s text:c="2"/>329.6276 <text:s/>A6 <text:s text:c="2"/>440 <text:s text:c="6"/>C#6 <text:s/>554.3653 <text:s/>F#6 <text:s/>739.988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3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G2 <text:s text:c="2"/>48.99943 <text:s/>C3 <text:s text:c="2"/>65.40639 <text:s/>F3 <text:s text:c="2"/>87.30706 <text:s/>Bb4 <text:s/>116.5409 <text:s/>C4 <text:s text:c="2"/>146.8324 <text:s/>G4 <text:s text:c="2"/>195.9977</text:p>
      <text:p text:style-name="P1"><text:s text:c="4"/>1 <text:s text:c="2"/>G#2 <text:s/>51.91309 <text:s/>C#3 <text:s/>69.29566 <text:s/>F#3 <text:s/>92.49861 <text:s/>B4 <text:s text:c="2"/>123.4708 <text:s/>D#4 <text:s/>155.5635 <text:s/>G#4 <text:s/>207.6523</text:p>
      <text:p text:style-name="P1"><text:s text:c="4"/>2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3 <text:s text:c="2"/>Bb3 <text:s/>58.27047 <text:s/>D#3 <text:s/>77.78175 <text:s/>G#3 <text:s/>103.8262 <text:s/>C#4 <text:s/>138.5913 <text:s/>F4 <text:s text:c="2"/>174.6141 <text:s/>Bb5 <text:s/>233.0819</text:p>
      <text:p text:style-name="P1"><text:s text:c="4"/>4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5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6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7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8 <text:s text:c="2"/>D#3 <text:s/>77.78175 <text:s/>G#3 <text:s/>103.8262 <text:s/>C#4 <text:s/>138.5913 <text:s/>F#4 <text:s/>184.9972 <text:s/>Bb5 <text:s/>233.0819 <text:s/>D#5 <text:s/>311.127</text:p>
      <text:p text:style-name="P1"><text:s text:c="4"/>9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0 <text:s/>F3 <text:s text:c="2"/>87.30706 <text:s/>Bb4 <text:s/>116.5409 <text:s/>D#4 <text:s/>155.5635 <text:s/>G#4 <text:s/>207.6523 <text:s/>C5 <text:s text:c="2"/>261.6256 <text:s/>F5 <text:s text:c="2"/>349.2282</text:p>
      <text:p text:style-name="P1"><text:s text:c="4"/>11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2 <text:s/>G3 <text:s text:c="2"/>97.99886 <text:s/>C4 <text:s text:c="2"/>130.8128 <text:s/>F4 <text:s text:c="2"/>174.6141 <text:s/>Bb5 <text:s/>233.0819 <text:s/>D5 <text:s text:c="2"/>293.6648 <text:s/>G5 <text:s text:c="2"/>391.9954 <text:s text:c="3"/></text:p>
      <text:p text:style-name="P1"><text:s text:c="4"/>13 <text:s/>G#3 <text:s/>103.8262 <text:s/>C#4 <text:s/>138.5913 <text:s/>F#4 <text:s/>184.9972 <text:s/>B5 <text:s text:c="2"/>246.9417 <text:s/>D#5 <text:s/>311.127 <text:s text:c="2"/>G#5 <text:s/>415.3047</text:p>
      <text:p text:style-name="P1"><text:s text:c="4"/>14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5 <text:s/>Bb4 <text:s/>116.5409 <text:s/>D#4 <text:s/>155.5635 <text:s/>G#4 <text:s/>207.6523 <text:s/>C#5 <text:s/>277.1826 <text:s/>F5 <text:s text:c="2"/>349.2282 <text:s/>Bb6 <text:s/>466.1638</text:p>
      <text:p text:style-name="P1"><text:s text:c="4"/>16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7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8 <text:s/>C#4 <text:s/>138.5913 <text:s/>F#4 <text:s/>184.9972 <text:s/>B5 <text:s text:c="2"/>246.9417 <text:s/>E5 <text:s text:c="2"/>329.6276 <text:s/>G#5 <text:s/>415.3047 <text:s/>C#6 <text:s/>554.3653</text:p>
      <text:p text:style-name="P1"><text:s text:c="4"/>19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20 <text:s/>D#4 <text:s/>155.5635 <text:s/>G#4 <text:s/>207.6523 <text:s/>C#5 <text:s/>277.1826 <text:s/>F#5 <text:s/>369.9944 <text:s/>Bb6 <text:s/>466.1638 <text:s/>D#6 622.254</text:p>
      <text:p text:style-name="P1"><text:s text:c="4"/>21 <text:s/>E4 <text:s text:c="2"/>164.8324 <text:s/>A5 <text:s text:c="2"/>220 <text:s text:c="6"/>D5 <text:s text:c="2"/>293.6648 <text:s/>G5 <text:s text:c="2"/>391.9954 <text:s/>B6 <text:s text:c="2"/>493.8833 <text:s/>E6 <text:s/>659.2551</text:p>
      <text:p text:style-name="P1"><text:s text:c="4"/>22 <text:s/>F4 <text:s text:c="2"/>174.6141 <text:s/>Bb5 <text:s/>233.0819 <text:s/>D#5 <text:s/>311.127 <text:s text:c="2"/>G#5 <text:s/>415.3047 <text:s/>C6 <text:s text:c="2"/>523.2511 <text:s/>F6 <text:s/>698.4565</text:p>
      <text:p text:style-name="P1"><text:s text:c="4"/>23 <text:s/>G4 <text:s text:c="2"/>184.9972 <text:s/>B5 <text:s text:c="2"/>246.9417 <text:s/>E5 <text:s text:c="2"/>329.6276 <text:s/>A6 <text:s text:c="2"/>440 <text:s text:c="6"/>C#6 <text:s/>554.3653 <text:s/>F#6 739.9888</text:p>
      <text:p text:style-name="P1"><text:s text:c="4"/>24 <text:s/>G#4 <text:s/>195.9977 <text:s/>C5 <text:s text:c="2"/>261.6256 <text:s/>F5 <text:s text:c="2"/>349.2282 <text:s/>Bb6 <text:s/>466.1638 <text:s/>D6 <text:s text:c="2"/>587.3295 <text:s/>G6 <text:s/>783.9909</text:p>
      <text:p text:style-name="P1"/>
      <text:p text:style-name="P1">+4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G#2 <text:s/>51.91309 <text:s/>C#3 <text:s/>69.29566 <text:s/>F#3 <text:s/>92.49861 <text:s/>B4 <text:s text:c="2"/>123.4708 <text:s/>D#4 <text:s/>155.5635 <text:s/>G#4 <text:s/>207.6523</text:p>
      <text:p text:style-name="P1"><text:s text:c="4"/>1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2 <text:s text:c="2"/>Bb3 <text:s/>58.27047 <text:s/>D#3 <text:s/>77.78175 <text:s/>G#3 <text:s/>103.8262 <text:s/>C#4 <text:s/>138.5913 <text:s/>F4 <text:s text:c="2"/>174.6141 <text:s/>Bb5 <text:s/>233.0819</text:p>
      <text:p text:style-name="P1"><text:s text:c="4"/>3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4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5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6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7 <text:s text:c="2"/>D#3 <text:s/>77.78175 <text:s/>G#3 <text:s/>103.8262 <text:s/>C#4 <text:s/>138.5913 <text:s/>F#4 <text:s/>184.9972 <text:s/>Bb5 <text:s/>233.0819 <text:s/>D#5 <text:s/>311.127</text:p>
      <text:p text:style-name="P1"><text:s text:c="4"/>8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9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10 <text:s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1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2 <text:s/>G#3 <text:s/>103.8262 <text:s/>C#4 <text:s/>138.5913 <text:s/>F#4 <text:s/>184.9972 <text:s/>B5 <text:s text:c="2"/>246.9417 <text:s/>D#5 <text:s/>311.127 <text:s text:c="2"/>G#5 <text:s/>415.3047</text:p>
      <text:p text:style-name="P1"><text:s text:c="4"/>13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4 <text:s/>Bb4 <text:s/>116.5409 <text:s/>D#4 <text:s/>155.5635 <text:s/>G#4 <text:s/>207.6523 <text:s/>C#5 <text:s/>277.1826 <text:s/>F5 <text:s text:c="2"/>349.2282 <text:s/>Bb6 <text:s/>466.1638</text:p>
      <text:p text:style-name="P1"><text:s text:c="4"/>15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6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7 <text:s/>C#4 <text:s/>138.5913 <text:s/>F#4 <text:s/>184.9972 <text:s/>B5 <text:s text:c="2"/>246.9417 <text:s/>E5 <text:s text:c="2"/>329.6276 <text:s/>G#5 <text:s/>415.3047 <text:s/>C#6 <text:s/>554.3653</text:p>
      <text:p text:style-name="P1"><text:s text:c="4"/>18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9 <text:s/>D#4 <text:s/>155.5635 <text:s/>G#4 <text:s/>207.6523 <text:s/>C#5 <text:s/>277.1826 <text:s/>F#5 <text:s/>369.9944 <text:s/>Bb6 <text:s/>466.1638 <text:s/>D#6 <text:s/>622.254</text:p>
      <text:p text:style-name="P1"><text:s text:c="4"/>20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21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22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23 <text:s/>G#4 <text:s/>195.9977 <text:s/>C5 <text:s text:c="2"/>261.6256 <text:s/>F5 <text:s text:c="2"/>340 <text:s text:c="6"/>Bb6 <text:s/>466.1638 <text:s/>D6 <text:s text:c="2"/>587.3295 <text:s/>G6 <text:s text:c="2"/>783.9909</text:p>
      <text:p text:style-name="P1"><text:s text:c="4"/>24 <text:s/>A5 <text:s text:c="2"/>220 <text:s text:c="6"/>C#5 <text:s/>277.1826 <text:s/>F#5 <text:s/>369.9944 <text:s/>B6 <text:s text:c="2"/>493.8833 <text:s/>D#6 <text:s/>622.254 <text:s text:c="2"/>G#6 <text:s/>830.609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5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A3 <text:s text:c="2"/>55 <text:s text:c="7"/>D3 <text:s text:c="2"/>73.41619 <text:s/>G3 <text:s text:c="2"/>97.99886 <text:s/>C4 <text:s text:c="2"/>130.8128 <text:s/>E4 <text:s text:c="2"/>164.8324 <text:s/>A5 <text:s text:c="2"/>220</text:p>
      <text:p text:style-name="P1"><text:s text:c="4"/>1 <text:s text:c="2"/>Bb3 <text:s/>58.27047 <text:s/>D#3 <text:s/>77.78175 <text:s/>G#3 <text:s/>103.8262 <text:s/>C#4 <text:s/>138.5913 <text:s/>F4 <text:s text:c="2"/>174.6141 <text:s/>Bb5 <text:s/>233.0819</text:p>
      <text:p text:style-name="P1"><text:s text:c="4"/>2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3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4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5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6 <text:s text:c="2"/>D#3 <text:s/>77.78175 <text:s/>G#3 <text:s/>103.8262 <text:s/>C#4 <text:s/>138.5913 <text:s/>F#4 <text:s/>184.9972 <text:s/>Bb5 <text:s/>233.0819 <text:s/>D#5 <text:s/>311.127</text:p>
      <text:p text:style-name="P1"><text:s text:c="4"/>7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8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9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0 <text:s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1 <text:s/>G#3 <text:s/>103.8262 <text:s/>C#4 <text:s/>138.5913 <text:s/>F#4 <text:s/>184.9972 <text:s/>B5 <text:s text:c="2"/>246.9417 <text:s/>D#5 <text:s/>311.127 <text:s text:c="2"/>G#5 <text:s/>415.3047</text:p>
      <text:p text:style-name="P1"><text:s text:c="4"/>12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3 <text:s/>Bb4 <text:s/>116.5409 <text:s/>D#4 <text:s/>155.5635 <text:s/>G#4 <text:s/>207.6523 <text:s/>C#5 <text:s/>277.1826 <text:s/>F5 <text:s text:c="2"/>349.2282 <text:s/>Bb6 <text:s/>466.1638</text:p>
      <text:p text:style-name="P1"><text:s text:c="4"/>14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5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6 <text:s/>C#4 <text:s/>138.5913 <text:s/>F#4 <text:s/>184.9972 <text:s/>B5 <text:s text:c="2"/>246.9417 <text:s/>E5 <text:s text:c="2"/>329.6276 <text:s/>G#5 <text:s/>415.3047 <text:s/>C#6 <text:s/>554.3653</text:p>
      <text:p text:style-name="P1"><text:s text:c="4"/>17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8 <text:s/>D#4 <text:s/>155.5635 <text:s/>G#4 <text:s/>207.6523 <text:s/>C#5 <text:s/>277.1826 <text:s/>F#5 <text:s/>369.9944 <text:s/>Bb6 <text:s/>466.1638 <text:s/>D#6 <text:s/>622.254</text:p>
      <text:p text:style-name="P1"><text:s text:c="4"/>19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20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21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22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23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24 <text:s/>Bb5 <text:s/>233.0819 <text:s/>D5 <text:s text:c="2"/>293.6648 <text:s/>G5 <text:s text:c="2"/>391.9954 <text:s/>C6 <text:s text:c="2"/>523.2511 <text:s/>E6 <text:s text:c="2"/>659.2551 <text:s/>A7 <text:s text:c="2"/>880</text:p>
      <text:p text:style-name="P1"/>
      <text:p text:style-name="P1">+6 Frets</text:p>
      <text:p text:style-name="P1"><text:s text:c="4"/>S <text:s text:c="2"/>6 <text:s text:c="13"/>5 <text:s text:c="13"/>4 <text:s text:c="13"/>3 <text:s text:c="13"/>2 <text:s text:c="12"/>1</text:p>
      <text:p text:style-name="P1"/>
      <text:p text:style-name="P1"><text:s text:c="4"/>0 <text:s text:c="2"/>Bb3 <text:s/>58.27047 <text:s/>D#3 <text:s/>77.78175 <text:s/>G#3 <text:s/>103.8262 <text:s/>C#4 <text:s/>138.5913 <text:s/>F4 <text:s text:c="2"/>174.6141 <text:s/>Bb5 <text:s/>233.0819</text:p>
      <text:p text:style-name="P1"><text:s text:c="4"/>1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2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3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4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5 <text:s text:c="2"/>D#3 <text:s/>77.78175 <text:s/>G#3 <text:s/>103.8262 <text:s/>C#4 <text:s/>138.5913 <text:s/>F#4 <text:s/>184.9972 <text:s/>Bb5 <text:s/>233.0819 <text:s/>D#5 <text:s/>311.127</text:p>
      <text:p text:style-name="P1"><text:s text:c="4"/>6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7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8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9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10 <text:s/>G#3 <text:s/>103.8262 <text:s/>C#4 <text:s/>138.5913 <text:s/>F#4 <text:s/>184.9972 <text:s/>B5 <text:s text:c="2"/>246.9417 <text:s/>D#5 <text:s/>311.127 <text:s text:c="2"/>G#5 <text:s/>415.3047</text:p>
      <text:p text:style-name="P1"><text:s text:c="4"/>11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2 <text:s/>Bb4 <text:s/>116.5409 <text:s/>D#4 <text:s/>155.5635 <text:s/>G#4 <text:s/>207.6523 <text:s/>C#5 <text:s/>277.1826 <text:s/>F5 <text:s text:c="2"/>349.2282 <text:s/>Bb6 <text:s/>466.1638</text:p>
      <text:p text:style-name="P1"><text:s text:c="4"/>13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4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5 <text:s/>C#4 <text:s/>138.5913 <text:s/>F#4 <text:s/>184.9972 <text:s/>B5 <text:s text:c="2"/>246.9417 <text:s/>E5 <text:s text:c="2"/>329.6276 <text:s/>G#5 <text:s/>415.3047 <text:s/>C#6 <text:s/>554.3653</text:p>
      <text:p text:style-name="P1"><text:s text:c="4"/>16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7 <text:s/>D#4 <text:s/>155.5635 <text:s/>G#4 <text:s/>207.6523 <text:s/>C#5 <text:s/>277.1826 <text:s/>F#5 <text:s/>369.9944 <text:s/>Bb6 <text:s/>466.1638 <text:s/>D#6 <text:s/>622.254</text:p>
      <text:p text:style-name="P1"><text:s text:c="4"/>18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19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20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21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22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23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24 <text:s/>B5 <text:s text:c="2"/>246.9417 <text:s/>D#5 <text:s/>311.127 <text:s text:c="2"/>G#5 <text:s/>415.3047 <text:s/>C#6 <text:s/>554.3653 <text:s/>F6 <text:s text:c="2"/>698.4565 <text:s/>Bb7 <text:s/>932.327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7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B3 <text:s text:c="2"/>61.73541 <text:s/>E3 <text:s text:c="2"/>82.40689 <text:s/>A4 <text:s text:c="2"/>110 <text:s text:c="6"/>D4 <text:s text:c="2"/>146.8324 <text:s/>F#4 <text:s/>184.9972 <text:s/>B5 <text:s text:c="2"/>246.9417 </text:p>
      <text:p text:style-name="P1"><text:s text:c="4"/>1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2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3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4 <text:s text:c="2"/>D#3 <text:s/>77.78175 <text:s/>G#3 <text:s/>103.8262 <text:s/>C#4 <text:s/>138.5913 <text:s/>F#4 <text:s/>184.9972 <text:s/>Bb5 <text:s/>233.0819 <text:s/>D#5 <text:s/>311.127</text:p>
      <text:p text:style-name="P1"><text:s text:c="4"/>5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6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7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8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9 <text:s text:c="2"/>G#3 <text:s/>103.8262 <text:s/>C#4 <text:s/>138.5913 <text:s/>F#4 <text:s/>184.9972 <text:s/>B5 <text:s text:c="2"/>246.9417 <text:s/>D#5 <text:s/>311.127 <text:s text:c="2"/>G#5 <text:s/>415.3047</text:p>
      <text:p text:style-name="P1"><text:s text:c="4"/>10 <text:s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1 <text:s/>Bb4 <text:s/>116.5409 <text:s/>D#4 <text:s/>155.5635 <text:s/>G#4 <text:s/>207.6523 <text:s/>C#5 <text:s/>277.1826 <text:s/>F5 <text:s text:c="2"/>349.2282 <text:s/>Bb6 <text:s/>466.1638</text:p>
      <text:p text:style-name="P1"><text:s text:c="4"/>12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3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4 <text:s/>C#4 <text:s/>138.5913 <text:s/>F#4 <text:s/>184.9972 <text:s/>B5 <text:s text:c="2"/>246.9417 <text:s/>E5 <text:s text:c="2"/>329.6276 <text:s/>G#5 <text:s/>415.3047 <text:s/>C#6 <text:s/>554.3653</text:p>
      <text:p text:style-name="P1"><text:s text:c="4"/>15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6 <text:s/>D#4 <text:s/>155.5635 <text:s/>G#4 <text:s/>207.6523 <text:s/>C#5 <text:s/>277.1826 <text:s/>F#5 <text:s/>369.9944 <text:s/>Bb6 <text:s/>466.1638 <text:s/>D#6 <text:s/>622.254</text:p>
      <text:p text:style-name="P1"><text:s text:c="4"/>17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18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19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20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21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22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23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24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/>
      <text:p text:style-name="P1">+8 Frets</text:p>
      <text:p text:style-name="P1"><text:s text:c="4"/>S <text:s text:c="2"/>6 <text:s text:c="13"/>5 <text:s text:c="13"/>4 <text:s text:c="13"/>3 <text:s text:c="14"/>2 <text:s text:c="8"/>1</text:p>
      <text:p text:style-name="P1"/>
      <text:p text:style-name="P1"><text:s text:c="4"/>0 <text:s text:c="2"/>C3 <text:s text:c="2"/>65.40639 <text:s/>F3 <text:s text:c="2"/>87.30706 <text:s/>Bb4 <text:s/>116.5409 <text:s/>D#4 <text:s/>155.5635 <text:s/>G4 <text:s text:c="2"/>195.9977 <text:s/>C5 <text:s text:c="2"/>261.6256</text:p>
      <text:p text:style-name="P1"><text:s text:c="4"/>1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2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3 <text:s text:c="2"/>D#3 <text:s/>77.78175 <text:s/>G#3 <text:s/>103.8262 <text:s/>C#4 <text:s/>138.5913 <text:s/>F#4 <text:s/>184.9972 <text:s/>Bb5 <text:s/>233.0819 <text:s/>D#5 <text:s/>311.127</text:p>
      <text:p text:style-name="P1"><text:s text:c="4"/>4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5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6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7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8 <text:s text:c="2"/>G#3 <text:s/>103.8262 <text:s/>C#4 <text:s/>138.5913 <text:s/>F#4 <text:s/>184.9972 <text:s/>B5 <text:s text:c="2"/>246.9417 <text:s/>D#5 <text:s/>311.127 <text:s text:c="2"/>G#5 <text:s/>415.3047</text:p>
      <text:p text:style-name="P1"><text:s text:c="4"/>9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0 <text:s/>Bb4 <text:s/>116.5409 <text:s/>D#4 <text:s/>155.5635 <text:s/>G#4 <text:s/>207.6523 <text:s/>C#5 <text:s/>277.1826 <text:s/>F5 <text:s text:c="2"/>349.2282 <text:s/>Bb6 <text:s/>466.1638</text:p>
      <text:p text:style-name="P1"><text:s text:c="4"/>11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2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3 <text:s/>C#4 <text:s/>138.5913 <text:s/>F#4 <text:s/>184.9972 <text:s/>B5 <text:s text:c="2"/>246.9417 <text:s/>E5 <text:s text:c="2"/>329.6276 <text:s/>G#5 <text:s/>415.3047 <text:s/>C#6 <text:s/>554.3653</text:p>
      <text:p text:style-name="P1"><text:s text:c="4"/>14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5 <text:s/>D#4 <text:s/>155.5635 <text:s/>G#4 <text:s/>207.6523 <text:s/>C#5 <text:s/>277.1826 <text:s/>F#5 <text:s/>369.9944 <text:s/>Bb6 <text:s/>466.1638 <text:s/>D#6 622.254</text:p>
      <text:p text:style-name="P1"><text:s text:c="4"/>16 <text:s/>E4 <text:s text:c="2"/>164.8324 <text:s/>A5 <text:s text:c="2"/>220 <text:s text:c="6"/>D5 <text:s text:c="2"/>293.6648 <text:s/>G5 <text:s text:c="2"/>391.9954 <text:s/>B6 <text:s text:c="2"/>493.8833 <text:s/>E6 <text:s/>659.2551</text:p>
      <text:p text:style-name="P1"><text:s text:c="4"/>17 <text:s/>F4 <text:s text:c="2"/>174.6141 <text:s/>Bb5 <text:s/>233.0819 <text:s/>D#5 <text:s/>311.127 <text:s text:c="2"/>G#5 <text:s/>415.3047 <text:s/>C6 <text:s text:c="2"/>523.2511 <text:s/>F6 <text:s/>698.4565</text:p>
      <text:p text:style-name="P1"><text:s text:c="4"/>18 <text:s/>G4 <text:s text:c="2"/>184.9972 <text:s/>B5 <text:s text:c="2"/>246.9417 <text:s/>E5 <text:s text:c="2"/>329.6276 <text:s/>A6 <text:s text:c="2"/>440 <text:s text:c="6"/>C#6 <text:s/>554.3653 <text:s/>F#6 739.9888</text:p>
      <text:p text:style-name="P1"><text:s text:c="4"/>19 <text:s/>G#4 <text:s/>195.9977 <text:s/>C5 <text:s text:c="2"/>261.6256 <text:s/>F5 <text:s text:c="2"/>349.2282 <text:s/>Bb6 <text:s/>466.1638 <text:s/>D6 <text:s text:c="2"/>587.3295 <text:s/>G6 <text:s/>783.9909</text:p>
      <text:p text:style-name="P1"><text:s text:c="4"/>20 <text:s/>A5 <text:s text:c="2"/>220 <text:s text:c="6"/>C#5 <text:s/>277.1826 <text:s/>F#5 <text:s/>369.9944 <text:s/>B6 <text:s text:c="2"/>493.8833 <text:s/>D#6 <text:s/>622.254 <text:s text:c="2"/>G#6 830.6094</text:p>
      <text:p text:style-name="P1"><text:s text:c="4"/>21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22 <text:s/>B5 <text:s text:c="2"/>246.9417 <text:s/>D#5 <text:s/>311.127 <text:s text:c="2"/>G#5 <text:s/>415.3047 <text:s/>C#6 <text:s/>554.3653 <text:s/>F6 <text:s text:c="2"/>698.4565 <text:s/>Bb7 932.3275</text:p>
      <text:p text:style-name="P1"><text:s text:c="4"/>23 <text:s/>C5 <text:s text:c="2"/>261.6256 <text:s/>E5 <text:s text:c="2"/>329.6276 <text:s/>A6 <text:s text:c="2"/>440 <text:s text:c="6"/>D6 <text:s text:c="2"/>587.3295 <text:s/>F#6 <text:s/>739.9888 <text:s/>B7 <text:s/>987.7666</text:p>
      <text:p text:style-name="P1"><text:s text:c="4"/>24 <text:s/>C#5 <text:s/>277.1826 <text:s/>F5 <text:s text:c="2"/>349.2282 <text:s/>Bb6 <text:s/>466.1638 <text:s/>D#6 <text:s/>622.254 <text:s text:c="2"/>G6 <text:s text:c="2"/>783.9909 <text:s/>C7 <text:s/>1046.50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9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C#2 <text:s/>69.29566 <text:s/>F#3 <text:s/>92.49861 <text:s/>B4 <text:s text:c="2"/>123.4708 <text:s/>E4 <text:s text:c="2"/>164.8324 <text:s/>G#4 <text:s/>207.6523 <text:s/>C#5 <text:s/>277.1826</text:p>
      <text:p text:style-name="P1"><text:s text:c="4"/>1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2 <text:s text:c="2"/>D#3 <text:s/>77.78175 <text:s/>G#3 <text:s/>103.8262 <text:s/>C#4 <text:s/>138.5913 <text:s/>F#4 <text:s/>184.9972 <text:s/>Bb5 <text:s/>233.0819 <text:s/>D#5 <text:s/>311.127</text:p>
      <text:p text:style-name="P1"><text:s text:c="4"/>3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4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5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6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7 <text:s text:c="2"/>G#3 <text:s/>103.8262 <text:s/>C#4 <text:s/>138.5913 <text:s/>F#4 <text:s/>184.9972 <text:s/>B5 <text:s text:c="2"/>246.9417 <text:s/>D#5 <text:s/>311.127 <text:s text:c="2"/>G#5 <text:s/>415.3047</text:p>
      <text:p text:style-name="P1"><text:s text:c="4"/>8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9 <text:s text:c="2"/>Bb4 <text:s/>116.5409 <text:s/>D#4 <text:s/>155.5635 <text:s/>G#4 <text:s/>207.6523 <text:s/>C#5 <text:s/>277.1826 <text:s/>F5 <text:s text:c="2"/>349.2282 <text:s/>Bb6 <text:s/>466.1638</text:p>
      <text:p text:style-name="P1"><text:s text:c="4"/>10 <text:s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1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2 <text:s/>C#4 <text:s/>138.5913 <text:s/>F#4 <text:s/>184.9972 <text:s/>B5 <text:s text:c="2"/>246.9417 <text:s/>E5 <text:s text:c="2"/>329.6276 <text:s/>G#5 <text:s/>415.3047 <text:s/>C#6 <text:s/>554.3653</text:p>
      <text:p text:style-name="P1"><text:s text:c="4"/>13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4 <text:s/>D#4 <text:s/>155.5635 <text:s/>G#4 <text:s/>207.6523 <text:s/>C#5 <text:s/>277.1826 <text:s/>F#5 <text:s/>369.9944 <text:s/>Bb6 <text:s/>466.1638 <text:s/>D#6 <text:s/>622.254</text:p>
      <text:p text:style-name="P1"><text:s text:c="4"/>15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16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17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18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19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20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21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22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23 <text:s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24 <text:s/>D5 <text:s text:c="2"/>293.6648 <text:s/>F#5 <text:s/>369.9944 <text:s/>B6 <text:s text:c="2"/>493.8833 <text:s/>E6 <text:s text:c="2"/>659.2551 <text:s/>G#6 <text:s/>830.6094 <text:s/>C#7 <text:s/>1108.731</text:p>
      <text:p text:style-name="P1"/>
      <text:p text:style-name="P1">+10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D3 <text:s text:c="2"/>73.41619 <text:s/>G3 <text:s text:c="2"/>97.99886 <text:s/>C4 <text:s text:c="2"/>130.8128 <text:s/>F4 <text:s text:c="2"/>174.6141 <text:s/>A5 <text:s text:c="2"/>220 <text:s text:c="6"/>D5 <text:s text:c="2"/>293.6648</text:p>
      <text:p text:style-name="P1"><text:s text:c="4"/>1 <text:s text:c="2"/>D#3 <text:s/>77.78175 <text:s/>G#3 <text:s/>103.8262 <text:s/>C#4 <text:s/>138.5913 <text:s/>F#4 <text:s/>184.9972 <text:s/>Bb5 <text:s/>233.0819 <text:s/>D#5 <text:s/>311.127</text:p>
      <text:p text:style-name="P1"><text:s text:c="4"/>2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3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4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5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6 <text:s text:c="2"/>G#3 <text:s/>103.8262 <text:s/>C#4 <text:s/>138.5913 <text:s/>F#4 <text:s/>184.9972 <text:s/>B5 <text:s text:c="2"/>246.9417 <text:s/>D#5 <text:s/>311.127 <text:s text:c="2"/>G#5 <text:s/>415.3047</text:p>
      <text:p text:style-name="P1"><text:s text:c="4"/>7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8 <text:s text:c="2"/>Bb4 <text:s/>116.5409 <text:s/>D#4 <text:s/>155.5635 <text:s/>G#4 <text:s/>207.6523 <text:s/>C#5 <text:s/>277.1826 <text:s/>F5 <text:s text:c="2"/>349.2282 <text:s/>Bb6 <text:s/>466.1638</text:p>
      <text:p text:style-name="P1"><text:s text:c="4"/>9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0 <text:s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1 <text:s/>C#4 <text:s/>138.5913 <text:s/>F#4 <text:s/>184.9972 <text:s/>B5 <text:s text:c="2"/>246.9417 <text:s/>E5 <text:s text:c="2"/>329.6276 <text:s/>G#5 <text:s/>415.3047 <text:s/>C#6 <text:s/>554.3653</text:p>
      <text:p text:style-name="P1"><text:s text:c="4"/>12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3 <text:s/>D#4 <text:s/>155.5635 <text:s/>G#4 <text:s/>207.6523 <text:s/>C#5 <text:s/>277.1826 <text:s/>F#5 <text:s/>369.9944 <text:s/>Bb6 <text:s/>466.1638 <text:s/>D#6 622.254</text:p>
      <text:p text:style-name="P1"><text:s text:c="4"/>14 <text:s/>E4 <text:s text:c="2"/>164.8324 <text:s/>A5 <text:s text:c="2"/>220 <text:s text:c="6"/>D5 <text:s text:c="2"/>293.6648 <text:s/>G5 <text:s text:c="2"/>391.9954 <text:s/>B6 <text:s text:c="2"/>493.8833 <text:s/>E6 <text:s/>659.2551</text:p>
      <text:p text:style-name="P1"><text:s text:c="4"/>15 <text:s/>F4 <text:s text:c="2"/>174.6141 <text:s/>Bb5 <text:s/>233.0819 <text:s/>D#5 <text:s/>311.127 <text:s text:c="2"/>G#5 <text:s/>415.3047 <text:s/>C6 <text:s text:c="2"/>523.2511 <text:s/>F6 <text:s/>698.4565</text:p>
      <text:p text:style-name="P1"><text:s text:c="4"/>16 <text:s/>G4 <text:s text:c="2"/>184.9972 <text:s/>B5 <text:s text:c="2"/>246.9417 <text:s/>E5 <text:s text:c="2"/>329.6276 <text:s/>A6 <text:s text:c="2"/>440 <text:s text:c="6"/>C#6 <text:s/>554.3653 <text:s/>F#6 739.9888</text:p>
      <text:p text:style-name="P1"><text:s text:c="4"/>17 <text:s/>G#4 <text:s/>195.9977 <text:s/>C5 <text:s text:c="2"/>261.6256 <text:s/>F5 <text:s text:c="2"/>349.2282 <text:s/>Bb6 <text:s/>466.1638 <text:s/>D6 <text:s text:c="2"/>587.3295 <text:s/>G6 <text:s/>783.9909</text:p>
      <text:p text:style-name="P1"><text:s text:c="4"/>18 <text:s/>A5 <text:s text:c="2"/>220 <text:s text:c="6"/>C#5 <text:s/>277.1826 <text:s/>F#5 <text:s/>369.9944 <text:s/>B6 <text:s text:c="2"/>493.8833 <text:s/>D#6 <text:s/>622.254 <text:s text:c="2"/>G#6 830.6094</text:p>
      <text:p text:style-name="P1"><text:s text:c="4"/>19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20 <text:s/>B5 <text:s text:c="2"/>246.9417 <text:s/>D#5 <text:s/>311.127 <text:s text:c="2"/>G#5 <text:s/>415.3047 <text:s/>C#6 <text:s/>554.3653 <text:s/>F6 <text:s text:c="2"/>698.4565 <text:s/>Bb7 932.3275</text:p>
      <text:p text:style-name="P1"><text:s text:c="4"/>21 <text:s/>C5 <text:s text:c="2"/>261.6256 <text:s/>E5 <text:s text:c="2"/>329.6276 <text:s/>A6 <text:s text:c="2"/>440 <text:s text:c="6"/>D6 <text:s text:c="2"/>587.3295 <text:s/>F#6 <text:s/>739.9888 <text:s/>B7 <text:s/>987.7666</text:p>
      <text:p text:style-name="P1"><text:s text:c="4"/>22 <text:s/>C#5 <text:s/>277.1826 <text:s/>F5 <text:s text:c="2"/>349.2282 <text:s/>Bb6 <text:s/>466.1638 <text:s/>D#6 <text:s/>622.254 <text:s text:c="2"/>G6 <text:s text:c="2"/>783.9909 <text:s/>C7 <text:s/>1046.502</text:p>
      <text:p text:style-name="P1"><text:s text:c="4"/>23 <text:s/>D5 <text:s text:c="2"/>293.6648 <text:s/>F#5 <text:s/>369.9944 <text:s/>B6 <text:s text:c="2"/>493.8833 <text:s/>E6 <text:s text:c="2"/>659.2551 <text:s/>G#6 <text:s/>830.6094 <text:s/>C#7 1108.731</text:p>
      <text:p text:style-name="P1"><text:s text:c="4"/>24 <text:s/>D#5 <text:s/>311.127 <text:s text:c="2"/>G5 <text:s text:c="2"/>391.9954 <text:s/>C6 <text:s text:c="2"/>523.2511 <text:s/>F6 <text:s text:c="2"/>698.4565 <text:s/>A7 <text:s text:c="2"/>880 <text:s text:c="6"/>D7 <text:s/>1174.65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11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D#3 <text:s/>77.78175 <text:s/>G#3 <text:s/>103.8262 <text:s/>C#4 <text:s/>138.5913 <text:s/>F#4 <text:s/>184.9972 <text:s/>Bb5 <text:s/>233.0819 <text:s/>D#5 <text:s/>311.127</text:p>
      <text:p text:style-name="P1"><text:s text:c="4"/>1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2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3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4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5 <text:s text:c="2"/>G#3 <text:s/>103.8262 <text:s/>C#4 <text:s/>138.5913 <text:s/>F#4 <text:s/>184.9972 <text:s/>B5 <text:s text:c="2"/>246.9417 <text:s/>D#5 <text:s/>311.127 <text:s text:c="2"/>G#5 <text:s/>415.3047</text:p>
      <text:p text:style-name="P1"><text:s text:c="4"/>6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7 <text:s text:c="2"/>Bb4 <text:s/>116.5409 <text:s/>D#4 <text:s/>155.5635 <text:s/>G#4 <text:s/>207.6523 <text:s/>C#5 <text:s/>277.1826 <text:s/>F5 <text:s text:c="2"/>349.2282 <text:s/>Bb6 <text:s/>466.1638</text:p>
      <text:p text:style-name="P1"><text:s text:c="4"/>8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9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0 <text:s/>C#4 <text:s/>138.5913 <text:s/>F#4 <text:s/>184.9972 <text:s/>B5 <text:s text:c="2"/>246.9417 <text:s/>E5 <text:s text:c="2"/>329.6276 <text:s/>G#5 <text:s/>415.3047 <text:s/>C#6 <text:s/>554.3653</text:p>
      <text:p text:style-name="P1"><text:s text:c="4"/>11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2 <text:s/>D#4 <text:s/>155.5635 <text:s/>G#4 <text:s/>207.6523 <text:s/>C#5 <text:s/>277.1826 <text:s/>F#5 <text:s/>369.9944 <text:s/>Bb6 <text:s/>466.1638 <text:s/>D#6 <text:s/>622.254</text:p>
      <text:p text:style-name="P1"><text:s text:c="4"/>13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14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15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16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17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18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19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20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21 <text:s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22 <text:s/>D5 <text:s text:c="2"/>293.6648 <text:s/>F#5 <text:s/>369.9944 <text:s/>B6 <text:s text:c="2"/>493.8833 <text:s/>E6 <text:s text:c="2"/>659.2551 <text:s/>G#6 <text:s/>830.6094 <text:s/>C#7 <text:s/>1108.731</text:p>
      <text:p text:style-name="P1"><text:s text:c="4"/>23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24 <text:s/>E5 <text:s text:c="2"/>329.6276 <text:s/>G#5 <text:s/>415.3047 <text:s/>C#6 <text:s/>554.3653 <text:s/>F#6 <text:s/>739.9888 <text:s/>Bb7 <text:s/>932.3275 <text:s/>D#7 <text:s/>1244.508</text:p>
      <text:p text:style-name="P1"/>
      <text:p text:style-name="P1">+12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E3 <text:s text:c="2"/>82.40689 <text:s/>A4 <text:s text:c="2"/>110 <text:s text:c="6"/>D4 <text:s text:c="2"/>146.8324 <text:s/>G4 <text:s text:c="2"/>195.9977 <text:s/>B5 <text:s text:c="2"/>246.9417 <text:s/>E5 <text:s text:c="2"/>329.6276</text:p>
      <text:p text:style-name="P1"><text:s text:c="4"/>1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2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3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4 <text:s text:c="2"/>G#3 <text:s/>103.8262 <text:s/>C#4 <text:s/>138.5913 <text:s/>F#4 <text:s/>184.9972 <text:s/>B5 <text:s text:c="2"/>246.9417 <text:s/>D#5 <text:s/>311.127 <text:s text:c="2"/>G#5 <text:s/>415.3047</text:p>
      <text:p text:style-name="P1"><text:s text:c="4"/>5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6 <text:s text:c="2"/>Bb4 <text:s/>116.5409 <text:s/>D#4 <text:s/>155.5635 <text:s/>G#4 <text:s/>207.6523 <text:s/>C#5 <text:s/>277.1826 <text:s/>F5 <text:s text:c="2"/>349.2282 <text:s/>Bb6 <text:s/>466.1638</text:p>
      <text:p text:style-name="P1"><text:s text:c="4"/>7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8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9 <text:s text:c="2"/>C#4 <text:s/>138.5913 <text:s/>F#4 <text:s/>184.9972 <text:s/>B5 <text:s text:c="2"/>246.9417 <text:s/>E5 <text:s text:c="2"/>329.6276 <text:s/>G#5 <text:s/>415.3047 <text:s/>C#6 <text:s/>554.3653</text:p>
      <text:p text:style-name="P1"><text:s text:c="4"/>10 <text:s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1 <text:s/>D#4 <text:s/>155.5635 <text:s/>G#4 <text:s/>207.6523 <text:s/>C#5 <text:s/>277.1826 <text:s/>F#5 <text:s/>369.9944 <text:s/>Bb6 <text:s/>466.1638 <text:s/>D#6 <text:s/>622.254</text:p>
      <text:p text:style-name="P1"><text:s text:c="4"/>12 <text:s/>E4 <text:s text:c="2"/>164.8324 <text:s/>A5 <text:s text:c="2"/>220 <text:s text:c="6"/>D5 <text:s text:c="2"/>293.6648 <text:s/>G5 <text:s text:c="2"/>391.9954 <text:s/>B6 <text:s text:c="2"/>493.8833 <text:s/>E6 <text:s text:c="2"/>659.2551 <text:s text:c="3"/></text:p>
      <text:p text:style-name="P1"><text:s text:c="4"/>13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14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15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16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17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18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19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20 <text:s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21 <text:s/>D5 <text:s text:c="2"/>293.6648 <text:s/>F#5 <text:s/>369.9944 <text:s/>B6 <text:s text:c="2"/>493.8833 <text:s/>E6 <text:s text:c="2"/>659.2551 <text:s/>G#6 <text:s/>830.6094 <text:s/>C#7 <text:s/>1108.731</text:p>
      <text:p text:style-name="P1"><text:s text:c="4"/>22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23 <text:s/>E5 <text:s text:c="2"/>329.6276 <text:s/>G#5 <text:s/>415.3047 <text:s/>C#6 <text:s/>554.3653 <text:s/>F#6 <text:s/>739.9888 <text:s/>Bb7 <text:s/>932.3275 <text:s/>D#7 <text:s/>1244.508</text:p>
      <text:p text:style-name="P1"><text:s text:c="4"/>24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13 Fret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F3 <text:s text:c="2"/>87.30706 <text:s/>Bb4 <text:s/>116.5409 <text:s/>D#4 <text:s/>155.5635 <text:s/>G#4 <text:s/>207.6523 <text:s/>C5 <text:s text:c="2"/>261.6256 <text:s/>F5 <text:s text:c="2"/>349.2282</text:p>
      <text:p text:style-name="P1"><text:s text:c="4"/>1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2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3 <text:s text:c="2"/>G#3 <text:s/>103.8262 <text:s/>C#4 <text:s/>138.5913 <text:s/>F#4 <text:s/>184.9972 <text:s/>B5 <text:s text:c="2"/>246.9417 <text:s/>D#5 <text:s/>311.127 <text:s text:c="2"/>G#5 <text:s/>415.3047</text:p>
      <text:p text:style-name="P1"><text:s text:c="4"/>4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5 <text:s text:c="2"/>Bb4 <text:s/>116.5409 <text:s/>D#4 <text:s/>155.5635 <text:s/>G#4 <text:s/>207.6523 <text:s/>C#5 <text:s/>277.1826 <text:s/>F5 <text:s text:c="2"/>349.2282 <text:s/>Bb6 <text:s/>466.1638</text:p>
      <text:p text:style-name="P1"><text:s text:c="4"/>6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7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8 <text:s text:c="2"/>C#4 <text:s/>138.5913 <text:s/>F#4 <text:s/>184.9972 <text:s/>B5 <text:s text:c="2"/>246.9417 <text:s/>E5 <text:s text:c="2"/>329.6276 <text:s/>G#5 <text:s/>415.3047 <text:s/>C#6 <text:s/>554.3653</text:p>
      <text:p text:style-name="P1"><text:s text:c="4"/>9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0 <text:s/>D#4 <text:s/>155.5635 <text:s/>G#4 <text:s/>207.6523 <text:s/>C#5 <text:s/>277.1826 <text:s/>F#5 <text:s/>369.9944 <text:s/>Bb6 <text:s/>466.1638 <text:s/>D#6 <text:s/>622.254</text:p>
      <text:p text:style-name="P1"><text:s text:c="4"/>11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12 <text:s/>F4 <text:s text:c="2"/>174.6141 <text:s/>Bb5 <text:s/>233.0819 <text:s/>D#5 <text:s/>311.127 <text:s text:c="2"/>G#5 <text:s/>415.3047 <text:s/>C6 <text:s text:c="2"/>523.2511 <text:s/>F6 <text:s text:c="2"/>698.4565 <text:s text:c="3"/></text:p>
      <text:p text:style-name="P1"><text:s text:c="4"/>13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14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15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16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17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18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19 <text:s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20 <text:s/>D5 <text:s text:c="2"/>293.6648 <text:s/>F#5 <text:s/>369.9944 <text:s/>B6 <text:s text:c="2"/>493.8833 <text:s/>E6 <text:s text:c="2"/>659.2551 <text:s/>G#6 <text:s/>830.6094 <text:s/>C#7 <text:s/>1108.731</text:p>
      <text:p text:style-name="P1"><text:s text:c="4"/>21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22 <text:s/>E5 <text:s text:c="2"/>329.6276 <text:s/>G#5 <text:s/>415.3047 <text:s/>C#6 <text:s/>554.3653 <text:s/>F#6 <text:s/>739.9888 <text:s/>Bb7 <text:s/>932.3275 <text:s/>D#7 <text:s/>1244.508</text:p>
      <text:p text:style-name="P1"><text:s text:c="4"/>23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24 <text:s/>F#5 <text:s/>369.9944 <text:s/>Bb6 <text:s/>466.1638 <text:s/>D#6 <text:s/>622.254 <text:s text:c="2"/>G#6 <text:s/>830.6094 <text:s/>C7 <text:s text:c="2"/>1046.502 <text:s/>F#7 <text:s/>1396.913</text:p>
      <text:p text:style-name="P1"/>
      <text:p text:style-name="P1">+14 Frets</text:p>
      <text:p text:style-name="P1"><text:s text:c="4"/>S <text:s text:c="2"/>6 <text:s text:c="13"/>5 <text:s text:c="13"/>4 <text:s text:c="13"/>3 <text:s text:c="13"/>2 <text:s text:c="13"/>1</text:p>
      <text:p text:style-name="P1"><text:s text:c="4"/></text:p>
      <text:p text:style-name="P1"><text:s text:c="4"/>0 <text:s text:c="2"/>F#3 <text:s/>92.49861 <text:s/>B4 <text:s text:c="2"/>123.4708 <text:s/>E4 <text:s text:c="2"/>164.8324 <text:s/>A5 <text:s text:c="2"/>220 <text:s text:c="6"/>C#5 <text:s/>277.1826 <text:s/>F#5 <text:s/>369.9944</text:p>
      <text:p text:style-name="P1"><text:s text:c="4"/>1 <text:s text:c="2"/>G3 <text:s text:c="2"/>97.99886 <text:s/>C4 <text:s text:c="2"/>130.8128 <text:s/>F4 <text:s text:c="2"/>174.6141 <text:s/>Bb5 <text:s/>233.0819 <text:s/>D5 <text:s text:c="2"/>293.6648 <text:s/>G5 <text:s text:c="2"/>391.9954</text:p>
      <text:p text:style-name="P1"><text:s text:c="4"/>2 <text:s text:c="2"/>G#3 <text:s/>103.8262 <text:s/>C#4 <text:s/>138.5913 <text:s/>F#4 <text:s/>184.9972 <text:s/>B5 <text:s text:c="2"/>246.9417 <text:s/>D#5 <text:s/>311.127 <text:s text:c="2"/>G#5 <text:s/>415.3047</text:p>
      <text:p text:style-name="P1"><text:s text:c="4"/>3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4 <text:s text:c="2"/>Bb4 <text:s/>116.5409 <text:s/>D#4 <text:s/>155.5635 <text:s/>G#4 <text:s/>207.6523 <text:s/>C#5 <text:s/>277.1826 <text:s/>F5 <text:s text:c="2"/>349.2282 <text:s/>Bb6 <text:s/>466.1638</text:p>
      <text:p text:style-name="P1"><text:s text:c="4"/>5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6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7 <text:s text:c="2"/>C#4 <text:s/>138.5913 <text:s/>F#4 <text:s/>184.9972 <text:s/>B5 <text:s text:c="2"/>246.9417 <text:s/>E5 <text:s text:c="2"/>329.6276 <text:s/>G#5 <text:s/>415.3047 <text:s/>C#6 <text:s/>554.3653</text:p>
      <text:p text:style-name="P1"><text:s text:c="4"/>8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9 <text:s text:c="2"/>D#4 <text:s/>155.5635 <text:s/>G#4 <text:s/>207.6523 <text:s/>C#5 <text:s/>277.1826 <text:s/>F#5 <text:s/>369.9944 <text:s/>Bb6 <text:s/>466.1638 <text:s/>D#6 <text:s/>622.254</text:p>
      <text:p text:style-name="P1"><text:s text:c="4"/>10 <text:s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11 <text:s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12 <text:s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13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14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15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16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17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18 <text:s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19 <text:s/>D5 <text:s text:c="2"/>293.6648 <text:s/>F#5 <text:s/>369.9944 <text:s/>B6 <text:s text:c="2"/>493.8833 <text:s/>E6 <text:s text:c="2"/>659.2551 <text:s/>G#6 <text:s/>830.6094 <text:s/>C#7 <text:s/>1108.731</text:p>
      <text:p text:style-name="P1"><text:s text:c="4"/>20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21 <text:s/>E5 <text:s text:c="2"/>329.6276 <text:s/>G#5 <text:s/>415.3047 <text:s/>C#6 <text:s/>554.3653 <text:s/>F#6 <text:s/>739.9888 <text:s/>Bb7 <text:s/>932.3275 <text:s/>D#7 <text:s/>1244.508</text:p>
      <text:p text:style-name="P1"><text:s text:c="4"/>22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23 <text:s/>F#5 <text:s/>369.9944 <text:s/>Bb6 <text:s/>466.1638 <text:s/>D#6 <text:s/>622.254 <text:s text:c="2"/>G# <text:s text:c="2"/>830.6094 <text:s/>C7 <text:s text:c="2"/>1046.502 <text:s/>F#7 <text:s/>1396.913</text:p>
      <text:p text:style-name="P1"><text:s text:c="4"/>24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15 Frets</text:p>
      <text:p text:style-name="P1"><text:s text:c="4"/>S <text:s text:c="2"/>6 <text:s text:c="13"/>5 <text:s text:c="13"/>4 <text:s text:c="13"/>3 <text:s text:c="13"/>2 <text:s text:c="14"/>1</text:p>
      <text:p text:style-name="P1"><text:s text:c="4"/></text:p>
      <text:p text:style-name="P1"><text:s text:c="4"/>0 <text:s text:c="2"/>G3 <text:s text:c="2"/>97.99886 <text:s/>C4 <text:s text:c="2"/>130.8128 <text:s/>F4 <text:s text:c="2"/>174.6141 <text:s/>Bb5 <text:s/>233.0819 <text:s/>D5 <text:s text:c="2"/>293.6648 <text:s text:c="2"/>G5 <text:s text:c="2"/>391.9954</text:p>
      <text:p text:style-name="P1"><text:s text:c="4"/>1 <text:s text:c="2"/>G#3 <text:s/>103.8262 <text:s/>C#4 <text:s/>138.5913 <text:s/>F#4 <text:s/>184.9972 <text:s/>B5 <text:s text:c="2"/>246.9417 <text:s/>D#5 <text:s/>311.127 <text:s text:c="3"/>G#5 <text:s/>415.3047</text:p>
      <text:p text:style-name="P1"><text:s text:c="4"/>2 <text:s text:c="2"/>A4 <text:s text:c="2"/>110 <text:s text:c="6"/>D4 <text:s text:c="2"/>146.8324 <text:s/>G4 <text:s text:c="2"/>195.9977 <text:s/>C5 <text:s text:c="2"/>261.6256 <text:s/>E5 <text:s text:c="2"/>329.6276 <text:s text:c="2"/>A6 <text:s text:c="2"/>440</text:p>
      <text:p text:style-name="P1"><text:s text:c="4"/>3 <text:s text:c="2"/>Bb4 <text:s/>116.5409 <text:s/>D#4 <text:s/>155.5635 <text:s/>G#4 <text:s/>207.6523 <text:s/>C#5 <text:s/>277.1826 <text:s/>F5 <text:s text:c="2"/>349.2282 <text:s text:c="2"/>Bb6 <text:s/>466.1638</text:p>
      <text:p text:style-name="P1"><text:s text:c="4"/>4 <text:s text:c="2"/>B4 <text:s text:c="2"/>123.4708 <text:s/>E4 <text:s text:c="2"/>164.8324 <text:s/>A5 <text:s text:c="2"/>220 <text:s text:c="6"/>D5 <text:s text:c="2"/>293.6648 <text:s/>F#5 <text:s/>369.9944 <text:s text:c="2"/>B6 <text:s text:c="2"/>493.8833</text:p>
      <text:p text:style-name="P1"><text:s text:c="4"/>5 <text:s text:c="2"/>C4 <text:s text:c="2"/>130.8128 <text:s/>F4 <text:s text:c="2"/>174.6141 <text:s/>Bb5 <text:s/>233.0819 <text:s/>D#5 <text:s/>311.127 <text:s text:c="2"/>G5 <text:s text:c="2"/>391.9954 <text:s text:c="2"/>C6 <text:s text:c="2"/>523.2511</text:p>
      <text:p text:style-name="P1"><text:s text:c="4"/>6 <text:s text:c="2"/>C#4 <text:s/>138.5913 <text:s/>F#4 <text:s/>184.9972 <text:s/>B5 <text:s text:c="2"/>246.9417 <text:s/>E5 <text:s text:c="2"/>329.6276 <text:s/>G#5 <text:s/>415.3047 <text:s text:c="2"/>C#6 <text:s/>554.3653</text:p>
      <text:p text:style-name="P1"><text:s text:c="4"/>7 <text:s text:c="2"/>D4 <text:s text:c="2"/>146.8324 <text:s/>G4 <text:s text:c="2"/>195.9977 <text:s/>C5 <text:s text:c="2"/>261.6256 <text:s/>F5 <text:s text:c="2"/>349.2282 <text:s/>A6 <text:s text:c="2"/>440 <text:s text:c="7"/>D6 <text:s text:c="2"/>587.3295</text:p>
      <text:p text:style-name="P1"><text:s text:c="4"/>8 <text:s text:c="2"/>D#4 <text:s/>155.5635 <text:s/>G#4 <text:s/>207.6523 <text:s/>C#5 <text:s/>277.1826 <text:s/>F#5 <text:s/>369.9944 <text:s/>Bb6 <text:s/>466.1638 <text:s text:c="2"/>D#6 <text:s/>622.254</text:p>
      <text:p text:style-name="P1"><text:s text:c="4"/>9 <text:s text:c="2"/>E4 <text:s text:c="2"/>164.8324 <text:s/>A5 <text:s text:c="2"/>220 <text:s text:c="6"/>D5 <text:s text:c="2"/>293.6648 <text:s/>G5 <text:s text:c="2"/>391.9954 <text:s/>B6 <text:s text:c="2"/>493.8833 <text:s text:c="2"/>E6 <text:s text:c="2"/>659.2551</text:p>
      <text:p text:style-name="P1"><text:s text:c="4"/>10 <text:s/>F4 <text:s text:c="2"/>174.6141 <text:s/>Bb5 <text:s/>233.0819 <text:s/>D#5 <text:s/>311.127 <text:s text:c="2"/>G#5 <text:s/>415.3047 <text:s/>C6 <text:s text:c="2"/>523.2511 <text:s text:c="2"/>F6 <text:s text:c="2"/>698.4565</text:p>
      <text:p text:style-name="P1"><text:s text:c="4"/>11 <text:s/>G4 <text:s text:c="2"/>184.9972 <text:s/>B5 <text:s text:c="2"/>246.9417 <text:s/>E5 <text:s text:c="2"/>329.6276 <text:s/>A6 <text:s text:c="2"/>440 <text:s text:c="6"/>C#6 <text:s/>554.3653 <text:s text:c="2"/>F#6 <text:s/>739.9888</text:p>
      <text:p text:style-name="P1"><text:s text:c="4"/>12 <text:s/>G#4 <text:s/>195.9977 <text:s/>C5 <text:s text:c="2"/>261.6256 <text:s/>F5 <text:s text:c="2"/>349.2282 <text:s/>Bb6 <text:s/>466.1638 <text:s/>D6 <text:s text:c="2"/>587.3295 <text:s text:c="2"/>G6 <text:s text:c="2"/>783.9909 <text:s/></text:p>
      <text:p text:style-name="P1"><text:s text:c="4"/>13 <text:s/>A5 <text:s text:c="2"/>220 <text:s text:c="6"/>C#5 <text:s/>277.1826 <text:s/>F#5 <text:s/>369.9944 <text:s/>B6 <text:s text:c="2"/>493.8833 <text:s/>D#6 <text:s/>622.254 <text:s text:c="3"/>G#6 <text:s/>830.6094</text:p>
      <text:p text:style-name="P1"><text:s text:c="4"/>14 <text:s/>Bb5 <text:s/>233.0819 <text:s/>D5 <text:s text:c="2"/>293.6648 <text:s/>G5 <text:s text:c="2"/>391.9954 <text:s/>C6 <text:s text:c="2"/>523.2511 <text:s/>E6 <text:s text:c="2"/>659.2551 <text:s text:c="2"/>A7 <text:s text:c="2"/>880</text:p>
      <text:p text:style-name="P1"><text:s text:c="4"/>15 <text:s/>B5 <text:s text:c="2"/>246.9417 <text:s/>D#5 <text:s/>311.127 <text:s text:c="2"/>G#5 <text:s/>415.3047 <text:s/>C#6 <text:s/>554.3653 <text:s/>F6 <text:s text:c="2"/>698.4565 <text:s text:c="2"/>Bb7 <text:s/>932.3275</text:p>
      <text:p text:style-name="P1"><text:s text:c="4"/>16 <text:s/>C5 <text:s text:c="2"/>261.6256 <text:s/>E5 <text:s text:c="2"/>329.6276 <text:s/>A6 <text:s text:c="2"/>440 <text:s text:c="6"/>D6 <text:s text:c="2"/>587.3295 <text:s/>F#6 <text:s/>739.9888 <text:s text:c="2"/>B7 <text:s text:c="2"/>987.7666</text:p>
      <text:p text:style-name="P1"><text:s text:c="4"/>17 <text:s/>C#5 <text:s/>277.1826 <text:s/>F5 <text:s text:c="2"/>349.2282 <text:s/>Bb6 <text:s/>466.1638 <text:s/>D#6 <text:s/>622.254 <text:s text:c="2"/>G6 <text:s text:c="2"/>783.9909 <text:s text:c="2"/>C7 <text:s text:c="2"/>1046.502</text:p>
      <text:p text:style-name="P1"><text:s text:c="4"/>18 <text:s/>D5 <text:s text:c="2"/>293.6648 <text:s/>F#5 <text:s/>369.9944 <text:s/>B6 <text:s text:c="2"/>493.8833 <text:s/>E6 <text:s text:c="2"/>659.2551 <text:s/>G#6 <text:s/>830.6094 <text:s text:c="2"/>C#7 <text:s/>1108.731</text:p>
      <text:p text:style-name="P1"><text:s text:c="4"/>19 <text:s/>D#5 <text:s/>311.127 <text:s text:c="2"/>G5 <text:s text:c="2"/>391.9954 <text:s/>C6 <text:s text:c="2"/>523.2511 <text:s/>F6 <text:s text:c="2"/>698.4565 <text:s/>A7 <text:s text:c="2"/>880 <text:s text:c="7"/>D7 <text:s text:c="2"/>1174.659</text:p>
      <text:p text:style-name="P1"><text:s text:c="4"/>20 <text:s/>E5 <text:s text:c="2"/>329.6276 <text:s/>G#5 <text:s/>415.3047 <text:s/>C#6 <text:s/>554.3653 <text:s/>F#6 <text:s/>739.9888 <text:s/>Bb7 <text:s/>932.3275 <text:s text:c="2"/>D#7 <text:s/>1244.508</text:p>
      <text:p text:style-name="P1"><text:s text:c="4"/>21 <text:s/>F5 <text:s text:c="2"/>349.2282 <text:s/>A6 <text:s text:c="2"/>440 <text:s text:c="6"/>D6 <text:s text:c="2"/>587.3295 <text:s/>G6 <text:s text:c="2"/>783.9909 <text:s/>B7 <text:s text:c="2"/>987.7666 <text:s text:c="2"/>F7 <text:s text:c="2"/>1318.51</text:p>
      <text:p text:style-name="P1"><text:s text:c="4"/>22 <text:s/>F#5 <text:s/>369.9944 <text:s/>Bb6 <text:s/>466.1638 <text:s/>D#6 <text:s/>622.254 <text:s text:c="2"/>G#6 <text:s/>830.6094 <text:s/>C7 <text:s text:c="2"/>1046.502 <text:s text:c="2"/>F#7 <text:s/>1396.913</text:p>
      <text:p text:style-name="P1"><text:s text:c="4"/>23 <text:s/>G5 <text:s text:c="2"/>391.9954 <text:s/>B6 <text:s text:c="2"/>493.8833 <text:s/>E6 <text:s text:c="2"/>659.2551 <text:s/>A7 <text:s text:c="2"/>880 <text:s text:c="6"/>C#7 <text:s/>1108.731 <text:s text:c="2"/>G7 <text:s text:c="2"/>1479.978</text:p>
      <text:p text:style-name="P1"><text:s text:c="4"/>24 <text:s/>G#5 <text:s/>415.3047 <text:s/>C6 <text:s text:c="2"/>523.2511 <text:s/>F6 <text:s text:c="2"/>698.4565 <text:s/>Bb7 <text:s/>932.3275 <text:s/>D7 <text:s text:c="2"/>1174.659 <text:s text:c="2"/>G#7 <text:s/>1567.982</text:p>
      <text:p text:style-name="P1"/>
      <text:p text:style-name="P1">+16 Frets <text:s text:c="3"/></text:p>
      <text:p text:style-name="P1"><text:s text:c="4"/>S <text:s text:c="2"/>6 <text:s text:c="13"/>5 <text:s text:c="13"/>4 <text:s text:c="13"/>3 <text:s text:c="13"/>2 <text:s text:c="14"/>1</text:p>
      <text:p text:style-name="P1"/>
      <text:p text:style-name="P1"><text:s text:c="4"/>0 <text:s text:c="2"/>G#3 <text:s/>103.8262 <text:s/>C#4 <text:s/>138.5913 <text:s/>F#4 <text:s/>184.9972 <text:s/>B5 <text:s text:c="2"/>246.9417 <text:s/>D#5 <text:s/>311.127 <text:s text:c="3"/>G#5 <text:s/>415.3047</text:p>
      <text:p text:style-name="P1"><text:s text:c="4"/>1 <text:s text:c="2"/>A4 <text:s text:c="2"/>110 <text:s text:c="6"/>D4 <text:s text:c="2"/>146.8324 <text:s/>G4 <text:s text:c="2"/>195.9977 <text:s/>C5 <text:s text:c="2"/>261.6256 <text:s/>E5 <text:s text:c="2"/>329.6276 <text:s text:c="2"/>A6 <text:s text:c="2"/>440</text:p>
      <text:p text:style-name="P1"><text:s text:c="4"/>2 <text:s text:c="2"/>Bb4 <text:s/>116.5409 <text:s/>D#4 <text:s/>155.5635 <text:s/>G#4 <text:s/>207.6523 <text:s/>C#5 <text:s/>277.1826 <text:s/>F5 <text:s text:c="2"/>349.2282 <text:s text:c="2"/>Bb6 <text:s/>466.1638</text:p>
      <text:p text:style-name="P1"><text:s text:c="4"/>3 <text:s text:c="2"/>B4 <text:s text:c="2"/>123.4708 <text:s/>E4 <text:s text:c="2"/>164.8324 <text:s/>A5 <text:s text:c="2"/>220 <text:s text:c="6"/>D5 <text:s text:c="2"/>293.6648 <text:s/>F#5 <text:s/>369.9944 <text:s text:c="2"/>B6 <text:s text:c="2"/>493.8833</text:p>
      <text:p text:style-name="P1"><text:s text:c="4"/>4 <text:s text:c="2"/>C4 <text:s text:c="2"/>130.8128 <text:s/>F4 <text:s text:c="2"/>174.6141 <text:s/>Bb5 <text:s/>233.0819 <text:s/>D#5 <text:s/>311.127 <text:s text:c="2"/>G5 <text:s text:c="2"/>391.9954 <text:s text:c="2"/>C6 <text:s text:c="2"/>523.2511</text:p>
      <text:p text:style-name="P1"><text:s text:c="4"/>5 <text:s text:c="2"/>C#4 <text:s/>138.5913 <text:s/>F#4 <text:s/>184.9972 <text:s/>B5 <text:s text:c="2"/>246.9417 <text:s/>E5 <text:s text:c="2"/>329.6276 <text:s/>G#5 <text:s/>415.3047 <text:s text:c="2"/>C#6 <text:s/>554.3653</text:p>
      <text:p text:style-name="P1"><text:s text:c="4"/>6 <text:s text:c="2"/>D4 <text:s text:c="2"/>146.8324 <text:s/>G4 <text:s text:c="2"/>195.9977 <text:s/>C5 <text:s text:c="2"/>261.6256 <text:s/>F5 <text:s text:c="2"/>349.2282 <text:s/>A6 <text:s text:c="2"/>440 <text:s text:c="7"/>D6 <text:s text:c="2"/>587.3295</text:p>
      <text:p text:style-name="P1"><text:s text:c="4"/>7 <text:s text:c="2"/>D#4 <text:s/>155.5635 <text:s/>G#4 <text:s/>207.6523 <text:s/>C#5 <text:s/>277.1826 <text:s/>F#5 <text:s/>369.9944 <text:s/>Bb6 <text:s/>466.1638 <text:s text:c="2"/>D#6 <text:s/>622.254</text:p>
      <text:p text:style-name="P1"><text:s text:c="4"/>8 <text:s text:c="2"/>E4 <text:s text:c="2"/>164.8324 <text:s/>A5 <text:s text:c="2"/>220 <text:s text:c="6"/>D5 <text:s text:c="2"/>293.6648 <text:s/>G5 <text:s text:c="2"/>391.9954 <text:s/>B6 <text:s text:c="2"/>493.8833 <text:s text:c="2"/>E6 <text:s text:c="2"/>659.2551</text:p>
      <text:p text:style-name="P1"><text:s text:c="4"/>9 <text:s text:c="2"/>F4 <text:s text:c="2"/>174.6141 <text:s/>Bb5 <text:s/>233.0819 <text:s/>D#5 <text:s/>311.127 <text:s text:c="2"/>G#5 <text:s/>415.3047 <text:s/>C6 <text:s text:c="2"/>523.2511 <text:s text:c="2"/>F6 <text:s text:c="2"/>698.4565</text:p>
      <text:p text:style-name="P1"><text:s text:c="4"/>10 <text:s/>G4 <text:s text:c="2"/>184.9972 <text:s/>B5 <text:s text:c="2"/>246.9417 <text:s/>E5 <text:s text:c="2"/>329.6276 <text:s/>A6 <text:s text:c="2"/>440 <text:s text:c="6"/>C#6 <text:s/>554.3653 <text:s text:c="2"/>F#6 <text:s/>739.9888</text:p>
      <text:p text:style-name="P1"><text:s text:c="4"/>11 <text:s/>G#4 <text:s/>195.9977 <text:s/>C5 <text:s text:c="2"/>261.6256 <text:s/>F5 <text:s text:c="2"/>349.2282 <text:s/>Bb6 <text:s/>466.1638 <text:s/>D6 <text:s text:c="2"/>587.3295 <text:s text:c="2"/>G6 <text:s text:c="2"/>783.9909</text:p>
      <text:p text:style-name="P1"><text:s text:c="4"/>12 <text:s/>A5 <text:s text:c="2"/>220 <text:s text:c="6"/>C#5 <text:s/>277.1826 <text:s/>F#5 <text:s/>369.9944 <text:s/>B6 <text:s text:c="2"/>493.8833 <text:s/>D#6 <text:s/>622.254 <text:s text:c="3"/>G#6 <text:s/>830.6094</text:p>
      <text:p text:style-name="P1"><text:s text:c="4"/>13 <text:s/>Bb5 <text:s/>233.0819 <text:s/>D5 <text:s text:c="2"/>293.6648 <text:s/>G5 <text:s text:c="2"/>391.9954 <text:s/>C6 <text:s text:c="2"/>523.2511 <text:s/>E6 <text:s text:c="2"/>659.2551 <text:s text:c="2"/>A7 <text:s text:c="2"/>880</text:p>
      <text:p text:style-name="P1"><text:s text:c="4"/>14 <text:s/>B5 <text:s text:c="2"/>246.9417 <text:s/>D#5 <text:s/>311.127 <text:s text:c="2"/>G#5 <text:s/>415.3047 <text:s/>C#6 <text:s/>554.3653 <text:s/>F6 <text:s text:c="2"/>698.4565 <text:s text:c="2"/>Bb7 <text:s/>932.3275</text:p>
      <text:p text:style-name="P1"><text:s text:c="4"/>15 <text:s/>C5 <text:s text:c="2"/>261.6256 <text:s/>E5 <text:s text:c="2"/>329.6276 <text:s/>A6 <text:s text:c="2"/>440 <text:s text:c="6"/>D6 <text:s text:c="2"/>587.3295 <text:s/>F#6 <text:s/>739.9888 <text:s text:c="2"/>B7 <text:s text:c="2"/>987.7666</text:p>
      <text:p text:style-name="P1"><text:s text:c="4"/>16 <text:s/>C#5 <text:s/>277.1826 <text:s/>F5 <text:s text:c="2"/>349.2282 <text:s/>Bb6 <text:s/>466.1638 <text:s/>D#6 <text:s/>622.254 <text:s text:c="2"/>G6 <text:s text:c="2"/>783.9909 <text:s text:c="2"/>C7 <text:s text:c="2"/>1046.502</text:p>
      <text:p text:style-name="P1"><text:s text:c="4"/>17 <text:s/>D5 <text:s text:c="2"/>293.6648 <text:s/>F#5 <text:s/>369.9944 <text:s/>B6 <text:s text:c="2"/>493.8833 <text:s/>E6 <text:s text:c="2"/>659.2551 <text:s/>G#6 <text:s/>830.6094 <text:s text:c="2"/>C#7 <text:s/>1108.731</text:p>
      <text:p text:style-name="P1"><text:s text:c="4"/>18 <text:s/>D#5 <text:s/>311.127 <text:s text:c="2"/>G5 <text:s text:c="2"/>391.9954 <text:s/>C6 <text:s text:c="2"/>523.2511 <text:s/>F6 <text:s text:c="2"/>698.4565 <text:s/>A7 <text:s text:c="2"/>880 <text:s text:c="7"/>D7 <text:s text:c="2"/>1174.659</text:p>
      <text:p text:style-name="P1"><text:s text:c="4"/>19 <text:s/>E5 <text:s text:c="2"/>329.6276 <text:s/>G#5 <text:s/>415.3047 <text:s/>C#6 <text:s/>554.3653 <text:s/>F#6 <text:s/>739.9888 <text:s/>Bb7 <text:s/>932.3275 <text:s text:c="2"/>D#7 <text:s/>1244.508</text:p>
      <text:p text:style-name="P1"><text:s text:c="4"/>20 <text:s/>F5 <text:s text:c="2"/>349.2282 <text:s/>A6 <text:s text:c="2"/>440 <text:s text:c="6"/>D6 <text:s text:c="2"/>587.3295 <text:s/>G6 <text:s text:c="2"/>783.9909 <text:s/>B7 <text:s text:c="2"/>987.7666 <text:s text:c="2"/>F7 <text:s text:c="2"/>1318.51</text:p>
      <text:p text:style-name="P1"><text:s text:c="4"/>21 <text:s/>F#5 <text:s/>369.9944 <text:s/>Bb6 <text:s/>466.1638 <text:s/>D#6 <text:s/>622.254 <text:s text:c="2"/>G#6 <text:s/>830.6094 <text:s/>C7 <text:s text:c="2"/>1046.502 <text:s text:c="2"/>F#7 <text:s/>1396.913</text:p>
      <text:p text:style-name="P1"><text:s text:c="4"/>22 <text:s/>G5 <text:s text:c="2"/>391.9954 <text:s/>B6 <text:s text:c="2"/>493.8833 <text:s/>E6 <text:s text:c="2"/>659.2551 <text:s/>A7 <text:s text:c="2"/>880 <text:s text:c="6"/>C#7 <text:s/>1108.731 <text:s text:c="2"/>G7 <text:s text:c="2"/>1479.978</text:p>
      <text:p text:style-name="P1"><text:s text:c="4"/>23 <text:s/>G#5 <text:s/>415.3047 <text:s/>C6 <text:s text:c="2"/>523.2511 <text:s/>F6 <text:s text:c="2"/>698.4565 <text:s/>Bb7 <text:s/>932.3275 <text:s/>D7 <text:s text:c="2"/>1174.659 <text:s/>G#7 <text:s text:c="2"/>1567.982</text:p>
      <text:p text:style-name="P1"><text:s text:c="4"/>24 <text:s/>A6 <text:s text:c="2"/>440 <text:s text:c="6"/>C#6 <text:s/>554.3653 <text:s/>F#6 <text:s/>739.9888 <text:s/>B7 <text:s text:c="2"/>987.7666 <text:s/>D#7 <text:s/>1244.508 <text:s text:c="2"/>A8 <text:s text:c="2"/>176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17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A4 <text:s text:c="2"/>110 <text:s text:c="6"/>D4 <text:s text:c="2"/>146.8324 <text:s/>G4 <text:s text:c="2"/>195.9977 <text:s/>C5 <text:s text:c="2"/>261.6256 <text:s/>E5 <text:s text:c="2"/>329.6276 <text:s/>A6 <text:s text:c="2"/>440</text:p>
      <text:p text:style-name="P1"><text:s text:c="4"/>1 <text:s text:c="2"/>Bb4 <text:s/>116.5409 <text:s/>D#4 <text:s/>155.5635 <text:s/>G#4 <text:s/>207.6523 <text:s/>C#5 <text:s/>277.1826 <text:s/>F5 <text:s text:c="2"/>349.2282 <text:s/>Bb6 <text:s/>466.1638</text:p>
      <text:p text:style-name="P1"><text:s text:c="4"/>2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3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4 <text:s text:c="2"/>C#4 <text:s/>138.5913 <text:s/>F#4 <text:s/>184.9972 <text:s/>B5 <text:s text:c="2"/>246.9417 <text:s/>E5 <text:s text:c="2"/>329.6276 <text:s/>G#5 <text:s/>415.3047 <text:s/>C#6 <text:s/>554.3653</text:p>
      <text:p text:style-name="P1"><text:s text:c="4"/>5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6 <text:s text:c="2"/>D#4 <text:s/>155.5635 <text:s/>G#4 <text:s/>207.6523 <text:s/>C#5 <text:s/>277.1826 <text:s/>F#5 <text:s/>369.9944 <text:s/>Bb6 <text:s/>466.1638 <text:s/>D#6 <text:s/>622.254</text:p>
      <text:p text:style-name="P1"><text:s text:c="4"/>7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8 <text:s text:c="2"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9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10 <text:s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11 <text:s/>A5 <text:s text:c="2"/>220 <text:s text:c="6"/>C#5 <text:s/>277.1826 <text:s/>F#5 <text:s/>369.9944 <text:s/>B6 <text:s text:c="2"/>493.8833 <text:s/>D#6 <text:s/>622.254 <text:s text:c="2"/>G#6 <text:s/>830.6094</text:p>
      <text:p text:style-name="P1"><text:s text:c="4"/>12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13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14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15 <text:s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16 <text:s/>D5 <text:s text:c="2"/>293.6648 <text:s/>F#5 <text:s/>369.9944 <text:s/>B6 <text:s text:c="2"/>493.8833 <text:s/>E6 <text:s text:c="2"/>659.2551 <text:s/>G#6 <text:s/>830.6094 <text:s/>C#7 <text:s/>1108.731</text:p>
      <text:p text:style-name="P1"><text:s text:c="4"/>17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18 <text:s/>E5 <text:s text:c="2"/>329.6276 <text:s/>G#5 <text:s/>415.3047 <text:s/>C#6 <text:s/>554.3653 <text:s/>F#6 <text:s/>739.9888 <text:s/>Bb7 <text:s/>932.3275 <text:s/>D#7 <text:s/>1244.508</text:p>
      <text:p text:style-name="P1"><text:s text:c="4"/>19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20 <text:s/>F#5 <text:s/>369.9944 <text:s/>Bb6 <text:s/>466.1638 <text:s/>D#6 <text:s/>622.254 <text:s text:c="2"/>G#6 <text:s/>830.6094 <text:s/>C7 <text:s text:c="2"/>1046.502 <text:s/>F#7 <text:s/>1396.913</text:p>
      <text:p text:style-name="P1"><text:s text:c="4"/>21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22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23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24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/>
      <text:p text:style-name="P1">+18 Frets</text:p>
      <text:p text:style-name="P1"><text:s text:c="4"/>S <text:s text:c="2"/>6 <text:s text:c="13"/>5 <text:s text:c="14"/>4 <text:s text:c="13"/>3 <text:s text:c="13"/>2 <text:s text:c="13"/>1</text:p>
      <text:p text:style-name="P1"/>
      <text:p text:style-name="P1"><text:s text:c="4"/>0 <text:s text:c="2"/>Bb4 <text:s/>116.5409 <text:s/>D#4 <text:s/>155.5635 <text:s text:c="2"/>G#4 <text:s/>207.6523 <text:s/>C#5 <text:s/>277.1826 <text:s/>F5 <text:s text:c="2"/>349.2282 <text:s/>Bb6 <text:s/>466.1638</text:p>
      <text:p text:style-name="P1"><text:s text:c="4"/>1 <text:s text:c="2"/>B4 <text:s text:c="2"/>123.4708 <text:s/>E4 <text:s text:c="2"/>164.8324 <text:s text:c="2"/>A5 <text:s text:c="2"/>220 <text:s text:c="6"/>D5 <text:s text:c="2"/>293.6648 <text:s/>F#5 <text:s/>369.9944 <text:s/>B6 <text:s text:c="2"/>493.8833</text:p>
      <text:p text:style-name="P1"><text:s text:c="4"/>2 <text:s text:c="2"/>C4 <text:s text:c="2"/>130.8128 <text:s/>F4 <text:s text:c="2"/>174.6141 <text:s text:c="2"/>Bb5 <text:s/>233.0819 <text:s/>D#5 <text:s/>311.127 <text:s text:c="2"/>G5 <text:s text:c="2"/>391.9954 <text:s/>C6 <text:s text:c="2"/>523.2511</text:p>
      <text:p text:style-name="P1"><text:s text:c="4"/>3 <text:s text:c="2"/>C#4 <text:s/>138.5913 <text:s/>F#4 <text:s/>184.9972 <text:s text:c="2"/>B5 <text:s text:c="2"/>246.9417 <text:s/>E5 <text:s text:c="2"/>329.6276 <text:s/>G#5 <text:s/>415.3047 <text:s/>C#6 <text:s/>554.3653</text:p>
      <text:p text:style-name="P1"><text:s text:c="4"/>4 <text:s text:c="2"/>D4 <text:s text:c="2"/>146.8324 <text:s/>G4 <text:s text:c="2"/>195.9977 <text:s text:c="2"/>C5 <text:s text:c="2"/>261.6256 <text:s/>F5 <text:s text:c="2"/>349.2282 <text:s/>A6 <text:s text:c="2"/>440 <text:s text:c="6"/>D6 <text:s text:c="2"/>587.3295</text:p>
      <text:p text:style-name="P1"><text:s text:c="4"/>5 <text:s text:c="2"/>D#4 <text:s/>155.5635 <text:s/>G#4 <text:s/>207.6523 <text:s text:c="2"/>C#5 <text:s/>277.1826 <text:s/>F#5 <text:s/>369.9944 <text:s/>Bb6 <text:s/>466.1638 <text:s/>D#6 622.254</text:p>
      <text:p text:style-name="P1"><text:s text:c="4"/>6 <text:s text:c="2"/>E4 <text:s text:c="2"/>164.8324 <text:s/>A5 <text:s text:c="2"/>220 <text:s text:c="7"/>D5 <text:s text:c="2"/>293.6648 <text:s/>G5 <text:s text:c="2"/>391.9954 <text:s/>B6 <text:s text:c="2"/>493.8833 <text:s/>E6 <text:s/>659.2551</text:p>
      <text:p text:style-name="P1"><text:s text:c="4"/>7 <text:s text:c="2"/>F4 <text:s text:c="2"/>174.6141 <text:s/>Bb5 <text:s/>233.0819 <text:s text:c="2"/>D#5 <text:s/>311.127 <text:s text:c="2"/>G#5 <text:s/>415.3047 <text:s/>C6 <text:s text:c="2"/>523.2511 <text:s/>F6 <text:s/>698.4565</text:p>
      <text:p text:style-name="P1"><text:s text:c="4"/>8 <text:s text:c="2"/>G4 <text:s text:c="2"/>184.9972 <text:s/>B5 <text:s text:c="2"/>246.9417 <text:s text:c="2"/>E5 <text:s text:c="2"/>329.6276 <text:s/>A6 <text:s text:c="2"/>440 <text:s text:c="6"/>C#6 <text:s/>554.3653 <text:s/>F#6 739.9888</text:p>
      <text:p text:style-name="P1"><text:s text:c="4"/>9 <text:s text:c="2"/>G#4 <text:s/>195.9977 <text:s/>C5 <text:s text:c="2"/>261.6256 <text:s text:c="2"/>F5 <text:s text:c="2"/>349.2282 <text:s/>Bb6 <text:s/>466.1638 <text:s/>D6 <text:s text:c="2"/>587.3295 <text:s/>G6 <text:s/>783.9909</text:p>
      <text:p text:style-name="P1"><text:s text:c="4"/>10 <text:s/>A5 <text:s text:c="2"/>220 <text:s text:c="6"/>C#5 <text:s/>277.1826 <text:s text:c="2"/>F#5 <text:s/>369.9944 <text:s/>B6 <text:s text:c="2"/>493.8833 <text:s/>D#6 <text:s/>622.254 <text:s text:c="2"/>G#6 830.6094</text:p>
      <text:p text:style-name="P1"><text:s text:c="4"/>11 <text:s/>Bb5 <text:s/>233.0819 <text:s/>D5 <text:s text:c="2"/>293.6648 <text:s text:c="2"/>G5 <text:s text:c="2"/>391.9954 <text:s/>C6 <text:s text:c="2"/>523.2511 <text:s/>E6 <text:s text:c="2"/>659.2551 <text:s/>A7 <text:s text:c="2"/>880</text:p>
      <text:p text:style-name="P1"><text:s text:c="4"/>12 <text:s/>B5 <text:s text:c="2"/>246.9417 <text:s/>D#5 <text:s/>311.127 <text:s text:c="3"/>G#5 <text:s/>415.3047 <text:s/>C#6 <text:s/>554.3653 <text:s/>F6 <text:s text:c="2"/>698.4565 <text:s/>Bb7 932.3275</text:p>
      <text:p text:style-name="P1"><text:s text:c="4"/>13 <text:s/>C5 <text:s text:c="2"/>261.6256 <text:s/>E5 <text:s text:c="2"/>329.6276 <text:s text:c="2"/>A6 <text:s text:c="2"/>440 <text:s text:c="6"/>D6 <text:s text:c="2"/>587.3295 <text:s/>F#6 <text:s/>739.9888 <text:s/>B7 <text:s/>987.7666</text:p>
      <text:p text:style-name="P1"><text:s text:c="4"/>14 <text:s/>C#5 <text:s/>277.1826 <text:s/>F5 <text:s text:c="2"/>349.2282 <text:s text:c="2"/>Bb6 <text:s/>466.1638 <text:s/>D#6 <text:s/>622.254 <text:s text:c="2"/>G6 <text:s text:c="2"/>783.9909 <text:s/>C7 <text:s/>1046.502</text:p>
      <text:p text:style-name="P1"><text:s text:c="4"/>15 <text:s/>D5 <text:s text:c="2"/>293.6648 <text:s/>F#5 <text:s/>369.9944 <text:s text:c="2"/>B6 <text:s text:c="2"/>493.8833 <text:s/>E6 <text:s text:c="2"/>659.2551 <text:s/>G#6 <text:s/>830.6094 <text:s/>C#7 1108.731</text:p>
      <text:p text:style-name="P1"><text:s text:c="4"/>16 <text:s/>D#5 <text:s/>311.127 <text:s text:c="2"/>G5 <text:s text:c="2"/>391.9954 <text:s text:c="2"/>C6 <text:s text:c="2"/>523.2511 <text:s/>F6 <text:s text:c="2"/>698.4565 <text:s/>A7 <text:s text:c="2"/>880 <text:s text:c="6"/>D7 <text:s/>1174.659</text:p>
      <text:p text:style-name="P1"><text:s text:c="4"/>17 <text:s/>E5 <text:s text:c="2"/>329.6276 <text:s/>G#5 <text:s/>415.3047 <text:s text:c="2"/>C#6 <text:s/>554.3653 <text:s/>F#6 <text:s/>739.9888 <text:s/>Bb7 <text:s/>932.3275 <text:s/>D#7 1244.508</text:p>
      <text:p text:style-name="P1"><text:s text:c="4"/>18 <text:s/>F5 <text:s text:c="2"/>349.2282 <text:s/>A6 <text:s text:c="2"/>440 <text:s text:c="7"/>D6 <text:s text:c="2"/>587.3295 <text:s/>G6 <text:s text:c="2"/>783.9909 <text:s/>B7 <text:s text:c="2"/>987.7666 <text:s/>F7 <text:s/>1318.51</text:p>
      <text:p text:style-name="P1"><text:s text:c="4"/>19 <text:s/>F#5 <text:s/>369.9944 <text:s/>Bb6 <text:s/>466.1638 <text:s text:c="2"/>D#6 <text:s/>622.254 <text:s text:c="2"/>G#6 <text:s/>830.6094 <text:s/>C7 <text:s text:c="2"/>1046.502 <text:s/>F#7 1396.913</text:p>
      <text:p text:style-name="P1"><text:s text:c="4"/>20 <text:s/>G5 <text:s text:c="2"/>391.9954 <text:s/>B6 <text:s text:c="2"/>493.8833 <text:s text:c="2"/>E6 <text:s text:c="2"/>659.2551 <text:s/>A7 <text:s text:c="2"/>880 <text:s text:c="6"/>C#7 <text:s/>1108.731 <text:s/>G7 <text:s/>1479.978</text:p>
      <text:p text:style-name="P1"><text:s text:c="4"/>21 <text:s/>G#5 <text:s/>415.3047 <text:s/>C6 <text:s text:c="2"/>523.2511 <text:s text:c="2"/>F6 <text:s text:c="2"/>698.4565 <text:s/>Bb7 <text:s/>932.3275 <text:s/>D7 <text:s text:c="2"/>1174.659 <text:s/>G#7 <text:s/>1567.982</text:p>
      <text:p text:style-name="P1"><text:s text:c="4"/>22 <text:s/>A6 <text:s text:c="2"/>440 <text:s text:c="6"/>C#6 <text:s/>554.3653 <text:s text:c="2"/>F#6 <text:s/>739.9888 <text:s/>B7 <text:s text:c="2"/>987.7666 <text:s/>D#7 <text:s/>1244.508 <text:s/>A8 <text:s text:c="2"/>1760</text:p>
      <text:p text:style-name="P1"><text:s text:c="4"/>23 <text:s/>Bb6 <text:s/>466.1638 <text:s/>D6 <text:s text:c="2"/>587.3295 <text:s text:c="2"/>G6 <text:s text:c="2"/>783.9909 <text:s/>C7 <text:s text:c="2"/>1046.502 <text:s/>E7 <text:s text:c="2"/>1318.51 <text:s text:c="2"/>Bb8 <text:s/>1864.655</text:p>
      <text:p text:style-name="P1"><text:s text:c="4"/>24 <text:s/>B6 <text:s text:c="2"/>493.8833 <text:s/>D#6 <text:s/>622.254 <text:s text:c="3"/>G#6 <text:s/>830.6094 <text:s/>C#7 <text:s/>1108.731 <text:s/>F7 <text:s text:c="2"/>1396.913 <text:s/>B8 <text:s text:c="2"/>1975.53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19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B4 <text:s text:c="2"/>123.4708 <text:s/>E4 <text:s text:c="2"/>164.8324 <text:s/>A5 <text:s text:c="2"/>220 <text:s text:c="6"/>D5 <text:s text:c="2"/>293.6648 <text:s/>F#5 <text:s/>369.9944 <text:s/>B6 <text:s text:c="2"/>493.8833</text:p>
      <text:p text:style-name="P1"><text:s text:c="4"/>1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2 <text:s text:c="2"/>C#4 <text:s/>138.5913 <text:s/>F#4 <text:s/>184.9972 <text:s/>B5 <text:s text:c="2"/>246.9417 <text:s/>E5 <text:s text:c="2"/>329.6276 <text:s/>G#5 <text:s/>415.3047 <text:s/>C#6 <text:s/>554.3653</text:p>
      <text:p text:style-name="P1"><text:s text:c="4"/>3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4 <text:s text:c="2"/>D#4 <text:s/>155.5635 <text:s/>G#4 <text:s/>207.6523 <text:s/>C#5 <text:s/>277.1826 <text:s/>F#5 <text:s/>369.9944 <text:s/>Bb6 <text:s/>466.1638 <text:s/>D#6 <text:s/>622.254</text:p>
      <text:p text:style-name="P1"><text:s text:c="4"/>5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6 <text:s text:c="2"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7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8 <text:s text:c="2"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9 <text:s text:c="2"/>A5 <text:s text:c="2"/>220 <text:s text:c="6"/>C#5 <text:s/>277.1826 <text:s/>F#5 <text:s/>369.9944 <text:s/>B6 <text:s text:c="2"/>493.8833 <text:s/>D#6 <text:s/>622.254 <text:s text:c="2"/>G#6 <text:s/>830.6094</text:p>
      <text:p text:style-name="P1"><text:s text:c="4"/>10 <text:s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11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12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13 <text:s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14 <text:s/>D5 <text:s text:c="2"/>293.6648 <text:s/>F#5 <text:s/>369.9944 <text:s/>B6 <text:s text:c="2"/>493.8833 <text:s/>E6 <text:s text:c="2"/>659.2551 <text:s/>G#6 <text:s/>830.6094 <text:s/>C#7 <text:s/>1108.731</text:p>
      <text:p text:style-name="P1"><text:s text:c="4"/>15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16 <text:s/>E5 <text:s text:c="2"/>329.6276 <text:s/>G#5 <text:s/>415.3047 <text:s/>C#6 <text:s/>554.3653 <text:s/>F#6 <text:s/>739.9888 <text:s/>Bb7 <text:s/>932.3275 <text:s/>D#7 <text:s/>1244.508</text:p>
      <text:p text:style-name="P1"><text:s text:c="4"/>17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18 <text:s/>F#5 <text:s/>369.9944 <text:s/>Bb6 <text:s/>466.1638 <text:s/>D#6 <text:s/>622.254 <text:s text:c="2"/>G#6 <text:s/>830.6094 <text:s/>C7 <text:s text:c="2"/>1046.502 <text:s/>F#7 <text:s/>1396.913</text:p>
      <text:p text:style-name="P1"><text:s text:c="4"/>19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20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21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22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23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24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/>
      <text:p text:style-name="P1">+20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C4 <text:s text:c="2"/>130.8128 <text:s/>F4 <text:s text:c="2"/>174.6141 <text:s/>Bb5 <text:s/>233.0819 <text:s/>D#5 <text:s/>311.127 <text:s text:c="2"/>G5 <text:s text:c="2"/>391.9954 <text:s/>C6 <text:s text:c="2"/>523.2511</text:p>
      <text:p text:style-name="P1"><text:s text:c="4"/>1 <text:s text:c="2"/>C#4 <text:s/>138.5913 <text:s/>F#4 <text:s/>184.9972 <text:s/>B5 <text:s text:c="2"/>246.9417 <text:s/>E5 <text:s text:c="2"/>329.6276 <text:s/>G#5 <text:s/>415.3047 <text:s/>C#6 <text:s/>554.3653</text:p>
      <text:p text:style-name="P1"><text:s text:c="4"/>2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3 <text:s text:c="2"/>D#4 <text:s/>155.5635 <text:s/>G#4 <text:s/>207.6523 <text:s/>C#5 <text:s/>277.1826 <text:s/>F#5 <text:s/>369.9944 <text:s/>Bb6 <text:s/>466.1638 <text:s/>D#6 <text:s/>622.254</text:p>
      <text:p text:style-name="P1"><text:s text:c="4"/>4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5 <text:s text:c="2"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6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7 <text:s text:c="2"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8 <text:s text:c="2"/>A5 <text:s text:c="2"/>220 <text:s text:c="6"/>C#5 <text:s/>277.1826 <text:s/>F#5 <text:s/>369.9944 <text:s/>B6 <text:s text:c="2"/>493.8833 <text:s/>D#6 <text:s/>622.254 <text:s text:c="2"/>G#6 <text:s/>830.6094</text:p>
      <text:p text:style-name="P1"><text:s text:c="4"/>9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10 <text:s/>B5 <text:s text:c="2"/>246.9417 <text:s/>D#5 <text:s/>311.127 <text:s text:c="2"/>G#5 <text:s/>415.3047 <text:s/>C#6 <text:s/>554.3653 <text:s/>F6 <text:s text:c="2"/>698.4565 <text:s/>Bb7 <text:s/>932.3275</text:p>
      <text:p text:style-name="P1"><text:s text:c="4"/>11 <text:s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12 <text:s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13 <text:s/>D5 <text:s text:c="2"/>293.6648 <text:s/>F#5 <text:s/>369.9944 <text:s/>B6 <text:s text:c="2"/>493.8833 <text:s/>E6 <text:s text:c="2"/>659.2551 <text:s/>G#6 <text:s/>830.6094 <text:s/>C#7 <text:s/>1108.731</text:p>
      <text:p text:style-name="P1"><text:s text:c="4"/>14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15 <text:s/>E5 <text:s text:c="2"/>329.6276 <text:s/>G#5 <text:s/>415.3047 <text:s/>C#6 <text:s/>554.3653 <text:s/>F#6 <text:s/>739.9888 <text:s/>Bb7 <text:s/>932.3275 <text:s/>D#7 <text:s/>1244.508</text:p>
      <text:p text:style-name="P1"><text:s text:c="4"/>16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17 <text:s/>F#5 <text:s/>369.9944 <text:s/>Bb6 <text:s/>466.1638 <text:s/>D#6 <text:s/>622.254 <text:s text:c="2"/>G#6 <text:s/>830.6094 <text:s/>C7 <text:s text:c="2"/>1046.502 <text:s/>F#7 <text:s/>1396.913</text:p>
      <text:p text:style-name="P1"><text:s text:c="4"/>18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19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20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21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22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23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24 <text:s/>C#6 <text:s/>554.3653 <text:s/>F6 <text:s text:c="2"/>698.4565 <text:s/>Bb7 <text:s/>932.3275 <text:s/>D#7 <text:s/>1244.508 <text:s/>G7 <text:s text:c="2"/>1567.982 <text:s/>C#6 <text:s/>2217.46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21 Frets</text:p>
      <text:p text:style-name="P1"><text:s text:c="4"/>S <text:s text:c="2"/>6 <text:s text:c="13"/>5 <text:s text:c="13"/>4 <text:s text:c="13"/>3 <text:s text:c="13"/>2 <text:s text:c="14"/>1</text:p>
      <text:p text:style-name="P1"><text:s text:c="4"/></text:p>
      <text:p text:style-name="P1"><text:s text:c="4"/>0 <text:s text:c="2"/>C#4 <text:s/>138.5913 <text:s/>F#4 <text:s/>184.9972 <text:s/>B5 <text:s text:c="2"/>246.9417 <text:s/>E5 <text:s text:c="2"/>329.6276 <text:s/>G#5 <text:s/>415.3047 <text:s text:c="2"/>C#6 <text:s/>554.3653</text:p>
      <text:p text:style-name="P1"><text:s text:c="4"/>1 <text:s text:c="2"/>D4 <text:s text:c="2"/>146.8324 <text:s/>G4 <text:s text:c="2"/>195.9977 <text:s/>C5 <text:s text:c="2"/>261.6256 <text:s/>F5 <text:s text:c="2"/>349.2282 <text:s/>A6 <text:s text:c="2"/>440 <text:s text:c="7"/>D6 <text:s text:c="2"/>587.3295</text:p>
      <text:p text:style-name="P1"><text:s text:c="4"/>2 <text:s text:c="2"/>D#4 <text:s/>155.5635 <text:s/>G#4 <text:s/>207.6523 <text:s/>C#5 <text:s/>277.1826 <text:s/>F#5 <text:s/>369.9944 <text:s/>Bb6 <text:s/>466.1638 <text:s text:c="2"/>D#6 <text:s/>622.254</text:p>
      <text:p text:style-name="P1"><text:s text:c="4"/>3 <text:s text:c="2"/>E4 <text:s text:c="2"/>164.8324 <text:s/>A5 <text:s text:c="2"/>220 <text:s text:c="6"/>D5 <text:s text:c="2"/>293.6648 <text:s/>G5 <text:s text:c="2"/>391.9954 <text:s/>B6 <text:s text:c="2"/>493.8833 <text:s text:c="2"/>E6 <text:s text:c="2"/>659.2551</text:p>
      <text:p text:style-name="P1"><text:s text:c="4"/>4 <text:s text:c="2"/>F4 <text:s text:c="2"/>174.6141 <text:s/>Bb5 <text:s/>233.0819 <text:s/>D#5 <text:s/>311.127 <text:s text:c="2"/>G#5 <text:s/>415.3047 <text:s/>C6 <text:s text:c="2"/>523.2511 <text:s text:c="2"/>F6 <text:s text:c="2"/>698.4565</text:p>
      <text:p text:style-name="P1"><text:s text:c="4"/>5 <text:s text:c="2"/>G4 <text:s text:c="2"/>184.9972 <text:s/>B5 <text:s text:c="2"/>246.9417 <text:s/>E5 <text:s text:c="2"/>329.6276 <text:s/>A6 <text:s text:c="2"/>440 <text:s text:c="6"/>C#6 <text:s/>554.3653 <text:s text:c="2"/>F#6 <text:s/>739.9888</text:p>
      <text:p text:style-name="P1"><text:s text:c="4"/>6 <text:s text:c="2"/>G#4 <text:s/>195.9977 <text:s/>C5 <text:s text:c="2"/>261.6256 <text:s/>F5 <text:s text:c="2"/>349.2282 <text:s/>Bb6 <text:s/>466.1638 <text:s/>D6 <text:s text:c="2"/>587.3295 <text:s text:c="2"/>G6 <text:s text:c="2"/>783.9909</text:p>
      <text:p text:style-name="P1"><text:s text:c="4"/>7 <text:s text:c="2"/>A5 <text:s text:c="2"/>220 <text:s text:c="6"/>C#5 <text:s/>277.1826 <text:s/>F#5 <text:s/>369.9944 <text:s/>B6 <text:s text:c="2"/>493.8833 <text:s/>D#6 <text:s/>622.254 <text:s text:c="3"/>G#6 <text:s/>830.6094</text:p>
      <text:p text:style-name="P1"><text:s text:c="4"/>8 <text:s text:c="2"/>Bb5 <text:s/>233.0819 <text:s/>D5 <text:s text:c="2"/>293.6648 <text:s/>G5 <text:s text:c="2"/>391.9954 <text:s/>C6 <text:s text:c="2"/>523.2511 <text:s/>E6 <text:s text:c="2"/>659.2551 <text:s text:c="2"/>A7 <text:s text:c="2"/>880</text:p>
      <text:p text:style-name="P1"><text:s text:c="4"/>9 <text:s text:c="2"/>B5 <text:s text:c="2"/>246.9417 <text:s/>D#5 <text:s/>311.127 <text:s text:c="2"/>G#5 <text:s/>415.3047 <text:s/>C#6 <text:s/>554.3653 <text:s/>F6 <text:s text:c="2"/>698.4565 <text:s text:c="2"/>Bb7 <text:s/>932.3275</text:p>
      <text:p text:style-name="P1"><text:s text:c="4"/>10 <text:s/>C5 <text:s text:c="2"/>261.6256 <text:s/>E5 <text:s text:c="2"/>329.6276 <text:s/>A6 <text:s text:c="2"/>440 <text:s text:c="6"/>D6 <text:s text:c="2"/>587.3295 <text:s/>F#6 <text:s/>739.9888 <text:s text:c="2"/>B7 <text:s text:c="2"/>987.7666</text:p>
      <text:p text:style-name="P1"><text:s text:c="4"/>11 <text:s/>C#5 <text:s/>277.1826 <text:s/>F5 <text:s text:c="2"/>349.2282 <text:s/>Bb6 <text:s/>466.1638 <text:s/>D#6 <text:s/>622.254 <text:s text:c="2"/>G6 <text:s text:c="2"/>783.9909 <text:s text:c="2"/>C7 <text:s text:c="2"/>1046.502</text:p>
      <text:p text:style-name="P1"><text:s text:c="4"/>12 <text:s/>D5 <text:s text:c="2"/>293.6648 <text:s/>F#5 <text:s/>369.9944 <text:s/>B6 <text:s text:c="2"/>493.8833 <text:s/>E6 <text:s text:c="2"/>659.2551 <text:s/>G#6 <text:s/>830.6094 <text:s text:c="2"/>C#7 <text:s/>1108.731</text:p>
      <text:p text:style-name="P1"><text:s text:c="4"/>13 <text:s/>D#5 <text:s/>311.127 <text:s text:c="2"/>G5 <text:s text:c="2"/>391.9954 <text:s/>C6 <text:s text:c="2"/>523.2511 <text:s/>F6 <text:s text:c="2"/>698.4565 <text:s/>A7 <text:s text:c="2"/>880 <text:s text:c="7"/>D7 <text:s text:c="2"/>1174.659</text:p>
      <text:p text:style-name="P1"><text:s text:c="4"/>14 <text:s/>E5 <text:s text:c="2"/>329.6276 <text:s/>G#5 <text:s/>415.3047 <text:s/>C#6 <text:s/>554.3653 <text:s/>F#6 <text:s/>739.9888 <text:s/>Bb7 <text:s/>932.3275 <text:s text:c="2"/>D#7 <text:s/>1244.508</text:p>
      <text:p text:style-name="P1"><text:s text:c="4"/>15 <text:s/>F5 <text:s text:c="2"/>349.2282 <text:s/>A6 <text:s text:c="2"/>440 <text:s text:c="6"/>D6 <text:s text:c="2"/>587.3295 <text:s/>G6 <text:s text:c="2"/>783.9909 <text:s/>B7 <text:s text:c="2"/>987.7666 <text:s text:c="2"/>F7 <text:s text:c="2"/>1318.51</text:p>
      <text:p text:style-name="P1"><text:s text:c="4"/>16 <text:s/>F#5 <text:s/>369.9944 <text:s/>Bb6 <text:s/>466.1638 <text:s/>D#6 <text:s/>622.254 <text:s text:c="2"/>G#6 <text:s/>830.6094 <text:s/>C7 <text:s text:c="2"/>1046.502 <text:s text:c="2"/>F#7 <text:s/>1396.913</text:p>
      <text:p text:style-name="P1"><text:s text:c="4"/>17 <text:s/>G5 <text:s text:c="2"/>391.9954 <text:s/>B6 <text:s text:c="2"/>493.8833 <text:s/>E6 <text:s text:c="2"/>659.2551 <text:s/>A7 <text:s text:c="2"/>880 <text:s text:c="6"/>C#7 <text:s/>1108.731 <text:s text:c="2"/>G7 <text:s text:c="2"/>1479.978</text:p>
      <text:p text:style-name="P1"><text:s text:c="4"/>18 <text:s/>G#5 <text:s/>415.3047 <text:s/>C6 <text:s text:c="2"/>523.2511 <text:s/>F6 <text:s text:c="2"/>698.4565 <text:s/>Bb7 <text:s/>932.3275 <text:s/>D7 <text:s text:c="2"/>1174.659 <text:s text:c="2"/>G#7 <text:s/>1567.982</text:p>
      <text:p text:style-name="P1"><text:s text:c="4"/>19 <text:s/>A6 <text:s text:c="2"/>440 <text:s text:c="6"/>C#6 <text:s/>554.3653 <text:s/>F#6 <text:s/>739.9888 <text:s/>B7 <text:s text:c="2"/>987.7666 <text:s/>D#7 <text:s/>1244.508 <text:s text:c="2"/>A8 <text:s text:c="2"/>1760</text:p>
      <text:p text:style-name="P1"><text:s text:c="4"/>20 <text:s/>Bb6 <text:s/>466.1638 <text:s/>D6 <text:s text:c="2"/>587.3295 <text:s/>G6 <text:s text:c="2"/>783.9909 <text:s/>C7 <text:s text:c="2"/>1046.502 <text:s/>E7 <text:s text:c="2"/>1318.51 <text:s text:c="3"/>Bb8 <text:s/>1864.655</text:p>
      <text:p text:style-name="P1"><text:s text:c="4"/>21 <text:s/>B6 <text:s text:c="2"/>493.8833 <text:s/>D#6 <text:s/>622.254 <text:s text:c="2"/>G#6 <text:s/>830.6094 <text:s/>C#7 <text:s/>1108.731 <text:s/>F7 <text:s text:c="2"/>1396.913 <text:s text:c="2"/>B8 <text:s text:c="2"/>1975.533</text:p>
      <text:p text:style-name="P1"><text:s text:c="4"/>22 <text:s/>C6 <text:s text:c="2"/>523.2511 <text:s/>E6 <text:s text:c="2"/>659.2551 <text:s/>A7 <text:s text:c="2"/>880 <text:s text:c="6"/>D7 <text:s text:c="2"/>1174.659 <text:s/>F#7 <text:s/>1479.978 <text:s text:c="2"/>C8 <text:s text:c="2"/>2093.005</text:p>
      <text:p text:style-name="P1"><text:s text:c="4"/>23 <text:s/>C#6 <text:s/>554.3653 <text:s/>F6 <text:s text:c="2"/>698.4565 <text:s/>Bb7 <text:s/>932.3275 <text:s/>D#7 <text:s/>1244.508 <text:s/>G7 <text:s text:c="2"/>1567.982 <text:s text:c="2"/>C#8 <text:s/>2217.461</text:p>
      <text:p text:style-name="P1"><text:s text:c="4"/>24 <text:s/>D6 <text:s text:c="2"/>587.3295 <text:s/>F#6 <text:s/>739.9888 <text:s/>B7 <text:s text:c="2"/>987.7666 <text:s/>E7 <text:s text:c="2"/>1318.51 <text:s text:c="2"/>G#7 <text:s/>1661.219 <text:s text:c="2"/>D8 <text:s text:c="2"/>2349.318 <text:s/></text:p>
      <text:p text:style-name="P1"/>
      <text:p text:style-name="P1">+22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D4 <text:s text:c="2"/>146.8324 <text:s/>G4 <text:s text:c="2"/>195.9977 <text:s/>C5 <text:s text:c="2"/>261.6256 <text:s/>F5 <text:s text:c="2"/>349.2282 <text:s/>A6 <text:s text:c="2"/>440 <text:s text:c="6"/>D6 <text:s text:c="2"/>587.3295</text:p>
      <text:p text:style-name="P1"><text:s text:c="4"/>1 <text:s text:c="2"/>D#4 <text:s/>155.5635 <text:s/>G#4 <text:s/>207.6523 <text:s/>C#5 <text:s/>277.1826 <text:s/>F#5 <text:s/>369.9944 <text:s/>Bb6 <text:s/>466.1638 <text:s/>D#6 622.254</text:p>
      <text:p text:style-name="P1"><text:s text:c="4"/>2 <text:s text:c="2"/>E4 <text:s text:c="2"/>164.8324 <text:s/>A5 <text:s text:c="2"/>220 <text:s text:c="6"/>D5 <text:s text:c="2"/>293.6648 <text:s/>G5 <text:s text:c="2"/>391.9954 <text:s/>B6 <text:s text:c="2"/>493.8833 <text:s/>E6 <text:s/>659.2551</text:p>
      <text:p text:style-name="P1"><text:s text:c="4"/>3 <text:s text:c="2"/>F4 <text:s text:c="2"/>174.6141 <text:s/>Bb5 <text:s/>233.0819 <text:s/>D#5 <text:s/>311.127 <text:s text:c="2"/>G#5 <text:s/>415.3047 <text:s/>C6 <text:s text:c="2"/>523.2511 <text:s/>F6 <text:s/>698.4565</text:p>
      <text:p text:style-name="P1"><text:s text:c="4"/>4 <text:s text:c="2"/>G4 <text:s text:c="2"/>184.9972 <text:s/>B5 <text:s text:c="2"/>246.9417 <text:s/>E5 <text:s text:c="2"/>329.6276 <text:s/>A6 <text:s text:c="2"/>440 <text:s text:c="6"/>C#6 <text:s/>554.3653 <text:s/>F#6 739.9888</text:p>
      <text:p text:style-name="P1"><text:s text:c="4"/>5 <text:s text:c="2"/>G#4 <text:s/>195.9977 <text:s/>C5 <text:s text:c="2"/>261.6256 <text:s/>F5 <text:s text:c="2"/>349.2282 <text:s/>Bb6 <text:s/>466.1638 <text:s/>D6 <text:s text:c="2"/>587.3295 <text:s/>G6 <text:s/>783.9909</text:p>
      <text:p text:style-name="P1"><text:s text:c="4"/>6 <text:s text:c="2"/>A5 <text:s text:c="2"/>220 <text:s text:c="6"/>C#5 <text:s/>277.1826 <text:s/>F#5 <text:s/>369.9944 <text:s/>B6 <text:s text:c="2"/>493.8833 <text:s/>D#6 <text:s/>622.254 <text:s text:c="2"/>G#6 830.6094</text:p>
      <text:p text:style-name="P1"><text:s text:c="4"/>7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8 <text:s text:c="2"/>B5 <text:s text:c="2"/>246.9417 <text:s/>D#5 <text:s/>311.127 <text:s text:c="2"/>G#5 <text:s/>415.3047 <text:s/>C#6 <text:s/>554.3653 <text:s/>F6 <text:s text:c="2"/>698.4565 <text:s/>Bb7 932.3275</text:p>
      <text:p text:style-name="P1"><text:s text:c="4"/>9 <text:s text:c="2"/>C5 <text:s text:c="2"/>261.6256 <text:s/>E5 <text:s text:c="2"/>329.6276 <text:s/>A6 <text:s text:c="2"/>440 <text:s text:c="6"/>D6 <text:s text:c="2"/>587.3295 <text:s/>F#6 <text:s/>739.9888 <text:s/>B7 <text:s/>987.7666</text:p>
      <text:p text:style-name="P1"><text:s text:c="4"/>10 <text:s/>C#5 <text:s/>277.1826 <text:s/>F5 <text:s text:c="2"/>349.2282 <text:s/>Bb6 <text:s/>466.1638 <text:s/>D#6 <text:s/>622.254 <text:s text:c="2"/>G6 <text:s text:c="2"/>783.9909 <text:s/>C7 <text:s/>1046.502</text:p>
      <text:p text:style-name="P1"><text:s text:c="4"/>11 <text:s/>D5 <text:s text:c="2"/>293.6648 <text:s/>F#5 <text:s/>369.9944 <text:s/>B6 <text:s text:c="2"/>493.8833 <text:s/>E6 <text:s text:c="2"/>659.2551 <text:s/>G#6 <text:s/>830.6094 <text:s/>C#7 1108.731</text:p>
      <text:p text:style-name="P1"><text:s text:c="4"/>13 <text:s/>D#5 <text:s/>311.127 <text:s text:c="2"/>G5 <text:s text:c="2"/>391.9954 <text:s/>C6 <text:s text:c="2"/>523.2511 <text:s/>F6 <text:s text:c="2"/>698.4565 <text:s/>A7 <text:s text:c="2"/>880 <text:s text:c="6"/>D7 <text:s/>1174.659</text:p>
      <text:p text:style-name="P1"><text:s text:c="4"/>13 <text:s/>E5 <text:s text:c="2"/>329.6276 <text:s/>G#5 <text:s/>415.3047 <text:s/>C#6 <text:s/>554.3653 <text:s/>F#6 <text:s/>739.9888 <text:s/>Bb7 <text:s/>932.3275 <text:s/>D#7 1244.508</text:p>
      <text:p text:style-name="P1"><text:s text:c="4"/>14 <text:s/>F5 <text:s text:c="2"/>349.2282 <text:s/>A6 <text:s text:c="2"/>440 <text:s text:c="6"/>D6 <text:s text:c="2"/>587.3295 <text:s/>G6 <text:s text:c="2"/>783.9909 <text:s/>B7 <text:s text:c="2"/>987.7666 <text:s/>F7 <text:s/>1318.51</text:p>
      <text:p text:style-name="P1"><text:s text:c="4"/>15 <text:s/>F#5 <text:s/>369.9944 <text:s/>Bb6 <text:s/>466.1638 <text:s/>D#6 <text:s/>622.254 <text:s text:c="2"/>G#6 <text:s/>830.6094 <text:s/>C7 <text:s text:c="2"/>1046.502 <text:s/>F#7 1396.913</text:p>
      <text:p text:style-name="P1"><text:s text:c="4"/>16 <text:s/>G5 <text:s text:c="2"/>391.9954 <text:s/>B6 <text:s text:c="2"/>493.8833 <text:s/>E6 <text:s text:c="2"/>659.2551 <text:s/>A7 <text:s text:c="2"/>880 <text:s text:c="6"/>C#7 <text:s/>1108.731 <text:s/>G7 <text:s/>1479.978</text:p>
      <text:p text:style-name="P1"><text:s text:c="4"/>17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18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9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20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21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22 <text:s/>C#6 <text:s/>554.3653 <text:s/>F6 <text:s text:c="2"/>698.4565 <text:s/>Bb7 <text:s/>932.3275 <text:s/>D#7 <text:s/>1244.508 <text:s/>G7 <text:s text:c="2"/>1567.982 <text:s/>C#8 <text:s/>2217.461</text:p>
      <text:p text:style-name="P1"><text:s text:c="4"/>23 <text:s/>D6 <text:s text:c="2"/>587.3295 <text:s/>F#6 <text:s/>739.9888 <text:s/>B7 <text:s text:c="2"/>987.7666 <text:s/>E7 <text:s text:c="2"/>1318.51 <text:s text:c="2"/>G#7 <text:s/>1661.219 <text:s/>D8 <text:s text:c="2"/>2349.318 </text:p>
      <text:p text:style-name="P1"><text:s text:c="4"/>24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23 Frets <text:s text:c="3"/>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D#4 <text:s/>155.5635 <text:s/>G#4 <text:s/>207.6523 <text:s/>C#5 <text:s/>277.1826 <text:s/>F#5 <text:s/>369.9944 <text:s/>Bb6 <text:s/>466.1638 <text:s/>D#6 <text:s/>622.254</text:p>
      <text:p text:style-name="P1"><text:s text:c="4"/>1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2 <text:s text:c="2"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3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4 <text:s text:c="2"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5 <text:s text:c="2"/>A5 <text:s text:c="2"/>220 <text:s text:c="6"/>C#5 <text:s/>277.1826 <text:s/>F#5 <text:s/>369.9944 <text:s/>B6 <text:s text:c="2"/>493.8833 <text:s/>D#6 <text:s/>622.254 <text:s text:c="2"/>G#6 <text:s/>830.6094</text:p>
      <text:p text:style-name="P1"><text:s text:c="4"/>6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7 <text:s text:c="2"/>B5 <text:s text:c="2"/>246.9417 <text:s/>D#5 <text:s/>311.127 <text:s text:c="2"/>G#5 <text:s/>415.3047 <text:s/>C#6 <text:s/>554.3653 <text:s/>F6 <text:s text:c="2"/>698.4565 <text:s/>Bb7 <text:s/>932.3275</text:p>
      <text:p text:style-name="P1"><text:s text:c="4"/>8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9 <text:s text:c="2"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10 <text:s/>D5 <text:s text:c="2"/>293.6648 <text:s/>F#5 <text:s/>369.9944 <text:s/>B6 <text:s text:c="2"/>493.8833 <text:s/>E6 <text:s text:c="2"/>659.2551 <text:s/>G#6 <text:s/>830.6094 <text:s/>C#7 <text:s/>1108.731</text:p>
      <text:p text:style-name="P1"><text:s text:c="4"/>11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12 <text:s/>E5 <text:s text:c="2"/>329.6276 <text:s/>G#5 <text:s/>415.3047 <text:s/>C#6 <text:s/>554.3653 <text:s/>F#6 <text:s/>739.9888 <text:s/>Bb7 <text:s/>932.3275 <text:s/>D#7 <text:s/>1244.508</text:p>
      <text:p text:style-name="P1"><text:s text:c="4"/>13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14 <text:s/>F#5 <text:s/>369.9944 <text:s/>Bb6 <text:s/>466.1638 <text:s/>D#6 <text:s/>622.254 <text:s text:c="2"/>G#6 <text:s/>830.6094 <text:s/>C7 <text:s text:c="2"/>1046.502 <text:s/>F#7 <text:s/>1396.913</text:p>
      <text:p text:style-name="P1"><text:s text:c="4"/>15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16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17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8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9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20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21 <text:s/>C#6 <text:s/>554.3653 <text:s/>F6 <text:s text:c="2"/>698.4565 <text:s/>Bb7 <text:s/>932.3275 <text:s/>D#7 <text:s/>1244.508 <text:s/>G7 <text:s text:c="2"/>1567.982 <text:s/>C#8 <text:s/>2217.461</text:p>
      <text:p text:style-name="P1"><text:s text:c="4"/>22 <text:s/>D6 <text:s text:c="2"/>587.3295 <text:s/>F#6 <text:s/>739.9888 <text:s/>B7 <text:s text:c="2"/>987.7666 <text:s/>E7 <text:s text:c="2"/>1318.51 <text:s text:c="2"/>G#7 <text:s/>1661.219 <text:s/>D8 <text:s text:c="2"/>2349.318 </text:p>
      <text:p text:style-name="P1"><text:s text:c="4"/>23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24 <text:s/>E6 <text:s text:c="2"/>659.2551 <text:s/>G#6 <text:s/>830.6094 <text:s/>C#7 <text:s/>1108.731 <text:s/>F#7 <text:s/>1479.978 <text:s/>Bb8 <text:s/>1864.655 <text:s/>E8 <text:s text:c="2"/>2637.02</text:p>
      <text:p text:style-name="P1"/>
      <text:p text:style-name="P1">+24 Frets <text:s text:c="3"/>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E4 <text:s text:c="2"/>164.8324 <text:s/>A5 <text:s text:c="2"/>220 <text:s text:c="6"/>D5 <text:s text:c="2"/>293.6648 <text:s/>G5 <text:s text:c="2"/>391.9954 <text:s/>B6 <text:s text:c="2"/>493.8833 <text:s/>E6 <text:s text:c="2"/>659.2551</text:p>
      <text:p text:style-name="P1"><text:s text:c="4"/>1 <text:s text:c="2"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2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3 <text:s text:c="2"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4 <text:s text:c="2"/>A5 <text:s text:c="2"/>220 <text:s text:c="6"/>C#5 <text:s/>277.1826 <text:s/>F#5 <text:s/>369.9944 <text:s/>B6 <text:s text:c="2"/>493.8833 <text:s/>D#6 <text:s/>622.254 <text:s text:c="2"/>G#6 <text:s/>830.6094</text:p>
      <text:p text:style-name="P1"><text:s text:c="4"/>5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6 <text:s text:c="2"/>B5 <text:s text:c="2"/>246.9417 <text:s/>D#5 <text:s/>311.127 <text:s text:c="2"/>G#5 <text:s/>415.3047 <text:s/>C#6 <text:s/>554.3653 <text:s/>F6 <text:s text:c="2"/>698.4565 <text:s/>Bb7 <text:s/>932.3275</text:p>
      <text:p text:style-name="P1"><text:s text:c="4"/>7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8 <text:s text:c="2"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9 <text:s text:c="2"/>D5 <text:s text:c="2"/>293.6648 <text:s/>F#5 <text:s/>369.9944 <text:s/>B6 <text:s text:c="2"/>493.8833 <text:s/>E6 <text:s text:c="2"/>659.2551 <text:s/>G#6 <text:s/>830.6094 <text:s/>C#7 <text:s/>1108.731</text:p>
      <text:p text:style-name="P1"><text:s text:c="4"/>10 <text:s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11 <text:s/>E5 <text:s text:c="2"/>329.6276 <text:s/>G#5 <text:s/>415.3047 <text:s/>C#6 <text:s/>554.3653 <text:s/>F#6 <text:s/>739.9888 <text:s/>Bb7 <text:s/>932.3275 <text:s/>D#7 <text:s/>1244.508</text:p>
      <text:p text:style-name="P1"><text:s text:c="4"/>12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13 <text:s/>F#5 <text:s/>369.9944 <text:s/>Bb6 <text:s/>466.1638 <text:s/>D#6 <text:s/>622.254 <text:s text:c="2"/>G#6 <text:s/>830.6094 <text:s/>C7 <text:s text:c="2"/>1046.502 <text:s/>F#7 <text:s/>1396.913</text:p>
      <text:p text:style-name="P1"><text:s text:c="4"/>14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15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16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7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8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9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20 <text:s/>C#6 <text:s/>554.3653 <text:s/>F6 <text:s text:c="2"/>698.4565 <text:s/>Bb7 <text:s/>932.3275 <text:s/>D#7 <text:s/>1244.508 <text:s/>G7 <text:s text:c="2"/>1567.982 <text:s/>C#8 <text:s/>2217.461</text:p>
      <text:p text:style-name="P1"><text:s text:c="4"/>21 <text:s/>D6 <text:s text:c="2"/>587.3295 <text:s/>F#6 <text:s/>739.9888 <text:s/>B7 <text:s text:c="2"/>987.7666 <text:s/>E7 <text:s text:c="2"/>1318.51 <text:s text:c="2"/>G#7 <text:s/>1661.219 <text:s/>D8 <text:s text:c="2"/>2349.318 </text:p>
      <text:p text:style-name="P1"><text:s text:c="4"/>22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23 <text:s/>E6 <text:s text:c="2"/>659.2551 <text:s/>G#6 <text:s/>830.6094 <text:s/>C#7 <text:s/>1108.731 <text:s/>F#7 <text:s/>1479.978 <text:s/>Bb8 <text:s/>1864.655 <text:s/>E8 <text:s text:c="2"/>2637.02</text:p>
      <text:p text:style-name="P1"><text:s text:c="4"/>24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25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F4 <text:s text:c="2"/>174.6141 <text:s/>Bb5 <text:s/>233.0819 <text:s/>D#5 <text:s/>311.127 <text:s text:c="2"/>G#5 <text:s/>415.3047 <text:s/>C6 <text:s text:c="2"/>523.2511 <text:s/>F6 <text:s text:c="2"/>698.4565</text:p>
      <text:p text:style-name="P1"><text:s text:c="4"/>1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2 <text:s text:c="2"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3 <text:s text:c="2"/>A5 <text:s text:c="2"/>220 <text:s text:c="6"/>C#5 <text:s/>277.1826 <text:s/>F#5 <text:s/>369.9944 <text:s/>B6 <text:s text:c="2"/>493.8833 <text:s/>D#6 <text:s/>622.254 <text:s text:c="2"/>G#6 <text:s/>830.6094</text:p>
      <text:p text:style-name="P1"><text:s text:c="4"/>4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5 <text:s text:c="2"/>B5 <text:s text:c="2"/>246.9417 <text:s/>D#5 <text:s/>311.127 <text:s text:c="2"/>G#5 <text:s/>415.3047 <text:s/>C#6 <text:s/>554.3653 <text:s/>F6 <text:s text:c="2"/>698.4565 <text:s/>Bb7 <text:s/>932.3275</text:p>
      <text:p text:style-name="P1"><text:s text:c="4"/>6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7 <text:s text:c="2"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8 <text:s text:c="2"/>D5 <text:s text:c="2"/>293.6648 <text:s/>F#5 <text:s/>369.9944 <text:s/>B6 <text:s text:c="2"/>493.8833 <text:s/>E6 <text:s text:c="2"/>659.2551 <text:s/>G#6 <text:s/>830.6094 <text:s/>C#7 <text:s/>1108.731</text:p>
      <text:p text:style-name="P1"><text:s text:c="4"/>9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10 <text:s/>E5 <text:s text:c="2"/>329.6276 <text:s/>G#5 <text:s/>415.3047 <text:s/>C#6 <text:s/>554.3653 <text:s/>F#6 <text:s/>739.9888 <text:s/>Bb7 <text:s/>932.3275 <text:s/>D#7 <text:s/>1244.508</text:p>
      <text:p text:style-name="P1"><text:s text:c="4"/>11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12 <text:s/>F#5 <text:s/>369.9944 <text:s/>Bb6 <text:s/>466.1638 <text:s/>D#6 <text:s/>622.254 <text:s text:c="2"/>G#6 <text:s/>830.6094 <text:s/>C7 <text:s text:c="2"/>1046.502 <text:s/>F#7 <text:s/>1396.913</text:p>
      <text:p text:style-name="P1"><text:s text:c="4"/>13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14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15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6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7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8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9 <text:s/>C#6 <text:s/>554.3653 <text:s/>F6 <text:s text:c="2"/>698.4565 <text:s/>Bb7 <text:s/>932.3275 <text:s/>D#7 <text:s/>1244.508 <text:s/>G7 <text:s text:c="2"/>1567.982 <text:s/>C#8 <text:s/>2217.461</text:p>
      <text:p text:style-name="P1"><text:s text:c="4"/>20 <text:s/>D6 <text:s text:c="2"/>587.3295 <text:s/>F#6 <text:s/>739.9888 <text:s/>B7 <text:s text:c="2"/>987.7666 <text:s/>E7 <text:s text:c="2"/>1318.51 <text:s text:c="2"/>G#7 <text:s/>1661.219 <text:s/>D8 <text:s text:c="2"/>2349.318 </text:p>
      <text:p text:style-name="P1"><text:s text:c="4"/>21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22 <text:s/>E6 <text:s text:c="2"/>659.2551 <text:s/>G#6 <text:s/>830.6094 <text:s/>C#7 <text:s/>1108.731 <text:s/>F#7 <text:s/>1479.978 <text:s/>Bb8 <text:s/>1864.655 <text:s/>E8 <text:s text:c="2"/>2637.02</text:p>
      <text:p text:style-name="P1"><text:s text:c="4"/>23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24 <text:s/>F#6 <text:s/>739.9888 <text:s/>Bb7 <text:s/>932.3275 <text:s/>D#7 <text:s/>1244.508 <text:s/>G#7 <text:s/>1661.219 <text:s/>C8 <text:s text:c="2"/>2093.005 <text:s/>F#8 <text:s/>2959</text:p>
      <text:p text:style-name="P1"/>
      <text:p text:style-name="P1">+26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G4 <text:s text:c="2"/>184.9972 <text:s/>B5 <text:s text:c="2"/>246.9417 <text:s/>E5 <text:s text:c="2"/>329.6276 <text:s/>A6 <text:s text:c="2"/>440 <text:s text:c="6"/>C#6 <text:s/>554.3653 <text:s/>F#6 <text:s/>739.9888</text:p>
      <text:p text:style-name="P1"><text:s text:c="4"/>1 <text:s text:c="2"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2 <text:s text:c="2"/>A5 <text:s text:c="2"/>220 <text:s text:c="6"/>C#5 <text:s/>277.1826 <text:s/>F#5 <text:s/>369.9944 <text:s/>B6 <text:s text:c="2"/>493.8833 <text:s/>D#6 <text:s/>622.254 <text:s text:c="2"/>G#6 <text:s/>830.6094</text:p>
      <text:p text:style-name="P1"><text:s text:c="4"/>3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4 <text:s text:c="2"/>B5 <text:s text:c="2"/>246.9417 <text:s/>D#5 <text:s/>311.127 <text:s text:c="2"/>G#5 <text:s/>415.3047 <text:s/>C#6 <text:s/>554.3653 <text:s/>F6 <text:s text:c="2"/>698.4565 <text:s/>Bb7 <text:s/>932.3275</text:p>
      <text:p text:style-name="P1"><text:s text:c="4"/>5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6 <text:s text:c="2"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7 <text:s text:c="2"/>D5 <text:s text:c="2"/>293.6648 <text:s/>F#5 <text:s/>369.9944 <text:s/>B6 <text:s text:c="2"/>493.8833 <text:s/>E6 <text:s text:c="2"/>659.2551 <text:s/>G#6 <text:s/>830.6094 <text:s/>C#7 <text:s/>1108.731</text:p>
      <text:p text:style-name="P1"><text:s text:c="4"/>8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9 <text:s text:c="2"/>E5 <text:s text:c="2"/>329.6276 <text:s/>G#5 <text:s/>415.3047 <text:s/>C#6 <text:s/>554.3653 <text:s/>F#6 <text:s/>739.9888 <text:s/>Bb7 <text:s/>932.3275 <text:s/>D#7 <text:s/>1244.508</text:p>
      <text:p text:style-name="P1"><text:s text:c="4"/>10 <text:s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11 <text:s/>F#5 <text:s/>369.9944 <text:s/>Bb6 <text:s/>466.1638 <text:s/>D#6 <text:s/>622.254 <text:s text:c="2"/>G#6 <text:s/>830.6094 <text:s/>C7 <text:s text:c="2"/>1046.502 <text:s/>F#7 <text:s/>1396.913</text:p>
      <text:p text:style-name="P1"><text:s text:c="4"/>12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13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14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5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6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7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8 <text:s/>C#6 <text:s/>554.3653 <text:s/>F6 <text:s text:c="2"/>698.4565 <text:s/>Bb7 <text:s/>932.3275 <text:s/>D#7 <text:s/>1244.508 <text:s/>G7 <text:s text:c="2"/>1567.982 <text:s/>C#8 <text:s/>2217.461</text:p>
      <text:p text:style-name="P1"><text:s text:c="4"/>19 <text:s/>D6 <text:s text:c="2"/>587.3295 <text:s/>F#6 <text:s/>739.9888 <text:s/>B7 <text:s text:c="2"/>987.7666 <text:s/>E7 <text:s text:c="2"/>1318.51 <text:s text:c="2"/>G#7 <text:s/>1661.219 <text:s/>D8 <text:s text:c="2"/>2349.318 </text:p>
      <text:p text:style-name="P1"><text:s text:c="4"/>20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21 <text:s/>E6 <text:s text:c="2"/>659.2551 <text:s/>G#6 <text:s/>830.6094 <text:s/>C#7 <text:s/>1108.731 <text:s/>F#7 <text:s/>1479.978 <text:s/>Bb8 <text:s/>1864.655 <text:s/>E8 <text:s text:c="2"/>2637.02</text:p>
      <text:p text:style-name="P1"><text:s text:c="4"/>22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23 <text:s/>F#6 <text:s/>739.9888 <text:s/>Bb7 <text:s/>932.3275 <text:s/>D#7 <text:s/>1244.508 <text:s/>G#7 <text:s/>1661.219 <text:s/>C8 <text:s text:c="2"/>2093.005 <text:s/>F#8 <text:s/>2959.955</text:p>
      <text:p text:style-name="P1"><text:s text:c="4"/>24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27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G#4 <text:s/>195.9977 <text:s/>C5 <text:s text:c="2"/>261.6256 <text:s/>F5 <text:s text:c="2"/>349.2282 <text:s/>Bb6 <text:s/>466.1638 <text:s/>D6 <text:s text:c="2"/>587.3295 <text:s/>G6 <text:s text:c="2"/>783.9909</text:p>
      <text:p text:style-name="P1"><text:s text:c="4"/>1 <text:s text:c="2"/>A5 <text:s text:c="2"/>220 <text:s text:c="6"/>C#5 <text:s/>277.1826 <text:s/>F#5 <text:s/>369.9944 <text:s/>B6 <text:s text:c="2"/>493.8833 <text:s/>D#6 <text:s/>622.254 <text:s text:c="2"/>G#6 <text:s/>830.6094</text:p>
      <text:p text:style-name="P1"><text:s text:c="4"/>2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3 <text:s text:c="2"/>B5 <text:s text:c="2"/>246.9417 <text:s/>D#5 <text:s/>311.127 <text:s text:c="2"/>G#5 <text:s/>415.3047 <text:s/>C#6 <text:s/>554.3653 <text:s/>F6 <text:s text:c="2"/>698.4565 <text:s/>Bb7 <text:s/>932.3275</text:p>
      <text:p text:style-name="P1"><text:s text:c="4"/>4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5 <text:s text:c="2"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6 <text:s text:c="2"/>D5 <text:s text:c="2"/>293.6648 <text:s/>F#5 <text:s/>369.9944 <text:s/>B6 <text:s text:c="2"/>493.8833 <text:s/>E6 <text:s text:c="2"/>659.2551 <text:s/>G#6 <text:s/>830.6094 <text:s/>C#7 <text:s/>1108.731</text:p>
      <text:p text:style-name="P1"><text:s text:c="4"/>7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8 <text:s text:c="2"/>E5 <text:s text:c="2"/>329.6276 <text:s/>G#5 <text:s/>415.3047 <text:s/>C#6 <text:s/>554.3653 <text:s/>F#6 <text:s/>739.9888 <text:s/>Bb7 <text:s/>932.3275 <text:s/>D#7 <text:s/>1244.508</text:p>
      <text:p text:style-name="P1"><text:s text:c="4"/>9 <text:s text:c="2"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10 <text:s/>F#5 <text:s/>369.9944 <text:s/>Bb6 <text:s/>466.1638 <text:s/>D#6 <text:s/>622.254 <text:s text:c="2"/>G#6 <text:s/>830.6094 <text:s/>C7 <text:s text:c="2"/>1046.502 <text:s/>F#7 <text:s/>1396.913</text:p>
      <text:p text:style-name="P1"><text:s text:c="4"/>11 <text:s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12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13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4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5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6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7 <text:s/>C#6 <text:s/>554.3653 <text:s/>F6 <text:s text:c="2"/>698.4565 <text:s/>Bb7 <text:s/>932.3275 <text:s/>D#7 <text:s/>1244.508 <text:s/>G7 <text:s text:c="2"/>1567.982 <text:s/>C#8 <text:s/>2217.461</text:p>
      <text:p text:style-name="P1"><text:s text:c="4"/>18 <text:s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9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20 <text:s/>E6 <text:s text:c="2"/>659.2551 <text:s/>G#6 <text:s/>830.6094 <text:s/>C#7 <text:s/>1108.731 <text:s/>F#7 <text:s/>1479.978 <text:s/>Bb8 <text:s/>1864.655 <text:s/>E8 <text:s text:c="2"/>2637.02</text:p>
      <text:p text:style-name="P1"><text:s text:c="4"/>21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22 <text:s/>F#6 <text:s/>739.9888 <text:s/>Bb7 <text:s/>932.3275 <text:s/>D#7 <text:s/>1244.508 <text:s/>G#7 <text:s/>1661.219 <text:s/>C8 <text:s text:c="2"/>2093.005 <text:s/>F#8 <text:s/>2959.955</text:p>
      <text:p text:style-name="P1"><text:s text:c="4"/>23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24 <text:s/>G#6 <text:s/>830.6094 <text:s/>C7 <text:s text:c="2"/>1046.502 <text:s/>F7 <text:s text:c="2"/>1396.913 <text:s/>Bb8 <text:s/>1864.655 <text:s/>D8 <text:s text:c="2"/>2349.318 <text:s/>G#8 <text:s/>3322.438</text:p>
      <text:p text:style-name="P1"/>
      <text:p text:style-name="P1">+28 Frets</text:p>
      <text:p text:style-name="P1"><text:s text:c="4"/>S <text:s text:c="2"/>6 <text:s text:c="13"/>5 <text:s text:c="13"/>4 <text:s text:c="13"/>3 <text:s text:c="14"/>2 <text:s text:c="12"/>1</text:p>
      <text:p text:style-name="P1"/>
      <text:p text:style-name="P1"><text:s text:c="4"/>0 <text:s text:c="2"/>A5 <text:s text:c="2"/>220 <text:s text:c="6"/>C#5 <text:s/>277.1826 <text:s/>F#5 <text:s/>369.9944 <text:s/>B6 <text:s text:c="2"/>493.8833 <text:s/>D#6 <text:s/>622.254 <text:s text:c="2"/>G#6 830.6094</text:p>
      <text:p text:style-name="P1"><text:s text:c="4"/>1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2 <text:s text:c="2"/>B5 <text:s text:c="2"/>246.9417 <text:s/>D#5 <text:s/>311.127 <text:s text:c="2"/>G#5 <text:s/>415.3047 <text:s/>C#6 <text:s/>554.3653 <text:s/>F6 <text:s text:c="2"/>698.4565 <text:s/>Bb7 932.3275</text:p>
      <text:p text:style-name="P1"><text:s text:c="4"/>3 <text:s text:c="2"/>C5 <text:s text:c="2"/>261.6256 <text:s/>E5 <text:s text:c="2"/>329.6276 <text:s/>A6 <text:s text:c="2"/>440 <text:s text:c="6"/>D6 <text:s text:c="2"/>587.3295 <text:s/>F#6 <text:s/>739.9888 <text:s/>B7 <text:s/>987.7666</text:p>
      <text:p text:style-name="P1"><text:s text:c="4"/>4 <text:s text:c="2"/>C#5 <text:s/>277.1826 <text:s/>F5 <text:s text:c="2"/>349.2282 <text:s/>Bb6 <text:s/>466.1638 <text:s/>D#6 <text:s/>622.254 <text:s text:c="2"/>G6 <text:s text:c="2"/>783.9909 <text:s/>C7 <text:s/>1046.502</text:p>
      <text:p text:style-name="P1"><text:s text:c="4"/>5 <text:s text:c="2"/>D5 <text:s text:c="2"/>293.6648 <text:s/>F#5 <text:s/>369.9944 <text:s/>B6 <text:s text:c="2"/>493.8833 <text:s/>E6 <text:s text:c="2"/>659.2551 <text:s/>G#6 <text:s/>830.6094 <text:s/>C#7 1108.731</text:p>
      <text:p text:style-name="P1"><text:s text:c="4"/>6 <text:s text:c="2"/>D#5 <text:s/>311.127 <text:s text:c="2"/>G5 <text:s text:c="2"/>391.9954 <text:s/>C6 <text:s text:c="2"/>523.2511 <text:s/>F6 <text:s text:c="2"/>698.4565 <text:s/>A7 <text:s text:c="2"/>880 <text:s text:c="6"/>D7 <text:s/>1174.659</text:p>
      <text:p text:style-name="P1"><text:s text:c="4"/>7 <text:s text:c="2"/>E5 <text:s text:c="2"/>329.6276 <text:s/>G#5 <text:s/>415.3047 <text:s/>C#6 <text:s/>554.3653 <text:s/>F#6 <text:s/>739.9888 <text:s/>Bb7 <text:s/>932.3275 <text:s/>D#7 1244.508</text:p>
      <text:p text:style-name="P1"><text:s text:c="4"/>8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1"><text:s text:c="4"/>9 <text:s text:c="2"/>F#5 <text:s/>369.9944 <text:s/>Bb6 <text:s/>466.1638 <text:s/>D#6 <text:s/>622.254 <text:s text:c="2"/>G#6 <text:s/>830.6094 <text:s/>C7 <text:s text:c="2"/>1046.502 <text:s/>F#7 1396.913</text:p>
      <text:p text:style-name="P1"><text:s text:c="4"/>10 <text:s/>G5 <text:s text:c="2"/>391.9954 <text:s/>B6 <text:s text:c="2"/>493.8833 <text:s/>E6 <text:s text:c="2"/>659.2551 <text:s/>A7 <text:s text:c="2"/>880 <text:s text:c="6"/>C#7 <text:s/>1108.731 <text:s/>G7 <text:s/>1479.978</text:p>
      <text:p text:style-name="P1"><text:s text:c="4"/>11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12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3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4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5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6 <text:s/>C#6 <text:s/>554.3653 <text:s/>F6 <text:s text:c="2"/>698.4565 <text:s/>Bb7 <text:s/>932.3275 <text:s/>D#7 <text:s/>1244.508 <text:s/>G7 <text:s text:c="2"/>1567.982 <text:s/>C#8 <text:s/>2217.461</text:p>
      <text:p text:style-name="P1"><text:s text:c="4"/>17 <text:s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8 <text:s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1"><text:s text:c="4"/>19 <text:s/>E6 <text:s text:c="2"/>659.2551 <text:s/>G#6 <text:s/>830.6094 <text:s/>C#7 <text:s/>1108.731 <text:s/>F#7 <text:s/>1479.978 <text:s/>Bb8 <text:s/>1864.655 <text:s/>E8 <text:s text:c="2"/>2637.02</text:p>
      <text:p text:style-name="P1"><text:s text:c="4"/>20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21 <text:s/>F#6 <text:s/>739.9888 <text:s/>Bb7 <text:s/>932.3275 <text:s/>D#7 <text:s/>1244.508 <text:s/>G#7 <text:s/>1661.219 <text:s/>C8 <text:s text:c="2"/>2093.005 <text:s/>F#8 <text:s/>2959.955</text:p>
      <text:p text:style-name="P1"><text:s text:c="4"/>22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23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24 <text:s/>A7 <text:s text:c="2"/>880 <text:s text:c="6"/>C#7 <text:s/>1108.731 <text:s/>F#7 <text:s/>1479.978 <text:s/>B8 <text:s text:c="2"/>1975.533 <text:s/>D#8 <text:s/>2489.016 <text:s/>A9 <text:s text:c="2"/>35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29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Bb5 <text:s/>233.0819 <text:s/>D5 <text:s text:c="2"/>293.6648 <text:s/>G5 <text:s text:c="2"/>391.9954 <text:s/>C6 <text:s text:c="2"/>523.2511 <text:s/>E6 <text:s text:c="2"/>659.2551 <text:s/>A7 <text:s text:c="2"/>880</text:p>
      <text:p text:style-name="P1"><text:s text:c="4"/>1 <text:s text:c="2"/>B5 <text:s text:c="2"/>246.9417 <text:s/>D#5 <text:s/>311.127 <text:s text:c="2"/>G#5 <text:s/>415.3047 <text:s/>C#6 <text:s/>554.3653 <text:s/>F6 <text:s text:c="2"/>698.4565 <text:s/>Bb7 932.3275</text:p>
      <text:p text:style-name="P1"><text:s text:c="4"/>2 <text:s text:c="2"/>C5 <text:s text:c="2"/>261.6256 <text:s/>E5 <text:s text:c="2"/>329.6276 <text:s/>A6 <text:s text:c="2"/>440 <text:s text:c="6"/>D6 <text:s text:c="2"/>587.3295 <text:s/>F#6 <text:s/>739.9888 <text:s/>B7 <text:s/>987.7666</text:p>
      <text:p text:style-name="P1"><text:s text:c="4"/>3 <text:s text:c="2"/>C#5 <text:s/>277.1826 <text:s/>F5 <text:s text:c="2"/>349.2282 <text:s/>Bb6 <text:s/>466.1638 <text:s/>D#6 <text:s/>622.254 <text:s text:c="2"/>G6 <text:s text:c="2"/>783.9909 <text:s/>C7 <text:s/>1046.502</text:p>
      <text:p text:style-name="P1"><text:s text:c="4"/>4 <text:s text:c="2"/>D5 <text:s text:c="2"/>293.6648 <text:s/>F#5 <text:s/>369.9944 <text:s/>B6 <text:s text:c="2"/>493.8833 <text:s/>E6 <text:s text:c="2"/>659.2551 <text:s/>G#6 <text:s/>830.6094 <text:s/>C#7 1108.731</text:p>
      <text:p text:style-name="P1"><text:s text:c="4"/>5 <text:s text:c="2"/>D#5 <text:s/>311.127 <text:s text:c="2"/>G5 <text:s text:c="2"/>391.9954 <text:s/>C6 <text:s text:c="2"/>523.2511 <text:s/>F6 <text:s text:c="2"/>698.4565 <text:s/>A7 <text:s text:c="2"/>880 <text:s text:c="6"/>D7 <text:s/>1174.659</text:p>
      <text:p text:style-name="P1"><text:s text:c="4"/>6 <text:s text:c="2"/>E5 <text:s text:c="2"/>329.6276 <text:s/>G#5 <text:s/>415.3047 <text:s/>C#6 <text:s/>554.3653 <text:s/>F#6 <text:s/>739.9888 <text:s/>Bb7 <text:s/>932.3275 <text:s/>D#7 1244.508</text:p>
      <text:p text:style-name="P1"><text:s text:c="4"/>7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1"><text:s text:c="4"/>8 <text:s text:c="2"/>F#5 <text:s/>369.9944 <text:s/>Bb6 <text:s/>466.1638 <text:s/>D#6 <text:s/>622.254 <text:s text:c="2"/>G#6 <text:s/>830.6094 <text:s/>C7 <text:s text:c="2"/>1046.502 <text:s/>F#7 1396.913</text:p>
      <text:p text:style-name="P1"><text:s text:c="4"/>9 <text:s text:c="2"/>G5 <text:s text:c="2"/>391.9954 <text:s/>B6 <text:s text:c="2"/>493.8833 <text:s/>E6 <text:s text:c="2"/>659.2551 <text:s/>A7 <text:s text:c="2"/>880 <text:s text:c="6"/>C#7 <text:s/>1108.731 <text:s/>G7 <text:s/>1479.978</text:p>
      <text:p text:style-name="P1"><text:s text:c="4"/>10 <text:s/>G#5 <text:s/>415.3047 <text:s/>C6 <text:s text:c="2"/>523.2511 <text:s/>F6 <text:s text:c="2"/>698.4565 <text:s/>Bb7 <text:s/>932.3275 <text:s/>D7 <text:s text:c="2"/>1174.659 <text:s/>G#7 <text:s/>1567.982</text:p>
      <text:p text:style-name="P1"><text:s text:c="4"/>11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2 <text:s/>Bb6 <text:s/>466.1638 <text:s/>D6 <text:s text:c="2"/>587.3295 <text:s/>G6 <text:s text:c="2"/>783.9909 <text:s/>C7 <text:s text:c="2"/>1046.502 <text:s/>E7 <text:s text:c="2"/>1318.51 <text:s text:c="2"/>Bb8 <text:s/>1864.655 <text:s text:c="3"/></text:p>
      <text:p text:style-name="P1"><text:s text:c="4"/>13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4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5 <text:s/>C#6 <text:s/>554.3653 <text:s/>F6 <text:s text:c="2"/>698.4565 <text:s/>Bb7 <text:s/>932.3275 <text:s/>D#7 <text:s/>1244.508 <text:s/>G7 <text:s text:c="2"/>1567.982 <text:s/>C#8 <text:s/>2217.461</text:p>
      <text:p text:style-name="P1"><text:s text:c="4"/>16 <text:s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7 <text:s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1"><text:s text:c="4"/>18 <text:s/>E6 <text:s text:c="2"/>659.2551 <text:s/>G#6 <text:s/>830.6094 <text:s/>C#7 <text:s/>1108.731 <text:s/>F#7 <text:s/>1479.978 <text:s/>Bb8 <text:s/>1864.655 <text:s/>E8 <text:s text:c="2"/>2637.02</text:p>
      <text:p text:style-name="P1"><text:s text:c="4"/>19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20 <text:s/>F#6 <text:s/>739.9888 <text:s/>Bb7 <text:s/>932.3275 <text:s/>D#7 <text:s/>1244.508 <text:s/>G#7 <text:s/>1661.219 <text:s/>C8 <text:s text:c="2"/>2093.005 <text:s/>F#8 <text:s/>2959.955</text:p>
      <text:p text:style-name="P1"><text:s text:c="4"/>21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22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23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24 <text:s/>Bb7 <text:s/>932.3275 <text:s/>D7 <text:s text:c="2"/>1174.659 <text:s/>G7 <text:s text:c="2"/>1567.982 <text:s/>C8 <text:s text:c="2"/>2093.005 <text:s/>E8 <text:s text:c="2"/>2637.02 <text:s text:c="2"/>Bb9 <text:s/>3729.31</text:p>
      <text:p text:style-name="P1"/>
      <text:p text:style-name="P1">+30 Frets</text:p>
      <text:p text:style-name="P1"><text:s text:c="4"/>S <text:s text:c="2"/>6 <text:s text:c="13"/>5 <text:s text:c="13"/>4 <text:s text:c="9"/>3 <text:s text:c="17"/>2 <text:s text:c="13"/>1</text:p>
      <text:p text:style-name="P1"/>
      <text:p text:style-name="P1"><text:s text:c="4"/>0 <text:s text:c="2"/>B5 <text:s text:c="2"/>246.9417 <text:s/>D#5 <text:s/>311.127 <text:s text:c="2"/>G#5 <text:s/>415.3047 <text:s/>C#6 <text:s/>554.3653 <text:s/>F6 <text:s text:c="2"/>698.4565 <text:s/>Bb7 <text:s/>932.3275</text:p>
      <text:p text:style-name="P1"><text:s text:c="4"/>1 <text:s text:c="2"/>C5 <text:s text:c="2"/>261.6256 <text:s/>E5 <text:s text:c="2"/>329.6276 <text:s/>A6 <text:s text:c="2"/>440 <text:s text:c="6"/>D6 <text:s text:c="2"/>587.3295 <text:s/>F#6 <text:s/>739.9888 <text:s/>B7 <text:s text:c="2"/>987.7666</text:p>
      <text:p text:style-name="P1"><text:s text:c="4"/>2 <text:s text:c="2"/>C#5 <text:s/>277.1826 <text:s/>F5 <text:s text:c="2"/>349.2282 <text:s/>Bb6 <text:s/>466.1638 <text:s/>D#6 <text:s/>622.254 <text:s text:c="2"/>G6 <text:s text:c="2"/>783.9909 <text:s/>C7 <text:s text:c="2"/>1046.502</text:p>
      <text:p text:style-name="P1"><text:s text:c="4"/>3 <text:s text:c="2"/>D5 <text:s text:c="2"/>293.6648 <text:s/>F#5 <text:s/>369.9944 <text:s/>B6 <text:s text:c="2"/>493.8833 <text:s/>E6 <text:s text:c="2"/>659.2551 <text:s/>G#6 <text:s/>830.6094 <text:s/>C#7 <text:s/>1108.731</text:p>
      <text:p text:style-name="P1"><text:s text:c="4"/>4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5 <text:s text:c="2"/>E5 <text:s text:c="2"/>329.6276 <text:s/>G#5 <text:s/>415.3047 <text:s/>C#6 <text:s/>554.3653 <text:s/>F#6 <text:s/>739.9888 <text:s/>Bb7 <text:s/>932.3275 <text:s/>D#7 <text:s/>1244.508</text:p>
      <text:p text:style-name="P1"><text:s text:c="4"/>6 <text:s text:c="2"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7 <text:s text:c="2"/>F#5 <text:s/>369.9944 <text:s/>Bb6 <text:s/>466.1638 <text:s/>D#6 <text:s/>622.254 <text:s text:c="2"/>G#6 <text:s/>830.6094 <text:s/>C7 <text:s text:c="2"/>1046.502 <text:s/>F#7 <text:s/>1396.913</text:p>
      <text:p text:style-name="P1"><text:s text:c="4"/>8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9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10 <text:s/>A6 <text:s text:c="2"/>440 <text:s text:c="6"/>C#6 <text:s/>554.3653 <text:s/>F#6 <text:s/>739.9888 <text:s/>B7 <text:s text:c="2"/>987.7666 <text:s/>D#7 <text:s/>1244.508 <text:s/>A8 <text:s text:c="2"/>1760</text:p>
      <text:p text:style-name="P1"><text:s text:c="4"/>11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2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3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4 <text:s/>C#6 <text:s/>554.3653 <text:s/>F6 <text:s text:c="2"/>698.4565 <text:s/>Bb7 <text:s/>932.3275 <text:s/>D#7 <text:s/>1244.508 <text:s/>G7 <text:s text:c="2"/>1567.982 <text:s/>C#8 <text:s/>2217.461</text:p>
      <text:p text:style-name="P1"><text:s text:c="4"/>15 <text:s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6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17 <text:s/>E6 <text:s text:c="2"/>659.2551 <text:s/>G#6 <text:s/>830.6094 <text:s/>C#7 <text:s/>1108.731 <text:s/>F#7 <text:s/>1479.978 <text:s/>Bb8 <text:s/>1864.655 <text:s/>E8 <text:s text:c="2"/>2637.02</text:p>
      <text:p text:style-name="P1"><text:s text:c="4"/>18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9 <text:s/>F#6 <text:s/>739.9888 <text:s/>Bb7 <text:s/>932.3275 <text:s/>D#7 <text:s/>1244.508 <text:s/>G#7 <text:s/>1661.219 <text:s/>C8 <text:s text:c="2"/>2093.005 <text:s/>F#8 <text:s/>2959.955</text:p>
      <text:p text:style-name="P1"><text:s text:c="4"/>20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21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22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23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24 <text:s text:c="2"/>B7 <text:s/>987.7666 <text:s/>D#7 <text:s/>1244.508 <text:s/>G#7 <text:s/>1661.219 <text:s/>C#8 <text:s/>2217.461 <text:s/>F8 <text:s text:c="2"/>2793.826 <text:s/>B9 <text:s text:c="2"/>2951.06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31 Frets</text:p>
      <text:p text:style-name="P1"><text:s text:c="4"/>S <text:s text:c="2"/>6 <text:s text:c="13"/>5 <text:s text:c="13"/>4 <text:s text:c="13"/>3 <text:s text:c="9"/>2 <text:s text:c="17"/>1</text:p>
      <text:p text:style-name="P1"/>
      <text:p text:style-name="P1"><text:s text:c="4"/>0 <text:s text:c="2"/>C5 <text:s text:c="2"/>261.6256 <text:s/>E5 <text:s text:c="2"/>329.6276 <text:s/>A6 <text:s text:c="2"/>440 <text:s text:c="6"/>D6 <text:s text:c="2"/>587.3295 <text:s/>F#6 <text:s/>739.9888 <text:s/>B7 <text:s/>987.7666</text:p>
      <text:p text:style-name="P1"><text:s text:c="4"/>1 <text:s text:c="2"/>C#5 <text:s/>277.1826 <text:s/>F5 <text:s text:c="2"/>349.2282 <text:s/>Bb6 <text:s/>466.1638 <text:s/>D#6 <text:s/>622.254 <text:s text:c="2"/>G6 <text:s text:c="2"/>783.9909 <text:s/>C7 <text:s/>1046.502</text:p>
      <text:p text:style-name="P1"><text:s text:c="4"/>2 <text:s text:c="2"/>D5 <text:s text:c="2"/>293.6648 <text:s/>F#5 <text:s/>369.9944 <text:s/>B6 <text:s text:c="2"/>493.8833 <text:s/>E6 <text:s text:c="2"/>659.2551 <text:s/>G#6 <text:s/>830.6094 <text:s/>C#7 1108.731</text:p>
      <text:p text:style-name="P1"><text:s text:c="4"/>3 <text:s text:c="2"/>D#5 <text:s/>311.127 <text:s text:c="2"/>G5 <text:s text:c="2"/>391.9954 <text:s/>C6 <text:s text:c="2"/>523.2511 <text:s/>F6 <text:s text:c="2"/>698.4565 <text:s/>A7 <text:s text:c="2"/>880 <text:s text:c="6"/>D7 <text:s/>1174.659</text:p>
      <text:p text:style-name="P1"><text:s text:c="4"/>4 <text:s text:c="2"/>E5 <text:s text:c="2"/>329.6276 <text:s/>G#5 <text:s/>415.3047 <text:s/>C#6 <text:s/>554.3653 <text:s/>F#6 <text:s/>739.9888 <text:s/>Bb7 <text:s/>932.3275 <text:s/>D#7 1244.508</text:p>
      <text:p text:style-name="P1"><text:s text:c="4"/>5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1"><text:s text:c="4"/>6 <text:s text:c="2"/>F#5 <text:s/>369.9944 <text:s/>Bb6 <text:s/>466.1638 <text:s/>D#6 <text:s/>622.254 <text:s text:c="2"/>G#6 <text:s/>830.6094 <text:s/>C7 <text:s text:c="2"/>1046.502 <text:s/>F#7 1396.913</text:p>
      <text:p text:style-name="P1"><text:s text:c="4"/>7 <text:s text:c="2"/>G5 <text:s text:c="2"/>391.9954 <text:s/>B6 <text:s text:c="2"/>493.8833 <text:s/>E6 <text:s text:c="2"/>659.2551 <text:s/>A7 <text:s text:c="2"/>880 <text:s text:c="6"/>C#7 <text:s/>1108.731 <text:s/>G7 <text:s/>1479.978</text:p>
      <text:p text:style-name="P1"><text:s text:c="4"/>8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9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10 <text:s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1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2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3 <text:s/>C#6 <text:s/>554.3653 <text:s/>F6 <text:s text:c="2"/>698.4565 <text:s/>Bb7 <text:s/>932.3275 <text:s/>D#7 <text:s/>1244.508 <text:s/>G7 <text:s text:c="2"/>1567.982 <text:s/>C#8 <text:s/>2217.461</text:p>
      <text:p text:style-name="P1"><text:s text:c="4"/>14 <text:s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5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16 <text:s/>E6 <text:s text:c="2"/>659.2551 <text:s/>G#6 <text:s/>830.6094 <text:s/>C#7 <text:s/>1108.731 <text:s/>F#7 <text:s/>1479.978 <text:s/>Bb8 <text:s/>1864.655 <text:s/>E8 <text:s text:c="2"/>2637.02</text:p>
      <text:p text:style-name="P1"><text:s text:c="4"/>17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8 <text:s/>F#6 <text:s/>739.9888 <text:s/>Bb7 <text:s/>932.3275 <text:s/>D#7 <text:s/>1244.508 <text:s/>G#7 <text:s/>1661.219 <text:s/>C8 <text:s text:c="2"/>2093.005 <text:s/>F#8 <text:s/>2959.955</text:p>
      <text:p text:style-name="P1"><text:s text:c="4"/>19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20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21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22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23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24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/>
      <text:p text:style-name="P1">+32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C#5 <text:s/>277.1826 <text:s/>F5 <text:s text:c="2"/>349.2282 <text:s/>Bb6 <text:s/>466.1638 <text:s/>D#6 <text:s/>622.254 <text:s text:c="2"/>G6 <text:s text:c="2"/>783.9909 <text:s/>C7 <text:s/>1046.502</text:p>
      <text:p text:style-name="P1"><text:s text:c="4"/>1 <text:s text:c="2"/>D5 <text:s text:c="2"/>293.6648 <text:s/>F#5 <text:s/>369.9944 <text:s/>B6 <text:s text:c="2"/>493.8833 <text:s/>E6 <text:s text:c="2"/>659.2551 <text:s/>G#6 <text:s/>830.6094 <text:s/>C#7 1108.731</text:p>
      <text:p text:style-name="P1"><text:s text:c="4"/>2 <text:s text:c="2"/>D#5 <text:s/>311.127 <text:s text:c="2"/>G5 <text:s text:c="2"/>391.9954 <text:s/>C6 <text:s text:c="2"/>523.2511 <text:s/>F6 <text:s text:c="2"/>698.4565 <text:s/>A7 <text:s text:c="2"/>880 <text:s text:c="6"/>D7 <text:s/>1174.659</text:p>
      <text:p text:style-name="P1"><text:s text:c="4"/>3 <text:s text:c="2"/>E5 <text:s text:c="2"/>329.6276 <text:s/>G#5 <text:s/>415.3047 <text:s/>C#6 <text:s/>554.3653 <text:s/>F#6 <text:s/>739.9888 <text:s/>Bb7 <text:s/>932.3275 <text:s/>D#7 1244.508</text:p>
      <text:p text:style-name="P1"><text:s text:c="4"/>4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1"><text:s text:c="4"/>5 <text:s text:c="2"/>F#5 <text:s/>369.9944 <text:s/>Bb6 <text:s/>466.1638 <text:s/>D#6 <text:s/>622.254 <text:s text:c="2"/>G#6 <text:s/>830.6094 <text:s/>C7 <text:s text:c="2"/>1046.502 <text:s/>F#7 1396.913</text:p>
      <text:p text:style-name="P1"><text:s text:c="4"/>6 <text:s text:c="2"/>G5 <text:s text:c="2"/>391.9954 <text:s/>B6 <text:s text:c="2"/>493.8833 <text:s/>E6 <text:s text:c="2"/>659.2551 <text:s/>A7 <text:s text:c="2"/>880 <text:s text:c="6"/>C#7 <text:s/>1108.731 <text:s/>G7 <text:s/>1479.978</text:p>
      <text:p text:style-name="P1"><text:s text:c="4"/>7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8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9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10 <text:s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1 <text:s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2 <text:s/>C#6 <text:s/>554.3653 <text:s/>F6 <text:s text:c="2"/>698.4565 <text:s/>Bb7 <text:s/>932.3275 <text:s/>D#7 <text:s/>1244.508 <text:s/>G7 <text:s text:c="2"/>1567.982 <text:s/>C#8 <text:s/>2217.461</text:p>
      <text:p text:style-name="P1"><text:s text:c="4"/>13 <text:s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4 <text:s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1"><text:s text:c="4"/>15 <text:s/>E6 <text:s text:c="2"/>659.2551 <text:s/>G#6 <text:s/>830.6094 <text:s/>C#7 <text:s/>1108.731 <text:s/>F#7 <text:s/>1479.978 <text:s/>Bb8 <text:s/>1864.655 <text:s/>E8 <text:s text:c="2"/>2637.02</text:p>
      <text:p text:style-name="P1"><text:s text:c="4"/>16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7 <text:s/>F#6 <text:s/>739.9888 <text:s/>Bb7 <text:s/>932.3275 <text:s/>D#7 <text:s/>1244.508 <text:s/>G#7 <text:s/>1661.219 <text:s/>C8 <text:s text:c="2"/>2093.005 <text:s/>F#8 <text:s/>2959.955</text:p>
      <text:p text:style-name="P1"><text:s text:c="4"/>18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19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20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21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22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23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24 <text:s/>C#7 <text:s/>1108.731 <text:s/>F7 <text:s text:c="2"/>1396.913 <text:s/>Bb8 <text:s/>1864.655 <text:s/>D#8 <text:s/>2489.016 <text:s/>G8 <text:s text:c="2"/>3135.963 <text:s/>C#9 <text:s/>443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33 Frets</text:p>
      <text:p text:style-name="P1"><text:s text:c="4"/>S <text:s text:c="2"/>6 <text:s text:c="13"/>5 <text:s text:c="14"/>4 <text:s text:c="13"/>3 <text:s text:c="13"/>2 <text:s text:c="13"/>1</text:p>
      <text:p text:style-name="P1"/>
      <text:p text:style-name="P1"><text:s text:c="4"/>0 <text:s text:c="2"/>D5 <text:s text:c="2"/>293.6648 <text:s/>F#5 <text:s/>369.9944 <text:s text:c="2"/>B6 <text:s text:c="2"/>493.8833 <text:s/>E6 <text:s text:c="2"/>659.2551 <text:s/>G#6 <text:s/>830.6094 <text:s/>C#7 <text:s/>1108.731</text:p>
      <text:p text:style-name="P1"><text:s text:c="4"/>1 <text:s text:c="2"/>D#5 <text:s/>311.127 <text:s text:c="2"/>G5 <text:s text:c="2"/>391.9954 <text:s text:c="2"/>C6 <text:s text:c="2"/>523.2511 <text:s/>F6 <text:s text:c="2"/>698.4565 <text:s/>A7 <text:s text:c="2"/>880 <text:s text:c="6"/>D7 <text:s text:c="2"/>1174.659</text:p>
      <text:p text:style-name="P1"><text:s text:c="4"/>2 <text:s text:c="2"/>E5 <text:s text:c="2"/>329.6276 <text:s/>G#5 <text:s/>415.3047 <text:s text:c="2"/>C#6 <text:s/>554.3653 <text:s/>F#6 <text:s/>739.9888 <text:s/>Bb7 <text:s/>932.3275 <text:s/>D#7 <text:s/>1244.508</text:p>
      <text:p text:style-name="P1"><text:s text:c="4"/>3 <text:s text:c="2"/>F5 <text:s text:c="2"/>349.2282 <text:s/>A6 <text:s text:c="2"/>440 <text:s text:c="7"/>D6 <text:s text:c="2"/>587.3295 <text:s/>G6 <text:s text:c="2"/>783.9909 <text:s/>B7 <text:s text:c="2"/>987.7666 <text:s/>F7 <text:s text:c="2"/>1318.51</text:p>
      <text:p text:style-name="P1"><text:s text:c="4"/>4 <text:s text:c="2"/>F#5 <text:s/>369.9944 <text:s/>Bb6 <text:s/>466.1638 <text:s text:c="2"/>D#6 <text:s/>622.254 <text:s text:c="2"/>G#6 <text:s/>830.6094 <text:s/>C7 <text:s text:c="2"/>1046.502 <text:s/>F#7 <text:s/>1396.913</text:p>
      <text:p text:style-name="P1"><text:s text:c="4"/>5 <text:s text:c="2"/>G5 <text:s text:c="2"/>391.9954 <text:s/>B6 <text:s text:c="2"/>493.8833 <text:s text:c="2"/>E6 <text:s text:c="2"/>659.2551 <text:s/>A7 <text:s text:c="2"/>880 <text:s text:c="6"/>C#7 <text:s/>1108.731 <text:s/>G7 <text:s text:c="2"/>1479.978</text:p>
      <text:p text:style-name="P1"><text:s text:c="4"/>6 <text:s text:c="2"/>G#5 <text:s/>415.3047 <text:s/>C6 <text:s text:c="2"/>523.2511 <text:s text:c="2"/>F6 <text:s text:c="2"/>698.4565 <text:s/>Bb7 <text:s/>932.3275 <text:s/>D7 <text:s text:c="2"/>1174.659 <text:s/>G#7 <text:s/>1567.982</text:p>
      <text:p text:style-name="P1"><text:s text:c="4"/>7 <text:s text:c="2"/>A6 <text:s text:c="2"/>440 <text:s text:c="6"/>C#6 <text:s/>554.3653 <text:s text:c="2"/>F#6 <text:s/>739.9888 <text:s/>B7 <text:s text:c="2"/>987.7666 <text:s/>D#7 <text:s/>1244.508 <text:s/>A8 <text:s text:c="2"/>1760</text:p>
      <text:p text:style-name="P1"><text:s text:c="4"/>8 <text:s text:c="2"/>Bb6 <text:s/>466.1638 <text:s/>D6 <text:s text:c="2"/>587.3295 <text:s text:c="2"/>G6 <text:s text:c="2"/>783.9909 <text:s/>C7 <text:s text:c="2"/>1046.502 <text:s/>E7 <text:s text:c="2"/>1318.51 <text:s text:c="2"/>Bb8 <text:s/>1864.655</text:p>
      <text:p text:style-name="P1"><text:s text:c="4"/>9 <text:s text:c="2"/>B6 <text:s text:c="2"/>493.8833 <text:s/>D#6 <text:s/>622.254 <text:s text:c="3"/>G#6 <text:s/>830.6094 <text:s/>C#7 <text:s/>1108.731 <text:s/>F7 <text:s text:c="2"/>1396.913 <text:s/>B8 <text:s text:c="2"/>1975.533</text:p>
      <text:p text:style-name="P1"><text:s text:c="4"/>10 <text:s/>C6 <text:s text:c="2"/>523.2511 <text:s/>E6 <text:s text:c="2"/>659.2551 <text:s text:c="2"/>A7 <text:s text:c="2"/>880 <text:s text:c="6"/>D7 <text:s text:c="2"/>1174.659 <text:s/>F#7 <text:s/>1479.978 <text:s/>C8 <text:s text:c="2"/>2093.005</text:p>
      <text:p text:style-name="P1"><text:s text:c="4"/>11 <text:s/>C#6 <text:s/>554.3653 <text:s/>F6 <text:s text:c="2"/>698.4565 <text:s text:c="2"/>Bb7 <text:s/>932.3275 <text:s/>D#7 <text:s/>1244.508 <text:s/>G7 <text:s text:c="2"/>1567.982 <text:s/>C#8 <text:s/>2217.461</text:p>
      <text:p text:style-name="P1"><text:s text:c="4"/>12 <text:s/>D6 <text:s text:c="2"/>587.3295 <text:s/>F#6 <text:s/>739.9888 <text:s text:c="2"/>B7 <text:s text:c="2"/>987.7666 <text:s/>E7 <text:s text:c="2"/>1318.51 <text:s text:c="2"/>G#7 <text:s/>1661.219 <text:s/>D8 <text:s text:c="2"/>2349.318</text:p>
      <text:p text:style-name="P1"><text:s text:c="4"/>13 <text:s/>D#6 <text:s/>622.254 <text:s text:c="2"/>G6 <text:s text:c="2"/>783.9909 <text:s text:c="2"/>C7 <text:s text:c="2"/>1046.502 <text:s/>F7 <text:s text:c="2"/>1396.913 <text:s/>A8 <text:s text:c="2"/>1760 <text:s text:c="5"/>D#8 <text:s/>2489.016</text:p>
      <text:p text:style-name="P1"><text:s text:c="4"/>14 <text:s/>E6 <text:s text:c="2"/>659.2551 <text:s/>G#6 <text:s/>830.6094 <text:s text:c="2"/>C#7 <text:s/>1108.731 <text:s/>F#7 <text:s/>1479.978 <text:s/>Bb8 <text:s/>1864.655 <text:s/>E8 <text:s text:c="2"/>2637.02</text:p>
      <text:p text:style-name="P1"><text:s text:c="4"/>15 <text:s/>F6 <text:s text:c="2"/>698.4565 <text:s/>A7 <text:s text:c="2"/>880 <text:s text:c="7"/>D7 <text:s text:c="2"/>1174.659 <text:s/>G7 <text:s text:c="2"/>1567.982 <text:s/>B8 <text:s text:c="2"/>1975.533 <text:s/>F8 <text:s text:c="2"/>2793.826</text:p>
      <text:p text:style-name="P1"><text:s text:c="4"/>16 <text:s/>F#6 <text:s/>739.9888 <text:s/>Bb7 <text:s/>932.3275 <text:s text:c="2"/>D#7 <text:s/>1244.508 <text:s/>G#7 <text:s/>1661.219 <text:s/>C8 <text:s text:c="2"/>2093.005 <text:s/>F#8 <text:s/>2959.955</text:p>
      <text:p text:style-name="P1"><text:s text:c="4"/>17 <text:s/>G6 <text:s text:c="2"/>783.9909 <text:s/>B7 <text:s text:c="2"/>987.7666 <text:s text:c="2"/>E7 <text:s text:c="2"/>1318.51 <text:s text:c="2"/>A8 <text:s text:c="2"/>1760 <text:s text:c="5"/>C#8 <text:s/>2217.461 <text:s/>G8 <text:s text:c="2"/>3135.963</text:p>
      <text:p text:style-name="P1"><text:s text:c="4"/>18 <text:s/>G#6 <text:s/>830.6094 <text:s/>C7 <text:s text:c="2"/>1046.502 <text:s text:c="2"/>F7 <text:s text:c="2"/>1396.913 <text:s/>Bb8 <text:s/>1864.655 <text:s/>D8 <text:s text:c="2"/>2349.318 <text:s/>G#8 <text:s/>3322.438</text:p>
      <text:p text:style-name="P1"><text:s text:c="4"/>19 <text:s/>A7 <text:s text:c="2"/>880 <text:s text:c="6"/>C#7 <text:s/>1108.731 <text:s text:c="2"/>F#7 <text:s/>1479.978 <text:s/>B8 <text:s text:c="2"/>1975.533 <text:s/>D#8 <text:s/>2489.016 <text:s/>A9 <text:s text:c="2"/>3520</text:p>
      <text:p text:style-name="P1"><text:s text:c="4"/>20 <text:s/>Bb7 <text:s/>932.3275 <text:s/>D7 <text:s text:c="2"/>1174.659 <text:s text:c="2"/>G7 <text:s text:c="2"/>1567.982 <text:s/>C8 <text:s text:c="2"/>2093.005 <text:s/>E8 <text:s text:c="2"/>2637.02 <text:s text:c="2"/>Bb9 <text:s/>3729.31</text:p>
      <text:p text:style-name="P1"><text:s text:c="4"/>21 <text:s/>B7 <text:s text:c="2"/>987.7666 <text:s/>D#7 <text:s/>1244.508 <text:s text:c="2"/>G#7 <text:s/>1661.219 <text:s/>C#8 <text:s/>2217.461 <text:s/>F8 <text:s text:c="2"/>2793.826 <text:s/>B9 <text:s text:c="2"/>2951.066</text:p>
      <text:p text:style-name="P1"><text:s text:c="4"/>22 <text:s/>C7 <text:s text:c="2"/>1046.502 <text:s/>E7 <text:s text:c="2"/>1318.51 <text:s text:c="3"/>A8 <text:s text:c="2"/>1760 <text:s text:c="5"/>D8 <text:s text:c="2"/>2349.318 <text:s/>F#8 <text:s/>2959.955 <text:s/>C9 <text:s text:c="2"/>4186.009</text:p>
      <text:p text:style-name="P1"><text:s text:c="4"/>23 <text:s/>C#7 <text:s/>1108.731 <text:s/>F7 <text:s text:c="2"/>1396.913 <text:s text:c="2"/>Bb8 <text:s/>1864.655 <text:s/>D#8 <text:s/>2489.016 <text:s/>G8 <text:s text:c="2"/>3135.963 <text:s/>C#9 <text:s/>4434.922</text:p>
      <text:p text:style-name="P1"><text:s text:c="4"/>24 <text:s/>D7 <text:s text:c="2"/>1174.659 <text:s/>F#7 <text:s/>1479.978 <text:s text:c="2"/>B8 <text:s text:c="2"/>1975.533 <text:s/>E8 <text:s text:c="2"/>2637.02 <text:s text:c="2"/>G#8 <text:s/>3322.438 <text:s/>D9 <text:s text:c="2"/>4698.636</text:p>
      <text:p text:style-name="P1"/>
      <text:p text:style-name="P1">+34 Frets</text:p>
      <text:p text:style-name="P1"><text:s text:c="4"/>S <text:s text:c="2"/>6 <text:s text:c="13"/>5 <text:s text:c="13"/>4 <text:s text:c="13"/>3 <text:s text:c="13"/>2 <text:s text:c="12"/>1</text:p>
      <text:p text:style-name="P1"><text:s text:c="4"/></text:p>
      <text:p text:style-name="P1"><text:s text:c="4"/>0 <text:s text:c="2"/>D#5 <text:s/>311.127 <text:s text:c="2"/>G5 <text:s text:c="2"/>391.9954 <text:s/>C6 <text:s text:c="2"/>523.2511 <text:s/>F6 <text:s text:c="2"/>698.4565 <text:s/>A7 <text:s text:c="2"/>880 <text:s text:c="6"/>D7 <text:s text:c="2"/>1174.659</text:p>
      <text:p text:style-name="P1"><text:s text:c="4"/>1 <text:s text:c="2"/>E5 <text:s text:c="2"/>329.6276 <text:s/>G#5 <text:s/>415.3047 <text:s/>C#6 <text:s/>554.3653 <text:s/>F#6 <text:s/>739.9888 <text:s/>Bb7 <text:s/>932.3275 <text:s/>D#7 <text:s/>1244.508</text:p>
      <text:p text:style-name="P1"><text:s text:c="4"/>2 <text:s text:c="2"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3 <text:s text:c="2"/>F#5 <text:s/>369.9944 <text:s/>Bb6 <text:s/>466.1638 <text:s/>D#6 <text:s/>622.254 <text:s text:c="2"/>G#6 <text:s/>830.6094 <text:s/>C7 <text:s text:c="2"/>1046.502 <text:s/>F#7 <text:s/>1396.913</text:p>
      <text:p text:style-name="P1"><text:s text:c="4"/>4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5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6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7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8 <text:s text:c="2"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9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10 <text:s/>C#6 <text:s/>554.3653 <text:s/>F6 <text:s text:c="2"/>698.4565 <text:s/>Bb7 <text:s/>932.3275 <text:s/>D#7 <text:s/>1244.508 <text:s/>G7 <text:s text:c="2"/>1567.982 <text:s/>C#8 <text:s/>2217.461</text:p>
      <text:p text:style-name="P1"><text:s text:c="4"/>11 <text:s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2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13 <text:s/>E6 <text:s text:c="2"/>659.2551 <text:s/>G#6 <text:s/>830.6094 <text:s/>C#7 <text:s/>1108.731 <text:s/>F#7 <text:s/>1479.978 <text:s/>Bb8 <text:s/>1864.655 <text:s/>E8 <text:s text:c="2"/>2637.02</text:p>
      <text:p text:style-name="P1"><text:s text:c="4"/>14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5 <text:s/>F#6 <text:s/>739.9888 <text:s/>Bb7 <text:s/>932.3275 <text:s/>D#7 <text:s/>1244.508 <text:s/>G#7 <text:s/>1661.219 <text:s/>C8 <text:s text:c="2"/>2093.005 <text:s/>F#8 <text:s/>2959.955</text:p>
      <text:p text:style-name="P1"><text:s text:c="4"/>16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17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18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19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20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21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22 <text:s/>C#7 <text:s/>1108.731 <text:s/>F7 <text:s text:c="2"/>1396.913 <text:s/>Bb8 <text:s/>1864.655 <text:s/>D#8 <text:s/>2489.016 <text:s/>G8 <text:s text:c="2"/>3135.963 <text:s/>C#9 <text:s/>4434.922</text:p>
      <text:p text:style-name="P1"><text:s text:c="4"/>23 <text:s/>D7 <text:s text:c="2"/>1174.659 <text:s/>F#7 <text:s/>1479.978 <text:s/>B8 <text:s text:c="2"/>1975.533 <text:s/>E8 <text:s text:c="2"/>2637.02 <text:s text:c="2"/>G#8 <text:s/>3322.438 <text:s/>D9 <text:s text:c="2"/>4698.636</text:p>
      <text:p text:style-name="P1"><text:s text:c="4"/>24 <text:s/>D#7 <text:s/>1244.508 <text:s/>G7 <text:s text:c="2"/>1567.982 <text:s/>C8 <text:s text:c="2"/>2093.005 <text:s/>F8 <text:s text:c="2"/>2793.826 <text:s/>A9 <text:s text:c="2"/>3520 <text:s text:c="5"/>D#9 <text:s/>4978.03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35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E5 <text:s text:c="2"/>329.6276 <text:s/>G#5 <text:s/>415.3047 <text:s/>C#6 <text:s/>554.3653 <text:s/>F#6 <text:s/>739.9888 <text:s/>Bb7 <text:s/>932.3275 <text:s/>D#7 <text:s/>1244.508</text:p>
      <text:p text:style-name="P1"><text:s text:c="4"/>1 <text:s text:c="2"/>F5 <text:s text:c="2"/>349.2282 <text:s/>A6 <text:s text:c="2"/>440 <text:s text:c="6"/>D6 <text:s text:c="2"/>587.3295 <text:s/>G6 <text:s text:c="2"/>783.9909 <text:s/>B7 <text:s text:c="2"/>987.7666 <text:s/>F7 <text:s text:c="2"/>1318.51</text:p>
      <text:p text:style-name="P1"><text:s text:c="4"/>2 <text:s text:c="2"/>F#5 <text:s/>369.9944 <text:s/>Bb6 <text:s/>466.1638 <text:s/>D#6 <text:s/>622.254 <text:s text:c="2"/>G#6 <text:s/>830.6094 <text:s/>C7 <text:s text:c="2"/>1046.502 <text:s/>F#7 <text:s/>1396.913</text:p>
      <text:p text:style-name="P1"><text:s text:c="4"/>3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4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5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6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7 <text:s text:c="2"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8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9 <text:s text:c="2"/>C#6 <text:s/>554.3653 <text:s/>F6 <text:s text:c="2"/>698.4565 <text:s/>Bb7 <text:s/>932.3275 <text:s/>D#7 <text:s/>1244.508 <text:s/>G7 <text:s text:c="2"/>1567.982 <text:s/>C#8 <text:s/>2217.461</text:p>
      <text:p text:style-name="P1"><text:s text:c="4"/>10 <text:s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1 <text:s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12 <text:s/>E6 <text:s text:c="2"/>659.2551 <text:s/>G#6 <text:s/>830.6094 <text:s/>C#7 <text:s/>1108.731 <text:s/>F#7 <text:s/>1479.978 <text:s/>Bb8 <text:s/>1864.655 <text:s/>E8 <text:s text:c="2"/>2637.02</text:p>
      <text:p text:style-name="P1"><text:s text:c="4"/>13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4 <text:s/>F#6 <text:s/>739.9888 <text:s/>Bb7 <text:s/>932.3275 <text:s/>D#7 <text:s/>1244.508 <text:s/>G#7 <text:s/>1661.219 <text:s/>C8 <text:s text:c="2"/>2093.005 <text:s/>F#8 <text:s/>2959.955</text:p>
      <text:p text:style-name="P1"><text:s text:c="4"/>15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16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17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18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19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20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21 <text:s/>C#7 <text:s/>1108.731 <text:s/>F7 <text:s text:c="2"/>1396.913 <text:s/>Bb8 <text:s/>1864.655 <text:s/>D#8 <text:s/>2489.016 <text:s/>G8 <text:s text:c="2"/>3135.963 <text:s/>C#9 <text:s/>4434.922</text:p>
      <text:p text:style-name="P1"><text:s text:c="4"/>22 <text:s/>D7 <text:s text:c="2"/>1174.659 <text:s/>F#7 <text:s/>1479.978 <text:s/>B8 <text:s text:c="2"/>1975.533 <text:s/>E8 <text:s text:c="2"/>2637.02 <text:s text:c="2"/>G#8 <text:s/>3322.438 <text:s/>D9 <text:s text:c="2"/>4698.636</text:p>
      <text:p text:style-name="P1"><text:s text:c="4"/>23 <text:s/>D#7 <text:s/>1244.508 <text:s/>G7 <text:s text:c="2"/>1567.982 <text:s/>C8 <text:s text:c="2"/>2093.005 <text:s/>F8 <text:s text:c="2"/>2793.826 <text:s/>A9 <text:s text:c="2"/>3520 <text:s text:c="5"/>D#9 <text:s/>4978.032</text:p>
      <text:p text:style-name="P1"><text:s text:c="4"/>24 <text:s/>E7 <text:s text:c="2"/>1318.51 <text:s text:c="2"/>G#7 <text:s/>1661.219 <text:s/>C#8 <text:s/>2217.461 <text:s/>F#8 <text:s/>2959.955 <text:s/>Bb9 <text:s/>3729.31 <text:s text:c="2"/>E9 <text:s text:c="2"/>5274.041</text:p>
      <text:p text:style-name="P1"/>
      <text:p text:style-name="P1">+36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F5 <text:s text:c="2"/>349.2282 <text:s/>A6 <text:s text:c="2"/>440 <text:s text:c="6"/>D6 <text:s text:c="2"/>587.3295 <text:s/>G6 <text:s text:c="2"/>783.9909 <text:s/>B7 <text:s text:c="2"/>987.7666 <text:s/>F7 <text:s/>1318.51</text:p>
      <text:p text:style-name="P1"><text:s text:c="4"/>1 <text:s text:c="2"/>F#5 <text:s/>369.9944 <text:s/>Bb6 <text:s/>466.1638 <text:s/>D#6 <text:s/>622.254 <text:s text:c="2"/>G#6 <text:s/>830.6094 <text:s/>C7 <text:s text:c="2"/>1046.502 <text:s/>F#7 1396.913</text:p>
      <text:p text:style-name="P1"><text:s text:c="4"/>2 <text:s text:c="2"/>G5 <text:s text:c="2"/>391.9954 <text:s/>B6 <text:s text:c="2"/>493.8833 <text:s/>E6 <text:s text:c="2"/>659.2551 <text:s/>A7 <text:s text:c="2"/>880 <text:s text:c="6"/>C#7 <text:s/>1108.731 <text:s/>G7 <text:s/>1479.978</text:p>
      <text:p text:style-name="P1"><text:s text:c="4"/>3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4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5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6 <text:s text:c="2"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7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8 <text:s text:c="2"/>C#6 <text:s/>554.3653 <text:s/>F6 <text:s text:c="2"/>698.4565 <text:s/>Bb7 <text:s/>932.3275 <text:s/>D#7 <text:s/>1244.508 <text:s/>G7 <text:s text:c="2"/>1567.982 <text:s/>C#8 <text:s/>2217.461</text:p>
      <text:p text:style-name="P1"><text:s text:c="4"/>9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10 <text:s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1"><text:s text:c="4"/>11 <text:s/>E6 <text:s text:c="2"/>659.2551 <text:s/>G#6 <text:s/>830.6094 <text:s/>C#7 <text:s/>1108.731 <text:s/>F#7 <text:s/>1479.978 <text:s/>Bb8 <text:s/>1864.655 <text:s/>E8 <text:s text:c="2"/>2637.02</text:p>
      <text:p text:style-name="P1"><text:s text:c="4"/>12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3 <text:s/>F#6 <text:s/>739.9888 <text:s/>Bb7 <text:s/>932.3275 <text:s/>D#7 <text:s/>1244.508 <text:s/>G#7 <text:s/>1661.219 <text:s/>C8 <text:s text:c="2"/>2093.005 <text:s/>F#8 <text:s/>2959.955</text:p>
      <text:p text:style-name="P1"><text:s text:c="4"/>14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15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16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17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18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19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20 <text:s/>C#7 <text:s/>1108.731 <text:s/>F7 <text:s text:c="2"/>1396.913 <text:s/>Bb8 <text:s/>1864.655 <text:s/>D#8 <text:s/>2489.016 <text:s/>G8 <text:s text:c="2"/>3135.963 <text:s/>C#9 <text:s/>4434.922</text:p>
      <text:p text:style-name="P1"><text:s text:c="4"/>21 <text:s/>D7 <text:s text:c="2"/>1174.659 <text:s/>F#7 <text:s/>1479.978 <text:s/>B8 <text:s text:c="2"/>1975.533 <text:s/>E8 <text:s text:c="2"/>2637.02 <text:s text:c="2"/>G#8 <text:s/>3322.438 <text:s/>D9 <text:s text:c="2"/>4698.636</text:p>
      <text:p text:style-name="P1"><text:s text:c="4"/>22 <text:s/>D#7 <text:s/>1244.508 <text:s/>G7 <text:s text:c="2"/>1567.982 <text:s/>C8 <text:s text:c="2"/>2093.005 <text:s/>F8 <text:s text:c="2"/>2793.826 <text:s/>A9 <text:s text:c="2"/>3520 <text:s text:c="5"/>D#9 <text:s/>4978.032</text:p>
      <text:p text:style-name="P1"><text:s text:c="4"/>23 <text:s/>E7 <text:s text:c="2"/>1318.51 <text:s text:c="2"/>G#7 <text:s/>1661.219 <text:s/>C#8 <text:s/>2217.461 <text:s/>F#8 <text:s/>2959.955 <text:s/>Bb9 <text:s/>3729.31 <text:s text:c="2"/>E9 <text:s/>5274.041</text:p>
      <text:p text:style-name="P1"><text:s text:c="4"/>24 <text:s/>F7 <text:s text:c="2"/>1396.913 <text:s/>A8 <text:s text:c="2"/>1760 <text:s text:c="5"/>D8 <text:s text:c="2"/>2349.318 <text:s/>G8 <text:s text:c="2"/>3135.963 <text:s/>B9 <text:s text:c="2"/>2951.066 <text:s/>F9 <text:s/>5587.65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37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F#5 <text:s/>369.9944 <text:s/>Bb6 <text:s/>466.1638 <text:s/>D#6 <text:s/>622.254 <text:s text:c="2"/>G#6 <text:s/>830.6094 <text:s/>C7 <text:s text:c="2"/>1046.502 <text:s/>F#7 <text:s/>1396.913</text:p>
      <text:p text:style-name="P1"><text:s text:c="4"/>1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2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3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4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5 <text:s text:c="2"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6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7 <text:s text:c="2"/>C#6 <text:s/>554.3653 <text:s/>F6 <text:s text:c="2"/>698.4565 <text:s/>Bb7 <text:s/>932.3275 <text:s/>D#7 <text:s/>1244.508 <text:s/>G7 <text:s text:c="2"/>1567.982 <text:s/>C#8 <text:s/>2217.461</text:p>
      <text:p text:style-name="P1"><text:s text:c="4"/>8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9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10 <text:s/>E6 <text:s text:c="2"/>659.2551 <text:s/>G#6 <text:s/>830.6094 <text:s/>C#7 <text:s/>1108.731 <text:s/>F#7 <text:s/>1479.978 <text:s/>Bb8 <text:s/>1864.655 <text:s/>E8 <text:s text:c="2"/>2637.02</text:p>
      <text:p text:style-name="P1"><text:s text:c="4"/>11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2 <text:s/>F#6 <text:s/>739.9888 <text:s/>Bb7 <text:s/>932.3275 <text:s/>D#7 <text:s/>1244.508 <text:s/>G#7 <text:s/>1661.219 <text:s/>C8 <text:s text:c="2"/>2093.005 <text:s/>F#8 <text:s/>2959.955</text:p>
      <text:p text:style-name="P1"><text:s text:c="4"/>13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14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15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16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17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18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19 <text:s/>C#7 <text:s/>1108.731 <text:s/>F7 <text:s text:c="2"/>1396.913 <text:s/>Bb8 <text:s/>1864.655 <text:s/>D#8 <text:s/>2489.016 <text:s/>G8 <text:s text:c="2"/>3135.963 <text:s/>C#9 <text:s/>4434.922</text:p>
      <text:p text:style-name="P1"><text:s text:c="4"/>20 <text:s/>D7 <text:s text:c="2"/>1174.659 <text:s/>F#7 <text:s/>1479.978 <text:s/>B8 <text:s text:c="2"/>1975.533 <text:s/>E8 <text:s text:c="2"/>2637.02 <text:s text:c="2"/>G#8 <text:s/>3322.438 <text:s/>D9 <text:s text:c="2"/>4698.636</text:p>
      <text:p text:style-name="P1"><text:s text:c="4"/>21 <text:s/>D#7 <text:s/>1244.508 <text:s/>G7 <text:s text:c="2"/>1567.982 <text:s/>C8 <text:s text:c="2"/>2093.005 <text:s/>F8 <text:s text:c="2"/>2793.826 <text:s/>A9 <text:s text:c="2"/>3520 <text:s text:c="5"/>D#9 <text:s/>4978.032</text:p>
      <text:p text:style-name="P1"><text:s text:c="4"/>22 <text:s/>E7 <text:s text:c="2"/>1318.51 <text:s text:c="2"/>G#7 <text:s/>1661.219 <text:s/>C#8 <text:s/>2217.461 <text:s/>F#8 <text:s/>2959.955 <text:s/>Bb9 <text:s/>3729.31 <text:s text:c="2"/>E9 <text:s text:c="2"/>5274.041</text:p>
      <text:p text:style-name="P1"><text:s text:c="4"/>23 <text:s/>F7 <text:s text:c="2"/>1396.913 <text:s/>A8 <text:s text:c="2"/>1760 <text:s text:c="5"/>D8 <text:s text:c="2"/>2349.318 <text:s/>G8 <text:s text:c="2"/>3135.963 <text:s/>B9 <text:s text:c="2"/>2951.066 <text:s/>F9 <text:s text:c="2"/>5587.652</text:p>
      <text:p text:style-name="P1"><text:s text:c="4"/>24 <text:s/>F#7 <text:s/>1479.978 <text:s/>Bb8 <text:s/>1864.655 <text:s/>D#8 <text:s/>2489.016 <text:s/>G#8 <text:s/>3322.438 <text:s/>C9 <text:s text:c="2"/>4186.009 <text:s/>F#9 <text:s/>5919.911</text:p>
      <text:p text:style-name="P1"/>
      <text:p text:style-name="P1">+38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G5 <text:s text:c="2"/>391.9954 <text:s/>B6 <text:s text:c="2"/>493.8833 <text:s/>E6 <text:s text:c="2"/>659.2551 <text:s/>A7 <text:s text:c="2"/>880 <text:s text:c="6"/>C#7 <text:s/>1108.731 <text:s/>G7 <text:s text:c="2"/>1479.978</text:p>
      <text:p text:style-name="P1"><text:s text:c="4"/>1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2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3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4 <text:s text:c="2"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5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6 <text:s text:c="2"/>C#6 <text:s/>554.3653 <text:s/>F6 <text:s text:c="2"/>698.4565 <text:s/>Bb7 <text:s/>932.3275 <text:s/>D#7 <text:s/>1244.508 <text:s/>G7 <text:s text:c="2"/>1567.982 <text:s/>C#8 <text:s/>2217.461</text:p>
      <text:p text:style-name="P1"><text:s text:c="4"/>7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8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9 <text:s text:c="2"/>E6 <text:s text:c="2"/>659.2551 <text:s/>G#6 <text:s/>830.6094 <text:s/>C#7 <text:s/>1108.731 <text:s/>F#7 <text:s/>1479.978 <text:s/>Bb8 <text:s/>1864.655 <text:s/>E8 <text:s text:c="2"/>2637.02</text:p>
      <text:p text:style-name="P1"><text:s text:c="4"/>10 <text:s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1 <text:s/>F#6 <text:s/>739.9888 <text:s/>Bb7 <text:s/>932.3275 <text:s/>D#7 <text:s/>1244.508 <text:s/>G#7 <text:s/>1661.219 <text:s/>C8 <text:s text:c="2"/>2093.005 <text:s/>F#8 <text:s/>2959.955</text:p>
      <text:p text:style-name="P1"><text:s text:c="4"/>12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13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14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15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16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17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18 <text:s/>C#7 <text:s/>1108.731 <text:s/>F7 <text:s text:c="2"/>1396.913 <text:s/>Bb8 <text:s/>1864.655 <text:s/>D#8 <text:s/>2489.016 <text:s/>G8 <text:s text:c="2"/>3135.963 <text:s/>C#9 <text:s/>4434.922</text:p>
      <text:p text:style-name="P1"><text:s text:c="4"/>19 <text:s/>D7 <text:s text:c="2"/>1174.659 <text:s/>F#7 <text:s/>1479.978 <text:s/>B8 <text:s text:c="2"/>1975.533 <text:s/>E8 <text:s text:c="2"/>2637.02 <text:s text:c="2"/>G#8 <text:s/>3322.438 <text:s/>D9 <text:s text:c="2"/>4698.636</text:p>
      <text:p text:style-name="P1"><text:s text:c="4"/>20 <text:s/>D#7 <text:s/>1244.508 <text:s/>G7 <text:s text:c="2"/>1567.982 <text:s/>C8 <text:s text:c="2"/>2093.005 <text:s/>F8 <text:s text:c="2"/>2793.826 <text:s/>A9 <text:s text:c="2"/>3520 <text:s text:c="5"/>D#9 <text:s/>4978.032</text:p>
      <text:p text:style-name="P1"><text:s text:c="4"/>21 <text:s/>E7 <text:s text:c="2"/>1318.51 <text:s text:c="2"/>G#7 <text:s/>1661.219 <text:s/>C#8 <text:s/>2217.461 <text:s/>F#8 <text:s/>2959.955 <text:s/>Bb9 <text:s/>3729.31 <text:s text:c="2"/>E9 <text:s text:c="2"/>5274.041</text:p>
      <text:p text:style-name="P1"><text:s text:c="4"/>22 <text:s/>F7 <text:s text:c="2"/>1396.913 <text:s/>A8 <text:s text:c="2"/>1760 <text:s text:c="5"/>D8 <text:s text:c="2"/>2349.318 <text:s/>G8 <text:s text:c="2"/>3135.963 <text:s/>B9 <text:s text:c="2"/>2951.066 <text:s/>F9 <text:s text:c="2"/>5587.652</text:p>
      <text:p text:style-name="P1"><text:s text:c="4"/>23 <text:s/>F#7 <text:s/>1479.978 <text:s/>Bb8 <text:s/>1864.655 <text:s/>D#8 <text:s/>2489.016 <text:s/>G#8 <text:s/>3322.438 <text:s/>C9 <text:s text:c="2"/>4186.009 <text:s/>F#9 <text:s/>5919.911</text:p>
      <text:p text:style-name="P1"><text:s text:c="4"/>24 <text:s/>G7 <text:s text:c="2"/>1567.982 <text:s/>B8 <text:s text:c="2"/>1975.533 <text:s/>E8 <text:s text:c="2"/>2637.02 <text:s text:c="2"/>A9 <text:s text:c="2"/>3520 <text:s text:c="5"/>C#9 <text:s/>4434.922 <text:s/>G9 <text:s text:c="2"/>5271.92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39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G#5 <text:s/>415.3047 <text:s/>C6 <text:s text:c="2"/>523.2511 <text:s/>F6 <text:s text:c="2"/>698.4565 <text:s/>Bb7 <text:s/>932.3275 <text:s/>D7 <text:s text:c="2"/>1174.659 <text:s/>G#7 <text:s/>1567.982</text:p>
      <text:p text:style-name="P1"><text:s text:c="4"/>1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2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3 <text:s text:c="2"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4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5 <text:s text:c="2"/>C#6 <text:s/>554.3653 <text:s/>F6 <text:s text:c="2"/>698.4565 <text:s/>Bb7 <text:s/>932.3275 <text:s/>D#7 <text:s/>1244.508 <text:s/>G7 <text:s text:c="2"/>1567.982 <text:s/>C#8 <text:s/>2217.461</text:p>
      <text:p text:style-name="P1"><text:s text:c="4"/>6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7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8 <text:s text:c="2"/>E6 <text:s text:c="2"/>659.2551 <text:s/>G#6 <text:s/>830.6094 <text:s/>C#7 <text:s/>1108.731 <text:s/>F#7 <text:s/>1479.978 <text:s/>Bb8 <text:s/>1864.655 <text:s/>E8 <text:s text:c="2"/>2637.02</text:p>
      <text:p text:style-name="P1"><text:s text:c="4"/>9 <text:s text:c="2"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10 <text:s/>F#6 <text:s/>739.9888 <text:s/>Bb7 <text:s/>932.3275 <text:s/>D#7 <text:s/>1244.508 <text:s/>G#7 <text:s/>1661.219 <text:s/>C8 <text:s text:c="2"/>2093.005 <text:s/>F#8 <text:s/>2959.955</text:p>
      <text:p text:style-name="P1"><text:s text:c="4"/>11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12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13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14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15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16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17 <text:s/>C#7 <text:s/>1108.731 <text:s/>F7 <text:s text:c="2"/>1396.913 <text:s/>Bb8 <text:s/>1864.655 <text:s/>D#8 <text:s/>2489.016 <text:s/>G8 <text:s text:c="2"/>3135.963 <text:s/>C#9 <text:s/>4434.922</text:p>
      <text:p text:style-name="P1"><text:s text:c="4"/>18 <text:s/>D7 <text:s text:c="2"/>1174.659 <text:s/>F#7 <text:s/>1479.978 <text:s/>B8 <text:s text:c="2"/>1975.533 <text:s/>E8 <text:s text:c="2"/>2637.02 <text:s text:c="2"/>G#8 <text:s/>3322.438 <text:s/>D9 <text:s text:c="2"/>4698.636</text:p>
      <text:p text:style-name="P1"><text:s text:c="4"/>19 <text:s/>D#7 <text:s/>1244.508 <text:s/>G7 <text:s text:c="2"/>1567.982 <text:s/>C8 <text:s text:c="2"/>2093.005 <text:s/>F8 <text:s text:c="2"/>2793.826 <text:s/>A9 <text:s text:c="2"/>3520 <text:s text:c="5"/>D#9 <text:s/>4978.032</text:p>
      <text:p text:style-name="P1"><text:s text:c="4"/>20 <text:s/>E7 <text:s text:c="2"/>1318.51 <text:s text:c="2"/>G#7 <text:s/>1661.219 <text:s/>C#8 <text:s/>2217.461 <text:s/>F#8 <text:s/>2959.955 <text:s/>Bb9 <text:s/>3729.31 <text:s text:c="2"/>E9 <text:s text:c="2"/>5274.041</text:p>
      <text:p text:style-name="P1"><text:s text:c="4"/>21 <text:s/>F7 <text:s text:c="2"/>1396.913 <text:s/>A8 <text:s text:c="2"/>1760 <text:s text:c="5"/>D8 <text:s text:c="2"/>2349.318 <text:s/>G8 <text:s text:c="2"/>3135.963 <text:s/>C9 <text:s text:c="2"/>2951.066 <text:s/>F9 <text:s text:c="2"/>5587.652</text:p>
      <text:p text:style-name="P1"><text:s text:c="4"/>22 <text:s/>F#7 <text:s/>1479.978 <text:s/>Bb8 <text:s/>1864.655 <text:s/>D#8 <text:s/>2489.016 <text:s/>G#8 <text:s/>3322.438 <text:s/>C#9 <text:s/>4186.009 <text:s/>F#9 <text:s/>5919.911</text:p>
      <text:p text:style-name="P1"><text:s text:c="4"/>23 <text:s/>G7 <text:s text:c="2"/>1567.982 <text:s/>B8 <text:s text:c="2"/>1975.533 <text:s/>E8 <text:s text:c="2"/>2637.02 <text:s text:c="2"/>A9 <text:s text:c="2"/>3520 <text:s text:c="5"/>D9 <text:s text:c="2"/>4434.922 <text:s/>G9 <text:s text:c="2"/>5271.927</text:p>
      <text:p text:style-name="P1"><text:s text:c="4"/>24 <text:s/>G#7 <text:s/>1661.219 <text:s/>C8 <text:s text:c="2"/>2093.005 <text:s/>F8 <text:s text:c="2"/>2793.826 <text:s/>Bb9 <text:s/>3729.31 <text:s text:c="2"/>D#9 <text:s/>4698.636 <text:s/>G#9 <text:s/>6644.875</text:p>
      <text:p text:style-name="P1"/>
      <text:p text:style-name="P1">+40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A6 <text:s text:c="2"/>440 <text:s text:c="6"/>C#6 <text:s/>554.3653 <text:s/>F#6 <text:s/>739.9888 <text:s/>B7 <text:s text:c="2"/>987.7666 <text:s/>D#7 <text:s/>1244.508 <text:s/>A8 <text:s text:c="2"/>1760</text:p>
      <text:p text:style-name="P1"><text:s text:c="4"/>1 <text:s text:c="2"/>Bb6 <text:s/>466.1638 <text:s/>D6 <text:s text:c="2"/>587.3295 <text:s/>G6 <text:s text:c="2"/>783.9909 <text:s/>C7 <text:s text:c="2"/>1046.502 <text:s/>E7 <text:s text:c="2"/>1318.51 <text:s text:c="2"/>Bb8 <text:s/>1864.655</text:p>
      <text:p text:style-name="P1"><text:s text:c="4"/>2 <text:s text:c="2"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3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4 <text:s text:c="2"/>C#6 <text:s/>554.3653 <text:s/>F6 <text:s text:c="2"/>698.4565 <text:s/>Bb7 <text:s/>932.3275 <text:s/>D#7 <text:s/>1244.508 <text:s/>G7 <text:s text:c="2"/>1567.982 <text:s/>C#8 <text:s/>2217.461</text:p>
      <text:p text:style-name="P1"><text:s text:c="4"/>5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6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7 <text:s text:c="2"/>E6 <text:s text:c="2"/>659.2551 <text:s/>G#6 <text:s/>830.6094 <text:s/>C#7 <text:s/>1108.731 <text:s/>F#7 <text:s/>1479.978 <text:s/>Bb8 <text:s/>1864.655 <text:s/>E8 <text:s text:c="2"/>2637.02</text:p>
      <text:p text:style-name="P1"><text:s text:c="4"/>8 <text:s text:c="2"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9 <text:s text:c="2"/>F#6 <text:s/>739.9888 <text:s/>Bb7 <text:s/>932.3275 <text:s/>D#7 <text:s/>1244.508 <text:s/>G#7 <text:s/>1661.219 <text:s/>C8 <text:s text:c="2"/>2093.005 <text:s/>F#8 <text:s/>2959.955</text:p>
      <text:p text:style-name="P1"><text:s text:c="4"/>10 <text:s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11 <text:s/>G#6 <text:s/>830.6094 <text:s/>C7 <text:s text:c="2"/>1046.502 <text:s/>F7 <text:s text:c="2"/>1396.913 <text:s/>Bb8 <text:s/>1864.655 <text:s/>D8 <text:s text:c="2"/>2349.318 <text:s/>G#8 <text:s/>3322.438</text:p>
      <text:p text:style-name="P1"><text:s text:c="4"/>12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13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14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15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16 <text:s/>C#7 <text:s/>1108.731 <text:s/>F7 <text:s text:c="2"/>1396.913 <text:s/>Bb8 <text:s/>1864.655 <text:s/>D#8 <text:s/>2489.016 <text:s/>G8 <text:s text:c="2"/>3135.963 <text:s/>C#9 <text:s/>4434.922</text:p>
      <text:p text:style-name="P1"><text:s text:c="4"/>17 <text:s/>D7 <text:s text:c="2"/>1174.659 <text:s/>F#7 <text:s/>1479.978 <text:s/>B8 <text:s text:c="2"/>1975.533 <text:s/>E8 <text:s text:c="2"/>2637.02 <text:s text:c="2"/>G#8 <text:s/>3322.438 <text:s/>D9 <text:s text:c="2"/>4698.636</text:p>
      <text:p text:style-name="P1"><text:s text:c="4"/>18 <text:s/>D#7 <text:s/>1244.508 <text:s/>G7 <text:s text:c="2"/>1567.982 <text:s/>C8 <text:s text:c="2"/>2093.005 <text:s/>F8 <text:s text:c="2"/>2793.826 <text:s/>A9 <text:s text:c="2"/>3520 <text:s text:c="5"/>D#9 <text:s/>4978.032</text:p>
      <text:p text:style-name="P1"><text:s text:c="4"/>19 <text:s/>E7 <text:s text:c="2"/>1318.51 <text:s text:c="2"/>G#7 <text:s/>1661.219 <text:s/>C#8 <text:s/>2217.461 <text:s/>F#8 <text:s/>2959.955 <text:s/>Bb9 <text:s/>3729.31 <text:s text:c="2"/>E9 <text:s text:c="2"/>5274.041</text:p>
      <text:p text:style-name="P1"><text:s text:c="4"/>20 <text:s/>F7 <text:s text:c="2"/>1396.913 <text:s/>A8 <text:s text:c="2"/>1760 <text:s text:c="5"/>D8 <text:s text:c="2"/>2349.318 <text:s/>G8 <text:s text:c="2"/>3135.963 <text:s/>B9 <text:s text:c="2"/>2951.066 <text:s/>F9 <text:s text:c="2"/>5587.652</text:p>
      <text:p text:style-name="P1"><text:s text:c="4"/>21 <text:s/>F#7 <text:s/>1479.978 <text:s/>Bb8 <text:s/>1864.655 <text:s/>D#8 <text:s/>2489.016 <text:s/>G#8 <text:s/>3322.438 <text:s/>C9 <text:s text:c="2"/>4186.009 <text:s/>F#9 <text:s/>5919.911</text:p>
      <text:p text:style-name="P1"><text:s text:c="4"/>22 <text:s/>G7 <text:s text:c="2"/>1567.982 <text:s/>B8 <text:s text:c="2"/>1975.533 <text:s/>E8 <text:s text:c="2"/>2637.02 <text:s text:c="2"/>A9 <text:s text:c="2"/>3520 <text:s text:c="5"/>C#9 <text:s/>4434.922 <text:s/>G9 <text:s text:c="2"/>5271.927</text:p>
      <text:p text:style-name="P1"><text:s text:c="4"/>23 <text:s/>G#7 <text:s/>1661.219 <text:s/>C8 <text:s text:c="2"/>2093.005 <text:s/>F8 <text:s text:c="2"/>2793.826 <text:s/>Bb9 <text:s/>3729.31 <text:s text:c="2"/>D9 <text:s text:c="2"/>4698.636 <text:s/>G#9 <text:s/>6644.875</text:p>
      <text:p text:style-name="P1"><text:s text:c="4"/>24 <text:s/>A8 <text:s text:c="2"/>1760 <text:s text:c="5"/>C#8 <text:s/>2217.461 <text:s/>F#8 <text:s/>2959.955 <text:s/>B9 <text:s text:c="2"/>2951.066 <text:s/>D#9 <text:s/>4978.032 <text:s/>A10 <text:s/>704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41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Bb6 <text:s/>466.1638 <text:s/>D6 <text:s text:c="2"/>587.3295 <text:s/>G6 <text:s text:c="2"/>783.9909 <text:s/>C7 <text:s text:c="2"/>1046.502 <text:s/>E7 <text:s text:c="2"/>1318.51 <text:s text:c="2"/>Bb8 <text:s text:c="2"/>1864.655</text:p>
      <text:p text:style-name="P1"><text:s text:c="4"/>1 <text:s text:c="2"/>B6 <text:s text:c="2"/>493.8833 <text:s/>D#6 <text:s/>622.254 <text:s text:c="2"/>G#6 <text:s/>830.6094 <text:s/>C#7 <text:s/>1108.731 <text:s/>F7 <text:s text:c="2"/>1396.913 <text:s/>B8 <text:s text:c="3"/>1975.533</text:p>
      <text:p text:style-name="P1"><text:s text:c="4"/>2 <text:s text:c="2"/>C6 <text:s text:c="2"/>523.2511 <text:s/>E6 <text:s text:c="2"/>659.2551 <text:s/>A7 <text:s text:c="2"/>880 <text:s text:c="6"/>D7 <text:s text:c="2"/>1174.659 <text:s/>F#7 <text:s/>1479.978 <text:s/>C8 <text:s text:c="3"/>2093.005</text:p>
      <text:p text:style-name="P1"><text:s text:c="4"/>3 <text:s text:c="2"/>C#6 <text:s/>554.3653 <text:s/>F6 <text:s text:c="2"/>698.4565 <text:s/>Bb7 <text:s/>932.3275 <text:s/>D#7 <text:s/>1244.508 <text:s/>G7 <text:s text:c="2"/>1567.982 <text:s/>C#8 <text:s text:c="2"/>2217.461</text:p>
      <text:p text:style-name="P1"><text:s text:c="4"/>4 <text:s text:c="2"/>D6 <text:s text:c="2"/>587.3295 <text:s/>F#6 <text:s/>739.9888 <text:s/>B7 <text:s text:c="2"/>987.7666 <text:s/>E7 <text:s text:c="2"/>1318.51 <text:s text:c="2"/>G#7 <text:s/>1661.219 <text:s/>D8 <text:s text:c="3"/>2349.318</text:p>
      <text:p text:style-name="P1"><text:s text:c="4"/>5 <text:s text:c="2"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1"><text:s text:c="4"/>6 <text:s text:c="2"/>E6 <text:s text:c="2"/>659.2551 <text:s/>G#6 <text:s/>830.6094 <text:s/>C#7 <text:s/>1108.731 <text:s/>F#7 <text:s/>1479.978 <text:s/>Bb8 <text:s/>1864.655 <text:s/>E8 <text:s text:c="3"/>2637.02</text:p>
      <text:p text:style-name="P1"><text:s text:c="4"/>7 <text:s text:c="2"/>F6 <text:s text:c="2"/>698.4565 <text:s/>A7 <text:s text:c="2"/>880 <text:s text:c="6"/>D7 <text:s text:c="2"/>1174.659 <text:s/>G7 <text:s text:c="2"/>1567.982 <text:s/>B8 <text:s text:c="2"/>1975.533 <text:s/>F8 <text:s text:c="3"/>2793.826</text:p>
      <text:p text:style-name="P1"><text:s text:c="4"/>8 <text:s text:c="2"/>F#6 <text:s/>739.9888 <text:s/>Bb7 <text:s/>932.3275 <text:s/>D#7 <text:s/>1244.508 <text:s/>G#7 <text:s/>1661.219 <text:s/>C8 <text:s text:c="2"/>2093.005 <text:s/>F#8 <text:s text:c="2"/>2959.955</text:p>
      <text:p text:style-name="P1"><text:s text:c="4"/>9 <text:s text:c="2"/>G6 <text:s text:c="2"/>783.9909 <text:s/>B7 <text:s text:c="2"/>987.7666 <text:s/>E7 <text:s text:c="2"/>1318.51 <text:s text:c="2"/>A8 <text:s text:c="2"/>1760 <text:s text:c="5"/>C#8 <text:s/>2217.461 <text:s/>G8 <text:s text:c="3"/>3135.963</text:p>
      <text:p text:style-name="P1"><text:s text:c="4"/>10 <text:s/>G#6 <text:s/>830.6094 <text:s/>C7 <text:s text:c="2"/>1046.502 <text:s/>F7 <text:s text:c="2"/>1396.913 <text:s/>Bb8 <text:s/>1864.655 <text:s/>D8 <text:s text:c="2"/>2349.318 <text:s/>G#8 <text:s text:c="2"/>3322.438</text:p>
      <text:p text:style-name="P1"><text:s text:c="4"/>11 <text:s/>A7 <text:s text:c="2"/>880 <text:s text:c="6"/>C#7 <text:s/>1108.731 <text:s/>F#7 <text:s/>1479.978 <text:s/>B8 <text:s text:c="2"/>1975.533 <text:s/>D#8 <text:s/>2489.016 <text:s/>A9 <text:s text:c="3"/>3520</text:p>
      <text:p text:style-name="P1"><text:s text:c="4"/>12 <text:s/>Bb7 <text:s/>932.3275 <text:s/>D7 <text:s text:c="2"/>1174.659 <text:s/>G7 <text:s text:c="2"/>1567.982 <text:s/>C8 <text:s text:c="2"/>2093.005 <text:s/>E8 <text:s text:c="2"/>2637.02 <text:s text:c="2"/>Bb9 <text:s text:c="2"/>3729.31</text:p>
      <text:p text:style-name="P1"><text:s text:c="4"/>13 <text:s/>B7 <text:s text:c="2"/>987.7666 <text:s/>D#7 <text:s/>1244.508 <text:s/>G#7 <text:s/>1661.219 <text:s/>C#8 <text:s/>2217.461 <text:s/>F8 <text:s text:c="2"/>2793.826 <text:s/>B9 <text:s text:c="3"/>2951.066</text:p>
      <text:p text:style-name="P1"><text:s text:c="4"/>14 <text:s/>C7 <text:s text:c="2"/>1046.502 <text:s/>E7 <text:s text:c="2"/>1318.51 <text:s text:c="2"/>A8 <text:s text:c="2"/>1760 <text:s text:c="5"/>D8 <text:s text:c="2"/>2349.318 <text:s/>F#8 <text:s/>2959.955 <text:s/>C9 <text:s text:c="3"/>4186.009</text:p>
      <text:p text:style-name="P1"><text:s text:c="4"/>15 <text:s/>C#7 <text:s/>1108.731 <text:s/>F7 <text:s text:c="2"/>1396.913 <text:s/>Bb8 <text:s/>1864.655 <text:s/>D#8 <text:s/>2489.016 <text:s/>G8 <text:s text:c="2"/>3135.963 <text:s/>C#9 <text:s text:c="2"/>4434.922</text:p>
      <text:p text:style-name="P1"><text:s text:c="4"/>16 <text:s/>D7 <text:s text:c="2"/>1174.659 <text:s/>F#7 <text:s/>1479.978 <text:s/>B8 <text:s text:c="2"/>1975.533 <text:s/>E8 <text:s text:c="2"/>2637.02 <text:s text:c="2"/>G#8 <text:s/>3322.438 <text:s/>D9 <text:s text:c="3"/>4698.636</text:p>
      <text:p text:style-name="P1"><text:s text:c="4"/>17 <text:s/>D#7 <text:s/>1244.508 <text:s/>G7 <text:s text:c="2"/>1567.982 <text:s/>C8 <text:s text:c="2"/>2093.005 <text:s/>F8 <text:s text:c="2"/>2793.826 <text:s/>A9 <text:s text:c="2"/>3520 <text:s text:c="5"/>D#9 <text:s text:c="2"/>4978.032</text:p>
      <text:p text:style-name="P1"><text:s text:c="4"/>18 <text:s/>E7 <text:s text:c="2"/>1318.51 <text:s text:c="2"/>G#7 <text:s/>1661.219 <text:s/>C#8 <text:s/>2217.461 <text:s/>F#8 <text:s/>2959.955 <text:s/>Bb9 <text:s/>3729.31 <text:s text:c="2"/>E9 <text:s text:c="3"/>5274.041</text:p>
      <text:p text:style-name="P1"><text:s text:c="4"/>19 <text:s/>F7 <text:s text:c="2"/>1396.913 <text:s/>A8 <text:s text:c="2"/>1760 <text:s text:c="5"/>D8 <text:s text:c="2"/>2349.318 <text:s/>G8 <text:s text:c="2"/>3135.963 <text:s/>C9 <text:s text:c="2"/>2951.066 <text:s/>F9 <text:s text:c="3"/>5587.652</text:p>
      <text:p text:style-name="P1"><text:s text:c="4"/>20 <text:s/>F#7 <text:s/>1479.978 <text:s/>Bb8 <text:s/>1864.655 <text:s/>D#8 <text:s/>2489.016 <text:s/>G#8 <text:s/>3322.438 <text:s/>C#9 <text:s/>4186.009 <text:s/>F#9 <text:s text:c="2"/>5919.911</text:p>
      <text:p text:style-name="P1"><text:s text:c="4"/>21 <text:s/>G7 <text:s text:c="2"/>1567.982 <text:s/>B8 <text:s text:c="2"/>1975.533 <text:s/>E8 <text:s text:c="2"/>2637.02 <text:s text:c="2"/>A9 <text:s text:c="2"/>3520 <text:s text:c="5"/>D9 <text:s text:c="2"/>4434.922 <text:s/>G9 <text:s text:c="3"/>5271.927</text:p>
      <text:p text:style-name="P1"><text:s text:c="4"/>22 <text:s/>G#7 <text:s/>1661.219 <text:s/>C8 <text:s text:c="2"/>2093.005 <text:s/>F8 <text:s text:c="2"/>2793.826 <text:s/>Bb9 <text:s/>3729.31 <text:s text:c="2"/>D#9 <text:s/>4698.636 <text:s/>G#9 <text:s text:c="2"/>6644.875</text:p>
      <text:p text:style-name="P1"><text:s text:c="4"/>23 <text:s/>A8 <text:s text:c="2"/>1760 <text:s text:c="5"/>C#8 <text:s/>2217.461 <text:s/>F#8 <text:s/>2959.955 <text:s/>B9 <text:s text:c="2"/>2951.066 <text:s/>E9 <text:s text:c="2"/>4978.032 <text:s/>A10 <text:s text:c="2"/>7040</text:p>
      <text:p text:style-name="P1"><text:s text:c="4"/>24 <text:s/>Bb8 <text:s/>1864.655 <text:s/>D8 <text:s text:c="2"/>2349.318 <text:s/>G8 <text:s text:c="2"/>3135.963 <text:s/>C9 <text:s text:c="2"/>4186.009 <text:s/>F9 <text:s text:c="2"/>5274.041 <text:s/>Bb10 <text:s/>7458.62</text:p>
      <text:p text:style-name="P1"/>
      <text:p text:style-name="P1">+42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B6 <text:s text:c="2"/>493.8833 <text:s/>D#6 <text:s/>622.254 <text:s text:c="2"/>G#6 <text:s/>830.6094 <text:s/>C#7 <text:s/>1108.731 <text:s/>F7 <text:s text:c="2"/>1396.913 <text:s/>B8 <text:s text:c="2"/>1975.533</text:p>
      <text:p text:style-name="P1"><text:s text:c="4"/>1 <text:s text:c="2"/>C6 <text:s text:c="2"/>523.2511 <text:s/>E6 <text:s text:c="2"/>659.2551 <text:s/>A7 <text:s text:c="2"/>880 <text:s text:c="6"/>D7 <text:s text:c="2"/>1174.659 <text:s/>F#7 <text:s/>1479.978 <text:s/>C8 <text:s text:c="2"/>2093.005</text:p>
      <text:p text:style-name="P1"><text:s text:c="4"/>2 <text:s text:c="2"/>C#6 <text:s/>554.3653 <text:s/>F6 <text:s text:c="2"/>698.4565 <text:s/>Bb7 <text:s/>932.3275 <text:s/>D#7 <text:s/>1244.508 <text:s/>G7 <text:s text:c="2"/>1567.982 <text:s/>C#8 <text:s/>2217.461</text:p>
      <text:p text:style-name="P1"><text:s text:c="4"/>3 <text:s text:c="2"/>D6 <text:s text:c="2"/>587.3295 <text:s/>F#6 <text:s/>739.9888 <text:s/>B7 <text:s text:c="2"/>987.7666 <text:s/>E7 <text:s text:c="2"/>1318.51 <text:s text:c="2"/>G#7 <text:s/>1661.219 <text:s/>D8 <text:s text:c="2"/>2349.318</text:p>
      <text:p text:style-name="P1"><text:s text:c="4"/>4 <text:s text:c="2"/>D#6 <text:s/>622.254 <text:s text:c="2"/>G6 <text:s text:c="2"/>783.9909 <text:s/>C7 <text:s text:c="2"/>1046.502 <text:s/>F7 <text:s text:c="2"/>1396.913 <text:s/>A8 <text:s text:c="2"/>1760 <text:s text:c="5"/>D#8 <text:s/>2489.016</text:p>
      <text:p text:style-name="P1"><text:s text:c="4"/>5 <text:s text:c="2"/>E6 <text:s text:c="2"/>659.2551 <text:s/>G#6 <text:s/>830.6094 <text:s/>C#7 <text:s/>1108.731 <text:s/>F#7 <text:s/>1479.978 <text:s/>Bb8 <text:s/>1864.655 <text:s/>E8 <text:s text:c="2"/>2637.02</text:p>
      <text:p text:style-name="P1"><text:s text:c="4"/>6 <text:s text:c="2"/>F6 <text:s text:c="2"/>698.4565 <text:s/>A7 <text:s text:c="2"/>880 <text:s text:c="6"/>D7 <text:s text:c="2"/>1174.659 <text:s/>G7 <text:s text:c="2"/>1567.982 <text:s/>B8 <text:s text:c="2"/>1975.533 <text:s/>F8 <text:s text:c="2"/>2793.826</text:p>
      <text:p text:style-name="P1"><text:s text:c="4"/>7 <text:s text:c="2"/>F#6 <text:s/>739.9888 <text:s/>Bb7 <text:s/>932.3275 <text:s/>D#7 <text:s/>1244.508 <text:s/>G#7 <text:s/>1661.219 <text:s/>C8 <text:s text:c="2"/>2093.005 <text:s/>F#8 <text:s/>2959.955</text:p>
      <text:p text:style-name="P1"><text:s text:c="4"/>8 <text:s text:c="2"/>G6 <text:s text:c="2"/>783.9909 <text:s/>B7 <text:s text:c="2"/>987.7666 <text:s/>E7 <text:s text:c="2"/>1318.51 <text:s text:c="2"/>A8 <text:s text:c="2"/>1760 <text:s text:c="5"/>C#8 <text:s/>2217.461 <text:s/>G8 <text:s text:c="2"/>3135.963</text:p>
      <text:p text:style-name="P1"><text:s text:c="4"/>9 <text:s text:c="2"/>G#6 <text:s/>830.6094 <text:s/>C7 <text:s text:c="2"/>1046.502 <text:s/>F7 <text:s text:c="2"/>1396.913 <text:s/>Bb8 <text:s/>1864.655 <text:s/>D8 <text:s text:c="2"/>2349.318 <text:s/>G#8 <text:s/>3322.438</text:p>
      <text:p text:style-name="P1"><text:s text:c="4"/>10 <text:s/>A7 <text:s text:c="2"/>880 <text:s text:c="6"/>C#7 <text:s/>1108.731 <text:s/>F#7 <text:s/>1479.978 <text:s/>B8 <text:s text:c="2"/>1975.533 <text:s/>D#8 <text:s/>2489.016 <text:s/>A9 <text:s text:c="2"/>3520</text:p>
      <text:p text:style-name="P1"><text:s text:c="4"/>11 <text:s/>Bb7 <text:s/>932.3275 <text:s/>D7 <text:s text:c="2"/>1174.659 <text:s/>G7 <text:s text:c="2"/>1567.982 <text:s/>C8 <text:s text:c="2"/>2093.005 <text:s/>E8 <text:s text:c="2"/>2637.02 <text:s text:c="2"/>Bb9 <text:s/>3729.31</text:p>
      <text:p text:style-name="P1"><text:s text:c="4"/>14 <text:s/>B7 <text:s text:c="2"/>987.7666 <text:s/>D#7 <text:s/>1244.508 <text:s/>G#7 <text:s/>1661.219 <text:s/>C#8 <text:s/>2217.461 <text:s/>F8 <text:s text:c="2"/>2793.826 <text:s/>B9 <text:s text:c="2"/>2951.066</text:p>
      <text:p text:style-name="P1"><text:s text:c="4"/>13 <text:s/>C7 <text:s text:c="2"/>1046.502 <text:s/>E7 <text:s text:c="2"/>1318.51 <text:s text:c="2"/>A8 <text:s text:c="2"/>1760 <text:s text:c="5"/>D8 <text:s text:c="2"/>2349.318 <text:s/>F#8 <text:s/>2959.955 <text:s/>C9 <text:s text:c="2"/>4186.009</text:p>
      <text:p text:style-name="P1"><text:s text:c="4"/>14 <text:s/>C#7 <text:s/>1108.731 <text:s/>F7 <text:s text:c="2"/>1396.913 <text:s/>Bb8 <text:s/>1864.655 <text:s/>D#8 <text:s/>2489.016 <text:s/>G8 <text:s text:c="2"/>3135.963 <text:s/>C#9 <text:s/>4434.922</text:p>
      <text:p text:style-name="P1"><text:s text:c="4"/>15 <text:s/>D7 <text:s text:c="2"/>1174.659 <text:s/>F#7 <text:s/>1479.978 <text:s/>B8 <text:s text:c="2"/>1975.533 <text:s/>E8 <text:s text:c="2"/>2637.02 <text:s text:c="2"/>G#8 <text:s/>3322.438 <text:s/>D9 <text:s text:c="2"/>4698.636</text:p>
      <text:p text:style-name="P1"><text:s text:c="4"/>16 <text:s/>D#7 <text:s/>1244.508 <text:s/>G7 <text:s text:c="2"/>1567.982 <text:s/>C8 <text:s text:c="2"/>2093.005 <text:s/>F8 <text:s text:c="2"/>2793.826 <text:s/>A9 <text:s text:c="2"/>3520 <text:s text:c="5"/>D#9 <text:s/>4978.032</text:p>
      <text:p text:style-name="P1"><text:s text:c="4"/>17 <text:s/>E7 <text:s text:c="2"/>1318.51 <text:s text:c="2"/>G#7 <text:s/>1661.219 <text:s/>C#8 <text:s/>2217.461 <text:s/>F#8 <text:s/>2959.955 <text:s/>Bb9 <text:s/>3729.31 <text:s text:c="2"/>E9 <text:s text:c="2"/>5274.041</text:p>
      <text:p text:style-name="P1"><text:s text:c="4"/>18 <text:s/>F7 <text:s text:c="2"/>1396.913 <text:s/>A8 <text:s text:c="2"/>1760 <text:s text:c="5"/>D8 <text:s text:c="2"/>2349.318 <text:s/>G8 <text:s text:c="2"/>3135.963 <text:s/>B9 <text:s text:c="2"/>2951.066 <text:s/>F9 <text:s text:c="2"/>5587.652</text:p>
      <text:p text:style-name="P1"><text:s text:c="4"/>19 <text:s/>F#7 <text:s/>1479.978 <text:s/>Bb8 <text:s/>1864.655 <text:s/>D#8 <text:s/>2489.016 <text:s/>G#8 <text:s/>3322.438 <text:s/>C9 <text:s text:c="2"/>4186.009 <text:s/>F#9 <text:s/>5919.911</text:p>
      <text:p text:style-name="P1"><text:s text:c="4"/>20 <text:s/>G7 <text:s text:c="2"/>1567.982 <text:s/>B8 <text:s text:c="2"/>1975.533 <text:s/>E8 <text:s text:c="2"/>2637.02 <text:s text:c="2"/>A9 <text:s text:c="2"/>3520 <text:s text:c="5"/>C#9 <text:s/>4434.922 <text:s/>G9 <text:s text:c="2"/>5271.927</text:p>
      <text:p text:style-name="P1"><text:s text:c="4"/>21 <text:s/>G#7 <text:s/>1661.219 <text:s/>C8 <text:s text:c="2"/>2093.005 <text:s/>F8 <text:s text:c="2"/>2793.826 <text:s/>Bb9 <text:s/>3729.31 <text:s text:c="2"/>D9 <text:s text:c="2"/>4698.636 <text:s/>G#9 <text:s/>6644.875</text:p>
      <text:p text:style-name="P1"><text:s text:c="4"/>22 <text:s/>A8 <text:s text:c="2"/>1760 <text:s text:c="5"/>C#8 <text:s/>2217.461 <text:s/>F#8 <text:s/>2959.955 <text:s/>B9 <text:s text:c="2"/>2951.066 <text:s/>D#9 <text:s/>4978.032 <text:s/>A10 <text:s/>7040</text:p>
      <text:p text:style-name="P1"><text:s text:c="4"/>23 <text:s/>Bb8 <text:s/>1864.655 <text:s/>D8 <text:s text:c="2"/>2349.318 <text:s/>G8 <text:s text:c="2"/>3135.963 <text:s/>C9 <text:s text:c="2"/>4186.009 <text:s/>F9 <text:s text:c="2"/>5274.041 <text:s/>Bb10 7458.62</text:p>
      <text:p text:style-name="P1"><text:s text:c="4"/>24 <text:s/>B8 <text:s text:c="2"/>1975.533 <text:s/>D#8 <text:s/>2489.016 <text:s/>G#8 <text:s/>3322.438 <text:s/>C#9 <text:s/>4434.922 <text:s/>F#9 <text:s/>5587.652 <text:s/>B10 <text:s/>7902.13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+43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C6 <text:s text:c="2"/>523.2511 <text:s/>E6 <text:s text:c="2"/>659.2551 <text:s/>A7 <text:s text:c="2"/>880 <text:s text:c="6"/>D7 <text:s text:c="2"/>1174.659 <text:s/>F#7 <text:s/>1479.978 <text:s/>C8 <text:s text:c="3"/>2093.005</text:p>
      <text:p text:style-name="P1"><text:s text:c="4"/>1 <text:s text:c="2"/>C#6 <text:s/>554.3653 <text:s/>F6 <text:s text:c="2"/>698.4565 <text:s/>Bb7 <text:s/>932.3275 <text:s/>D#7 <text:s/>1244.508 <text:s/>G7 <text:s text:c="2"/>1567.982 <text:s/>C#8 <text:s text:c="2"/>2217.461</text:p>
      <text:p text:style-name="P1"><text:s text:c="4"/>2 <text:s text:c="2"/>D6 <text:s text:c="2"/>587.3295 <text:s/>F#6 <text:s/>739.9888 <text:s/>B7 <text:s text:c="2"/>987.7666 <text:s/>E7 <text:s text:c="2"/>1318.51 <text:s text:c="2"/>G#7 <text:s/>1661.219 <text:s/>D8 <text:s text:c="3"/>2349.318</text:p>
      <text:p text:style-name="P1"><text:s text:c="4"/>3 <text:s text:c="2"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1"><text:s text:c="4"/>4 <text:s text:c="2"/>E6 <text:s text:c="2"/>659.2551 <text:s/>G#6 <text:s/>830.6094 <text:s/>C#7 <text:s/>1108.731 <text:s/>F#7 <text:s/>1479.978 <text:s/>Bb8 <text:s/>1864.655 <text:s/>E8 <text:s text:c="3"/>2637.02</text:p>
      <text:p text:style-name="P1"><text:s text:c="4"/>5 <text:s text:c="2"/>F6 <text:s text:c="2"/>698.4565 <text:s/>A7 <text:s text:c="2"/>880 <text:s text:c="6"/>D7 <text:s text:c="2"/>1174.659 <text:s/>G7 <text:s text:c="2"/>1567.982 <text:s/>B8 <text:s text:c="2"/>1975.533 <text:s/>F8 <text:s text:c="3"/>2793.826</text:p>
      <text:p text:style-name="P1"><text:s text:c="4"/>6 <text:s text:c="2"/>F#6 <text:s/>739.9888 <text:s/>Bb7 <text:s/>932.3275 <text:s/>D#7 <text:s/>1244.508 <text:s/>G#7 <text:s/>1661.219 <text:s/>C8 <text:s text:c="2"/>2093.005 <text:s/>F#8 <text:s text:c="2"/>2959.955</text:p>
      <text:p text:style-name="P1"><text:s text:c="4"/>7 <text:s text:c="2"/>G6 <text:s text:c="2"/>783.9909 <text:s/>B7 <text:s text:c="2"/>987.7666 <text:s/>E7 <text:s text:c="2"/>1318.51 <text:s text:c="2"/>A8 <text:s text:c="2"/>1760 <text:s text:c="5"/>C#8 <text:s/>2217.461 <text:s/>G8 <text:s text:c="3"/>3135.963</text:p>
      <text:p text:style-name="P1"><text:s text:c="4"/>8 <text:s text:c="2"/>G#6 <text:s/>830.6094 <text:s/>C7 <text:s text:c="2"/>1046.502 <text:s/>F7 <text:s text:c="2"/>1396.913 <text:s/>Bb8 <text:s/>1864.655 <text:s/>D8 <text:s text:c="2"/>2349.318 <text:s/>G#8 <text:s text:c="2"/>3322.438</text:p>
      <text:p text:style-name="P1"><text:s text:c="4"/>9 <text:s text:c="2"/>A7 <text:s text:c="2"/>880 <text:s text:c="6"/>C#7 <text:s/>1108.731 <text:s/>F#7 <text:s/>1479.978 <text:s/>B8 <text:s text:c="2"/>1975.533 <text:s/>D#8 <text:s/>2489.016 <text:s/>A9 <text:s text:c="3"/>3520</text:p>
      <text:p text:style-name="P1"><text:s text:c="4"/>10 <text:s/>Bb7 <text:s/>932.3275 <text:s/>D7 <text:s text:c="2"/>1174.659 <text:s/>G7 <text:s text:c="2"/>1567.982 <text:s/>C8 <text:s text:c="2"/>2093.005 <text:s/>E8 <text:s text:c="2"/>2637.02 <text:s text:c="2"/>Bb9 <text:s text:c="2"/>3729.31</text:p>
      <text:p text:style-name="P1"><text:s text:c="4"/>11 <text:s/>B7 <text:s text:c="2"/>987.7666 <text:s/>D#7 <text:s/>1244.508 <text:s/>G#7 <text:s/>1661.219 <text:s/>C#8 <text:s/>2217.461 <text:s/>F8 <text:s text:c="2"/>2793.826 <text:s/>B9 <text:s text:c="3"/>2951.066</text:p>
      <text:p text:style-name="P1"><text:s text:c="4"/>12 <text:s/>C7 <text:s text:c="2"/>1046.502 <text:s/>E7 <text:s text:c="2"/>1318.51 <text:s text:c="2"/>A8 <text:s text:c="2"/>1760 <text:s text:c="5"/>D8 <text:s text:c="2"/>2349.318 <text:s/>F#8 <text:s/>2959.955 <text:s/>C9 <text:s text:c="3"/>4186.009</text:p>
      <text:p text:style-name="P1"><text:s text:c="4"/>13 <text:s/>C#7 <text:s/>1108.731 <text:s/>F7 <text:s text:c="2"/>1396.913 <text:s/>Bb8 <text:s/>1864.655 <text:s/>D#8 <text:s/>2489.016 <text:s/>G8 <text:s text:c="2"/>3135.963 <text:s/>C#9 <text:s text:c="2"/>4434.922</text:p>
      <text:p text:style-name="P1"><text:s text:c="4"/>14 <text:s/>D7 <text:s text:c="2"/>1174.659 <text:s/>F#7 <text:s/>1479.978 <text:s/>B8 <text:s text:c="2"/>1975.533 <text:s/>E8 <text:s text:c="2"/>2637.02 <text:s text:c="2"/>G#8 <text:s/>3322.438 <text:s/>D9 <text:s text:c="3"/>4698.636</text:p>
      <text:p text:style-name="P1"><text:s text:c="4"/>15 <text:s/>D#7 <text:s/>1244.508 <text:s/>G7 <text:s text:c="2"/>1567.982 <text:s/>C8 <text:s text:c="2"/>2093.005 <text:s/>F8 <text:s text:c="2"/>2793.826 <text:s/>A9 <text:s text:c="2"/>3520 <text:s text:c="5"/>D#9 <text:s text:c="2"/>4978.032</text:p>
      <text:p text:style-name="P1"><text:s text:c="4"/>16 <text:s/>E7 <text:s text:c="2"/>1318.51 <text:s text:c="2"/>G#7 <text:s/>1661.219 <text:s/>C#8 <text:s/>2217.461 <text:s/>F#8 <text:s/>2959.955 <text:s/>Bb9 <text:s/>3729.31 <text:s text:c="2"/>E9 <text:s text:c="3"/>5274.041</text:p>
      <text:p text:style-name="P1"><text:s text:c="4"/>17 <text:s/>F7 <text:s text:c="2"/>1396.913 <text:s/>A8 <text:s text:c="2"/>1760 <text:s text:c="5"/>D8 <text:s text:c="2"/>2349.318 <text:s/>G8 <text:s text:c="2"/>3135.963 <text:s/>B9 <text:s text:c="2"/>2951.066 <text:s/>F9 <text:s text:c="3"/>5587.652</text:p>
      <text:p text:style-name="P1"><text:s text:c="4"/>18 <text:s/>F#7 <text:s/>1479.978 <text:s/>Bb8 <text:s/>1864.655 <text:s/>D#8 <text:s/>2489.016 <text:s/>G#8 <text:s/>3322.438 <text:s/>C9 <text:s text:c="2"/>4186.009 <text:s/>F#9 <text:s text:c="2"/>5919.911</text:p>
      <text:p text:style-name="P1"><text:s text:c="4"/>19 <text:s/>G7 <text:s text:c="2"/>1567.982 <text:s/>B8 <text:s text:c="2"/>1975.533 <text:s/>E8 <text:s text:c="2"/>2637.02 <text:s text:c="2"/>A9 <text:s text:c="2"/>3520 <text:s text:c="5"/>C#9 <text:s/>4434.922 <text:s/>G9 <text:s text:c="3"/>5271.927</text:p>
      <text:p text:style-name="P1"><text:s text:c="4"/>20 <text:s/>G#7 <text:s/>1661.219 <text:s/>C8 <text:s text:c="2"/>2093.005 <text:s/>F8 <text:s text:c="2"/>2793.826 <text:s/>Bb9 <text:s/>3729.31 <text:s text:c="2"/>D9 <text:s text:c="2"/>4698.636 <text:s/>G#9 <text:s text:c="2"/>6644.875</text:p>
      <text:p text:style-name="P1"><text:s text:c="4"/>21 <text:s/>A8 <text:s text:c="2"/>1760 <text:s text:c="5"/>C#8 <text:s/>2217.461 <text:s/>F#8 <text:s/>2959.955 <text:s/>B9 <text:s text:c="2"/>2951.066 <text:s/>D#9 <text:s/>4978.032 <text:s/>A10 <text:s text:c="2"/>7040</text:p>
      <text:p text:style-name="P1"><text:s text:c="4"/>22 <text:s/>Bb8 <text:s/>1864.655 <text:s/>D8 <text:s text:c="2"/>2349.318 <text:s/>G8 <text:s text:c="2"/>3135.963 <text:s/>C9 <text:s text:c="2"/>4186.009 <text:s/>E9 <text:s text:c="2"/>5274.041 <text:s/>Bb10 <text:s/>7458.62</text:p>
      <text:p text:style-name="P1"><text:s text:c="4"/>23 <text:s/>B8 <text:s text:c="2"/>1975.533 <text:s/>D#8 <text:s/>2489.016 <text:s/>G#8 <text:s/>3322.438 <text:s/>C#9 <text:s/>4434.922 <text:s/>F9 <text:s text:c="2"/>5587.652 <text:s/>B10 <text:s text:c="2"/>7902.133</text:p>
      <text:p text:style-name="P1"><text:s text:c="4"/>24 <text:s/>C8 <text:s text:c="2"/>2093.005 <text:s/>E8 <text:s text:c="2"/>2637.02 <text:s text:c="2"/>A9 <text:s text:c="2"/>3520 <text:s text:c="5"/>D9 <text:s text:c="2"/>4698.636 <text:s/>F#9 <text:s/>5919.911 <text:s/>C10 <text:s text:c="2"/>8372.018 </text:p>
      <text:p text:style-name="P1"/>
      <text:p text:style-name="P1">+44 Frets</text:p>
      <text:p text:style-name="P1"><text:s text:c="4"/>S <text:s text:c="2"/>6 <text:s text:c="13"/>5 <text:s text:c="13"/>4 <text:s text:c="13"/>3 <text:s text:c="13"/>2 <text:s text:c="13"/>1</text:p>
      <text:p text:style-name="P1"/>
      <text:p text:style-name="P1"><text:s text:c="4"/>0 <text:s text:c="2"/>C#6 <text:s/>554.3653 <text:s/>F6 <text:s text:c="2"/>698.4565 <text:s/>Bb7 <text:s/>932.3275 <text:s/>D#7 <text:s/>1244.508 <text:s/>G7 <text:s text:c="2"/>1567.982 <text:s/>C#8 <text:s text:c="2"/>2217.461</text:p>
      <text:p text:style-name="P1"><text:s text:c="4"/>1 <text:s text:c="2"/>D6 <text:s text:c="2"/>587.3295 <text:s/>F#6 <text:s/>739.9888 <text:s/>B7 <text:s text:c="2"/>987.7666 <text:s/>E7 <text:s text:c="2"/>1318.51 <text:s text:c="2"/>G#7 <text:s/>1661.219 <text:s/>D8 <text:s text:c="3"/>2349.318</text:p>
      <text:p text:style-name="P1"><text:s text:c="4"/>2 <text:s text:c="2"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1"><text:s text:c="4"/>3 <text:s text:c="2"/>E6 <text:s text:c="2"/>659.2551 <text:s/>G#6 <text:s/>830.6094 <text:s/>C#7 <text:s/>1108.731 <text:s/>F#7 <text:s/>1479.978 <text:s/>Bb8 <text:s/>1864.655 <text:s/>E8 <text:s text:c="3"/>2637.02</text:p>
      <text:p text:style-name="P1"><text:s text:c="4"/>4 <text:s text:c="2"/>F6 <text:s text:c="2"/>698.4565 <text:s/>A7 <text:s text:c="2"/>880 <text:s text:c="6"/>D7 <text:s text:c="2"/>1174.659 <text:s/>G7 <text:s text:c="2"/>1567.982 <text:s/>B8 <text:s text:c="2"/>1975.533 <text:s/>F8 <text:s text:c="3"/>2793.826</text:p>
      <text:p text:style-name="P1"><text:s text:c="4"/>5 <text:s text:c="2"/>F#6 <text:s/>739.9888 <text:s/>Bb7 <text:s/>932.3275 <text:s/>D#7 <text:s/>1244.508 <text:s/>G#7 <text:s/>1661.219 <text:s/>C8 <text:s text:c="2"/>2093.005 <text:s/>F#8 <text:s text:c="2"/>2959.955</text:p>
      <text:p text:style-name="P1"><text:s text:c="4"/>6 <text:s text:c="2"/>G6 <text:s text:c="2"/>783.9909 <text:s/>B7 <text:s text:c="2"/>987.7666 <text:s/>E7 <text:s text:c="2"/>1318.51 <text:s text:c="2"/>A8 <text:s text:c="2"/>1760 <text:s text:c="5"/>C#8 <text:s/>2217.461 <text:s/>G8 <text:s text:c="3"/>3135.963</text:p>
      <text:p text:style-name="P1"><text:s text:c="4"/>7 <text:s text:c="2"/>G#6 <text:s/>830.6094 <text:s/>C7 <text:s text:c="2"/>1046.502 <text:s/>F7 <text:s text:c="2"/>1396.913 <text:s/>Bb8 <text:s/>1864.655 <text:s/>D8 <text:s text:c="2"/>2349.318 <text:s/>G#8 <text:s text:c="2"/>3322.438</text:p>
      <text:p text:style-name="P1"><text:s text:c="4"/>8 <text:s text:c="2"/>A7 <text:s text:c="2"/>880 <text:s text:c="6"/>C#7 <text:s/>1108.731 <text:s/>F#7 <text:s/>1479.978 <text:s/>B8 <text:s text:c="2"/>1975.533 <text:s/>D#8 <text:s/>2489.016 <text:s/>A9 <text:s text:c="3"/>3520</text:p>
      <text:p text:style-name="P1"><text:s text:c="4"/>9 <text:s text:c="2"/>Bb7 <text:s/>932.3275 <text:s/>D7 <text:s text:c="2"/>1174.659 <text:s/>G7 <text:s text:c="2"/>1567.982 <text:s/>C8 <text:s text:c="2"/>2093.005 <text:s/>E8 <text:s text:c="2"/>2637.02 <text:s text:c="2"/>Bb9 <text:s text:c="2"/>3729.31</text:p>
      <text:p text:style-name="P1"><text:s text:c="4"/>10 <text:s/>B7 <text:s text:c="2"/>987.7666 <text:s/>D#7 <text:s/>1244.508 <text:s/>G#7 <text:s/>1661.219 <text:s/>C#8 <text:s/>2217.461 <text:s/>F8 <text:s text:c="2"/>2793.826 <text:s/>B9 <text:s text:c="3"/>2951.066</text:p>
      <text:p text:style-name="P1"><text:s text:c="4"/>11 <text:s/>C7 <text:s text:c="2"/>1046.502 <text:s/>E7 <text:s text:c="2"/>1318.51 <text:s text:c="2"/>A8 <text:s text:c="2"/>1760 <text:s text:c="5"/>D8 <text:s text:c="2"/>2349.318 <text:s/>F#8 <text:s/>2959.955 <text:s/>C9 <text:s text:c="3"/>4186.009</text:p>
      <text:p text:style-name="P1"><text:s text:c="4"/>12 <text:s/>C#7 <text:s/>1108.731 <text:s/>F7 <text:s text:c="2"/>1396.913 <text:s/>Bb8 <text:s/>1864.655 <text:s/>D#8 <text:s/>2489.016 <text:s/>G8 <text:s text:c="2"/>3135.963 <text:s/>C#9 <text:s text:c="2"/>4434.922</text:p>
      <text:p text:style-name="P1"><text:s text:c="4"/>13 <text:s/>D7 <text:s text:c="2"/>1174.659 <text:s/>F#7 <text:s/>1479.978 <text:s/>B8 <text:s text:c="2"/>1975.533 <text:s/>E8 <text:s text:c="2"/>2637.02 <text:s text:c="2"/>G#8 <text:s/>3322.438 <text:s/>D9 <text:s text:c="3"/>4698.636</text:p>
      <text:p text:style-name="P1"><text:s text:c="4"/>14 <text:s/>D#7 <text:s/>1244.508 <text:s/>G7 <text:s text:c="2"/>1567.982 <text:s/>C8 <text:s text:c="2"/>2093.005 <text:s/>F8 <text:s text:c="2"/>2793.826 <text:s/>A9 <text:s text:c="2"/>3520 <text:s text:c="5"/>D#9 <text:s text:c="2"/>4978.032</text:p>
      <text:p text:style-name="P1"><text:s text:c="4"/>15 <text:s/>E7 <text:s text:c="2"/>1318.51 <text:s text:c="2"/>G#7 <text:s/>1661.219 <text:s/>C#8 <text:s/>2217.461 <text:s/>F#8 <text:s/>2959.955 <text:s/>Bb9 <text:s/>3729.31 <text:s text:c="2"/>E9 <text:s text:c="3"/>5274.041</text:p>
      <text:p text:style-name="P1"><text:s text:c="4"/>16 <text:s/>F7 <text:s text:c="2"/>1396.913 <text:s/>A8 <text:s text:c="2"/>1760 <text:s text:c="5"/>D8 <text:s text:c="2"/>2349.318 <text:s/>G8 <text:s text:c="2"/>3135.963 <text:s/>B9 <text:s text:c="2"/>2951.066 <text:s/>F9 <text:s text:c="3"/>5587.652</text:p>
      <text:p text:style-name="P1"><text:s text:c="4"/>17 <text:s/>F#7 <text:s/>1479.978 <text:s/>Bb8 <text:s/>1864.655 <text:s/>D#8 <text:s/>2489.016 <text:s/>G#8 <text:s/>3322.438 <text:s/>C9 <text:s text:c="2"/>4186.009 <text:s/>F#9 <text:s text:c="2"/>5919.911</text:p>
      <text:p text:style-name="P1"><text:s text:c="4"/>18 <text:s/>G7 <text:s text:c="2"/>1567.982 <text:s/>B8 <text:s text:c="2"/>1975.533 <text:s/>E8 <text:s text:c="2"/>2637.02 <text:s text:c="2"/>A9 <text:s text:c="2"/>3520 <text:s text:c="5"/>C#9 <text:s/>4434.922 <text:s/>G9 <text:s text:c="3"/>5271.927</text:p>
      <text:p text:style-name="P1"><text:s text:c="4"/>19 <text:s/>G#7 <text:s/>1661.219 <text:s/>C8 <text:s text:c="2"/>2093.005 <text:s/>F8 <text:s text:c="2"/>2793.826 <text:s/>Bb9 <text:s/>3729.31 <text:s text:c="2"/>D9 <text:s text:c="2"/>4698.636 <text:s/>G#9 <text:s text:c="2"/>6644.875</text:p>
      <text:p text:style-name="P1"><text:s text:c="4"/>20 <text:s/>A8 <text:s text:c="2"/>1760 <text:s text:c="5"/>C#8 <text:s/>2217.461 <text:s/>F#8 <text:s/>2959.955 <text:s/>B9 <text:s text:c="2"/>2951.066 <text:s/>D#9 <text:s/>4978.032 <text:s/>A10 <text:s text:c="2"/>7040</text:p>
      <text:p text:style-name="P1"><text:s text:c="4"/>21 <text:s/>Bb8 <text:s/>1864.655 <text:s/>D8 <text:s text:c="2"/>2349.318 <text:s/>G8 <text:s text:c="2"/>3135.963 <text:s/>C9 <text:s text:c="2"/>4186.009 <text:s/>E9 <text:s text:c="2"/>5274.041 <text:s/>Bb10 <text:s/>7458.62</text:p>
      <text:p text:style-name="P1"><text:s text:c="4"/>22 <text:s/>B8 <text:s text:c="2"/>1975.533 <text:s/>D#8 <text:s/>2489.016 <text:s/>G#8 <text:s/>3322.438 <text:s/>C#9 <text:s/>4434.922 <text:s/>F9 <text:s text:c="2"/>5587.652 <text:s/>B10 <text:s text:c="2"/>7902.133</text:p>
      <text:p text:style-name="P1"><text:s text:c="4"/>23 <text:s/>C8 <text:s text:c="2"/>2093.005 <text:s/>E8 <text:s text:c="2"/>2637.02 <text:s text:c="2"/>A9 <text:s text:c="2"/>3520 <text:s text:c="5"/>D9 <text:s text:c="2"/>4698.636 <text:s/>F#9 <text:s/>5919.911 <text:s/>C10 <text:s text:c="2"/>8372.018 </text:p>
      <text:p text:style-name="P1"><text:s text:c="4"/>24 <text:s/>C#8 <text:s/>2217.461 <text:s/>F8 <text:s text:c="2"/>2793.826 <text:s/>Bb9 <text:s/>3729.31 <text:s text:c="2"/>D#9 <text:s/>4978.032 <text:s/>G9 <text:s text:c="2"/>5271.927 <text:s/>C#10 <text:s/>8869.844</text:p>
      <text:p text:style-name="P1"/>
      <text:p text:style-name="P1">+45 Frets</text:p>
      <text:p text:style-name="P1"><text:s text:c="4"/>S <text:s text:c="2"/>6 <text:s text:c="9"/>5 <text:s text:c="17"/>4 <text:s text:c="13"/>3 <text:s text:c="13"/>2 <text:s text:c="14"/>1</text:p>
      <text:p text:style-name="P1"/>
      <text:p text:style-name="P1"><text:s text:c="4"/>0 <text:s text:c="2"/>D6 <text:s text:c="2"/>587.3295 <text:s/>F#6 <text:s/>739.9888 <text:s/>B7 <text:s text:c="2"/>987.7666 <text:s/>E7 <text:s text:c="2"/>1318.51 <text:s text:c="2"/>G#7 <text:s text:c="2"/>1661.219 <text:s/>D8 <text:s text:c="3"/>2349.318</text:p>
      <text:p text:style-name="P1"><text:s text:c="4"/>1 <text:s text:c="2"/>D#6 <text:s/>622.254 <text:s text:c="2"/>G6 <text:s text:c="2"/>783.9909 <text:s/>C7 <text:s text:c="2"/>1046.502 <text:s/>F7 <text:s text:c="2"/>1396.913 <text:s/>A8 <text:s text:c="3"/>1760 <text:s text:c="5"/>D#8 <text:s text:c="2"/>2489.016</text:p>
      <text:p text:style-name="P1"><text:s text:c="4"/>2 <text:s text:c="2"/>E6 <text:s text:c="2"/>659.2551 <text:s/>G#6 <text:s/>830.6094 <text:s/>C#7 <text:s/>1108.731 <text:s/>F#7 <text:s/>1479.978 <text:s/>Bb8 <text:s text:c="2"/>1864.655 <text:s/>E8 <text:s text:c="3"/>2637.02</text:p>
      <text:p text:style-name="P1"><text:s text:c="4"/>3 <text:s text:c="2"/>F6 <text:s text:c="2"/>698.4565 <text:s/>A7 <text:s text:c="2"/>880 <text:s text:c="6"/>D7 <text:s text:c="2"/>1174.659 <text:s/>G7 <text:s text:c="2"/>1567.982 <text:s/>B8 <text:s text:c="3"/>1975.533 <text:s/>F8 <text:s text:c="3"/>2793.826</text:p>
      <text:p text:style-name="P1"><text:s text:c="4"/>4 <text:s text:c="2"/>F#6 <text:s/>739.9888 <text:s/>Bb7 <text:s/>932.3275 <text:s/>D#7 <text:s/>1244.508 <text:s/>G#7 <text:s/>1661.219 <text:s/>C8 <text:s text:c="3"/>2093.005 <text:s/>F#8 <text:s text:c="2"/>2959.955</text:p>
      <text:p text:style-name="P1"><text:s text:c="4"/>5 <text:s text:c="2"/>G6 <text:s text:c="2"/>783.9909 <text:s/>B7 <text:s text:c="2"/>987.7666 <text:s/>E7 <text:s text:c="2"/>1318.51 <text:s text:c="2"/>A8 <text:s text:c="2"/>1760 <text:s text:c="5"/>C#8 <text:s text:c="2"/>2217.461 <text:s/>G8 <text:s text:c="3"/>3135.963</text:p>
      <text:p text:style-name="P1"><text:s text:c="4"/>6 <text:s text:c="2"/>G#6 <text:s/>830.6094 <text:s/>C7 <text:s text:c="2"/>1046.502 <text:s/>F7 <text:s text:c="2"/>1396.913 <text:s/>Bb8 <text:s/>1864.655 <text:s/>D8 <text:s text:c="3"/>2349.318 <text:s/>G#8 <text:s text:c="2"/>3322.438</text:p>
      <text:p text:style-name="P1"><text:s text:c="4"/>7 <text:s text:c="2"/>A7 <text:s text:c="2"/>880 <text:s text:c="6"/>C#7 <text:s/>1108.731 <text:s/>F#7 <text:s/>1479.978 <text:s/>B8 <text:s text:c="2"/>1975.533 <text:s/>D#8 <text:s text:c="2"/>2489.016 <text:s/>A9 <text:s text:c="3"/>3520</text:p>
      <text:p text:style-name="P1"><text:s text:c="4"/>8 <text:s text:c="2"/>Bb7 <text:s/>932.3275 <text:s/>D7 <text:s text:c="2"/>1174.659 <text:s/>G7 <text:s text:c="2"/>1567.982 <text:s/>C8 <text:s text:c="2"/>2093.005 <text:s/>E8 <text:s text:c="3"/>2637.02 <text:s text:c="2"/>Bb9 <text:s text:c="2"/>3729.31</text:p>
      <text:p text:style-name="P1"><text:s text:c="4"/>9 <text:s text:c="2"/>B7 <text:s text:c="2"/>987.7666 <text:s/>D#7 <text:s/>1244.508 <text:s/>G#7 <text:s/>1661.219 <text:s/>C#8 <text:s/>2217.461 <text:s/>F8 <text:s text:c="3"/>2793.826 <text:s/>B9 <text:s text:c="3"/>2951.066</text:p>
      <text:p text:style-name="P1"><text:s text:c="4"/>10 <text:s/>C7 <text:s text:c="2"/>1046.502 <text:s/>E7 <text:s text:c="2"/>1318.51 <text:s text:c="2"/>A8 <text:s text:c="2"/>1760 <text:s text:c="5"/>D8 <text:s text:c="2"/>2349.318 <text:s/>F#8 <text:s text:c="2"/>2959.955 <text:s/>C9 <text:s text:c="3"/>4186.009</text:p>
      <text:p text:style-name="P1"><text:soft-page-break/><text:s text:c="4"/>11 <text:s/>C#7 <text:s/>1108.731 <text:s/>F7 <text:s text:c="2"/>1396.913 <text:s/>Bb8 <text:s/>1864.655 <text:s/>D#8 <text:s/>2489.016 <text:s/>G8 <text:s text:c="3"/>3135.963 <text:s/>C#9 <text:s text:c="2"/>4434.922</text:p>
      <text:p text:style-name="P1"><text:s text:c="4"/>12 <text:s/>D7 <text:s text:c="2"/>1174.659 <text:s/>F#7 <text:s/>1479.978 <text:s/>B8 <text:s text:c="2"/>1975.533 <text:s/>E8 <text:s text:c="2"/>2637.02 <text:s text:c="2"/>G#8 <text:s text:c="2"/>3322.438 <text:s/>D9 <text:s text:c="3"/>4698.636</text:p>
      <text:p text:style-name="P1"><text:s text:c="4"/>13 <text:s/>D#7 <text:s/>1244.508 <text:s/>G7 <text:s text:c="2"/>1567.982 <text:s/>C8 <text:s text:c="2"/>2093.005 <text:s/>F8 <text:s text:c="2"/>2793.826 <text:s/>A9 <text:s text:c="3"/>3520 <text:s text:c="5"/>D#9 <text:s text:c="2"/>4978.032</text:p>
      <text:p text:style-name="P1"><text:s text:c="4"/>14 <text:s/>E7 <text:s text:c="2"/>1318.51 <text:s text:c="2"/>G#7 <text:s/>1661.219 <text:s/>C#8 <text:s/>2217.461 <text:s/>F#8 <text:s/>2959.955 <text:s/>Bb9 <text:s text:c="2"/>3729.31 <text:s text:c="2"/>E9 <text:s text:c="3"/>5274.041</text:p>
      <text:p text:style-name="P1"><text:s text:c="4"/>15 <text:s/>F7 <text:s text:c="2"/>1396.913 <text:s/>A8 <text:s text:c="2"/>1760 <text:s text:c="5"/>D8 <text:s text:c="2"/>2349.318 <text:s/>G8 <text:s text:c="2"/>3135.963 <text:s/>B9 <text:s text:c="3"/>2951.066 <text:s/>F9 <text:s text:c="3"/>5587.652</text:p>
      <text:p text:style-name="P1"><text:s text:c="4"/>16 <text:s/>F#7 <text:s/>1479.978 <text:s/>Bb8 <text:s/>1864.655 <text:s/>D#8 <text:s/>2489.016 <text:s/>G#8 <text:s/>3322.438 <text:s/>C9 <text:s text:c="3"/>4186.009 <text:s/>F#9 <text:s text:c="2"/>5919.911</text:p>
      <text:p text:style-name="P1"><text:s text:c="4"/>17 <text:s/>G7 <text:s text:c="2"/>1567.982 <text:s/>B8 <text:s text:c="2"/>1975.533 <text:s/>E8 <text:s text:c="2"/>2637.02 <text:s text:c="2"/>A9 <text:s text:c="2"/>3520 <text:s text:c="5"/>C#9 <text:s text:c="2"/>4434.922 <text:s/>G9 <text:s text:c="3"/>5271.927</text:p>
      <text:p text:style-name="P1"><text:s text:c="4"/>18 <text:s/>G#7 <text:s/>1661.219 <text:s/>C8 <text:s text:c="2"/>2093.005 <text:s/>F8 <text:s text:c="2"/>2793.826 <text:s/>Bb9 <text:s/>3729.31 <text:s text:c="2"/>D9 <text:s text:c="3"/>4698.636 <text:s/>G#9 <text:s text:c="2"/>6644.875</text:p>
      <text:p text:style-name="P1"><text:s text:c="4"/>19 <text:s/>A8 <text:s text:c="2"/>1760 <text:s text:c="5"/>C#8 <text:s/>2217.461 <text:s/>F#8 <text:s/>2959.955 <text:s/>B9 <text:s text:c="2"/>2951.066 <text:s/>D#9 <text:s text:c="2"/>4978.032 <text:s/>A10 <text:s text:c="2"/>7040</text:p>
      <text:p text:style-name="P1"><text:s text:c="4"/>20 <text:s/>Bb8 <text:s/>1864.655 <text:s/>D8 <text:s text:c="2"/>2349.318 <text:s/>G8 <text:s text:c="2"/>3135.963 <text:s/>C9 <text:s text:c="2"/>4186.009 <text:s/>E9 <text:s text:c="3"/>5274.041 <text:s/>Bb10 <text:s/>7458.62</text:p>
      <text:p text:style-name="P1"><text:s text:c="4"/>21 <text:s/>B8 <text:s text:c="2"/>1975.533 <text:s/>D#8 <text:s/>2489.016 <text:s/>G#8 <text:s/>3322.438 <text:s/>C#9 <text:s/>4434.922 <text:s/>F9 <text:s text:c="3"/>5587.652 <text:s/>B10 <text:s text:c="2"/>7902.133</text:p>
      <text:p text:style-name="P1"><text:s text:c="4"/>22 <text:s/>C8 <text:s text:c="2"/>2093.005 <text:s/>E8 <text:s text:c="2"/>2637.02 <text:s text:c="2"/>A9 <text:s text:c="2"/>3520 <text:s text:c="5"/>D9 <text:s text:c="2"/>4698.636 <text:s/>F#9 <text:s text:c="2"/>5919.911 <text:s/>C10 <text:s text:c="2"/>8372.018 </text:p>
      <text:p text:style-name="P1"><text:s text:c="4"/>23 <text:s/>C#8 <text:s/>2217.461 <text:s/>F8 <text:s text:c="2"/>2793.826 <text:s/>Bb9 <text:s/>3729.31 <text:s text:c="2"/>D#9 <text:s/>4978.032 <text:s/>G9 <text:s text:c="3"/>5271.927 <text:s/>C#10 <text:s/>8869.844</text:p>
      <text:p text:style-name="P1"><text:s text:c="4"/>24 <text:s/>D8 <text:s text:c="2"/>2349.318 <text:s/>F#8 <text:s/>2959.955 <text:s/>B9 <text:s text:c="2"/>2951.066 <text:s/>E9 <text:s text:c="2"/>5274.041 <text:s/>G#10 <text:s/>6644.875 <text:s/>D10 <text:s text:c="2"/>9397.273</text:p>
      <text:p text:style-name="P1"/>
      <text:p text:style-name="P1">+46 Frets</text:p>
      <text:p text:style-name="P1"><text:s text:c="4"/>S <text:s text:c="3"/>6 <text:s text:c="12"/>5 <text:s text:c="13"/>4 <text:s text:c="13"/>3 <text:s text:c="13"/>2 <text:s text:c="13"/>1</text:p>
      <text:p text:style-name="P1"/>
      <text:p text:style-name="P1"><text:s text:c="4"/>0 <text:s text:c="2"/>D#6 <text:s/>622.254 <text:s text:c="2"/>G6 <text:s text:c="2"/>783.9909 <text:s/>C7 <text:s text:c="2"/>1046.502 <text:s/>F7 <text:s text:c="2"/>1396.913 <text:s/>A8 <text:s text:c="2"/>1760 <text:s text:c="5"/>D#8 <text:s text:c="2"/>2489.016</text:p>
      <text:p text:style-name="P1"><text:s text:c="4"/>1 <text:s text:c="2"/>E6 <text:s text:c="2"/>659.2551 <text:s/>G#6 <text:s/>830.6094 <text:s/>C#7 <text:s/>1108.731 <text:s/>F#7 <text:s/>1479.978 <text:s/>Bb8 <text:s/>1864.655 <text:s/>E8 <text:s text:c="3"/>2637.02</text:p>
      <text:p text:style-name="P1"><text:s text:c="4"/>2 <text:s text:c="2"/>F6 <text:s text:c="2"/>698.4565 <text:s/>A7 <text:s text:c="2"/>880 <text:s text:c="6"/>D7 <text:s text:c="2"/>1174.659 <text:s/>G7 <text:s text:c="2"/>1567.982 <text:s/>B8 <text:s text:c="2"/>1975.533 <text:s/>F8 <text:s text:c="3"/>2793.826</text:p>
      <text:p text:style-name="P1"><text:s text:c="4"/>3 <text:s text:c="2"/>F#6 <text:s/>739.9888 <text:s/>Bb7 <text:s/>932.3275 <text:s/>D#7 <text:s/>1244.508 <text:s/>G#7 <text:s/>1661.219 <text:s/>C8 <text:s text:c="2"/>2093.005 <text:s/>F#8 <text:s text:c="2"/>2959.955</text:p>
      <text:p text:style-name="P1"><text:s text:c="4"/>4 <text:s text:c="2"/>G6 <text:s text:c="2"/>783.9909 <text:s/>B7 <text:s text:c="2"/>987.7666 <text:s/>E7 <text:s text:c="2"/>1318.51 <text:s text:c="2"/>A8 <text:s text:c="2"/>1760 <text:s text:c="5"/>C#8 <text:s/>2217.461 <text:s/>G8 <text:s text:c="3"/>3135.963</text:p>
      <text:p text:style-name="P1"><text:s text:c="4"/>5 <text:s text:c="2"/>G#6 <text:s/>830.6094 <text:s/>C7 <text:s text:c="2"/>1046.502 <text:s/>F7 <text:s text:c="2"/>1396.913 <text:s/>Bb8 <text:s/>1864.655 <text:s/>D8 <text:s text:c="2"/>2349.318 <text:s/>G#8 <text:s text:c="2"/>3322.438</text:p>
      <text:p text:style-name="P1"><text:s text:c="4"/>6 <text:s text:c="2"/>A7 <text:s text:c="2"/>880 <text:s text:c="6"/>C#7 <text:s/>1108.731 <text:s/>F#7 <text:s/>1479.978 <text:s/>B8 <text:s text:c="2"/>1975.533 <text:s/>D#8 <text:s/>2489.016 <text:s/>A9 <text:s text:c="3"/>3520</text:p>
      <text:p text:style-name="P1"><text:s text:c="4"/>7 <text:s text:c="2"/>Bb7 <text:s/>932.3275 <text:s/>D7 <text:s text:c="2"/>1174.659 <text:s/>G7 <text:s text:c="2"/>1567.982 <text:s/>C8 <text:s text:c="2"/>2093.005 <text:s/>E8 <text:s text:c="2"/>2637.02 <text:s text:c="2"/>Bb9 <text:s text:c="2"/>3729.31</text:p>
      <text:p text:style-name="P1"><text:s text:c="4"/>8 <text:s text:c="2"/>B7 <text:s text:c="2"/>987.7666 <text:s/>D#7 <text:s/>1244.508 <text:s/>G#7 <text:s/>1661.219 <text:s/>C#8 <text:s/>2217.461 <text:s/>F8 <text:s text:c="2"/>2793.826 <text:s/>B9 <text:s text:c="3"/>2951.066</text:p>
      <text:p text:style-name="P1"><text:s text:c="4"/>9 <text:s text:c="2"/>C7 <text:s text:c="2"/>1046.502 <text:s/>E7 <text:s text:c="2"/>1318.51 <text:s text:c="2"/>A8 <text:s text:c="2"/>1760 <text:s text:c="5"/>D8 <text:s text:c="2"/>2349.318 <text:s/>F#8 <text:s/>2959.955 <text:s/>C9 <text:s text:c="3"/>4186.009</text:p>
      <text:p text:style-name="P1"><text:s text:c="4"/>10 <text:s/>C#7 <text:s/>1108.731 <text:s/>F7 <text:s text:c="2"/>1396.913 <text:s/>Bb8 <text:s/>1864.655 <text:s/>D#8 <text:s/>2489.016 <text:s/>G8 <text:s text:c="2"/>3135.963 <text:s/>C#9 <text:s text:c="2"/>4434.922</text:p>
      <text:p text:style-name="P1"><text:s text:c="4"/>11 <text:s/>D7 <text:s text:c="2"/>1174.659 <text:s/>F#7 <text:s/>1479.978 <text:s/>B8 <text:s text:c="2"/>1975.533 <text:s/>E8 <text:s text:c="2"/>2637.02 <text:s text:c="2"/>G#8 <text:s/>3322.438 <text:s/>D9 <text:s text:c="3"/>4698.636</text:p>
      <text:p text:style-name="P1"><text:s text:c="4"/>12 <text:s/>D#7 <text:s/>1244.508 <text:s/>G7 <text:s text:c="2"/>1567.982 <text:s/>C8 <text:s text:c="2"/>2093.005 <text:s/>F8 <text:s text:c="2"/>2793.826 <text:s/>A9 <text:s text:c="2"/>3520 <text:s text:c="5"/>D#9 <text:s text:c="2"/>4978.032</text:p>
      <text:p text:style-name="P1"><text:s text:c="4"/>13 <text:s/>E7 <text:s text:c="2"/>1318.51 <text:s text:c="2"/>G#7 <text:s/>1661.219 <text:s/>C#8 <text:s/>2217.461 <text:s/>F#8 <text:s/>2959.955 <text:s/>Bb9 <text:s/>3729.31 <text:s text:c="2"/>E9 <text:s text:c="3"/>5274.041</text:p>
      <text:p text:style-name="P1"><text:s text:c="4"/>14 <text:s/>F7 <text:s text:c="2"/>1396.913 <text:s/>A8 <text:s text:c="2"/>1760 <text:s text:c="5"/>D8 <text:s text:c="2"/>2349.318 <text:s/>G8 <text:s text:c="2"/>3135.963 <text:s/>B9 <text:s text:c="2"/>2951.066 <text:s/>F9 <text:s text:c="3"/>5587.652</text:p>
      <text:p text:style-name="P1"><text:s text:c="4"/>15 <text:s/>F#7 <text:s/>1479.978 <text:s/>Bb8 <text:s/>1864.655 <text:s/>D#8 <text:s/>2489.016 <text:s/>G#8 <text:s/>3322.438 <text:s/>C9 <text:s text:c="2"/>4186.009 <text:s/>F#9 <text:s text:c="2"/>5919.911</text:p>
      <text:p text:style-name="P1"><text:s text:c="4"/>16 <text:s/>G7 <text:s text:c="2"/>1567.982 <text:s/>B8 <text:s text:c="2"/>1975.533 <text:s/>E8 <text:s text:c="2"/>2637.02 <text:s text:c="2"/>A9 <text:s text:c="2"/>3520 <text:s text:c="5"/>C#9 <text:s/>4434.922 <text:s/>G9 <text:s text:c="3"/>5271.927</text:p>
      <text:p text:style-name="P1"><text:s text:c="4"/>17 <text:s/>G#7 <text:s/>1661.219 <text:s/>C8 <text:s text:c="2"/>2093.005 <text:s/>F8 <text:s text:c="2"/>2793.826 <text:s/>Bb9 <text:s/>3729.31 <text:s text:c="2"/>D9 <text:s text:c="2"/>4698.636 <text:s/>G#9 <text:s text:c="2"/>6644.875</text:p>
      <text:p text:style-name="P1"><text:s text:c="4"/>18 <text:s/>A8 <text:s text:c="2"/>1760 <text:s text:c="5"/>C#8 <text:s/>2217.461 <text:s/>F#8 <text:s/>2959.955 <text:s/>B9 <text:s text:c="2"/>2951.066 <text:s/>D#9 <text:s/>4978.032 <text:s/>A10 <text:s text:c="2"/>7040</text:p>
      <text:p text:style-name="P1"><text:s text:c="4"/>19 <text:s/>Bb8 <text:s/>1864.655 <text:s/>D8 <text:s text:c="2"/>2349.318 <text:s/>G8 <text:s text:c="2"/>3135.963 <text:s/>C9 <text:s text:c="2"/>4186.009 <text:s/>E9 <text:s text:c="2"/>5274.041 <text:s/>Bb10 <text:s/>7458.62</text:p>
      <text:p text:style-name="P1"><text:s text:c="4"/>20 <text:s/>B8 <text:s text:c="2"/>1975.533 <text:s/>D#8 <text:s/>2489.016 <text:s/>G#8 <text:s/>3322.438 <text:s/>C#9 <text:s/>4434.922 <text:s/>F9 <text:s text:c="2"/>5587.652 <text:s/>B10 <text:s text:c="2"/>7902.133</text:p>
      <text:p text:style-name="P1"><text:s text:c="4"/>21 <text:s/>C8 <text:s text:c="2"/>2093.005 <text:s/>E8 <text:s text:c="2"/>2637.02 <text:s text:c="2"/>A9 <text:s text:c="2"/>3520 <text:s text:c="5"/>D9 <text:s text:c="2"/>4698.636 <text:s/>F#9 <text:s/>5919.911 <text:s/>C10 <text:s text:c="2"/>8372.018 </text:p>
      <text:p text:style-name="P1"><text:s text:c="4"/>22 <text:s/>C#8 <text:s/>2217.461 <text:s/>F8 <text:s text:c="2"/>2793.826 <text:s/>Bb9 <text:s/>3729.31 <text:s text:c="2"/>D#9 <text:s/>4978.032 <text:s/>G9 <text:s text:c="2"/>5271.927 <text:s/>C#10 <text:s/>8869.844</text:p>
      <text:p text:style-name="P1"><text:s text:c="4"/>23 <text:s/>D8 <text:s text:c="2"/>2349.318 <text:s/>F#8 <text:s/>2959.955 <text:s/>B9 <text:s text:c="2"/>2951.066 <text:s/>E9 <text:s text:c="2"/>5274.041 <text:s/>G#9 <text:s/>6644.875 <text:s/>D10 <text:s text:c="2"/>9397.273</text:p>
      <text:p text:style-name="P1"><text:s text:c="4"/>24 <text:s/>D#8 <text:s/>2489.016 <text:s/>G8 <text:s text:c="2"/>3135.963 <text:s/>C9 <text:s text:c="2"/>4186.009 <text:s/>F9 <text:s text:c="2"/>5587.652 <text:s/>A10 <text:s/>7040 <text:s text:c="5"/>D#10 <text:s/>9956.063</text:p>
      <text:p text:style-name="P1"/>
      <text:p text:style-name="P1">+47 Frets</text:p>
      <text:p text:style-name="P1"><text:s text:c="4"/>S <text:s text:c="2"/>6 <text:s text:c="13"/>5 <text:s text:c="13"/>4 <text:s text:c="13"/>3 <text:s text:c="13"/>2 <text:s text:c="14"/>1</text:p>
      <text:p text:style-name="P1"/>
      <text:p text:style-name="P1"><text:s text:c="4"/>0 <text:s text:c="2"/>E6 <text:s text:c="2"/>659.2551 <text:s/>G#6 <text:s/>830.6094 <text:s/>C#7 <text:s/>1108.731 <text:s/>F#7 <text:s/>1479.978 <text:s/>Bb8 <text:s text:c="2"/>1864.655 <text:s/>E8 <text:s text:c="3"/>2637.02</text:p>
      <text:p text:style-name="P1"><text:s text:c="4"/>1 <text:s text:c="2"/>F6 <text:s text:c="2"/>698.4565 <text:s/>A7 <text:s text:c="2"/>880 <text:s text:c="6"/>D7 <text:s text:c="2"/>1174.659 <text:s/>G7 <text:s text:c="2"/>1567.982 <text:s/>B8 <text:s text:c="3"/>1975.533 <text:s/>F8 <text:s text:c="3"/>2793.826</text:p>
      <text:p text:style-name="P1"><text:s text:c="4"/>2 <text:s text:c="2"/>F#6 <text:s/>739.9888 <text:s/>Bb7 <text:s/>932.3275 <text:s/>D#7 <text:s/>1244.508 <text:s/>G#7 <text:s/>1661.219 <text:s/>C8 <text:s text:c="3"/>2093.005 <text:s/>F#8 <text:s text:c="2"/>2959.955</text:p>
      <text:p text:style-name="P1"><text:s text:c="4"/>3 <text:s text:c="2"/>G6 <text:s text:c="2"/>783.9909 <text:s/>B7 <text:s text:c="2"/>987.7666 <text:s/>E7 <text:s text:c="2"/>1318.51 <text:s text:c="2"/>A8 <text:s text:c="2"/>1760 <text:s text:c="5"/>C#8 <text:s text:c="2"/>2217.461 <text:s/>G8 <text:s text:c="3"/>3135.963</text:p>
      <text:p text:style-name="P1"><text:s text:c="4"/>4 <text:s text:c="2"/>G#6 <text:s/>830.6094 <text:s/>C7 <text:s text:c="2"/>1046.502 <text:s/>F7 <text:s text:c="2"/>1396.913 <text:s/>Bb8 <text:s/>1864.655 <text:s/>D8 <text:s text:c="3"/>2349.318 <text:s/>G#8 <text:s text:c="2"/>3322.438</text:p>
      <text:p text:style-name="P1"><text:s text:c="4"/>5 <text:s text:c="2"/>A7 <text:s text:c="2"/>880 <text:s text:c="6"/>C#7 <text:s/>1108.731 <text:s/>F#7 <text:s/>1479.978 <text:s/>B8 <text:s text:c="2"/>1975.533 <text:s/>D#8 <text:s text:c="2"/>2489.016 <text:s/>A9 <text:s text:c="3"/>3520</text:p>
      <text:p text:style-name="P1"><text:s text:c="4"/>6 <text:s text:c="2"/>Bb7 <text:s/>932.3275 <text:s/>D7 <text:s text:c="2"/>1174.659 <text:s/>G7 <text:s text:c="2"/>1567.982 <text:s/>C8 <text:s text:c="2"/>2093.005 <text:s/>E8 <text:s text:c="3"/>2637.02 <text:s text:c="2"/>Bb9 <text:s text:c="2"/>3729.31</text:p>
      <text:p text:style-name="P1"><text:s text:c="4"/>7 <text:s text:c="2"/>B7 <text:s text:c="2"/>987.7666 <text:s/>D#7 <text:s/>1244.508 <text:s/>G#7 <text:s/>1661.219 <text:s/>C#8 <text:s/>2217.461 <text:s/>F8 <text:s text:c="3"/>2793.826 <text:s/>B9 <text:s text:c="3"/>2951.066</text:p>
      <text:p text:style-name="P1"><text:s text:c="4"/>8 <text:s text:c="2"/>C7 <text:s text:c="2"/>1046.502 <text:s/>E7 <text:s text:c="2"/>1318.51 <text:s text:c="2"/>A8 <text:s text:c="2"/>1760 <text:s text:c="5"/>D8 <text:s text:c="2"/>2349.318 <text:s/>F#8 <text:s text:c="2"/>2959.955 <text:s/>C9 <text:s text:c="3"/>4186.009</text:p>
      <text:p text:style-name="P1"><text:s text:c="4"/>9 <text:s text:c="2"/>C#7 <text:s/>1108.731 <text:s/>F7 <text:s text:c="2"/>1396.913 <text:s/>Bb8 <text:s/>1864.655 <text:s/>D#8 <text:s/>2489.016 <text:s/>G8 <text:s text:c="3"/>3135.963 <text:s/>C#9 <text:s text:c="2"/>4434.922</text:p>
      <text:p text:style-name="P1"><text:s text:c="4"/>10 <text:s/>D7 <text:s text:c="2"/>1174.659 <text:s/>F#7 <text:s/>1479.978 <text:s/>B8 <text:s text:c="2"/>1975.533 <text:s/>E8 <text:s text:c="2"/>2637.02 <text:s text:c="2"/>G#8 <text:s text:c="2"/>3322.438 <text:s/>D9 <text:s text:c="3"/>4698.636</text:p>
      <text:p text:style-name="P1"><text:s text:c="4"/>11 <text:s/>D#7 <text:s/>1244.508 <text:s/>G7 <text:s text:c="2"/>1567.982 <text:s/>C8 <text:s text:c="2"/>2093.005 <text:s/>F8 <text:s text:c="2"/>2793.826 <text:s/>A9 <text:s text:c="3"/>3520 <text:s text:c="5"/>D#9 <text:s text:c="2"/>4978.032</text:p>
      <text:p text:style-name="P1"><text:s text:c="4"/>12 <text:s/>E7 <text:s text:c="2"/>1318.51 <text:s text:c="2"/>G#7 <text:s/>1661.219 <text:s/>C#8 <text:s/>2217.461 <text:s/>F#8 <text:s/>2959.955 <text:s/>Bb9 <text:s text:c="2"/>3729.31 <text:s text:c="2"/>E9 <text:s text:c="3"/>5274.041</text:p>
      <text:p text:style-name="P1"><text:s text:c="4"/>13 <text:s/>F7 <text:s text:c="2"/>1396.913 <text:s/>A8 <text:s text:c="2"/>1760 <text:s text:c="5"/>D8 <text:s text:c="2"/>2349.318 <text:s/>G8 <text:s text:c="2"/>3135.963 <text:s/>B9 <text:s text:c="3"/>2951.066 <text:s/>F9 <text:s text:c="3"/>5587.652</text:p>
      <text:p text:style-name="P1"><text:s text:c="4"/>14 <text:s/>F#7 <text:s/>1479.978 <text:s/>Bb8 <text:s/>1864.655 <text:s/>D#8 <text:s/>2489.016 <text:s/>G#8 <text:s/>3322.438 <text:s/>C9 <text:s text:c="3"/>4186.009 <text:s/>F#9 <text:s text:c="2"/>5919.911</text:p>
      <text:p text:style-name="P1"><text:s text:c="4"/>15 <text:s/>G7 <text:s text:c="2"/>1567.982 <text:s/>B8 <text:s text:c="2"/>1975.533 <text:s/>E8 <text:s text:c="2"/>2637.02 <text:s text:c="2"/>A9 <text:s text:c="2"/>3520 <text:s text:c="5"/>C#9 <text:s text:c="2"/>4434.922 <text:s/>G9 <text:s text:c="3"/>5271.927</text:p>
      <text:p text:style-name="P1"><text:s text:c="4"/>16 <text:s/>G#7 <text:s/>1661.219 <text:s/>C8 <text:s text:c="2"/>2093.005 <text:s/>F8 <text:s text:c="2"/>2793.826 <text:s/>Bb9 <text:s/>3729.31 <text:s text:c="2"/>D9 <text:s text:c="3"/>4698.636 <text:s/>G#9 <text:s text:c="2"/>6644.875</text:p>
      <text:p text:style-name="P1"><text:s text:c="4"/>17 <text:s/>A8 <text:s text:c="2"/>1760 <text:s text:c="5"/>C#8 <text:s/>2217.461 <text:s/>F#8 <text:s/>2959.955 <text:s/>B9 <text:s text:c="2"/>2951.066 <text:s/>D#9 <text:s text:c="2"/>4978.032 <text:s/>A10 <text:s text:c="2"/>7040</text:p>
      <text:p text:style-name="P1"><text:s text:c="4"/>18 <text:s/>Bb8 <text:s/>1864.655 <text:s/>D8 <text:s text:c="2"/>2349.318 <text:s/>G8 <text:s text:c="2"/>3135.963 <text:s/>C9 <text:s text:c="2"/>4186.009 <text:s/>E9 <text:s text:c="3"/>5274.041 <text:s/>Bb10 <text:s/>7458.62</text:p>
      <text:p text:style-name="P1"><text:s text:c="4"/>19 <text:s/>B8 <text:s text:c="2"/>1975.533 <text:s/>D#8 <text:s/>2489.016 <text:s/>G#8 <text:s/>3322.438 <text:s/>C#9 <text:s/>4434.922 <text:s/>F9 <text:s text:c="3"/>5587.652 <text:s/>B10 <text:s text:c="2"/>7902.133</text:p>
      <text:p text:style-name="P1"><text:s text:c="4"/>20 <text:s/>C8 <text:s text:c="2"/>2093.005 <text:s/>E8 <text:s text:c="2"/>2637.02 <text:s text:c="2"/>A9 <text:s text:c="2"/>3520 <text:s text:c="5"/>D9 <text:s text:c="2"/>4698.636 <text:s/>F#9 <text:s text:c="2"/>5919.911 <text:s/>C10 <text:s text:c="2"/>8372.018 </text:p>
      <text:p text:style-name="P1"><text:s text:c="4"/>21 <text:s/>C#8 <text:s/>2217.461 <text:s/>F8 <text:s text:c="2"/>2793.826 <text:s/>Bb9 <text:s/>3729.31 <text:s text:c="2"/>D#9 <text:s/>4978.032 <text:s/>G9 <text:s text:c="3"/>5271.927 <text:s/>C#10 <text:s/>8869.844</text:p>
      <text:p text:style-name="P1"><text:s text:c="4"/>22 <text:s/>D8 <text:s text:c="2"/>2349.318 <text:s/>F#8 <text:s/>2959.955 <text:s/>B9 <text:s text:c="2"/>2951.066 <text:s/>E9 <text:s text:c="2"/>5274.041 <text:s/>G#9 <text:s text:c="2"/>6644.875 <text:s/>D10 <text:s text:c="2"/>9397.273</text:p>
      <text:p text:style-name="P1"><text:s text:c="4"/>23 <text:s/>D#8 <text:s/>2489.016 <text:s/>G8 <text:s text:c="2"/>3135.963 <text:s/>C9 <text:s text:c="2"/>4186.009 <text:s/>F9 <text:s text:c="2"/>5587.652 <text:s/>A10 <text:s text:c="2"/>7040 <text:s text:c="5"/>D#10 <text:s/>9956.063</text:p>
      <text:p text:style-name="P1"><text:s text:c="4"/>24 <text:s/>E8 <text:s text:c="2"/>2637.02 <text:s text:c="2"/>G#8 <text:s/>3322.438 <text:s/>C#9 <text:s/>4434.922 <text:s/>F#9 <text:s/>5919.911 <text:s/>Bb10 <text:s/>7458.62 <text:s text:c="2"/>E10 <text:s text:c="2"/>10548.08</text:p>
      <text:p text:style-name="P1"/>
      <text:p text:style-name="P1"/>
      <text:p text:style-name="P1"><text:soft-page-break/></text:p>
      <text:p text:style-name="P1"/>
      <text:p text:style-name="P1"/>
      <text:p text:style-name="P1">+48 Frets</text:p>
      <text:p text:style-name="P1"><text:s text:c="4"/>S <text:s text:c="2"/>6 <text:s text:c="14"/>5 <text:s text:c="13"/>4 <text:s text:c="13"/>3 <text:s text:c="13"/>2 <text:s text:c="14"/>1</text:p>
      <text:p text:style-name="P1"/>
      <text:p text:style-name="P1"><text:s text:c="4"/>0 <text:s text:c="2"/>F6 <text:s text:c="2"/>698.4565 <text:s text:c="2"/>A7 <text:s text:c="2"/>880 <text:s text:c="6"/>D7 <text:s text:c="2"/>1174.659 <text:s/>G7 <text:s text:c="2"/>1567.982 <text:s/>B8 <text:s text:c="3"/>1975.533 <text:s/>F8 <text:s text:c="3"/>2793.826</text:p>
      <text:p text:style-name="P1"><text:s text:c="4"/>1 <text:s text:c="2"/>F#6 <text:s/>739.9888 <text:s text:c="2"/>Bb7 <text:s/>932.3275 <text:s/>D#7 <text:s/>1244.508 <text:s/>G#7 <text:s/>1661.219 <text:s/>C8 <text:s text:c="3"/>2093.005 <text:s/>F#8 <text:s text:c="2"/>2959.955</text:p>
      <text:p text:style-name="P1"><text:s text:c="4"/>2 <text:s text:c="2"/>G6 <text:s text:c="2"/>783.9909 <text:s text:c="2"/>B7 <text:s text:c="2"/>987.7666 <text:s/>E7 <text:s text:c="2"/>1318.51 <text:s text:c="2"/>A8 <text:s text:c="2"/>1760 <text:s text:c="5"/>C#8 <text:s text:c="2"/>2217.461 <text:s/>G8 <text:s text:c="3"/>3135.963</text:p>
      <text:p text:style-name="P1"><text:s text:c="4"/>3 <text:s text:c="2"/>G#6 <text:s/>830.6094 <text:s text:c="2"/>C7 <text:s text:c="2"/>1046.502 <text:s/>F7 <text:s text:c="2"/>1396.913 <text:s/>Bb8 <text:s/>1864.655 <text:s/>D8 <text:s text:c="3"/>2349.318 <text:s/>G#8 <text:s text:c="2"/>3322.438</text:p>
      <text:p text:style-name="P1"><text:s text:c="4"/>4 <text:s text:c="2"/>A7 <text:s text:c="2"/>880 <text:s text:c="7"/>C#7 <text:s/>1108.731 <text:s/>F#7 <text:s/>1479.978 <text:s/>B8 <text:s text:c="2"/>1975.533 <text:s/>D#8 <text:s text:c="2"/>2489.016 <text:s/>A9 <text:s text:c="3"/>3520</text:p>
      <text:p text:style-name="P1"><text:s text:c="4"/>5 <text:s text:c="2"/>Bb7 <text:s/>932.3275 <text:s text:c="2"/>D7 <text:s text:c="2"/>1174.659 <text:s/>G7 <text:s text:c="2"/>1567.982 <text:s/>C8 <text:s text:c="2"/>2093.005 <text:s/>E8 <text:s text:c="3"/>2637.02 <text:s text:c="2"/>Bb9 <text:s text:c="2"/>3729.31</text:p>
      <text:p text:style-name="P1"><text:s text:c="4"/>6 <text:s text:c="2"/>B7 <text:s text:c="2"/>987.7666 <text:s text:c="2"/>D#7 <text:s/>1244.508 <text:s/>G#7 <text:s/>1661.219 <text:s/>C#8 <text:s/>2217.461 <text:s/>F8 <text:s text:c="3"/>2793.826 <text:s/>B9 <text:s text:c="3"/>2951.066</text:p>
      <text:p text:style-name="P1"><text:s text:c="4"/>7 <text:s text:c="2"/>C7 <text:s text:c="2"/>1046.502 <text:s text:c="2"/>E7 <text:s text:c="2"/>1318.51 <text:s text:c="2"/>A8 <text:s text:c="2"/>1760 <text:s text:c="5"/>D8 <text:s text:c="2"/>2349.318 <text:s/>F#8 <text:s text:c="2"/>2959.955 <text:s/>C9 <text:s text:c="3"/>4186.009</text:p>
      <text:p text:style-name="P1"><text:s text:c="4"/>8 <text:s text:c="2"/>C#7 <text:s/>1108.731 <text:s text:c="2"/>F7 <text:s text:c="2"/>1396.913 <text:s/>Bb8 <text:s/>1864.655 <text:s/>D#8 <text:s/>2489.016 <text:s/>G8 <text:s text:c="3"/>3135.963 <text:s/>C#9 <text:s text:c="2"/>4434.922</text:p>
      <text:p text:style-name="P1"><text:s text:c="4"/>9 <text:s text:c="2"/>D7 <text:s text:c="2"/>1174.659 <text:s text:c="2"/>F#7 <text:s/>1479.978 <text:s/>B8 <text:s text:c="2"/>1975.533 <text:s/>E8 <text:s text:c="2"/>2637.02 <text:s text:c="2"/>G#8 <text:s text:c="2"/>3322.438 <text:s/>D9 <text:s text:c="3"/>4698.636</text:p>
      <text:p text:style-name="P1"><text:s text:c="4"/>10 <text:s/>D#7 <text:s/>1244.508 <text:s text:c="2"/>G7 <text:s text:c="2"/>1567.982 <text:s/>C8 <text:s text:c="2"/>2093.005 <text:s/>F8 <text:s text:c="2"/>2793.826 <text:s/>A9 <text:s text:c="3"/>3520 <text:s text:c="5"/>D#9 <text:s text:c="2"/>4978.032</text:p>
      <text:p text:style-name="P1"><text:s text:c="4"/>11 <text:s/>E7 <text:s text:c="2"/>1318.51 <text:s text:c="3"/>G#7 <text:s/>1661.219 <text:s/>C#8 <text:s/>2217.461 <text:s/>F#8 <text:s/>2959.955 <text:s/>Bb9 <text:s text:c="2"/>3729.31 <text:s text:c="2"/>E9 <text:s text:c="3"/>5274.041</text:p>
      <text:p text:style-name="P1"><text:s text:c="4"/>12 <text:s/>F7 <text:s text:c="2"/>1396.913 <text:s text:c="2"/>A8 <text:s text:c="2"/>1760 <text:s text:c="5"/>D8 <text:s text:c="2"/>2349.318 <text:s/>G8 <text:s text:c="2"/>3135.963 <text:s/>B9 <text:s text:c="3"/>2951.066 <text:s/>F9 <text:s text:c="3"/>5587.652</text:p>
      <text:p text:style-name="P1"><text:s text:c="4"/>13 <text:s/>F#7 <text:s/>1479.978 <text:s text:c="2"/>Bb8 <text:s/>1864.655 <text:s/>D#8 <text:s/>2489.016 <text:s/>G#8 <text:s/>3322.438 <text:s/>C9 <text:s text:c="3"/>4186.009 <text:s/>F#9 <text:s text:c="2"/>5919.911</text:p>
      <text:p text:style-name="P1"><text:s text:c="4"/>14 <text:s/>G7 <text:s text:c="2"/>1567.982 <text:s text:c="2"/>B8 <text:s text:c="2"/>1975.533 <text:s/>E8 <text:s text:c="2"/>2637.02 <text:s text:c="2"/>A9 <text:s text:c="2"/>3520 <text:s text:c="5"/>C#9 <text:s text:c="2"/>4434.922 <text:s/>G9 <text:s text:c="3"/>5271.927</text:p>
      <text:p text:style-name="P1"><text:s text:c="4"/>15 <text:s/>G#7 <text:s/>1661.219 <text:s text:c="2"/>C8 <text:s text:c="2"/>2093.005 <text:s/>F8 <text:s text:c="2"/>2793.826 <text:s/>Bb9 <text:s/>3729.31 <text:s text:c="2"/>D9 <text:s text:c="3"/>4698.636 <text:s/>G#9 <text:s text:c="2"/>6644.875</text:p>
      <text:p text:style-name="P1"><text:s text:c="4"/>16 <text:s/>A8 <text:s text:c="2"/>1760 <text:s text:c="6"/>C#8 <text:s/>2217.461 <text:s/>F#8 <text:s/>2959.955 <text:s/>B9 <text:s text:c="2"/>2951.066 <text:s/>D#9 <text:s text:c="2"/>4978.032 <text:s/>A10 <text:s text:c="2"/>7040</text:p>
      <text:p text:style-name="P1"><text:s text:c="4"/>17 <text:s/>Bb8 <text:s/>1864.655 <text:s text:c="2"/>D8 <text:s text:c="2"/>2349.318 <text:s/>G8 <text:s text:c="2"/>3135.963 <text:s/>C9 <text:s text:c="2"/>4186.009 <text:s/>E9 <text:s text:c="3"/>5274.041 <text:s/>Bb10 <text:s/>7458.62</text:p>
      <text:p text:style-name="P1"><text:s text:c="4"/>18 <text:s/>B8 <text:s text:c="2"/>1975.533 <text:s text:c="2"/>D#8 <text:s/>2489.016 <text:s/>G#8 <text:s/>3322.438 <text:s/>C#9 <text:s/>4434.922 <text:s/>F9 <text:s text:c="3"/>5587.652 <text:s/>B10 <text:s text:c="2"/>7902.133</text:p>
      <text:p text:style-name="P1"><text:s text:c="4"/>19 <text:s/>C8 <text:s text:c="2"/>2093.005 <text:s text:c="2"/>E8 <text:s text:c="2"/>2637.02 <text:s text:c="2"/>A9 <text:s text:c="2"/>3520 <text:s text:c="5"/>D9 <text:s text:c="2"/>4698.636 <text:s/>F#9 <text:s text:c="2"/>5919.911 <text:s/>C10 <text:s text:c="2"/>8372.018 </text:p>
      <text:p text:style-name="P1"><text:s text:c="4"/>20 <text:s/>C#8 <text:s/>2217.461 <text:s text:c="2"/>F8 <text:s text:c="2"/>2793.826 <text:s/>Bb9 <text:s/>3729.31 <text:s text:c="2"/>D#9 <text:s/>4978.032 <text:s/>G9 <text:s text:c="3"/>5271.927 <text:s/>C#10 <text:s/>8869.844</text:p>
      <text:p text:style-name="P1"><text:s text:c="4"/>21 <text:s/>D8 <text:s text:c="2"/>2349.318 <text:s text:c="2"/>F#8 <text:s/>2959.955 <text:s/>B9 <text:s text:c="2"/>2951.066 <text:s/>E9 <text:s text:c="2"/>5274.041 <text:s/>G#9 <text:s text:c="2"/>6644.875 <text:s/>D10 <text:s text:c="2"/>9397.273</text:p>
      <text:p text:style-name="P1"><text:s text:c="4"/>22 <text:s/>D#8 <text:s/>2489.016 <text:s text:c="2"/>G8 <text:s text:c="2"/>3135.963 <text:s/>C9 <text:s text:c="2"/>4186.009 <text:s/>F9 <text:s text:c="2"/>5587.652 <text:s/>A10 <text:s text:c="2"/>7040 <text:s text:c="5"/>D#10 <text:s/>9956.063</text:p>
      <text:p text:style-name="P1"><text:s text:c="4"/>23 <text:s/>E8 <text:s text:c="2"/>2637.02 <text:s text:c="3"/>G#8 <text:s/>3322.438 <text:s/>C#9 <text:s/>4434.922 <text:s/>F#9 <text:s/>5919.911 <text:s/>Bb10 <text:s/>7458.62 <text:s text:c="2"/>E10 <text:s text:c="2"/>10548.08</text:p>
      <text:p text:style-name="P1"><text:s text:c="4"/>24 <text:s/>F8 <text:s text:c="2"/>2793.826 <text:s text:c="2"/>A9 <text:s text:c="2"/>3520 <text:s text:c="5"/>D9 <text:s text:c="2"/>4698.636 <text:s/>G9 <text:s text:c="2"/>5271.927 <text:s/>C10 <text:s text:c="2"/>7902.133 <text:s/>F10 <text:s text:c="2"/>11175.3 </text:p>
      <text:p text:style-name="P1"/>
      <text:p text:style-name="P1">+49 Frets</text:p>
      <text:p text:style-name="P1"><text:s text:c="4"/>S <text:s text:c="2"/>6 <text:s text:c="13"/>5 <text:s text:c="13"/>4 <text:s text:c="13"/>3 <text:s text:c="13"/>2 <text:s text:c="14"/>1</text:p>
      <text:p text:style-name="P1"/>
      <text:p text:style-name="P1"><text:s text:c="4"/>0 <text:s text:c="2"/>F#6 <text:s/>739.9888 <text:s/>Bb7 <text:s/>932.3275 <text:s/>D#7 <text:s/>1244.508 <text:s/>G#7 <text:s/>1661.219 <text:s/>C8 <text:s text:c="3"/>2093.005 <text:s/>F#8 <text:s text:c="2"/>2959.955</text:p>
      <text:p text:style-name="P1"><text:s text:c="4"/>1 <text:s text:c="2"/>G6 <text:s text:c="2"/>783.9909 <text:s/>B7 <text:s text:c="2"/>987.7666 <text:s/>E7 <text:s text:c="2"/>1318.51 <text:s text:c="2"/>A8 <text:s text:c="2"/>1760 <text:s text:c="5"/>C#8 <text:s text:c="2"/>2217.461 <text:s/>G8 <text:s text:c="3"/>3135.963</text:p>
      <text:p text:style-name="P1"><text:s text:c="4"/>2 <text:s text:c="2"/>G#6 <text:s/>830.6094 <text:s/>C7 <text:s text:c="2"/>1046.502 <text:s/>F7 <text:s text:c="2"/>1396.913 <text:s/>Bb8 <text:s/>1864.655 <text:s/>D8 <text:s text:c="3"/>2349.318 <text:s/>G#8 <text:s text:c="2"/>3322.438</text:p>
      <text:p text:style-name="P1"><text:s text:c="4"/>3 <text:s text:c="2"/>A7 <text:s text:c="2"/>880 <text:s text:c="6"/>C#7 <text:s/>1108.731 <text:s/>F#7 <text:s/>1479.978 <text:s/>B8 <text:s text:c="2"/>1975.533 <text:s/>D#8 <text:s text:c="2"/>2489.016 <text:s/>A9 <text:s text:c="3"/>3520</text:p>
      <text:p text:style-name="P1"><text:s text:c="4"/>4 <text:s text:c="2"/>Bb7 <text:s/>932.3275 <text:s/>D7 <text:s text:c="2"/>1174.659 <text:s/>G7 <text:s text:c="2"/>1567.982 <text:s/>C8 <text:s text:c="2"/>2093.005 <text:s/>E8 <text:s text:c="3"/>2637.02 <text:s text:c="2"/>Bb9 <text:s text:c="2"/>3729.31</text:p>
      <text:p text:style-name="P1"><text:s text:c="4"/>5 <text:s text:c="2"/>B7 <text:s text:c="2"/>987.7666 <text:s/>D#7 <text:s/>1244.508 <text:s/>G#7 <text:s/>1661.219 <text:s/>C#8 <text:s/>2217.461 <text:s/>F8 <text:s text:c="3"/>2793.826 <text:s/>B9 <text:s text:c="3"/>2951.066</text:p>
      <text:p text:style-name="P1"><text:s text:c="4"/>6 <text:s text:c="2"/>C7 <text:s text:c="2"/>1046.502 <text:s/>E7 <text:s text:c="2"/>1318.51 <text:s text:c="2"/>A8 <text:s text:c="2"/>1760 <text:s text:c="5"/>D8 <text:s text:c="2"/>2349.318 <text:s/>F#8 <text:s text:c="2"/>2959.955 <text:s/>C9 <text:s text:c="3"/>4186.009</text:p>
      <text:p text:style-name="P1"><text:s text:c="4"/>7 <text:s text:c="2"/>C#7 <text:s/>1108.731 <text:s/>F7 <text:s text:c="2"/>1396.913 <text:s/>Bb8 <text:s/>1864.655 <text:s/>D#8 <text:s/>2489.016 <text:s/>G8 <text:s text:c="3"/>3135.963 <text:s/>C#9 <text:s text:c="2"/>4434.922</text:p>
      <text:p text:style-name="P1"><text:s text:c="4"/>8 <text:s text:c="2"/>D7 <text:s text:c="2"/>1174.659 <text:s/>F#7 <text:s/>1479.978 <text:s/>B8 <text:s text:c="2"/>1975.533 <text:s/>E8 <text:s text:c="2"/>2637.02 <text:s text:c="2"/>G#8 <text:s text:c="2"/>3322.438 <text:s/>D9 <text:s text:c="3"/>4698.636</text:p>
      <text:p text:style-name="P1"><text:s text:c="4"/>9 <text:s text:c="2"/>D#7 <text:s/>1244.508 <text:s/>G7 <text:s text:c="2"/>1567.982 <text:s/>C8 <text:s text:c="2"/>2093.005 <text:s/>F8 <text:s text:c="2"/>2793.826 <text:s/>A9 <text:s text:c="3"/>3520 <text:s text:c="5"/>D#9 <text:s text:c="2"/>4978.032</text:p>
      <text:p text:style-name="P1"><text:s text:c="4"/>10 <text:s/>E7 <text:s text:c="2"/>1318.51 <text:s text:c="2"/>G#7 <text:s/>1661.219 <text:s/>C#8 <text:s/>2217.461 <text:s/>F#8 <text:s/>2959.955 <text:s/>Bb9 <text:s text:c="2"/>3729.31 <text:s text:c="2"/>E9 <text:s text:c="3"/>5274.041</text:p>
      <text:p text:style-name="P1"><text:s text:c="4"/>11 <text:s/>F7 <text:s text:c="2"/>1396.913 <text:s/>A8 <text:s text:c="2"/>1760 <text:s text:c="5"/>D8 <text:s text:c="2"/>2349.318 <text:s/>G8 <text:s text:c="2"/>3135.963 <text:s/>B9 <text:s text:c="3"/>2951.066 <text:s/>F9 <text:s text:c="3"/>5587.652</text:p>
      <text:p text:style-name="P1"><text:s text:c="4"/>12 <text:s/>F#7 <text:s/>1479.978 <text:s/>Bb8 <text:s/>1864.655 <text:s/>D#8 <text:s/>2489.016 <text:s/>G#8 <text:s/>3322.438 <text:s/>Bb9 <text:s text:c="2"/>4186.009 <text:s/>F#9 <text:s text:c="2"/>5919.911 </text:p>
      <text:p text:style-name="P1"><text:s text:c="4"/>13 <text:s/>G7 <text:s text:c="2"/>1567.982 <text:s/>B8 <text:s text:c="2"/>1975.533 <text:s/>E8 <text:s text:c="2"/>2637.02 <text:s text:c="2"/>A9 <text:s text:c="2"/>3520 <text:s text:c="5"/>C9 <text:s text:c="3"/>4434.922 <text:s/>G9 <text:s text:c="3"/>5271.927</text:p>
      <text:p text:style-name="P1"><text:s text:c="4"/>14 <text:s/>G#7 <text:s/>1661.219 <text:s/>C8 <text:s text:c="2"/>2093.005 <text:s/>F8 <text:s text:c="2"/>2793.826 <text:s/>Bb9 <text:s/>3729.31 <text:s text:c="2"/>C#9 <text:s text:c="2"/>4698.636 <text:s/>G#9 <text:s text:c="2"/>6644.875</text:p>
      <text:p text:style-name="P1"><text:s text:c="4"/>15 <text:s/>A8 <text:s text:c="2"/>1760 <text:s text:c="5"/>C#8 <text:s/>2217.461 <text:s/>F#8 <text:s/>2959.955 <text:s/>B9 <text:s text:c="2"/>2951.066 <text:s/>D9 <text:s text:c="3"/>4978.032 <text:s/>A10 <text:s text:c="2"/>7040</text:p>
      <text:p text:style-name="P1"><text:s text:c="4"/>16 <text:s/>Bb8 <text:s/>1864.655 <text:s/>D8 <text:s text:c="2"/>2349.318 <text:s/>G8 <text:s text:c="2"/>3135.963 <text:s/>C9 <text:s text:c="2"/>4186.009 <text:s/>D#9 <text:s text:c="2"/>5274.041 <text:s/>Bb10 <text:s/>7458.62</text:p>
      <text:p text:style-name="P1"><text:s text:c="4"/>17 <text:s/>B8 <text:s text:c="2"/>1975.533 <text:s/>D#8 <text:s/>2489.016 <text:s/>G#8 <text:s/>3322.438 <text:s/>C#9 <text:s/>4434.922 <text:s/>E9 <text:s text:c="3"/>5587.652 <text:s/>B10 <text:s text:c="2"/>7902.133</text:p>
      <text:p text:style-name="P1"><text:s text:c="4"/>18 <text:s/>C8 <text:s text:c="2"/>2093.005 <text:s/>E8 <text:s text:c="2"/>2637.02 <text:s text:c="2"/>A9 <text:s text:c="2"/>3520 <text:s text:c="5"/>D9 <text:s text:c="2"/>4698.636 <text:s/>F9 <text:s text:c="3"/>5919.911 <text:s/>C10 <text:s text:c="2"/>8372.018 </text:p>
      <text:p text:style-name="P1"><text:s text:c="4"/>19 <text:s/>C#8 <text:s/>2217.461 <text:s/>F8 <text:s text:c="2"/>2793.826 <text:s/>Bb9 <text:s/>3729.31 <text:s text:c="2"/>D#9 <text:s/>4978.032 <text:s/>G9 <text:s text:c="3"/>5271.927 <text:s/>C#10 <text:s/>8869.844</text:p>
      <text:p text:style-name="P1"><text:s text:c="4"/>20 <text:s/>D8 <text:s text:c="2"/>2349.318 <text:s/>F#8 <text:s/>2959.955 <text:s/>B9 <text:s text:c="2"/>2951.066 <text:s/>E9 <text:s text:c="2"/>5274.041 <text:s/>G#9 <text:s text:c="2"/>6644.875 <text:s/>D10 <text:s text:c="2"/>9397.273</text:p>
      <text:p text:style-name="P1"><text:s text:c="4"/>21 <text:s/>D#8 <text:s/>2489.016 <text:s/>G8 <text:s text:c="2"/>3135.963 <text:s/>C9 <text:s text:c="2"/>4186.009 <text:s/>F9 <text:s text:c="2"/>5587.652 <text:s/>A10 <text:s text:c="2"/>7040 <text:s text:c="5"/>D#10 <text:s/>9956.063</text:p>
      <text:p text:style-name="P1"><text:s text:c="4"/>22 <text:s/>E8 <text:s text:c="2"/>2637.02 <text:s text:c="2"/>G#8 <text:s/>3322.438 <text:s/>C#9 <text:s/>4434.922 <text:s/>F#9 <text:s/>5919.911 <text:s/>Bb10 <text:s/>7458.62 <text:s text:c="2"/>E10 <text:s text:c="2"/>10548.08</text:p>
      <text:p text:style-name="P1"><text:s text:c="4"/>23 <text:s/>F8 <text:s text:c="2"/>2793.826 <text:s/>A9 <text:s text:c="2"/>3520 <text:s text:c="5"/>D9 <text:s text:c="2"/>4698.636 <text:s/>G9 <text:s text:c="2"/>5271.927 <text:s/>B10 <text:s text:c="2"/>7902.133 <text:s/>F10 <text:s text:c="2"/>11175.3 </text:p>
      <text:p text:style-name="P1"><text:s text:c="4"/>24 <text:s/>F#8 <text:s/>2959.955 <text:s/>Bb9 <text:s/>3729.31 <text:s text:c="2"/>D#9 <text:s/>4978.032 <text:s/>G#9 <text:s/>6644.875 <text:s/>C10 <text:s text:c="2"/>8372.018 <text:s/>F#10 <text:s/>11839.8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+50 Frets</text:p>
      <text:p text:style-name="P1"><text:s text:c="4"/>S <text:s text:c="2"/>6 <text:s text:c="13"/>5 <text:s text:c="13"/>4 <text:s text:c="12"/>3 <text:s text:c="14"/>2 <text:s text:c="14"/>1</text:p>
      <text:p text:style-name="P1"/>
      <text:p text:style-name="P1"><text:s text:c="4"/>0 <text:s text:c="2"/>G6 <text:s text:c="2"/>783.9909 <text:s/>B7 <text:s text:c="2"/>987.7666 <text:s/>E7 <text:s text:c="2"/>1318.51 <text:s text:c="2"/>A8 <text:s text:c="2"/>1760 <text:s text:c="5"/>C#8 <text:s text:c="2"/>2217.461 <text:s/>G8 <text:s text:c="3"/>3135.963</text:p>
      <text:p text:style-name="P1"><text:s text:c="4"/>1 <text:s text:c="2"/>G#6 <text:s/>830.6094 <text:s/>C7 <text:s text:c="2"/>1046.502 <text:s/>F7 <text:s text:c="2"/>1396.913 <text:s/>Bb8 <text:s/>1864.655 <text:s/>D8 <text:s text:c="3"/>2349.318 <text:s/>G#8 <text:s text:c="2"/>3322.438</text:p>
      <text:p text:style-name="P1"><text:s text:c="4"/>2 <text:s text:c="2"/>A7 <text:s text:c="2"/>880 <text:s text:c="6"/>C#7 <text:s/>1108.731 <text:s/>F#7 <text:s/>1479.978 <text:s/>B8 <text:s text:c="2"/>1975.533 <text:s/>D#8 <text:s text:c="2"/>2489.016 <text:s/>A9 <text:s text:c="3"/>3520</text:p>
      <text:p text:style-name="P1"><text:s text:c="4"/>3 <text:s text:c="2"/>Bb7 <text:s/>932.3275 <text:s/>D7 <text:s text:c="2"/>1174.659 <text:s/>G7 <text:s text:c="2"/>1567.982 <text:s/>C8 <text:s text:c="2"/>2093.005 <text:s/>E8 <text:s text:c="3"/>2637.02 <text:s text:c="2"/>Bb9 <text:s text:c="2"/>3729.31</text:p>
      <text:p text:style-name="P1"><text:s text:c="4"/>4 <text:s text:c="2"/>B7 <text:s text:c="2"/>987.7666 <text:s/>D#7 <text:s/>1244.508 <text:s/>G#7 <text:s/>1661.219 <text:s/>C#8 <text:s/>2217.461 <text:s/>F8 <text:s text:c="3"/>2793.826 <text:s/>B9 <text:s text:c="3"/>2951.066</text:p>
      <text:p text:style-name="P1"><text:s text:c="4"/>5 <text:s text:c="2"/>C7 <text:s text:c="2"/>1046.502 <text:s/>E7 <text:s text:c="2"/>1318.51 <text:s text:c="2"/>A8 <text:s text:c="2"/>1760 <text:s text:c="5"/>D8 <text:s text:c="2"/>2349.318 <text:s/>F#8 <text:s text:c="2"/>2959.955 <text:s/>C9 <text:s text:c="3"/>4186.009</text:p>
      <text:p text:style-name="P1"><text:s text:c="4"/>6 <text:s text:c="2"/>C#7 <text:s/>1108.731 <text:s/>F7 <text:s text:c="2"/>1396.913 <text:s/>Bb8 <text:s/>1864.655 <text:s/>D#8 <text:s/>2489.016 <text:s/>G8 <text:s text:c="3"/>3135.963 <text:s/>C#9 <text:s text:c="2"/>4434.922</text:p>
      <text:p text:style-name="P1"><text:s text:c="4"/>7 <text:s text:c="2"/>D7 <text:s text:c="2"/>1174.659 <text:s/>F#7 <text:s/>1479.978 <text:s/>B8 <text:s text:c="2"/>1975.533 <text:s/>E8 <text:s text:c="2"/>2637.02 <text:s text:c="2"/>G#8 <text:s text:c="2"/>3322.438 <text:s/>D9 <text:s text:c="3"/>4698.636</text:p>
      <text:p text:style-name="P1"><text:s text:c="4"/>8 <text:s text:c="2"/>D#7 <text:s/>1244.508 <text:s/>G7 <text:s text:c="2"/>1567.982 <text:s/>C8 <text:s text:c="2"/>2093.005 <text:s/>F8 <text:s text:c="2"/>2793.826 <text:s/>A9 <text:s text:c="3"/>3520 <text:s text:c="5"/>D#9 <text:s text:c="2"/>4978.032</text:p>
      <text:p text:style-name="P1"><text:s text:c="4"/>9 <text:s text:c="2"/>E7 <text:s text:c="2"/>1318.51 <text:s text:c="2"/>G#7 <text:s/>1661.219 <text:s/>C#8 <text:s/>2217.461 <text:s/>F#8 <text:s/>2959.955 <text:s/>Bb9 <text:s text:c="2"/>3729.31 <text:s text:c="2"/>E9 <text:s text:c="3"/>5274.041</text:p>
      <text:p text:style-name="P1"><text:s text:c="4"/>10 <text:s/>F7 <text:s text:c="2"/>1396.913 <text:s/>A8 <text:s text:c="2"/>1760 <text:s text:c="5"/>D8 <text:s text:c="2"/>2349.318 <text:s/>G8 <text:s text:c="2"/>3135.963 <text:s/>B9 <text:s text:c="3"/>2951.066 <text:s/>F9 <text:s text:c="3"/>5587.652</text:p>
      <text:p text:style-name="P1"><text:s text:c="4"/>11 <text:s/>F#7 <text:s/>1479.978 <text:s/>Bb8 <text:s/>1864.655 <text:s/>D#8 <text:s/>2489.016 <text:s/>G#8 <text:s/>3322.438 <text:s/>C9 <text:s text:c="3"/>4186.009 <text:s/>F#9 <text:s text:c="2"/>5919.911</text:p>
      <text:p text:style-name="P1"><text:s text:c="4"/>12 <text:s/>G7 <text:s text:c="2"/>1567.982 <text:s/>B8 <text:s text:c="2"/>1975.533 <text:s/>E8 <text:s text:c="2"/>2637.02 <text:s text:c="2"/>A9 <text:s text:c="2"/>3520 <text:s text:c="5"/>C#9 <text:s text:c="2"/>4434.922 <text:s/>G9 <text:s text:c="3"/>5271.927</text:p>
      <text:p text:style-name="P1"><text:s text:c="4"/>13 <text:s/>G#7 <text:s/>1661.219 <text:s/>C8 <text:s text:c="2"/>2093.005 <text:s/>F8 <text:s text:c="2"/>2793.826 <text:s/>Bb9 <text:s/>3729.31 <text:s text:c="2"/>D9 <text:s text:c="3"/>4698.636 <text:s/>G#9 <text:s text:c="2"/>6644.875</text:p>
      <text:p text:style-name="P1"><text:s text:c="4"/>14 <text:s/>A8 <text:s text:c="2"/>1760 <text:s text:c="5"/>C#8 <text:s/>2217.461 <text:s/>F#8 <text:s/>2959.955 <text:s/>B9 <text:s text:c="2"/>2951.066 <text:s/>D#9 <text:s text:c="2"/>4978.032 <text:s/>A10 <text:s text:c="2"/>7040</text:p>
      <text:p text:style-name="P1"><text:s text:c="4"/>15 <text:s/>Bb8 <text:s/>1864.655 <text:s/>D8 <text:s text:c="2"/>2349.318 <text:s/>G8 <text:s text:c="2"/>3135.963 <text:s/>C9 <text:s text:c="2"/>4186.009 <text:s/>E9 <text:s text:c="3"/>5274.041 <text:s/>Bb10 <text:s/>7458.62</text:p>
      <text:p text:style-name="P1"><text:s text:c="4"/>16 <text:s/>B8 <text:s text:c="2"/>1975.533 <text:s/>D#8 <text:s/>2489.016 <text:s/>G#8 <text:s/>3322.438 <text:s/>C#9 <text:s/>4434.922 <text:s/>F9 <text:s text:c="3"/>5587.652 <text:s/>B10 <text:s text:c="2"/>7902.133</text:p>
      <text:p text:style-name="P1"><text:s text:c="4"/>17 <text:s/>C8 <text:s text:c="2"/>2093.005 <text:s/>E8 <text:s text:c="2"/>2637.02 <text:s text:c="2"/>A9 <text:s text:c="2"/>3520 <text:s text:c="5"/>D9 <text:s text:c="2"/>4698.636 <text:s/>F#9 <text:s text:c="2"/>5919.911 <text:s/>C10 <text:s text:c="2"/>8372.018 </text:p>
      <text:p text:style-name="P1"><text:s text:c="4"/>18 <text:s/>C#8 <text:s/>2217.461 <text:s/>F8 <text:s text:c="2"/>2793.826 <text:s/>Bb9 <text:s/>3729.31 <text:s text:c="2"/>D#9 <text:s/>4978.032 <text:s/>G9 <text:s text:c="3"/>5271.927 <text:s/>C#10 <text:s/>8869.844</text:p>
      <text:p text:style-name="P1"><text:s text:c="4"/>19 <text:s/>D8 <text:s text:c="2"/>2349.318 <text:s/>F#8 <text:s/>2959.955 <text:s/>B9 <text:s text:c="2"/>2951.066 <text:s/>E9 <text:s text:c="2"/>5274.041 <text:s/>G#9 <text:s text:c="2"/>6644.875 <text:s/>D10 <text:s text:c="2"/>9397.273</text:p>
      <text:p text:style-name="P1"><text:s text:c="4"/>20 <text:s/>D#8 <text:s/>2489.016 <text:s/>G8 <text:s text:c="2"/>3135.963 <text:s/>C9 <text:s text:c="2"/>4186.009 <text:s/>F9 <text:s text:c="2"/>5587.652 <text:s/>A10 <text:s text:c="2"/>7040 <text:s text:c="5"/>D#10 <text:s/>9956.063</text:p>
      <text:p text:style-name="P1"><text:s text:c="4"/>21 <text:s/>E8 <text:s text:c="2"/>2637.02 <text:s text:c="2"/>G#8 <text:s/>3322.438 <text:s/>C#9 <text:s/>4434.922 <text:s/>F#9 <text:s/>5919.911 <text:s/>Bb10 <text:s/>7458.62 <text:s text:c="2"/>E10 <text:s text:c="2"/>10548.08</text:p>
      <text:p text:style-name="P1"><text:s text:c="4"/>22 <text:s/>F8 <text:s text:c="2"/>2793.826 <text:s/>A9 <text:s text:c="2"/>3520 <text:s text:c="5"/>D9 <text:s text:c="2"/>4698.636 <text:s/>G9 <text:s text:c="2"/>5271.927 <text:s/>B10 <text:s text:c="2"/>7902.133 <text:s/>F10 <text:s text:c="2"/>11175.3 </text:p>
      <text:p text:style-name="P1"><text:s text:c="4"/>23 <text:s/>F#8 <text:s/>2959.955 <text:s/>Bb9 <text:s/>3729.31 <text:s text:c="2"/>D#9 <text:s/>4978.032 <text:s/>G#9 <text:s/>6644.875 <text:s/>C10 <text:s text:c="2"/>8372.018 <text:s/>F#10 <text:s/>11839.82</text:p>
      <text:p text:style-name="P1"><text:s text:c="4"/>24 <text:s/>G8 <text:s text:c="2"/>3135.963 <text:s/>B9 <text:s text:c="2"/>2951.066 <text:s/>E9 <text:s text:c="2"/>5274.041 <text:s/>A10 <text:s/>7040 <text:s text:c="5"/>C#10 <text:s/>8869.844 <text:s/>G10 <text:s text:c="2"/>12543.85</text:p>
      <text:p text:style-name="P1"/>
      <text:p text:style-name="P1">+51 Frets</text:p>
      <text:p text:style-name="P1"><text:s text:c="4"/>S <text:s text:c="2"/>6 <text:s text:c="9"/>5 <text:s text:c="17"/>4 <text:s text:c="13"/>3 <text:s text:c="14"/>2 <text:s text:c="14"/>1</text:p>
      <text:p text:style-name="P1"/>
      <text:p text:style-name="P1"><text:s text:c="4"/>0 <text:s text:c="2"/>G#6 <text:s/>830.6094 <text:s/>C7 <text:s text:c="2"/>1046.502 <text:s/>F7 <text:s text:c="2"/>1396.913 <text:s/>Bb8 <text:s text:c="2"/>1864.655 <text:s/>D8 <text:s text:c="3"/>2349.318 <text:s/>G#8 <text:s text:c="2"/>3322.438</text:p>
      <text:p text:style-name="P1"><text:s text:c="4"/>1 <text:s text:c="2"/>A7 <text:s text:c="2"/>880 <text:s text:c="6"/>C#7 <text:s/>1108.731 <text:s/>F#7 <text:s/>1479.978 <text:s/>B8 <text:s text:c="3"/>1975.533 <text:s/>D#8 <text:s text:c="2"/>2489.016 <text:s/>A9 <text:s text:c="3"/>3520</text:p>
      <text:p text:style-name="P1"><text:s text:c="4"/>2 <text:s text:c="2"/>Bb7 <text:s/>932.3275 <text:s/>D7 <text:s text:c="2"/>1174.659 <text:s/>G7 <text:s text:c="2"/>1567.982 <text:s/>C8 <text:s text:c="3"/>2093.005 <text:s/>E8 <text:s text:c="3"/>2637.02 <text:s text:c="2"/>Bb9 <text:s text:c="2"/>3729.31</text:p>
      <text:p text:style-name="P1"><text:s text:c="4"/>3 <text:s text:c="2"/>B7 <text:s text:c="2"/>987.7666 <text:s/>D#7 <text:s/>1244.508 <text:s/>G#7 <text:s/>1661.219 <text:s/>C#8 <text:s text:c="2"/>2217.461 <text:s/>F8 <text:s text:c="3"/>2793.826 <text:s/>B9 <text:s text:c="3"/>2951.066</text:p>
      <text:p text:style-name="P1"><text:s text:c="4"/>4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1"><text:s text:c="4"/>5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1"><text:s text:c="4"/>6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1"><text:s text:c="4"/>7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1"><text:s text:c="4"/>8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1"><text:s text:c="4"/>9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1"><text:s text:c="4"/>10 <text:s/>F#7 <text:s/>1479.978 <text:s/>Bb8 <text:s/>1864.655 <text:s/>D#8 <text:s/>2489.016 <text:s/>G#8 <text:s text:c="2"/>3322.438 <text:s/>C9 <text:s text:c="3"/>4186.009 <text:s/>F#9 <text:s text:c="2"/>5919.911</text:p>
      <text:p text:style-name="P1"><text:s text:c="4"/>11 <text:s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1"><text:s text:c="4"/>12 <text:s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1"><text:s text:c="4"/>13 <text:s/>A8 <text:s text:c="2"/>1760 <text:s text:c="5"/>C#8 <text:s/>2217.461 <text:s/>F#8 <text:s/>2959.955 <text:s/>B9 <text:s text:c="3"/>2951.066 <text:s/>D#9 <text:s text:c="2"/>4978.032 <text:s/>A10 <text:s text:c="2"/>7040</text:p>
      <text:p text:style-name="P1"><text:s text:c="4"/>14 <text:s/>Bb8 <text:s/>1864.655 <text:s/>D8 <text:s text:c="2"/>2349.318 <text:s/>G8 <text:s text:c="2"/>3135.963 <text:s/>C9 <text:s text:c="3"/>4186.009 <text:s/>E9 <text:s text:c="3"/>5274.041 <text:s/>Bb10 <text:s/>7458.62</text:p>
      <text:p text:style-name="P1"><text:s text:c="4"/>15 <text:s/>B8 <text:s text:c="2"/>1975.533 <text:s/>D#8 <text:s/>2489.016 <text:s/>G#8 <text:s/>3322.438 <text:s/>C#9 <text:s text:c="2"/>4434.922 <text:s/>F9 <text:s text:c="3"/>5587.652 <text:s/>B10 <text:s text:c="2"/>7902.133</text:p>
      <text:p text:style-name="P1"><text:s text:c="4"/>16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1"><text:s text:c="4"/>17 <text:s/>C#8 <text:s/>2217.461 <text:s/>F8 <text:s text:c="2"/>2793.826 <text:s/>Bb9 <text:s/>3729.31 <text:s text:c="2"/>D#9 <text:s text:c="2"/>4978.032 <text:s/>G9 <text:s text:c="3"/>5271.927 <text:s/>C#10 <text:s/>8869.844</text:p>
      <text:p text:style-name="P1"><text:s text:c="4"/>18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1"><text:s text:c="4"/>19 <text:s/>D#8 <text:s/>2489.016 <text:s/>G8 <text:s text:c="2"/>3135.963 <text:s/>C9 <text:s text:c="2"/>4186.009 <text:s/>F9 <text:s text:c="3"/>5587.652 <text:s/>A10 <text:s text:c="2"/>7040 <text:s text:c="5"/>D#10 <text:s/>9956.063</text:p>
      <text:p text:style-name="P1"><text:s text:c="4"/>20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1"><text:s text:c="4"/>21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1"><text:s text:c="4"/>22 <text:s/>F#8 <text:s/>2959.955 <text:s/>Bb9 <text:s/>3729.31 <text:s text:c="2"/>D#9 <text:s/>4978.032 <text:s/>G#9 <text:s text:c="2"/>6644.875 <text:s/>C10 <text:s text:c="2"/>8372.018 <text:s/>F#10 <text:s/>11839.82</text:p>
      <text:p text:style-name="P1"><text:s text:c="4"/>23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1"><text:s text:c="4"/>24 <text:s/>G#8 <text:s/>3322.438 <text:s/>C9 <text:s text:c="2"/>4186.009 <text:s/>F9 <text:s text:c="2"/>5587.652 <text:s/>Bb10 <text:s/>7458.62 <text:s text:c="2"/>D10 <text:s text:c="2"/>9397.273 <text:s/>G#10 <text:s/>13289.7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+52 Frets</text:p>
      <text:p text:style-name="P1"><text:s text:c="4"/>S <text:s text:c="2"/>6 <text:s text:c="13"/>5 <text:s text:c="13"/>4 <text:s text:c="13"/>3 <text:s text:c="10"/>2 <text:s text:c="18"/>1</text:p>
      <text:p text:style-name="P1"/>
      <text:p text:style-name="P1"><text:s text:c="4"/>0 <text:s text:c="2"/>A7 <text:s text:c="2"/>880 <text:s text:c="6"/>C#7 <text:s/>1108.731 <text:s/>F#7 <text:s/>1479.978 <text:s/>B8 <text:s text:c="3"/>1975.533 <text:s/>D#8 <text:s text:c="2"/>2489.016 <text:s/>A9 <text:s text:c="3"/>3520</text:p>
      <text:p text:style-name="P1"><text:s text:c="4"/>1 <text:s text:c="2"/>Bb7 <text:s/>932.3275 <text:s/>D7 <text:s text:c="2"/>1174.659 <text:s/>G7 <text:s text:c="2"/>1567.982 <text:s/>C8 <text:s text:c="3"/>2093.005 <text:s/>E8 <text:s text:c="3"/>2637.02 <text:s text:c="2"/>Bb9 <text:s text:c="2"/>3729.31</text:p>
      <text:p text:style-name="P1"><text:s text:c="4"/>2 <text:s text:c="2"/>B7 <text:s text:c="2"/>987.7666 <text:s/>D#7 <text:s/>1244.508 <text:s/>G#7 <text:s/>1661.219 <text:s/>C#8 <text:s text:c="2"/>2217.461 <text:s/>F8 <text:s text:c="3"/>2793.826 <text:s/>B9 <text:s text:c="3"/>2951.066</text:p>
      <text:p text:style-name="P1"><text:s text:c="4"/>3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1"><text:s text:c="4"/>4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1"><text:s text:c="4"/>5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1"><text:s text:c="4"/>6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1"><text:s text:c="4"/>7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1"><text:s text:c="4"/>8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1"><text:s text:c="4"/>9 <text:s text:c="2"/>F#7 <text:s/>1479.978 <text:s/>Bb8 <text:s/>1864.655 <text:s/>D#8 <text:s/>2489.016 <text:s/>G#8 <text:s text:c="2"/>3322.438 <text:s/>C9 <text:s text:c="3"/>4186.009 <text:s/>F#9 <text:s text:c="2"/>5919.911</text:p>
      <text:p text:style-name="P1"><text:s text:c="4"/>10 <text:s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1"><text:s text:c="4"/>11 <text:s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1"><text:s text:c="4"/>12 <text:s/>A8 <text:s text:c="2"/>1760 <text:s text:c="5"/>C#8 <text:s/>2217.461 <text:s/>F#8 <text:s/>2959.955 <text:s/>B9 <text:s text:c="3"/>2951.066 <text:s/>D#9 <text:s text:c="2"/>4978.032 <text:s/>A10 <text:s text:c="2"/>7040</text:p>
      <text:p text:style-name="P1"><text:s text:c="4"/>13 <text:s/>Bb8 <text:s/>1864.655 <text:s/>D8 <text:s text:c="2"/>2349.318 <text:s/>G8 <text:s text:c="2"/>3135.963 <text:s/>C9 <text:s text:c="3"/>4186.009 <text:s/>E9 <text:s text:c="3"/>5274.041 <text:s/>Bb10 <text:s/>7458.62</text:p>
      <text:p text:style-name="P1"><text:s text:c="4"/>14 <text:s/>B8 <text:s text:c="2"/>1975.533 <text:s/>D#8 <text:s/>2489.016 <text:s/>G#8 <text:s/>3322.438 <text:s/>C#9 <text:s text:c="2"/>4434.922 <text:s/>F9 <text:s text:c="3"/>5587.652 <text:s/>B10 <text:s text:c="2"/>7902.133</text:p>
      <text:p text:style-name="P1"><text:s text:c="4"/>15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1"><text:s text:c="4"/>16 <text:s/>C#8 <text:s/>2217.461 <text:s/>F8 <text:s text:c="2"/>2793.826 <text:s/>Bb9 <text:s/>3729.31 <text:s text:c="2"/>D#9 <text:s text:c="2"/>4978.032 <text:s/>G9 <text:s text:c="3"/>5271.927 <text:s/>C#10 <text:s/>8869.844</text:p>
      <text:p text:style-name="P1"><text:s text:c="4"/>17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1"><text:s text:c="4"/>18 <text:s/>D#8 <text:s/>2489.016 <text:s/>G8 <text:s text:c="2"/>3135.963 <text:s/>C9 <text:s text:c="2"/>4186.009 <text:s/>F9 <text:s text:c="3"/>5587.652 <text:s/>A10 <text:s text:c="2"/>7040 <text:s text:c="5"/>D#10 <text:s/>9956.063</text:p>
      <text:p text:style-name="P1"><text:s text:c="4"/>19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1"><text:s text:c="4"/>20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1"><text:s text:c="4"/>21 <text:s/>F#8 <text:s/>2959.955 <text:s/>Bb9 <text:s/>3729.31 <text:s text:c="2"/>D#9 <text:s/>4978.032 <text:s/>G#9 <text:s text:c="2"/>6644.875 <text:s/>C10 <text:s text:c="2"/>8372.018 <text:s/>F#10 <text:s/>11839.82</text:p>
      <text:p text:style-name="P1"><text:s text:c="4"/>22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1"><text:s text:c="4"/>23 <text:s/>G#8 <text:s/>3322.438 <text:s/>C9 <text:s text:c="2"/>4186.009 <text:s/>F9 <text:s text:c="2"/>5587.652 <text:s/>Bb10 <text:s/>7458.62 <text:s text:c="2"/>D10 <text:s text:c="2"/>9397.273 <text:s/>G#10 <text:s/>13289.75</text:p>
      <text:p text:style-name="P1"><text:s text:c="4"/>24 <text:s/>A9 <text:s text:c="2"/>3520 <text:s text:c="5"/>C#9 <text:s/>4434.922 <text:s/>F#9 <text:s/>5919.911 <text:s/>B10 <text:s text:c="2"/>7902.133 <text:s/>D#10 <text:s/>9956.063 <text:s/>A11 <text:s text:c="2"/>14080</text:p>
      <text:p text:style-name="P1"/>
      <text:p text:style-name="P1">+53 Frets</text:p>
      <text:p text:style-name="P1"><text:s text:c="4"/>S <text:s text:c="2"/>6 <text:s text:c="13"/>5 <text:s text:c="13"/>4 <text:s text:c="13"/>3 <text:s text:c="14"/>2 <text:s text:c="14"/>1</text:p>
      <text:p text:style-name="P1"/>
      <text:p text:style-name="P1"><text:s text:c="4"/>0 <text:s text:c="2"/>Bb7 <text:s/>932.3275 <text:s/>D7 <text:s text:c="2"/>1174.659 <text:s/>G7 <text:s text:c="2"/>1567.982 <text:s/>C8 <text:s text:c="3"/>2093.005 <text:s/>E8 <text:s text:c="3"/>2637.02 <text:s text:c="2"/>Bb9 <text:s text:c="2"/>3729.31</text:p>
      <text:p text:style-name="P1"><text:s text:c="4"/>1 <text:s text:c="2"/>B7 <text:s text:c="2"/>987.7666 <text:s/>D#7 <text:s/>1244.508 <text:s/>G#7 <text:s/>1661.219 <text:s/>C#8 <text:s text:c="2"/>2217.461 <text:s/>F8 <text:s text:c="3"/>2793.826 <text:s/>B9 <text:s text:c="3"/>2951.066</text:p>
      <text:p text:style-name="P1"><text:s text:c="4"/>2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1"><text:s text:c="4"/>3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1"><text:s text:c="4"/>4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1"><text:s text:c="4"/>5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1"><text:s text:c="4"/>6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1"><text:s text:c="4"/>7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1"><text:s text:c="4"/>8 <text:s text:c="2"/>F#7 <text:s/>1479.978 <text:s/>Bb8 <text:s/>1864.655 <text:s/>D#8 <text:s/>2489.016 <text:s/>G#8 <text:s text:c="2"/>3322.438 <text:s/>C9 <text:s text:c="3"/>4186.009 <text:s/>F#9 <text:s text:c="2"/>5919.911</text:p>
      <text:p text:style-name="P1"><text:s text:c="4"/>9 <text:s text:c="2"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1"><text:s text:c="4"/>10 <text:s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1"><text:s text:c="4"/>11 <text:s/>A8 <text:s text:c="2"/>1760 <text:s text:c="5"/>C#8 <text:s/>2217.461 <text:s/>F#8 <text:s/>2959.955 <text:s/>B9 <text:s text:c="3"/>2951.066 <text:s/>D#9 <text:s text:c="2"/>4978.032 <text:s/>A10 <text:s text:c="2"/>7040</text:p>
      <text:p text:style-name="P1"><text:s text:c="4"/>12 <text:s/>Bb8 <text:s/>1864.655 <text:s/>D8 <text:s text:c="2"/>2349.318 <text:s/>G8 <text:s text:c="2"/>3135.963 <text:s/>C9 <text:s text:c="3"/>4186.009 <text:s/>E9 <text:s text:c="3"/>5274.041 <text:s/>Bb10 <text:s/>7458.62</text:p>
      <text:p text:style-name="P1"><text:s text:c="4"/>13 <text:s/>B8 <text:s text:c="2"/>1975.533 <text:s/>D#8 <text:s/>2489.016 <text:s/>G#8 <text:s/>3322.438 <text:s/>C#9 <text:s text:c="2"/>4434.922 <text:s/>F9 <text:s text:c="3"/>5587.652 <text:s/>B10 <text:s text:c="2"/>7902.133</text:p>
      <text:p text:style-name="P1"><text:s text:c="4"/>14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1"><text:s text:c="4"/>15 <text:s/>C#8 <text:s/>2217.461 <text:s/>F8 <text:s text:c="2"/>2793.826 <text:s/>Bb9 <text:s/>3729.31 <text:s text:c="2"/>D#9 <text:s text:c="2"/>4978.032 <text:s/>G9 <text:s text:c="3"/>5271.927 <text:s/>C#10 <text:s/>8869.844</text:p>
      <text:p text:style-name="P1"><text:s text:c="4"/>16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1"><text:s text:c="4"/>17 <text:s/>D#8 <text:s/>2489.016 <text:s/>G8 <text:s text:c="2"/>3135.963 <text:s/>C9 <text:s text:c="2"/>4186.009 <text:s/>F9 <text:s text:c="3"/>5587.652 <text:s/>A10 <text:s text:c="2"/>7040 <text:s text:c="5"/>D#10 <text:s/>9956.063</text:p>
      <text:p text:style-name="P1"><text:s text:c="4"/>18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1"><text:s text:c="4"/>19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1"><text:s text:c="4"/>20 <text:s/>F#8 <text:s/>2959.955 <text:s/>Bb9 <text:s/>3729.31 <text:s text:c="2"/>D#9 <text:s/>4978.032 <text:s/>G#9 <text:s text:c="2"/>6644.875 <text:s/>C10 <text:s text:c="2"/>8372.018 <text:s/>F#10 <text:s/>11839.82</text:p>
      <text:p text:style-name="P1"><text:s text:c="4"/>21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1"><text:s text:c="4"/>22 <text:s/>G#8 <text:s/>3322.438 <text:s/>C9 <text:s text:c="2"/>4186.009 <text:s/>F9 <text:s text:c="2"/>5587.652 <text:s/>Bb10 <text:s/>7458.62 <text:s text:c="2"/>D10 <text:s text:c="2"/>9397.273 <text:s/>G#10 <text:s/>13289.75</text:p>
      <text:p text:style-name="P1"><text:s text:c="4"/>23 <text:s/>A9 <text:s text:c="2"/>3520 <text:s text:c="5"/>C#9 <text:s/>4434.922 <text:s/>F#9 <text:s/>5919.911 <text:s/>B10 <text:s text:c="2"/>7902.133 <text:s/>D#10 <text:s/>9956.063 <text:s/>A11 <text:s text:c="2"/>14080</text:p>
      <text:p text:style-name="P1"><text:s text:c="4"/>24 <text:s/>Bb9 <text:s/>3729.31 <text:s text:c="2"/>D9 <text:s text:c="2"/>4698.636 <text:s/>G9 <text:s text:c="2"/>5271.927 <text:s/>C10 <text:s text:c="2"/>8372.018 <text:s/>E10 <text:s text:c="2"/>10548.08 <text:s/>Bb11 <text:s/>14917.2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+54 Frets</text:p>
      <text:p text:style-name="P1"><text:s text:c="4"/>S <text:s text:c="2"/>6 <text:s text:c="13"/>5 <text:s text:c="13"/>4 <text:s text:c="13"/>3 <text:s text:c="14"/>2 <text:s text:c="14"/>1</text:p>
      <text:p text:style-name="P1"/>
      <text:p text:style-name="P1"><text:s text:c="4"/>0 <text:s text:c="2"/>B7 <text:s text:c="2"/>987.7666 <text:s/>D#7 <text:s/>1244.508 <text:s/>G#7 <text:s/>1661.219 <text:s/>C#8 <text:s text:c="2"/>2217.461 <text:s/>F8 <text:s text:c="3"/>2793.826 <text:s/>B9 <text:s text:c="3"/>2951.066</text:p>
      <text:p text:style-name="P1"><text:s text:c="4"/>1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1"><text:s text:c="4"/>2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1"><text:s text:c="4"/>3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1"><text:s text:c="4"/>4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1"><text:s text:c="4"/>5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1"><text:s text:c="4"/>6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1"><text:s text:c="4"/>7 <text:s text:c="2"/>F#7 <text:s/>1479.978 <text:s/>Bb8 <text:s/>1864.655 <text:s/>D#8 <text:s/>2489.016 <text:s/>G#8 <text:s text:c="2"/>3322.438 <text:s/>C9 <text:s text:c="3"/>4186.009 <text:s/>F#9 <text:s text:c="2"/>5919.911</text:p>
      <text:p text:style-name="P1"><text:s text:c="4"/>8 <text:s text:c="2"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1"><text:s text:c="4"/>9 <text:s text:c="2"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1"><text:s text:c="4"/>10 <text:s/>A8 <text:s text:c="2"/>1760 <text:s text:c="5"/>C#8 <text:s/>2217.461 <text:s/>F#8 <text:s/>2959.955 <text:s/>B9 <text:s text:c="3"/>2951.066 <text:s/>D#9 <text:s text:c="2"/>4978.032 <text:s/>A10 <text:s text:c="2"/>7040</text:p>
      <text:p text:style-name="P1"><text:s text:c="4"/>11 <text:s/>Bb8 <text:s/>1864.655 <text:s/>D8 <text:s text:c="2"/>2349.318 <text:s/>G8 <text:s text:c="2"/>3135.963 <text:s/>C9 <text:s text:c="3"/>4186.009 <text:s/>E9 <text:s text:c="3"/>5274.041 <text:s/>Bb10 <text:s/>7458.62</text:p>
      <text:p text:style-name="P1"><text:s text:c="4"/>12 <text:s/>B8 <text:s text:c="2"/>1975.533 <text:s/>D#8 <text:s/>2489.016 <text:s/>G#8 <text:s/>3322.438 <text:s/>C#9 <text:s text:c="2"/>4434.922 <text:s/>F9 <text:s text:c="3"/>5587.652 <text:s/>B10 <text:s text:c="2"/>7902.133</text:p>
      <text:p text:style-name="P1"><text:s text:c="4"/>13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1"><text:s text:c="4"/>14 <text:s/>C#8 <text:s/>2217.461 <text:s/>F8 <text:s text:c="2"/>2793.826 <text:s/>Bb9 <text:s/>3729.31 <text:s text:c="2"/>D#9 <text:s text:c="2"/>4978.032 <text:s/>G9 <text:s text:c="3"/>5271.927 <text:s/>C#10 <text:s/>8869.844</text:p>
      <text:p text:style-name="P1"><text:s text:c="4"/>15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1"><text:s text:c="4"/>16 <text:s/>D#8 <text:s/>2489.016 <text:s/>G8 <text:s text:c="2"/>3135.963 <text:s/>C9 <text:s text:c="2"/>4186.009 <text:s/>F9 <text:s text:c="3"/>5587.652 <text:s/>A10 <text:s text:c="2"/>7040 <text:s text:c="5"/>D#10 <text:s/>9956.063</text:p>
      <text:p text:style-name="P1"><text:s text:c="4"/>17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1"><text:s text:c="4"/>18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1"><text:s text:c="4"/>19 <text:s/>F#8 <text:s/>2959.955 <text:s/>Bb9 <text:s/>3729.31 <text:s text:c="2"/>D#9 <text:s/>4978.032 <text:s/>G#9 <text:s text:c="2"/>6644.875 <text:s/>C10 <text:s text:c="2"/>8372.018 <text:s/>F#10 <text:s/>11839.82</text:p>
      <text:p text:style-name="P1"><text:s text:c="4"/>20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1"><text:s text:c="4"/>21 <text:s/>G#8 <text:s/>3322.438 <text:s/>C9 <text:s text:c="2"/>4186.009 <text:s/>F9 <text:s text:c="2"/>5587.652 <text:s/>Bb10 <text:s/>7458.62 <text:s text:c="2"/>D10 <text:s text:c="2"/>9397.273 <text:s/>G#10 <text:s/>13289.75</text:p>
      <text:p text:style-name="P1"><text:s text:c="4"/>22 <text:s/>A9 <text:s text:c="2"/>3520 <text:s text:c="5"/>C#9 <text:s/>4434.922 <text:s/>F#9 <text:s/>5919.911 <text:s/>B10 <text:s text:c="2"/>7902.133 <text:s/>D#10 <text:s/>9956.063 <text:s/>A11 <text:s text:c="2"/>14080</text:p>
      <text:p text:style-name="P1"><text:s text:c="4"/>23 <text:s/>Bb9 <text:s/>3729.31 <text:s text:c="2"/>D9 <text:s text:c="2"/>4698.636 <text:s/>G9 <text:s text:c="2"/>5271.927 <text:s/>C10 <text:s text:c="2"/>8372.018 <text:s/>E10 <text:s text:c="2"/>10548.08 <text:s/>Bb11 <text:s/>14917.24</text:p>
      <text:p text:style-name="P1"><text:s text:c="4"/>24 <text:s/>B9 <text:s text:c="2"/>2951.066 <text:s/>D#9 <text:s/>4978.032 <text:s/>G#9 <text:s/>6644.875 <text:s/>C#10 <text:s/>8869.844 <text:s/>F10 <text:s text:c="2"/>11175.3 <text:s text:c="2"/>B11 <text:s text:c="2"/>15804.27</text:p>
      <text:p text:style-name="P1"/>
      <text:p text:style-name="P1">+55 Frets</text:p>
      <text:p text:style-name="P1"><text:s text:c="4"/>S <text:s text:c="2"/>6 <text:s text:c="13"/>5 <text:s text:c="13"/>4 <text:s text:c="13"/>3 <text:s text:c="14"/>2 <text:s text:c="14"/>1</text:p>
      <text:p text:style-name="P1"><text:s text:c="2"/></text:p>
      <text:p text:style-name="P1"><text:s text:c="4"/>0 <text:s text:c="2"/>C7 <text:s text:c="2"/>1046.502 <text:s/>E7 <text:s text:c="2"/>1318.51 <text:s text:c="2"/>A8 <text:s text:c="2"/>1760 <text:s text:c="5"/>D8 <text:s text:c="3"/>2349.318 <text:s/>F#8 <text:s text:c="2"/>2959.955 <text:s/>C9 <text:s text:c="3"/>4186.009</text:p>
      <text:p text:style-name="P1"><text:s text:c="4"/>1 <text:s text:c="2"/>C#7 <text:s/>1108.731 <text:s/>F7 <text:s text:c="2"/>1396.913 <text:s/>Bb8 <text:s/>1864.655 <text:s/>D#8 <text:s text:c="2"/>2489.016 <text:s/>G8 <text:s text:c="3"/>3135.963 <text:s/>C#9 <text:s text:c="2"/>4434.922</text:p>
      <text:p text:style-name="P1"><text:s text:c="4"/>2 <text:s text:c="2"/>D7 <text:s text:c="2"/>1174.659 <text:s/>F#7 <text:s/>1479.978 <text:s/>B8 <text:s text:c="2"/>1975.533 <text:s/>E8 <text:s text:c="3"/>2637.02 <text:s text:c="2"/>G#8 <text:s text:c="2"/>3322.438 <text:s/>D9 <text:s text:c="3"/>4698.636</text:p>
      <text:p text:style-name="P1"><text:s text:c="4"/>3 <text:s text:c="2"/>D#7 <text:s/>1244.508 <text:s/>G7 <text:s text:c="2"/>1567.982 <text:s/>C8 <text:s text:c="2"/>2093.005 <text:s/>F8 <text:s text:c="3"/>2793.826 <text:s/>A9 <text:s text:c="3"/>3520 <text:s text:c="5"/>D#9 <text:s text:c="2"/>4978.032</text:p>
      <text:p text:style-name="P1"><text:s text:c="4"/>4 <text:s text:c="2"/>E7 <text:s text:c="2"/>1318.51 <text:s text:c="2"/>G#7 <text:s/>1661.219 <text:s/>C#8 <text:s/>2217.461 <text:s/>F#8 <text:s text:c="2"/>2959.955 <text:s/>Bb9 <text:s text:c="2"/>3729.31 <text:s text:c="2"/>E9 <text:s text:c="3"/>5274.041</text:p>
      <text:p text:style-name="P1"><text:s text:c="4"/>5 <text:s text:c="2"/>F7 <text:s text:c="2"/>1396.913 <text:s/>A8 <text:s text:c="2"/>1760 <text:s text:c="5"/>D8 <text:s text:c="2"/>2349.318 <text:s/>G8 <text:s text:c="3"/>3135.963 <text:s/>B9 <text:s text:c="3"/>2951.066 <text:s/>F9 <text:s text:c="3"/>5587.652</text:p>
      <text:p text:style-name="P1"><text:s text:c="4"/>6 <text:s text:c="2"/>F#7 <text:s/>1479.978 <text:s/>Bb8 <text:s/>1864.655 <text:s/>D#8 <text:s/>2489.016 <text:s/>G#8 <text:s text:c="2"/>3322.438 <text:s/>C9 <text:s text:c="3"/>4186.009 <text:s/>F#9 <text:s text:c="2"/>5919.911</text:p>
      <text:p text:style-name="P1"><text:s text:c="4"/>7 <text:s text:c="2"/>G7 <text:s text:c="2"/>1567.982 <text:s/>B8 <text:s text:c="2"/>1975.533 <text:s/>E8 <text:s text:c="2"/>2637.02 <text:s text:c="2"/>A9 <text:s text:c="3"/>3520 <text:s text:c="5"/>C#9 <text:s text:c="2"/>4434.922 <text:s/>G9 <text:s text:c="3"/>5271.927</text:p>
      <text:p text:style-name="P1"><text:s text:c="4"/>8 <text:s text:c="2"/>G#7 <text:s/>1661.219 <text:s/>C8 <text:s text:c="2"/>2093.005 <text:s/>F8 <text:s text:c="2"/>2793.826 <text:s/>Bb9 <text:s text:c="2"/>3729.31 <text:s text:c="2"/>D9 <text:s text:c="3"/>4698.636 <text:s/>G#9 <text:s text:c="2"/>6644.875</text:p>
      <text:p text:style-name="P1"><text:s text:c="4"/>9 <text:s text:c="2"/>A8 <text:s text:c="2"/>1760 <text:s text:c="5"/>C#8 <text:s/>2217.461 <text:s/>F#8 <text:s/>2959.955 <text:s/>B9 <text:s text:c="3"/>2951.066 <text:s/>D#9 <text:s text:c="2"/>4978.032 <text:s/>A10 <text:s text:c="2"/>7040</text:p>
      <text:p text:style-name="P1"><text:s text:c="4"/>10 <text:s/>Bb8 <text:s/>1864.655 <text:s/>D8 <text:s text:c="2"/>2349.318 <text:s/>G8 <text:s text:c="2"/>3135.963 <text:s/>C9 <text:s text:c="3"/>4186.009 <text:s/>E9 <text:s text:c="3"/>5274.041 <text:s/>Bb10 <text:s/>7458.62</text:p>
      <text:p text:style-name="P1"><text:s text:c="4"/>11 <text:s/>B8 <text:s text:c="2"/>1975.533 <text:s/>D#8 <text:s/>2489.016 <text:s/>G#8 <text:s/>3322.438 <text:s/>C#9 <text:s text:c="2"/>4434.922 <text:s/>F9 <text:s text:c="3"/>5587.652 <text:s/>B10 <text:s text:c="2"/>7902.133</text:p>
      <text:p text:style-name="P1"><text:s text:c="4"/>12 <text:s/>C8 <text:s text:c="2"/>2093.005 <text:s/>E8 <text:s text:c="2"/>2637.02 <text:s text:c="2"/>A9 <text:s text:c="2"/>3520 <text:s text:c="5"/>D9 <text:s text:c="3"/>4698.636 <text:s/>F#9 <text:s text:c="2"/>5919.911 <text:s/>C10 <text:s text:c="2"/>8372.018 </text:p>
      <text:p text:style-name="P1"><text:s text:c="4"/>13 <text:s/>C#8 <text:s/>2217.461 <text:s/>F8 <text:s text:c="2"/>2793.826 <text:s/>Bb9 <text:s/>3729.31 <text:s text:c="2"/>D#9 <text:s text:c="2"/>4978.032 <text:s/>G9 <text:s text:c="3"/>5271.927 <text:s/>C#10 <text:s/>8869.844</text:p>
      <text:p text:style-name="P1"><text:s text:c="4"/>14 <text:s/>D8 <text:s text:c="2"/>2349.318 <text:s/>F#8 <text:s/>2959.955 <text:s/>B9 <text:s text:c="2"/>2951.066 <text:s/>E9 <text:s text:c="3"/>5274.041 <text:s/>G#9 <text:s text:c="2"/>6644.875 <text:s/>D10 <text:s text:c="2"/>9397.273</text:p>
      <text:p text:style-name="P1"><text:s text:c="4"/>15 <text:s/>D#8 <text:s/>2489.016 <text:s/>G8 <text:s text:c="2"/>3135.963 <text:s/>C9 <text:s text:c="2"/>4186.009 <text:s/>F9 <text:s text:c="3"/>5587.652 <text:s/>A10 <text:s text:c="2"/>7040 <text:s text:c="5"/>D#10 <text:s/>9956.063</text:p>
      <text:p text:style-name="P1"><text:s text:c="4"/>16 <text:s/>E8 <text:s text:c="2"/>2637.02 <text:s text:c="2"/>G#8 <text:s/>3322.438 <text:s/>C#9 <text:s/>4434.922 <text:s/>F#9 <text:s text:c="2"/>5919.911 <text:s/>Bb10 <text:s/>7458.62 <text:s text:c="2"/>E10 <text:s text:c="2"/>10548.08</text:p>
      <text:p text:style-name="P1"><text:s text:c="4"/>17 <text:s/>F8 <text:s text:c="2"/>2793.826 <text:s/>A9 <text:s text:c="2"/>3520 <text:s text:c="5"/>D9 <text:s text:c="2"/>4698.636 <text:s/>G9 <text:s text:c="3"/>5271.927 <text:s/>B10 <text:s text:c="2"/>7902.133 <text:s/>F10 <text:s text:c="2"/>11175.3 </text:p>
      <text:p text:style-name="P1"><text:s text:c="4"/>18 <text:s/>F#8 <text:s/>2959.955 <text:s/>Bb9 <text:s/>3729.31 <text:s text:c="2"/>D#9 <text:s/>4978.032 <text:s/>G#9 <text:s text:c="2"/>6644.875 <text:s/>C10 <text:s text:c="2"/>8372.018 <text:s/>F#10 <text:s/>11839.82</text:p>
      <text:p text:style-name="P1"><text:s text:c="4"/>19 <text:s/>G8 <text:s text:c="2"/>3135.963 <text:s/>B9 <text:s text:c="2"/>2951.066 <text:s/>E9 <text:s text:c="2"/>5274.041 <text:s/>A10 <text:s text:c="2"/>7040 <text:s text:c="5"/>C#10 <text:s/>8869.844 <text:s/>G10 <text:s text:c="2"/>12543.85</text:p>
      <text:p text:style-name="P1"><text:s text:c="4"/>20 <text:s/>G#8 <text:s/>3322.438 <text:s/>C9 <text:s text:c="2"/>4186.009 <text:s/>F9 <text:s text:c="2"/>5587.652 <text:s/>Bb10 <text:s/>7458.62 <text:s text:c="2"/>D10 <text:s text:c="2"/>9397.273 <text:s/>G#10 <text:s/>13289.75</text:p>
      <text:p text:style-name="P1"><text:s text:c="4"/>21 <text:s/>A9 <text:s text:c="2"/>3520 <text:s text:c="5"/>C#9 <text:s/>4434.922 <text:s/>F#9 <text:s/>5919.911 <text:s/>B10 <text:s text:c="2"/>7902.133 <text:s/>D#10 <text:s/>9956.063 <text:s/>A11 <text:s text:c="2"/>14080</text:p>
      <text:p text:style-name="P1"><text:s text:c="4"/>22 <text:s/>Bb9 <text:s/>3729.31 <text:s text:c="2"/>D9 <text:s text:c="2"/>4698.636 <text:s/>G9 <text:s text:c="2"/>5271.927 <text:s/>C10 <text:s text:c="2"/>8372.018 <text:s/>E10 <text:s text:c="2"/>10548.08 <text:s/>Bb11 <text:s/>14917.24</text:p>
      <text:p text:style-name="P1"><text:s text:c="4"/>23 <text:s/>B9 <text:s text:c="2"/>2951.066 <text:s/>D#9 <text:s/>4978.032 <text:s/>G#9 <text:s/>6644.875 <text:s/>C#10 <text:s/>8869.844 <text:s/>F10 <text:s text:c="2"/>11175.3 <text:s text:c="2"/>B11 <text:s text:c="2"/>15804.27</text:p>
      <text:p text:style-name="P1"><text:s text:c="4"/>24 <text:s/>C9 <text:s text:c="2"/>4186.009 <text:s/>E9 <text:s text:c="2"/>5274.041 <text:s/>A10 <text:s/>7040 <text:s text:c="5"/>D10 <text:s text:c="2"/>9397.273 <text:s/>F#10 <text:s/>11839.82 <text:s/>C11 <text:s text:c="2"/>16744.0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+56 Frets</text:p>
      <text:p text:style-name="P1"><text:s text:c="4"/>S <text:s text:c="2"/>6 <text:s text:c="13"/>5 <text:s text:c="13"/>4 <text:s text:c="14"/>3 <text:s text:c="14"/>2 <text:s text:c="14"/>1</text:p>
      <text:p text:style-name="P1"/>
      <text:p text:style-name="P1"><text:s text:c="4"/>0 <text:s text:c="2"/>C#7 <text:s/>1108.731 <text:s/>F7 <text:s text:c="2"/>1396.913 <text:s/>Bb8 <text:s text:c="2"/>1864.655 <text:s/>D#8 <text:s text:c="2"/>2489.016 <text:s/>G8 <text:s text:c="3"/>3135.963 <text:s/>C#9 <text:s text:c="2"/>4434.922</text:p>
      <text:p text:style-name="P1"><text:s text:c="4"/>1 <text:s text:c="2"/>D7 <text:s text:c="2"/>1174.659 <text:s/>F#7 <text:s/>1479.978 <text:s/>B8 <text:s text:c="3"/>1975.533 <text:s/>E8 <text:s text:c="3"/>2637.02 <text:s text:c="2"/>G#8 <text:s text:c="2"/>3322.438 <text:s/>D9 <text:s text:c="3"/>4698.636</text:p>
      <text:p text:style-name="P1"><text:s text:c="4"/>2 <text:s text:c="2"/>D#7 <text:s/>1244.508 <text:s/>G7 <text:s text:c="2"/>1567.982 <text:s/>C8 <text:s text:c="3"/>2093.005 <text:s/>F8 <text:s text:c="3"/>2793.826 <text:s/>A9 <text:s text:c="3"/>3520 <text:s text:c="5"/>D#9 <text:s text:c="2"/>4978.032</text:p>
      <text:p text:style-name="P1"><text:s text:c="4"/>3 <text:s text:c="2"/>E7 <text:s text:c="2"/>1318.51 <text:s text:c="2"/>G#7 <text:s/>1661.219 <text:s/>C#8 <text:s text:c="2"/>2217.461 <text:s/>F#8 <text:s text:c="2"/>2959.955 <text:s/>Bb9 <text:s text:c="2"/>3729.31 <text:s text:c="2"/>E9 <text:s text:c="3"/>5274.041</text:p>
      <text:p text:style-name="P1"><text:s text:c="4"/>4 <text:s text:c="2"/>F7 <text:s text:c="2"/>1396.913 <text:s/>A8 <text:s text:c="2"/>1760 <text:s text:c="5"/>D8 <text:s text:c="3"/>2349.318 <text:s/>G8 <text:s text:c="3"/>3135.963 <text:s/>B9 <text:s text:c="3"/>2951.066 <text:s/>F9 <text:s text:c="3"/>5587.652</text:p>
      <text:p text:style-name="P1"><text:s text:c="4"/>5 <text:s text:c="2"/>F#7 <text:s/>1479.978 <text:s/>Bb8 <text:s/>1864.655 <text:s/>D#8 <text:s text:c="2"/>2489.016 <text:s/>G#8 <text:s text:c="2"/>3322.438 <text:s/>C9 <text:s text:c="3"/>4186.009 <text:s/>F#9 <text:s text:c="2"/>5919.911</text:p>
      <text:p text:style-name="P1"><text:s text:c="4"/>6 <text:s text:c="2"/>G7 <text:s text:c="2"/>1567.982 <text:s/>B8 <text:s text:c="2"/>1975.533 <text:s/>E8 <text:s text:c="3"/>2637.02 <text:s text:c="2"/>A9 <text:s text:c="3"/>3520 <text:s text:c="4"/>C#9 <text:s text:c="3"/>4434.922 <text:s/>G9 <text:s text:c="3"/>5271.927</text:p>
      <text:p text:style-name="P1"><text:s text:c="4"/>7 <text:s text:c="2"/>G#7 <text:s/>1661.219 <text:s/>C8 <text:s text:c="2"/>2093.005 <text:s/>F8 <text:s text:c="3"/>2793.826 <text:s/>Bb9 <text:s text:c="2"/>3729.31 <text:s text:c="2"/>D9 <text:s text:c="3"/>4698.636 <text:s/>G#9 <text:s text:c="2"/>6644.875</text:p>
      <text:p text:style-name="P1"><text:s text:c="4"/>8 <text:s text:c="2"/>A8 <text:s text:c="2"/>1760 <text:s text:c="5"/>C#8 <text:s/>2217.461 <text:s/>F#8 <text:s text:c="2"/>2959.955 <text:s/>B9 <text:s text:c="3"/>2951.066 <text:s/>D#9 <text:s text:c="2"/>4978.032 <text:s/>A10 <text:s text:c="2"/>7040</text:p>
      <text:p text:style-name="P1"><text:s text:c="4"/>9 <text:s text:c="2"/>Bb8 <text:s/>1864.655 <text:s/>D8 <text:s text:c="2"/>2349.318 <text:s/>G8 <text:s text:c="3"/>3135.963 <text:s/>C9 <text:s text:c="3"/>4186.009 <text:s/>E9 <text:s text:c="3"/>5274.041 <text:s/>Bb10 <text:s/>7458.62</text:p>
      <text:p text:style-name="P1"><text:s text:c="4"/>10 <text:s/>B8 <text:s text:c="2"/>1975.533 <text:s/>D#8 <text:s/>2489.016 <text:s/>G#8 <text:s text:c="2"/>3322.438 <text:s/>C#9 <text:s text:c="2"/>4434.922 <text:s/>F9 <text:s text:c="3"/>5587.652 <text:s/>B10 <text:s text:c="2"/>7902.133</text:p>
      <text:p text:style-name="P1"><text:s text:c="4"/>11 <text:s/>C8 <text:s text:c="2"/>2093.005 <text:s/>E8 <text:s text:c="2"/>2637.02 <text:s text:c="2"/>A9 <text:s text:c="3"/>3520 <text:s text:c="5"/>D9 <text:s text:c="3"/>4698.636 <text:s/>F#9 <text:s text:c="2"/>5919.911 <text:s/>C10 <text:s text:c="2"/>8372.018 </text:p>
      <text:p text:style-name="P1"><text:s text:c="4"/>12 <text:s/>C#8 <text:s/>2217.461 <text:s/>F8 <text:s text:c="2"/>2793.826 <text:s/>Bb9 <text:s text:c="2"/>3729.31 <text:s text:c="2"/>D#9 <text:s text:c="2"/>4978.032 <text:s/>G9 <text:s text:c="3"/>5271.927 <text:s/>C#10 <text:s/>8869.844</text:p>
      <text:p text:style-name="P1"><text:s text:c="4"/>13 <text:s/>D8 <text:s text:c="2"/>2349.318 <text:s/>F#8 <text:s/>2959.955 <text:s/>B9 <text:s text:c="3"/>2951.066 <text:s/>E9 <text:s text:c="3"/>5274.041 <text:s/>G#9 <text:s text:c="2"/>6644.875 <text:s/>D10 <text:s text:c="2"/>9397.273</text:p>
      <text:p text:style-name="P1"><text:s text:c="4"/>14 <text:s/>D#8 <text:s/>2489.016 <text:s/>G8 <text:s text:c="2"/>3135.963 <text:s/>C9 <text:s text:c="3"/>4186.009 <text:s/>F9 <text:s text:c="3"/>5587.652 <text:s/>A10 <text:s text:c="2"/>7040 <text:s text:c="5"/>D#10 <text:s/>9956.063</text:p>
      <text:p text:style-name="P1"><text:s text:c="4"/>15 <text:s/>E8 <text:s text:c="2"/>2637.02 <text:s text:c="2"/>G#8 <text:s/>3322.438 <text:s/>C#9 <text:s text:c="2"/>4434.922 <text:s/>F#9 <text:s text:c="2"/>5919.911 <text:s/>Bb10 <text:s/>7458.62 <text:s text:c="2"/>E10 <text:s text:c="2"/>10548.08</text:p>
      <text:p text:style-name="P1"><text:s text:c="4"/>16 <text:s/>F8 <text:s text:c="2"/>2793.826 <text:s/>A9 <text:s text:c="2"/>3520 <text:s text:c="5"/>D9 <text:s text:c="3"/>4698.636 <text:s/>G9 <text:s text:c="3"/>5271.927 <text:s/>B10 <text:s text:c="2"/>7902.133 <text:s/>F10 <text:s text:c="2"/>11175.3 </text:p>
      <text:p text:style-name="P1"><text:s text:c="4"/>17 <text:s/>F#8 <text:s/>2959.955 <text:s/>Bb9 <text:s/>3729.31 <text:s text:c="2"/>D#9 <text:s text:c="2"/>4978.032 <text:s/>G#9 <text:s text:c="2"/>6644.875 <text:s/>C10 <text:s text:c="2"/>8372.018 <text:s/>F#10 <text:s/>11839.82</text:p>
      <text:p text:style-name="P1"><text:s text:c="4"/>18 <text:s/>G8 <text:s text:c="2"/>3135.963 <text:s/>B9 <text:s text:c="2"/>2951.066 <text:s/>E9 <text:s text:c="3"/>5274.041 <text:s/>A10 <text:s text:c="2"/>7040 <text:s text:c="5"/>C#10 <text:s/>8869.844 <text:s/>G10 <text:s text:c="2"/>12543.85</text:p>
      <text:p text:style-name="P1"><text:s text:c="4"/>19 <text:s/>G#8 <text:s/>3322.438 <text:s/>C9 <text:s text:c="2"/>4186.009 <text:s/>F9 <text:s text:c="3"/>5587.652 <text:s/>Bb10 <text:s/>7458.62 <text:s text:c="2"/>D10 <text:s text:c="2"/>9397.273 <text:s/>G#10 <text:s/>13289.75</text:p>
      <text:p text:style-name="P1"><text:s text:c="4"/>20 <text:s/>A9 <text:s text:c="2"/>3520 <text:s text:c="5"/>C#9 <text:s/>4434.922 <text:s/>F#9 <text:s text:c="2"/>5919.911 <text:s/>B10 <text:s text:c="2"/>7902.133 <text:s/>D#10 <text:s/>9956.063 <text:s/>A11 <text:s text:c="2"/>14080</text:p>
      <text:p text:style-name="P1"><text:s text:c="4"/>21 <text:s/>Bb9 <text:s/>3729.31 <text:s text:c="2"/>D9 <text:s text:c="2"/>4698.636 <text:s/>G9 <text:s text:c="3"/>5271.927 <text:s/>C10 <text:s text:c="2"/>8372.018 <text:s/>E10 <text:s text:c="2"/>10548.08 <text:s/>Bb11 <text:s/>14917.24</text:p>
      <text:p text:style-name="P1"><text:s text:c="4"/>22 <text:s/>B9 <text:s text:c="2"/>2951.066 <text:s/>D#9 <text:s/>4978.032 <text:s/>G#9 <text:s text:c="2"/>6644.875 <text:s/>C#10 <text:s/>8869.844 <text:s/>F10 <text:s text:c="2"/>11175.3 <text:s text:c="2"/>B11 <text:s text:c="2"/>15804.27</text:p>
      <text:p text:style-name="P1"><text:s text:c="4"/>23 <text:s/>C9 <text:s text:c="2"/>4186.009 <text:s/>E9 <text:s text:c="2"/>5274.041 <text:s/>A10 <text:s text:c="2"/>7040 <text:s text:c="5"/>D10 <text:s text:c="2"/>9397.273 <text:s/>F#10 <text:s/>11839.82 <text:s/>C11 <text:s text:c="2"/>16744.04</text:p>
      <text:p text:style-name="P1"><text:s text:c="4"/>24 <text:s/>C#9 <text:s/>4434.922 <text:s/>F9 <text:s text:c="2"/>5587.652 <text:s/>Bb10 <text:s/>7458.62 <text:s text:c="2"/>D#10 <text:s/>9956.063 <text:s/>G10 <text:s text:c="2"/>12543.85 <text:s/>C#11 <text:s/>17739.69</text:p>
      <text:p text:style-name="P1"/>
      <text:p text:style-name="P1">+57 Frets</text:p>
      <text:p text:style-name="P1"><text:s text:c="4"/>S <text:s text:c="2"/>6 <text:s text:c="13"/>5 <text:s text:c="13"/>4 <text:s text:c="14"/>3 <text:s text:c="14"/>2 <text:s text:c="14"/>1</text:p>
      <text:p text:style-name="P1"><text:s text:c="5"/></text:p>
      <text:p text:style-name="P1"><text:s text:c="4"/>0 <text:s text:c="2"/>D7 <text:s text:c="2"/>1174.659 <text:s/>F#7 <text:s/>1479.978 <text:s/>B8 <text:s text:c="3"/>1975.533 <text:s/>E8 <text:s text:c="3"/>2637.02 <text:s text:c="2"/>G#8 <text:s text:c="2"/>3322.438 <text:s/>D9 <text:s text:c="3"/>4698.636</text:p>
      <text:p text:style-name="P1"><text:s text:c="4"/>1 <text:s text:c="2"/>D#7 <text:s/>1244.508 <text:s/>G7 <text:s text:c="2"/>1567.982 <text:s/>C8 <text:s text:c="3"/>2093.005 <text:s/>F8 <text:s text:c="3"/>2793.826 <text:s/>A9 <text:s text:c="3"/>3520 <text:s text:c="5"/>D#9 <text:s text:c="2"/>4978.032</text:p>
      <text:p text:style-name="P1"><text:s text:c="4"/>2 <text:s text:c="2"/>E7 <text:s text:c="2"/>1318.51 <text:s text:c="2"/>G#7 <text:s/>1661.219 <text:s/>C#8 <text:s text:c="2"/>2217.461 <text:s/>F#8 <text:s text:c="2"/>2959.955 <text:s/>Bb9 <text:s text:c="2"/>3729.31 <text:s text:c="2"/>E9 <text:s text:c="3"/>5274.041</text:p>
      <text:p text:style-name="P1"><text:s text:c="4"/>3 <text:s text:c="2"/>F7 <text:s text:c="2"/>1396.913 <text:s/>A8 <text:s text:c="2"/>1760 <text:s text:c="5"/>D8 <text:s text:c="3"/>2349.318 <text:s/>G8 <text:s text:c="3"/>3135.963 <text:s/>B9 <text:s text:c="3"/>2951.066 <text:s/>F9 <text:s text:c="3"/>5587.652</text:p>
      <text:p text:style-name="P1"><text:s text:c="4"/>4 <text:s text:c="2"/>F#7 <text:s/>1479.978 <text:s/>Bb8 <text:s/>1864.655 <text:s/>D#8 <text:s text:c="2"/>2489.016 <text:s/>G#8 <text:s text:c="2"/>3322.438 <text:s/>C9 <text:s text:c="3"/>4186.009 <text:s/>F#9 <text:s text:c="2"/>5919.911</text:p>
      <text:p text:style-name="P1"><text:s text:c="4"/>5 <text:s text:c="2"/>G7 <text:s text:c="2"/>1567.982 <text:s/>B8 <text:s text:c="2"/>1975.533 <text:s/>E8 <text:s text:c="3"/>2637.02 <text:s text:c="2"/>A9 <text:s text:c="3"/>3520 <text:s text:c="5"/>C#9 <text:s text:c="2"/>4434.922 <text:s/>G9 <text:s text:c="3"/>5271.927</text:p>
      <text:p text:style-name="P1"><text:s text:c="4"/>6 <text:s text:c="2"/>G#7 <text:s/>1661.219 <text:s/>C8 <text:s text:c="2"/>2093.005 <text:s/>F8 <text:s text:c="3"/>2793.826 <text:s/>Bb9 <text:s text:c="2"/>3729.31 <text:s text:c="2"/>D9 <text:s text:c="3"/>4698.636 <text:s/>G#9 <text:s text:c="2"/>6644.875</text:p>
      <text:p text:style-name="P1"><text:s text:c="4"/>7 <text:s text:c="2"/>A8 <text:s text:c="2"/>1760 <text:s text:c="5"/>C#8 <text:s/>2217.461 <text:s/>F#8 <text:s text:c="2"/>2959.955 <text:s/>B9 <text:s text:c="3"/>2951.066 <text:s/>D#9 <text:s text:c="2"/>4978.032 <text:s/>A10 <text:s text:c="2"/>7040</text:p>
      <text:p text:style-name="P1"><text:s text:c="4"/>8 <text:s text:c="2"/>Bb8 <text:s/>1864.655 <text:s/>D8 <text:s text:c="2"/>2349.318 <text:s/>G8 <text:s text:c="3"/>3135.963 <text:s/>C9 <text:s text:c="3"/>4186.009 <text:s/>E9 <text:s text:c="3"/>5274.041 <text:s/>Bb10 <text:s/>7458.62</text:p>
      <text:p text:style-name="P1"><text:s text:c="4"/>9 <text:s text:c="2"/>B8 <text:s text:c="2"/>1975.533 <text:s/>D#8 <text:s/>2489.016 <text:s/>G#8 <text:s text:c="2"/>3322.438 <text:s/>C#9 <text:s text:c="2"/>4434.922 <text:s/>F9 <text:s text:c="3"/>5587.652 <text:s/>B10 <text:s text:c="2"/>7902.133</text:p>
      <text:p text:style-name="P1"><text:s text:c="4"/>10 <text:s/>C8 <text:s text:c="2"/>2093.005 <text:s/>E8 <text:s text:c="2"/>2637.02 <text:s text:c="2"/>A9 <text:s text:c="3"/>3520 <text:s text:c="5"/>D9 <text:s text:c="3"/>4698.636 <text:s/>F#9 <text:s text:c="2"/>5919.911 <text:s/>C10 <text:s text:c="2"/>8372.018 </text:p>
      <text:p text:style-name="P1"><text:s text:c="4"/>11 <text:s/>C#8 <text:s/>2217.461 <text:s/>F8 <text:s text:c="2"/>2793.826 <text:s/>Bb9 <text:s text:c="2"/>3729.31 <text:s text:c="2"/>D#9 <text:s text:c="2"/>4978.032 <text:s/>G9 <text:s text:c="3"/>5271.927 <text:s/>C#10 <text:s/>8869.844</text:p>
      <text:p text:style-name="P1"><text:s text:c="4"/>12 <text:s/>D8 <text:s text:c="2"/>2349.318 <text:s/>F#8 <text:s/>2959.955 <text:s/>B9 <text:s text:c="3"/>2951.066 <text:s/>E9 <text:s text:c="3"/>5274.041 <text:s/>G#9 <text:s text:c="2"/>6644.875 <text:s/>D10 <text:s text:c="2"/>9397.273</text:p>
      <text:p text:style-name="P1"><text:s text:c="4"/>13 <text:s/>D#8 <text:s/>2489.016 <text:s/>G8 <text:s text:c="2"/>3135.963 <text:s/>C9 <text:s text:c="3"/>4186.009 <text:s/>F9 <text:s text:c="3"/>5587.652 <text:s/>A10 <text:s text:c="2"/>7040 <text:s text:c="5"/>D#10 <text:s/>9956.063</text:p>
      <text:p text:style-name="P1"><text:s text:c="4"/>14 <text:s/>E8 <text:s text:c="2"/>2637.02 <text:s text:c="2"/>G#8 <text:s/>3322.438 <text:s/>C#9 <text:s text:c="2"/>4434.922 <text:s/>F#9 <text:s text:c="2"/>5919.911 <text:s/>Bb10 <text:s/>7458.62 <text:s text:c="2"/>E10 <text:s text:c="2"/>10548.08</text:p>
      <text:p text:style-name="P1"><text:s text:c="4"/>15 <text:s/>F8 <text:s text:c="2"/>2793.826 <text:s/>A9 <text:s text:c="2"/>3520 <text:s text:c="5"/>D9 <text:s text:c="3"/>4698.636 <text:s/>G9 <text:s text:c="3"/>5271.927 <text:s/>B10 <text:s text:c="2"/>7902.133 <text:s/>F10 <text:s text:c="2"/>11175.3 </text:p>
      <text:p text:style-name="P1"><text:s text:c="4"/>16 <text:s/>F#8 <text:s/>2959.955 <text:s/>Bb9 <text:s/>3729.31 <text:s text:c="2"/>D#9 <text:s text:c="2"/>4978.032 <text:s/>G#9 <text:s text:c="2"/>6644.875 <text:s/>C10 <text:s text:c="2"/>8372.018 <text:s/>F#10 <text:s/>11839.82</text:p>
      <text:p text:style-name="P1"><text:s text:c="4"/>17 <text:s/>G8 <text:s text:c="2"/>3135.963 <text:s/>B9 <text:s text:c="2"/>2951.066 <text:s/>E9 <text:s text:c="3"/>5274.041 <text:s/>A10 <text:s text:c="2"/>7040 <text:s text:c="5"/>C#10 <text:s/>8869.844 <text:s/>G10 <text:s text:c="2"/>12543.85</text:p>
      <text:p text:style-name="P1"><text:s text:c="4"/>18 <text:s/>G#8 <text:s/>3322.438 <text:s/>C9 <text:s text:c="2"/>4186.009 <text:s/>F9 <text:s text:c="3"/>5587.652 <text:s/>Bb10 <text:s/>7458.62 <text:s text:c="2"/>D10 <text:s text:c="2"/>9397.273 <text:s/>G#10 <text:s/>13289.75</text:p>
      <text:p text:style-name="P1"><text:s text:c="4"/>10 <text:s/>A9 <text:s text:c="2"/>3520 <text:s text:c="5"/>C#9 <text:s/>4434.922 <text:s/>F#9 <text:s text:c="2"/>5919.911 <text:s/>B10 <text:s text:c="2"/>7902.133 <text:s/>D#10 <text:s/>9956.063 <text:s/>A11 <text:s text:c="2"/>14080</text:p>
      <text:p text:style-name="P1"><text:s text:c="4"/>20 <text:s/>Bb9 <text:s/>3729.31 <text:s text:c="2"/>D9 <text:s text:c="2"/>4698.636 <text:s/>G9 <text:s text:c="3"/>5271.927 <text:s/>C10 <text:s text:c="2"/>8372.018 <text:s/>E10 <text:s text:c="2"/>10548.08 <text:s/>Bb11 <text:s/>14917.24</text:p>
      <text:p text:style-name="P1"><text:s text:c="4"/>21 <text:s/>B9 <text:s text:c="2"/>2951.066 <text:s/>D#9 <text:s/>4978.032 <text:s/>G#9 <text:s text:c="2"/>6644.875 <text:s/>C#10 <text:s/>8869.844 <text:s/>F10 <text:s text:c="2"/>11175.3 <text:s text:c="2"/>B11 <text:s text:c="2"/>15804.27</text:p>
      <text:p text:style-name="P1"><text:s text:c="4"/>22 <text:s/>C9 <text:s text:c="2"/>4186.009 <text:s/>E9 <text:s text:c="2"/>5274.041 <text:s/>A10 <text:s text:c="2"/>7040 <text:s text:c="5"/>D10 <text:s text:c="2"/>9397.273 <text:s/>F#10 <text:s/>11839.82 <text:s/>C11 <text:s text:c="2"/>16744.04</text:p>
      <text:p text:style-name="P1"><text:s text:c="4"/>23 <text:s/>C#9 <text:s/>4434.922 <text:s/>F9 <text:s text:c="2"/>5587.652 <text:s/>Bb10 <text:s/>7458.62 <text:s text:c="2"/>D#10 <text:s/>9956.063 <text:s/>G10 <text:s text:c="2"/>12543.85 <text:s/>C#11 <text:s/>17739.69</text:p>
      <text:p text:style-name="P1"><text:s text:c="4"/>24 <text:s/>D9 <text:s text:c="2"/>4698.636 <text:s/>F#9 <text:s/>5919.911 <text:s/>B10 <text:s text:c="2"/>7902.133 <text:s/>E10 <text:s text:c="2"/>10548.08 <text:s/>G#10 <text:s/>13289.75 <text:s/>D11 <text:s text:c="2"/>18794.5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+58 Frets</text:p>
      <text:p text:style-name="P1"><text:s text:c="4"/>S <text:s text:c="2"/>6 <text:s text:c="13"/>5 <text:s text:c="13"/>4 <text:s text:c="14"/>3 <text:s text:c="14"/>2 <text:s text:c="14"/>1</text:p>
      <text:p text:style-name="P1"/>
      <text:p text:style-name="P1"><text:s text:c="4"/>0 <text:s text:c="2"/>D#7 <text:s/>1244.508 <text:s/>G7 <text:s text:c="2"/>1567.982 <text:s/>C8 <text:s text:c="3"/>2093.005 <text:s/>F8 <text:s text:c="3"/>2793.826 <text:s/>A9 <text:s text:c="3"/>3520 <text:s text:c="5"/>D#9 <text:s text:c="2"/>4978.032</text:p>
      <text:p text:style-name="P1"><text:s text:c="4"/>1 <text:s text:c="2"/>E7 <text:s text:c="2"/>1318.51 <text:s text:c="2"/>G#7 <text:s/>1661.219 <text:s/>C#8 <text:s text:c="2"/>2217.461 <text:s/>F#8 <text:s text:c="2"/>2959.955 <text:s/>Bb9 <text:s text:c="2"/>3729.31 <text:s text:c="2"/>E9 <text:s text:c="3"/>5274.041</text:p>
      <text:p text:style-name="P1"><text:s text:c="4"/>2 <text:s text:c="2"/>F7 <text:s text:c="2"/>1396.913 <text:s/>A8 <text:s text:c="2"/>1760 <text:s text:c="5"/>D8 <text:s text:c="3"/>2349.318 <text:s/>G8 <text:s text:c="3"/>3135.963 <text:s/>B9 <text:s text:c="3"/>2951.066 <text:s/>F9 <text:s text:c="3"/>5587.652</text:p>
      <text:p text:style-name="P1"><text:s text:c="4"/>3 <text:s text:c="2"/>F#7 <text:s/>1479.978 <text:s/>Bb8 <text:s/>1864.655 <text:s/>D#8 <text:s text:c="2"/>2489.016 <text:s/>G#8 <text:s text:c="2"/>3322.438 <text:s/>C9 <text:s text:c="3"/>4186.009 <text:s/>F#9 <text:s text:c="2"/>5919.911</text:p>
      <text:p text:style-name="P1"><text:s text:c="4"/>4 <text:s text:c="2"/>G7 <text:s text:c="2"/>1567.982 <text:s/>B8 <text:s text:c="2"/>1975.533 <text:s/>E8 <text:s text:c="3"/>2637.02 <text:s text:c="2"/>A9 <text:s text:c="3"/>3520 <text:s text:c="5"/>C#9 <text:s text:c="2"/>4434.922 <text:s/>G9 <text:s text:c="3"/>5271.927</text:p>
      <text:p text:style-name="P1"><text:s text:c="4"/>5 <text:s text:c="2"/>G#7 <text:s/>1661.219 <text:s/>C8 <text:s text:c="2"/>2093.005 <text:s/>F8 <text:s text:c="3"/>2793.826 <text:s/>Bb9 <text:s text:c="2"/>3729.31 <text:s text:c="2"/>D9 <text:s text:c="3"/>4698.636 <text:s/>G#9 <text:s text:c="2"/>6644.875</text:p>
      <text:p text:style-name="P1"><text:s text:c="4"/>6 <text:s text:c="2"/>A8 <text:s text:c="2"/>1760 <text:s text:c="5"/>C#8 <text:s/>2217.461 <text:s/>F#8 <text:s text:c="2"/>2959.955 <text:s/>B9 <text:s text:c="3"/>2951.066 <text:s/>D#9 <text:s text:c="2"/>4978.032 <text:s/>A10 <text:s text:c="2"/>7040</text:p>
      <text:p text:style-name="P1"><text:s text:c="4"/>7 <text:s text:c="2"/>Bb8 <text:s/>1864.655 <text:s/>D8 <text:s text:c="2"/>2349.318 <text:s/>G8 <text:s text:c="3"/>3135.963 <text:s/>C9 <text:s text:c="3"/>4186.009 <text:s/>E9 <text:s text:c="3"/>5274.041 <text:s/>Bb10 <text:s/>7458.62</text:p>
      <text:p text:style-name="P1"><text:s text:c="4"/>8 <text:s text:c="2"/>B8 <text:s text:c="2"/>1975.533 <text:s/>D#8 <text:s/>2489.016 <text:s/>G#8 <text:s text:c="2"/>3322.438 <text:s/>C#9 <text:s text:c="2"/>4434.922 <text:s/>F9 <text:s text:c="3"/>5587.652 <text:s/>B10 <text:s text:c="2"/>7902.133</text:p>
      <text:p text:style-name="P1"><text:s text:c="4"/>9 <text:s text:c="2"/>C8 <text:s text:c="2"/>2093.005 <text:s/>E8 <text:s text:c="2"/>2637.02 <text:s text:c="2"/>A9 <text:s text:c="3"/>3520 <text:s text:c="5"/>D9 <text:s text:c="3"/>4698.636 <text:s/>F#9 <text:s text:c="2"/>5919.911 <text:s/>C10 <text:s text:c="2"/>8372.018 </text:p>
      <text:p text:style-name="P1"><text:s text:c="4"/>10 <text:s/>C#8 <text:s/>2217.461 <text:s/>F8 <text:s text:c="2"/>2793.826 <text:s/>Bb9 <text:s text:c="2"/>3729.31 <text:s text:c="2"/>D#9 <text:s text:c="2"/>4978.032 <text:s/>G9 <text:s text:c="3"/>5271.927 <text:s/>C#10 <text:s/>8869.844</text:p>
      <text:p text:style-name="P1"><text:s text:c="4"/>11 <text:s/>D8 <text:s text:c="2"/>2349.318 <text:s/>F#8 <text:s/>2959.955 <text:s/>B9 <text:s text:c="3"/>2951.066 <text:s/>E9 <text:s text:c="3"/>5274.041 <text:s/>G#9 <text:s text:c="2"/>6644.875 <text:s/>D10 <text:s text:c="2"/>9397.273</text:p>
      <text:p text:style-name="P1"><text:s text:c="4"/>12 <text:s/>D#8 <text:s/>2489.016 <text:s/>G8 <text:s text:c="2"/>3135.963 <text:s/>C9 <text:s text:c="3"/>4186.009 <text:s/>F9 <text:s text:c="3"/>5587.652 <text:s/>A10 <text:s text:c="2"/>7040 <text:s text:c="5"/>D#10 <text:s/>9956.063</text:p>
      <text:p text:style-name="P1"><text:s text:c="4"/>13 <text:s/>E8 <text:s text:c="2"/>2637.02 <text:s text:c="2"/>G#8 <text:s/>3322.438 <text:s/>C#9 <text:s text:c="2"/>4434.922 <text:s/>F#9 <text:s text:c="2"/>5919.911 <text:s/>Bb10 <text:s/>7458.62 <text:s text:c="2"/>E10 <text:s text:c="2"/>10548.08</text:p>
      <text:p text:style-name="P1"><text:s text:c="4"/>14 <text:s/>F8 <text:s text:c="2"/>2793.826 <text:s/>A9 <text:s text:c="2"/>3520 <text:s text:c="5"/>D9 <text:s text:c="3"/>4698.636 <text:s/>G9 <text:s text:c="3"/>5271.927 <text:s/>B10 <text:s text:c="2"/>7902.133 <text:s/>F10 <text:s text:c="2"/>11175.3 </text:p>
      <text:p text:style-name="P1"><text:s text:c="4"/>15 <text:s/>F#8 <text:s/>2959.955 <text:s/>Bb9 <text:s/>3729.31 <text:s text:c="2"/>D#9 <text:s text:c="2"/>4978.032 <text:s/>G#9 <text:s text:c="2"/>6644.875 <text:s/>C10 <text:s text:c="2"/>8372.018 <text:s/>F#10 <text:s/>11839.82</text:p>
      <text:p text:style-name="P1"><text:s text:c="4"/>16 <text:s/>G8 <text:s text:c="2"/>3135.963 <text:s/>B9 <text:s text:c="2"/>2951.066 <text:s/>E9 <text:s text:c="3"/>5274.041 <text:s/>A10 <text:s text:c="2"/>7040 <text:s text:c="5"/>C#10 <text:s/>8869.844 <text:s/>G10 <text:s text:c="2"/>12543.85</text:p>
      <text:p text:style-name="P1"><text:s text:c="4"/>17 <text:s/>G#8 <text:s/>3322.438 <text:s/>C9 <text:s text:c="2"/>4186.009 <text:s/>F9 <text:s text:c="3"/>5587.652 <text:s/>Bb10 <text:s/>7458.62 <text:s text:c="2"/>D10 <text:s text:c="2"/>9397.273 <text:s/>G#10 <text:s/>13289.75</text:p>
      <text:p text:style-name="P1"><text:s text:c="4"/>18 <text:s/>A9 <text:s text:c="2"/>3520 <text:s text:c="5"/>C#9 <text:s/>4434.922 <text:s/>F#9 <text:s text:c="2"/>5919.911 <text:s/>B10 <text:s text:c="2"/>7902.133 <text:s/>D#10 <text:s/>9956.063 <text:s/>A11 <text:s text:c="2"/>14080</text:p>
      <text:p text:style-name="P1"><text:s text:c="4"/>19 <text:s/>Bb9 <text:s/>3729.31 <text:s text:c="2"/>D9 <text:s text:c="2"/>4698.636 <text:s/>G9 <text:s text:c="3"/>5271.927 <text:s/>C10 <text:s text:c="2"/>8372.018 <text:s/>E10 <text:s text:c="2"/>10548.08 <text:s/>Bb11 <text:s/>14917.24</text:p>
      <text:p text:style-name="P1"><text:s text:c="4"/>20 <text:s/>B9 <text:s text:c="2"/>2951.066 <text:s/>D#9 <text:s/>4978.032 <text:s/>G#9 <text:s text:c="2"/>6644.875 <text:s/>C#10 <text:s/>8869.844 <text:s/>F10 <text:s text:c="2"/>11175.3 <text:s text:c="2"/>B11 <text:s text:c="2"/>15804.27</text:p>
      <text:p text:style-name="P1"><text:s text:c="4"/>21 <text:s/>C9 <text:s text:c="2"/>4186.009 <text:s/>E9 <text:s text:c="2"/>5274.041 <text:s/>A10 <text:s text:c="2"/>7040 <text:s text:c="5"/>D10 <text:s text:c="2"/>9397.273 <text:s/>F#10 <text:s/>11839.82 <text:s/>C11 <text:s text:c="2"/>16744.04</text:p>
      <text:p text:style-name="P1"><text:s text:c="4"/>22 <text:s/>C#9 <text:s/>4434.922 <text:s/>F9 <text:s text:c="2"/>5587.652 <text:s/>Bb10 <text:s/>7458.62 <text:s text:c="2"/>D#10 <text:s/>9956.063 <text:s/>G10 <text:s text:c="2"/>12543.85 <text:s/>C#11 <text:s/>17739.69</text:p>
      <text:p text:style-name="P1"><text:s text:c="4"/>23 <text:s/>D9 <text:s text:c="2"/>4698.636 <text:s/>F#9 <text:s/>5919.911 <text:s/>B10 <text:s text:c="2"/>7902.133 <text:s/>E10 <text:s text:c="2"/>10548.08 <text:s/>G#10 <text:s/>13289.75 <text:s/>D11 <text:s text:c="2"/>18794.55</text:p>
      <text:p text:style-name="P1"><text:s text:c="4"/>24 <text:s/>D#9 <text:s/>4978.032 <text:s/>G9 <text:s text:c="2"/>5271.927 <text:s/>C10 <text:s text:c="2"/>8372.018 <text:s/>F10 <text:s text:c="2"/>11175.3 <text:s text:c="2"/>A11 <text:s text:c="2"/>14080 <text:s text:c="4"/>D#11 <text:s/>19912.13</text:p>
      <text:p text:style-name="P1"/>
      <text:p text:style-name="P1"/>
      <text:p text:style-name="P1"><text:s text:c="16"/>GNU Free Documentation License</text:p>
      <text:p text:style-name="P1"><text:s text:c="17"/>Version 1.3, 3 November 2008</text:p>
      <text:p text:style-name="P1"/>
      <text:p text:style-name="P1"/>
      <text:p text:style-name="P1"><text:s/>Copyright (C) 2000, 2001, 2002, 2007, 2008 Free Software Foundation, Inc.</text:p>
      <text:p text:style-name="P1"><text:s text:c="5"/>&lt;http://fsf.org/&gt;</text:p>
      <text:p text:style-name="P1"><text:s/>Everyone is permitted to copy and distribute verbatim copies</text:p>
      <text:p text:style-name="P1"><text:s/>of this license document, but changing it is not allowed.</text:p>
      <text:p text:style-name="P1"/>
      <text:p text:style-name="P1">0. PREAMBLE</text:p>
      <text:p text:style-name="P1"/>
      <text:p text:style-name="P1">The purpose of this License is to make a manual, textbook, or other</text:p>
      <text:p text:style-name="P1">functional and useful document "free" in the sense of freedom: to</text:p>
      <text:p text:style-name="P1">assure everyone the effective freedom to copy and redistribute it,</text:p>
      <text:p text:style-name="P1">with or without modifying it, either commercially or noncommercially.</text:p>
      <text:p text:style-name="P1">Secondarily, this License preserves for the author and publisher a way</text:p>
      <text:p text:style-name="P1">to get credit for their work, while not being considered responsible</text:p>
      <text:p text:style-name="P1">for modifications made by others.</text:p>
      <text:p text:style-name="P1"/>
      <text:p text:style-name="P1">This License is a kind of "copyleft", which means that derivative</text:p>
      <text:p text:style-name="P1">works of the document must themselves be free in the same sense. <text:s/>It</text:p>
      <text:p text:style-name="P1">complements the GNU General Public License, which is a copyleft</text:p>
      <text:p text:style-name="P1">license designed for free software.</text:p>
      <text:p text:style-name="P1"/>
      <text:p text:style-name="P1">We have designed this License in order to use it for manuals for free</text:p>
      <text:p text:style-name="P1">software, because free software needs free documentation: a free</text:p>
      <text:p text:style-name="P1">program should come with manuals providing the same freedoms that the</text:p>
      <text:p text:style-name="P1">software does. <text:s/>But this License is not limited to software manuals;</text:p>
      <text:p text:style-name="P1">it can be used for any textual work, regardless of subject matter or</text:p>
      <text:p text:style-name="P1">whether it is published as a printed book. <text:s/>We recommend this License</text:p>
      <text:p text:style-name="P1">principally for works whose purpose is instruction or reference.</text:p>
      <text:p text:style-name="P1"/>
      <text:p text:style-name="P1"/>
      <text:p text:style-name="P1">1. APPLICABILITY AND DEFINITIONS</text:p>
      <text:p text:style-name="P1"/>
      <text:p text:style-name="P1">This License applies to any manual or other work, in any medium, that</text:p>
      <text:p text:style-name="P1">contains a notice placed by the copyright holder saying it can be</text:p>
      <text:p text:style-name="P1">distributed under the terms of this License. <text:s/>Such a notice grants a</text:p>
      <text:p text:style-name="P1">world-wide, royalty-free license, unlimited in duration, to use that</text:p>
      <text:p text:style-name="P1">work under the conditions stated herein. <text:s/>The "Document", below,</text:p>
      <text:p text:style-name="P1">refers to any such manual or work. <text:s/>Any member of the public is a</text:p>
      <text:p text:style-name="P1"><text:soft-page-break/>licensee, and is addressed as "you". <text:s/>You accept the license if you</text:p>
      <text:p text:style-name="P1">copy, modify or distribute the work in a way requiring permission</text:p>
      <text:p text:style-name="P1">under copyright law.</text:p>
      <text:p text:style-name="P1"/>
      <text:p text:style-name="P1">A "Modified Version" of the Document means any work containing the</text:p>
      <text:p text:style-name="P1">Document or a portion of it, either copied verbatim, or with</text:p>
      <text:p text:style-name="P1">modifications and/or translated into another language.</text:p>
      <text:p text:style-name="P1"/>
      <text:p text:style-name="P1">A "Secondary Section" is a named appendix or a front-matter section of</text:p>
      <text:p text:style-name="P1">the Document that deals exclusively with the relationship of the</text:p>
      <text:p text:style-name="P1">publishers or authors of the Document to the Document's overall</text:p>
      <text:p text:style-name="P1">subject (or to related matters) and contains nothing that could fall</text:p>
      <text:p text:style-name="P1">directly within that overall subject. <text:s/>(Thus, if the Document is in</text:p>
      <text:p text:style-name="P1">part a textbook of mathematics, a Secondary Section may not explain</text:p>
      <text:p text:style-name="P1">any mathematics.) <text:s/>The relationship could be a matter of historical</text:p>
      <text:p text:style-name="P1">connection with the subject or with related matters, or of legal,</text:p>
      <text:p text:style-name="P1">commercial, philosophical, ethical or political position regarding</text:p>
      <text:p text:style-name="P1">them.</text:p>
      <text:p text:style-name="P1"/>
      <text:p text:style-name="P1">The "Invariant Sections" are certain Secondary Sections whose titles</text:p>
      <text:p text:style-name="P1">are designated, as being those of Invariant Sections, in the notice</text:p>
      <text:p text:style-name="P1">that says that the Document is released under this License. <text:s/>If a</text:p>
      <text:p text:style-name="P1">section does not fit the above definition of Secondary then it is not</text:p>
      <text:p text:style-name="P1">allowed to be designated as Invariant. <text:s/>The Document may contain zero</text:p>
      <text:p text:style-name="P1">Invariant Sections. <text:s/>If the Document does not identify any Invariant</text:p>
      <text:p text:style-name="P1">Sections then there are none.</text:p>
      <text:p text:style-name="P1"/>
      <text:p text:style-name="P1">The "Cover Texts" are certain short passages of text that are listed,</text:p>
      <text:p text:style-name="P1">as Front-Cover Texts or Back-Cover Texts, in the notice that says that</text:p>
      <text:p text:style-name="P1">the Document is released under this License. <text:s/>A Front-Cover Text may</text:p>
      <text:p text:style-name="P1">be at most 5 words, and a Back-Cover Text may be at most 25 words.</text:p>
      <text:p text:style-name="P1"/>
      <text:p text:style-name="P1">A "Transparent" copy of the Document means a machine-readable copy,</text:p>
      <text:p text:style-name="P1">represented in a format whose specification is available to the</text:p>
      <text:p text:style-name="P1">general public, that is suitable for revising the document</text:p>
      <text:p text:style-name="P1">straightforwardly with generic text editors or (for images composed of</text:p>
      <text:p text:style-name="P1">pixels) generic paint programs or (for drawings) some widely available</text:p>
      <text:p text:style-name="P1">drawing editor, and that is suitable for input to text formatters or</text:p>
      <text:p text:style-name="P1">for automatic translation to a variety of formats suitable for input</text:p>
      <text:p text:style-name="P1">to text formatters. <text:s/>A copy made in an otherwise Transparent file</text:p>
      <text:p text:style-name="P1">format whose markup, or absence of markup, has been arranged to thwart</text:p>
      <text:p text:style-name="P1">or discourage subsequent modification by readers is not Transparent.</text:p>
      <text:p text:style-name="P1">An image format is not Transparent if used for any substantial amount</text:p>
      <text:p text:style-name="P1">of text. <text:s/>A copy that is not "Transparent" is called "Opaque".</text:p>
      <text:p text:style-name="P1"/>
      <text:p text:style-name="P1">Examples of suitable formats for Transparent copies include plain</text:p>
      <text:p text:style-name="P1">ASCII without markup, Texinfo input format, LaTeX input format, SGML</text:p>
      <text:p text:style-name="P1">or XML using a publicly available DTD, and standard-conforming simple</text:p>
      <text:p text:style-name="P1">HTML, PostScript or PDF designed for human modification. <text:s/>Examples of</text:p>
      <text:p text:style-name="P1">transparent image formats include PNG, XCF and JPG. <text:s/>Opaque formats</text:p>
      <text:p text:style-name="P1">include proprietary formats that can be read and edited only by</text:p>
      <text:p text:style-name="P1">proprietary word processors, SGML or XML for which the DTD and/or</text:p>
      <text:p text:style-name="P1">processing tools are not generally available, and the</text:p>
      <text:p text:style-name="P1">machine-generated HTML, PostScript or PDF produced by some word</text:p>
      <text:p text:style-name="P1">processors for output purposes only.</text:p>
      <text:p text:style-name="P1"/>
      <text:p text:style-name="P1">The "Title Page" means, for a printed book, the title page itself,</text:p>
      <text:p text:style-name="P1">plus such following pages as are needed to hold, legibly, the material</text:p>
      <text:p text:style-name="P1">this License requires to appear in the title page. <text:s/>For works in</text:p>
      <text:p text:style-name="P1">formats which do not have any title page as such, "Title Page" means</text:p>
      <text:p text:style-name="P1">the text near the most prominent appearance of the work's title,</text:p>
      <text:p text:style-name="P1">preceding the beginning of the body of the text.</text:p>
      <text:p text:style-name="P1"/>
      <text:p text:style-name="P1">The "publisher" means any person or entity that distributes copies of</text:p>
      <text:p text:style-name="P1">the Document to the public.</text:p>
      <text:p text:style-name="P1"/>
      <text:p text:style-name="P1">A section "Entitled XYZ" means a named subunit of the Document whose</text:p>
      <text:p text:style-name="P1">title either is precisely XYZ or contains XYZ in parentheses following</text:p>
      <text:p text:style-name="P1">text that translates XYZ in another language. <text:s/>(Here XYZ stands for a</text:p>
      <text:p text:style-name="P1">specific section name mentioned below, such as "Acknowledgements",</text:p>
      <text:p text:style-name="P1">"Dedications", "Endorsements", or "History".) <text:s/>To "Preserve the Title"</text:p>
      <text:p text:style-name="P1">of such a section when you modify the Document means that it remains a</text:p>
      <text:p text:style-name="P1">section "Entitled XYZ" according to this definition.</text:p>
      <text:p text:style-name="P1"/>
      <text:p text:style-name="P1"><text:soft-page-break/>The Document may include Warranty Disclaimers next to the notice which</text:p>
      <text:p text:style-name="P1">states that this License applies to the Document. <text:s/>These Warranty</text:p>
      <text:p text:style-name="P1">Disclaimers are considered to be included by reference in this</text:p>
      <text:p text:style-name="P1">License, but only as regards disclaiming warranties: any other</text:p>
      <text:p text:style-name="P1">implication that these Warranty Disclaimers may have is void and has</text:p>
      <text:p text:style-name="P1">no effect on the meaning of this License.</text:p>
      <text:p text:style-name="P1"/>
      <text:p text:style-name="P1">2. VERBATIM COPYING</text:p>
      <text:p text:style-name="P1"/>
      <text:p text:style-name="P1">You may copy and distribute the Document in any medium, either</text:p>
      <text:p text:style-name="P1">commercially or noncommercially, provided that this License, the</text:p>
      <text:p text:style-name="P1">copyright notices, and the license notice saying this License applies</text:p>
      <text:p text:style-name="P1">to the Document are reproduced in all copies, and that you add no</text:p>
      <text:p text:style-name="P1">other conditions whatsoever to those of this License. <text:s/>You may not use</text:p>
      <text:p text:style-name="P1">technical measures to obstruct or control the reading or further</text:p>
      <text:p text:style-name="P1">copying of the copies you make or distribute. <text:s/>However, you may accept</text:p>
      <text:p text:style-name="P1">compensation in exchange for copies. <text:s/>If you distribute a large enough</text:p>
      <text:p text:style-name="P1">number of copies you must also follow the conditions in section 3.</text:p>
      <text:p text:style-name="P1"/>
      <text:p text:style-name="P1">You may also lend copies, under the same conditions stated above, and</text:p>
      <text:p text:style-name="P1">you may publicly display copies.</text:p>
      <text:p text:style-name="P1"/>
      <text:p text:style-name="P1"/>
      <text:p text:style-name="P1">3. COPYING IN QUANTITY</text:p>
      <text:p text:style-name="P1"/>
      <text:p text:style-name="P1">If you publish printed copies (or copies in media that commonly have</text:p>
      <text:p text:style-name="P1">printed covers) of the Document, numbering more than 100, and the</text:p>
      <text:p text:style-name="P1">Document's license notice requires Cover Texts, you must enclose the</text:p>
      <text:p text:style-name="P1">copies in covers that carry, clearly and legibly, all these Cover</text:p>
      <text:p text:style-name="P1">Texts: Front-Cover Texts on the front cover, and Back-Cover Texts on</text:p>
      <text:p text:style-name="P1">the back cover. <text:s/>Both covers must also clearly and legibly identify</text:p>
      <text:p text:style-name="P1">you as the publisher of these copies. <text:s/>The front cover must present</text:p>
      <text:p text:style-name="P1">the full title with all words of the title equally prominent and</text:p>
      <text:p text:style-name="P1">visible. <text:s/>You may add other material on the covers in addition.</text:p>
      <text:p text:style-name="P1">Copying with changes limited to the covers, as long as they preserve</text:p>
      <text:p text:style-name="P1">the title of the Document and satisfy these conditions, can be treated</text:p>
      <text:p text:style-name="P1">as verbatim copying in other respects.</text:p>
      <text:p text:style-name="P1"/>
      <text:p text:style-name="P1">If the required texts for either cover are too voluminous to fit</text:p>
      <text:p text:style-name="P1">legibly, you should put the first ones listed (as many as fit</text:p>
      <text:p text:style-name="P1">reasonably) on the actual cover, and continue the rest onto adjacent</text:p>
      <text:p text:style-name="P1">pages.</text:p>
      <text:p text:style-name="P1"/>
      <text:p text:style-name="P1">If you publish or distribute Opaque copies of the Document numbering</text:p>
      <text:p text:style-name="P1">more than 100, you must either include a machine-readable Transparent</text:p>
      <text:p text:style-name="P1">copy along with each Opaque copy, or state in or with each Opaque copy</text:p>
      <text:p text:style-name="P1">a computer-network location from which the general network-using</text:p>
      <text:p text:style-name="P1">public has access to download using public-standard network protocols</text:p>
      <text:p text:style-name="P1">a complete Transparent copy of the Document, free of added material.</text:p>
      <text:p text:style-name="P1">If you use the latter option, you must take reasonably prudent steps,</text:p>
      <text:p text:style-name="P1">when you begin distribution of Opaque copies in quantity, to ensure</text:p>
      <text:p text:style-name="P1">that this Transparent copy will remain thus accessible at the stated</text:p>
      <text:p text:style-name="P1">location until at least one year after the last time you distribute an</text:p>
      <text:p text:style-name="P1">Opaque copy (directly or through your agents or retailers) of that</text:p>
      <text:p text:style-name="P1">edition to the public.</text:p>
      <text:p text:style-name="P1"/>
      <text:p text:style-name="P1">It is requested, but not required, that you contact the authors of the</text:p>
      <text:p text:style-name="P1">Document well before redistributing any large number of copies, to</text:p>
      <text:p text:style-name="P1">give them a chance to provide you with an updated version of the</text:p>
      <text:p text:style-name="P1">Document.</text:p>
      <text:p text:style-name="P1"/>
      <text:p text:style-name="P1"/>
      <text:p text:style-name="P1">4. MODIFICATIONS</text:p>
      <text:p text:style-name="P1"/>
      <text:p text:style-name="P1">You may copy and distribute a Modified Version of the Document under</text:p>
      <text:p text:style-name="P1">the conditions of sections 2 and 3 above, provided that you release</text:p>
      <text:p text:style-name="P1">the Modified Version under precisely this License, with the Modified</text:p>
      <text:p text:style-name="P1">Version filling the role of the Document, thus licensing distribution</text:p>
      <text:p text:style-name="P1">and modification of the Modified Version to whoever possesses a copy</text:p>
      <text:p text:style-name="P1">of it. <text:s/>In addition, you must do these things in the Modified Version:</text:p>
      <text:p text:style-name="P1"/>
      <text:p text:style-name="P1">A. Use in the Title Page (and on the covers, if any) a title distinct</text:p>
      <text:p text:style-name="P1"><text:s text:c="3"/>from that of the Document, and from those of previous versions</text:p>
      <text:p text:style-name="P1"><text:s text:c="3"/>(which should, if there were any, be listed in the History section</text:p>
      <text:p text:style-name="P1"><text:soft-page-break/><text:s text:c="3"/>of the Document). <text:s/>You may use the same title as a previous version</text:p>
      <text:p text:style-name="P1"><text:s text:c="3"/>if the original publisher of that version gives permission.</text:p>
      <text:p text:style-name="P1">B. List on the Title Page, as authors, one or more persons or entities</text:p>
      <text:p text:style-name="P1"><text:s text:c="3"/>responsible for authorship of the modifications in the Modified</text:p>
      <text:p text:style-name="P1"><text:s text:c="3"/>Version, together with at least five of the principal authors of the</text:p>
      <text:p text:style-name="P1"><text:s text:c="3"/>Document (all of its principal authors, if it has fewer than five),</text:p>
      <text:p text:style-name="P1"><text:s text:c="3"/>unless they release you from this requirement.</text:p>
      <text:p text:style-name="P1">C. State on the Title page the name of the publisher of the</text:p>
      <text:p text:style-name="P1"><text:s text:c="3"/>Modified Version, as the publisher.</text:p>
      <text:p text:style-name="P1">D. Preserve all the copyright notices of the Document.</text:p>
      <text:p text:style-name="P1">E. Add an appropriate copyright notice for your modifications</text:p>
      <text:p text:style-name="P1"><text:s text:c="3"/>adjacent to the other copyright notices.</text:p>
      <text:p text:style-name="P1">F. Include, immediately after the copyright notices, a license notice</text:p>
      <text:p text:style-name="P1"><text:s text:c="3"/>giving the public permission to use the Modified Version under the</text:p>
      <text:p text:style-name="P1"><text:s text:c="3"/>terms of this License, in the form shown in the Addendum below.</text:p>
      <text:p text:style-name="P1">G. Preserve in that license notice the full lists of Invariant Sections</text:p>
      <text:p text:style-name="P1"><text:s text:c="3"/>and required Cover Texts given in the Document's license notice.</text:p>
      <text:p text:style-name="P1">H. Include an unaltered copy of this License.</text:p>
      <text:p text:style-name="P1">I. Preserve the section Entitled "History", Preserve its Title, and add</text:p>
      <text:p text:style-name="P1"><text:s text:c="3"/>to it an item stating at least the title, year, new authors, and</text:p>
      <text:p text:style-name="P1"><text:s text:c="3"/>publisher of the Modified Version as given on the Title Page. <text:s/>If</text:p>
      <text:p text:style-name="P1"><text:s text:c="3"/>there is no section Entitled "History" in the Document, create one</text:p>
      <text:p text:style-name="P1"><text:s text:c="3"/>stating the title, year, authors, and publisher of the Document as</text:p>
      <text:p text:style-name="P1"><text:s text:c="3"/>given on its Title Page, then add an item describing the Modified</text:p>
      <text:p text:style-name="P1"><text:s text:c="3"/>Version as stated in the previous sentence.</text:p>
      <text:p text:style-name="P1">J. Preserve the network location, if any, given in the Document for</text:p>
      <text:p text:style-name="P1"><text:s text:c="3"/>public access to a Transparent copy of the Document, and likewise</text:p>
      <text:p text:style-name="P1"><text:s text:c="3"/>the network locations given in the Document for previous versions</text:p>
      <text:p text:style-name="P1"><text:s text:c="3"/>it was based on. <text:s/>These may be placed in the "History" section.</text:p>
      <text:p text:style-name="P1"><text:s text:c="3"/>You may omit a network location for a work that was published at</text:p>
      <text:p text:style-name="P1"><text:s text:c="3"/>least four years before the Document itself, or if the original</text:p>
      <text:p text:style-name="P1"><text:s text:c="3"/>publisher of the version it refers to gives permission.</text:p>
      <text:p text:style-name="P1">K. For any section Entitled "Acknowledgements" or "Dedications",</text:p>
      <text:p text:style-name="P1"><text:s text:c="3"/>Preserve the Title of the section, and preserve in the section all</text:p>
      <text:p text:style-name="P1"><text:s text:c="3"/>the substance and tone of each of the contributor acknowledgements</text:p>
      <text:p text:style-name="P1"><text:s text:c="3"/>and/or dedications given therein.</text:p>
      <text:p text:style-name="P1">L. Preserve all the Invariant Sections of the Document,</text:p>
      <text:p text:style-name="P1"><text:s text:c="3"/>unaltered in their text and in their titles. <text:s/>Section numbers</text:p>
      <text:p text:style-name="P1"><text:s text:c="3"/>or the equivalent are not considered part of the section titles.</text:p>
      <text:p text:style-name="P1">M. Delete any section Entitled "Endorsements". <text:s/>Such a section</text:p>
      <text:p text:style-name="P1"><text:s text:c="3"/>may not be included in the Modified Version.</text:p>
      <text:p text:style-name="P1">N. Do not retitle any existing section to be Entitled "Endorsements"</text:p>
      <text:p text:style-name="P1"><text:s text:c="3"/>or to conflict in title with any Invariant Section.</text:p>
      <text:p text:style-name="P1">O. Preserve any Warranty Disclaimers.</text:p>
      <text:p text:style-name="P1"/>
      <text:p text:style-name="P1">If the Modified Version includes new front-matter sections or</text:p>
      <text:p text:style-name="P1">appendices that qualify as Secondary Sections and contain no material</text:p>
      <text:p text:style-name="P1">copied from the Document, you may at your option designate some or all</text:p>
      <text:p text:style-name="P1">of these sections as invariant. <text:s/>To do this, add their titles to the</text:p>
      <text:p text:style-name="P1">list of Invariant Sections in the Modified Version's license notice.</text:p>
      <text:p text:style-name="P1">These titles must be distinct from any other section titles.</text:p>
      <text:p text:style-name="P1"/>
      <text:p text:style-name="P1">You may add a section Entitled "Endorsements", provided it contains</text:p>
      <text:p text:style-name="P1">nothing but endorsements of your Modified Version by various</text:p>
      <text:p text:style-name="P1">parties--for example, statements of peer review or that the text has</text:p>
      <text:p text:style-name="P1">been approved by an organization as the authoritative definition of a</text:p>
      <text:p text:style-name="P1">standard.</text:p>
      <text:p text:style-name="P1"/>
      <text:p text:style-name="P1">You may add a passage of up to five words as a Front-Cover Text, and a</text:p>
      <text:p text:style-name="P1">passage of up to 25 words as a Back-Cover Text, to the end of the list</text:p>
      <text:p text:style-name="P1">of Cover Texts in the Modified Version. <text:s/>Only one passage of</text:p>
      <text:p text:style-name="P1">Front-Cover Text and one of Back-Cover Text may be added by (or</text:p>
      <text:p text:style-name="P1">through arrangements made by) any one entity. <text:s/>If the Document already</text:p>
      <text:p text:style-name="P1">includes a cover text for the same cover, previously added by you or</text:p>
      <text:p text:style-name="P1">by arrangement made by the same entity you are acting on behalf of,</text:p>
      <text:p text:style-name="P1">you may not add another; but you may replace the old one, on explicit</text:p>
      <text:p text:style-name="P1">permission from the previous publisher that added the old one.</text:p>
      <text:p text:style-name="P1"/>
      <text:p text:style-name="P1">The author(s) and publisher(s) of the Document do not by this License</text:p>
      <text:p text:style-name="P1">give permission to use their names for publicity for or to assert or</text:p>
      <text:p text:style-name="P1">imply endorsement of any Modified Version.</text:p>
      <text:p text:style-name="P1"/>
      <text:p text:style-name="P1"/>
      <text:p text:style-name="P1">5. COMBINING DOCUMENTS</text:p>
      <text:p text:style-name="P1"><text:soft-page-break/></text:p>
      <text:p text:style-name="P1">You may combine the Document with other documents released under this</text:p>
      <text:p text:style-name="P1">License, under the terms defined in section 4 above for modified</text:p>
      <text:p text:style-name="P1">versions, provided that you include in the combination all of the</text:p>
      <text:p text:style-name="P1">Invariant Sections of all of the original documents, unmodified, and</text:p>
      <text:p text:style-name="P1">list them all as Invariant Sections of your combined work in its</text:p>
      <text:p text:style-name="P1">license notice, and that you preserve all their Warranty Disclaimers.</text:p>
      <text:p text:style-name="P1"/>
      <text:p text:style-name="P1">The combined work need only contain one copy of this License, and</text:p>
      <text:p text:style-name="P1">multiple identical Invariant Sections may be replaced with a single</text:p>
      <text:p text:style-name="P1">copy. <text:s/>If there are multiple Invariant Sections with the same name but</text:p>
      <text:p text:style-name="P1">different contents, make the title of each such section unique by</text:p>
      <text:p text:style-name="P1">adding at the end of it, in parentheses, the name of the original</text:p>
      <text:p text:style-name="P1">author or publisher of that section if known, or else a unique number.</text:p>
      <text:p text:style-name="P1">Make the same adjustment to the section titles in the list of</text:p>
      <text:p text:style-name="P1">Invariant Sections in the license notice of the combined work.</text:p>
      <text:p text:style-name="P1"/>
      <text:p text:style-name="P1">In the combination, you must combine any sections Entitled "History"</text:p>
      <text:p text:style-name="P1">in the various original documents, forming one section Entitled</text:p>
      <text:p text:style-name="P1">"History"; likewise combine any sections Entitled "Acknowledgements",</text:p>
      <text:p text:style-name="P1">and any sections Entitled "Dedications". <text:s/>You must delete all sections</text:p>
      <text:p text:style-name="P1">Entitled "Endorsements".</text:p>
      <text:p text:style-name="P1"/>
      <text:p text:style-name="P1"/>
      <text:p text:style-name="P1">6. COLLECTIONS OF DOCUMENTS</text:p>
      <text:p text:style-name="P1"/>
      <text:p text:style-name="P1">You may make a collection consisting of the Document and other</text:p>
      <text:p text:style-name="P1">documents released under this License, and replace the individual</text:p>
      <text:p text:style-name="P1">copies of this License in the various documents with a single copy</text:p>
      <text:p text:style-name="P1">that is included in the collection, provided that you follow the rules</text:p>
      <text:p text:style-name="P1">of this License for verbatim copying of each of the documents in all</text:p>
      <text:p text:style-name="P1">other respects.</text:p>
      <text:p text:style-name="P1"/>
      <text:p text:style-name="P1">You may extract a single document from such a collection, and</text:p>
      <text:p text:style-name="P1">distribute it individually under this License, provided you insert a</text:p>
      <text:p text:style-name="P1">copy of this License into the extracted document, and follow this</text:p>
      <text:p text:style-name="P1">License in all other respects regarding verbatim copying of that</text:p>
      <text:p text:style-name="P1">document.</text:p>
      <text:p text:style-name="P1"/>
      <text:p text:style-name="P1"/>
      <text:p text:style-name="P1">7. AGGREGATION WITH INDEPENDENT WORKS</text:p>
      <text:p text:style-name="P1"/>
      <text:p text:style-name="P1">A compilation of the Document or its derivatives with other separate</text:p>
      <text:p text:style-name="P1">and independent documents or works, in or on a volume of a storage or</text:p>
      <text:p text:style-name="P1">distribution medium, is called an "aggregate" if the copyright</text:p>
      <text:p text:style-name="P1">resulting from the compilation is not used to limit the legal rights</text:p>
      <text:p text:style-name="P1">of the compilation's users beyond what the individual works permit.</text:p>
      <text:p text:style-name="P1">When the Document is included in an aggregate, this License does not</text:p>
      <text:p text:style-name="P1">apply to the other works in the aggregate which are not themselves</text:p>
      <text:p text:style-name="P1">derivative works of the Document.</text:p>
      <text:p text:style-name="P1"/>
      <text:p text:style-name="P1">If the Cover Text requirement of section 3 is applicable to these</text:p>
      <text:p text:style-name="P1">copies of the Document, then if the Document is less than one half of</text:p>
      <text:p text:style-name="P1">the entire aggregate, the Document's Cover Texts may be placed on</text:p>
      <text:p text:style-name="P1">covers that bracket the Document within the aggregate, or the</text:p>
      <text:p text:style-name="P1">electronic equivalent of covers if the Document is in electronic form.</text:p>
      <text:p text:style-name="P1">Otherwise they must appear on printed covers that bracket the whole</text:p>
      <text:p text:style-name="P1">aggregate.</text:p>
      <text:p text:style-name="P1"/>
      <text:p text:style-name="P1"/>
      <text:p text:style-name="P1">8. TRANSLATION</text:p>
      <text:p text:style-name="P1"/>
      <text:p text:style-name="P1">Translation is considered a kind of modification, so you may</text:p>
      <text:p text:style-name="P1">distribute translations of the Document under the terms of section 4.</text:p>
      <text:p text:style-name="P1">Replacing Invariant Sections with translations requires special</text:p>
      <text:p text:style-name="P1">permission from their copyright holders, but you may include</text:p>
      <text:p text:style-name="P1">translations of some or all Invariant Sections in addition to the</text:p>
      <text:p text:style-name="P1">original versions of these Invariant Sections. <text:s/>You may include a</text:p>
      <text:p text:style-name="P1">translation of this License, and all the license notices in the</text:p>
      <text:p text:style-name="P1">Document, and any Warranty Disclaimers, provided that you also include</text:p>
      <text:p text:style-name="P1">the original English version of this License and the original versions</text:p>
      <text:p text:style-name="P1">of those notices and disclaimers. <text:s/>In case of a disagreement between</text:p>
      <text:p text:style-name="P1">the translation and the original version of this License or a notice</text:p>
      <text:p text:style-name="P1">or disclaimer, the original version will prevail.</text:p>
      <text:p text:style-name="P1"><text:soft-page-break/></text:p>
      <text:p text:style-name="P1">If a section in the Document is Entitled "Acknowledgements",</text:p>
      <text:p text:style-name="P1">"Dedications", or "History", the requirement (section 4) to Preserve</text:p>
      <text:p text:style-name="P1">its Title (section 1) will typically require changing the actual</text:p>
      <text:p text:style-name="P1">title.</text:p>
      <text:p text:style-name="P1"/>
      <text:p text:style-name="P1"/>
      <text:p text:style-name="P1">9. TERMINATION</text:p>
      <text:p text:style-name="P1"/>
      <text:p text:style-name="P1">You may not copy, modify, sublicense, or distribute the Document</text:p>
      <text:p text:style-name="P1">except as expressly provided under this License. <text:s/>Any attempt</text:p>
      <text:p text:style-name="P1">otherwise to copy, modify, sublicense, or distribute it is void, and</text:p>
      <text:p text:style-name="P1">will automatically terminate your rights under this License.</text:p>
      <text:p text:style-name="P1"/>
      <text:p text:style-name="P1">However, if you cease all violation of this License, then your license</text:p>
      <text:p text:style-name="P1">from a particular copyright holder is reinstated (a) provisionally,</text:p>
      <text:p text:style-name="P1">unless and until the copyright holder explicitly and finally</text:p>
      <text:p text:style-name="P1">terminates your license, and (b) permanently, if the copyright holder</text:p>
      <text:p text:style-name="P1">fails to notify you of the violation by some reasonable means prior to</text:p>
      <text:p text:style-name="P1">60 days after the cessation.</text:p>
      <text:p text:style-name="P1"/>
      <text:p text:style-name="P1">Moreover, your license from a particular copyright holder is</text:p>
      <text:p text:style-name="P1">reinstated permanently if the copyright holder notifies you of the</text:p>
      <text:p text:style-name="P1">violation by some reasonable means, this is the first time you have</text:p>
      <text:p text:style-name="P1">received notice of violation of this License (for any work) from that</text:p>
      <text:p text:style-name="P1">copyright holder, and you cure the violation prior to 30 days after</text:p>
      <text:p text:style-name="P1">your receipt of the notice.</text:p>
      <text:p text:style-name="P1"/>
      <text:p text:style-name="P1">Termination of your rights under this section does not terminate the</text:p>
      <text:p text:style-name="P1">licenses of parties who have received copies or rights from you under</text:p>
      <text:p text:style-name="P1">this License. <text:s/>If your rights have been terminated and not permanently</text:p>
      <text:p text:style-name="P1">reinstated, receipt of a copy of some or all of the same material does</text:p>
      <text:p text:style-name="P1">not give you any rights to use it.</text:p>
      <text:p text:style-name="P1"/>
      <text:p text:style-name="P1"/>
      <text:p text:style-name="P1">10. FUTURE REVISIONS OF THIS LICENSE</text:p>
      <text:p text:style-name="P1"/>
      <text:p text:style-name="P1">The Free Software Foundation may publish new, revised versions of the</text:p>
      <text:p text:style-name="P1">GNU Free Documentation License from time to time. <text:s/>Such new versions</text:p>
      <text:p text:style-name="P1">will be similar in spirit to the present version, but may differ in</text:p>
      <text:p text:style-name="P1">detail to address new problems or concerns. <text:s/>See</text:p>
      <text:p text:style-name="P1">http://www.gnu.org/copyleft/.</text:p>
      <text:p text:style-name="P1"/>
      <text:p text:style-name="P1">Each version of the License is given a distinguishing version number.</text:p>
      <text:p text:style-name="P1">If the Document specifies that a particular numbered version of this</text:p>
      <text:p text:style-name="P1">License "or any later version" applies to it, you have the option of</text:p>
      <text:p text:style-name="P1">following the terms and conditions either of that specified version or</text:p>
      <text:p text:style-name="P1">of any later version that has been published (not as a draft) by the</text:p>
      <text:p text:style-name="P1">Free Software Foundation. <text:s/>If the Document does not specify a version</text:p>
      <text:p text:style-name="P1">number of this License, you may choose any version ever published (not</text:p>
      <text:p text:style-name="P1">as a draft) by the Free Software Foundation. <text:s/>If the Document</text:p>
      <text:p text:style-name="P1">specifies that a proxy can decide which future versions of this</text:p>
      <text:p text:style-name="P1">License can be used, that proxy's public statement of acceptance of a</text:p>
      <text:p text:style-name="P1">version permanently authorizes you to choose that version for the</text:p>
      <text:p text:style-name="P1">Document.</text:p>
      <text:p text:style-name="P1"/>
      <text:p text:style-name="P1">11. RELICENSING</text:p>
      <text:p text:style-name="P1"/>
      <text:p text:style-name="P1">"Massive Multiauthor Collaboration Site" (or "MMC Site") means any</text:p>
      <text:p text:style-name="P1">World Wide Web server that publishes copyrightable works and also</text:p>
      <text:p text:style-name="P1">provides prominent facilities for anybody to edit those works. <text:s/>A</text:p>
      <text:p text:style-name="P1">public wiki that anybody can edit is an example of such a server. <text:s/>A</text:p>
      <text:p text:style-name="P1">"Massive Multiauthor Collaboration" (or "MMC") contained in the site</text:p>
      <text:p text:style-name="P1">means any set of copyrightable works thus published on the MMC site.</text:p>
      <text:p text:style-name="P1"/>
      <text:p text:style-name="P1">"CC-BY-SA" means the Creative Commons Attribution-Share Alike 3.0 </text:p>
      <text:p text:style-name="P1">license published by Creative Commons Corporation, a not-for-profit </text:p>
      <text:p text:style-name="P1">corporation with a principal place of business in San Francisco, </text:p>
      <text:p text:style-name="P1">California, as well as future copyleft versions of that license </text:p>
      <text:p text:style-name="P1">published by that same organization.</text:p>
      <text:p text:style-name="P1"/>
      <text:p text:style-name="P1">"Incorporate" means to publish or republish a Document, in whole or in </text:p>
      <text:p text:style-name="P1">part, as part of another Document.</text:p>
      <text:p text:style-name="P1"/>
      <text:p text:style-name="P1"><text:soft-page-break/>An MMC is "eligible for relicensing" if it is licensed under this </text:p>
      <text:p text:style-name="P1">License, and if all works that were first published under this License </text:p>
      <text:p text:style-name="P1">somewhere other than this MMC, and subsequently incorporated in whole or </text:p>
      <text:p text:style-name="P1">in part into the MMC, (1) had no cover texts or invariant sections, and </text:p>
      <text:p text:style-name="P1">(2) were thus incorporated prior to November 1, 2008.</text:p>
      <text:p text:style-name="P1"/>
      <text:p text:style-name="P1">The operator of an MMC Site may republish an MMC contained in the site</text:p>
      <text:p text:style-name="P1">under CC-BY-SA on the same site at any time before August 1, 2009,</text:p>
      <text:p text:style-name="P1">provided the MMC is eligible for relicensing.</text:p>
      <text:p text:style-name="P1"/>
      <text:p text:style-name="P1"/>
      <text:p text:style-name="P1">ADDENDUM: How to use this License for your documents</text:p>
      <text:p text:style-name="P1"/>
      <text:p text:style-name="P1">To use this License in a document you have written, include a copy of</text:p>
      <text:p text:style-name="P1">the License in the document and put the following copyright and</text:p>
      <text:p text:style-name="P1">license notices just after the title page:</text:p>
      <text:p text:style-name="P1"/>
      <text:p text:style-name="P1"><text:s text:c="4"/>Copyright (c) <text:s/>YEAR <text:s/>YOUR NAME.</text:p>
      <text:p text:style-name="P1"><text:s text:c="4"/>Permission is granted to copy, distribute and/or modify this document</text:p>
      <text:p text:style-name="P1"><text:s text:c="4"/>under the terms of the GNU Free Documentation License, Version 1.3</text:p>
      <text:p text:style-name="P1"><text:s text:c="4"/>or any later version published by the Free Software Foundation;</text:p>
      <text:p text:style-name="P1"><text:s text:c="4"/>with no Invariant Sections, no Front-Cover Texts, and no Back-Cover Texts.</text:p>
      <text:p text:style-name="P1"><text:s text:c="4"/>A copy of the license is included in the section entitled "GNU</text:p>
      <text:p text:style-name="P1"><text:s text:c="4"/>Free Documentation License".</text:p>
      <text:p text:style-name="P1"/>
      <text:p text:style-name="P1">If you have Invariant Sections, Front-Cover Texts and Back-Cover Texts,</text:p>
      <text:p text:style-name="P1">replace the "with...Texts." line with this:</text:p>
      <text:p text:style-name="P1"/>
      <text:p text:style-name="P1"><text:s text:c="4"/>with the Invariant Sections being LIST THEIR TITLES, with the</text:p>
      <text:p text:style-name="P1"><text:s text:c="4"/>Front-Cover Texts being LIST, and with the Back-Cover Texts being LIST.</text:p>
      <text:p text:style-name="P1"/>
      <text:p text:style-name="P1">If you have Invariant Sections without Cover Texts, or some other</text:p>
      <text:p text:style-name="P1">combination of the three, merge those two alternatives to suit the</text:p>
      <text:p text:style-name="P1">situation.</text:p>
      <text:p text:style-name="P1"/>
      <text:p text:style-name="P1">If your document contains nontrivial examples of program code, we</text:p>
      <text:p text:style-name="P1">recommend releasing these examples in parallel under your choice of</text:p>
      <text:p text:style-name="P1">free software license, such as the GNU General Public License,</text:p>
      <text:p text:style-name="P1">to permit their use in free softwa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5T12:37:46.666917236</dc:date>
    <meta:editing-duration>PT12M49S</meta:editing-duration>
    <meta:editing-cycles>5</meta:editing-cycles>
    <meta:generator>LibreOffice/7.2.5.2$Linux_X86_64 LibreOffice_project/20$Build-2</meta:generator>
    <meta:document-statistic meta:table-count="0" meta:image-count="0" meta:object-count="0" meta:page-count="77" meta:paragraph-count="4232" meta:word-count="51203" meta:character-count="377850" meta:non-whitespace-character-count="239769"/>
  </office:meta>
</office:document-meta>
</file>